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0.755cm"/>
    </style:style>
    <style:style style:family="table-column" style:name="co2">
      <style:table-column-properties fo:break-before="auto" style:column-width="1.427cm"/>
    </style:style>
    <style:style style:family="table-column" style:name="co3">
      <style:table-column-properties fo:break-before="auto" style:column-width="1.286cm"/>
    </style:style>
    <style:style style:family="table-column" style:name="co4">
      <style:table-column-properties fo:break-before="auto" style:column-width="2.014cm"/>
    </style:style>
    <style:style style:family="table-column" style:name="co5">
      <style:table-column-properties fo:break-before="auto" style:column-width="2.489cm"/>
    </style:style>
    <style:style style:family="table-column" style:name="co6">
      <style:table-column-properties fo:break-before="auto" style:column-width="3.468cm"/>
    </style:style>
    <style:style style:family="table-column" style:name="co7">
      <style:table-column-properties fo:break-before="auto" style:column-width="0.392cm"/>
    </style:style>
    <style:style style:family="table-column" style:name="co8">
      <style:table-column-properties fo:break-before="auto" style:column-width="1.649cm"/>
    </style:style>
    <style:style style:family="table-column" style:name="co9">
      <style:table-column-properties fo:break-before="auto" style:column-width="1.203cm"/>
    </style:style>
    <style:style style:family="table-column" style:name="co10">
      <style:table-column-properties fo:break-before="auto" style:column-width="1.371cm"/>
    </style:style>
    <style:style style:family="table-column" style:name="co11">
      <style:table-column-properties fo:break-before="auto" style:column-width="1.09cm"/>
    </style:style>
    <style:style style:family="table-column" style:name="co12">
      <style:table-column-properties fo:break-before="auto" style:column-width="1.734cm"/>
    </style:style>
    <style:style style:family="table-column" style:name="co13">
      <style:table-column-properties fo:break-before="auto" style:column-width="1.258cm"/>
    </style:style>
    <style:style style:family="table-column" style:name="co14">
      <style:table-column-properties fo:break-before="auto" style:column-width="1.007cm"/>
    </style:style>
    <style:style style:family="table-column" style:name="co15">
      <style:table-column-properties fo:break-before="auto" style:column-width="1.453cm"/>
    </style:style>
    <style:style style:family="table-column" style:name="co16">
      <style:table-column-properties fo:break-before="auto" style:column-width="1.7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556cm"/>
    </style:style>
    <style:style style:family="table-row" style:name="ro3">
      <style:table-row-properties fo:break-before="auto" style:use-optimal-row-height="false" style:row-height="1.588cm"/>
    </style:style>
    <style:style style:family="table-row" style:name="ro4">
      <style:table-row-properties fo:break-before="auto" style:use-optimal-row-height="false" style:row-height="1.027cm"/>
    </style:style>
    <style:style style:family="table-row" style:name="ro5">
      <style:table-row-properties fo:break-before="auto" style:use-optimal-row-height="false" style:row-height="1.991cm"/>
    </style:style>
    <style:style style:family="table-row" style:name="ro6">
      <style:table-row-properties fo:break-before="auto" style:use-optimal-row-height="false" style:row-height="0.49cm"/>
    </style:style>
    <style:style style:family="table-row" style:name="ro7">
      <style:table-row-properties fo:break-before="auto" style:use-optimal-row-height="false" style:row-height="0.661cm"/>
    </style:style>
    <style:style style:family="table-row" style:name="ro8">
      <style:table-row-properties fo:break-before="auto" style:use-optimal-row-height="false" style:row-height="0.476cm"/>
    </style:style>
    <style:style style:family="table-row" style:name="ro9">
      <style:table-row-properties fo:break-before="auto" style:use-optimal-row-height="false" style:row-height="0.582cm"/>
    </style:style>
    <style:style style:family="table-row" style:name="ro10">
      <style:table-row-properties fo:break-before="auto" style:use-optimal-row-height="false" style:row-height="1.905cm"/>
    </style:style>
    <style:style style:family="table-row" style:name="ro11">
      <style:table-row-properties fo:break-before="auto" style:use-optimal-row-height="false" style:row-height="1.429cm"/>
    </style:style>
    <style:style style:family="table-row" style:name="ro12">
      <style:table-row-properties fo:break-before="auto" style:use-optimal-row-height="false" style:row-height="0.953cm"/>
    </style:style>
    <style:style style:family="table-row" style:name="ro13">
      <style:table-row-properties fo:break-before="auto" style:use-optimal-row-height="false" style:row-height="0.45cm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top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H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top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H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top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top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HRowHeader" style:name="ce1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top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top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1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top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1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1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1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2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2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2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top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style:text-align-source="value-type" style:direction="ltr" style:repeat-content="false" style:shrink-to-fit="false" fo:wrap-option="no-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HRowHeader" style:name="ce26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HRowHeader" style:name="ce2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29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HRowHeader" style:name="ce3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HRowHeader" style:name="ce36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1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48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9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55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56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57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7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name="Arial" style:font-size-complex="10pt" style:text-underline-color="font-color" style:font-size-asian="10pt" style:font-style-complex="normal" style:font-weight-complex="bold" style:font-name-complex="Arial" style:font-weight-asian="bold" fo:font-size="10pt" style:font-style-asian="norm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name-complex="Arial" style:font-weight-asian="normal" fo:font-size="10pt" style:font-name="Arial" style:text-underline-style="none" fo:font-weight="normal" style:text-position="0%" fo:text-shadow="none"/>
    </style:style>
    <style:style style:parent-style-name="TL ColHeader" style:family="table-cell" style:name="ce89" style:display-name="ce8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Data" style:family="table-cell" style:name="ce90" style:display-name="ce9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91" style:display-name="ce9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92" style:display-name="ce92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TL HRowHeader" style:family="table-cell" style:name="ce93" style:display-name="ce9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94" style:display-name="ce94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95" style:display-name="ce95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96" style:display-name="ce96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parent-style-name="TL Data" style:family="table-cell" style:name="ce97" style:display-name="ce97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98" style:display-name="ce98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5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31"/>
        <table:table-column table:style-name="co6" table:default-cell-style-name="ce21"/>
        <table:table-column table:style-name="co7" table:default-cell-style-name="ce21"/>
        <table:table-column table:style-name="co8" table:default-cell-style-name="ce21" table:number-columns-repeated="2"/>
        <table:table-column table:style-name="co9" table:default-cell-style-name="ce21" table:number-columns-repeated="3"/>
        <table:table-column table:style-name="co8" table:default-cell-style-name="ce21" table:number-columns-repeated="2"/>
        <table:table-column table:style-name="co10" table:default-cell-style-name="ce21" table:number-columns-repeated="2"/>
        <table:table-column table:style-name="co8" table:default-cell-style-name="ce21" table:number-columns-repeated="2"/>
        <table:table-column table:style-name="co10" table:default-cell-style-name="ce21" table:number-columns-repeated="2"/>
        <table:table-column table:style-name="co11" table:default-cell-style-name="ce58"/>
        <table:table-column table:style-name="co10" table:default-cell-style-name="ce58"/>
        <table:table-column table:style-name="co11" table:default-cell-style-name="ce58" table:number-columns-repeated="2"/>
        <table:table-column table:style-name="co12" table:default-cell-style-name="ce80"/>
        <table:table-column table:style-name="co13" table:default-cell-style-name="ce80"/>
        <table:table-column table:style-name="co14" table:default-cell-style-name="ce80"/>
        <table:table-column table:style-name="co15" table:default-cell-style-name="ce80"/>
        <table:table-column table:style-name="co16" table:default-cell-style-name="ce21" table:number-columns-repeated="229"/>
        <table:table-column table:style-name="co16" table:default-cell-style-name="Default" table:number-columns-repeated="767"/>
        <table:table-row table:style-name="ro1">
          <table:table-cell ns41:value-type="string" table:style-name="ce1" office:value-type="string">
            <text:p>PROVINCIE OVERIJSSEL; EERSTE GEDEELTE: PLAATSELIJKE INDEELING. HUIZEN, BEWOOND EN ONBEWOOND, BEWOONDE SCHEPEN EN GETELDE PERSONEN</text:p>
          </table:table-cell>
          <table:table-cell table:style-name="ce16" table:number-columns-repeated="3"/>
          <table:table-cell table:style-name="ce29"/>
          <table:table-cell table:style-name="ce16" table:number-columns-repeated="19"/>
          <table:table-cell table:style-name="ce74" table:number-columns-repeated="3"/>
          <table:table-cell table:style-name="ce81"/>
          <table:table-cell table:style-name="ce17" table:number-columns-repeated="996"/>
        </table:table-row>
        <table:table-row table:style-name="ro2">
          <table:table-cell table:style-name="ce2"/>
          <table:table-cell table:style-name="ce17" table:number-columns-repeated="3"/>
          <table:table-cell table:style-name="ce30"/>
          <table:table-cell table:style-name="ce17" table:number-columns-repeated="15"/>
          <table:table-cell table:style-name="ce50" table:number-columns-repeated="4"/>
          <table:table-cell table:style-name="ce75" table:number-columns-repeated="4"/>
          <table:table-cell table:style-name="ce17" table:number-columns-repeated="996"/>
        </table:table-row>
        <table:table-row table:style-name="ro3">
          <table:table-cell ns41:value-type="string" table:number-rows-spanned="4" table:style-name="ce3" table:number-columns-spanned="1" office:value-type="string">
            <text:p>GEMEENTEN</text:p>
          </table:table-cell>
          <table:table-cell ns41:value-type="string" table:number-rows-spanned="2" table:style-name="ce18" table:number-columns-spanned="5" office:value-type="string">
            <text:p>PLAATSELIJKE INDELING</text:p>
          </table:table-cell>
          <table:covered-table-cell table:style-name="ce27" table:number-columns-repeated="3"/>
          <table:covered-table-cell table:style-name="ce18"/>
          <table:table-cell table:style-name="ce37"/>
          <table:table-cell ns41:value-type="string" table:number-rows-spanned="1" table:style-name="ce38" table:number-columns-spanned="4" office:value-type="string">
            <text:p>Woningen in de gemeente</text:p>
          </table:table-cell>
          <table:covered-table-cell table:style-name="ce27" table:number-columns-repeated="3"/>
          <table:table-cell ns41:value-type="string" table:number-rows-spanned="4" table:style-name="ce46" table:number-columns-spanned="1" office:value-type="string">
            <text:p>Tijdelijk aanwezige schepen</text:p>
          </table:table-cell>
          <table:table-cell ns41:value-type="string" table:number-rows-spanned="1" table:style-name="ce27" table:number-columns-spanned="6" office:value-type="string">
            <text:p>BEVOLKING</text:p>
          </table:table-cell>
          <table:covered-table-cell table:style-name="ce27" table:number-columns-repeated="5"/>
          <table:table-cell ns41:value-type="string" table:number-rows-spanned="3" table:style-name="ce27" table:number-columns-spanned="2" office:value-type="string">
            <text:p>Tijdelijk aanwezig</text:p>
          </table:table-cell>
          <table:covered-table-cell table:style-name="ce27"/>
          <table:table-cell ns41:value-type="string" table:number-rows-spanned="4" table:style-name="ce51" table:number-columns-spanned="1" office:value-type="string">
            <text:p>CBS nummer</text:p>
          </table:table-cell>
          <table:table-cell ns41:value-type="string" table:number-rows-spanned="4" table:style-name="ce59" table:number-columns-spanned="1" office:value-type="string">
            <text:p>Amsterdamse code</text:p>
          </table:table-cell>
          <table:table-cell ns41:value-type="string" table:number-rows-spanned="4" table:style-name="ce59" table:number-columns-spanned="1" office:value-type="string">
            <text:p>Grootteklasse</text:p>
          </table:table-cell>
          <table:table-cell ns41:value-type="string" table:number-rows-spanned="4" table:style-name="ce68" table:number-columns-spanned="1" office:value-type="string">
            <text:p>Provincie</text:p>
          </table:table-cell>
          <table:table-cell ns41:value-type="string" table:number-rows-spanned="4" table:style-name="ce76" table:number-columns-spanned="1" office:value-type="string">
            <text:p>Telling</text:p>
          </table:table-cell>
          <table:table-cell ns41:value-type="string" table:number-rows-spanned="4" table:style-name="ce76" table:number-columns-spanned="1" office:value-type="string">
            <text:p>Tabel</text:p>
          </table:table-cell>
          <table:table-cell ns41:value-type="string" table:number-rows-spanned="4" table:style-name="ce76" table:number-columns-spanned="1" office:value-type="string">
            <text:p>Pagina</text:p>
          </table:table-cell>
          <table:table-cell ns41:value-type="string" table:number-rows-spanned="4" table:style-name="ce82" table:number-columns-spanned="1" office:value-type="string">
            <text:p>Image nummer</text:p>
          </table:table-cell>
          <table:table-cell table:style-name="ce37" table:number-columns-repeated="996"/>
        </table:table-row>
        <table:table-row table:style-name="ro4">
          <table:covered-table-cell table:style-name="ce4"/>
          <table:covered-table-cell table:style-name="ce19" table:number-columns-repeated="4"/>
          <table:covered-table-cell table:style-name="ce33"/>
          <table:table-cell table:style-name="ce37"/>
          <table:table-cell ns41:value-type="string" table:number-rows-spanned="1" table:style-name="ce39" table:number-columns-spanned="3" office:value-type="string">
            <text:p>Woonhuizen</text:p>
          </table:table-cell>
          <table:covered-table-cell table:style-name="ce19" table:number-columns-repeated="2"/>
          <table:table-cell ns41:value-type="string" table:number-rows-spanned="3" table:style-name="ce44" table:number-columns-spanned="1" office:value-type="string">
            <text:p>Bewoonde schepen</text:p>
          </table:table-cell>
          <table:covered-table-cell table:style-name="ce45"/>
          <table:table-cell ns41:value-type="string" table:number-rows-spanned="2" table:style-name="ce19" table:number-columns-spanned="2" office:value-type="string">
            <text:p>Bij de telling aanwezig</text:p>
          </table:table-cell>
          <table:covered-table-cell table:style-name="ce19"/>
          <table:table-cell ns41:value-type="string" table:number-rows-spanned="2" table:style-name="ce19" table:number-columns-spanned="2" office:value-type="string">
            <text:p>Tijdelijk afwezig</text:p>
          </table:table-cell>
          <table:covered-table-cell table:style-name="ce19"/>
          <table:table-cell ns41:value-type="string" table:number-rows-spanned="2" table:style-name="ce19" table:number-columns-spanned="2" office:value-type="string">
            <text:p>Totaal</text:p>
          </table:table-cell>
          <table:covered-table-cell table:style-name="ce19" table:number-columns-repeated="3"/>
          <table:covered-table-cell table:style-name="ce52"/>
          <table:covered-table-cell table:style-name="ce60" table:number-columns-repeated="2"/>
          <table:covered-table-cell table:style-name="ce69"/>
          <table:covered-table-cell table:style-name="ce77" table:number-columns-repeated="3"/>
          <table:covered-table-cell table:style-name="ce83"/>
          <table:table-cell table:style-name="ce37" table:number-columns-repeated="996"/>
        </table:table-row>
        <table:table-row table:style-name="ro5">
          <table:covered-table-cell table:style-name="ce4"/>
          <table:table-cell ns41:value-type="string" table:number-rows-spanned="2" table:style-name="ce20" table:number-columns-spanned="1" office:value-type="string">
            <text:p>Kom / Buiten de kom</text:p>
          </table:table-cell>
          <table:table-cell ns41:value-type="string" table:number-rows-spanned="2" table:style-name="ce20" table:number-columns-spanned="1" office:value-type="string">
            <text:p>Wijk</text:p>
          </table:table-cell>
          <table:table-cell ns41:value-type="string" table:number-rows-spanned="2" table:style-name="ce20" table:number-columns-spanned="1" office:value-type="string">
            <text:p>Soort plaats</text:p>
          </table:table-cell>
          <table:table-cell ns41:value-type="string" table:number-rows-spanned="2" table:style-name="ce20" table:number-columns-spanned="1" office:value-type="string">
            <text:p>Naam</text:p>
          </table:table-cell>
          <table:table-cell ns41:value-type="string" table:number-rows-spanned="2" table:style-name="ce34" table:number-columns-spanned="1" office:value-type="string">
            <text:p>Onderkomens</text:p>
          </table:table-cell>
          <table:table-cell table:style-name="ce37"/>
          <table:table-cell ns41:value-type="string" table:number-rows-spanned="2" table:style-name="ce5" table:number-columns-spanned="1" office:value-type="string">
            <text:p>Bewoond</text:p>
          </table:table-cell>
          <table:table-cell ns41:value-type="string" table:number-rows-spanned="2" table:style-name="ce44" table:number-columns-spanned="1" office:value-type="string">
            <text:p>Onbewoond</text:p>
          </table:table-cell>
          <table:table-cell ns41:value-type="string" table:number-rows-spanned="2" table:style-name="ce44" table:number-columns-spanned="1" office:value-type="string">
            <text:p>In aanbouw</text:p>
          </table:table-cell>
          <table:covered-table-cell table:style-name="ce45" table:number-columns-repeated="2"/>
          <table:covered-table-cell table:style-name="ce19" table:number-columns-repeated="8"/>
          <table:covered-table-cell table:style-name="ce52"/>
          <table:covered-table-cell table:style-name="ce60" table:number-columns-repeated="2"/>
          <table:covered-table-cell table:style-name="ce69"/>
          <table:covered-table-cell table:style-name="ce77" table:number-columns-repeated="3"/>
          <table:covered-table-cell table:style-name="ce83"/>
          <table:table-cell table:style-name="ce37" table:number-columns-repeated="996"/>
        </table:table-row>
        <table:table-row table:style-name="ro6">
          <table:covered-table-cell table:style-name="ce5"/>
          <table:covered-table-cell table:style-name="ce20" table:number-columns-repeated="4"/>
          <table:covered-table-cell table:style-name="ce34"/>
          <table:table-cell table:style-name="ce37"/>
          <table:covered-table-cell table:style-name="ce5"/>
          <table:covered-table-cell table:style-name="ce44" table:number-columns-repeated="4"/>
          <table:table-cell ns41:value-type="string" table:style-name="ce89" office:value-type="string">
            <text:p>M</text:p>
          </table:table-cell>
          <table:table-cell ns41:value-type="string" table:style-name="ce89" office:value-type="string">
            <text:p>V</text:p>
          </table:table-cell>
          <table:table-cell ns41:value-type="string" table:style-name="ce89" office:value-type="string">
            <text:p>M</text:p>
          </table:table-cell>
          <table:table-cell ns41:value-type="string" table:style-name="ce89" office:value-type="string">
            <text:p>V</text:p>
          </table:table-cell>
          <table:table-cell ns41:value-type="string" table:style-name="ce89" office:value-type="string">
            <text:p>M</text:p>
          </table:table-cell>
          <table:table-cell ns41:value-type="string" table:style-name="ce89" office:value-type="string">
            <text:p>V</text:p>
          </table:table-cell>
          <table:table-cell ns41:value-type="string" table:style-name="ce89" office:value-type="string">
            <text:p>M</text:p>
          </table:table-cell>
          <table:table-cell ns41:value-type="string" table:style-name="ce89" office:value-type="string">
            <text:p>V</text:p>
          </table:table-cell>
          <table:covered-table-cell table:style-name="ce53"/>
          <table:covered-table-cell table:style-name="ce61" table:number-columns-repeated="2"/>
          <table:covered-table-cell table:style-name="ce70"/>
          <table:covered-table-cell table:style-name="ce78" table:number-columns-repeated="3"/>
          <table:covered-table-cell table:style-name="ce84"/>
          <table:table-cell table:style-name="ce37" table:number-columns-repeated="996"/>
        </table:table-row>
        <table:table-row table:style-name="ro7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47" table:number-columns-repeated="8"/>
          <table:table-cell table:style-name="ce54" table:number-columns-repeated="4"/>
          <table:table-cell table:style-name="ce79" table:number-columns-repeated="3"/>
          <table:table-cell table:style-name="ce85"/>
          <table:table-cell table:number-columns-repeated="996"/>
        </table:table-row>
        <table:table-row table:style-name="ro8">
          <table:table-cell ns41:value-type="string" table:number-rows-spanned="16" table:style-name="ce7" table:number-columns-spanned="1" office:value-type="string">
            <text:p>Stad-Almelo</text:p>
          </table:table-cell>
          <table:table-cell ns41:value-type="string" table:style-name="ce22" office:value-type="string">
            <text:p>Kom</text:p>
          </table:table-cell>
          <table:table-cell ns41:value-type="string" table:style-name="ce22" office:value-type="string">
            <text:p>I </text:p>
          </table:table-cell>
          <table:table-cell table:style-name="ce22" table:number-columns-repeated="2"/>
          <table:table-cell table:style-name="ce35"/>
          <table:table-cell table:style-name="ce23"/>
          <table:table-cell ns41:value-type="float" table:style-name="ce40" office:value="173" office:value-type="float">
            <text:p>173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0" office:value="1" office:value-type="float">
            <text:p>1</text:p>
          </table:table-cell>
          <table:table-cell table:style-name="ce90" table:number-columns-repeated="2"/>
          <table:table-cell ns41:value-type="float" table:style-name="ce90" office:value="372" office:value-type="float">
            <text:p>372</text:p>
          </table:table-cell>
          <table:table-cell ns41:value-type="float" table:style-name="ce90" office:value="401" office:value-type="float">
            <text:p>401</text:p>
          </table:table-cell>
          <table:table-cell ns41:value-type="float" office:value="13" table:style-name="ce90" table:number-columns-repeated="2" office:value-type="float">
            <text:p>13</text:p>
          </table:table-cell>
          <table:table-cell ns41:value-type="float" table:style-name="ce90" office:value="385" office:value-type="float">
            <text:p>385</text:p>
          </table:table-cell>
          <table:table-cell ns41:value-type="float" table:style-name="ce90" office:value="414" office:value-type="float">
            <text:p>414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55" office:value="1189" office:value-type="float">
            <text:p>1189</text:p>
          </table:table-cell>
          <table:table-cell ns41:value-type="float" table:style-name="ce62" office:value="11053" office:value-type="float">
            <text:p>11053</text:p>
          </table:table-cell>
          <table:table-cell ns41:value-type="float" table:style-name="ce62" office:value="3" office:value-type="float">
            <text:p>3</text:p>
          </table:table-cell>
          <table:table-cell ns41:value-type="string" table:style-name="ce71" office:value-type="string">
            <text:p>OV</text:p>
          </table:table-cell>
          <table:table-cell ns41:value-type="string" table:style-name="ce92" office:value-type="string">
            <text:p>VT_1889</text:p>
          </table:table-cell>
          <table:table-cell ns41:value-type="string" table:style-name="ce62" office:value-type="string">
            <text:p>06_H1</text:p>
          </table:table-cell>
          <table:table-cell ns41:value-type="float" table:style-name="ce62" office:value="2" office:value-type="float">
            <text:p>2</text:p>
          </table:table-cell>
          <table:table-cell ns41:value-type="float" table:style-name="ce71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I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1" office:value="202" office:value-type="float">
            <text:p>202</text:p>
          </table:table-cell>
          <table:table-cell ns41:value-type="float" table:style-name="ce94" office:value="9" office:value-type="float">
            <text:p>9</text:p>
          </table:table-cell>
          <table:table-cell table:style-name="ce94" table:number-columns-repeated="3"/>
          <table:table-cell ns41:value-type="float" table:style-name="ce94" office:value="431" office:value-type="float">
            <text:p>431</text:p>
          </table:table-cell>
          <table:table-cell ns41:value-type="float" table:style-name="ce94" office:value="448" office:value-type="float">
            <text:p>448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446" office:value-type="float">
            <text:p>446</text:p>
          </table:table-cell>
          <table:table-cell ns41:value-type="float" table:style-name="ce94" office:value="462" office:value-type="float">
            <text:p>462</text:p>
          </table:table-cell>
          <table:table-cell ns41:value-type="float" table:style-name="ce94" office:value="31" office:value-type="float">
            <text:p>31</text:p>
          </table:table-cell>
          <table:table-cell ns41:value-type="float" table:style-name="ce95" office:value="18" office:value-type="float">
            <text:p>18</text:p>
          </table:table-cell>
          <table:table-cell ns41:value-type="float" table:style-name="ce56" office:value="1189" office:value-type="float">
            <text:p>1189</text:p>
          </table:table-cell>
          <table:table-cell ns41:value-type="float" table:style-name="ce63" office:value="11053" office:value-type="float">
            <text:p>110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II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214" office:value-type="float">
            <text:p>214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489" office:value-type="float">
            <text:p>489</text:p>
          </table:table-cell>
          <table:table-cell ns41:value-type="float" table:style-name="ce94" office:value="510" office:value-type="float">
            <text:p>510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497" office:value-type="float">
            <text:p>497</text:p>
          </table:table-cell>
          <table:table-cell ns41:value-type="float" table:style-name="ce94" office:value="513" office:value-type="float">
            <text:p>513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189" office:value-type="float">
            <text:p>1189</text:p>
          </table:table-cell>
          <table:table-cell ns41:value-type="float" table:style-name="ce63" office:value="11053" office:value-type="float">
            <text:p>110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V</text:p>
          </table:table-cell>
          <table:table-cell table:style-name="ce93" table:number-columns-repeated="2"/>
          <table:table-cell ns41:value-type="string" table:style-name="ce36" office:value-type="string">
            <text:p>Huis van bewaring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2" office:value-type="float">
            <text:p>2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2"/>
          <table:table-cell ns41:value-type="float" table:style-name="ce94" office:value="2" office:value-type="float">
            <text:p>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189" office:value-type="float">
            <text:p>1189</text:p>
          </table:table-cell>
          <table:table-cell ns41:value-type="float" table:style-name="ce63" office:value="11053" office:value-type="float">
            <text:p>110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Weeshuis der Ned. Herv. Gem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7" office:value-type="float">
            <text:p>17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7" office:value-type="float">
            <text:p>7</text:p>
          </table:table-cell>
          <table:table-cell table:style-name="ce94"/>
          <table:table-cell table:style-name="ce95"/>
          <table:table-cell ns41:value-type="float" table:style-name="ce56" office:value="1189" office:value-type="float">
            <text:p>1189</text:p>
          </table:table-cell>
          <table:table-cell ns41:value-type="float" table:style-name="ce63" office:value="11053" office:value-type="float">
            <text:p>110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160" office:value-type="float">
            <text:p>160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369" office:value-type="float">
            <text:p>369</text:p>
          </table:table-cell>
          <table:table-cell ns41:value-type="float" table:style-name="ce94" office:value="389" office:value-type="float">
            <text:p>389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388" office:value-type="float">
            <text:p>388</text:p>
          </table:table-cell>
          <table:table-cell ns41:value-type="float" table:style-name="ce94" office:value="406" office:value-type="float">
            <text:p>406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5" office:value="6" office:value-type="float">
            <text:p>6</text:p>
          </table:table-cell>
          <table:table-cell ns41:value-type="float" table:style-name="ce56" office:value="1189" office:value-type="float">
            <text:p>1189</text:p>
          </table:table-cell>
          <table:table-cell ns41:value-type="float" table:style-name="ce63" office:value="11053" office:value-type="float">
            <text:p>110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V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08" office:value-type="float">
            <text:p>108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224" office:value-type="float">
            <text:p>224</text:p>
          </table:table-cell>
          <table:table-cell ns41:value-type="float" table:style-name="ce94" office:value="258" office:value-type="float">
            <text:p>258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230" office:value-type="float">
            <text:p>230</text:p>
          </table:table-cell>
          <table:table-cell ns41:value-type="float" table:style-name="ce94" office:value="267" office:value-type="float">
            <text:p>267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5" office:value="13" office:value-type="float">
            <text:p>13</text:p>
          </table:table-cell>
          <table:table-cell ns41:value-type="float" table:style-name="ce56" office:value="1189" office:value-type="float">
            <text:p>1189</text:p>
          </table:table-cell>
          <table:table-cell ns41:value-type="float" table:style-name="ce63" office:value="11053" office:value-type="float">
            <text:p>110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VI</text:p>
          </table:table-cell>
          <table:table-cell table:style-name="ce93" table:number-columns-repeated="2"/>
          <table:table-cell ns41:value-type="string" table:style-name="ce36" office:value-type="string">
            <text:p>St. Catharina-gesticht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10" office:value-type="float">
            <text:p>10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1" office:value-type="float">
            <text:p>11</text:p>
          </table:table-cell>
          <table:table-cell table:style-name="ce94"/>
          <table:table-cell ns41:value-type="float" table:style-name="ce95" office:value="1" office:value-type="float">
            <text:p>1</text:p>
          </table:table-cell>
          <table:table-cell ns41:value-type="float" table:style-name="ce56" office:value="1189" office:value-type="float">
            <text:p>1189</text:p>
          </table:table-cell>
          <table:table-cell ns41:value-type="float" table:style-name="ce63" office:value="11053" office:value-type="float">
            <text:p>110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t. Anthon-gast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9" office:value-type="float">
            <text:p>9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9" office:value-type="float">
            <text:p>9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table:style-name="ce95"/>
          <table:table-cell ns41:value-type="float" table:style-name="ce56" office:value="1189" office:value-type="float">
            <text:p>1189</text:p>
          </table:table-cell>
          <table:table-cell ns41:value-type="float" table:style-name="ce63" office:value="11053" office:value-type="float">
            <text:p>110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251" office:value-type="float">
            <text:p>251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511" office:value-type="float">
            <text:p>511</text:p>
          </table:table-cell>
          <table:table-cell ns41:value-type="float" table:style-name="ce94" office:value="571" office:value-type="float">
            <text:p>571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525" office:value-type="float">
            <text:p>525</text:p>
          </table:table-cell>
          <table:table-cell ns41:value-type="float" table:style-name="ce94" office:value="590" office:value-type="float">
            <text:p>590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5" office:value="9" office:value-type="float">
            <text:p>9</text:p>
          </table:table-cell>
          <table:table-cell ns41:value-type="float" table:style-name="ce56" office:value="1189" office:value-type="float">
            <text:p>1189</text:p>
          </table:table-cell>
          <table:table-cell ns41:value-type="float" table:style-name="ce63" office:value="11053" office:value-type="float">
            <text:p>110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VII</text:p>
          </table:table-cell>
          <table:table-cell table:style-name="ce93" table:number-columns-repeated="2"/>
          <table:table-cell ns41:value-type="string" table:style-name="ce36" office:value-type="string">
            <text:p>Kazarne Kon. Marechaussee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5" office:value-type="float">
            <text:p>5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2"/>
          <table:table-cell ns41:value-type="float" table:style-name="ce94" office:value="5" office:value-type="float">
            <text:p>5</text:p>
          </table:table-cell>
          <table:table-cell ns41:value-type="float" table:style-name="ce94" office:value="3" office:value-type="float">
            <text:p>3</text:p>
          </table:table-cell>
          <table:table-cell table:style-name="ce94"/>
          <table:table-cell table:style-name="ce95"/>
          <table:table-cell ns41:value-type="float" table:style-name="ce56" office:value="1189" office:value-type="float">
            <text:p>1189</text:p>
          </table:table-cell>
          <table:table-cell ns41:value-type="float" table:style-name="ce63" office:value="11053" office:value-type="float">
            <text:p>110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283" office:value-type="float">
            <text:p>283</text:p>
          </table:table-cell>
          <table:table-cell ns41:value-type="float" table:style-name="ce94" office:value="19" office:value-type="float">
            <text:p>19</text:p>
          </table:table-cell>
          <table:table-cell table:style-name="ce94" table:number-columns-repeated="3"/>
          <table:table-cell ns41:value-type="float" table:style-name="ce94" office:value="614" office:value-type="float">
            <text:p>614</text:p>
          </table:table-cell>
          <table:table-cell ns41:value-type="float" table:style-name="ce94" office:value="687" office:value-type="float">
            <text:p>687</text:p>
          </table:table-cell>
          <table:table-cell ns41:value-type="float" table:style-name="ce94" office:value="25" office:value-type="float">
            <text:p>25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639" office:value-type="float">
            <text:p>639</text:p>
          </table:table-cell>
          <table:table-cell ns41:value-type="float" table:style-name="ce94" office:value="703" office:value-type="float">
            <text:p>703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5" office:value="14" office:value-type="float">
            <text:p>14</text:p>
          </table:table-cell>
          <table:table-cell ns41:value-type="float" table:style-name="ce56" office:value="1189" office:value-type="float">
            <text:p>1189</text:p>
          </table:table-cell>
          <table:table-cell ns41:value-type="float" table:style-name="ce63" office:value="11053" office:value-type="float">
            <text:p>110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VIII</text:p>
          </table:table-cell>
          <table:table-cell table:style-name="ce93" table:number-columns-repeated="2"/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361" office:value-type="float">
            <text:p>361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804" office:value-type="float">
            <text:p>804</text:p>
          </table:table-cell>
          <table:table-cell ns41:value-type="float" table:style-name="ce94" office:value="875" office:value-type="float">
            <text:p>875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824" office:value-type="float">
            <text:p>824</text:p>
          </table:table-cell>
          <table:table-cell ns41:value-type="float" table:style-name="ce94" office:value="886" office:value-type="float">
            <text:p>886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5" office:value="7" office:value-type="float">
            <text:p>7</text:p>
          </table:table-cell>
          <table:table-cell ns41:value-type="float" table:style-name="ce56" office:value="1189" office:value-type="float">
            <text:p>1189</text:p>
          </table:table-cell>
          <table:table-cell ns41:value-type="float" table:style-name="ce63" office:value="11053" office:value-type="float">
            <text:p>110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5" office:value-type="float">
            <text:p>5</text:p>
          </table:table-cell>
          <table:table-cell table:style-name="ce94"/>
          <table:table-cell ns41:value-type="float" table:style-name="ce94" office:value="4" office:value-type="float">
            <text:p>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15" office:value-type="float">
            <text:p>15</text:p>
          </table:table-cell>
          <table:table-cell table:style-name="ce94"/>
          <table:table-cell table:style-name="ce95"/>
          <table:table-cell ns41:value-type="float" table:style-name="ce56" office:value="1189" office:value-type="float">
            <text:p>1189</text:p>
          </table:table-cell>
          <table:table-cell ns41:value-type="float" table:style-name="ce63" office:value="11053" office:value-type="float">
            <text:p>110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23" office:value-type="float">
            <text:p>23</text:p>
          </table:table-cell>
          <table:table-cell table:style-name="ce94" table:number-columns-repeated="6"/>
          <table:table-cell ns41:value-type="float" table:style-name="ce94" office:value="61" office:value-type="float">
            <text:p>61</text:p>
          </table:table-cell>
          <table:table-cell ns41:value-type="float" table:style-name="ce95" office:value="30" office:value-type="float">
            <text:p>30</text:p>
          </table:table-cell>
          <table:table-cell ns41:value-type="float" table:style-name="ce56" office:value="1189" office:value-type="float">
            <text:p>1189</text:p>
          </table:table-cell>
          <table:table-cell ns41:value-type="float" table:style-name="ce63" office:value="11053" office:value-type="float">
            <text:p>110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757" office:value-type="float">
            <text:p>1757</text:p>
          </table:table-cell>
          <table:table-cell ns41:value-type="float" table:style-name="ce94" office:value="64" office:value-type="float">
            <text:p>64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4" office:value="3851" office:value-type="float">
            <text:p>3851</text:p>
          </table:table-cell>
          <table:table-cell ns41:value-type="float" table:style-name="ce94" office:value="4167" office:value-type="float">
            <text:p>4167</text:p>
          </table:table-cell>
          <table:table-cell ns41:value-type="float" table:style-name="ce94" office:value="136" office:value-type="float">
            <text:p>136</text:p>
          </table:table-cell>
          <table:table-cell ns41:value-type="float" table:style-name="ce94" office:value="115" office:value-type="float">
            <text:p>115</text:p>
          </table:table-cell>
          <table:table-cell ns41:value-type="float" table:style-name="ce94" office:value="3987" office:value-type="float">
            <text:p>3987</text:p>
          </table:table-cell>
          <table:table-cell ns41:value-type="float" table:style-name="ce94" office:value="4282" office:value-type="float">
            <text:p>4282</text:p>
          </table:table-cell>
          <table:table-cell ns41:value-type="float" table:style-name="ce94" office:value="228" office:value-type="float">
            <text:p>228</text:p>
          </table:table-cell>
          <table:table-cell ns41:value-type="float" table:style-name="ce95" office:value="108" office:value-type="float">
            <text:p>108</text:p>
          </table:table-cell>
          <table:table-cell ns41:value-type="float" table:style-name="ce56" office:value="1189" office:value-type="float">
            <text:p>1189</text:p>
          </table:table-cell>
          <table:table-cell ns41:value-type="float" table:style-name="ce63" office:value="11053" office:value-type="float">
            <text:p>110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9">
          <table:table-cell ns41:value-type="string" table:number-rows-spanned="13" table:style-name="ce9" table:number-columns-spanned="1" office:value-type="string">
            <text:p><text:span text:style-name="T1">Ambt-Almelo</text:span><text:span text:style-name="T2"> (Geene kom)</text:span></text:p>
          </table:table-cell>
          <table:table-cell table:style-name="ce93"/>
          <table:table-cell ns41:value-type="string" table:style-name="ce93" office:value-type="string">
            <text:p>A</text:p>
          </table:table-cell>
          <table:table-cell ns41:value-type="string" table:style-name="ce93" office:value-type="string">
            <text:p>Buurtschap</text:p>
          </table:table-cell>
          <table:table-cell ns41:value-type="string" table:style-name="ce93" office:value-type="string">
            <text:p>Wateregge</text:p>
          </table:table-cell>
          <table:table-cell table:style-name="ce36"/>
          <table:table-cell table:style-name="ce23"/>
          <table:table-cell ns41:value-type="float" table:style-name="ce42" office:value="26" office:value-type="float">
            <text:p>26</text:p>
          </table:table-cell>
          <table:table-cell table:style-name="ce94" table:number-columns-repeated="4"/>
          <table:table-cell ns41:value-type="float" table:style-name="ce94" office:value="74" office:value-type="float">
            <text:p>74</text:p>
          </table:table-cell>
          <table:table-cell ns41:value-type="float" table:style-name="ce94" office:value="70" office:value-type="float">
            <text:p>70</text:p>
          </table:table-cell>
          <table:table-cell ns41:value-type="float" office:value="4" table:style-name="ce94" table:number-columns-repeated="2" office:value-type="float">
            <text:p>4</text:p>
          </table:table-cell>
          <table:table-cell ns41:value-type="float" table:style-name="ce94" office:value="78" office:value-type="float">
            <text:p>78</text:p>
          </table:table-cell>
          <table:table-cell ns41:value-type="float" table:style-name="ce94" office:value="74" office:value-type="float">
            <text:p>74</text:p>
          </table:table-cell>
          <table:table-cell ns41:value-type="float" table:style-name="ce94" office:value="1" office:value-type="float">
            <text:p>1</text:p>
          </table:table-cell>
          <table:table-cell table:style-name="ce95"/>
          <table:table-cell ns41:value-type="float" table:style-name="ce56" office:value="1009" office:value-type="float">
            <text:p>1009</text:p>
          </table:table-cell>
          <table:table-cell ns41:value-type="float" table:style-name="ce63" office:value="11065" office:value-type="float">
            <text:p>1106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3"/>
          <table:table-cell ns41:value-type="string" table:style-name="ce93" office:value-type="string">
            <text:p>Bolkshoek</text:p>
          </table:table-cell>
          <table:table-cell table:style-name="ce36"/>
          <table:table-cell table:style-name="ce23"/>
          <table:table-cell ns41:value-type="float" table:style-name="ce42" office:value="77" office:value-type="float">
            <text:p>77</text:p>
          </table:table-cell>
          <table:table-cell table:style-name="ce94" table:number-columns-repeated="4"/>
          <table:table-cell ns41:value-type="float" table:style-name="ce94" office:value="207" office:value-type="float">
            <text:p>207</text:p>
          </table:table-cell>
          <table:table-cell ns41:value-type="float" table:style-name="ce94" office:value="183" office:value-type="float">
            <text:p>183</text:p>
          </table:table-cell>
          <table:table-cell ns41:value-type="float" office:value="2" table:style-name="ce94" table:number-columns-repeated="2" office:value-type="float">
            <text:p>2</text:p>
          </table:table-cell>
          <table:table-cell ns41:value-type="float" table:style-name="ce94" office:value="209" office:value-type="float">
            <text:p>209</text:p>
          </table:table-cell>
          <table:table-cell ns41:value-type="float" table:style-name="ce94" office:value="185" office:value-type="float">
            <text:p>185</text:p>
          </table:table-cell>
          <table:table-cell table:style-name="ce94"/>
          <table:table-cell table:style-name="ce95"/>
          <table:table-cell ns41:value-type="float" table:style-name="ce56" office:value="1009" office:value-type="float">
            <text:p>1009</text:p>
          </table:table-cell>
          <table:table-cell ns41:value-type="float" table:style-name="ce63" office:value="11065" office:value-type="float">
            <text:p>1106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3"/>
          <table:table-cell ns41:value-type="string" table:style-name="ce93" office:value-type="string">
            <text:p>Boomhoek</text:p>
          </table:table-cell>
          <table:table-cell table:style-name="ce36"/>
          <table:table-cell table:style-name="ce23"/>
          <table:table-cell ns41:value-type="float" table:style-name="ce42" office:value="81" office:value-type="float">
            <text:p>81</text:p>
          </table:table-cell>
          <table:table-cell table:style-name="ce94" table:number-columns-repeated="4"/>
          <table:table-cell ns41:value-type="float" table:style-name="ce94" office:value="232" office:value-type="float">
            <text:p>232</text:p>
          </table:table-cell>
          <table:table-cell ns41:value-type="float" table:style-name="ce94" office:value="221" office:value-type="float">
            <text:p>221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239" office:value-type="float">
            <text:p>239</text:p>
          </table:table-cell>
          <table:table-cell ns41:value-type="float" table:style-name="ce94" office:value="227" office:value-type="float">
            <text:p>227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4" office:value-type="float">
            <text:p>4</text:p>
          </table:table-cell>
          <table:table-cell ns41:value-type="float" table:style-name="ce56" office:value="1009" office:value-type="float">
            <text:p>1009</text:p>
          </table:table-cell>
          <table:table-cell ns41:value-type="float" table:style-name="ce63" office:value="11065" office:value-type="float">
            <text:p>1106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B</text:p>
          </table:table-cell>
          <table:table-cell table:style-name="ce93"/>
          <table:table-cell ns41:value-type="string" table:style-name="ce93" office:value-type="string">
            <text:p>Bellinkhof</text:p>
          </table:table-cell>
          <table:table-cell table:style-name="ce36"/>
          <table:table-cell table:style-name="ce23"/>
          <table:table-cell ns41:value-type="float" table:style-name="ce42" office:value="360" office:value-type="float">
            <text:p>360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906" office:value-type="float">
            <text:p>906</text:p>
          </table:table-cell>
          <table:table-cell ns41:value-type="float" table:style-name="ce94" office:value="879" office:value-type="float">
            <text:p>879</text:p>
          </table:table-cell>
          <table:table-cell ns41:value-type="float" table:style-name="ce94" office:value="25" office:value-type="float">
            <text:p>25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931" office:value-type="float">
            <text:p>931</text:p>
          </table:table-cell>
          <table:table-cell ns41:value-type="float" table:style-name="ce94" office:value="893" office:value-type="float">
            <text:p>893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5" office:value="6" office:value-type="float">
            <text:p>6</text:p>
          </table:table-cell>
          <table:table-cell ns41:value-type="float" table:style-name="ce56" office:value="1009" office:value-type="float">
            <text:p>1009</text:p>
          </table:table-cell>
          <table:table-cell ns41:value-type="float" table:style-name="ce63" office:value="11065" office:value-type="float">
            <text:p>1106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3"/>
          <table:table-cell ns41:value-type="string" table:style-name="ce93" office:value-type="string">
            <text:p>Aalderinkhoek</text:p>
          </table:table-cell>
          <table:table-cell table:style-name="ce36"/>
          <table:table-cell table:style-name="ce23"/>
          <table:table-cell ns41:value-type="float" table:style-name="ce42" office:value="65" office:value-type="float">
            <text:p>65</text:p>
          </table:table-cell>
          <table:table-cell table:style-name="ce94" table:number-columns-repeated="4"/>
          <table:table-cell ns41:value-type="float" table:style-name="ce94" office:value="177" office:value-type="float">
            <text:p>177</text:p>
          </table:table-cell>
          <table:table-cell ns41:value-type="float" table:style-name="ce94" office:value="161" office:value-type="float">
            <text:p>161</text:p>
          </table:table-cell>
          <table:table-cell ns41:value-type="float" office:value="8" table:style-name="ce94" table:number-columns-repeated="2" office:value-type="float">
            <text:p>8</text:p>
          </table:table-cell>
          <table:table-cell ns41:value-type="float" table:style-name="ce94" office:value="185" office:value-type="float">
            <text:p>185</text:p>
          </table:table-cell>
          <table:table-cell ns41:value-type="float" table:style-name="ce94" office:value="169" office:value-type="float">
            <text:p>169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009" office:value-type="float">
            <text:p>1009</text:p>
          </table:table-cell>
          <table:table-cell ns41:value-type="float" table:style-name="ce63" office:value="11065" office:value-type="float">
            <text:p>1106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C</text:p>
          </table:table-cell>
          <table:table-cell table:style-name="ce93"/>
          <table:table-cell ns41:value-type="string" table:style-name="ce93" office:value-type="string">
            <text:p>Visschedijk</text:p>
          </table:table-cell>
          <table:table-cell ns41:value-type="string" table:style-name="ce36" office:value-type="string">
            <text:p>Het gesticht "de Goede Herder"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" office:value-type="float">
            <text:p>1</text:p>
          </table:table-cell>
          <table:table-cell ns41:value-type="float" table:style-name="ce94" office:value="157" office:value-type="float">
            <text:p>157</text:p>
          </table:table-cell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ns41:value-type="float" table:style-name="ce94" office:value="157" office:value-type="float">
            <text:p>157</text:p>
          </table:table-cell>
          <table:table-cell table:style-name="ce94"/>
          <table:table-cell table:style-name="ce95"/>
          <table:table-cell ns41:value-type="float" table:style-name="ce56" office:value="1009" office:value-type="float">
            <text:p>1009</text:p>
          </table:table-cell>
          <table:table-cell ns41:value-type="float" table:style-name="ce63" office:value="11065" office:value-type="float">
            <text:p>1106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36" office:value-type="float">
            <text:p>36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12" office:value-type="float">
            <text:p>112</text:p>
          </table:table-cell>
          <table:table-cell ns41:value-type="float" table:style-name="ce94" office:value="107" office:value-type="float">
            <text:p>107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15" office:value-type="float">
            <text:p>115</text:p>
          </table:table-cell>
          <table:table-cell ns41:value-type="float" table:style-name="ce94" office:value="114" office:value-type="float">
            <text:p>11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009" office:value-type="float">
            <text:p>1009</text:p>
          </table:table-cell>
          <table:table-cell ns41:value-type="float" table:style-name="ce63" office:value="11065" office:value-type="float">
            <text:p>1106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14" office:value-type="float">
            <text:p>14</text:p>
          </table:table-cell>
          <table:table-cell table:style-name="ce94" table:number-columns-repeated="6"/>
          <table:table-cell ns41:value-type="float" table:style-name="ce94" office:value="39" office:value-type="float">
            <text:p>39</text:p>
          </table:table-cell>
          <table:table-cell ns41:value-type="float" table:style-name="ce95" office:value="31" office:value-type="float">
            <text:p>31</text:p>
          </table:table-cell>
          <table:table-cell ns41:value-type="float" table:style-name="ce56" office:value="1009" office:value-type="float">
            <text:p>1009</text:p>
          </table:table-cell>
          <table:table-cell ns41:value-type="float" table:style-name="ce63" office:value="11065" office:value-type="float">
            <text:p>1106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D</text:p>
          </table:table-cell>
          <table:table-cell table:style-name="ce93" table:number-columns-repeated="2"/>
          <table:table-cell ns41:value-type="string" table:style-name="ce36" office:value-type="string">
            <text:p>Schelfhorst</text:p>
          </table:table-cell>
          <table:table-cell table:style-name="ce23"/>
          <table:table-cell ns41:value-type="float" table:style-name="ce42" office:value="37" office:value-type="float">
            <text:p>37</text:p>
          </table:table-cell>
          <table:table-cell table:style-name="ce94" table:number-columns-repeated="4"/>
          <table:table-cell ns41:value-type="float" table:style-name="ce94" office:value="106" office:value-type="float">
            <text:p>106</text:p>
          </table:table-cell>
          <table:table-cell ns41:value-type="float" table:style-name="ce94" office:value="101" office:value-type="float">
            <text:p>101</text:p>
          </table:table-cell>
          <table:table-cell table:style-name="ce94"/>
          <table:table-cell ns41:value-type="float" table:style-name="ce94" office:value="3" office:value-type="float">
            <text:p>3</text:p>
          </table:table-cell>
          <table:table-cell ns41:value-type="float" table:style-name="ce94" office:value="106" office:value-type="float">
            <text:p>106</text:p>
          </table:table-cell>
          <table:table-cell ns41:value-type="float" table:style-name="ce94" office:value="104" office:value-type="float">
            <text:p>104</text:p>
          </table:table-cell>
          <table:table-cell table:style-name="ce94"/>
          <table:table-cell ns41:value-type="float" table:style-name="ce95" office:value="1" office:value-type="float">
            <text:p>1</text:p>
          </table:table-cell>
          <table:table-cell ns41:value-type="float" table:style-name="ce56" office:value="1009" office:value-type="float">
            <text:p>1009</text:p>
          </table:table-cell>
          <table:table-cell ns41:value-type="float" table:style-name="ce63" office:value="11065" office:value-type="float">
            <text:p>1106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4"/>
          <table:table-cell ns41:value-type="string" table:style-name="ce36" office:value-type="string">
            <text:p>Kluppelshuizen</text:p>
          </table:table-cell>
          <table:table-cell table:style-name="ce23"/>
          <table:table-cell ns41:value-type="float" table:style-name="ce42" office:value="152" office:value-type="float">
            <text:p>152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368" office:value-type="float">
            <text:p>368</text:p>
          </table:table-cell>
          <table:table-cell ns41:value-type="float" table:style-name="ce94" office:value="358" office:value-type="float">
            <text:p>358</text:p>
          </table:table-cell>
          <table:table-cell ns41:value-type="float" office:value="7" table:style-name="ce94" table:number-columns-repeated="2" office:value-type="float">
            <text:p>7</text:p>
          </table:table-cell>
          <table:table-cell ns41:value-type="float" table:style-name="ce94" office:value="375" office:value-type="float">
            <text:p>375</text:p>
          </table:table-cell>
          <table:table-cell ns41:value-type="float" table:style-name="ce94" office:value="365" office:value-type="float">
            <text:p>365</text:p>
          </table:table-cell>
          <table:table-cell ns41:value-type="float" table:style-name="ce94" office:value="1" office:value-type="float">
            <text:p>1</text:p>
          </table:table-cell>
          <table:table-cell table:style-name="ce95"/>
          <table:table-cell ns41:value-type="float" table:style-name="ce56" office:value="1009" office:value-type="float">
            <text:p>1009</text:p>
          </table:table-cell>
          <table:table-cell ns41:value-type="float" table:style-name="ce63" office:value="11065" office:value-type="float">
            <text:p>1106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4"/>
          <table:table-cell ns41:value-type="string" table:style-name="ce36" office:value-type="string">
            <text:p>Krommendijk</text:p>
          </table:table-cell>
          <table:table-cell table:style-name="ce23"/>
          <table:table-cell ns41:value-type="float" table:style-name="ce42" office:value="18" office:value-type="float">
            <text:p>18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47" office:value-type="float">
            <text:p>47</text:p>
          </table:table-cell>
          <table:table-cell ns41:value-type="float" table:style-name="ce94" office:value="44" office:value-type="float">
            <text:p>44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49" office:value-type="float">
            <text:p>49</text:p>
          </table:table-cell>
          <table:table-cell ns41:value-type="float" table:style-name="ce94" office:value="44" office:value-type="float">
            <text:p>4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009" office:value-type="float">
            <text:p>1009</text:p>
          </table:table-cell>
          <table:table-cell ns41:value-type="float" table:style-name="ce63" office:value="11065" office:value-type="float">
            <text:p>1106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4"/>
          <table:table-cell ns41:value-type="string" table:style-name="ce36" office:value-type="string">
            <text:p>Achterhoek</text:p>
          </table:table-cell>
          <table:table-cell table:style-name="ce23"/>
          <table:table-cell ns41:value-type="float" table:style-name="ce42" office:value="69" office:value-type="float">
            <text:p>69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206" office:value-type="float">
            <text:p>206</text:p>
          </table:table-cell>
          <table:table-cell ns41:value-type="float" table:style-name="ce94" office:value="200" office:value-type="float">
            <text:p>200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211" office:value-type="float">
            <text:p>211</text:p>
          </table:table-cell>
          <table:table-cell ns41:value-type="float" table:style-name="ce94" office:value="207" office:value-type="float">
            <text:p>207</text:p>
          </table:table-cell>
          <table:table-cell ns41:value-type="float" table:style-name="ce94" office:value="2" office:value-type="float">
            <text:p>2</text:p>
          </table:table-cell>
          <table:table-cell table:style-name="ce95"/>
          <table:table-cell ns41:value-type="float" table:style-name="ce56" office:value="1009" office:value-type="float">
            <text:p>1009</text:p>
          </table:table-cell>
          <table:table-cell ns41:value-type="float" table:style-name="ce63" office:value="11065" office:value-type="float">
            <text:p>1106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922" office:value-type="float">
            <text:p>922</text:p>
          </table:table-cell>
          <table:table-cell ns41:value-type="float" table:style-name="ce94" office:value="15" office:value-type="float">
            <text:p>15</text:p>
          </table:table-cell>
          <table:table-cell table:style-name="ce94" table:number-columns-repeated="2"/>
          <table:table-cell ns41:value-type="float" table:style-name="ce94" office:value="14" office:value-type="float">
            <text:p>14</text:p>
          </table:table-cell>
          <table:table-cell ns41:value-type="float" table:style-name="ce94" office:value="2436" office:value-type="float">
            <text:p>2436</text:p>
          </table:table-cell>
          <table:table-cell ns41:value-type="float" table:style-name="ce94" office:value="2481" office:value-type="float">
            <text:p>2481</text:p>
          </table:table-cell>
          <table:table-cell ns41:value-type="float" table:style-name="ce94" office:value="63" office:value-type="float">
            <text:p>63</text:p>
          </table:table-cell>
          <table:table-cell ns41:value-type="float" table:style-name="ce94" office:value="58" office:value-type="float">
            <text:p>58</text:p>
          </table:table-cell>
          <table:table-cell ns41:value-type="float" table:style-name="ce94" office:value="2499" office:value-type="float">
            <text:p>2499</text:p>
          </table:table-cell>
          <table:table-cell ns41:value-type="float" table:style-name="ce94" office:value="2539" office:value-type="float">
            <text:p>2539</text:p>
          </table:table-cell>
          <table:table-cell ns41:value-type="float" table:style-name="ce94" office:value="62" office:value-type="float">
            <text:p>62</text:p>
          </table:table-cell>
          <table:table-cell ns41:value-type="float" table:style-name="ce95" office:value="47" office:value-type="float">
            <text:p>47</text:p>
          </table:table-cell>
          <table:table-cell ns41:value-type="float" table:style-name="ce56" office:value="1009" office:value-type="float">
            <text:p>1009</text:p>
          </table:table-cell>
          <table:table-cell ns41:value-type="float" table:style-name="ce63" office:value="11065" office:value-type="float">
            <text:p>1106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table-cell ns41:value-type="string" table:number-rows-spanned="15" table:style-name="ce9" table:number-columns-spanned="1" office:value-type="string">
            <text:p><text:span text:style-name="T1">Avereest</text:span><text:span text:style-name="T2"> (Geene kom)</text:span></text:p>
          </table:table-cell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A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38" office:value-type="float">
            <text:p>38</text:p>
          </table:table-cell>
          <table:table-cell table:style-name="ce94" table:number-columns-repeated="4"/>
          <table:table-cell ns41:value-type="float" table:style-name="ce94" office:value="91" office:value-type="float">
            <text:p>91</text:p>
          </table:table-cell>
          <table:table-cell ns41:value-type="float" table:style-name="ce94" office:value="87" office:value-type="float">
            <text:p>87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00" office:value-type="float">
            <text:p>100</text:p>
          </table:table-cell>
          <table:table-cell ns41:value-type="float" table:style-name="ce94" office:value="90" office:value-type="float">
            <text:p>90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43" office:value-type="float">
            <text:p>143</text:p>
          </table:table-cell>
          <table:table-cell ns41:value-type="float" table:style-name="ce63" office:value="11190" office:value-type="float">
            <text:p>11190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B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39" office:value-type="float">
            <text:p>139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336" office:value-type="float">
            <text:p>336</text:p>
          </table:table-cell>
          <table:table-cell ns41:value-type="float" table:style-name="ce94" office:value="354" office:value-type="float">
            <text:p>354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345" office:value-type="float">
            <text:p>345</text:p>
          </table:table-cell>
          <table:table-cell ns41:value-type="float" table:style-name="ce94" office:value="355" office:value-type="float">
            <text:p>355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5" office:value="7" office:value-type="float">
            <text:p>7</text:p>
          </table:table-cell>
          <table:table-cell ns41:value-type="float" table:style-name="ce56" office:value="143" office:value-type="float">
            <text:p>143</text:p>
          </table:table-cell>
          <table:table-cell ns41:value-type="float" table:style-name="ce63" office:value="11190" office:value-type="float">
            <text:p>11190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C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38" office:value-type="float">
            <text:p>138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266" office:value-type="float">
            <text:p>266</text:p>
          </table:table-cell>
          <table:table-cell ns41:value-type="float" table:style-name="ce94" office:value="278" office:value-type="float">
            <text:p>278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77" office:value-type="float">
            <text:p>277</text:p>
          </table:table-cell>
          <table:table-cell ns41:value-type="float" table:style-name="ce94" office:value="283" office:value-type="float">
            <text:p>283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43" office:value-type="float">
            <text:p>143</text:p>
          </table:table-cell>
          <table:table-cell ns41:value-type="float" table:style-name="ce63" office:value="11190" office:value-type="float">
            <text:p>11190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D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262" office:value-type="float">
            <text:p>262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604" office:value-type="float">
            <text:p>604</text:p>
          </table:table-cell>
          <table:table-cell ns41:value-type="float" table:style-name="ce94" office:value="624" office:value-type="float">
            <text:p>624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630" office:value-type="float">
            <text:p>630</text:p>
          </table:table-cell>
          <table:table-cell ns41:value-type="float" table:style-name="ce94" office:value="634" office:value-type="float">
            <text:p>634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43" office:value-type="float">
            <text:p>143</text:p>
          </table:table-cell>
          <table:table-cell ns41:value-type="float" table:style-name="ce63" office:value="11190" office:value-type="float">
            <text:p>11190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E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00" office:value-type="float">
            <text:p>100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216" office:value-type="float">
            <text:p>216</text:p>
          </table:table-cell>
          <table:table-cell ns41:value-type="float" table:style-name="ce94" office:value="209" office:value-type="float">
            <text:p>209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19" office:value-type="float">
            <text:p>219</text:p>
          </table:table-cell>
          <table:table-cell ns41:value-type="float" table:style-name="ce94" office:value="210" office:value-type="float">
            <text:p>210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43" office:value-type="float">
            <text:p>143</text:p>
          </table:table-cell>
          <table:table-cell ns41:value-type="float" table:style-name="ce63" office:value="11190" office:value-type="float">
            <text:p>11190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F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56" office:value-type="float">
            <text:p>156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350" office:value-type="float">
            <text:p>350</text:p>
          </table:table-cell>
          <table:table-cell ns41:value-type="float" table:style-name="ce94" office:value="353" office:value-type="float">
            <text:p>353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374" office:value-type="float">
            <text:p>374</text:p>
          </table:table-cell>
          <table:table-cell ns41:value-type="float" table:style-name="ce94" office:value="363" office:value-type="float">
            <text:p>363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5" office:value="6" office:value-type="float">
            <text:p>6</text:p>
          </table:table-cell>
          <table:table-cell ns41:value-type="float" table:style-name="ce56" office:value="143" office:value-type="float">
            <text:p>143</text:p>
          </table:table-cell>
          <table:table-cell ns41:value-type="float" table:style-name="ce63" office:value="11190" office:value-type="float">
            <text:p>11190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G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96" office:value-type="float">
            <text:p>96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240" office:value-type="float">
            <text:p>240</text:p>
          </table:table-cell>
          <table:table-cell ns41:value-type="float" table:style-name="ce94" office:value="216" office:value-type="float">
            <text:p>216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254" office:value-type="float">
            <text:p>254</text:p>
          </table:table-cell>
          <table:table-cell ns41:value-type="float" table:style-name="ce94" office:value="218" office:value-type="float">
            <text:p>218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43" office:value-type="float">
            <text:p>143</text:p>
          </table:table-cell>
          <table:table-cell ns41:value-type="float" table:style-name="ce63" office:value="11190" office:value-type="float">
            <text:p>11190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H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54" office:value-type="float">
            <text:p>54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26" office:value-type="float">
            <text:p>126</text:p>
          </table:table-cell>
          <table:table-cell ns41:value-type="float" table:style-name="ce94" office:value="129" office:value-type="float">
            <text:p>129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126" office:value-type="float">
            <text:p>126</text:p>
          </table:table-cell>
          <table:table-cell ns41:value-type="float" table:style-name="ce94" office:value="130" office:value-type="float">
            <text:p>130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43" office:value-type="float">
            <text:p>143</text:p>
          </table:table-cell>
          <table:table-cell ns41:value-type="float" table:style-name="ce63" office:value="11190" office:value-type="float">
            <text:p>11190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I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33" office:value-type="float">
            <text:p>133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337" office:value-type="float">
            <text:p>337</text:p>
          </table:table-cell>
          <table:table-cell ns41:value-type="float" table:style-name="ce94" office:value="301" office:value-type="float">
            <text:p>301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351" office:value-type="float">
            <text:p>351</text:p>
          </table:table-cell>
          <table:table-cell ns41:value-type="float" table:style-name="ce94" office:value="309" office:value-type="float">
            <text:p>309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5" office:value="4" office:value-type="float">
            <text:p>4</text:p>
          </table:table-cell>
          <table:table-cell ns41:value-type="float" table:style-name="ce56" office:value="143" office:value-type="float">
            <text:p>143</text:p>
          </table:table-cell>
          <table:table-cell ns41:value-type="float" table:style-name="ce63" office:value="11190" office:value-type="float">
            <text:p>11190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K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85" office:value-type="float">
            <text:p>85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233" office:value-type="float">
            <text:p>233</text:p>
          </table:table-cell>
          <table:table-cell ns41:value-type="float" table:style-name="ce94" office:value="218" office:value-type="float">
            <text:p>218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242" office:value-type="float">
            <text:p>242</text:p>
          </table:table-cell>
          <table:table-cell ns41:value-type="float" table:style-name="ce94" office:value="220" office:value-type="float">
            <text:p>220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43" office:value-type="float">
            <text:p>143</text:p>
          </table:table-cell>
          <table:table-cell ns41:value-type="float" table:style-name="ce63" office:value="11190" office:value-type="float">
            <text:p>11190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3"/>
          <table:table-cell ns41:value-type="string" table:style-name="ce93" office:value-type="string">
            <text:p>Dedemsvaart</text:p>
          </table:table-cell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142" office:value-type="float">
            <text:p>142</text:p>
          </table:table-cell>
          <table:table-cell table:style-name="ce94"/>
          <table:table-cell ns41:value-type="float" table:style-name="ce94" office:value="30" office:value-type="float">
            <text:p>30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4" office:value="296" office:value-type="float">
            <text:p>296</text:p>
          </table:table-cell>
          <table:table-cell ns41:value-type="float" table:style-name="ce94" office:value="262" office:value-type="float">
            <text:p>262</text:p>
          </table:table-cell>
          <table:table-cell ns41:value-type="float" table:style-name="ce94" office:value="326" office:value-type="float">
            <text:p>326</text:p>
          </table:table-cell>
          <table:table-cell ns41:value-type="float" table:style-name="ce94" office:value="288" office:value-type="float">
            <text:p>288</text:p>
          </table:table-cell>
          <table:table-cell table:style-name="ce94"/>
          <table:table-cell table:style-name="ce95"/>
          <table:table-cell ns41:value-type="float" table:style-name="ce56" office:value="143" office:value-type="float">
            <text:p>143</text:p>
          </table:table-cell>
          <table:table-cell ns41:value-type="float" table:style-name="ce63" office:value="11190" office:value-type="float">
            <text:p>11190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8" office:value-type="float">
            <text:p>8</text:p>
          </table:table-cell>
          <table:table-cell table:style-name="ce94" table:number-columns-repeated="6"/>
          <table:table-cell ns41:value-type="float" table:style-name="ce94" office:value="16" office:value-type="float">
            <text:p>16</text:p>
          </table:table-cell>
          <table:table-cell ns41:value-type="float" table:style-name="ce95" office:value="14" office:value-type="float">
            <text:p>14</text:p>
          </table:table-cell>
          <table:table-cell ns41:value-type="float" table:style-name="ce56" office:value="143" office:value-type="float">
            <text:p>143</text:p>
          </table:table-cell>
          <table:table-cell ns41:value-type="float" table:style-name="ce63" office:value="11190" office:value-type="float">
            <text:p>11190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201" office:value-type="float">
            <text:p>1201</text:p>
          </table:table-cell>
          <table:table-cell ns41:value-type="float" table:style-name="ce94" office:value="45" office:value-type="float">
            <text:p>45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42" office:value-type="float">
            <text:p>142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2829" office:value-type="float">
            <text:p>2829</text:p>
          </table:table-cell>
          <table:table-cell ns41:value-type="float" table:style-name="ce94" office:value="2795" office:value-type="float">
            <text:p>2795</text:p>
          </table:table-cell>
          <table:table-cell ns41:value-type="float" table:style-name="ce94" office:value="415" office:value-type="float">
            <text:p>415</text:p>
          </table:table-cell>
          <table:table-cell ns41:value-type="float" table:style-name="ce94" office:value="305" office:value-type="float">
            <text:p>305</text:p>
          </table:table-cell>
          <table:table-cell ns41:value-type="float" table:style-name="ce94" office:value="3244" office:value-type="float">
            <text:p>3244</text:p>
          </table:table-cell>
          <table:table-cell ns41:value-type="float" table:style-name="ce94" office:value="3100" office:value-type="float">
            <text:p>3100</text:p>
          </table:table-cell>
          <table:table-cell ns41:value-type="float" table:style-name="ce94" office:value="89" office:value-type="float">
            <text:p>89</text:p>
          </table:table-cell>
          <table:table-cell ns41:value-type="float" table:style-name="ce95" office:value="54" office:value-type="float">
            <text:p>54</text:p>
          </table:table-cell>
          <table:table-cell ns41:value-type="float" table:style-name="ce56" office:value="143" office:value-type="float">
            <text:p>143</text:p>
          </table:table-cell>
          <table:table-cell ns41:value-type="float" table:style-name="ce63" office:value="11190" office:value-type="float">
            <text:p>11190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ce93" office:value-type="string">
            <text:p>Pers</text:p>
          </table:table-cell>
          <table:table-cell table:style-name="ce93" table:number-columns-repeated="3"/>
          <table:table-cell table:style-name="ce36"/>
          <table:table-cell table:style-name="ce23"/>
          <table:table-cell table:style-name="ce42"/>
          <table:table-cell table:style-name="ce94" table:number-columns-repeated="6"/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table:style-name="ce95"/>
          <table:table-cell ns41:value-type="float" table:style-name="ce56" office:value="143" office:value-type="float">
            <text:p>143</text:p>
          </table:table-cell>
          <table:table-cell ns41:value-type="float" table:style-name="ce63" office:value="11190" office:value-type="float">
            <text:p>11190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ce93" office:value-type="string">
            <text:p>A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201" office:value-type="float">
            <text:p>1201</text:p>
          </table:table-cell>
          <table:table-cell ns41:value-type="float" table:style-name="ce94" office:value="45" office:value-type="float">
            <text:p>45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42" office:value-type="float">
            <text:p>142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2829" office:value-type="float">
            <text:p>2829</text:p>
          </table:table-cell>
          <table:table-cell ns41:value-type="float" table:style-name="ce94" office:value="2795" office:value-type="float">
            <text:p>2795</text:p>
          </table:table-cell>
          <table:table-cell ns41:value-type="float" table:style-name="ce94" office:value="417" office:value-type="float">
            <text:p>417</text:p>
          </table:table-cell>
          <table:table-cell ns41:value-type="float" table:style-name="ce94" office:value="305" office:value-type="float">
            <text:p>305</text:p>
          </table:table-cell>
          <table:table-cell ns41:value-type="float" table:style-name="ce94" office:value="3246" office:value-type="float">
            <text:p>3246</text:p>
          </table:table-cell>
          <table:table-cell ns41:value-type="float" table:style-name="ce94" office:value="3100" office:value-type="float">
            <text:p>3100</text:p>
          </table:table-cell>
          <table:table-cell ns41:value-type="float" table:style-name="ce94" office:value="89" office:value-type="float">
            <text:p>89</text:p>
          </table:table-cell>
          <table:table-cell ns41:value-type="float" table:style-name="ce95" office:value="54" office:value-type="float">
            <text:p>54</text:p>
          </table:table-cell>
          <table:table-cell ns41:value-type="float" table:style-name="ce56" office:value="143" office:value-type="float">
            <text:p>143</text:p>
          </table:table-cell>
          <table:table-cell ns41:value-type="float" table:style-name="ce63" office:value="11190" office:value-type="float">
            <text:p>11190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table-cell ns41:value-type="string" table:number-rows-spanned="8" table:style-name="ce8" table:number-columns-spanned="1" office:value-type="string">
            <text:p>Bathmen</text:p>
          </table:table-cell>
          <table:table-cell ns41:value-type="string" table:style-name="ce93" office:value-type="string">
            <text:p>Kom</text:p>
          </table:table-cell>
          <table:table-cell table:style-name="ce93"/>
          <table:table-cell ns41:value-type="string" table:style-name="ce93" office:value-type="string">
            <text:p>Dorp</text:p>
          </table:table-cell>
          <table:table-cell table:style-name="ce93"/>
          <table:table-cell table:style-name="ce36"/>
          <table:table-cell table:style-name="ce23"/>
          <table:table-cell ns41:value-type="float" table:style-name="ce42" office:value="38" office:value-type="float">
            <text:p>38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84" office:value-type="float">
            <text:p>84</text:p>
          </table:table-cell>
          <table:table-cell ns41:value-type="float" table:style-name="ce94" office:value="83" office:value-type="float">
            <text:p>83</text:p>
          </table:table-cell>
          <table:table-cell ns41:value-type="float" office:value="5" table:style-name="ce94" table:number-columns-repeated="2" office:value-type="float">
            <text:p>5</text:p>
          </table:table-cell>
          <table:table-cell ns41:value-type="float" table:style-name="ce94" office:value="89" office:value-type="float">
            <text:p>89</text:p>
          </table:table-cell>
          <table:table-cell ns41:value-type="float" table:style-name="ce94" office:value="88" office:value-type="float">
            <text:p>88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44" office:value-type="float">
            <text:p>144</text:p>
          </table:table-cell>
          <table:table-cell ns41:value-type="float" table:style-name="ce63" office:value="11030" office:value-type="float">
            <text:p>1103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table:style-name="ce93"/>
          <table:table-cell ns41:value-type="string" table:style-name="ce93" office:value-type="string">
            <text:p>Dorp</text:p>
          </table:table-cell>
          <table:table-cell table:style-name="ce93"/>
          <table:table-cell table:style-name="ce36"/>
          <table:table-cell table:style-name="ce23"/>
          <table:table-cell ns41:value-type="float" table:style-name="ce42" office:value="65" office:value-type="float">
            <text:p>65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37" office:value-type="float">
            <text:p>137</text:p>
          </table:table-cell>
          <table:table-cell ns41:value-type="float" table:style-name="ce94" office:value="130" office:value-type="float">
            <text:p>130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40" office:value-type="float">
            <text:p>140</text:p>
          </table:table-cell>
          <table:table-cell ns41:value-type="float" table:style-name="ce94" office:value="131" office:value-type="float">
            <text:p>131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44" office:value-type="float">
            <text:p>144</text:p>
          </table:table-cell>
          <table:table-cell ns41:value-type="float" table:style-name="ce63" office:value="11030" office:value-type="float">
            <text:p>1103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Dortherhoek</text:p>
          </table:table-cell>
          <table:table-cell table:style-name="ce36"/>
          <table:table-cell table:style-name="ce23"/>
          <table:table-cell ns41:value-type="float" table:style-name="ce42" office:value="51" office:value-type="float">
            <text:p>51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table:style-name="ce94" table:number-columns-repeated="2"/>
          <table:table-cell ns41:value-type="float" table:style-name="ce94" office:value="134" office:value-type="float">
            <text:p>134</text:p>
          </table:table-cell>
          <table:table-cell ns41:value-type="float" table:style-name="ce94" office:value="136" office:value-type="float">
            <text:p>136</text:p>
          </table:table-cell>
          <table:table-cell ns41:value-type="float" office:value="3" table:style-name="ce94" table:number-columns-repeated="2" office:value-type="float">
            <text:p>3</text:p>
          </table:table-cell>
          <table:table-cell ns41:value-type="float" table:style-name="ce94" office:value="137" office:value-type="float">
            <text:p>137</text:p>
          </table:table-cell>
          <table:table-cell ns41:value-type="float" table:style-name="ce94" office:value="139" office:value-type="float">
            <text:p>139</text:p>
          </table:table-cell>
          <table:table-cell table:style-name="ce94"/>
          <table:table-cell ns41:value-type="float" table:style-name="ce95" office:value="4" office:value-type="float">
            <text:p>4</text:p>
          </table:table-cell>
          <table:table-cell ns41:value-type="float" table:style-name="ce56" office:value="144" office:value-type="float">
            <text:p>144</text:p>
          </table:table-cell>
          <table:table-cell ns41:value-type="float" table:style-name="ce63" office:value="11030" office:value-type="float">
            <text:p>1103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Zuid-Loo</text:p>
          </table:table-cell>
          <table:table-cell table:style-name="ce36"/>
          <table:table-cell table:style-name="ce23"/>
          <table:table-cell ns41:value-type="float" table:style-name="ce42" office:value="52" office:value-type="float">
            <text:p>52</text:p>
          </table:table-cell>
          <table:table-cell table:style-name="ce94" table:number-columns-repeated="4"/>
          <table:table-cell ns41:value-type="float" table:style-name="ce94" office:value="131" office:value-type="float">
            <text:p>131</text:p>
          </table:table-cell>
          <table:table-cell ns41:value-type="float" table:style-name="ce94" office:value="127" office:value-type="float">
            <text:p>127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34" office:value-type="float">
            <text:p>134</text:p>
          </table:table-cell>
          <table:table-cell ns41:value-type="float" table:style-name="ce94" office:value="128" office:value-type="float">
            <text:p>128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44" office:value-type="float">
            <text:p>144</text:p>
          </table:table-cell>
          <table:table-cell ns41:value-type="float" table:style-name="ce63" office:value="11030" office:value-type="float">
            <text:p>1103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Loo</text:p>
          </table:table-cell>
          <table:table-cell table:style-name="ce36"/>
          <table:table-cell table:style-name="ce23"/>
          <table:table-cell ns41:value-type="float" table:style-name="ce42" office:value="77" office:value-type="float">
            <text:p>77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200" office:value-type="float">
            <text:p>200</text:p>
          </table:table-cell>
          <table:table-cell ns41:value-type="float" table:style-name="ce94" office:value="169" office:value-type="float">
            <text:p>169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201" office:value-type="float">
            <text:p>201</text:p>
          </table:table-cell>
          <table:table-cell ns41:value-type="float" table:style-name="ce94" office:value="176" office:value-type="float">
            <text:p>176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44" office:value-type="float">
            <text:p>144</text:p>
          </table:table-cell>
          <table:table-cell ns41:value-type="float" table:style-name="ce63" office:value="11030" office:value-type="float">
            <text:p>1103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38" office:value-type="float">
            <text:p>38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84" office:value-type="float">
            <text:p>84</text:p>
          </table:table-cell>
          <table:table-cell ns41:value-type="float" table:style-name="ce94" office:value="83" office:value-type="float">
            <text:p>83</text:p>
          </table:table-cell>
          <table:table-cell ns41:value-type="float" office:value="5" table:style-name="ce94" table:number-columns-repeated="2" office:value-type="float">
            <text:p>5</text:p>
          </table:table-cell>
          <table:table-cell ns41:value-type="float" table:style-name="ce94" office:value="89" office:value-type="float">
            <text:p>89</text:p>
          </table:table-cell>
          <table:table-cell ns41:value-type="float" table:style-name="ce94" office:value="88" office:value-type="float">
            <text:p>88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44" office:value-type="float">
            <text:p>144</text:p>
          </table:table-cell>
          <table:table-cell ns41:value-type="float" table:style-name="ce63" office:value="11030" office:value-type="float">
            <text:p>1103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245" office:value-type="float">
            <text:p>245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602" office:value-type="float">
            <text:p>602</text:p>
          </table:table-cell>
          <table:table-cell ns41:value-type="float" table:style-name="ce94" office:value="562" office:value-type="float">
            <text:p>562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612" office:value-type="float">
            <text:p>612</text:p>
          </table:table-cell>
          <table:table-cell ns41:value-type="float" table:style-name="ce94" office:value="574" office:value-type="float">
            <text:p>574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5" office:value="10" office:value-type="float">
            <text:p>10</text:p>
          </table:table-cell>
          <table:table-cell ns41:value-type="float" table:style-name="ce56" office:value="144" office:value-type="float">
            <text:p>144</text:p>
          </table:table-cell>
          <table:table-cell ns41:value-type="float" table:style-name="ce63" office:value="11030" office:value-type="float">
            <text:p>1103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283" office:value-type="float">
            <text:p>283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686" office:value-type="float">
            <text:p>686</text:p>
          </table:table-cell>
          <table:table-cell ns41:value-type="float" table:style-name="ce94" office:value="645" office:value-type="float">
            <text:p>645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701" office:value-type="float">
            <text:p>701</text:p>
          </table:table-cell>
          <table:table-cell ns41:value-type="float" table:style-name="ce94" office:value="662" office:value-type="float">
            <text:p>662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5" office:value="13" office:value-type="float">
            <text:p>13</text:p>
          </table:table-cell>
          <table:table-cell ns41:value-type="float" table:style-name="ce56" office:value="144" office:value-type="float">
            <text:p>144</text:p>
          </table:table-cell>
          <table:table-cell ns41:value-type="float" table:style-name="ce63" office:value="11030" office:value-type="float">
            <text:p>1103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10">
          <table:table-cell ns41:value-type="string" table:number-rows-spanned="3" table:style-name="ce9" table:number-columns-spanned="1" office:value-type="string">
            <text:p><text:span text:style-name="T1">Blankenham</text:span><text:span text:style-name="T2"> (Geene kom)</text:span></text:p>
          </table:table-cell>
          <table:table-cell table:style-name="ce93"/>
          <table:table-cell ns41:value-type="string" table:style-name="ce93" office:value-type="string">
            <text:p>I</text:p>
          </table:table-cell>
          <table:table-cell table:style-name="ce93" table:number-columns-repeated="2"/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102" office:value-type="float">
            <text:p>102</text:p>
          </table:table-cell>
          <table:table-cell table:style-name="ce94" table:number-columns-repeated="4"/>
          <table:table-cell ns41:value-type="float" table:style-name="ce94" office:value="252" office:value-type="float">
            <text:p>252</text:p>
          </table:table-cell>
          <table:table-cell ns41:value-type="float" table:style-name="ce94" office:value="257" office:value-type="float">
            <text:p>257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59" office:value-type="float">
            <text:p>259</text:p>
          </table:table-cell>
          <table:table-cell ns41:value-type="float" table:style-name="ce94" office:value="261" office:value-type="float">
            <text:p>261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5" office:value="7" office:value-type="float">
            <text:p>7</text:p>
          </table:table-cell>
          <table:table-cell ns41:value-type="float" table:style-name="ce56" office:value="145" office:value-type="float">
            <text:p>145</text:p>
          </table:table-cell>
          <table:table-cell ns41:value-type="float" table:style-name="ce63" office:value="10320" office:value-type="float">
            <text:p>10320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3" office:value-type="float">
            <text:p>3</text:p>
          </table:table-cell>
          <table:table-cell ns41:value-type="float" table:style-name="ce87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1" office:value-type="float">
            <text:p>1</text:p>
          </table:table-cell>
          <table:table-cell table:style-name="ce94" table:number-columns-repeated="6"/>
          <table:table-cell ns41:value-type="float" table:style-name="ce94" office:value="2" office:value-type="float">
            <text:p>2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45" office:value-type="float">
            <text:p>145</text:p>
          </table:table-cell>
          <table:table-cell ns41:value-type="float" table:style-name="ce63" office:value="10320" office:value-type="float">
            <text:p>1032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02" office:value-type="float">
            <text:p>102</text:p>
          </table:table-cell>
          <table:table-cell table:style-name="ce94" table:number-columns-repeated="3"/>
          <table:table-cell ns41:value-type="float" table:style-name="ce94" office:value="1" office:value-type="float">
            <text:p>1</text:p>
          </table:table-cell>
          <table:table-cell ns41:value-type="float" table:style-name="ce94" office:value="252" office:value-type="float">
            <text:p>252</text:p>
          </table:table-cell>
          <table:table-cell ns41:value-type="float" table:style-name="ce94" office:value="257" office:value-type="float">
            <text:p>257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59" office:value-type="float">
            <text:p>259</text:p>
          </table:table-cell>
          <table:table-cell ns41:value-type="float" table:style-name="ce94" office:value="261" office:value-type="float">
            <text:p>261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5" office:value="10" office:value-type="float">
            <text:p>10</text:p>
          </table:table-cell>
          <table:table-cell ns41:value-type="float" table:style-name="ce56" office:value="145" office:value-type="float">
            <text:p>145</text:p>
          </table:table-cell>
          <table:table-cell ns41:value-type="float" table:style-name="ce63" office:value="10320" office:value-type="float">
            <text:p>1032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table-cell ns41:value-type="string" table:number-rows-spanned="10" table:style-name="ce8" table:number-columns-spanned="1" office:value-type="string">
            <text:p>Blokzijl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I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00" office:value-type="float">
            <text:p>100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193" office:value-type="float">
            <text:p>193</text:p>
          </table:table-cell>
          <table:table-cell ns41:value-type="float" table:style-name="ce94" office:value="187" office:value-type="float">
            <text:p>187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96" office:value-type="float">
            <text:p>196</text:p>
          </table:table-cell>
          <table:table-cell ns41:value-type="float" table:style-name="ce94" office:value="189" office:value-type="float">
            <text:p>189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4" office:value-type="float">
            <text:p>4</text:p>
          </table:table-cell>
          <table:table-cell ns41:value-type="float" table:style-name="ce56" office:value="146" office:value-type="float">
            <text:p>146</text:p>
          </table:table-cell>
          <table:table-cell ns41:value-type="float" table:style-name="ce63" office:value="10689" office:value-type="float">
            <text:p>1068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I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96" office:value-type="float">
            <text:p>96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156" office:value-type="float">
            <text:p>156</text:p>
          </table:table-cell>
          <table:table-cell ns41:value-type="float" table:style-name="ce94" office:value="182" office:value-type="float">
            <text:p>182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63" office:value-type="float">
            <text:p>163</text:p>
          </table:table-cell>
          <table:table-cell ns41:value-type="float" table:style-name="ce94" office:value="184" office:value-type="float">
            <text:p>18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46" office:value-type="float">
            <text:p>146</text:p>
          </table:table-cell>
          <table:table-cell ns41:value-type="float" table:style-name="ce63" office:value="10689" office:value-type="float">
            <text:p>1068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II</text:p>
          </table:table-cell>
          <table:table-cell table:style-name="ce93" table:number-columns-repeated="2"/>
          <table:table-cell ns41:value-type="string" table:style-name="ce36" office:value-type="string">
            <text:p>Hervormde Wees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office:value="3" table:style-name="ce94" table:number-columns-repeated="2" office:value-type="float">
            <text:p>3</text:p>
          </table:table-cell>
          <table:table-cell table:style-name="ce94" table:number-columns-repeated="2"/>
          <table:table-cell ns41:value-type="float" office:value="3" table:style-name="ce94" table:number-columns-repeated="2" office:value-type="float">
            <text:p>3</text:p>
          </table:table-cell>
          <table:table-cell table:style-name="ce94"/>
          <table:table-cell ns41:value-type="float" table:style-name="ce95" office:value="1" office:value-type="float">
            <text:p>1</text:p>
          </table:table-cell>
          <table:table-cell ns41:value-type="float" table:style-name="ce56" office:value="146" office:value-type="float">
            <text:p>146</text:p>
          </table:table-cell>
          <table:table-cell ns41:value-type="float" table:style-name="ce63" office:value="10689" office:value-type="float">
            <text:p>1068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66" office:value-type="float">
            <text:p>66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122" office:value-type="float">
            <text:p>122</text:p>
          </table:table-cell>
          <table:table-cell ns41:value-type="float" table:style-name="ce94" office:value="148" office:value-type="float">
            <text:p>148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24" office:value-type="float">
            <text:p>124</text:p>
          </table:table-cell>
          <table:table-cell ns41:value-type="float" table:style-name="ce94" office:value="152" office:value-type="float">
            <text:p>15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46" office:value-type="float">
            <text:p>146</text:p>
          </table:table-cell>
          <table:table-cell ns41:value-type="float" table:style-name="ce63" office:value="10689" office:value-type="float">
            <text:p>1068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V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64" office:value-type="float">
            <text:p>64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147" office:value-type="float">
            <text:p>147</text:p>
          </table:table-cell>
          <table:table-cell ns41:value-type="float" table:style-name="ce94" office:value="157" office:value-type="float">
            <text:p>157</text:p>
          </table:table-cell>
          <table:table-cell ns41:value-type="float" table:style-name="ce94" office:value="4" office:value-type="float">
            <text:p>4</text:p>
          </table:table-cell>
          <table:table-cell table:style-name="ce94"/>
          <table:table-cell ns41:value-type="float" table:style-name="ce94" office:value="151" office:value-type="float">
            <text:p>151</text:p>
          </table:table-cell>
          <table:table-cell ns41:value-type="float" table:style-name="ce94" office:value="157" office:value-type="float">
            <text:p>15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46" office:value-type="float">
            <text:p>146</text:p>
          </table:table-cell>
          <table:table-cell ns41:value-type="float" table:style-name="ce63" office:value="10689" office:value-type="float">
            <text:p>1068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table:style-name="ce93" table:number-columns-repeated="3"/>
          <table:table-cell ns41:value-type="string" table:style-name="ce36" office:value-type="string">
            <text:p>Schepen 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60" office:value-type="float">
            <text:p>60</text:p>
          </table:table-cell>
          <table:table-cell table:style-name="ce94"/>
          <table:table-cell ns41:value-type="float" table:style-name="ce94" office:value="139" office:value-type="float">
            <text:p>139</text:p>
          </table:table-cell>
          <table:table-cell ns41:value-type="float" table:style-name="ce94" office:value="127" office:value-type="float">
            <text:p>127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40" office:value-type="float">
            <text:p>140</text:p>
          </table:table-cell>
          <table:table-cell ns41:value-type="float" table:style-name="ce94" office:value="127" office:value-type="float">
            <text:p>127</text:p>
          </table:table-cell>
          <table:table-cell table:style-name="ce94"/>
          <table:table-cell table:style-name="ce95"/>
          <table:table-cell ns41:value-type="float" table:style-name="ce56" office:value="146" office:value-type="float">
            <text:p>146</text:p>
          </table:table-cell>
          <table:table-cell ns41:value-type="float" table:style-name="ce63" office:value="10689" office:value-type="float">
            <text:p>1068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8" office:value-type="float">
            <text:p>8</text:p>
          </table:table-cell>
          <table:table-cell table:style-name="ce94" table:number-columns-repeated="6"/>
          <table:table-cell ns41:value-type="float" table:style-name="ce94" office:value="20" office:value-type="float">
            <text:p>20</text:p>
          </table:table-cell>
          <table:table-cell ns41:value-type="float" table:style-name="ce95" office:value="14" office:value-type="float">
            <text:p>14</text:p>
          </table:table-cell>
          <table:table-cell ns41:value-type="float" table:style-name="ce56" office:value="146" office:value-type="float">
            <text:p>146</text:p>
          </table:table-cell>
          <table:table-cell ns41:value-type="float" table:style-name="ce63" office:value="10689" office:value-type="float">
            <text:p>1068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327" office:value-type="float">
            <text:p>327</text:p>
          </table:table-cell>
          <table:table-cell ns41:value-type="float" table:style-name="ce94" office:value="19" office:value-type="float">
            <text:p>19</text:p>
          </table:table-cell>
          <table:table-cell table:style-name="ce94" table:number-columns-repeated="3"/>
          <table:table-cell ns41:value-type="float" table:style-name="ce94" office:value="621" office:value-type="float">
            <text:p>621</text:p>
          </table:table-cell>
          <table:table-cell ns41:value-type="float" table:style-name="ce94" office:value="677" office:value-type="float">
            <text:p>677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637" office:value-type="float">
            <text:p>637</text:p>
          </table:table-cell>
          <table:table-cell ns41:value-type="float" table:style-name="ce94" office:value="685" office:value-type="float">
            <text:p>685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5" office:value="15" office:value-type="float">
            <text:p>15</text:p>
          </table:table-cell>
          <table:table-cell ns41:value-type="float" table:style-name="ce56" office:value="146" office:value-type="float">
            <text:p>146</text:p>
          </table:table-cell>
          <table:table-cell ns41:value-type="float" table:style-name="ce63" office:value="10689" office:value-type="float">
            <text:p>1068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60" office:value-type="float">
            <text:p>60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139" office:value-type="float">
            <text:p>139</text:p>
          </table:table-cell>
          <table:table-cell ns41:value-type="float" table:style-name="ce94" office:value="127" office:value-type="float">
            <text:p>127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40" office:value-type="float">
            <text:p>140</text:p>
          </table:table-cell>
          <table:table-cell ns41:value-type="float" table:style-name="ce94" office:value="127" office:value-type="float">
            <text:p>127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5" office:value="14" office:value-type="float">
            <text:p>14</text:p>
          </table:table-cell>
          <table:table-cell ns41:value-type="float" table:style-name="ce56" office:value="146" office:value-type="float">
            <text:p>146</text:p>
          </table:table-cell>
          <table:table-cell ns41:value-type="float" table:style-name="ce63" office:value="10689" office:value-type="float">
            <text:p>1068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327" office:value-type="float">
            <text:p>327</text:p>
          </table:table-cell>
          <table:table-cell ns41:value-type="float" table:style-name="ce94" office:value="19" office:value-type="float">
            <text:p>19</text:p>
          </table:table-cell>
          <table:table-cell table:style-name="ce94"/>
          <table:table-cell ns41:value-type="float" table:style-name="ce94" office:value="60" office:value-type="float">
            <text:p>60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760" office:value-type="float">
            <text:p>760</text:p>
          </table:table-cell>
          <table:table-cell ns41:value-type="float" table:style-name="ce94" office:value="804" office:value-type="float">
            <text:p>804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777" office:value-type="float">
            <text:p>777</text:p>
          </table:table-cell>
          <table:table-cell ns41:value-type="float" table:style-name="ce94" office:value="812" office:value-type="float">
            <text:p>812</text:p>
          </table:table-cell>
          <table:table-cell ns41:value-type="float" table:style-name="ce94" office:value="35" office:value-type="float">
            <text:p>35</text:p>
          </table:table-cell>
          <table:table-cell ns41:value-type="float" table:style-name="ce95" office:value="29" office:value-type="float">
            <text:p>29</text:p>
          </table:table-cell>
          <table:table-cell ns41:value-type="float" table:style-name="ce56" office:value="146" office:value-type="float">
            <text:p>146</text:p>
          </table:table-cell>
          <table:table-cell ns41:value-type="float" table:style-name="ce63" office:value="10689" office:value-type="float">
            <text:p>1068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table-cell ns41:value-type="string" table:number-rows-spanned="10" table:style-name="ce8" table:number-columns-spanned="1" office:value-type="string">
            <text:p>Borne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A</text:p>
          </table:table-cell>
          <table:table-cell ns41:value-type="string" table:style-name="ce93" office:value-type="string">
            <text:p>Dorp</text:p>
          </table:table-cell>
          <table:table-cell ns41:value-type="string" table:style-name="ce93" office:value-type="string">
            <text:p>Borne</text:p>
          </table:table-cell>
          <table:table-cell table:style-name="ce36"/>
          <table:table-cell table:style-name="ce23"/>
          <table:table-cell ns41:value-type="float" table:style-name="ce42" office:value="292" office:value-type="float">
            <text:p>292</text:p>
          </table:table-cell>
          <table:table-cell ns41:value-type="float" table:style-name="ce94" office:value="16" office:value-type="float">
            <text:p>16</text:p>
          </table:table-cell>
          <table:table-cell table:style-name="ce94" table:number-columns-repeated="3"/>
          <table:table-cell ns41:value-type="float" table:style-name="ce94" office:value="673" office:value-type="float">
            <text:p>673</text:p>
          </table:table-cell>
          <table:table-cell ns41:value-type="float" table:style-name="ce94" office:value="655" office:value-type="float">
            <text:p>655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692" office:value-type="float">
            <text:p>692</text:p>
          </table:table-cell>
          <table:table-cell ns41:value-type="float" table:style-name="ce94" office:value="668" office:value-type="float">
            <text:p>668</text:p>
          </table:table-cell>
          <table:table-cell ns41:value-type="float" table:style-name="ce94" office:value="30" office:value-type="float">
            <text:p>30</text:p>
          </table:table-cell>
          <table:table-cell ns41:value-type="float" table:style-name="ce95" office:value="17" office:value-type="float">
            <text:p>17</text:p>
          </table:table-cell>
          <table:table-cell ns41:value-type="float" table:style-name="ce56" office:value="147" office:value-type="float">
            <text:p>147</text:p>
          </table:table-cell>
          <table:table-cell ns41:value-type="float" table:style-name="ce63" office:value="10326" office:value-type="float">
            <text:p>1032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B</text:p>
          </table:table-cell>
          <table:table-cell table:style-name="ce93"/>
          <table:table-cell ns41:value-type="string" table:style-name="ce93" office:value-type="string">
            <text:p>Zuid-Zenderen</text:p>
          </table:table-cell>
          <table:table-cell table:style-name="ce36"/>
          <table:table-cell table:style-name="ce23"/>
          <table:table-cell ns41:value-type="float" table:style-name="ce42" office:value="262" office:value-type="float">
            <text:p>262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659" office:value-type="float">
            <text:p>659</text:p>
          </table:table-cell>
          <table:table-cell ns41:value-type="float" table:style-name="ce94" office:value="634" office:value-type="float">
            <text:p>634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666" office:value-type="float">
            <text:p>666</text:p>
          </table:table-cell>
          <table:table-cell ns41:value-type="float" table:style-name="ce94" office:value="643" office:value-type="float">
            <text:p>643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5" office:value="6" office:value-type="float">
            <text:p>6</text:p>
          </table:table-cell>
          <table:table-cell ns41:value-type="float" table:style-name="ce56" office:value="147" office:value-type="float">
            <text:p>147</text:p>
          </table:table-cell>
          <table:table-cell ns41:value-type="float" table:style-name="ce63" office:value="10326" office:value-type="float">
            <text:p>1032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C</text:p>
          </table:table-cell>
          <table:table-cell table:style-name="ce93"/>
          <table:table-cell ns41:value-type="string" table:style-name="ce93" office:value-type="string">
            <text:p>Bornerbroek</text:p>
          </table:table-cell>
          <table:table-cell table:style-name="ce36"/>
          <table:table-cell table:style-name="ce23"/>
          <table:table-cell ns41:value-type="float" table:style-name="ce42" office:value="119" office:value-type="float">
            <text:p>119</text:p>
          </table:table-cell>
          <table:table-cell ns41:value-type="float" table:style-name="ce94" office:value="9" office:value-type="float">
            <text:p>9</text:p>
          </table:table-cell>
          <table:table-cell table:style-name="ce94" table:number-columns-repeated="3"/>
          <table:table-cell ns41:value-type="float" table:style-name="ce94" office:value="279" office:value-type="float">
            <text:p>279</text:p>
          </table:table-cell>
          <table:table-cell ns41:value-type="float" table:style-name="ce94" office:value="274" office:value-type="float">
            <text:p>274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295" office:value-type="float">
            <text:p>295</text:p>
          </table:table-cell>
          <table:table-cell ns41:value-type="float" table:style-name="ce94" office:value="293" office:value-type="float">
            <text:p>293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5" office:value="10" office:value-type="float">
            <text:p>10</text:p>
          </table:table-cell>
          <table:table-cell ns41:value-type="float" table:style-name="ce56" office:value="147" office:value-type="float">
            <text:p>147</text:p>
          </table:table-cell>
          <table:table-cell ns41:value-type="float" table:style-name="ce63" office:value="10326" office:value-type="float">
            <text:p>1032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D</text:p>
          </table:table-cell>
          <table:table-cell table:style-name="ce93"/>
          <table:table-cell ns41:value-type="string" table:style-name="ce93" office:value-type="string">
            <text:p>Hertme</text:p>
          </table:table-cell>
          <table:table-cell table:style-name="ce36"/>
          <table:table-cell table:style-name="ce23"/>
          <table:table-cell ns41:value-type="float" table:style-name="ce42" office:value="54" office:value-type="float">
            <text:p>54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58" office:value-type="float">
            <text:p>158</text:p>
          </table:table-cell>
          <table:table-cell ns41:value-type="float" table:style-name="ce94" office:value="144" office:value-type="float">
            <text:p>144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62" office:value-type="float">
            <text:p>162</text:p>
          </table:table-cell>
          <table:table-cell ns41:value-type="float" table:style-name="ce94" office:value="149" office:value-type="float">
            <text:p>149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47" office:value-type="float">
            <text:p>147</text:p>
          </table:table-cell>
          <table:table-cell ns41:value-type="float" table:style-name="ce63" office:value="10326" office:value-type="float">
            <text:p>1032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E</text:p>
          </table:table-cell>
          <table:table-cell table:style-name="ce93"/>
          <table:table-cell ns41:value-type="string" table:style-name="ce93" office:value-type="string">
            <text:p>Zenderen</text:p>
          </table:table-cell>
          <table:table-cell ns41:value-type="string" table:style-name="ce36" office:value-type="string">
            <text:p>Het klooster der EE. PP. Karmelieten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33" office:value-type="float">
            <text:p>33</text:p>
          </table:table-cell>
          <table:table-cell table:style-name="ce94" table:number-columns-repeated="3"/>
          <table:table-cell ns41:value-type="float" table:style-name="ce94" office:value="33" office:value-type="float">
            <text:p>33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table:style-name="ce95"/>
          <table:table-cell ns41:value-type="float" table:style-name="ce56" office:value="147" office:value-type="float">
            <text:p>147</text:p>
          </table:table-cell>
          <table:table-cell ns41:value-type="float" table:style-name="ce63" office:value="10326" office:value-type="float">
            <text:p>1032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Het klooster der Religieusen Cammelissessen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14" office:value-type="float">
            <text:p>14</text:p>
          </table:table-cell>
          <table:table-cell table:style-name="ce94" table:number-columns-repeated="3"/>
          <table:table-cell ns41:value-type="float" table:style-name="ce94" office:value="14" office:value-type="float">
            <text:p>14</text:p>
          </table:table-cell>
          <table:table-cell table:style-name="ce94"/>
          <table:table-cell table:style-name="ce95"/>
          <table:table-cell ns41:value-type="float" table:style-name="ce56" office:value="147" office:value-type="float">
            <text:p>147</text:p>
          </table:table-cell>
          <table:table-cell ns41:value-type="float" table:style-name="ce63" office:value="10326" office:value-type="float">
            <text:p>1032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166" office:value-type="float">
            <text:p>166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413" office:value-type="float">
            <text:p>413</text:p>
          </table:table-cell>
          <table:table-cell ns41:value-type="float" table:style-name="ce94" office:value="406" office:value-type="float">
            <text:p>406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429" office:value-type="float">
            <text:p>429</text:p>
          </table:table-cell>
          <table:table-cell ns41:value-type="float" table:style-name="ce94" office:value="415" office:value-type="float">
            <text:p>415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47" office:value-type="float">
            <text:p>147</text:p>
          </table:table-cell>
          <table:table-cell ns41:value-type="float" table:style-name="ce63" office:value="10326" office:value-type="float">
            <text:p>1032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292" office:value-type="float">
            <text:p>292</text:p>
          </table:table-cell>
          <table:table-cell ns41:value-type="float" table:style-name="ce94" office:value="16" office:value-type="float">
            <text:p>16</text:p>
          </table:table-cell>
          <table:table-cell table:style-name="ce94" table:number-columns-repeated="3"/>
          <table:table-cell ns41:value-type="float" table:style-name="ce94" office:value="673" office:value-type="float">
            <text:p>673</text:p>
          </table:table-cell>
          <table:table-cell ns41:value-type="float" table:style-name="ce94" office:value="655" office:value-type="float">
            <text:p>655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692" office:value-type="float">
            <text:p>692</text:p>
          </table:table-cell>
          <table:table-cell ns41:value-type="float" table:style-name="ce94" office:value="668" office:value-type="float">
            <text:p>668</text:p>
          </table:table-cell>
          <table:table-cell ns41:value-type="float" table:style-name="ce94" office:value="30" office:value-type="float">
            <text:p>30</text:p>
          </table:table-cell>
          <table:table-cell ns41:value-type="float" table:style-name="ce95" office:value="17" office:value-type="float">
            <text:p>17</text:p>
          </table:table-cell>
          <table:table-cell ns41:value-type="float" table:style-name="ce56" office:value="147" office:value-type="float">
            <text:p>147</text:p>
          </table:table-cell>
          <table:table-cell ns41:value-type="float" table:style-name="ce63" office:value="10326" office:value-type="float">
            <text:p>1032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603" office:value-type="float">
            <text:p>603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1542" office:value-type="float">
            <text:p>1542</text:p>
          </table:table-cell>
          <table:table-cell ns41:value-type="float" table:style-name="ce94" office:value="1472" office:value-type="float">
            <text:p>1472</text:p>
          </table:table-cell>
          <table:table-cell ns41:value-type="float" table:style-name="ce94" office:value="43" office:value-type="float">
            <text:p>43</text:p>
          </table:table-cell>
          <table:table-cell ns41:value-type="float" table:style-name="ce94" office:value="42" office:value-type="float">
            <text:p>42</text:p>
          </table:table-cell>
          <table:table-cell ns41:value-type="float" table:style-name="ce94" office:value="1585" office:value-type="float">
            <text:p>1585</text:p>
          </table:table-cell>
          <table:table-cell ns41:value-type="float" table:style-name="ce94" office:value="1514" office:value-type="float">
            <text:p>1514</text:p>
          </table:table-cell>
          <table:table-cell ns41:value-type="float" table:style-name="ce94" office:value="30" office:value-type="float">
            <text:p>30</text:p>
          </table:table-cell>
          <table:table-cell ns41:value-type="float" table:style-name="ce95" office:value="19" office:value-type="float">
            <text:p>19</text:p>
          </table:table-cell>
          <table:table-cell ns41:value-type="float" table:style-name="ce56" office:value="147" office:value-type="float">
            <text:p>147</text:p>
          </table:table-cell>
          <table:table-cell ns41:value-type="float" table:style-name="ce63" office:value="10326" office:value-type="float">
            <text:p>1032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895" office:value-type="float">
            <text:p>895</text:p>
          </table:table-cell>
          <table:table-cell ns41:value-type="float" table:style-name="ce94" office:value="36" office:value-type="float">
            <text:p>36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2215" office:value-type="float">
            <text:p>2215</text:p>
          </table:table-cell>
          <table:table-cell ns41:value-type="float" table:style-name="ce94" office:value="2127" office:value-type="float">
            <text:p>2127</text:p>
          </table:table-cell>
          <table:table-cell ns41:value-type="float" table:style-name="ce94" office:value="62" office:value-type="float">
            <text:p>62</text:p>
          </table:table-cell>
          <table:table-cell ns41:value-type="float" table:style-name="ce94" office:value="55" office:value-type="float">
            <text:p>55</text:p>
          </table:table-cell>
          <table:table-cell ns41:value-type="float" table:style-name="ce94" office:value="2277" office:value-type="float">
            <text:p>2277</text:p>
          </table:table-cell>
          <table:table-cell ns41:value-type="float" table:style-name="ce94" office:value="2182" office:value-type="float">
            <text:p>2182</text:p>
          </table:table-cell>
          <table:table-cell ns41:value-type="float" table:style-name="ce94" office:value="60" office:value-type="float">
            <text:p>60</text:p>
          </table:table-cell>
          <table:table-cell ns41:value-type="float" table:style-name="ce95" office:value="36" office:value-type="float">
            <text:p>36</text:p>
          </table:table-cell>
          <table:table-cell ns41:value-type="float" table:style-name="ce56" office:value="147" office:value-type="float">
            <text:p>147</text:p>
          </table:table-cell>
          <table:table-cell ns41:value-type="float" table:style-name="ce63" office:value="10326" office:value-type="float">
            <text:p>1032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table-cell ns41:value-type="string" table:number-rows-spanned="18" table:style-name="ce8" table:number-columns-spanned="1" office:value-type="string">
            <text:p>Dalfsen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A</text:p>
          </table:table-cell>
          <table:table-cell table:style-name="ce93" table:number-columns-repeated="2"/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258" office:value-type="float">
            <text:p>258</text:p>
          </table:table-cell>
          <table:table-cell ns41:value-type="float" table:style-name="ce94" office:value="13" office:value-type="float">
            <text:p>13</text:p>
          </table:table-cell>
          <table:table-cell table:style-name="ce94" table:number-columns-repeated="3"/>
          <table:table-cell ns41:value-type="float" table:style-name="ce94" office:value="480" office:value-type="float">
            <text:p>480</text:p>
          </table:table-cell>
          <table:table-cell ns41:value-type="float" table:style-name="ce94" office:value="457" office:value-type="float">
            <text:p>457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499" office:value-type="float">
            <text:p>499</text:p>
          </table:table-cell>
          <table:table-cell ns41:value-type="float" table:style-name="ce94" office:value="469" office:value-type="float">
            <text:p>469</text:p>
          </table:table-cell>
          <table:table-cell ns41:value-type="float" table:style-name="ce94" office:value="33" office:value-type="float">
            <text:p>33</text:p>
          </table:table-cell>
          <table:table-cell ns41:value-type="float" table:style-name="ce95" office:value="18" office:value-type="float">
            <text:p>18</text:p>
          </table:table-cell>
          <table:table-cell ns41:value-type="float" table:style-name="ce56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2"/>
          <table:table-cell ns41:value-type="float" table:style-name="ce94" office:value="2" office:value-type="float">
            <text:p>2</text:p>
          </table:table-cell>
          <table:table-cell ns41:value-type="float" table:style-name="ce94" office:value="3" office:value-type="float">
            <text:p>3</text:p>
          </table:table-cell>
          <table:table-cell table:style-name="ce94"/>
          <table:table-cell table:style-name="ce95"/>
          <table:table-cell ns41:value-type="float" table:style-name="ce56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1" office:value-type="float">
            <text:p>1</text:p>
          </table:table-cell>
          <table:table-cell table:style-name="ce94" table:number-columns-repeated="6"/>
          <table:table-cell ns41:value-type="float" table:style-name="ce94" office:value="4" office:value-type="float">
            <text:p>4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B</text:p>
          </table:table-cell>
          <table:table-cell table:style-name="ce93" table:number-columns-repeated="2"/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255" office:value-type="float">
            <text:p>255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653" office:value-type="float">
            <text:p>653</text:p>
          </table:table-cell>
          <table:table-cell ns41:value-type="float" table:style-name="ce94" office:value="563" office:value-type="float">
            <text:p>563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663" office:value-type="float">
            <text:p>663</text:p>
          </table:table-cell>
          <table:table-cell ns41:value-type="float" table:style-name="ce94" office:value="576" office:value-type="float">
            <text:p>576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5" office:value="15" office:value-type="float">
            <text:p>15</text:p>
          </table:table-cell>
          <table:table-cell ns41:value-type="float" table:style-name="ce56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5" office:value-type="float">
            <text:p>5</text:p>
          </table:table-cell>
          <table:table-cell table:style-name="ce94" table:number-columns-repeated="6"/>
          <table:table-cell ns41:value-type="float" table:style-name="ce94" office:value="15" office:value-type="float">
            <text:p>15</text:p>
          </table:table-cell>
          <table:table-cell ns41:value-type="float" table:style-name="ce95" office:value="14" office:value-type="float">
            <text:p>14</text:p>
          </table:table-cell>
          <table:table-cell ns41:value-type="float" table:style-name="ce56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C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04" office:value-type="float">
            <text:p>104</text:p>
          </table:table-cell>
          <table:table-cell ns41:value-type="float" table:style-name="ce94" office:value="13" office:value-type="float">
            <text:p>13</text:p>
          </table:table-cell>
          <table:table-cell table:style-name="ce94" table:number-columns-repeated="3"/>
          <table:table-cell ns41:value-type="float" table:style-name="ce94" office:value="238" office:value-type="float">
            <text:p>238</text:p>
          </table:table-cell>
          <table:table-cell ns41:value-type="float" table:style-name="ce94" office:value="210" office:value-type="float">
            <text:p>210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242" office:value-type="float">
            <text:p>242</text:p>
          </table:table-cell>
          <table:table-cell ns41:value-type="float" table:style-name="ce94" office:value="217" office:value-type="float">
            <text:p>217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D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42" office:value-type="float">
            <text:p>42</text:p>
          </table:table-cell>
          <table:table-cell table:style-name="ce94" table:number-columns-repeated="4"/>
          <table:table-cell ns41:value-type="float" table:style-name="ce94" office:value="117" office:value-type="float">
            <text:p>117</text:p>
          </table:table-cell>
          <table:table-cell ns41:value-type="float" table:style-name="ce94" office:value="95" office:value-type="float">
            <text:p>95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21" office:value-type="float">
            <text:p>121</text:p>
          </table:table-cell>
          <table:table-cell ns41:value-type="float" table:style-name="ce94" office:value="96" office:value-type="float">
            <text:p>96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5" office:value="7" office:value-type="float">
            <text:p>7</text:p>
          </table:table-cell>
          <table:table-cell ns41:value-type="float" table:style-name="ce56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E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29" office:value-type="float">
            <text:p>29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88" office:value-type="float">
            <text:p>88</text:p>
          </table:table-cell>
          <table:table-cell ns41:value-type="float" table:style-name="ce94" office:value="66" office:value-type="float">
            <text:p>66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89" office:value-type="float">
            <text:p>89</text:p>
          </table:table-cell>
          <table:table-cell ns41:value-type="float" table:style-name="ce94" office:value="67" office:value-type="float">
            <text:p>67</text:p>
          </table:table-cell>
          <table:table-cell table:style-name="ce94"/>
          <table:table-cell ns41:value-type="float" table:style-name="ce95" office:value="1" office:value-type="float">
            <text:p>1</text:p>
          </table:table-cell>
          <table:table-cell ns41:value-type="float" table:style-name="ce56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F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55" office:value-type="float">
            <text:p>55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43" office:value-type="float">
            <text:p>143</text:p>
          </table:table-cell>
          <table:table-cell ns41:value-type="float" table:style-name="ce94" office:value="121" office:value-type="float">
            <text:p>121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44" office:value-type="float">
            <text:p>144</text:p>
          </table:table-cell>
          <table:table-cell ns41:value-type="float" table:style-name="ce94" office:value="121" office:value-type="float">
            <text:p>121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G</text:p>
          </table:table-cell>
          <table:table-cell table:style-name="ce93" table:number-columns-repeated="2"/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109" office:value-type="float">
            <text:p>109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282" office:value-type="float">
            <text:p>282</text:p>
          </table:table-cell>
          <table:table-cell ns41:value-type="float" table:style-name="ce94" office:value="246" office:value-type="float">
            <text:p>246</text:p>
          </table:table-cell>
          <table:table-cell ns41:value-type="float" office:value="5" table:style-name="ce94" table:number-columns-repeated="2" office:value-type="float">
            <text:p>5</text:p>
          </table:table-cell>
          <table:table-cell ns41:value-type="float" table:style-name="ce94" office:value="287" office:value-type="float">
            <text:p>287</text:p>
          </table:table-cell>
          <table:table-cell ns41:value-type="float" table:style-name="ce94" office:value="251" office:value-type="float">
            <text:p>251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5" office:value="9" office:value-type="float">
            <text:p>9</text:p>
          </table:table-cell>
          <table:table-cell ns41:value-type="float" table:style-name="ce56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1" office:value-type="float">
            <text:p>1</text:p>
          </table:table-cell>
          <table:table-cell table:style-name="ce94" table:number-columns-repeated="6"/>
          <table:table-cell ns41:value-type="float" table:style-name="ce94" office:value="3" office:value-type="float">
            <text:p>3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H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76" office:value-type="float">
            <text:p>76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93" office:value-type="float">
            <text:p>193</text:p>
          </table:table-cell>
          <table:table-cell ns41:value-type="float" table:style-name="ce94" office:value="182" office:value-type="float">
            <text:p>182</text:p>
          </table:table-cell>
          <table:table-cell table:style-name="ce94" table:number-columns-repeated="2"/>
          <table:table-cell ns41:value-type="float" table:style-name="ce94" office:value="193" office:value-type="float">
            <text:p>193</text:p>
          </table:table-cell>
          <table:table-cell ns41:value-type="float" table:style-name="ce94" office:value="182" office:value-type="float">
            <text:p>18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25" office:value-type="float">
            <text:p>25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64" office:value-type="float">
            <text:p>64</text:p>
          </table:table-cell>
          <table:table-cell ns41:value-type="float" table:style-name="ce94" office:value="45" office:value-type="float">
            <text:p>45</text:p>
          </table:table-cell>
          <table:table-cell table:style-name="ce94" table:number-columns-repeated="2"/>
          <table:table-cell ns41:value-type="float" table:style-name="ce94" office:value="64" office:value-type="float">
            <text:p>64</text:p>
          </table:table-cell>
          <table:table-cell ns41:value-type="float" table:style-name="ce94" office:value="45" office:value-type="float">
            <text:p>45</text:p>
          </table:table-cell>
          <table:table-cell table:style-name="ce94"/>
          <table:table-cell table:style-name="ce95"/>
          <table:table-cell ns41:value-type="float" table:style-name="ce56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K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32" office:value-type="float">
            <text:p>32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84" office:value-type="float">
            <text:p>84</text:p>
          </table:table-cell>
          <table:table-cell ns41:value-type="float" table:style-name="ce94" office:value="86" office:value-type="float">
            <text:p>86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86" office:value-type="float">
            <text:p>86</text:p>
          </table:table-cell>
          <table:table-cell ns41:value-type="float" table:style-name="ce94" office:value="87" office:value-type="float">
            <text:p>87</text:p>
          </table:table-cell>
          <table:table-cell table:style-name="ce94"/>
          <table:table-cell ns41:value-type="float" table:style-name="ce95" office:value="4" office:value-type="float">
            <text:p>4</text:p>
          </table:table-cell>
          <table:table-cell ns41:value-type="float" table:style-name="ce56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L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59" office:value-type="float">
            <text:p>159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437" office:value-type="float">
            <text:p>437</text:p>
          </table:table-cell>
          <table:table-cell ns41:value-type="float" table:style-name="ce94" office:value="350" office:value-type="float">
            <text:p>350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444" office:value-type="float">
            <text:p>444</text:p>
          </table:table-cell>
          <table:table-cell ns41:value-type="float" table:style-name="ce94" office:value="358" office:value-type="float">
            <text:p>358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6" office:value-type="float">
            <text:p>6</text:p>
          </table:table-cell>
          <table:table-cell ns41:value-type="float" table:style-name="ce56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258" office:value-type="float">
            <text:p>258</text:p>
          </table:table-cell>
          <table:table-cell ns41:value-type="float" table:style-name="ce94" office:value="13" office:value-type="float">
            <text:p>13</text:p>
          </table:table-cell>
          <table:table-cell table:style-name="ce94"/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482" office:value-type="float">
            <text:p>482</text:p>
          </table:table-cell>
          <table:table-cell ns41:value-type="float" table:style-name="ce94" office:value="460" office:value-type="float">
            <text:p>460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501" office:value-type="float">
            <text:p>501</text:p>
          </table:table-cell>
          <table:table-cell ns41:value-type="float" table:style-name="ce94" office:value="472" office:value-type="float">
            <text:p>472</text:p>
          </table:table-cell>
          <table:table-cell ns41:value-type="float" table:style-name="ce94" office:value="37" office:value-type="float">
            <text:p>37</text:p>
          </table:table-cell>
          <table:table-cell ns41:value-type="float" table:style-name="ce95" office:value="20" office:value-type="float">
            <text:p>20</text:p>
          </table:table-cell>
          <table:table-cell ns41:value-type="float" table:style-name="ce56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886" office:value-type="float">
            <text:p>886</text:p>
          </table:table-cell>
          <table:table-cell ns41:value-type="float" table:style-name="ce94" office:value="38" office:value-type="float">
            <text:p>38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6" office:value-type="float">
            <text:p>6</text:p>
          </table:table-cell>
          <table:table-cell ns41:value-type="float" table:style-name="ce94" office:value="2299" office:value-type="float">
            <text:p>2299</text:p>
          </table:table-cell>
          <table:table-cell ns41:value-type="float" table:style-name="ce94" office:value="1964" office:value-type="float">
            <text:p>1964</text:p>
          </table:table-cell>
          <table:table-cell ns41:value-type="float" table:style-name="ce94" office:value="34" office:value-type="float">
            <text:p>34</text:p>
          </table:table-cell>
          <table:table-cell ns41:value-type="float" table:style-name="ce94" office:value="36" office:value-type="float">
            <text:p>36</text:p>
          </table:table-cell>
          <table:table-cell ns41:value-type="float" table:style-name="ce94" office:value="2333" office:value-type="float">
            <text:p>2333</text:p>
          </table:table-cell>
          <table:table-cell ns41:value-type="float" table:style-name="ce94" office:value="2000" office:value-type="float">
            <text:p>2000</text:p>
          </table:table-cell>
          <table:table-cell ns41:value-type="float" table:style-name="ce94" office:value="62" office:value-type="float">
            <text:p>62</text:p>
          </table:table-cell>
          <table:table-cell ns41:value-type="float" table:style-name="ce95" office:value="66" office:value-type="float">
            <text:p>66</text:p>
          </table:table-cell>
          <table:table-cell ns41:value-type="float" table:style-name="ce56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144" office:value-type="float">
            <text:p>1144</text:p>
          </table:table-cell>
          <table:table-cell ns41:value-type="float" table:style-name="ce94" office:value="51" office:value-type="float">
            <text:p>51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2781" office:value-type="float">
            <text:p>2781</text:p>
          </table:table-cell>
          <table:table-cell ns41:value-type="float" table:style-name="ce94" office:value="2424" office:value-type="float">
            <text:p>2424</text:p>
          </table:table-cell>
          <table:table-cell ns41:value-type="float" table:style-name="ce94" office:value="53" office:value-type="float">
            <text:p>53</text:p>
          </table:table-cell>
          <table:table-cell ns41:value-type="float" table:style-name="ce94" office:value="48" office:value-type="float">
            <text:p>48</text:p>
          </table:table-cell>
          <table:table-cell ns41:value-type="float" table:style-name="ce94" office:value="2834" office:value-type="float">
            <text:p>2834</text:p>
          </table:table-cell>
          <table:table-cell ns41:value-type="float" table:style-name="ce94" office:value="2472" office:value-type="float">
            <text:p>2472</text:p>
          </table:table-cell>
          <table:table-cell ns41:value-type="float" table:style-name="ce94" office:value="99" office:value-type="float">
            <text:p>99</text:p>
          </table:table-cell>
          <table:table-cell ns41:value-type="float" table:style-name="ce95" office:value="86" office:value-type="float">
            <text:p>86</text:p>
          </table:table-cell>
          <table:table-cell ns41:value-type="float" table:style-name="ce56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table-cell ns41:value-type="string" table:number-rows-spanned="6" table:style-name="ce8" table:number-columns-spanned="1" office:value-type="string">
            <text:p>Stad-Delden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A</text:p>
          </table:table-cell>
          <table:table-cell table:style-name="ce93" table:number-columns-repeated="2"/>
          <table:table-cell ns41:value-type="string" table:style-name="ce36" office:value-type="string">
            <text:p>Het R. K. Liefdgesticht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10" office:value-type="float">
            <text:p>10</text:p>
          </table:table-cell>
          <table:table-cell table:style-name="ce94" table:number-columns-repeated="3"/>
          <table:table-cell ns41:value-type="float" table:style-name="ce94" office:value="10" office:value-type="float">
            <text:p>10</text:p>
          </table:table-cell>
          <table:table-cell table:style-name="ce94"/>
          <table:table-cell table:style-name="ce95"/>
          <table:table-cell ns41:value-type="float" table:style-name="ce56" office:value="179" office:value-type="float">
            <text:p>179</text:p>
          </table:table-cell>
          <table:table-cell ns41:value-type="float" table:style-name="ce63" office:value="10913" office:value-type="float">
            <text:p>1091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260" office:value-type="float">
            <text:p>260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3"/>
          <table:table-cell ns41:value-type="float" table:style-name="ce94" office:value="558" office:value-type="float">
            <text:p>558</text:p>
          </table:table-cell>
          <table:table-cell ns41:value-type="float" table:style-name="ce94" office:value="572" office:value-type="float">
            <text:p>572</text:p>
          </table:table-cell>
          <table:table-cell ns41:value-type="float" table:style-name="ce94" office:value="33" office:value-type="float">
            <text:p>33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94" office:value="591" office:value-type="float">
            <text:p>591</text:p>
          </table:table-cell>
          <table:table-cell ns41:value-type="float" table:style-name="ce94" office:value="600" office:value-type="float">
            <text:p>600</text:p>
          </table:table-cell>
          <table:table-cell ns41:value-type="float" table:style-name="ce94" office:value="35" office:value-type="float">
            <text:p>35</text:p>
          </table:table-cell>
          <table:table-cell ns41:value-type="float" table:style-name="ce95" office:value="24" office:value-type="float">
            <text:p>24</text:p>
          </table:table-cell>
          <table:table-cell ns41:value-type="float" table:style-name="ce56" office:value="179" office:value-type="float">
            <text:p>179</text:p>
          </table:table-cell>
          <table:table-cell ns41:value-type="float" table:style-name="ce63" office:value="10913" office:value-type="float">
            <text:p>1091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B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43" office:value-type="float">
            <text:p>143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office:value="272" table:style-name="ce94" table:number-columns-repeated="2" office:value-type="float">
            <text:p>272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280" office:value-type="float">
            <text:p>280</text:p>
          </table:table-cell>
          <table:table-cell ns41:value-type="float" table:style-name="ce94" office:value="278" office:value-type="float">
            <text:p>278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5" office:value="13" office:value-type="float">
            <text:p>13</text:p>
          </table:table-cell>
          <table:table-cell ns41:value-type="float" table:style-name="ce56" office:value="179" office:value-type="float">
            <text:p>179</text:p>
          </table:table-cell>
          <table:table-cell ns41:value-type="float" table:style-name="ce63" office:value="10913" office:value-type="float">
            <text:p>1091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261" office:value-type="float">
            <text:p>261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3"/>
          <table:table-cell ns41:value-type="float" table:style-name="ce94" office:value="558" office:value-type="float">
            <text:p>558</text:p>
          </table:table-cell>
          <table:table-cell ns41:value-type="float" table:style-name="ce94" office:value="582" office:value-type="float">
            <text:p>582</text:p>
          </table:table-cell>
          <table:table-cell ns41:value-type="float" table:style-name="ce94" office:value="33" office:value-type="float">
            <text:p>33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94" office:value="591" office:value-type="float">
            <text:p>591</text:p>
          </table:table-cell>
          <table:table-cell ns41:value-type="float" table:style-name="ce94" office:value="610" office:value-type="float">
            <text:p>610</text:p>
          </table:table-cell>
          <table:table-cell ns41:value-type="float" table:style-name="ce94" office:value="35" office:value-type="float">
            <text:p>35</text:p>
          </table:table-cell>
          <table:table-cell ns41:value-type="float" table:style-name="ce95" office:value="24" office:value-type="float">
            <text:p>24</text:p>
          </table:table-cell>
          <table:table-cell ns41:value-type="float" table:style-name="ce56" office:value="179" office:value-type="float">
            <text:p>179</text:p>
          </table:table-cell>
          <table:table-cell ns41:value-type="float" table:style-name="ce63" office:value="10913" office:value-type="float">
            <text:p>1091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43" office:value-type="float">
            <text:p>143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office:value="272" table:style-name="ce94" table:number-columns-repeated="2" office:value-type="float">
            <text:p>272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280" office:value-type="float">
            <text:p>280</text:p>
          </table:table-cell>
          <table:table-cell ns41:value-type="float" table:style-name="ce94" office:value="278" office:value-type="float">
            <text:p>278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5" office:value="13" office:value-type="float">
            <text:p>13</text:p>
          </table:table-cell>
          <table:table-cell ns41:value-type="float" table:style-name="ce56" office:value="179" office:value-type="float">
            <text:p>179</text:p>
          </table:table-cell>
          <table:table-cell ns41:value-type="float" table:style-name="ce63" office:value="10913" office:value-type="float">
            <text:p>1091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404" office:value-type="float">
            <text:p>404</text:p>
          </table:table-cell>
          <table:table-cell ns41:value-type="float" table:style-name="ce94" office:value="14" office:value-type="float">
            <text:p>14</text:p>
          </table:table-cell>
          <table:table-cell table:style-name="ce94" table:number-columns-repeated="3"/>
          <table:table-cell ns41:value-type="float" table:style-name="ce94" office:value="830" office:value-type="float">
            <text:p>830</text:p>
          </table:table-cell>
          <table:table-cell ns41:value-type="float" table:style-name="ce94" office:value="854" office:value-type="float">
            <text:p>854</text:p>
          </table:table-cell>
          <table:table-cell ns41:value-type="float" table:style-name="ce94" office:value="41" office:value-type="float">
            <text:p>41</text:p>
          </table:table-cell>
          <table:table-cell ns41:value-type="float" table:style-name="ce94" office:value="34" office:value-type="float">
            <text:p>34</text:p>
          </table:table-cell>
          <table:table-cell ns41:value-type="float" table:style-name="ce94" office:value="871" office:value-type="float">
            <text:p>871</text:p>
          </table:table-cell>
          <table:table-cell ns41:value-type="float" table:style-name="ce94" office:value="888" office:value-type="float">
            <text:p>888</text:p>
          </table:table-cell>
          <table:table-cell ns41:value-type="float" table:style-name="ce94" office:value="53" office:value-type="float">
            <text:p>53</text:p>
          </table:table-cell>
          <table:table-cell ns41:value-type="float" table:style-name="ce95" office:value="37" office:value-type="float">
            <text:p>37</text:p>
          </table:table-cell>
          <table:table-cell ns41:value-type="float" table:style-name="ce56" office:value="179" office:value-type="float">
            <text:p>179</text:p>
          </table:table-cell>
          <table:table-cell ns41:value-type="float" table:style-name="ce63" office:value="10913" office:value-type="float">
            <text:p>1091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table-cell ns41:value-type="string" table:number-rows-spanned="8" table:style-name="ce9" table:number-columns-spanned="1" office:value-type="string">
            <text:p><text:span text:style-name="T1">Ambt-Delden</text:span><text:span text:style-name="T2"> (Geen kom)</text:span></text:p>
          </table:table-cell>
          <table:table-cell table:style-name="ce93"/>
          <table:table-cell ns41:value-type="string" table:style-name="ce93" office:value-type="string">
            <text:p>A</text:p>
          </table:table-cell>
          <table:table-cell table:style-name="ce93"/>
          <table:table-cell ns41:value-type="string" table:style-name="ce93" office:value-type="string">
            <text:p>Deldeneresch</text:p>
          </table:table-cell>
          <table:table-cell table:style-name="ce36"/>
          <table:table-cell table:style-name="ce23"/>
          <table:table-cell ns41:value-type="float" table:style-name="ce42" office:value="76" office:value-type="float">
            <text:p>76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226" office:value-type="float">
            <text:p>226</text:p>
          </table:table-cell>
          <table:table-cell ns41:value-type="float" table:style-name="ce94" office:value="206" office:value-type="float">
            <text:p>206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235" office:value-type="float">
            <text:p>235</text:p>
          </table:table-cell>
          <table:table-cell ns41:value-type="float" table:style-name="ce94" office:value="218" office:value-type="float">
            <text:p>218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5" office:value="9" office:value-type="float">
            <text:p>9</text:p>
          </table:table-cell>
          <table:table-cell ns41:value-type="float" table:style-name="ce56" office:value="142" office:value-type="float">
            <text:p>142</text:p>
          </table:table-cell>
          <table:table-cell ns41:value-type="float" table:style-name="ce63" office:value="11400" office:value-type="float">
            <text:p>1140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B</text:p>
          </table:table-cell>
          <table:table-cell table:style-name="ce93"/>
          <table:table-cell ns41:value-type="string" table:style-name="ce93" office:value-type="string">
            <text:p>Azelo</text:p>
          </table:table-cell>
          <table:table-cell table:style-name="ce36"/>
          <table:table-cell table:style-name="ce23"/>
          <table:table-cell ns41:value-type="float" table:style-name="ce42" office:value="44" office:value-type="float">
            <text:p>44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29" office:value-type="float">
            <text:p>129</text:p>
          </table:table-cell>
          <table:table-cell ns41:value-type="float" table:style-name="ce94" office:value="108" office:value-type="float">
            <text:p>108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38" office:value-type="float">
            <text:p>138</text:p>
          </table:table-cell>
          <table:table-cell ns41:value-type="float" table:style-name="ce94" office:value="113" office:value-type="float">
            <text:p>11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4" office:value-type="float">
            <text:p>4</text:p>
          </table:table-cell>
          <table:table-cell ns41:value-type="float" table:style-name="ce56" office:value="142" office:value-type="float">
            <text:p>142</text:p>
          </table:table-cell>
          <table:table-cell ns41:value-type="float" table:style-name="ce63" office:value="11400" office:value-type="float">
            <text:p>1140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C</text:p>
          </table:table-cell>
          <table:table-cell table:style-name="ce93"/>
          <table:table-cell ns41:value-type="string" table:style-name="ce93" office:value-type="string">
            <text:p>Deldenerbroek</text:p>
          </table:table-cell>
          <table:table-cell table:style-name="ce36"/>
          <table:table-cell table:style-name="ce23"/>
          <table:table-cell ns41:value-type="float" table:style-name="ce42" office:value="79" office:value-type="float">
            <text:p>79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245" office:value-type="float">
            <text:p>245</text:p>
          </table:table-cell>
          <table:table-cell ns41:value-type="float" table:style-name="ce94" office:value="202" office:value-type="float">
            <text:p>202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259" office:value-type="float">
            <text:p>259</text:p>
          </table:table-cell>
          <table:table-cell ns41:value-type="float" table:style-name="ce94" office:value="215" office:value-type="float">
            <text:p>215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5" office:value="9" office:value-type="float">
            <text:p>9</text:p>
          </table:table-cell>
          <table:table-cell ns41:value-type="float" table:style-name="ce56" office:value="142" office:value-type="float">
            <text:p>142</text:p>
          </table:table-cell>
          <table:table-cell ns41:value-type="float" table:style-name="ce63" office:value="11400" office:value-type="float">
            <text:p>1140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D</text:p>
          </table:table-cell>
          <table:table-cell table:style-name="ce93"/>
          <table:table-cell ns41:value-type="string" table:style-name="ce93" office:value-type="string">
            <text:p>Zeldam</text:p>
          </table:table-cell>
          <table:table-cell table:style-name="ce36"/>
          <table:table-cell table:style-name="ce23"/>
          <table:table-cell ns41:value-type="float" table:style-name="ce42" office:value="81" office:value-type="float">
            <text:p>81</text:p>
          </table:table-cell>
          <table:table-cell ns41:value-type="float" table:style-name="ce94" office:value="8" office:value-type="float">
            <text:p>8</text:p>
          </table:table-cell>
          <table:table-cell table:style-name="ce94" table:number-columns-repeated="3"/>
          <table:table-cell ns41:value-type="float" table:style-name="ce94" office:value="218" office:value-type="float">
            <text:p>218</text:p>
          </table:table-cell>
          <table:table-cell ns41:value-type="float" table:style-name="ce94" office:value="190" office:value-type="float">
            <text:p>190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228" office:value-type="float">
            <text:p>228</text:p>
          </table:table-cell>
          <table:table-cell ns41:value-type="float" table:style-name="ce94" office:value="196" office:value-type="float">
            <text:p>196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42" office:value-type="float">
            <text:p>142</text:p>
          </table:table-cell>
          <table:table-cell ns41:value-type="float" table:style-name="ce63" office:value="11400" office:value-type="float">
            <text:p>1140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E</text:p>
          </table:table-cell>
          <table:table-cell table:style-name="ce93"/>
          <table:table-cell ns41:value-type="string" table:style-name="ce93" office:value-type="string">
            <text:p>Wiene</text:p>
          </table:table-cell>
          <table:table-cell table:style-name="ce36"/>
          <table:table-cell table:style-name="ce23"/>
          <table:table-cell ns41:value-type="float" table:style-name="ce42" office:value="82" office:value-type="float">
            <text:p>82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219" office:value-type="float">
            <text:p>219</text:p>
          </table:table-cell>
          <table:table-cell ns41:value-type="float" table:style-name="ce94" office:value="222" office:value-type="float">
            <text:p>222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229" office:value-type="float">
            <text:p>229</text:p>
          </table:table-cell>
          <table:table-cell ns41:value-type="float" table:style-name="ce94" office:value="233" office:value-type="float">
            <text:p>233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5" office:value="11" office:value-type="float">
            <text:p>11</text:p>
          </table:table-cell>
          <table:table-cell ns41:value-type="float" table:style-name="ce56" office:value="142" office:value-type="float">
            <text:p>142</text:p>
          </table:table-cell>
          <table:table-cell ns41:value-type="float" table:style-name="ce63" office:value="11400" office:value-type="float">
            <text:p>1140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F</text:p>
          </table:table-cell>
          <table:table-cell table:style-name="ce93"/>
          <table:table-cell ns41:value-type="string" table:style-name="ce93" office:value-type="string">
            <text:p>Bentelo</text:p>
          </table:table-cell>
          <table:table-cell table:style-name="ce36"/>
          <table:table-cell table:style-name="ce23"/>
          <table:table-cell ns41:value-type="float" table:style-name="ce42" office:value="81" office:value-type="float">
            <text:p>81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211" office:value-type="float">
            <text:p>211</text:p>
          </table:table-cell>
          <table:table-cell ns41:value-type="float" table:style-name="ce94" office:value="199" office:value-type="float">
            <text:p>199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216" office:value-type="float">
            <text:p>216</text:p>
          </table:table-cell>
          <table:table-cell ns41:value-type="float" table:style-name="ce94" office:value="207" office:value-type="float">
            <text:p>20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7" office:value-type="float">
            <text:p>7</text:p>
          </table:table-cell>
          <table:table-cell ns41:value-type="float" table:style-name="ce56" office:value="142" office:value-type="float">
            <text:p>142</text:p>
          </table:table-cell>
          <table:table-cell ns41:value-type="float" table:style-name="ce63" office:value="11400" office:value-type="float">
            <text:p>1140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G</text:p>
          </table:table-cell>
          <table:table-cell table:style-name="ce93"/>
          <table:table-cell ns41:value-type="string" table:style-name="ce93" office:value-type="string">
            <text:p>Hengevelde</text:p>
          </table:table-cell>
          <table:table-cell table:style-name="ce36"/>
          <table:table-cell table:style-name="ce23"/>
          <table:table-cell ns41:value-type="float" table:style-name="ce42" office:value="86" office:value-type="float">
            <text:p>86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211" office:value-type="float">
            <text:p>211</text:p>
          </table:table-cell>
          <table:table-cell ns41:value-type="float" table:style-name="ce94" office:value="207" office:value-type="float">
            <text:p>207</text:p>
          </table:table-cell>
          <table:table-cell ns41:value-type="float" office:value="7" table:style-name="ce94" table:number-columns-repeated="2" office:value-type="float">
            <text:p>7</text:p>
          </table:table-cell>
          <table:table-cell ns41:value-type="float" table:style-name="ce94" office:value="218" office:value-type="float">
            <text:p>218</text:p>
          </table:table-cell>
          <table:table-cell ns41:value-type="float" table:style-name="ce94" office:value="214" office:value-type="float">
            <text:p>214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5" office:value="8" office:value-type="float">
            <text:p>8</text:p>
          </table:table-cell>
          <table:table-cell ns41:value-type="float" table:style-name="ce56" office:value="142" office:value-type="float">
            <text:p>142</text:p>
          </table:table-cell>
          <table:table-cell ns41:value-type="float" table:style-name="ce63" office:value="11400" office:value-type="float">
            <text:p>1140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529" office:value-type="float">
            <text:p>529</text:p>
          </table:table-cell>
          <table:table-cell ns41:value-type="float" table:style-name="ce94" office:value="28" office:value-type="float">
            <text:p>28</text:p>
          </table:table-cell>
          <table:table-cell table:style-name="ce94" table:number-columns-repeated="3"/>
          <table:table-cell ns41:value-type="float" table:style-name="ce94" office:value="1459" office:value-type="float">
            <text:p>1459</text:p>
          </table:table-cell>
          <table:table-cell ns41:value-type="float" table:style-name="ce94" office:value="1334" office:value-type="float">
            <text:p>1334</text:p>
          </table:table-cell>
          <table:table-cell ns41:value-type="float" table:style-name="ce94" office:value="64" office:value-type="float">
            <text:p>64</text:p>
          </table:table-cell>
          <table:table-cell ns41:value-type="float" table:style-name="ce94" office:value="62" office:value-type="float">
            <text:p>62</text:p>
          </table:table-cell>
          <table:table-cell ns41:value-type="float" table:style-name="ce94" office:value="1523" office:value-type="float">
            <text:p>1523</text:p>
          </table:table-cell>
          <table:table-cell ns41:value-type="float" table:style-name="ce94" office:value="1396" office:value-type="float">
            <text:p>1396</text:p>
          </table:table-cell>
          <table:table-cell ns41:value-type="float" table:style-name="ce94" office:value="50" office:value-type="float">
            <text:p>50</text:p>
          </table:table-cell>
          <table:table-cell ns41:value-type="float" table:style-name="ce95" office:value="51" office:value-type="float">
            <text:p>51</text:p>
          </table:table-cell>
          <table:table-cell ns41:value-type="float" table:style-name="ce56" office:value="142" office:value-type="float">
            <text:p>142</text:p>
          </table:table-cell>
          <table:table-cell ns41:value-type="float" table:style-name="ce63" office:value="11400" office:value-type="float">
            <text:p>1140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table-cell ns41:value-type="string" table:number-rows-spanned="14" table:style-name="ce8" table:number-columns-spanned="1" office:value-type="string">
            <text:p>Denekamp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DD</text:p>
          </table:table-cell>
          <table:table-cell ns41:value-type="string" table:style-name="ce93" office:value-type="string">
            <text:p>Dorp</text:p>
          </table:table-cell>
          <table:table-cell ns41:value-type="string" table:style-name="ce93" office:value-type="string">
            <text:p>Denekamp</text:p>
          </table:table-cell>
          <table:table-cell table:style-name="ce36"/>
          <table:table-cell table:style-name="ce23"/>
          <table:table-cell ns41:value-type="float" table:style-name="ce42" office:value="175" office:value-type="float">
            <text:p>175</text:p>
          </table:table-cell>
          <table:table-cell ns41:value-type="float" table:style-name="ce94" office:value="12" office:value-type="float">
            <text:p>12</text:p>
          </table:table-cell>
          <table:table-cell table:style-name="ce94" table:number-columns-repeated="3"/>
          <table:table-cell ns41:value-type="float" table:style-name="ce94" office:value="324" office:value-type="float">
            <text:p>324</text:p>
          </table:table-cell>
          <table:table-cell ns41:value-type="float" table:style-name="ce94" office:value="330" office:value-type="float">
            <text:p>330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347" office:value-type="float">
            <text:p>347</text:p>
          </table:table-cell>
          <table:table-cell ns41:value-type="float" table:style-name="ce94" office:value="341" office:value-type="float">
            <text:p>341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6" office:value-type="float">
            <text:p>6</text:p>
          </table:table-cell>
          <table:table-cell ns41:value-type="float" table:style-name="ce56" office:value="149" office:value-type="float">
            <text:p>149</text:p>
          </table:table-cell>
          <table:table-cell ns41:value-type="float" table:style-name="ce63" office:value="10245" office:value-type="float">
            <text:p>1024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BD</text:p>
          </table:table-cell>
          <table:table-cell ns41:value-type="string" table:style-name="ce93" office:value-type="string">
            <text:p>Buurtschap</text:p>
          </table:table-cell>
          <table:table-cell ns41:value-type="string" table:style-name="ce93" office:value-type="string">
            <text:p>Denekamp</text:p>
          </table:table-cell>
          <table:table-cell table:style-name="ce36"/>
          <table:table-cell table:style-name="ce23"/>
          <table:table-cell ns41:value-type="float" table:style-name="ce42" office:value="103" office:value-type="float">
            <text:p>103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246" office:value-type="float">
            <text:p>246</text:p>
          </table:table-cell>
          <table:table-cell ns41:value-type="float" table:style-name="ce94" office:value="229" office:value-type="float">
            <text:p>229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253" office:value-type="float">
            <text:p>253</text:p>
          </table:table-cell>
          <table:table-cell ns41:value-type="float" table:style-name="ce94" office:value="235" office:value-type="float">
            <text:p>235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5" office:value="8" office:value-type="float">
            <text:p>8</text:p>
          </table:table-cell>
          <table:table-cell ns41:value-type="float" table:style-name="ce56" office:value="149" office:value-type="float">
            <text:p>149</text:p>
          </table:table-cell>
          <table:table-cell ns41:value-type="float" table:style-name="ce63" office:value="10245" office:value-type="float">
            <text:p>1024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ND</text:p>
          </table:table-cell>
          <table:table-cell table:style-name="ce93"/>
          <table:table-cell ns41:value-type="string" table:style-name="ce93" office:value-type="string">
            <text:p>Noord-Deurningen</text:p>
          </table:table-cell>
          <table:table-cell ns41:value-type="string" table:style-name="ce36" office:value-type="string">
            <text:p>St. Nicolaasgesticht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8" office:value-type="float">
            <text:p>18</text:p>
          </table:table-cell>
          <table:table-cell ns41:value-type="float" table:style-name="ce94" office:value="62" office:value-type="float">
            <text:p>62</text:p>
          </table:table-cell>
          <table:table-cell table:style-name="ce94"/>
          <table:table-cell ns41:value-type="float" table:style-name="ce94" office:value="4" office:value-type="float">
            <text:p>4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4" office:value="66" office:value-type="float">
            <text:p>66</text:p>
          </table:table-cell>
          <table:table-cell table:style-name="ce94"/>
          <table:table-cell ns41:value-type="float" table:style-name="ce95" office:value="1" office:value-type="float">
            <text:p>1</text:p>
          </table:table-cell>
          <table:table-cell ns41:value-type="float" table:style-name="ce56" office:value="149" office:value-type="float">
            <text:p>149</text:p>
          </table:table-cell>
          <table:table-cell ns41:value-type="float" table:style-name="ce63" office:value="10245" office:value-type="float">
            <text:p>1024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116" office:value-type="float">
            <text:p>116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290" office:value-type="float">
            <text:p>290</text:p>
          </table:table-cell>
          <table:table-cell ns41:value-type="float" table:style-name="ce94" office:value="262" office:value-type="float">
            <text:p>262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291" office:value-type="float">
            <text:p>291</text:p>
          </table:table-cell>
          <table:table-cell ns41:value-type="float" table:style-name="ce94" office:value="263" office:value-type="float">
            <text:p>263</text:p>
          </table:table-cell>
          <table:table-cell ns41:value-type="float" table:style-name="ce94" office:value="2" office:value-type="float">
            <text:p>2</text:p>
          </table:table-cell>
          <table:table-cell table:style-name="ce95"/>
          <table:table-cell ns41:value-type="float" table:style-name="ce56" office:value="149" office:value-type="float">
            <text:p>149</text:p>
          </table:table-cell>
          <table:table-cell ns41:value-type="float" table:style-name="ce63" office:value="10245" office:value-type="float">
            <text:p>1024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L</text:p>
          </table:table-cell>
          <table:table-cell ns41:value-type="string" table:style-name="ce93" office:value-type="string">
            <text:p>Buurtschap</text:p>
          </table:table-cell>
          <table:table-cell ns41:value-type="string" table:style-name="ce93" office:value-type="string">
            <text:p>Lattrop</text:p>
          </table:table-cell>
          <table:table-cell table:style-name="ce36"/>
          <table:table-cell table:style-name="ce23"/>
          <table:table-cell ns41:value-type="float" table:style-name="ce42" office:value="101" office:value-type="float">
            <text:p>101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246" office:value-type="float">
            <text:p>246</text:p>
          </table:table-cell>
          <table:table-cell ns41:value-type="float" table:style-name="ce94" office:value="215" office:value-type="float">
            <text:p>215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52" office:value-type="float">
            <text:p>252</text:p>
          </table:table-cell>
          <table:table-cell ns41:value-type="float" table:style-name="ce94" office:value="216" office:value-type="float">
            <text:p>216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5" office:value="9" office:value-type="float">
            <text:p>9</text:p>
          </table:table-cell>
          <table:table-cell ns41:value-type="float" table:style-name="ce56" office:value="149" office:value-type="float">
            <text:p>149</text:p>
          </table:table-cell>
          <table:table-cell ns41:value-type="float" table:style-name="ce63" office:value="10245" office:value-type="float">
            <text:p>1024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B</text:p>
          </table:table-cell>
          <table:table-cell table:style-name="ce93"/>
          <table:table-cell ns41:value-type="string" table:style-name="ce93" office:value-type="string">
            <text:p>Breklenkamp</text:p>
          </table:table-cell>
          <table:table-cell table:style-name="ce36"/>
          <table:table-cell table:style-name="ce23"/>
          <table:table-cell ns41:value-type="float" table:style-name="ce42" office:value="43" office:value-type="float">
            <text:p>43</text:p>
          </table:table-cell>
          <table:table-cell table:style-name="ce94" table:number-columns-repeated="4"/>
          <table:table-cell ns41:value-type="float" table:style-name="ce94" office:value="97" office:value-type="float">
            <text:p>97</text:p>
          </table:table-cell>
          <table:table-cell ns41:value-type="float" table:style-name="ce94" office:value="101" office:value-type="float">
            <text:p>101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07" office:value-type="float">
            <text:p>107</text:p>
          </table:table-cell>
          <table:table-cell ns41:value-type="float" table:style-name="ce94" office:value="104" office:value-type="float">
            <text:p>104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49" office:value-type="float">
            <text:p>149</text:p>
          </table:table-cell>
          <table:table-cell ns41:value-type="float" table:style-name="ce63" office:value="10245" office:value-type="float">
            <text:p>1024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T</text:p>
          </table:table-cell>
          <table:table-cell table:style-name="ce93"/>
          <table:table-cell ns41:value-type="string" table:style-name="ce93" office:value-type="string">
            <text:p>Tilligte</text:p>
          </table:table-cell>
          <table:table-cell table:style-name="ce36"/>
          <table:table-cell table:style-name="ce23"/>
          <table:table-cell ns41:value-type="float" table:style-name="ce42" office:value="79" office:value-type="float">
            <text:p>79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209" office:value-type="float">
            <text:p>209</text:p>
          </table:table-cell>
          <table:table-cell ns41:value-type="float" table:style-name="ce94" office:value="211" office:value-type="float">
            <text:p>21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212" office:value-type="float">
            <text:p>212</text:p>
          </table:table-cell>
          <table:table-cell ns41:value-type="float" table:style-name="ce94" office:value="213" office:value-type="float">
            <text:p>213</text:p>
          </table:table-cell>
          <table:table-cell ns41:value-type="float" table:style-name="ce94" office:value="2" office:value-type="float">
            <text:p>2</text:p>
          </table:table-cell>
          <table:table-cell table:style-name="ce95"/>
          <table:table-cell ns41:value-type="float" table:style-name="ce56" office:value="149" office:value-type="float">
            <text:p>149</text:p>
          </table:table-cell>
          <table:table-cell ns41:value-type="float" table:style-name="ce63" office:value="10245" office:value-type="float">
            <text:p>1024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GA</text:p>
          </table:table-cell>
          <table:table-cell table:style-name="ce93"/>
          <table:table-cell ns41:value-type="string" table:style-name="ce93" office:value-type="string">
            <text:p>Groot-Agelo</text:p>
          </table:table-cell>
          <table:table-cell table:style-name="ce36"/>
          <table:table-cell table:style-name="ce23"/>
          <table:table-cell ns41:value-type="float" table:style-name="ce42" office:value="74" office:value-type="float">
            <text:p>74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92" office:value-type="float">
            <text:p>192</text:p>
          </table:table-cell>
          <table:table-cell ns41:value-type="float" table:style-name="ce94" office:value="150" office:value-type="float">
            <text:p>150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97" office:value-type="float">
            <text:p>197</text:p>
          </table:table-cell>
          <table:table-cell ns41:value-type="float" table:style-name="ce94" office:value="154" office:value-type="float">
            <text:p>15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49" office:value-type="float">
            <text:p>149</text:p>
          </table:table-cell>
          <table:table-cell ns41:value-type="float" table:style-name="ce63" office:value="10245" office:value-type="float">
            <text:p>1024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KA</text:p>
          </table:table-cell>
          <table:table-cell table:style-name="ce93"/>
          <table:table-cell ns41:value-type="string" table:style-name="ce93" office:value-type="string">
            <text:p>Klein-Agelo</text:p>
          </table:table-cell>
          <table:table-cell table:style-name="ce36"/>
          <table:table-cell table:style-name="ce23"/>
          <table:table-cell ns41:value-type="float" table:style-name="ce42" office:value="30" office:value-type="float">
            <text:p>30</text:p>
          </table:table-cell>
          <table:table-cell table:style-name="ce94" table:number-columns-repeated="4"/>
          <table:table-cell ns41:value-type="float" table:style-name="ce94" office:value="90" office:value-type="float">
            <text:p>90</text:p>
          </table:table-cell>
          <table:table-cell ns41:value-type="float" table:style-name="ce94" office:value="74" office:value-type="float">
            <text:p>74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90" office:value-type="float">
            <text:p>90</text:p>
          </table:table-cell>
          <table:table-cell ns41:value-type="float" table:style-name="ce94" office:value="75" office:value-type="float">
            <text:p>75</text:p>
          </table:table-cell>
          <table:table-cell table:style-name="ce94"/>
          <table:table-cell table:style-name="ce95"/>
          <table:table-cell ns41:value-type="float" table:style-name="ce56" office:value="149" office:value-type="float">
            <text:p>149</text:p>
          </table:table-cell>
          <table:table-cell ns41:value-type="float" table:style-name="ce63" office:value="10245" office:value-type="float">
            <text:p>1024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N </text:p>
          </table:table-cell>
          <table:table-cell table:style-name="ce93"/>
          <table:table-cell ns41:value-type="string" table:style-name="ce93" office:value-type="string">
            <text:p>Nutter</text:p>
          </table:table-cell>
          <table:table-cell table:style-name="ce36"/>
          <table:table-cell table:style-name="ce23"/>
          <table:table-cell ns41:value-type="float" table:style-name="ce42" office:value="38" office:value-type="float">
            <text:p>38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99" office:value-type="float">
            <text:p>99</text:p>
          </table:table-cell>
          <table:table-cell ns41:value-type="float" table:style-name="ce94" office:value="85" office:value-type="float">
            <text:p>85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04" office:value-type="float">
            <text:p>104</text:p>
          </table:table-cell>
          <table:table-cell ns41:value-type="float" table:style-name="ce94" office:value="86" office:value-type="float">
            <text:p>86</text:p>
          </table:table-cell>
          <table:table-cell ns41:value-type="float" table:style-name="ce94" office:value="2" office:value-type="float">
            <text:p>2</text:p>
          </table:table-cell>
          <table:table-cell table:style-name="ce95"/>
          <table:table-cell ns41:value-type="float" table:style-name="ce56" office:value="149" office:value-type="float">
            <text:p>149</text:p>
          </table:table-cell>
          <table:table-cell ns41:value-type="float" table:style-name="ce63" office:value="10245" office:value-type="float">
            <text:p>1024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OO</text:p>
          </table:table-cell>
          <table:table-cell table:style-name="ce93"/>
          <table:table-cell ns41:value-type="string" table:style-name="ce93" office:value-type="string">
            <text:p>Oude-Ootmarsum</text:p>
          </table:table-cell>
          <table:table-cell table:style-name="ce36"/>
          <table:table-cell table:style-name="ce23"/>
          <table:table-cell ns41:value-type="float" table:style-name="ce42" office:value="50" office:value-type="float">
            <text:p>50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141" office:value-type="float">
            <text:p>141</text:p>
          </table:table-cell>
          <table:table-cell ns41:value-type="float" table:style-name="ce94" office:value="121" office:value-type="float">
            <text:p>12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44" office:value-type="float">
            <text:p>144</text:p>
          </table:table-cell>
          <table:table-cell ns41:value-type="float" table:style-name="ce94" office:value="123" office:value-type="float">
            <text:p>123</text:p>
          </table:table-cell>
          <table:table-cell ns41:value-type="float" table:style-name="ce94" office:value="1" office:value-type="float">
            <text:p>1</text:p>
          </table:table-cell>
          <table:table-cell table:style-name="ce95"/>
          <table:table-cell ns41:value-type="float" table:style-name="ce56" office:value="149" office:value-type="float">
            <text:p>149</text:p>
          </table:table-cell>
          <table:table-cell ns41:value-type="float" table:style-name="ce63" office:value="10245" office:value-type="float">
            <text:p>1024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75" office:value-type="float">
            <text:p>175</text:p>
          </table:table-cell>
          <table:table-cell ns41:value-type="float" table:style-name="ce94" office:value="12" office:value-type="float">
            <text:p>12</text:p>
          </table:table-cell>
          <table:table-cell table:style-name="ce94" table:number-columns-repeated="3"/>
          <table:table-cell ns41:value-type="float" table:style-name="ce94" office:value="324" office:value-type="float">
            <text:p>324</text:p>
          </table:table-cell>
          <table:table-cell ns41:value-type="float" table:style-name="ce94" office:value="330" office:value-type="float">
            <text:p>330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347" office:value-type="float">
            <text:p>347</text:p>
          </table:table-cell>
          <table:table-cell ns41:value-type="float" table:style-name="ce94" office:value="341" office:value-type="float">
            <text:p>341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6" office:value-type="float">
            <text:p>6</text:p>
          </table:table-cell>
          <table:table-cell ns41:value-type="float" table:style-name="ce56" office:value="149" office:value-type="float">
            <text:p>149</text:p>
          </table:table-cell>
          <table:table-cell ns41:value-type="float" table:style-name="ce63" office:value="10245" office:value-type="float">
            <text:p>1024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635" office:value-type="float">
            <text:p>635</text:p>
          </table:table-cell>
          <table:table-cell ns41:value-type="float" table:style-name="ce94" office:value="27" office:value-type="float">
            <text:p>27</text:p>
          </table:table-cell>
          <table:table-cell table:style-name="ce94" table:number-columns-repeated="3"/>
          <table:table-cell ns41:value-type="float" table:style-name="ce94" office:value="1628" office:value-type="float">
            <text:p>1628</text:p>
          </table:table-cell>
          <table:table-cell ns41:value-type="float" table:style-name="ce94" office:value="1510" office:value-type="float">
            <text:p>1510</text:p>
          </table:table-cell>
          <table:table-cell ns41:value-type="float" table:style-name="ce94" office:value="40" office:value-type="float">
            <text:p>40</text:p>
          </table:table-cell>
          <table:table-cell ns41:value-type="float" table:style-name="ce94" office:value="25" office:value-type="float">
            <text:p>25</text:p>
          </table:table-cell>
          <table:table-cell ns41:value-type="float" table:style-name="ce94" office:value="1668" office:value-type="float">
            <text:p>1668</text:p>
          </table:table-cell>
          <table:table-cell ns41:value-type="float" table:style-name="ce94" office:value="1535" office:value-type="float">
            <text:p>1535</text:p>
          </table:table-cell>
          <table:table-cell ns41:value-type="float" table:style-name="ce94" office:value="35" office:value-type="float">
            <text:p>35</text:p>
          </table:table-cell>
          <table:table-cell ns41:value-type="float" table:style-name="ce95" office:value="25" office:value-type="float">
            <text:p>25</text:p>
          </table:table-cell>
          <table:table-cell ns41:value-type="float" table:style-name="ce56" office:value="149" office:value-type="float">
            <text:p>149</text:p>
          </table:table-cell>
          <table:table-cell ns41:value-type="float" table:style-name="ce63" office:value="10245" office:value-type="float">
            <text:p>1024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810" office:value-type="float">
            <text:p>810</text:p>
          </table:table-cell>
          <table:table-cell ns41:value-type="float" table:style-name="ce94" office:value="39" office:value-type="float">
            <text:p>39</text:p>
          </table:table-cell>
          <table:table-cell table:style-name="ce94" table:number-columns-repeated="3"/>
          <table:table-cell ns41:value-type="float" table:style-name="ce94" office:value="1952" office:value-type="float">
            <text:p>1952</text:p>
          </table:table-cell>
          <table:table-cell ns41:value-type="float" table:style-name="ce94" office:value="1840" office:value-type="float">
            <text:p>1840</text:p>
          </table:table-cell>
          <table:table-cell ns41:value-type="float" table:style-name="ce94" office:value="63" office:value-type="float">
            <text:p>63</text:p>
          </table:table-cell>
          <table:table-cell ns41:value-type="float" table:style-name="ce94" office:value="36" office:value-type="float">
            <text:p>36</text:p>
          </table:table-cell>
          <table:table-cell ns41:value-type="float" table:style-name="ce94" office:value="2015" office:value-type="float">
            <text:p>2015</text:p>
          </table:table-cell>
          <table:table-cell ns41:value-type="float" table:style-name="ce94" office:value="1876" office:value-type="float">
            <text:p>1876</text:p>
          </table:table-cell>
          <table:table-cell ns41:value-type="float" table:style-name="ce94" office:value="40" office:value-type="float">
            <text:p>40</text:p>
          </table:table-cell>
          <table:table-cell ns41:value-type="float" table:style-name="ce95" office:value="31" office:value-type="float">
            <text:p>31</text:p>
          </table:table-cell>
          <table:table-cell ns41:value-type="float" table:style-name="ce56" office:value="149" office:value-type="float">
            <text:p>149</text:p>
          </table:table-cell>
          <table:table-cell ns41:value-type="float" table:style-name="ce63" office:value="10245" office:value-type="float">
            <text:p>1024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table-cell ns41:value-type="string" table:number-rows-spanned="27" table:style-name="ce8" table:number-columns-spanned="1" office:value-type="string">
            <text:p>Deventer</text:p>
          </table:table-cell>
          <table:table-cell ns41:value-type="string" table:style-name="ce93" office:value-type="string">
            <text:p>Kom</text:p>
          </table:table-cell>
          <table:table-cell table:style-name="ce93" table:number-columns-repeated="3"/>
          <table:table-cell ns41:value-type="string" table:style-name="ce36" office:value-type="string">
            <text:p>De Militaire gebouwen</text:p>
          </table:table-cell>
          <table:table-cell table:style-name="ce23"/>
          <table:table-cell ns41:value-type="float" table:style-name="ce42" office:value="3" office:value-type="float">
            <text:p>3</text:p>
          </table:table-cell>
          <table:table-cell table:style-name="ce94" table:number-columns-repeated="4"/>
          <table:table-cell ns41:value-type="float" table:style-name="ce94" office:value="329" office:value-type="float">
            <text:p>329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4" office:value="70" office:value-type="float">
            <text:p>70</text:p>
          </table:table-cell>
          <table:table-cell table:style-name="ce94"/>
          <table:table-cell ns41:value-type="float" table:style-name="ce94" office:value="399" office:value-type="float">
            <text:p>399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4" office:value="167" office:value-type="float">
            <text:p>167</text:p>
          </table:table-cell>
          <table:table-cell table:style-name="ce95"/>
          <table:table-cell ns41:value-type="float" table:style-name="ce56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Het Krankzinnigengesticht (gedeeltelijk)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30" office:value-type="float">
            <text:p>130</text:p>
          </table:table-cell>
          <table:table-cell ns41:value-type="float" table:style-name="ce94" office:value="143" office:value-type="float">
            <text:p>143</text:p>
          </table:table-cell>
          <table:table-cell table:style-name="ce94" table:number-columns-repeated="2"/>
          <table:table-cell ns41:value-type="float" table:style-name="ce94" office:value="130" office:value-type="float">
            <text:p>130</text:p>
          </table:table-cell>
          <table:table-cell ns41:value-type="float" table:style-name="ce94" office:value="143" office:value-type="float">
            <text:p>143</text:p>
          </table:table-cell>
          <table:table-cell table:style-name="ce94"/>
          <table:table-cell table:style-name="ce95"/>
          <table:table-cell ns41:value-type="float" table:style-name="ce56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Het Groote- en Voorster-Gasthuis</text:p>
          </table:table-cell>
          <table:table-cell table:style-name="ce23"/>
          <table:table-cell ns41:value-type="float" table:style-name="ce42" office:value="2" office:value-type="float">
            <text:p>2</text:p>
          </table:table-cell>
          <table:table-cell table:style-name="ce94" table:number-columns-repeated="4"/>
          <table:table-cell ns41:value-type="float" table:style-name="ce94" office:value="113" office:value-type="float">
            <text:p>113</text:p>
          </table:table-cell>
          <table:table-cell ns41:value-type="float" table:style-name="ce94" office:value="150" office:value-type="float">
            <text:p>150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16" office:value-type="float">
            <text:p>116</text:p>
          </table:table-cell>
          <table:table-cell ns41:value-type="float" table:style-name="ce94" office:value="155" office:value-type="float">
            <text:p>155</text:p>
          </table:table-cell>
          <table:table-cell table:style-name="ce94"/>
          <table:table-cell ns41:value-type="float" table:style-name="ce95" office:value="2" office:value-type="float">
            <text:p>2</text:p>
          </table:table-cell>
          <table:table-cell ns41:value-type="float" table:style-name="ce56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Het St. Geertruiden-Gasthuis of Zieken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7" office:value-type="float">
            <text:p>7</text:p>
          </table:table-cell>
          <table:table-cell ns41:value-type="float" table:style-name="ce94" office:value="12" office:value-type="float">
            <text:p>12</text:p>
          </table:table-cell>
          <table:table-cell table:style-name="ce94" table:number-columns-repeated="2"/>
          <table:table-cell ns41:value-type="float" table:style-name="ce94" office:value="7" office:value-type="float">
            <text:p>7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32" office:value-type="float">
            <text:p>32</text:p>
          </table:table-cell>
          <table:table-cell ns41:value-type="float" table:style-name="ce95" office:value="20" office:value-type="float">
            <text:p>20</text:p>
          </table:table-cell>
          <table:table-cell ns41:value-type="float" table:style-name="ce56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Het Oudevrouwen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34" office:value-type="float">
            <text:p>34</text:p>
          </table:table-cell>
          <table:table-cell table:style-name="ce94"/>
          <table:table-cell ns41:value-type="float" table:style-name="ce94" office:value="4" office:value-type="float">
            <text:p>4</text:p>
          </table:table-cell>
          <table:table-cell table:style-name="ce94"/>
          <table:table-cell ns41:value-type="float" table:style-name="ce94" office:value="38" office:value-type="float">
            <text:p>38</text:p>
          </table:table-cell>
          <table:table-cell table:style-name="ce94"/>
          <table:table-cell table:style-name="ce95"/>
          <table:table-cell ns41:value-type="float" table:style-name="ce56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Het St. Jurriëns-Gast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8" office:value-type="float">
            <text:p>8</text:p>
          </table:table-cell>
          <table:table-cell ns41:value-type="float" table:style-name="ce94" office:value="19" office:value-type="float">
            <text:p>19</text:p>
          </table:table-cell>
          <table:table-cell ns41:value-type="float" office:value="2" table:style-name="ce94" table:number-columns-repeated="2" office:value-type="float">
            <text:p>2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21" office:value-type="float">
            <text:p>21</text:p>
          </table:table-cell>
          <table:table-cell table:style-name="ce94"/>
          <table:table-cell ns41:value-type="float" table:style-name="ce95" office:value="1" office:value-type="float">
            <text:p>1</text:p>
          </table:table-cell>
          <table:table-cell ns41:value-type="float" table:style-name="ce56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Het Burgerwees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3" office:value-type="float">
            <text:p>3</text:p>
          </table:table-cell>
          <table:table-cell ns41:value-type="float" table:style-name="ce94" office:value="12" office:value-type="float">
            <text:p>12</text:p>
          </table:table-cell>
          <table:table-cell table:style-name="ce94" table:number-columns-repeated="2"/>
          <table:table-cell ns41:value-type="float" table:style-name="ce94" office:value="3" office:value-type="float">
            <text:p>3</text:p>
          </table:table-cell>
          <table:table-cell ns41:value-type="float" table:style-name="ce94" office:value="12" office:value-type="float">
            <text:p>12</text:p>
          </table:table-cell>
          <table:table-cell table:style-name="ce94"/>
          <table:table-cell table:style-name="ce95"/>
          <table:table-cell ns41:value-type="float" table:style-name="ce56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Het Scherf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3" office:value-type="float">
            <text:p>3</text:p>
          </table:table-cell>
          <table:table-cell table:style-name="ce94"/>
          <table:table-cell table:style-name="ce95"/>
          <table:table-cell ns41:value-type="float" table:style-name="ce56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Het De Weerdsgesticht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3" office:value-type="float">
            <text:p>13</text:p>
          </table:table-cell>
          <table:table-cell ns41:value-type="float" table:style-name="ce94" office:value="19" office:value-type="float">
            <text:p>19</text:p>
          </table:table-cell>
          <table:table-cell table:style-name="ce94" table:number-columns-repeated="2"/>
          <table:table-cell ns41:value-type="float" table:style-name="ce94" office:value="13" office:value-type="float">
            <text:p>13</text:p>
          </table:table-cell>
          <table:table-cell ns41:value-type="float" table:style-name="ce94" office:value="19" office:value-type="float">
            <text:p>19</text:p>
          </table:table-cell>
          <table:table-cell table:style-name="ce94"/>
          <table:table-cell table:style-name="ce95"/>
          <table:table-cell ns41:value-type="float" table:style-name="ce56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Het St. Jozefsgesticht</text:p>
          </table:table-cell>
          <table:table-cell table:style-name="ce23"/>
          <table:table-cell ns41:value-type="float" table:style-name="ce42" office:value="2" office:value-type="float">
            <text:p>2</text:p>
          </table:table-cell>
          <table:table-cell table:style-name="ce94" table:number-columns-repeated="4"/>
          <table:table-cell ns41:value-type="float" table:style-name="ce94" office:value="1" office:value-type="float">
            <text:p>1</text:p>
          </table:table-cell>
          <table:table-cell ns41:value-type="float" table:style-name="ce94" office:value="46" office:value-type="float">
            <text:p>46</text:p>
          </table:table-cell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ns41:value-type="float" table:style-name="ce94" office:value="46" office:value-type="float">
            <text:p>46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5" office:value="13" office:value-type="float">
            <text:p>13</text:p>
          </table:table-cell>
          <table:table-cell ns41:value-type="float" table:style-name="ce56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Het Wanningshuis</text:p>
          </table:table-cell>
          <table:table-cell table:style-name="ce23"/>
          <table:table-cell ns41:value-type="float" table:style-name="ce42" office:value="7" office:value-type="float">
            <text:p>7</text:p>
          </table:table-cell>
          <table:table-cell table:style-name="ce94" table:number-columns-repeated="5"/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7" office:value-type="float">
            <text:p>7</text:p>
          </table:table-cell>
          <table:table-cell table:style-name="ce94"/>
          <table:table-cell table:style-name="ce95"/>
          <table:table-cell ns41:value-type="float" table:style-name="ce56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Keizers- of Jordensplaat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4" office:value-type="float">
            <text:p>4</text:p>
          </table:table-cell>
          <table:table-cell table:style-name="ce94"/>
          <table:table-cell table:style-name="ce95"/>
          <table:table-cell ns41:value-type="float" table:style-name="ce56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trafgevangen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4" office:value-type="float">
            <text:p>4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2"/>
          <table:table-cell ns41:value-type="float" table:style-name="ce94" office:value="4" office:value-type="float">
            <text:p>4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3" office:value-type="float">
            <text:p>13</text:p>
          </table:table-cell>
          <table:table-cell table:style-name="ce95"/>
          <table:table-cell ns41:value-type="float" table:style-name="ce56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Kostschool-Roozendaal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office:value="6" table:style-name="ce94" table:number-columns-repeated="2" office:value-type="float">
            <text:p>6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7" office:value-type="float">
            <text:p>7</text:p>
          </table:table-cell>
          <table:table-cell ns41:value-type="float" table:style-name="ce94" office:value="6" office:value-type="float">
            <text:p>6</text:p>
          </table:table-cell>
          <table:table-cell table:style-name="ce94"/>
          <table:table-cell table:style-name="ce95"/>
          <table:table-cell ns41:value-type="float" table:style-name="ce56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Kostschool-Man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office:value="6" table:style-name="ce94" table:number-columns-repeated="2" office:value-type="float">
            <text:p>6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7" office:value-type="float">
            <text:p>7</text:p>
          </table:table-cell>
          <table:table-cell table:style-name="ce94"/>
          <table:table-cell ns41:value-type="float" table:style-name="ce95" office:value="2" office:value-type="float">
            <text:p>2</text:p>
          </table:table-cell>
          <table:table-cell ns41:value-type="float" table:style-name="ce56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4232" office:value-type="float">
            <text:p>4232</text:p>
          </table:table-cell>
          <table:table-cell ns41:value-type="float" table:style-name="ce94" office:value="127" office:value-type="float">
            <text:p>127</text:p>
          </table:table-cell>
          <table:table-cell ns41:value-type="float" table:style-name="ce94" office:value="15" office:value-type="float">
            <text:p>15</text:p>
          </table:table-cell>
          <table:table-cell table:style-name="ce94" table:number-columns-repeated="2"/>
          <table:table-cell ns41:value-type="float" table:style-name="ce94" office:value="9741" office:value-type="float">
            <text:p>9741</text:p>
          </table:table-cell>
          <table:table-cell ns41:value-type="float" table:style-name="ce94" office:value="10325" office:value-type="float">
            <text:p>10325</text:p>
          </table:table-cell>
          <table:table-cell ns41:value-type="float" table:style-name="ce94" office:value="427" office:value-type="float">
            <text:p>427</text:p>
          </table:table-cell>
          <table:table-cell ns41:value-type="float" table:style-name="ce94" office:value="299" office:value-type="float">
            <text:p>299</text:p>
          </table:table-cell>
          <table:table-cell ns41:value-type="float" table:style-name="ce94" office:value="10168" office:value-type="float">
            <text:p>10168</text:p>
          </table:table-cell>
          <table:table-cell ns41:value-type="float" table:style-name="ce94" office:value="10624" office:value-type="float">
            <text:p>10624</text:p>
          </table:table-cell>
          <table:table-cell ns41:value-type="float" table:style-name="ce94" office:value="262" office:value-type="float">
            <text:p>262</text:p>
          </table:table-cell>
          <table:table-cell ns41:value-type="float" table:style-name="ce95" office:value="285" office:value-type="float">
            <text:p>285</text:p>
          </table:table-cell>
          <table:table-cell ns41:value-type="float" table:style-name="ce56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15" office:value-type="float">
            <text:p>15</text:p>
          </table:table-cell>
          <table:table-cell table:style-name="ce94"/>
          <table:table-cell ns41:value-type="float" table:style-name="ce94" office:value="37" office:value-type="float">
            <text:p>37</text:p>
          </table:table-cell>
          <table:table-cell ns41:value-type="float" table:style-name="ce94" office:value="29" office:value-type="float">
            <text:p>29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41" office:value-type="float">
            <text:p>41</text:p>
          </table:table-cell>
          <table:table-cell ns41:value-type="float" table:style-name="ce94" office:value="31" office:value-type="float">
            <text:p>31</text:p>
          </table:table-cell>
          <table:table-cell table:style-name="ce94"/>
          <table:table-cell table:style-name="ce95"/>
          <table:table-cell ns41:value-type="float" table:style-name="ce56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4" office:value-type="float">
            <text:p>4</text:p>
          </table:table-cell>
          <table:table-cell table:style-name="ce94" table:number-columns-repeated="6"/>
          <table:table-cell ns41:value-type="float" table:style-name="ce94" office:value="8" office:value-type="float">
            <text:p>8</text:p>
          </table:table-cell>
          <table:table-cell ns41:value-type="float" table:style-name="ce95" office:value="13" office:value-type="float">
            <text:p>13</text:p>
          </table:table-cell>
          <table:table-cell ns41:value-type="float" table:style-name="ce56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table:style-name="ce93" table:number-columns-repeated="3"/>
          <table:table-cell ns41:value-type="string" table:style-name="ce36" office:value-type="string">
            <text:p>Het Krankzinnigengesticht (overige deel)</text:p>
          </table:table-cell>
          <table:table-cell table:style-name="ce23"/>
          <table:table-cell ns41:value-type="float" table:style-name="ce42" office:value="2" office:value-type="float">
            <text:p>2</text:p>
          </table:table-cell>
          <table:table-cell table:style-name="ce94" table:number-columns-repeated="4"/>
          <table:table-cell ns41:value-type="float" table:style-name="ce94" office:value="29" office:value-type="float">
            <text:p>29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2"/>
          <table:table-cell ns41:value-type="float" table:style-name="ce94" office:value="29" office:value-type="float">
            <text:p>29</text:p>
          </table:table-cell>
          <table:table-cell ns41:value-type="float" table:style-name="ce94" office:value="4" office:value-type="float">
            <text:p>4</text:p>
          </table:table-cell>
          <table:table-cell table:style-name="ce94"/>
          <table:table-cell table:style-name="ce95"/>
          <table:table-cell ns41:value-type="float" table:style-name="ce56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105" office:value-type="float">
            <text:p>105</text:p>
          </table:table-cell>
          <table:table-cell ns41:value-type="float" table:style-name="ce94" office:value="8" office:value-type="float">
            <text:p>8</text:p>
          </table:table-cell>
          <table:table-cell table:style-name="ce94" table:number-columns-repeated="3"/>
          <table:table-cell ns41:value-type="float" table:style-name="ce94" office:value="263" office:value-type="float">
            <text:p>263</text:p>
          </table:table-cell>
          <table:table-cell ns41:value-type="float" table:style-name="ce94" office:value="245" office:value-type="float">
            <text:p>245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64" office:value-type="float">
            <text:p>264</text:p>
          </table:table-cell>
          <table:table-cell ns41:value-type="float" table:style-name="ce94" office:value="250" office:value-type="float">
            <text:p>250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60" office:value-type="float">
            <text:p>60</text:p>
          </table:table-cell>
          <table:table-cell table:style-name="ce94"/>
          <table:table-cell ns41:value-type="float" table:style-name="ce94" office:value="45" office:value-type="float">
            <text:p>45</text:p>
          </table:table-cell>
          <table:table-cell ns41:value-type="float" table:style-name="ce94" office:value="32" office:value-type="float">
            <text:p>32</text:p>
          </table:table-cell>
          <table:table-cell ns41:value-type="float" table:style-name="ce94" office:value="106" office:value-type="float">
            <text:p>106</text:p>
          </table:table-cell>
          <table:table-cell ns41:value-type="float" table:style-name="ce94" office:value="94" office:value-type="float">
            <text:p>94</text:p>
          </table:table-cell>
          <table:table-cell ns41:value-type="float" table:style-name="ce94" office:value="151" office:value-type="float">
            <text:p>151</text:p>
          </table:table-cell>
          <table:table-cell ns41:value-type="float" table:style-name="ce94" office:value="126" office:value-type="float">
            <text:p>126</text:p>
          </table:table-cell>
          <table:table-cell table:style-name="ce94"/>
          <table:table-cell table:style-name="ce95"/>
          <table:table-cell ns41:value-type="float" table:style-name="ce56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33" office:value-type="float">
            <text:p>33</text:p>
          </table:table-cell>
          <table:table-cell table:style-name="ce94" table:number-columns-repeated="6"/>
          <table:table-cell ns41:value-type="float" table:style-name="ce94" office:value="84" office:value-type="float">
            <text:p>84</text:p>
          </table:table-cell>
          <table:table-cell ns41:value-type="float" table:style-name="ce95" office:value="61" office:value-type="float">
            <text:p>61</text:p>
          </table:table-cell>
          <table:table-cell ns41:value-type="float" table:style-name="ce56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4257" office:value-type="float">
            <text:p>4257</text:p>
          </table:table-cell>
          <table:table-cell ns41:value-type="float" table:style-name="ce94" office:value="127" office:value-type="float">
            <text:p>127</text:p>
          </table:table-cell>
          <table:table-cell ns41:value-type="float" office:value="15" table:style-name="ce94" table:number-columns-repeated="2" office:value-type="float">
            <text:p>15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0398" office:value-type="float">
            <text:p>10398</text:p>
          </table:table-cell>
          <table:table-cell ns41:value-type="float" table:style-name="ce94" office:value="10848" office:value-type="float">
            <text:p>10848</text:p>
          </table:table-cell>
          <table:table-cell ns41:value-type="float" table:style-name="ce94" office:value="521" office:value-type="float">
            <text:p>521</text:p>
          </table:table-cell>
          <table:table-cell ns41:value-type="float" table:style-name="ce94" office:value="313" office:value-type="float">
            <text:p>313</text:p>
          </table:table-cell>
          <table:table-cell ns41:value-type="float" table:style-name="ce94" office:value="10919" office:value-type="float">
            <text:p>10919</text:p>
          </table:table-cell>
          <table:table-cell ns41:value-type="float" table:style-name="ce94" office:value="11161" office:value-type="float">
            <text:p>11161</text:p>
          </table:table-cell>
          <table:table-cell ns41:value-type="float" table:style-name="ce94" office:value="489" office:value-type="float">
            <text:p>489</text:p>
          </table:table-cell>
          <table:table-cell ns41:value-type="float" table:style-name="ce95" office:value="336" office:value-type="float">
            <text:p>336</text:p>
          </table:table-cell>
          <table:table-cell ns41:value-type="float" table:style-name="ce56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07" office:value-type="float">
            <text:p>107</text:p>
          </table:table-cell>
          <table:table-cell ns41:value-type="float" table:style-name="ce94" office:value="8" office:value-type="float">
            <text:p>8</text:p>
          </table:table-cell>
          <table:table-cell table:style-name="ce94"/>
          <table:table-cell ns41:value-type="float" table:style-name="ce94" office:value="60" office:value-type="float">
            <text:p>60</text:p>
          </table:table-cell>
          <table:table-cell ns41:value-type="float" table:style-name="ce94" office:value="33" office:value-type="float">
            <text:p>33</text:p>
          </table:table-cell>
          <table:table-cell ns41:value-type="float" table:style-name="ce94" office:value="337" office:value-type="float">
            <text:p>337</text:p>
          </table:table-cell>
          <table:table-cell ns41:value-type="float" table:style-name="ce94" office:value="281" office:value-type="float">
            <text:p>281</text:p>
          </table:table-cell>
          <table:table-cell ns41:value-type="float" table:style-name="ce94" office:value="107" office:value-type="float">
            <text:p>107</text:p>
          </table:table-cell>
          <table:table-cell ns41:value-type="float" table:style-name="ce94" office:value="99" office:value-type="float">
            <text:p>99</text:p>
          </table:table-cell>
          <table:table-cell ns41:value-type="float" table:style-name="ce94" office:value="444" office:value-type="float">
            <text:p>444</text:p>
          </table:table-cell>
          <table:table-cell ns41:value-type="float" table:style-name="ce94" office:value="380" office:value-type="float">
            <text:p>380</text:p>
          </table:table-cell>
          <table:table-cell ns41:value-type="float" table:style-name="ce94" office:value="89" office:value-type="float">
            <text:p>89</text:p>
          </table:table-cell>
          <table:table-cell ns41:value-type="float" table:style-name="ce95" office:value="64" office:value-type="float">
            <text:p>64</text:p>
          </table:table-cell>
          <table:table-cell ns41:value-type="float" table:style-name="ce56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4364" office:value-type="float">
            <text:p>4364</text:p>
          </table:table-cell>
          <table:table-cell ns41:value-type="float" table:style-name="ce94" office:value="135" office:value-type="float">
            <text:p>135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75" office:value-type="float">
            <text:p>75</text:p>
          </table:table-cell>
          <table:table-cell ns41:value-type="float" table:style-name="ce94" office:value="37" office:value-type="float">
            <text:p>37</text:p>
          </table:table-cell>
          <table:table-cell ns41:value-type="float" table:style-name="ce94" office:value="10735" office:value-type="float">
            <text:p>10735</text:p>
          </table:table-cell>
          <table:table-cell ns41:value-type="float" table:style-name="ce94" office:value="11129" office:value-type="float">
            <text:p>11129</text:p>
          </table:table-cell>
          <table:table-cell ns41:value-type="float" table:style-name="ce94" office:value="628" office:value-type="float">
            <text:p>628</text:p>
          </table:table-cell>
          <table:table-cell ns41:value-type="float" table:style-name="ce94" office:value="412" office:value-type="float">
            <text:p>412</text:p>
          </table:table-cell>
          <table:table-cell ns41:value-type="float" table:style-name="ce94" office:value="11363" office:value-type="float">
            <text:p>11363</text:p>
          </table:table-cell>
          <table:table-cell ns41:value-type="float" table:style-name="ce94" office:value="11541" office:value-type="float">
            <text:p>11541</text:p>
          </table:table-cell>
          <table:table-cell ns41:value-type="float" table:style-name="ce94" office:value="578" office:value-type="float">
            <text:p>578</text:p>
          </table:table-cell>
          <table:table-cell ns41:value-type="float" table:style-name="ce95" office:value="400" office:value-type="float">
            <text:p>400</text:p>
          </table:table-cell>
          <table:table-cell ns41:value-type="float" table:style-name="ce56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Pers</text:p>
          </table:table-cell>
          <table:table-cell table:style-name="ce93" table:number-columns-repeated="3"/>
          <table:table-cell table:style-name="ce36"/>
          <table:table-cell table:style-name="ce23"/>
          <table:table-cell table:style-name="ce42"/>
          <table:table-cell table:style-name="ce94" table:number-columns-repeated="6"/>
          <table:table-cell ns41:value-type="float" table:style-name="ce94" office:value="6" office:value-type="float">
            <text:p>6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4" office:value-type="float">
            <text:p>4</text:p>
          </table:table-cell>
          <table:table-cell table:style-name="ce94"/>
          <table:table-cell table:style-name="ce95"/>
          <table:table-cell ns41:value-type="float" table:style-name="ce56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A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4364" office:value-type="float">
            <text:p>4364</text:p>
          </table:table-cell>
          <table:table-cell ns41:value-type="float" table:style-name="ce94" office:value="135" office:value-type="float">
            <text:p>135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75" office:value-type="float">
            <text:p>75</text:p>
          </table:table-cell>
          <table:table-cell ns41:value-type="float" table:style-name="ce94" office:value="37" office:value-type="float">
            <text:p>37</text:p>
          </table:table-cell>
          <table:table-cell ns41:value-type="float" table:style-name="ce94" office:value="10735" office:value-type="float">
            <text:p>10735</text:p>
          </table:table-cell>
          <table:table-cell ns41:value-type="float" table:style-name="ce94" office:value="11129" office:value-type="float">
            <text:p>11129</text:p>
          </table:table-cell>
          <table:table-cell ns41:value-type="float" table:style-name="ce94" office:value="634" office:value-type="float">
            <text:p>634</text:p>
          </table:table-cell>
          <table:table-cell ns41:value-type="float" table:style-name="ce94" office:value="416" office:value-type="float">
            <text:p>416</text:p>
          </table:table-cell>
          <table:table-cell ns41:value-type="float" table:style-name="ce94" office:value="11369" office:value-type="float">
            <text:p>11369</text:p>
          </table:table-cell>
          <table:table-cell ns41:value-type="float" table:style-name="ce94" office:value="11545" office:value-type="float">
            <text:p>11545</text:p>
          </table:table-cell>
          <table:table-cell ns41:value-type="float" table:style-name="ce94" office:value="578" office:value-type="float">
            <text:p>578</text:p>
          </table:table-cell>
          <table:table-cell ns41:value-type="float" table:style-name="ce95" office:value="400" office:value-type="float">
            <text:p>400</text:p>
          </table:table-cell>
          <table:table-cell ns41:value-type="float" table:style-name="ce56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table-cell ns41:value-type="string" table:number-rows-spanned="7" table:style-name="ce8" table:number-columns-spanned="1" office:value-type="string">
            <text:p>Diepenheim</text:p>
          </table:table-cell>
          <table:table-cell ns41:value-type="string" table:style-name="ce93" office:value-type="string">
            <text:p>Kom</text:p>
          </table:table-cell>
          <table:table-cell table:style-name="ce93"/>
          <table:table-cell ns41:value-type="string" table:style-name="ce93" office:value-type="string">
            <text:p>Buurtschap</text:p>
          </table:table-cell>
          <table:table-cell ns41:value-type="string" table:style-name="ce93" office:value-type="string">
            <text:p>Stedeke</text:p>
          </table:table-cell>
          <table:table-cell table:style-name="ce36"/>
          <table:table-cell table:style-name="ce23"/>
          <table:table-cell ns41:value-type="float" table:style-name="ce42" office:value="145" office:value-type="float">
            <text:p>145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334" office:value-type="float">
            <text:p>334</text:p>
          </table:table-cell>
          <table:table-cell ns41:value-type="float" table:style-name="ce94" office:value="337" office:value-type="float">
            <text:p>33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338" office:value-type="float">
            <text:p>338</text:p>
          </table:table-cell>
          <table:table-cell ns41:value-type="float" table:style-name="ce94" office:value="343" office:value-type="float">
            <text:p>343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5" office:value="18" office:value-type="float">
            <text:p>18</text:p>
          </table:table-cell>
          <table:table-cell ns41:value-type="float" table:style-name="ce56" office:value="151" office:value-type="float">
            <text:p>151</text:p>
          </table:table-cell>
          <table:table-cell ns41:value-type="float" table:style-name="ce63" office:value="10311" office:value-type="float">
            <text:p>10311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table:style-name="ce93" table:number-columns-repeated="2"/>
          <table:table-cell ns41:value-type="string" table:style-name="ce93" office:value-type="string">
            <text:p>Markvelde</text:p>
          </table:table-cell>
          <table:table-cell table:style-name="ce36"/>
          <table:table-cell table:style-name="ce23"/>
          <table:table-cell ns41:value-type="float" table:style-name="ce42" office:value="50" office:value-type="float">
            <text:p>50</text:p>
          </table:table-cell>
          <table:table-cell table:style-name="ce94" table:number-columns-repeated="4"/>
          <table:table-cell ns41:value-type="float" table:style-name="ce94" office:value="135" office:value-type="float">
            <text:p>135</text:p>
          </table:table-cell>
          <table:table-cell ns41:value-type="float" table:style-name="ce94" office:value="115" office:value-type="float">
            <text:p>115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141" office:value-type="float">
            <text:p>141</text:p>
          </table:table-cell>
          <table:table-cell ns41:value-type="float" table:style-name="ce94" office:value="123" office:value-type="float">
            <text:p>123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51" office:value-type="float">
            <text:p>151</text:p>
          </table:table-cell>
          <table:table-cell ns41:value-type="float" table:style-name="ce63" office:value="10311" office:value-type="float">
            <text:p>10311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Schipbeek</text:p>
          </table:table-cell>
          <table:table-cell table:style-name="ce36"/>
          <table:table-cell table:style-name="ce23"/>
          <table:table-cell ns41:value-type="float" table:style-name="ce42" office:value="30" office:value-type="float">
            <text:p>30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88" office:value-type="float">
            <text:p>88</text:p>
          </table:table-cell>
          <table:table-cell ns41:value-type="float" table:style-name="ce94" office:value="75" office:value-type="float">
            <text:p>75</text:p>
          </table:table-cell>
          <table:table-cell ns41:value-type="float" office:value="2" table:style-name="ce94" table:number-columns-repeated="2" office:value-type="float">
            <text:p>2</text:p>
          </table:table-cell>
          <table:table-cell ns41:value-type="float" table:style-name="ce94" office:value="90" office:value-type="float">
            <text:p>90</text:p>
          </table:table-cell>
          <table:table-cell ns41:value-type="float" table:style-name="ce94" office:value="77" office:value-type="float">
            <text:p>77</text:p>
          </table:table-cell>
          <table:table-cell table:style-name="ce94"/>
          <table:table-cell ns41:value-type="float" table:style-name="ce95" office:value="2" office:value-type="float">
            <text:p>2</text:p>
          </table:table-cell>
          <table:table-cell ns41:value-type="float" table:style-name="ce56" office:value="151" office:value-type="float">
            <text:p>151</text:p>
          </table:table-cell>
          <table:table-cell ns41:value-type="float" table:style-name="ce63" office:value="10311" office:value-type="float">
            <text:p>10311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Kerspel</text:p>
          </table:table-cell>
          <table:table-cell table:style-name="ce36"/>
          <table:table-cell table:style-name="ce23"/>
          <table:table-cell ns41:value-type="float" table:style-name="ce42" office:value="85" office:value-type="float">
            <text:p>85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227" office:value-type="float">
            <text:p>227</text:p>
          </table:table-cell>
          <table:table-cell ns41:value-type="float" table:style-name="ce94" office:value="207" office:value-type="float">
            <text:p>207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235" office:value-type="float">
            <text:p>235</text:p>
          </table:table-cell>
          <table:table-cell ns41:value-type="float" table:style-name="ce94" office:value="213" office:value-type="float">
            <text:p>213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5" office:value="7" office:value-type="float">
            <text:p>7</text:p>
          </table:table-cell>
          <table:table-cell ns41:value-type="float" table:style-name="ce56" office:value="151" office:value-type="float">
            <text:p>151</text:p>
          </table:table-cell>
          <table:table-cell ns41:value-type="float" table:style-name="ce63" office:value="10311" office:value-type="float">
            <text:p>10311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45" office:value-type="float">
            <text:p>145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334" office:value-type="float">
            <text:p>334</text:p>
          </table:table-cell>
          <table:table-cell ns41:value-type="float" table:style-name="ce94" office:value="337" office:value-type="float">
            <text:p>33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338" office:value-type="float">
            <text:p>338</text:p>
          </table:table-cell>
          <table:table-cell ns41:value-type="float" table:style-name="ce94" office:value="343" office:value-type="float">
            <text:p>343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5" office:value="18" office:value-type="float">
            <text:p>18</text:p>
          </table:table-cell>
          <table:table-cell ns41:value-type="float" table:style-name="ce56" office:value="151" office:value-type="float">
            <text:p>151</text:p>
          </table:table-cell>
          <table:table-cell ns41:value-type="float" table:style-name="ce63" office:value="10311" office:value-type="float">
            <text:p>10311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65" office:value-type="float">
            <text:p>165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450" office:value-type="float">
            <text:p>450</text:p>
          </table:table-cell>
          <table:table-cell ns41:value-type="float" table:style-name="ce94" office:value="397" office:value-type="float">
            <text:p>397</text:p>
          </table:table-cell>
          <table:table-cell ns41:value-type="float" office:value="16" table:style-name="ce94" table:number-columns-repeated="2" office:value-type="float">
            <text:p>16</text:p>
          </table:table-cell>
          <table:table-cell ns41:value-type="float" table:style-name="ce94" office:value="466" office:value-type="float">
            <text:p>466</text:p>
          </table:table-cell>
          <table:table-cell ns41:value-type="float" table:style-name="ce94" office:value="413" office:value-type="float">
            <text:p>413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5" office:value="14" office:value-type="float">
            <text:p>14</text:p>
          </table:table-cell>
          <table:table-cell ns41:value-type="float" table:style-name="ce56" office:value="151" office:value-type="float">
            <text:p>151</text:p>
          </table:table-cell>
          <table:table-cell ns41:value-type="float" table:style-name="ce63" office:value="10311" office:value-type="float">
            <text:p>10311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310" office:value-type="float">
            <text:p>310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784" office:value-type="float">
            <text:p>784</text:p>
          </table:table-cell>
          <table:table-cell ns41:value-type="float" table:style-name="ce94" office:value="734" office:value-type="float">
            <text:p>734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94" office:value="804" office:value-type="float">
            <text:p>804</text:p>
          </table:table-cell>
          <table:table-cell ns41:value-type="float" table:style-name="ce94" office:value="756" office:value-type="float">
            <text:p>756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95" office:value="32" office:value-type="float">
            <text:p>32</text:p>
          </table:table-cell>
          <table:table-cell ns41:value-type="float" table:style-name="ce56" office:value="151" office:value-type="float">
            <text:p>151</text:p>
          </table:table-cell>
          <table:table-cell ns41:value-type="float" table:style-name="ce63" office:value="10311" office:value-type="float">
            <text:p>10311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table-cell ns41:value-type="string" table:number-rows-spanned="17" table:style-name="ce8" table:number-columns-spanned="1" office:value-type="string">
            <text:p>Diepenveen</text:p>
          </table:table-cell>
          <table:table-cell ns41:value-type="string" table:style-name="ce93" office:value-type="string">
            <text:p>Kom</text:p>
          </table:table-cell>
          <table:table-cell table:style-name="ce93"/>
          <table:table-cell ns41:value-type="string" table:style-name="ce93" office:value-type="string">
            <text:p>Buurtschap</text:p>
          </table:table-cell>
          <table:table-cell ns41:value-type="string" table:style-name="ce93" office:value-type="string">
            <text:p>Dorp</text:p>
          </table:table-cell>
          <table:table-cell table:style-name="ce36"/>
          <table:table-cell table:style-name="ce23"/>
          <table:table-cell ns41:value-type="float" table:style-name="ce42" office:value="32" office:value-type="float">
            <text:p>32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73" office:value-type="float">
            <text:p>73</text:p>
          </table:table-cell>
          <table:table-cell ns41:value-type="float" table:style-name="ce94" office:value="72" office:value-type="float">
            <text:p>72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73" office:value-type="float">
            <text:p>73</text:p>
          </table:table-cell>
          <table:table-cell ns41:value-type="float" table:style-name="ce94" office:value="74" office:value-type="float">
            <text:p>7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4" office:value-type="float">
            <text:p>4</text:p>
          </table:table-cell>
          <table:table-cell ns41:value-type="float" table:style-name="ce56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table:style-name="ce93" table:number-columns-repeated="2"/>
          <table:table-cell ns41:value-type="string" table:style-name="ce93" office:value-type="string">
            <text:p>Rande</text:p>
          </table:table-cell>
          <table:table-cell table:style-name="ce36"/>
          <table:table-cell table:style-name="ce23"/>
          <table:table-cell ns41:value-type="float" table:style-name="ce42" office:value="107" office:value-type="float">
            <text:p>107</text:p>
          </table:table-cell>
          <table:table-cell ns41:value-type="float" table:style-name="ce94" office:value="17" office:value-type="float">
            <text:p>17</text:p>
          </table:table-cell>
          <table:table-cell table:style-name="ce94" table:number-columns-repeated="3"/>
          <table:table-cell ns41:value-type="float" table:style-name="ce94" office:value="247" office:value-type="float">
            <text:p>247</text:p>
          </table:table-cell>
          <table:table-cell ns41:value-type="float" table:style-name="ce94" office:value="257" office:value-type="float">
            <text:p>257</text:p>
          </table:table-cell>
          <table:table-cell ns41:value-type="float" office:value="5" table:style-name="ce94" table:number-columns-repeated="2" office:value-type="float">
            <text:p>5</text:p>
          </table:table-cell>
          <table:table-cell ns41:value-type="float" table:style-name="ce94" office:value="252" office:value-type="float">
            <text:p>252</text:p>
          </table:table-cell>
          <table:table-cell ns41:value-type="float" table:style-name="ce94" office:value="262" office:value-type="float">
            <text:p>262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5" office:value="6" office:value-type="float">
            <text:p>6</text:p>
          </table:table-cell>
          <table:table-cell ns41:value-type="float" table:style-name="ce56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Tjoene</text:p>
          </table:table-cell>
          <table:table-cell table:style-name="ce36"/>
          <table:table-cell table:style-name="ce23"/>
          <table:table-cell ns41:value-type="float" table:style-name="ce42" office:value="47" office:value-type="float">
            <text:p>47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128" office:value-type="float">
            <text:p>128</text:p>
          </table:table-cell>
          <table:table-cell ns41:value-type="float" table:style-name="ce94" office:value="119" office:value-type="float">
            <text:p>119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29" office:value-type="float">
            <text:p>129</text:p>
          </table:table-cell>
          <table:table-cell ns41:value-type="float" table:style-name="ce94" office:value="121" office:value-type="float">
            <text:p>12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Averlo</text:p>
          </table:table-cell>
          <table:table-cell table:style-name="ce36"/>
          <table:table-cell table:style-name="ce23"/>
          <table:table-cell ns41:value-type="float" table:style-name="ce42" office:value="36" office:value-type="float">
            <text:p>36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22" office:value-type="float">
            <text:p>122</text:p>
          </table:table-cell>
          <table:table-cell ns41:value-type="float" table:style-name="ce94" office:value="106" office:value-type="float">
            <text:p>106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122" office:value-type="float">
            <text:p>122</text:p>
          </table:table-cell>
          <table:table-cell ns41:value-type="float" table:style-name="ce94" office:value="108" office:value-type="float">
            <text:p>108</text:p>
          </table:table-cell>
          <table:table-cell table:style-name="ce94"/>
          <table:table-cell ns41:value-type="float" table:style-name="ce95" office:value="2" office:value-type="float">
            <text:p>2</text:p>
          </table:table-cell>
          <table:table-cell ns41:value-type="float" table:style-name="ce56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Frieswijk</text:p>
          </table:table-cell>
          <table:table-cell ns41:value-type="string" table:style-name="ce36" office:value-type="string">
            <text:p>Tappistenklooster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4" office:value-type="float">
            <text:p>4</text:p>
          </table:table-cell>
          <table:table-cell table:style-name="ce94"/>
          <table:table-cell ns41:value-type="float" table:style-name="ce94" office:value="8" office:value-type="float">
            <text:p>8</text:p>
          </table:table-cell>
          <table:table-cell table:style-name="ce94"/>
          <table:table-cell ns41:value-type="float" table:style-name="ce94" office:value="12" office:value-type="float">
            <text:p>12</text:p>
          </table:table-cell>
          <table:table-cell table:style-name="ce94"/>
          <table:table-cell ns41:value-type="float" table:style-name="ce94" office:value="14" office:value-type="float">
            <text:p>14</text:p>
          </table:table-cell>
          <table:table-cell table:style-name="ce95"/>
          <table:table-cell ns41:value-type="float" table:style-name="ce56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24" office:value-type="float">
            <text:p>24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75" office:value-type="float">
            <text:p>75</text:p>
          </table:table-cell>
          <table:table-cell ns41:value-type="float" table:style-name="ce94" office:value="59" office:value-type="float">
            <text:p>59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76" office:value-type="float">
            <text:p>76</text:p>
          </table:table-cell>
          <table:table-cell ns41:value-type="float" table:style-name="ce94" office:value="60" office:value-type="float">
            <text:p>60</text:p>
          </table:table-cell>
          <table:table-cell ns41:value-type="float" table:style-name="ce94" office:value="2" office:value-type="float">
            <text:p>2</text:p>
          </table:table-cell>
          <table:table-cell table:style-name="ce95"/>
          <table:table-cell ns41:value-type="float" table:style-name="ce56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Riele</text:p>
          </table:table-cell>
          <table:table-cell table:style-name="ce36"/>
          <table:table-cell table:style-name="ce23"/>
          <table:table-cell ns41:value-type="float" table:style-name="ce42" office:value="99" office:value-type="float">
            <text:p>99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3"/>
          <table:table-cell ns41:value-type="float" table:style-name="ce94" office:value="249" office:value-type="float">
            <text:p>249</text:p>
          </table:table-cell>
          <table:table-cell ns41:value-type="float" table:style-name="ce94" office:value="207" office:value-type="float">
            <text:p>207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50" office:value-type="float">
            <text:p>250</text:p>
          </table:table-cell>
          <table:table-cell ns41:value-type="float" table:style-name="ce94" office:value="210" office:value-type="float">
            <text:p>210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Borgele</text:p>
          </table:table-cell>
          <table:table-cell table:style-name="ce36"/>
          <table:table-cell table:style-name="ce23"/>
          <table:table-cell ns41:value-type="float" table:style-name="ce42" office:value="75" office:value-type="float">
            <text:p>75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3"/>
          <table:table-cell ns41:value-type="float" table:style-name="ce94" office:value="195" office:value-type="float">
            <text:p>195</text:p>
          </table:table-cell>
          <table:table-cell ns41:value-type="float" table:style-name="ce94" office:value="183" office:value-type="float">
            <text:p>18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99" office:value-type="float">
            <text:p>199</text:p>
          </table:table-cell>
          <table:table-cell ns41:value-type="float" table:style-name="ce94" office:value="186" office:value-type="float">
            <text:p>186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Oxe</text:p>
          </table:table-cell>
          <table:table-cell table:style-name="ce36"/>
          <table:table-cell table:style-name="ce23"/>
          <table:table-cell ns41:value-type="float" table:style-name="ce42" office:value="26" office:value-type="float">
            <text:p>26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74" office:value-type="float">
            <text:p>74</text:p>
          </table:table-cell>
          <table:table-cell ns41:value-type="float" table:style-name="ce94" office:value="75" office:value-type="float">
            <text:p>75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75" office:value-type="float">
            <text:p>75</text:p>
          </table:table-cell>
          <table:table-cell ns41:value-type="float" table:style-name="ce94" office:value="76" office:value-type="float">
            <text:p>76</text:p>
          </table:table-cell>
          <table:table-cell ns41:value-type="float" table:style-name="ce94" office:value="2" office:value-type="float">
            <text:p>2</text:p>
          </table:table-cell>
          <table:table-cell table:style-name="ce95"/>
          <table:table-cell ns41:value-type="float" table:style-name="ce56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Colmschate</text:p>
          </table:table-cell>
          <table:table-cell table:style-name="ce36"/>
          <table:table-cell table:style-name="ce23"/>
          <table:table-cell ns41:value-type="float" table:style-name="ce42" office:value="68" office:value-type="float">
            <text:p>68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189" office:value-type="float">
            <text:p>189</text:p>
          </table:table-cell>
          <table:table-cell ns41:value-type="float" table:style-name="ce94" office:value="158" office:value-type="float">
            <text:p>158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92" office:value-type="float">
            <text:p>192</text:p>
          </table:table-cell>
          <table:table-cell ns41:value-type="float" table:style-name="ce94" office:value="164" office:value-type="float">
            <text:p>164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Weteringen</text:p>
          </table:table-cell>
          <table:table-cell table:style-name="ce36"/>
          <table:table-cell table:style-name="ce23"/>
          <table:table-cell ns41:value-type="float" table:style-name="ce42" office:value="59" office:value-type="float">
            <text:p>59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149" office:value-type="float">
            <text:p>149</text:p>
          </table:table-cell>
          <table:table-cell ns41:value-type="float" table:style-name="ce94" office:value="138" office:value-type="float">
            <text:p>138</text:p>
          </table:table-cell>
          <table:table-cell ns41:value-type="float" office:value="7" table:style-name="ce94" table:number-columns-repeated="2" office:value-type="float">
            <text:p>7</text:p>
          </table:table-cell>
          <table:table-cell ns41:value-type="float" table:style-name="ce94" office:value="156" office:value-type="float">
            <text:p>156</text:p>
          </table:table-cell>
          <table:table-cell ns41:value-type="float" table:style-name="ce94" office:value="145" office:value-type="float">
            <text:p>145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Lettele</text:p>
          </table:table-cell>
          <table:table-cell table:style-name="ce36"/>
          <table:table-cell table:style-name="ce23"/>
          <table:table-cell ns41:value-type="float" table:style-name="ce42" office:value="57" office:value-type="float">
            <text:p>57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78" office:value-type="float">
            <text:p>178</text:p>
          </table:table-cell>
          <table:table-cell ns41:value-type="float" table:style-name="ce94" office:value="159" office:value-type="float">
            <text:p>159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82" office:value-type="float">
            <text:p>182</text:p>
          </table:table-cell>
          <table:table-cell ns41:value-type="float" table:style-name="ce94" office:value="165" office:value-type="float">
            <text:p>165</text:p>
          </table:table-cell>
          <table:table-cell table:style-name="ce94"/>
          <table:table-cell ns41:value-type="float" table:style-name="ce95" office:value="2" office:value-type="float">
            <text:p>2</text:p>
          </table:table-cell>
          <table:table-cell ns41:value-type="float" table:style-name="ce56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Linde</text:p>
          </table:table-cell>
          <table:table-cell table:style-name="ce36"/>
          <table:table-cell table:style-name="ce23"/>
          <table:table-cell ns41:value-type="float" table:style-name="ce42" office:value="63" office:value-type="float">
            <text:p>63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80" office:value-type="float">
            <text:p>180</text:p>
          </table:table-cell>
          <table:table-cell ns41:value-type="float" table:style-name="ce94" office:value="152" office:value-type="float">
            <text:p>152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180" office:value-type="float">
            <text:p>180</text:p>
          </table:table-cell>
          <table:table-cell ns41:value-type="float" table:style-name="ce94" office:value="154" office:value-type="float">
            <text:p>154</text:p>
          </table:table-cell>
          <table:table-cell ns41:value-type="float" table:style-name="ce94" office:value="1" office:value-type="float">
            <text:p>1</text:p>
          </table:table-cell>
          <table:table-cell table:style-name="ce95"/>
          <table:table-cell ns41:value-type="float" table:style-name="ce56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Okkenbroek</text:p>
          </table:table-cell>
          <table:table-cell table:style-name="ce36"/>
          <table:table-cell table:style-name="ce23"/>
          <table:table-cell ns41:value-type="float" table:style-name="ce42" office:value="48" office:value-type="float">
            <text:p>48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17" office:value-type="float">
            <text:p>117</text:p>
          </table:table-cell>
          <table:table-cell ns41:value-type="float" table:style-name="ce94" office:value="114" office:value-type="float">
            <text:p>114</text:p>
          </table:table-cell>
          <table:table-cell table:style-name="ce94"/>
          <table:table-cell ns41:value-type="float" table:style-name="ce94" office:value="6" office:value-type="float">
            <text:p>6</text:p>
          </table:table-cell>
          <table:table-cell ns41:value-type="float" table:style-name="ce94" office:value="117" office:value-type="float">
            <text:p>117</text:p>
          </table:table-cell>
          <table:table-cell ns41:value-type="float" table:style-name="ce94" office:value="120" office:value-type="float">
            <text:p>120</text:p>
          </table:table-cell>
          <table:table-cell table:style-name="ce94"/>
          <table:table-cell ns41:value-type="float" table:style-name="ce95" office:value="3" office:value-type="float">
            <text:p>3</text:p>
          </table:table-cell>
          <table:table-cell ns41:value-type="float" table:style-name="ce56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32" office:value-type="float">
            <text:p>32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73" office:value-type="float">
            <text:p>73</text:p>
          </table:table-cell>
          <table:table-cell ns41:value-type="float" table:style-name="ce94" office:value="72" office:value-type="float">
            <text:p>72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73" office:value-type="float">
            <text:p>73</text:p>
          </table:table-cell>
          <table:table-cell ns41:value-type="float" table:style-name="ce94" office:value="74" office:value-type="float">
            <text:p>7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4" office:value-type="float">
            <text:p>4</text:p>
          </table:table-cell>
          <table:table-cell ns41:value-type="float" table:style-name="ce56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710" office:value-type="float">
            <text:p>710</text:p>
          </table:table-cell>
          <table:table-cell ns41:value-type="float" table:style-name="ce94" office:value="65" office:value-type="float">
            <text:p>65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1907" office:value-type="float">
            <text:p>1907</text:p>
          </table:table-cell>
          <table:table-cell ns41:value-type="float" table:style-name="ce94" office:value="1727" office:value-type="float">
            <text:p>1727</text:p>
          </table:table-cell>
          <table:table-cell ns41:value-type="float" table:style-name="ce94" office:value="35" office:value-type="float">
            <text:p>35</text:p>
          </table:table-cell>
          <table:table-cell ns41:value-type="float" table:style-name="ce94" office:value="44" office:value-type="float">
            <text:p>44</text:p>
          </table:table-cell>
          <table:table-cell ns41:value-type="float" table:style-name="ce94" office:value="1942" office:value-type="float">
            <text:p>1942</text:p>
          </table:table-cell>
          <table:table-cell ns41:value-type="float" table:style-name="ce94" office:value="1771" office:value-type="float">
            <text:p>1771</text:p>
          </table:table-cell>
          <table:table-cell ns41:value-type="float" table:style-name="ce94" office:value="40" office:value-type="float">
            <text:p>40</text:p>
          </table:table-cell>
          <table:table-cell ns41:value-type="float" table:style-name="ce95" office:value="26" office:value-type="float">
            <text:p>26</text:p>
          </table:table-cell>
          <table:table-cell ns41:value-type="float" table:style-name="ce56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742" office:value-type="float">
            <text:p>742</text:p>
          </table:table-cell>
          <table:table-cell ns41:value-type="float" table:style-name="ce94" office:value="70" office:value-type="float">
            <text:p>70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1980" office:value-type="float">
            <text:p>1980</text:p>
          </table:table-cell>
          <table:table-cell ns41:value-type="float" table:style-name="ce94" office:value="1799" office:value-type="float">
            <text:p>1799</text:p>
          </table:table-cell>
          <table:table-cell ns41:value-type="float" table:style-name="ce94" office:value="35" office:value-type="float">
            <text:p>35</text:p>
          </table:table-cell>
          <table:table-cell ns41:value-type="float" table:style-name="ce94" office:value="46" office:value-type="float">
            <text:p>46</text:p>
          </table:table-cell>
          <table:table-cell ns41:value-type="float" table:style-name="ce94" office:value="2015" office:value-type="float">
            <text:p>2015</text:p>
          </table:table-cell>
          <table:table-cell ns41:value-type="float" table:style-name="ce94" office:value="1845" office:value-type="float">
            <text:p>1845</text:p>
          </table:table-cell>
          <table:table-cell ns41:value-type="float" table:style-name="ce94" office:value="43" office:value-type="float">
            <text:p>43</text:p>
          </table:table-cell>
          <table:table-cell ns41:value-type="float" table:style-name="ce95" office:value="30" office:value-type="float">
            <text:p>30</text:p>
          </table:table-cell>
          <table:table-cell ns41:value-type="float" table:style-name="ce56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table-cell ns41:value-type="string" table:number-rows-spanned="20" table:style-name="ce8" table:number-columns-spanned="1" office:value-type="string">
            <text:p>Enschedé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A</text:p>
          </table:table-cell>
          <table:table-cell table:style-name="ce93" table:number-columns-repeated="2"/>
          <table:table-cell ns41:value-type="string" table:style-name="ce36" office:value-type="string">
            <text:p>R. C. Zieken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10" office:value-type="float">
            <text:p>10</text:p>
          </table:table-cell>
          <table:table-cell table:style-name="ce94" table:number-columns-repeated="3"/>
          <table:table-cell ns41:value-type="float" table:style-name="ce94" office:value="10" office:value-type="float">
            <text:p>10</text:p>
          </table:table-cell>
          <table:table-cell table:style-name="ce94"/>
          <table:table-cell table:style-name="ce95"/>
          <table:table-cell ns41:value-type="float" table:style-name="ce56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289" office:value-type="float">
            <text:p>289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645" office:value-type="float">
            <text:p>645</text:p>
          </table:table-cell>
          <table:table-cell ns41:value-type="float" table:style-name="ce94" office:value="761" office:value-type="float">
            <text:p>761</text:p>
          </table:table-cell>
          <table:table-cell ns41:value-type="float" table:style-name="ce94" office:value="41" office:value-type="float">
            <text:p>41</text:p>
          </table:table-cell>
          <table:table-cell ns41:value-type="float" table:style-name="ce94" office:value="39" office:value-type="float">
            <text:p>39</text:p>
          </table:table-cell>
          <table:table-cell ns41:value-type="float" table:style-name="ce94" office:value="686" office:value-type="float">
            <text:p>686</text:p>
          </table:table-cell>
          <table:table-cell ns41:value-type="float" table:style-name="ce94" office:value="800" office:value-type="float">
            <text:p>800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95" office:value="25" office:value-type="float">
            <text:p>25</text:p>
          </table:table-cell>
          <table:table-cell ns41:value-type="float" table:style-name="ce56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B</text:p>
          </table:table-cell>
          <table:table-cell table:style-name="ce93" table:number-columns-repeated="2"/>
          <table:table-cell ns41:value-type="string" table:style-name="ce36" office:value-type="string">
            <text:p>Larinksgesticht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14" office:value-type="float">
            <text:p>14</text:p>
          </table:table-cell>
          <table:table-cell table:style-name="ce94" table:number-columns-repeated="3"/>
          <table:table-cell ns41:value-type="float" table:style-name="ce94" office:value="14" office:value-type="float">
            <text:p>14</text:p>
          </table:table-cell>
          <table:table-cell table:style-name="ce94"/>
          <table:table-cell table:style-name="ce95"/>
          <table:table-cell ns41:value-type="float" table:style-name="ce56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412" office:value-type="float">
            <text:p>412</text:p>
          </table:table-cell>
          <table:table-cell ns41:value-type="float" table:style-name="ce94" office:value="44" office:value-type="float">
            <text:p>44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1036" office:value-type="float">
            <text:p>1036</text:p>
          </table:table-cell>
          <table:table-cell ns41:value-type="float" table:style-name="ce94" office:value="1029" office:value-type="float">
            <text:p>1029</text:p>
          </table:table-cell>
          <table:table-cell ns41:value-type="float" table:style-name="ce94" office:value="47" office:value-type="float">
            <text:p>47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94" office:value="1083" office:value-type="float">
            <text:p>1083</text:p>
          </table:table-cell>
          <table:table-cell ns41:value-type="float" table:style-name="ce94" office:value="1051" office:value-type="float">
            <text:p>1051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5" office:value="10" office:value-type="float">
            <text:p>10</text:p>
          </table:table-cell>
          <table:table-cell ns41:value-type="float" table:style-name="ce56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C</text:p>
          </table:table-cell>
          <table:table-cell table:style-name="ce93" table:number-columns-repeated="2"/>
          <table:table-cell ns41:value-type="string" table:style-name="ce36" office:value-type="string">
            <text:p>Ned. Herv. Wees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5" office:value-type="float">
            <text:p>5</text:p>
          </table:table-cell>
          <table:table-cell ns41:value-type="float" table:style-name="ce94" office:value="11" office:value-type="float">
            <text:p>11</text:p>
          </table:table-cell>
          <table:table-cell table:style-name="ce94" table:number-columns-repeated="2"/>
          <table:table-cell ns41:value-type="float" table:style-name="ce94" office:value="5" office:value-type="float">
            <text:p>5</text:p>
          </table:table-cell>
          <table:table-cell ns41:value-type="float" table:style-name="ce94" office:value="11" office:value-type="float">
            <text:p>11</text:p>
          </table:table-cell>
          <table:table-cell table:style-name="ce94"/>
          <table:table-cell table:style-name="ce95"/>
          <table:table-cell ns41:value-type="float" table:style-name="ce56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419" office:value-type="float">
            <text:p>419</text:p>
          </table:table-cell>
          <table:table-cell ns41:value-type="float" table:style-name="ce94" office:value="24" office:value-type="float">
            <text:p>24</text:p>
          </table:table-cell>
          <table:table-cell table:style-name="ce94" table:number-columns-repeated="3"/>
          <table:table-cell ns41:value-type="float" table:style-name="ce94" office:value="1019" office:value-type="float">
            <text:p>1019</text:p>
          </table:table-cell>
          <table:table-cell ns41:value-type="float" table:style-name="ce94" office:value="1041" office:value-type="float">
            <text:p>1041</text:p>
          </table:table-cell>
          <table:table-cell ns41:value-type="float" table:style-name="ce94" office:value="38" office:value-type="float">
            <text:p>38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4" office:value="1057" office:value-type="float">
            <text:p>1057</text:p>
          </table:table-cell>
          <table:table-cell ns41:value-type="float" table:style-name="ce94" office:value="1059" office:value-type="float">
            <text:p>1059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5" office:value="21" office:value-type="float">
            <text:p>21</text:p>
          </table:table-cell>
          <table:table-cell ns41:value-type="float" table:style-name="ce56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D</text:p>
          </table:table-cell>
          <table:table-cell table:style-name="ce93" table:number-columns-repeated="2"/>
          <table:table-cell ns41:value-type="string" table:style-name="ce36" office:value-type="string">
            <text:p>Oudemannen- en vrouwengesticht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1" office:value-type="float">
            <text:p>11</text:p>
          </table:table-cell>
          <table:table-cell ns41:value-type="float" table:style-name="ce94" office:value="9" office:value-type="float">
            <text:p>9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10" office:value-type="float">
            <text:p>10</text:p>
          </table:table-cell>
          <table:table-cell table:style-name="ce94"/>
          <table:table-cell table:style-name="ce95"/>
          <table:table-cell ns41:value-type="float" table:style-name="ce56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292" office:value-type="float">
            <text:p>292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254" office:value-type="float">
            <text:p>254</text:p>
          </table:table-cell>
          <table:table-cell ns41:value-type="float" table:style-name="ce94" office:value="329" office:value-type="float">
            <text:p>329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65" office:value-type="float">
            <text:p>265</text:p>
          </table:table-cell>
          <table:table-cell ns41:value-type="float" table:style-name="ce94" office:value="333" office:value-type="float">
            <text:p>333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6" office:value-type="float">
            <text:p>6</text:p>
          </table:table-cell>
          <table:table-cell ns41:value-type="float" table:style-name="ce56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E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562" office:value-type="float">
            <text:p>56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46" office:value-type="float">
            <text:p>46</text:p>
          </table:table-cell>
          <table:table-cell ns41:value-type="float" table:style-name="ce94" office:value="45" office:value-type="float">
            <text:p>45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47" office:value-type="float">
            <text:p>47</text:p>
          </table:table-cell>
          <table:table-cell ns41:value-type="float" table:style-name="ce94" office:value="46" office:value-type="float">
            <text:p>46</text:p>
          </table:table-cell>
          <table:table-cell table:style-name="ce94"/>
          <table:table-cell table:style-name="ce95"/>
          <table:table-cell ns41:value-type="float" table:style-name="ce56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F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429" office:value-type="float">
            <text:p>429</text:p>
          </table:table-cell>
          <table:table-cell ns41:value-type="float" table:style-name="ce94" office:value="11" office:value-type="float">
            <text:p>11</text:p>
          </table:table-cell>
          <table:table-cell table:style-name="ce94" table:number-columns-repeated="3"/>
          <table:table-cell ns41:value-type="float" table:style-name="ce94" office:value="264" office:value-type="float">
            <text:p>264</text:p>
          </table:table-cell>
          <table:table-cell ns41:value-type="float" table:style-name="ce94" office:value="289" office:value-type="float">
            <text:p>289</text:p>
          </table:table-cell>
          <table:table-cell ns41:value-type="float" office:value="8" table:style-name="ce94" table:number-columns-repeated="2" office:value-type="float">
            <text:p>8</text:p>
          </table:table-cell>
          <table:table-cell ns41:value-type="float" table:style-name="ce94" office:value="272" office:value-type="float">
            <text:p>272</text:p>
          </table:table-cell>
          <table:table-cell ns41:value-type="float" table:style-name="ce94" office:value="297" office:value-type="float">
            <text:p>297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G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275" office:value-type="float">
            <text:p>275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60" office:value-type="float">
            <text:p>60</text:p>
          </table:table-cell>
          <table:table-cell ns41:value-type="float" table:style-name="ce94" office:value="62" office:value-type="float">
            <text:p>62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61" office:value-type="float">
            <text:p>61</text:p>
          </table:table-cell>
          <table:table-cell ns41:value-type="float" table:style-name="ce94" office:value="62" office:value-type="float">
            <text:p>62</text:p>
          </table:table-cell>
          <table:table-cell table:style-name="ce94"/>
          <table:table-cell ns41:value-type="float" table:style-name="ce95" office:value="1" office:value-type="float">
            <text:p>1</text:p>
          </table:table-cell>
          <table:table-cell ns41:value-type="float" table:style-name="ce56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D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46" office:value-type="float">
            <text:p>146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793" office:value-type="float">
            <text:p>793</text:p>
          </table:table-cell>
          <table:table-cell ns41:value-type="float" table:style-name="ce94" office:value="775" office:value-type="float">
            <text:p>775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800" office:value-type="float">
            <text:p>800</text:p>
          </table:table-cell>
          <table:table-cell ns41:value-type="float" table:style-name="ce94" office:value="779" office:value-type="float">
            <text:p>779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E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8" office:value-type="float">
            <text:p>18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1383" office:value-type="float">
            <text:p>1383</text:p>
          </table:table-cell>
          <table:table-cell ns41:value-type="float" table:style-name="ce94" office:value="1428" office:value-type="float">
            <text:p>1428</text:p>
          </table:table-cell>
          <table:table-cell ns41:value-type="float" table:style-name="ce94" office:value="21" office:value-type="float">
            <text:p>21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1404" office:value-type="float">
            <text:p>1404</text:p>
          </table:table-cell>
          <table:table-cell ns41:value-type="float" table:style-name="ce94" office:value="1442" office:value-type="float">
            <text:p>1442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5" office:value="4" office:value-type="float">
            <text:p>4</text:p>
          </table:table-cell>
          <table:table-cell ns41:value-type="float" table:style-name="ce56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F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13" office:value-type="float">
            <text:p>113</text:p>
          </table:table-cell>
          <table:table-cell table:style-name="ce94" table:number-columns-repeated="4"/>
          <table:table-cell ns41:value-type="float" table:style-name="ce94" office:value="1115" office:value-type="float">
            <text:p>1115</text:p>
          </table:table-cell>
          <table:table-cell ns41:value-type="float" table:style-name="ce94" office:value="1064" office:value-type="float">
            <text:p>1064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1137" office:value-type="float">
            <text:p>1137</text:p>
          </table:table-cell>
          <table:table-cell ns41:value-type="float" table:style-name="ce94" office:value="1075" office:value-type="float">
            <text:p>1075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7" office:value-type="float">
            <text:p>7</text:p>
          </table:table-cell>
          <table:table-cell ns41:value-type="float" table:style-name="ce56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G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27" office:value-type="float">
            <text:p>27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691" office:value-type="float">
            <text:p>691</text:p>
          </table:table-cell>
          <table:table-cell ns41:value-type="float" table:style-name="ce94" office:value="707" office:value-type="float">
            <text:p>707</text:p>
          </table:table-cell>
          <table:table-cell ns41:value-type="float" table:style-name="ce94" office:value="7" office:value-type="float">
            <text:p>7</text:p>
          </table:table-cell>
          <table:table-cell table:style-name="ce94"/>
          <table:table-cell ns41:value-type="float" table:style-name="ce94" office:value="698" office:value-type="float">
            <text:p>698</text:p>
          </table:table-cell>
          <table:table-cell ns41:value-type="float" table:style-name="ce94" office:value="707" office:value-type="float">
            <text:p>707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2682" office:value-type="float">
            <text:p>2682</text:p>
          </table:table-cell>
          <table:table-cell ns41:value-type="float" table:style-name="ce94" office:value="92" office:value-type="float">
            <text:p>92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2"/>
          <table:table-cell ns41:value-type="float" table:style-name="ce94" office:value="3340" office:value-type="float">
            <text:p>3340</text:p>
          </table:table-cell>
          <table:table-cell ns41:value-type="float" table:style-name="ce94" office:value="3600" office:value-type="float">
            <text:p>3600</text:p>
          </table:table-cell>
          <table:table-cell ns41:value-type="float" table:style-name="ce94" office:value="147" office:value-type="float">
            <text:p>147</text:p>
          </table:table-cell>
          <table:table-cell ns41:value-type="float" table:style-name="ce94" office:value="93" office:value-type="float">
            <text:p>93</text:p>
          </table:table-cell>
          <table:table-cell ns41:value-type="float" table:style-name="ce94" office:value="3487" office:value-type="float">
            <text:p>3487</text:p>
          </table:table-cell>
          <table:table-cell ns41:value-type="float" table:style-name="ce94" office:value="3693" office:value-type="float">
            <text:p>3693</text:p>
          </table:table-cell>
          <table:table-cell ns41:value-type="float" table:style-name="ce94" office:value="74" office:value-type="float">
            <text:p>74</text:p>
          </table:table-cell>
          <table:table-cell ns41:value-type="float" table:style-name="ce95" office:value="65" office:value-type="float">
            <text:p>65</text:p>
          </table:table-cell>
          <table:table-cell ns41:value-type="float" table:style-name="ce56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304" office:value-type="float">
            <text:p>304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3982" office:value-type="float">
            <text:p>3982</text:p>
          </table:table-cell>
          <table:table-cell ns41:value-type="float" table:style-name="ce94" office:value="3974" office:value-type="float">
            <text:p>3974</text:p>
          </table:table-cell>
          <table:table-cell ns41:value-type="float" table:style-name="ce94" office:value="57" office:value-type="float">
            <text:p>57</text:p>
          </table:table-cell>
          <table:table-cell ns41:value-type="float" table:style-name="ce94" office:value="29" office:value-type="float">
            <text:p>29</text:p>
          </table:table-cell>
          <table:table-cell ns41:value-type="float" table:style-name="ce94" office:value="4039" office:value-type="float">
            <text:p>4039</text:p>
          </table:table-cell>
          <table:table-cell ns41:value-type="float" table:style-name="ce94" office:value="4003" office:value-type="float">
            <text:p>4003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5" office:value="18" office:value-type="float">
            <text:p>18</text:p>
          </table:table-cell>
          <table:table-cell ns41:value-type="float" table:style-name="ce56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2986" office:value-type="float">
            <text:p>2986</text:p>
          </table:table-cell>
          <table:table-cell ns41:value-type="float" table:style-name="ce94" office:value="99" office:value-type="float">
            <text:p>99</text:p>
          </table:table-cell>
          <table:table-cell ns41:value-type="float" table:style-name="ce94" office:value="8" office:value-type="float">
            <text:p>8</text:p>
          </table:table-cell>
          <table:table-cell table:style-name="ce94" table:number-columns-repeated="2"/>
          <table:table-cell ns41:value-type="float" table:style-name="ce94" office:value="7322" office:value-type="float">
            <text:p>7322</text:p>
          </table:table-cell>
          <table:table-cell ns41:value-type="float" table:style-name="ce94" office:value="7574" office:value-type="float">
            <text:p>7574</text:p>
          </table:table-cell>
          <table:table-cell ns41:value-type="float" table:style-name="ce94" office:value="204" office:value-type="float">
            <text:p>204</text:p>
          </table:table-cell>
          <table:table-cell ns41:value-type="float" table:style-name="ce94" office:value="122" office:value-type="float">
            <text:p>122</text:p>
          </table:table-cell>
          <table:table-cell ns41:value-type="float" table:style-name="ce94" office:value="7526" office:value-type="float">
            <text:p>7526</text:p>
          </table:table-cell>
          <table:table-cell ns41:value-type="float" table:style-name="ce94" office:value="7696" office:value-type="float">
            <text:p>7696</text:p>
          </table:table-cell>
          <table:table-cell ns41:value-type="float" table:style-name="ce94" office:value="93" office:value-type="float">
            <text:p>93</text:p>
          </table:table-cell>
          <table:table-cell ns41:value-type="float" table:style-name="ce95" office:value="83" office:value-type="float">
            <text:p>83</text:p>
          </table:table-cell>
          <table:table-cell ns41:value-type="float" table:style-name="ce56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Pers</text:p>
          </table:table-cell>
          <table:table-cell table:style-name="ce93" table:number-columns-repeated="3"/>
          <table:table-cell table:style-name="ce36"/>
          <table:table-cell table:style-name="ce23"/>
          <table:table-cell table:style-name="ce42"/>
          <table:table-cell table:style-name="ce94" table:number-columns-repeated="6"/>
          <table:table-cell ns41:value-type="float" table:style-name="ce94" office:value="4" office:value-type="float">
            <text:p>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3" office:value-type="float">
            <text:p>3</text:p>
          </table:table-cell>
          <table:table-cell table:style-name="ce94"/>
          <table:table-cell table:style-name="ce95"/>
          <table:table-cell ns41:value-type="float" table:style-name="ce56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A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2986" office:value-type="float">
            <text:p>2986</text:p>
          </table:table-cell>
          <table:table-cell ns41:value-type="float" table:style-name="ce94" office:value="99" office:value-type="float">
            <text:p>99</text:p>
          </table:table-cell>
          <table:table-cell ns41:value-type="float" table:style-name="ce94" office:value="8" office:value-type="float">
            <text:p>8</text:p>
          </table:table-cell>
          <table:table-cell table:style-name="ce94" table:number-columns-repeated="2"/>
          <table:table-cell ns41:value-type="float" table:style-name="ce94" office:value="7322" office:value-type="float">
            <text:p>7322</text:p>
          </table:table-cell>
          <table:table-cell ns41:value-type="float" table:style-name="ce94" office:value="7574" office:value-type="float">
            <text:p>7574</text:p>
          </table:table-cell>
          <table:table-cell ns41:value-type="float" table:style-name="ce94" office:value="208" office:value-type="float">
            <text:p>208</text:p>
          </table:table-cell>
          <table:table-cell ns41:value-type="float" table:style-name="ce94" office:value="125" office:value-type="float">
            <text:p>125</text:p>
          </table:table-cell>
          <table:table-cell ns41:value-type="float" table:style-name="ce94" office:value="7530" office:value-type="float">
            <text:p>7530</text:p>
          </table:table-cell>
          <table:table-cell ns41:value-type="float" table:style-name="ce94" office:value="7699" office:value-type="float">
            <text:p>7699</text:p>
          </table:table-cell>
          <table:table-cell ns41:value-type="float" table:style-name="ce94" office:value="93" office:value-type="float">
            <text:p>93</text:p>
          </table:table-cell>
          <table:table-cell ns41:value-type="float" table:style-name="ce95" office:value="83" office:value-type="float">
            <text:p>83</text:p>
          </table:table-cell>
          <table:table-cell ns41:value-type="float" table:style-name="ce56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table-cell ns41:value-type="string" table:number-rows-spanned="16" table:style-name="ce8" table:number-columns-spanned="1" office:value-type="string">
            <text:p>Genemuiden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A</text:p>
          </table:table-cell>
          <table:table-cell table:style-name="ce93" table:number-columns-repeated="2"/>
          <table:table-cell ns41:value-type="string" table:style-name="ce36" office:value-type="string">
            <text:p>Het Diaconie-Armwerk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9" office:value-type="float">
            <text:p>19</text:p>
          </table:table-cell>
          <table:table-cell ns41:value-type="float" table:style-name="ce94" office:value="17" office:value-type="float">
            <text:p>17</text:p>
          </table:table-cell>
          <table:table-cell table:style-name="ce94" table:number-columns-repeated="2"/>
          <table:table-cell ns41:value-type="float" table:style-name="ce94" office:value="19" office:value-type="float">
            <text:p>19</text:p>
          </table:table-cell>
          <table:table-cell ns41:value-type="float" table:style-name="ce94" office:value="17" office:value-type="float">
            <text:p>17</text:p>
          </table:table-cell>
          <table:table-cell table:style-name="ce94"/>
          <table:table-cell table:style-name="ce95"/>
          <table:table-cell ns41:value-type="float" table:style-name="ce56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216" office:value-type="float">
            <text:p>216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502" office:value-type="float">
            <text:p>502</text:p>
          </table:table-cell>
          <table:table-cell ns41:value-type="float" table:style-name="ce94" office:value="476" office:value-type="float">
            <text:p>476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513" office:value-type="float">
            <text:p>513</text:p>
          </table:table-cell>
          <table:table-cell ns41:value-type="float" table:style-name="ce94" office:value="481" office:value-type="float">
            <text:p>481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10" office:value-type="float">
            <text:p>10</text:p>
          </table:table-cell>
          <table:table-cell table:style-name="ce94"/>
          <table:table-cell ns41:value-type="float" table:style-name="ce94" office:value="23" office:value-type="float">
            <text:p>23</text:p>
          </table:table-cell>
          <table:table-cell ns41:value-type="float" table:style-name="ce94" office:value="20" office:value-type="float">
            <text:p>20</text:p>
          </table:table-cell>
          <table:table-cell table:style-name="ce94" table:number-columns-repeated="2"/>
          <table:table-cell ns41:value-type="float" table:style-name="ce94" office:value="23" office:value-type="float">
            <text:p>23</text:p>
          </table:table-cell>
          <table:table-cell ns41:value-type="float" table:style-name="ce94" office:value="20" office:value-type="float">
            <text:p>20</text:p>
          </table:table-cell>
          <table:table-cell table:style-name="ce94"/>
          <table:table-cell table:style-name="ce95"/>
          <table:table-cell ns41:value-type="float" table:style-name="ce56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3" office:value-type="float">
            <text:p>3</text:p>
          </table:table-cell>
          <table:table-cell table:style-name="ce94" table:number-columns-repeated="6"/>
          <table:table-cell ns41:value-type="float" table:style-name="ce94" office:value="6" office:value-type="float">
            <text:p>6</text:p>
          </table:table-cell>
          <table:table-cell ns41:value-type="float" table:style-name="ce95" office:value="8" office:value-type="float">
            <text:p>8</text:p>
          </table:table-cell>
          <table:table-cell ns41:value-type="float" table:style-name="ce56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B</text:p>
          </table:table-cell>
          <table:table-cell table:style-name="ce93" table:number-columns-repeated="2"/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145" office:value-type="float">
            <text:p>145</text:p>
          </table:table-cell>
          <table:table-cell ns41:value-type="float" table:style-name="ce94" office:value="16" office:value-type="float">
            <text:p>16</text:p>
          </table:table-cell>
          <table:table-cell table:style-name="ce94" table:number-columns-repeated="3"/>
          <table:table-cell ns41:value-type="float" table:style-name="ce94" office:value="320" office:value-type="float">
            <text:p>320</text:p>
          </table:table-cell>
          <table:table-cell ns41:value-type="float" table:style-name="ce94" office:value="325" office:value-type="float">
            <text:p>325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325" office:value-type="float">
            <text:p>325</text:p>
          </table:table-cell>
          <table:table-cell ns41:value-type="float" table:style-name="ce94" office:value="327" office:value-type="float">
            <text:p>327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office:value="1" table:style-name="ce94" table:number-columns-repeated="2" office:value-type="float">
            <text:p>1</text:p>
          </table:table-cell>
          <table:table-cell table:style-name="ce94" table:number-columns-repeated="2"/>
          <table:table-cell ns41:value-type="float" office:value="1" table:style-name="ce94" table:number-columns-repeated="2" office:value-type="float">
            <text:p>1</text:p>
          </table:table-cell>
          <table:table-cell table:style-name="ce94"/>
          <table:table-cell table:style-name="ce95"/>
          <table:table-cell ns41:value-type="float" table:style-name="ce56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C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62" office:value-type="float">
            <text:p>162</text:p>
          </table:table-cell>
          <table:table-cell ns41:value-type="float" table:style-name="ce94" office:value="8" office:value-type="float">
            <text:p>8</text:p>
          </table:table-cell>
          <table:table-cell table:style-name="ce94" table:number-columns-repeated="3"/>
          <table:table-cell ns41:value-type="float" table:style-name="ce94" office:value="344" office:value-type="float">
            <text:p>344</text:p>
          </table:table-cell>
          <table:table-cell ns41:value-type="float" table:style-name="ce94" office:value="348" office:value-type="float">
            <text:p>348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351" office:value-type="float">
            <text:p>351</text:p>
          </table:table-cell>
          <table:table-cell ns41:value-type="float" table:style-name="ce94" office:value="350" office:value-type="float">
            <text:p>350</text:p>
          </table:table-cell>
          <table:table-cell ns41:value-type="float" table:style-name="ce94" office:value="2" office:value-type="float">
            <text:p>2</text:p>
          </table:table-cell>
          <table:table-cell table:style-name="ce95"/>
          <table:table-cell ns41:value-type="float" table:style-name="ce56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A</text:p>
          </table:table-cell>
          <table:table-cell table:style-name="ce93" table:number-columns-repeated="2"/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3" office:value-type="float">
            <text:p>3</text:p>
          </table:table-cell>
          <table:table-cell table:style-name="ce94" table:number-columns-repeated="4"/>
          <table:table-cell ns41:value-type="float" table:style-name="ce94" office:value="6" office:value-type="float">
            <text:p>6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2"/>
          <table:table-cell ns41:value-type="float" table:style-name="ce94" office:value="6" office:value-type="float">
            <text:p>6</text:p>
          </table:table-cell>
          <table:table-cell ns41:value-type="float" table:style-name="ce94" office:value="7" office:value-type="float">
            <text:p>7</text:p>
          </table:table-cell>
          <table:table-cell table:style-name="ce94"/>
          <table:table-cell table:style-name="ce95"/>
          <table:table-cell ns41:value-type="float" table:style-name="ce56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table:style-name="ce93" table:number-columns-repeated="3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2" office:value-type="float">
            <text:p>2</text:p>
          </table:table-cell>
          <table:table-cell table:style-name="ce94" table:number-columns-repeated="6"/>
          <table:table-cell ns41:value-type="float" table:style-name="ce94" office:value="2" office:value-type="float">
            <text:p>2</text:p>
          </table:table-cell>
          <table:table-cell table:style-name="ce95"/>
          <table:table-cell ns41:value-type="float" table:style-name="ce56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D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6" office:value-type="float">
            <text:p>6</text:p>
          </table:table-cell>
          <table:table-cell table:style-name="ce94" table:number-columns-repeated="4"/>
          <table:table-cell ns41:value-type="float" table:style-name="ce94" office:value="15" office:value-type="float">
            <text:p>15</text:p>
          </table:table-cell>
          <table:table-cell ns41:value-type="float" table:style-name="ce94" office:value="16" office:value-type="float">
            <text:p>16</text:p>
          </table:table-cell>
          <table:table-cell table:style-name="ce94" table:number-columns-repeated="2"/>
          <table:table-cell ns41:value-type="float" table:style-name="ce94" office:value="15" office:value-type="float">
            <text:p>15</text:p>
          </table:table-cell>
          <table:table-cell ns41:value-type="float" table:style-name="ce94" office:value="16" office:value-type="float">
            <text:p>16</text:p>
          </table:table-cell>
          <table:table-cell table:style-name="ce94"/>
          <table:table-cell table:style-name="ce95"/>
          <table:table-cell ns41:value-type="float" table:style-name="ce56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E</text:p>
          </table:table-cell>
          <table:table-cell table:style-name="ce93" table:number-columns-repeated="2"/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73" office:value-type="float">
            <text:p>73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172" office:value-type="float">
            <text:p>172</text:p>
          </table:table-cell>
          <table:table-cell ns41:value-type="float" table:style-name="ce94" office:value="169" office:value-type="float">
            <text:p>169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75" office:value-type="float">
            <text:p>175</text:p>
          </table:table-cell>
          <table:table-cell ns41:value-type="float" table:style-name="ce94" office:value="171" office:value-type="float">
            <text:p>171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4" office:value-type="float">
            <text:p>4</text:p>
          </table:table-cell>
          <table:table-cell ns41:value-type="float" table:style-name="ce56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15" office:value-type="float">
            <text:p>15</text:p>
          </table:table-cell>
          <table:table-cell table:style-name="ce94" table:number-columns-repeated="3"/>
          <table:table-cell ns41:value-type="float" table:style-name="ce94" office:value="38" office:value-type="float">
            <text:p>38</text:p>
          </table:table-cell>
          <table:table-cell ns41:value-type="float" table:style-name="ce94" office:value="31" office:value-type="float">
            <text:p>31</text:p>
          </table:table-cell>
          <table:table-cell ns41:value-type="float" table:style-name="ce94" office:value="38" office:value-type="float">
            <text:p>38</text:p>
          </table:table-cell>
          <table:table-cell ns41:value-type="float" table:style-name="ce94" office:value="31" office:value-type="float">
            <text:p>31</text:p>
          </table:table-cell>
          <table:table-cell table:style-name="ce94"/>
          <table:table-cell table:style-name="ce95"/>
          <table:table-cell ns41:value-type="float" table:style-name="ce56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1" office:value-type="float">
            <text:p>1</text:p>
          </table:table-cell>
          <table:table-cell table:style-name="ce94" table:number-columns-repeated="6"/>
          <table:table-cell ns41:value-type="float" table:style-name="ce94" office:value="1" office:value-type="float">
            <text:p>1</text:p>
          </table:table-cell>
          <table:table-cell table:style-name="ce95"/>
          <table:table-cell ns41:value-type="float" table:style-name="ce56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524" office:value-type="float">
            <text:p>524</text:p>
          </table:table-cell>
          <table:table-cell ns41:value-type="float" table:style-name="ce94" office:value="28" office:value-type="float">
            <text:p>28</text:p>
          </table:table-cell>
          <table:table-cell table:style-name="ce94"/>
          <table:table-cell ns41:value-type="float" table:style-name="ce94" office:value="11" office:value-type="float">
            <text:p>1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209" office:value-type="float">
            <text:p>1209</text:p>
          </table:table-cell>
          <table:table-cell ns41:value-type="float" table:style-name="ce94" office:value="1187" office:value-type="float">
            <text:p>1187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232" office:value-type="float">
            <text:p>1232</text:p>
          </table:table-cell>
          <table:table-cell ns41:value-type="float" table:style-name="ce94" office:value="1196" office:value-type="float">
            <text:p>1196</text:p>
          </table:table-cell>
          <table:table-cell ns41:value-type="float" table:style-name="ce94" office:value="29" office:value-type="float">
            <text:p>29</text:p>
          </table:table-cell>
          <table:table-cell ns41:value-type="float" table:style-name="ce95" office:value="18" office:value-type="float">
            <text:p>18</text:p>
          </table:table-cell>
          <table:table-cell ns41:value-type="float" table:style-name="ce56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82" office:value-type="float">
            <text:p>82</text:p>
          </table:table-cell>
          <table:table-cell ns41:value-type="float" table:style-name="ce94" office:value="5" office:value-type="float">
            <text:p>5</text:p>
          </table:table-cell>
          <table:table-cell table:style-name="ce94"/>
          <table:table-cell ns41:value-type="float" table:style-name="ce94" office:value="15" office:value-type="float">
            <text:p>15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93" office:value-type="float">
            <text:p>193</text:p>
          </table:table-cell>
          <table:table-cell ns41:value-type="float" table:style-name="ce94" office:value="192" office:value-type="float">
            <text:p>192</text:p>
          </table:table-cell>
          <table:table-cell ns41:value-type="float" table:style-name="ce94" office:value="41" office:value-type="float">
            <text:p>41</text:p>
          </table:table-cell>
          <table:table-cell ns41:value-type="float" table:style-name="ce94" office:value="33" office:value-type="float">
            <text:p>33</text:p>
          </table:table-cell>
          <table:table-cell ns41:value-type="float" table:style-name="ce94" office:value="234" office:value-type="float">
            <text:p>234</text:p>
          </table:table-cell>
          <table:table-cell ns41:value-type="float" table:style-name="ce94" office:value="225" office:value-type="float">
            <text:p>225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4" office:value-type="float">
            <text:p>4</text:p>
          </table:table-cell>
          <table:table-cell ns41:value-type="float" table:style-name="ce56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606" office:value-type="float">
            <text:p>606</text:p>
          </table:table-cell>
          <table:table-cell ns41:value-type="float" table:style-name="ce94" office:value="33" office:value-type="float">
            <text:p>33</text:p>
          </table:table-cell>
          <table:table-cell table:style-name="ce94"/>
          <table:table-cell ns41:value-type="float" table:style-name="ce94" office:value="26" office:value-type="float">
            <text:p>26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402" office:value-type="float">
            <text:p>1402</text:p>
          </table:table-cell>
          <table:table-cell ns41:value-type="float" table:style-name="ce94" office:value="1379" office:value-type="float">
            <text:p>1379</text:p>
          </table:table-cell>
          <table:table-cell ns41:value-type="float" table:style-name="ce94" office:value="64" office:value-type="float">
            <text:p>64</text:p>
          </table:table-cell>
          <table:table-cell ns41:value-type="float" table:style-name="ce94" office:value="42" office:value-type="float">
            <text:p>42</text:p>
          </table:table-cell>
          <table:table-cell ns41:value-type="float" table:style-name="ce94" office:value="1466" office:value-type="float">
            <text:p>1466</text:p>
          </table:table-cell>
          <table:table-cell ns41:value-type="float" table:style-name="ce94" office:value="1421" office:value-type="float">
            <text:p>1421</text:p>
          </table:table-cell>
          <table:table-cell ns41:value-type="float" table:style-name="ce94" office:value="33" office:value-type="float">
            <text:p>33</text:p>
          </table:table-cell>
          <table:table-cell ns41:value-type="float" table:style-name="ce95" office:value="22" office:value-type="float">
            <text:p>22</text:p>
          </table:table-cell>
          <table:table-cell ns41:value-type="float" table:style-name="ce56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table-cell ns41:value-type="string" table:number-rows-spanned="11" table:style-name="ce8" table:number-columns-spanned="1" office:value-type="string">
            <text:p>Giethoorn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I</text:p>
          </table:table-cell>
          <table:table-cell table:style-name="ce93" table:number-columns-repeated="2"/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54" office:value-type="float">
            <text:p>54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124" office:value-type="float">
            <text:p>124</text:p>
          </table:table-cell>
          <table:table-cell ns41:value-type="float" table:style-name="ce94" office:value="105" office:value-type="float">
            <text:p>105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126" office:value-type="float">
            <text:p>126</text:p>
          </table:table-cell>
          <table:table-cell ns41:value-type="float" table:style-name="ce94" office:value="105" office:value-type="float">
            <text:p>105</text:p>
          </table:table-cell>
          <table:table-cell table:style-name="ce94"/>
          <table:table-cell ns41:value-type="float" table:style-name="ce95" office:value="1" office:value-type="float">
            <text:p>1</text:p>
          </table:table-cell>
          <table:table-cell ns41:value-type="float" table:style-name="ce56" office:value="155" office:value-type="float">
            <text:p>155</text:p>
          </table:table-cell>
          <table:table-cell ns41:value-type="float" table:style-name="ce63" office:value="10708" office:value-type="float">
            <text:p>1070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table:style-name="ce95"/>
          <table:table-cell ns41:value-type="float" table:style-name="ce56" office:value="155" office:value-type="float">
            <text:p>155</text:p>
          </table:table-cell>
          <table:table-cell ns41:value-type="float" table:style-name="ce63" office:value="10708" office:value-type="float">
            <text:p>1070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I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01" office:value-type="float">
            <text:p>101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206" office:value-type="float">
            <text:p>206</text:p>
          </table:table-cell>
          <table:table-cell ns41:value-type="float" table:style-name="ce94" office:value="190" office:value-type="float">
            <text:p>190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209" office:value-type="float">
            <text:p>209</text:p>
          </table:table-cell>
          <table:table-cell ns41:value-type="float" table:style-name="ce94" office:value="192" office:value-type="float">
            <text:p>192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55" office:value-type="float">
            <text:p>155</text:p>
          </table:table-cell>
          <table:table-cell ns41:value-type="float" table:style-name="ce63" office:value="10708" office:value-type="float">
            <text:p>1070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I 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68" office:value-type="float">
            <text:p>168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376" office:value-type="float">
            <text:p>376</text:p>
          </table:table-cell>
          <table:table-cell ns41:value-type="float" table:style-name="ce94" office:value="310" office:value-type="float">
            <text:p>310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376" office:value-type="float">
            <text:p>376</text:p>
          </table:table-cell>
          <table:table-cell ns41:value-type="float" table:style-name="ce94" office:value="311" office:value-type="float">
            <text:p>31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55" office:value-type="float">
            <text:p>155</text:p>
          </table:table-cell>
          <table:table-cell ns41:value-type="float" table:style-name="ce63" office:value="10708" office:value-type="float">
            <text:p>1070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I</text:p>
          </table:table-cell>
          <table:table-cell table:style-name="ce93" table:number-columns-repeated="2"/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97" office:value-type="float">
            <text:p>97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184" office:value-type="float">
            <text:p>184</text:p>
          </table:table-cell>
          <table:table-cell ns41:value-type="float" table:style-name="ce94" office:value="165" office:value-type="float">
            <text:p>165</text:p>
          </table:table-cell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94" office:value="187" office:value-type="float">
            <text:p>187</text:p>
          </table:table-cell>
          <table:table-cell ns41:value-type="float" table:style-name="ce94" office:value="165" office:value-type="float">
            <text:p>165</text:p>
          </table:table-cell>
          <table:table-cell table:style-name="ce94"/>
          <table:table-cell ns41:value-type="float" table:style-name="ce95" office:value="2" office:value-type="float">
            <text:p>2</text:p>
          </table:table-cell>
          <table:table-cell ns41:value-type="float" table:style-name="ce56" office:value="155" office:value-type="float">
            <text:p>155</text:p>
          </table:table-cell>
          <table:table-cell ns41:value-type="float" table:style-name="ce63" office:value="10708" office:value-type="float">
            <text:p>1070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7" office:value-type="float">
            <text:p>7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3" office:value-type="float">
            <text:p>3</text:p>
          </table:table-cell>
          <table:table-cell table:style-name="ce94"/>
          <table:table-cell table:style-name="ce95"/>
          <table:table-cell ns41:value-type="float" table:style-name="ce56" office:value="155" office:value-type="float">
            <text:p>155</text:p>
          </table:table-cell>
          <table:table-cell ns41:value-type="float" table:style-name="ce63" office:value="10708" office:value-type="float">
            <text:p>1070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II</text:p>
          </table:table-cell>
          <table:table-cell table:style-name="ce93" table:number-columns-repeated="2"/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54" office:value-type="float">
            <text:p>54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28" office:value-type="float">
            <text:p>128</text:p>
          </table:table-cell>
          <table:table-cell ns41:value-type="float" table:style-name="ce94" office:value="123" office:value-type="float">
            <text:p>123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29" office:value-type="float">
            <text:p>129</text:p>
          </table:table-cell>
          <table:table-cell ns41:value-type="float" table:style-name="ce94" office:value="123" office:value-type="float">
            <text:p>123</text:p>
          </table:table-cell>
          <table:table-cell table:style-name="ce94"/>
          <table:table-cell ns41:value-type="float" table:style-name="ce95" office:value="1" office:value-type="float">
            <text:p>1</text:p>
          </table:table-cell>
          <table:table-cell ns41:value-type="float" table:style-name="ce56" office:value="155" office:value-type="float">
            <text:p>155</text:p>
          </table:table-cell>
          <table:table-cell ns41:value-type="float" table:style-name="ce63" office:value="10708" office:value-type="float">
            <text:p>1070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office:value="2" table:style-name="ce94" table:number-columns-repeated="2" office:value-type="float">
            <text:p>2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7" office:value-type="float">
            <text:p>7</text:p>
          </table:table-cell>
          <table:table-cell table:style-name="ce94"/>
          <table:table-cell table:style-name="ce95"/>
          <table:table-cell ns41:value-type="float" table:style-name="ce56" office:value="155" office:value-type="float">
            <text:p>155</text:p>
          </table:table-cell>
          <table:table-cell ns41:value-type="float" table:style-name="ce63" office:value="10708" office:value-type="float">
            <text:p>1070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55" office:value-type="float">
            <text:p>155</text:p>
          </table:table-cell>
          <table:table-cell ns41:value-type="float" table:style-name="ce94" office:value="10" office:value-type="float">
            <text:p>10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333" office:value-type="float">
            <text:p>333</text:p>
          </table:table-cell>
          <table:table-cell ns41:value-type="float" table:style-name="ce94" office:value="297" office:value-type="float">
            <text:p>297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338" office:value-type="float">
            <text:p>338</text:p>
          </table:table-cell>
          <table:table-cell ns41:value-type="float" table:style-name="ce94" office:value="299" office:value-type="float">
            <text:p>299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6" office:value-type="float">
            <text:p>6</text:p>
          </table:table-cell>
          <table:table-cell ns41:value-type="float" table:style-name="ce56" office:value="155" office:value-type="float">
            <text:p>155</text:p>
          </table:table-cell>
          <table:table-cell ns41:value-type="float" table:style-name="ce63" office:value="10708" office:value-type="float">
            <text:p>1070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319" office:value-type="float">
            <text:p>319</text:p>
          </table:table-cell>
          <table:table-cell ns41:value-type="float" table:style-name="ce94" office:value="10" office:value-type="float">
            <text:p>10</text:p>
          </table:table-cell>
          <table:table-cell table:style-name="ce94"/>
          <table:table-cell ns41:value-type="float" table:style-name="ce94" office:value="6" office:value-type="float">
            <text:p>6</text:p>
          </table:table-cell>
          <table:table-cell table:style-name="ce94"/>
          <table:table-cell ns41:value-type="float" table:style-name="ce94" office:value="690" office:value-type="float">
            <text:p>690</text:p>
          </table:table-cell>
          <table:table-cell ns41:value-type="float" table:style-name="ce94" office:value="600" office:value-type="float">
            <text:p>600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707" office:value-type="float">
            <text:p>707</text:p>
          </table:table-cell>
          <table:table-cell ns41:value-type="float" table:style-name="ce94" office:value="609" office:value-type="float">
            <text:p>609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55" office:value-type="float">
            <text:p>155</text:p>
          </table:table-cell>
          <table:table-cell ns41:value-type="float" table:style-name="ce63" office:value="10708" office:value-type="float">
            <text:p>1070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474" office:value-type="float">
            <text:p>474</text:p>
          </table:table-cell>
          <table:table-cell ns41:value-type="float" table:style-name="ce94" office:value="20" office:value-type="float">
            <text:p>20</text:p>
          </table:table-cell>
          <table:table-cell table:style-name="ce94"/>
          <table:table-cell ns41:value-type="float" table:style-name="ce94" office:value="7" office:value-type="float">
            <text:p>7</text:p>
          </table:table-cell>
          <table:table-cell table:style-name="ce94"/>
          <table:table-cell ns41:value-type="float" table:style-name="ce94" office:value="1023" office:value-type="float">
            <text:p>1023</text:p>
          </table:table-cell>
          <table:table-cell ns41:value-type="float" table:style-name="ce94" office:value="897" office:value-type="float">
            <text:p>897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1045" office:value-type="float">
            <text:p>1045</text:p>
          </table:table-cell>
          <table:table-cell ns41:value-type="float" table:style-name="ce94" office:value="908" office:value-type="float">
            <text:p>90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11" office:value-type="float">
            <text:p>11</text:p>
          </table:table-cell>
          <table:table-cell ns41:value-type="float" table:style-name="ce56" office:value="155" office:value-type="float">
            <text:p>155</text:p>
          </table:table-cell>
          <table:table-cell ns41:value-type="float" table:style-name="ce63" office:value="10708" office:value-type="float">
            <text:p>1070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table-cell ns41:value-type="string" table:number-rows-spanned="6" table:style-name="ce8" table:number-columns-spanned="1" office:value-type="string">
            <text:p>Goor</text:p>
          </table:table-cell>
          <table:table-cell ns41:value-type="string" table:style-name="ce93" office:value-type="string">
            <text:p>Kom</text:p>
          </table:table-cell>
          <table:table-cell table:style-name="ce93"/>
          <table:table-cell ns41:value-type="string" table:style-name="ce93" office:value-type="string">
            <text:p>Stad</text:p>
          </table:table-cell>
          <table:table-cell table:style-name="ce93"/>
          <table:table-cell table:style-name="ce36"/>
          <table:table-cell table:style-name="ce23"/>
          <table:table-cell ns41:value-type="float" table:style-name="ce42" office:value="522" office:value-type="float">
            <text:p>522</text:p>
          </table:table-cell>
          <table:table-cell ns41:value-type="float" table:style-name="ce94" office:value="14" office:value-type="float">
            <text:p>14</text:p>
          </table:table-cell>
          <table:table-cell table:style-name="ce94" table:number-columns-repeated="3"/>
          <table:table-cell ns41:value-type="float" table:style-name="ce94" office:value="1146" office:value-type="float">
            <text:p>1146</text:p>
          </table:table-cell>
          <table:table-cell ns41:value-type="float" table:style-name="ce94" office:value="1161" office:value-type="float">
            <text:p>1161</text:p>
          </table:table-cell>
          <table:table-cell ns41:value-type="float" table:style-name="ce94" office:value="41" office:value-type="float">
            <text:p>41</text:p>
          </table:table-cell>
          <table:table-cell ns41:value-type="float" table:style-name="ce94" office:value="37" office:value-type="float">
            <text:p>37</text:p>
          </table:table-cell>
          <table:table-cell ns41:value-type="float" table:style-name="ce94" office:value="1187" office:value-type="float">
            <text:p>1187</text:p>
          </table:table-cell>
          <table:table-cell ns41:value-type="float" table:style-name="ce94" office:value="1198" office:value-type="float">
            <text:p>1198</text:p>
          </table:table-cell>
          <table:table-cell ns41:value-type="float" table:style-name="ce94" office:value="47" office:value-type="float">
            <text:p>47</text:p>
          </table:table-cell>
          <table:table-cell ns41:value-type="float" table:style-name="ce95" office:value="37" office:value-type="float">
            <text:p>37</text:p>
          </table:table-cell>
          <table:table-cell ns41:value-type="float" table:style-name="ce56" office:value="156" office:value-type="float">
            <text:p>156</text:p>
          </table:table-cell>
          <table:table-cell ns41:value-type="float" table:style-name="ce63" office:value="10076" office:value-type="float">
            <text:p>1007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A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80" office:value-type="float">
            <text:p>80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96" office:value-type="float">
            <text:p>196</text:p>
          </table:table-cell>
          <table:table-cell ns41:value-type="float" table:style-name="ce94" office:value="181" office:value-type="float">
            <text:p>181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00" office:value-type="float">
            <text:p>200</text:p>
          </table:table-cell>
          <table:table-cell ns41:value-type="float" table:style-name="ce94" office:value="182" office:value-type="float">
            <text:p>182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5" office:value="6" office:value-type="float">
            <text:p>6</text:p>
          </table:table-cell>
          <table:table-cell ns41:value-type="float" table:style-name="ce56" office:value="156" office:value-type="float">
            <text:p>156</text:p>
          </table:table-cell>
          <table:table-cell ns41:value-type="float" table:style-name="ce63" office:value="10076" office:value-type="float">
            <text:p>1007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B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4" office:value-type="float">
            <text:p>14</text:p>
          </table:table-cell>
          <table:table-cell table:style-name="ce94" table:number-columns-repeated="4"/>
          <table:table-cell ns41:value-type="float" table:style-name="ce94" office:value="27" office:value-type="float">
            <text:p>27</text:p>
          </table:table-cell>
          <table:table-cell ns41:value-type="float" table:style-name="ce94" office:value="38" office:value-type="float">
            <text:p>38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33" office:value-type="float">
            <text:p>33</text:p>
          </table:table-cell>
          <table:table-cell ns41:value-type="float" table:style-name="ce94" office:value="46" office:value-type="float">
            <text:p>46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56" office:value-type="float">
            <text:p>156</text:p>
          </table:table-cell>
          <table:table-cell ns41:value-type="float" table:style-name="ce63" office:value="10076" office:value-type="float">
            <text:p>1007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522" office:value-type="float">
            <text:p>522</text:p>
          </table:table-cell>
          <table:table-cell ns41:value-type="float" table:style-name="ce94" office:value="14" office:value-type="float">
            <text:p>14</text:p>
          </table:table-cell>
          <table:table-cell table:style-name="ce94" table:number-columns-repeated="3"/>
          <table:table-cell ns41:value-type="float" table:style-name="ce94" office:value="1146" office:value-type="float">
            <text:p>1146</text:p>
          </table:table-cell>
          <table:table-cell ns41:value-type="float" table:style-name="ce94" office:value="1161" office:value-type="float">
            <text:p>1161</text:p>
          </table:table-cell>
          <table:table-cell ns41:value-type="float" table:style-name="ce94" office:value="41" office:value-type="float">
            <text:p>41</text:p>
          </table:table-cell>
          <table:table-cell ns41:value-type="float" table:style-name="ce94" office:value="37" office:value-type="float">
            <text:p>37</text:p>
          </table:table-cell>
          <table:table-cell ns41:value-type="float" table:style-name="ce94" office:value="1187" office:value-type="float">
            <text:p>1187</text:p>
          </table:table-cell>
          <table:table-cell ns41:value-type="float" table:style-name="ce94" office:value="1198" office:value-type="float">
            <text:p>1198</text:p>
          </table:table-cell>
          <table:table-cell ns41:value-type="float" table:style-name="ce94" office:value="47" office:value-type="float">
            <text:p>47</text:p>
          </table:table-cell>
          <table:table-cell ns41:value-type="float" table:style-name="ce95" office:value="37" office:value-type="float">
            <text:p>37</text:p>
          </table:table-cell>
          <table:table-cell ns41:value-type="float" table:style-name="ce56" office:value="156" office:value-type="float">
            <text:p>156</text:p>
          </table:table-cell>
          <table:table-cell ns41:value-type="float" table:style-name="ce63" office:value="10076" office:value-type="float">
            <text:p>1007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94" office:value-type="float">
            <text:p>94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223" office:value-type="float">
            <text:p>223</text:p>
          </table:table-cell>
          <table:table-cell ns41:value-type="float" table:style-name="ce94" office:value="219" office:value-type="float">
            <text:p>219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233" office:value-type="float">
            <text:p>233</text:p>
          </table:table-cell>
          <table:table-cell ns41:value-type="float" table:style-name="ce94" office:value="228" office:value-type="float">
            <text:p>228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5" office:value="7" office:value-type="float">
            <text:p>7</text:p>
          </table:table-cell>
          <table:table-cell ns41:value-type="float" table:style-name="ce56" office:value="156" office:value-type="float">
            <text:p>156</text:p>
          </table:table-cell>
          <table:table-cell ns41:value-type="float" table:style-name="ce63" office:value="10076" office:value-type="float">
            <text:p>1007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616" office:value-type="float">
            <text:p>616</text:p>
          </table:table-cell>
          <table:table-cell ns41:value-type="float" table:style-name="ce94" office:value="15" office:value-type="float">
            <text:p>15</text:p>
          </table:table-cell>
          <table:table-cell table:style-name="ce94" table:number-columns-repeated="3"/>
          <table:table-cell ns41:value-type="float" table:style-name="ce94" office:value="1369" office:value-type="float">
            <text:p>1369</text:p>
          </table:table-cell>
          <table:table-cell ns41:value-type="float" table:style-name="ce94" office:value="1380" office:value-type="float">
            <text:p>1380</text:p>
          </table:table-cell>
          <table:table-cell ns41:value-type="float" table:style-name="ce94" office:value="51" office:value-type="float">
            <text:p>51</text:p>
          </table:table-cell>
          <table:table-cell ns41:value-type="float" table:style-name="ce94" office:value="46" office:value-type="float">
            <text:p>46</text:p>
          </table:table-cell>
          <table:table-cell ns41:value-type="float" table:style-name="ce94" office:value="1420" office:value-type="float">
            <text:p>1420</text:p>
          </table:table-cell>
          <table:table-cell ns41:value-type="float" table:style-name="ce94" office:value="1426" office:value-type="float">
            <text:p>1426</text:p>
          </table:table-cell>
          <table:table-cell ns41:value-type="float" table:style-name="ce94" office:value="62" office:value-type="float">
            <text:p>62</text:p>
          </table:table-cell>
          <table:table-cell ns41:value-type="float" table:style-name="ce95" office:value="44" office:value-type="float">
            <text:p>44</text:p>
          </table:table-cell>
          <table:table-cell ns41:value-type="float" table:style-name="ce56" office:value="156" office:value-type="float">
            <text:p>156</text:p>
          </table:table-cell>
          <table:table-cell ns41:value-type="float" table:style-name="ce63" office:value="10076" office:value-type="float">
            <text:p>1007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table-cell ns41:value-type="string" table:number-rows-spanned="6" table:style-name="ce8" table:number-columns-spanned="1" office:value-type="string">
            <text:p>Grafhorst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I</text:p>
          </table:table-cell>
          <table:table-cell table:style-name="ce93" table:number-columns-repeated="2"/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136" office:value-type="float">
            <text:p>136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300" office:value-type="float">
            <text:p>300</text:p>
          </table:table-cell>
          <table:table-cell ns41:value-type="float" table:style-name="ce94" office:value="304" office:value-type="float">
            <text:p>304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301" office:value-type="float">
            <text:p>301</text:p>
          </table:table-cell>
          <table:table-cell ns41:value-type="float" table:style-name="ce94" office:value="304" office:value-type="float">
            <text:p>30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065" office:value-type="float">
            <text:p>1065</text:p>
          </table:table-cell>
          <table:table-cell ns41:value-type="float" table:style-name="ce63" office:value="10224" office:value-type="float">
            <text:p>1022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1" office:value-type="float">
            <text:p>1</text:p>
          </table:table-cell>
          <table:table-cell table:style-name="ce94" table:number-columns-repeated="6"/>
          <table:table-cell ns41:value-type="float" table:style-name="ce94" office:value="5" office:value-type="float">
            <text:p>5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065" office:value-type="float">
            <text:p>1065</text:p>
          </table:table-cell>
          <table:table-cell ns41:value-type="float" table:style-name="ce63" office:value="10224" office:value-type="float">
            <text:p>1022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II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7" office:value-type="float">
            <text:p>7</text:p>
          </table:table-cell>
          <table:table-cell table:style-name="ce94" table:number-columns-repeated="4"/>
          <table:table-cell ns41:value-type="float" table:style-name="ce94" office:value="9" office:value-type="float">
            <text:p>9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2"/>
          <table:table-cell ns41:value-type="float" table:style-name="ce94" office:value="9" office:value-type="float">
            <text:p>9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065" office:value-type="float">
            <text:p>1065</text:p>
          </table:table-cell>
          <table:table-cell ns41:value-type="float" table:style-name="ce63" office:value="10224" office:value-type="float">
            <text:p>1022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36" office:value-type="float">
            <text:p>136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ns41:value-type="float" table:style-name="ce94" office:value="300" office:value-type="float">
            <text:p>300</text:p>
          </table:table-cell>
          <table:table-cell ns41:value-type="float" table:style-name="ce94" office:value="304" office:value-type="float">
            <text:p>304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301" office:value-type="float">
            <text:p>301</text:p>
          </table:table-cell>
          <table:table-cell ns41:value-type="float" table:style-name="ce94" office:value="304" office:value-type="float">
            <text:p>304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5" office:value="6" office:value-type="float">
            <text:p>6</text:p>
          </table:table-cell>
          <table:table-cell ns41:value-type="float" table:style-name="ce56" office:value="1065" office:value-type="float">
            <text:p>1065</text:p>
          </table:table-cell>
          <table:table-cell ns41:value-type="float" table:style-name="ce63" office:value="10224" office:value-type="float">
            <text:p>1022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7" office:value-type="float">
            <text:p>7</text:p>
          </table:table-cell>
          <table:table-cell table:style-name="ce94" table:number-columns-repeated="4"/>
          <table:table-cell ns41:value-type="float" table:style-name="ce94" office:value="9" office:value-type="float">
            <text:p>9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2"/>
          <table:table-cell ns41:value-type="float" table:style-name="ce94" office:value="9" office:value-type="float">
            <text:p>9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065" office:value-type="float">
            <text:p>1065</text:p>
          </table:table-cell>
          <table:table-cell ns41:value-type="float" table:style-name="ce63" office:value="10224" office:value-type="float">
            <text:p>1022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43" office:value-type="float">
            <text:p>143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ns41:value-type="float" table:style-name="ce94" office:value="309" office:value-type="float">
            <text:p>309</text:p>
          </table:table-cell>
          <table:table-cell ns41:value-type="float" table:style-name="ce94" office:value="314" office:value-type="float">
            <text:p>314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310" office:value-type="float">
            <text:p>310</text:p>
          </table:table-cell>
          <table:table-cell ns41:value-type="float" table:style-name="ce94" office:value="314" office:value-type="float">
            <text:p>314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5" office:value="8" office:value-type="float">
            <text:p>8</text:p>
          </table:table-cell>
          <table:table-cell ns41:value-type="float" table:style-name="ce56" office:value="1065" office:value-type="float">
            <text:p>1065</text:p>
          </table:table-cell>
          <table:table-cell ns41:value-type="float" table:style-name="ce63" office:value="10224" office:value-type="float">
            <text:p>1022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table-cell ns41:value-type="string" table:number-rows-spanned="17" table:style-name="ce8" table:number-columns-spanned="1" office:value-type="string">
            <text:p>Gramsbergen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A</text:p>
          </table:table-cell>
          <table:table-cell table:style-name="ce93" table:number-columns-repeated="2"/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108" office:value-type="float">
            <text:p>108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264" office:value-type="float">
            <text:p>264</text:p>
          </table:table-cell>
          <table:table-cell ns41:value-type="float" table:style-name="ce94" office:value="239" office:value-type="float">
            <text:p>239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272" office:value-type="float">
            <text:p>272</text:p>
          </table:table-cell>
          <table:table-cell ns41:value-type="float" table:style-name="ce94" office:value="246" office:value-type="float">
            <text:p>246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5" office:value="4" office:value-type="float">
            <text:p>4</text:p>
          </table:table-cell>
          <table:table-cell ns41:value-type="float" table:style-name="ce56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office:value="2" table:style-name="ce94" table:number-columns-repeated="4" office:value-type="float">
            <text:p>2</text:p>
          </table:table-cell>
          <table:table-cell table:style-name="ce94"/>
          <table:table-cell table:style-name="ce95"/>
          <table:table-cell ns41:value-type="float" table:style-name="ce56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B</text:p>
          </table:table-cell>
          <table:table-cell table:style-name="ce93"/>
          <table:table-cell ns41:value-type="string" table:style-name="ce93" office:value-type="string">
            <text:p>Ane</text:p>
          </table:table-cell>
          <table:table-cell table:style-name="ce36"/>
          <table:table-cell table:style-name="ce23"/>
          <table:table-cell ns41:value-type="float" table:style-name="ce42" office:value="98" office:value-type="float">
            <text:p>98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294" office:value-type="float">
            <text:p>294</text:p>
          </table:table-cell>
          <table:table-cell ns41:value-type="float" table:style-name="ce94" office:value="241" office:value-type="float">
            <text:p>241</text:p>
          </table:table-cell>
          <table:table-cell ns41:value-type="float" office:value="12" table:style-name="ce94" table:number-columns-repeated="2" office:value-type="float">
            <text:p>12</text:p>
          </table:table-cell>
          <table:table-cell ns41:value-type="float" table:style-name="ce94" office:value="306" office:value-type="float">
            <text:p>306</text:p>
          </table:table-cell>
          <table:table-cell ns41:value-type="float" table:style-name="ce94" office:value="253" office:value-type="float">
            <text:p>253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5" office:value="6" office:value-type="float">
            <text:p>6</text:p>
          </table:table-cell>
          <table:table-cell ns41:value-type="float" table:style-name="ce56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C</text:p>
          </table:table-cell>
          <table:table-cell table:style-name="ce93"/>
          <table:table-cell ns41:value-type="string" table:style-name="ce93" office:value-type="string">
            <text:p>Anerveen</text:p>
          </table:table-cell>
          <table:table-cell table:style-name="ce36"/>
          <table:table-cell table:style-name="ce23"/>
          <table:table-cell ns41:value-type="float" table:style-name="ce42" office:value="60" office:value-type="float">
            <text:p>60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180" office:value-type="float">
            <text:p>180</text:p>
          </table:table-cell>
          <table:table-cell ns41:value-type="float" table:style-name="ce94" office:value="143" office:value-type="float">
            <text:p>143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83" office:value-type="float">
            <text:p>183</text:p>
          </table:table-cell>
          <table:table-cell ns41:value-type="float" table:style-name="ce94" office:value="145" office:value-type="float">
            <text:p>145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4" office:value-type="float">
            <text:p>4</text:p>
          </table:table-cell>
          <table:table-cell ns41:value-type="float" table:style-name="ce56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D</text:p>
          </table:table-cell>
          <table:table-cell table:style-name="ce93"/>
          <table:table-cell ns41:value-type="string" table:style-name="ce93" office:value-type="string">
            <text:p>Holthone</text:p>
          </table:table-cell>
          <table:table-cell table:style-name="ce36"/>
          <table:table-cell table:style-name="ce23"/>
          <table:table-cell ns41:value-type="float" table:style-name="ce42" office:value="26" office:value-type="float">
            <text:p>26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97" office:value-type="float">
            <text:p>97</text:p>
          </table:table-cell>
          <table:table-cell ns41:value-type="float" table:style-name="ce94" office:value="83" office:value-type="float">
            <text:p>83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03" office:value-type="float">
            <text:p>103</text:p>
          </table:table-cell>
          <table:table-cell ns41:value-type="float" table:style-name="ce94" office:value="85" office:value-type="float">
            <text:p>85</text:p>
          </table:table-cell>
          <table:table-cell table:style-name="ce94"/>
          <table:table-cell table:style-name="ce95"/>
          <table:table-cell ns41:value-type="float" table:style-name="ce56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E</text:p>
          </table:table-cell>
          <table:table-cell table:style-name="ce93"/>
          <table:table-cell ns41:value-type="string" table:style-name="ce93" office:value-type="string">
            <text:p>Holthene</text:p>
          </table:table-cell>
          <table:table-cell table:style-name="ce36"/>
          <table:table-cell table:style-name="ce23"/>
          <table:table-cell ns41:value-type="float" table:style-name="ce42" office:value="43" office:value-type="float">
            <text:p>43</text:p>
          </table:table-cell>
          <table:table-cell table:style-name="ce94" table:number-columns-repeated="4"/>
          <table:table-cell ns41:value-type="float" table:style-name="ce94" office:value="115" office:value-type="float">
            <text:p>115</text:p>
          </table:table-cell>
          <table:table-cell ns41:value-type="float" table:style-name="ce94" office:value="102" office:value-type="float">
            <text:p>102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27" office:value-type="float">
            <text:p>127</text:p>
          </table:table-cell>
          <table:table-cell ns41:value-type="float" table:style-name="ce94" office:value="111" office:value-type="float">
            <text:p>111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5" office:value="6" office:value-type="float">
            <text:p>6</text:p>
          </table:table-cell>
          <table:table-cell ns41:value-type="float" table:style-name="ce56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F</text:p>
          </table:table-cell>
          <table:table-cell table:style-name="ce93"/>
          <table:table-cell ns41:value-type="string" table:style-name="ce93" office:value-type="string">
            <text:p>Den Velde</text:p>
          </table:table-cell>
          <table:table-cell table:style-name="ce36"/>
          <table:table-cell table:style-name="ce23"/>
          <table:table-cell ns41:value-type="float" table:style-name="ce42" office:value="25" office:value-type="float">
            <text:p>25</text:p>
          </table:table-cell>
          <table:table-cell table:style-name="ce94" table:number-columns-repeated="4"/>
          <table:table-cell ns41:value-type="float" table:style-name="ce94" office:value="62" office:value-type="float">
            <text:p>62</text:p>
          </table:table-cell>
          <table:table-cell ns41:value-type="float" table:style-name="ce94" office:value="58" office:value-type="float">
            <text:p>58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67" office:value-type="float">
            <text:p>67</text:p>
          </table:table-cell>
          <table:table-cell ns41:value-type="float" table:style-name="ce94" office:value="61" office:value-type="float">
            <text:p>61</text:p>
          </table:table-cell>
          <table:table-cell table:style-name="ce94"/>
          <table:table-cell ns41:value-type="float" table:style-name="ce95" office:value="1" office:value-type="float">
            <text:p>1</text:p>
          </table:table-cell>
          <table:table-cell ns41:value-type="float" table:style-name="ce56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G</text:p>
          </table:table-cell>
          <table:table-cell table:style-name="ce93"/>
          <table:table-cell ns41:value-type="string" table:style-name="ce93" office:value-type="string">
            <text:p>Loozen</text:p>
          </table:table-cell>
          <table:table-cell table:style-name="ce36"/>
          <table:table-cell table:style-name="ce23"/>
          <table:table-cell ns41:value-type="float" table:style-name="ce42" office:value="30" office:value-type="float">
            <text:p>30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76" office:value-type="float">
            <text:p>76</text:p>
          </table:table-cell>
          <table:table-cell ns41:value-type="float" table:style-name="ce94" office:value="74" office:value-type="float">
            <text:p>7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79" office:value-type="float">
            <text:p>79</text:p>
          </table:table-cell>
          <table:table-cell ns41:value-type="float" table:style-name="ce94" office:value="76" office:value-type="float">
            <text:p>76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H</text:p>
          </table:table-cell>
          <table:table-cell table:style-name="ce93"/>
          <table:table-cell ns41:value-type="string" table:style-name="ce93" office:value-type="string">
            <text:p>Anevelde</text:p>
          </table:table-cell>
          <table:table-cell table:style-name="ce36"/>
          <table:table-cell table:style-name="ce23"/>
          <table:table-cell ns41:value-type="float" table:style-name="ce42" office:value="9" office:value-type="float">
            <text:p>9</text:p>
          </table:table-cell>
          <table:table-cell table:style-name="ce94" table:number-columns-repeated="4"/>
          <table:table-cell ns41:value-type="float" table:style-name="ce94" office:value="29" office:value-type="float">
            <text:p>29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5" office:value-type="float">
            <text:p>5</text:p>
          </table:table-cell>
          <table:table-cell ns41:value-type="float" office:value="33" table:style-name="ce94" table:number-columns-repeated="2" office:value-type="float">
            <text:p>33</text:p>
          </table:table-cell>
          <table:table-cell table:style-name="ce94"/>
          <table:table-cell table:style-name="ce95"/>
          <table:table-cell ns41:value-type="float" table:style-name="ce56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</text:p>
          </table:table-cell>
          <table:table-cell table:style-name="ce93"/>
          <table:table-cell ns41:value-type="string" table:style-name="ce93" office:value-type="string">
            <text:p>De Krim</text:p>
          </table:table-cell>
          <table:table-cell table:style-name="ce36"/>
          <table:table-cell table:style-name="ce23"/>
          <table:table-cell ns41:value-type="float" table:style-name="ce42" office:value="223" office:value-type="float">
            <text:p>223</text:p>
          </table:table-cell>
          <table:table-cell ns41:value-type="float" table:style-name="ce94" office:value="11" office:value-type="float">
            <text:p>11</text:p>
          </table:table-cell>
          <table:table-cell table:style-name="ce94" table:number-columns-repeated="3"/>
          <table:table-cell ns41:value-type="float" office:value="583" table:style-name="ce94" table:number-columns-repeated="2" office:value-type="float">
            <text:p>583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600" office:value-type="float">
            <text:p>600</text:p>
          </table:table-cell>
          <table:table-cell ns41:value-type="float" table:style-name="ce94" office:value="587" office:value-type="float">
            <text:p>587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5" office:value="4" office:value-type="float">
            <text:p>4</text:p>
          </table:table-cell>
          <table:table-cell ns41:value-type="float" table:style-name="ce56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6" office:value-type="float">
            <text:p>6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5" office:value-type="float">
            <text:p>5</text:p>
          </table:table-cell>
          <table:table-cell table:style-name="ce94"/>
          <table:table-cell table:style-name="ce95"/>
          <table:table-cell ns41:value-type="float" table:style-name="ce56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6" office:value-type="float">
            <text:p>6</text:p>
          </table:table-cell>
          <table:table-cell table:style-name="ce94" table:number-columns-repeated="6"/>
          <table:table-cell ns41:value-type="float" table:style-name="ce94" office:value="11" office:value-type="float">
            <text:p>11</text:p>
          </table:table-cell>
          <table:table-cell ns41:value-type="float" table:style-name="ce95" office:value="12" office:value-type="float">
            <text:p>12</text:p>
          </table:table-cell>
          <table:table-cell ns41:value-type="float" table:style-name="ce56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08" office:value-type="float">
            <text:p>108</text:p>
          </table:table-cell>
          <table:table-cell ns41:value-type="float" table:style-name="ce94" office:value="7" office:value-type="float">
            <text:p>7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264" office:value-type="float">
            <text:p>264</text:p>
          </table:table-cell>
          <table:table-cell ns41:value-type="float" table:style-name="ce94" office:value="239" office:value-type="float">
            <text:p>239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274" office:value-type="float">
            <text:p>274</text:p>
          </table:table-cell>
          <table:table-cell ns41:value-type="float" table:style-name="ce94" office:value="248" office:value-type="float">
            <text:p>248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5" office:value="4" office:value-type="float">
            <text:p>4</text:p>
          </table:table-cell>
          <table:table-cell ns41:value-type="float" table:style-name="ce56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514" office:value-type="float">
            <text:p>514</text:p>
          </table:table-cell>
          <table:table-cell ns41:value-type="float" table:style-name="ce94" office:value="24" office:value-type="float">
            <text:p>24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436" office:value-type="float">
            <text:p>1436</text:p>
          </table:table-cell>
          <table:table-cell ns41:value-type="float" table:style-name="ce94" office:value="1312" office:value-type="float">
            <text:p>1312</text:p>
          </table:table-cell>
          <table:table-cell ns41:value-type="float" table:style-name="ce94" office:value="68" office:value-type="float">
            <text:p>68</text:p>
          </table:table-cell>
          <table:table-cell ns41:value-type="float" table:style-name="ce94" office:value="44" office:value-type="float">
            <text:p>44</text:p>
          </table:table-cell>
          <table:table-cell ns41:value-type="float" table:style-name="ce94" office:value="1504" office:value-type="float">
            <text:p>1504</text:p>
          </table:table-cell>
          <table:table-cell ns41:value-type="float" table:style-name="ce94" office:value="1356" office:value-type="float">
            <text:p>1356</text:p>
          </table:table-cell>
          <table:table-cell ns41:value-type="float" table:style-name="ce94" office:value="37" office:value-type="float">
            <text:p>37</text:p>
          </table:table-cell>
          <table:table-cell ns41:value-type="float" table:style-name="ce95" office:value="36" office:value-type="float">
            <text:p>36</text:p>
          </table:table-cell>
          <table:table-cell ns41:value-type="float" table:style-name="ce56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622" office:value-type="float">
            <text:p>622</text:p>
          </table:table-cell>
          <table:table-cell ns41:value-type="float" table:style-name="ce94" office:value="31" office:value-type="float">
            <text:p>31</text:p>
          </table:table-cell>
          <table:table-cell table:style-name="ce94"/>
          <table:table-cell ns41:value-type="float" table:style-name="ce94" office:value="3" office:value-type="float">
            <text:p>3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700" office:value-type="float">
            <text:p>1700</text:p>
          </table:table-cell>
          <table:table-cell ns41:value-type="float" table:style-name="ce94" office:value="1551" office:value-type="float">
            <text:p>1551</text:p>
          </table:table-cell>
          <table:table-cell ns41:value-type="float" table:style-name="ce94" office:value="78" office:value-type="float">
            <text:p>78</text:p>
          </table:table-cell>
          <table:table-cell ns41:value-type="float" table:style-name="ce94" office:value="53" office:value-type="float">
            <text:p>53</text:p>
          </table:table-cell>
          <table:table-cell ns41:value-type="float" table:style-name="ce94" office:value="1778" office:value-type="float">
            <text:p>1778</text:p>
          </table:table-cell>
          <table:table-cell ns41:value-type="float" table:style-name="ce94" office:value="1604" office:value-type="float">
            <text:p>1604</text:p>
          </table:table-cell>
          <table:table-cell ns41:value-type="float" table:style-name="ce94" office:value="46" office:value-type="float">
            <text:p>46</text:p>
          </table:table-cell>
          <table:table-cell ns41:value-type="float" table:style-name="ce95" office:value="40" office:value-type="float">
            <text:p>40</text:p>
          </table:table-cell>
          <table:table-cell ns41:value-type="float" table:style-name="ce56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Pers</text:p>
          </table:table-cell>
          <table:table-cell table:style-name="ce93" table:number-columns-repeated="3"/>
          <table:table-cell table:style-name="ce36"/>
          <table:table-cell table:style-name="ce23"/>
          <table:table-cell table:style-name="ce42"/>
          <table:table-cell table:style-name="ce94" table:number-columns-repeated="6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table:style-name="ce95"/>
          <table:table-cell ns41:value-type="float" table:style-name="ce56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A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622" office:value-type="float">
            <text:p>622</text:p>
          </table:table-cell>
          <table:table-cell ns41:value-type="float" table:style-name="ce94" office:value="31" office:value-type="float">
            <text:p>31</text:p>
          </table:table-cell>
          <table:table-cell table:style-name="ce94"/>
          <table:table-cell ns41:value-type="float" table:style-name="ce94" office:value="3" office:value-type="float">
            <text:p>3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700" office:value-type="float">
            <text:p>1700</text:p>
          </table:table-cell>
          <table:table-cell ns41:value-type="float" table:style-name="ce94" office:value="1551" office:value-type="float">
            <text:p>1551</text:p>
          </table:table-cell>
          <table:table-cell ns41:value-type="float" table:style-name="ce94" office:value="79" office:value-type="float">
            <text:p>79</text:p>
          </table:table-cell>
          <table:table-cell ns41:value-type="float" table:style-name="ce94" office:value="53" office:value-type="float">
            <text:p>53</text:p>
          </table:table-cell>
          <table:table-cell ns41:value-type="float" table:style-name="ce94" office:value="1779" office:value-type="float">
            <text:p>1779</text:p>
          </table:table-cell>
          <table:table-cell ns41:value-type="float" table:style-name="ce94" office:value="1604" office:value-type="float">
            <text:p>1604</text:p>
          </table:table-cell>
          <table:table-cell ns41:value-type="float" table:style-name="ce94" office:value="46" office:value-type="float">
            <text:p>46</text:p>
          </table:table-cell>
          <table:table-cell ns41:value-type="float" table:style-name="ce95" office:value="40" office:value-type="float">
            <text:p>40</text:p>
          </table:table-cell>
          <table:table-cell ns41:value-type="float" table:style-name="ce56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table-cell ns41:value-type="string" table:number-rows-spanned="9" table:style-name="ce8" table:number-columns-spanned="1" office:value-type="string">
            <text:p>Haaksbergen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A</text:p>
          </table:table-cell>
          <table:table-cell ns41:value-type="string" table:style-name="ce93" office:value-type="string">
            <text:p>Dorp</text:p>
          </table:table-cell>
          <table:table-cell table:style-name="ce93"/>
          <table:table-cell table:style-name="ce36"/>
          <table:table-cell table:style-name="ce23"/>
          <table:table-cell ns41:value-type="float" table:style-name="ce42" office:value="311" office:value-type="float">
            <text:p>311</text:p>
          </table:table-cell>
          <table:table-cell ns41:value-type="float" table:style-name="ce94" office:value="25" office:value-type="float">
            <text:p>25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623" office:value-type="float">
            <text:p>623</text:p>
          </table:table-cell>
          <table:table-cell ns41:value-type="float" table:style-name="ce94" office:value="661" office:value-type="float">
            <text:p>661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645" office:value-type="float">
            <text:p>645</text:p>
          </table:table-cell>
          <table:table-cell ns41:value-type="float" table:style-name="ce94" office:value="674" office:value-type="float">
            <text:p>674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5" office:value="20" office:value-type="float">
            <text:p>20</text:p>
          </table:table-cell>
          <table:table-cell ns41:value-type="float" table:style-name="ce56" office:value="158" office:value-type="float">
            <text:p>158</text:p>
          </table:table-cell>
          <table:table-cell ns41:value-type="float" table:style-name="ce63" office:value="11435" office:value-type="float">
            <text:p>1143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B</text:p>
          </table:table-cell>
          <table:table-cell table:style-name="ce93"/>
          <table:table-cell ns41:value-type="string" table:style-name="ce93" office:value-type="string">
            <text:p>Oostenlijk gedeelte der buurtschap Honesch en buurtsch. Langelo</text:p>
          </table:table-cell>
          <table:table-cell table:style-name="ce36"/>
          <table:table-cell table:style-name="ce23"/>
          <table:table-cell ns41:value-type="float" table:style-name="ce42" office:value="145" office:value-type="float">
            <text:p>145</text:p>
          </table:table-cell>
          <table:table-cell ns41:value-type="float" table:style-name="ce94" office:value="12" office:value-type="float">
            <text:p>12</text:p>
          </table:table-cell>
          <table:table-cell table:style-name="ce94" table:number-columns-repeated="3"/>
          <table:table-cell ns41:value-type="float" table:style-name="ce94" office:value="393" office:value-type="float">
            <text:p>393</text:p>
          </table:table-cell>
          <table:table-cell ns41:value-type="float" table:style-name="ce94" office:value="341" office:value-type="float">
            <text:p>341</text:p>
          </table:table-cell>
          <table:table-cell ns41:value-type="float" office:value="9" table:style-name="ce94" table:number-columns-repeated="2" office:value-type="float">
            <text:p>9</text:p>
          </table:table-cell>
          <table:table-cell ns41:value-type="float" table:style-name="ce94" office:value="402" office:value-type="float">
            <text:p>402</text:p>
          </table:table-cell>
          <table:table-cell ns41:value-type="float" table:style-name="ce94" office:value="350" office:value-type="float">
            <text:p>350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5" office:value="20" office:value-type="float">
            <text:p>20</text:p>
          </table:table-cell>
          <table:table-cell ns41:value-type="float" table:style-name="ce56" office:value="158" office:value-type="float">
            <text:p>158</text:p>
          </table:table-cell>
          <table:table-cell ns41:value-type="float" table:style-name="ce63" office:value="11435" office:value-type="float">
            <text:p>1143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C</text:p>
          </table:table-cell>
          <table:table-cell table:style-name="ce93"/>
          <table:table-cell ns41:value-type="string" table:style-name="ce93" office:value-type="string">
            <text:p>Buurtsch. Brammelo, Holthuizen en het zuidel. ged. van Boekelo</text:p>
          </table:table-cell>
          <table:table-cell table:style-name="ce36"/>
          <table:table-cell table:style-name="ce23"/>
          <table:table-cell ns41:value-type="float" table:style-name="ce42" office:value="157" office:value-type="float">
            <text:p>157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421" office:value-type="float">
            <text:p>421</text:p>
          </table:table-cell>
          <table:table-cell ns41:value-type="float" table:style-name="ce94" office:value="394" office:value-type="float">
            <text:p>394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438" office:value-type="float">
            <text:p>438</text:p>
          </table:table-cell>
          <table:table-cell ns41:value-type="float" table:style-name="ce94" office:value="406" office:value-type="float">
            <text:p>406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5" office:value="21" office:value-type="float">
            <text:p>21</text:p>
          </table:table-cell>
          <table:table-cell ns41:value-type="float" table:style-name="ce56" office:value="158" office:value-type="float">
            <text:p>158</text:p>
          </table:table-cell>
          <table:table-cell ns41:value-type="float" table:style-name="ce63" office:value="11435" office:value-type="float">
            <text:p>1143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D</text:p>
          </table:table-cell>
          <table:table-cell table:style-name="ce93"/>
          <table:table-cell ns41:value-type="string" table:style-name="ce93" office:value-type="string">
            <text:p>Zuidel. ged. der buurtsch. Eppenzolder en noordel. ged. der buurtsch. Boekelo</text:p>
          </table:table-cell>
          <table:table-cell table:style-name="ce36"/>
          <table:table-cell table:style-name="ce23"/>
          <table:table-cell ns41:value-type="float" table:style-name="ce42" office:value="122" office:value-type="float">
            <text:p>122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300" office:value-type="float">
            <text:p>300</text:p>
          </table:table-cell>
          <table:table-cell ns41:value-type="float" table:style-name="ce94" office:value="298" office:value-type="float">
            <text:p>298</text:p>
          </table:table-cell>
          <table:table-cell ns41:value-type="float" office:value="12" table:style-name="ce94" table:number-columns-repeated="2" office:value-type="float">
            <text:p>12</text:p>
          </table:table-cell>
          <table:table-cell ns41:value-type="float" table:style-name="ce94" office:value="312" office:value-type="float">
            <text:p>312</text:p>
          </table:table-cell>
          <table:table-cell ns41:value-type="float" table:style-name="ce94" office:value="310" office:value-type="float">
            <text:p>310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5" office:value="11" office:value-type="float">
            <text:p>11</text:p>
          </table:table-cell>
          <table:table-cell ns41:value-type="float" table:style-name="ce56" office:value="158" office:value-type="float">
            <text:p>158</text:p>
          </table:table-cell>
          <table:table-cell ns41:value-type="float" table:style-name="ce63" office:value="11435" office:value-type="float">
            <text:p>1143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E</text:p>
          </table:table-cell>
          <table:table-cell table:style-name="ce93"/>
          <table:table-cell ns41:value-type="string" table:style-name="ce93" office:value-type="string">
            <text:p>Noordel. ged. buurtsch. Eppenzolder en westel. ged. buursch. Honesch</text:p>
          </table:table-cell>
          <table:table-cell table:style-name="ce36"/>
          <table:table-cell table:style-name="ce23"/>
          <table:table-cell ns41:value-type="float" table:style-name="ce42" office:value="125" office:value-type="float">
            <text:p>125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298" office:value-type="float">
            <text:p>298</text:p>
          </table:table-cell>
          <table:table-cell ns41:value-type="float" table:style-name="ce94" office:value="279" office:value-type="float">
            <text:p>279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302" office:value-type="float">
            <text:p>302</text:p>
          </table:table-cell>
          <table:table-cell ns41:value-type="float" table:style-name="ce94" office:value="284" office:value-type="float">
            <text:p>284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5" office:value="15" office:value-type="float">
            <text:p>15</text:p>
          </table:table-cell>
          <table:table-cell ns41:value-type="float" table:style-name="ce56" office:value="158" office:value-type="float">
            <text:p>158</text:p>
          </table:table-cell>
          <table:table-cell ns41:value-type="float" table:style-name="ce63" office:value="11435" office:value-type="float">
            <text:p>1143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F</text:p>
          </table:table-cell>
          <table:table-cell ns41:value-type="string" table:style-name="ce93" office:value-type="string">
            <text:p>Buurtschap</text:p>
          </table:table-cell>
          <table:table-cell ns41:value-type="string" table:style-name="ce93" office:value-type="string">
            <text:p>Buurze</text:p>
          </table:table-cell>
          <table:table-cell table:style-name="ce36"/>
          <table:table-cell table:style-name="ce23"/>
          <table:table-cell ns41:value-type="float" table:style-name="ce42" office:value="140" office:value-type="float">
            <text:p>140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382" office:value-type="float">
            <text:p>382</text:p>
          </table:table-cell>
          <table:table-cell ns41:value-type="float" table:style-name="ce94" office:value="350" office:value-type="float">
            <text:p>350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392" office:value-type="float">
            <text:p>392</text:p>
          </table:table-cell>
          <table:table-cell ns41:value-type="float" table:style-name="ce94" office:value="358" office:value-type="float">
            <text:p>358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5" office:value="22" office:value-type="float">
            <text:p>22</text:p>
          </table:table-cell>
          <table:table-cell ns41:value-type="float" table:style-name="ce56" office:value="158" office:value-type="float">
            <text:p>158</text:p>
          </table:table-cell>
          <table:table-cell ns41:value-type="float" table:style-name="ce63" office:value="11435" office:value-type="float">
            <text:p>1143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311" office:value-type="float">
            <text:p>311</text:p>
          </table:table-cell>
          <table:table-cell ns41:value-type="float" table:style-name="ce94" office:value="25" office:value-type="float">
            <text:p>25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623" office:value-type="float">
            <text:p>623</text:p>
          </table:table-cell>
          <table:table-cell ns41:value-type="float" table:style-name="ce94" office:value="661" office:value-type="float">
            <text:p>661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645" office:value-type="float">
            <text:p>645</text:p>
          </table:table-cell>
          <table:table-cell ns41:value-type="float" table:style-name="ce94" office:value="674" office:value-type="float">
            <text:p>674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5" office:value="20" office:value-type="float">
            <text:p>20</text:p>
          </table:table-cell>
          <table:table-cell ns41:value-type="float" table:style-name="ce56" office:value="158" office:value-type="float">
            <text:p>158</text:p>
          </table:table-cell>
          <table:table-cell ns41:value-type="float" table:style-name="ce63" office:value="11435" office:value-type="float">
            <text:p>1143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689" office:value-type="float">
            <text:p>689</text:p>
          </table:table-cell>
          <table:table-cell ns41:value-type="float" table:style-name="ce94" office:value="29" office:value-type="float">
            <text:p>29</text:p>
          </table:table-cell>
          <table:table-cell table:style-name="ce94" table:number-columns-repeated="3"/>
          <table:table-cell ns41:value-type="float" table:style-name="ce94" office:value="1794" office:value-type="float">
            <text:p>1794</text:p>
          </table:table-cell>
          <table:table-cell ns41:value-type="float" table:style-name="ce94" office:value="1662" office:value-type="float">
            <text:p>1662</text:p>
          </table:table-cell>
          <table:table-cell ns41:value-type="float" table:style-name="ce94" office:value="52" office:value-type="float">
            <text:p>52</text:p>
          </table:table-cell>
          <table:table-cell ns41:value-type="float" table:style-name="ce94" office:value="46" office:value-type="float">
            <text:p>46</text:p>
          </table:table-cell>
          <table:table-cell ns41:value-type="float" table:style-name="ce94" office:value="1846" office:value-type="float">
            <text:p>1846</text:p>
          </table:table-cell>
          <table:table-cell ns41:value-type="float" table:style-name="ce94" office:value="1708" office:value-type="float">
            <text:p>1708</text:p>
          </table:table-cell>
          <table:table-cell ns41:value-type="float" table:style-name="ce94" office:value="66" office:value-type="float">
            <text:p>66</text:p>
          </table:table-cell>
          <table:table-cell ns41:value-type="float" table:style-name="ce95" office:value="89" office:value-type="float">
            <text:p>89</text:p>
          </table:table-cell>
          <table:table-cell ns41:value-type="float" table:style-name="ce56" office:value="158" office:value-type="float">
            <text:p>158</text:p>
          </table:table-cell>
          <table:table-cell ns41:value-type="float" table:style-name="ce63" office:value="11435" office:value-type="float">
            <text:p>1143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000" office:value-type="float">
            <text:p>1000</text:p>
          </table:table-cell>
          <table:table-cell ns41:value-type="float" table:style-name="ce94" office:value="54" office:value-type="float">
            <text:p>54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2417" office:value-type="float">
            <text:p>2417</text:p>
          </table:table-cell>
          <table:table-cell ns41:value-type="float" table:style-name="ce94" office:value="2323" office:value-type="float">
            <text:p>2323</text:p>
          </table:table-cell>
          <table:table-cell ns41:value-type="float" table:style-name="ce94" office:value="74" office:value-type="float">
            <text:p>74</text:p>
          </table:table-cell>
          <table:table-cell ns41:value-type="float" table:style-name="ce94" office:value="59" office:value-type="float">
            <text:p>59</text:p>
          </table:table-cell>
          <table:table-cell ns41:value-type="float" table:style-name="ce94" office:value="2491" office:value-type="float">
            <text:p>2491</text:p>
          </table:table-cell>
          <table:table-cell ns41:value-type="float" table:style-name="ce94" office:value="2382" office:value-type="float">
            <text:p>2382</text:p>
          </table:table-cell>
          <table:table-cell ns41:value-type="float" table:style-name="ce94" office:value="84" office:value-type="float">
            <text:p>84</text:p>
          </table:table-cell>
          <table:table-cell ns41:value-type="float" table:style-name="ce95" office:value="109" office:value-type="float">
            <text:p>109</text:p>
          </table:table-cell>
          <table:table-cell ns41:value-type="float" table:style-name="ce56" office:value="158" office:value-type="float">
            <text:p>158</text:p>
          </table:table-cell>
          <table:table-cell ns41:value-type="float" table:style-name="ce63" office:value="11435" office:value-type="float">
            <text:p>1143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table-cell ns41:value-type="string" table:number-rows-spanned="13" table:style-name="ce8" table:number-columns-spanned="1" office:value-type="string">
            <text:p>Den Ham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A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28" office:value-type="float">
            <text:p>128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330" office:value-type="float">
            <text:p>330</text:p>
          </table:table-cell>
          <table:table-cell ns41:value-type="float" table:style-name="ce94" office:value="332" office:value-type="float">
            <text:p>332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343" office:value-type="float">
            <text:p>343</text:p>
          </table:table-cell>
          <table:table-cell ns41:value-type="float" table:style-name="ce94" office:value="336" office:value-type="float">
            <text:p>336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5" office:value="6" office:value-type="float">
            <text:p>6</text:p>
          </table:table-cell>
          <table:table-cell ns41:value-type="float" table:style-name="ce56" office:value="159" office:value-type="float">
            <text:p>159</text:p>
          </table:table-cell>
          <table:table-cell ns41:value-type="float" table:style-name="ce63" office:value="10395" office:value-type="float">
            <text:p>1039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B</text:p>
          </table:table-cell>
          <table:table-cell table:style-name="ce93"/>
          <table:table-cell ns41:value-type="string" table:style-name="ce93" office:value-type="string">
            <text:p>Magele</text:p>
          </table:table-cell>
          <table:table-cell table:style-name="ce36"/>
          <table:table-cell table:style-name="ce23"/>
          <table:table-cell ns41:value-type="float" table:style-name="ce42" office:value="235" office:value-type="float">
            <text:p>235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544" office:value-type="float">
            <text:p>544</text:p>
          </table:table-cell>
          <table:table-cell ns41:value-type="float" table:style-name="ce94" office:value="506" office:value-type="float">
            <text:p>506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557" office:value-type="float">
            <text:p>557</text:p>
          </table:table-cell>
          <table:table-cell ns41:value-type="float" table:style-name="ce94" office:value="512" office:value-type="float">
            <text:p>512</text:p>
          </table:table-cell>
          <table:table-cell ns41:value-type="float" table:style-name="ce94" office:value="52" office:value-type="float">
            <text:p>52</text:p>
          </table:table-cell>
          <table:table-cell ns41:value-type="float" table:style-name="ce95" office:value="36" office:value-type="float">
            <text:p>36</text:p>
          </table:table-cell>
          <table:table-cell ns41:value-type="float" table:style-name="ce56" office:value="159" office:value-type="float">
            <text:p>159</text:p>
          </table:table-cell>
          <table:table-cell ns41:value-type="float" table:style-name="ce63" office:value="10395" office:value-type="float">
            <text:p>1039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C</text:p>
          </table:table-cell>
          <table:table-cell table:style-name="ce93"/>
          <table:table-cell ns41:value-type="string" table:style-name="ce93" office:value-type="string">
            <text:p>Linde</text:p>
          </table:table-cell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75" office:value-type="float">
            <text:p>75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207" office:value-type="float">
            <text:p>207</text:p>
          </table:table-cell>
          <table:table-cell ns41:value-type="float" table:style-name="ce94" office:value="193" office:value-type="float">
            <text:p>193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212" office:value-type="float">
            <text:p>212</text:p>
          </table:table-cell>
          <table:table-cell ns41:value-type="float" table:style-name="ce94" office:value="204" office:value-type="float">
            <text:p>204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5" office:value="16" office:value-type="float">
            <text:p>16</text:p>
          </table:table-cell>
          <table:table-cell ns41:value-type="float" table:style-name="ce56" office:value="159" office:value-type="float">
            <text:p>159</text:p>
          </table:table-cell>
          <table:table-cell ns41:value-type="float" table:style-name="ce63" office:value="10395" office:value-type="float">
            <text:p>1039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1" office:value-type="float">
            <text:p>1</text:p>
          </table:table-cell>
          <table:table-cell table:style-name="ce94" table:number-columns-repeated="6"/>
          <table:table-cell ns41:value-type="float" table:style-name="ce94" office:value="1" office:value-type="float">
            <text:p>1</text:p>
          </table:table-cell>
          <table:table-cell table:style-name="ce95"/>
          <table:table-cell ns41:value-type="float" table:style-name="ce56" office:value="159" office:value-type="float">
            <text:p>159</text:p>
          </table:table-cell>
          <table:table-cell ns41:value-type="float" table:style-name="ce63" office:value="10395" office:value-type="float">
            <text:p>1039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D</text:p>
          </table:table-cell>
          <table:table-cell table:style-name="ce93"/>
          <table:table-cell ns41:value-type="string" table:style-name="ce93" office:value-type="string">
            <text:p>De Meer</text:p>
          </table:table-cell>
          <table:table-cell table:style-name="ce36"/>
          <table:table-cell table:style-name="ce23"/>
          <table:table-cell ns41:value-type="float" table:style-name="ce42" office:value="92" office:value-type="float">
            <text:p>92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238" office:value-type="float">
            <text:p>238</text:p>
          </table:table-cell>
          <table:table-cell ns41:value-type="float" table:style-name="ce94" office:value="213" office:value-type="float">
            <text:p>213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248" office:value-type="float">
            <text:p>248</text:p>
          </table:table-cell>
          <table:table-cell ns41:value-type="float" table:style-name="ce94" office:value="215" office:value-type="float">
            <text:p>215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5" office:value="10" office:value-type="float">
            <text:p>10</text:p>
          </table:table-cell>
          <table:table-cell ns41:value-type="float" table:style-name="ce56" office:value="159" office:value-type="float">
            <text:p>159</text:p>
          </table:table-cell>
          <table:table-cell ns41:value-type="float" table:style-name="ce63" office:value="10395" office:value-type="float">
            <text:p>1039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E</text:p>
          </table:table-cell>
          <table:table-cell table:style-name="ce93"/>
          <table:table-cell ns41:value-type="string" table:style-name="ce93" office:value-type="string">
            <text:p>Vroomschoop</text:p>
          </table:table-cell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328" office:value-type="float">
            <text:p>328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932" office:value-type="float">
            <text:p>932</text:p>
          </table:table-cell>
          <table:table-cell ns41:value-type="float" table:style-name="ce94" office:value="829" office:value-type="float">
            <text:p>829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960" office:value-type="float">
            <text:p>960</text:p>
          </table:table-cell>
          <table:table-cell ns41:value-type="float" table:style-name="ce94" office:value="837" office:value-type="float">
            <text:p>837</text:p>
          </table:table-cell>
          <table:table-cell ns41:value-type="float" table:style-name="ce94" office:value="32" office:value-type="float">
            <text:p>32</text:p>
          </table:table-cell>
          <table:table-cell ns41:value-type="float" table:style-name="ce95" office:value="21" office:value-type="float">
            <text:p>21</text:p>
          </table:table-cell>
          <table:table-cell ns41:value-type="float" table:style-name="ce56" office:value="159" office:value-type="float">
            <text:p>159</text:p>
          </table:table-cell>
          <table:table-cell ns41:value-type="float" table:style-name="ce63" office:value="10395" office:value-type="float">
            <text:p>1039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10" office:value-type="float">
            <text:p>10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94" office:value="18" office:value-type="float">
            <text:p>18</text:p>
          </table:table-cell>
          <table:table-cell table:style-name="ce94"/>
          <table:table-cell table:style-name="ce95"/>
          <table:table-cell ns41:value-type="float" table:style-name="ce56" office:value="159" office:value-type="float">
            <text:p>159</text:p>
          </table:table-cell>
          <table:table-cell ns41:value-type="float" table:style-name="ce63" office:value="10395" office:value-type="float">
            <text:p>1039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10" office:value-type="float">
            <text:p>10</text:p>
          </table:table-cell>
          <table:table-cell table:style-name="ce94" table:number-columns-repeated="6"/>
          <table:table-cell ns41:value-type="float" table:style-name="ce94" office:value="28" office:value-type="float">
            <text:p>28</text:p>
          </table:table-cell>
          <table:table-cell ns41:value-type="float" table:style-name="ce95" office:value="21" office:value-type="float">
            <text:p>21</text:p>
          </table:table-cell>
          <table:table-cell ns41:value-type="float" table:style-name="ce56" office:value="159" office:value-type="float">
            <text:p>159</text:p>
          </table:table-cell>
          <table:table-cell ns41:value-type="float" table:style-name="ce63" office:value="10395" office:value-type="float">
            <text:p>1039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28" office:value-type="float">
            <text:p>128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330" office:value-type="float">
            <text:p>330</text:p>
          </table:table-cell>
          <table:table-cell ns41:value-type="float" table:style-name="ce94" office:value="332" office:value-type="float">
            <text:p>332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343" office:value-type="float">
            <text:p>343</text:p>
          </table:table-cell>
          <table:table-cell ns41:value-type="float" table:style-name="ce94" office:value="336" office:value-type="float">
            <text:p>336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5" office:value="6" office:value-type="float">
            <text:p>6</text:p>
          </table:table-cell>
          <table:table-cell ns41:value-type="float" table:style-name="ce56" office:value="159" office:value-type="float">
            <text:p>159</text:p>
          </table:table-cell>
          <table:table-cell ns41:value-type="float" table:style-name="ce63" office:value="10395" office:value-type="float">
            <text:p>1039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730" office:value-type="float">
            <text:p>730</text:p>
          </table:table-cell>
          <table:table-cell ns41:value-type="float" table:style-name="ce94" office:value="8" office:value-type="float">
            <text:p>8</text:p>
          </table:table-cell>
          <table:table-cell table:style-name="ce94"/>
          <table:table-cell ns41:value-type="float" table:style-name="ce94" office:value="10" office:value-type="float">
            <text:p>10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1923" office:value-type="float">
            <text:p>1923</text:p>
          </table:table-cell>
          <table:table-cell ns41:value-type="float" table:style-name="ce94" office:value="1742" office:value-type="float">
            <text:p>1742</text:p>
          </table:table-cell>
          <table:table-cell ns41:value-type="float" table:style-name="ce94" office:value="82" office:value-type="float">
            <text:p>82</text:p>
          </table:table-cell>
          <table:table-cell ns41:value-type="float" table:style-name="ce94" office:value="44" office:value-type="float">
            <text:p>44</text:p>
          </table:table-cell>
          <table:table-cell ns41:value-type="float" table:style-name="ce94" office:value="2005" office:value-type="float">
            <text:p>2005</text:p>
          </table:table-cell>
          <table:table-cell ns41:value-type="float" table:style-name="ce94" office:value="1786" office:value-type="float">
            <text:p>1786</text:p>
          </table:table-cell>
          <table:table-cell ns41:value-type="float" table:style-name="ce94" office:value="145" office:value-type="float">
            <text:p>145</text:p>
          </table:table-cell>
          <table:table-cell ns41:value-type="float" table:style-name="ce95" office:value="104" office:value-type="float">
            <text:p>104</text:p>
          </table:table-cell>
          <table:table-cell ns41:value-type="float" table:style-name="ce56" office:value="159" office:value-type="float">
            <text:p>159</text:p>
          </table:table-cell>
          <table:table-cell ns41:value-type="float" table:style-name="ce63" office:value="10395" office:value-type="float">
            <text:p>1039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858" office:value-type="float">
            <text:p>858</text:p>
          </table:table-cell>
          <table:table-cell ns41:value-type="float" table:style-name="ce94" office:value="9" office:value-type="float">
            <text:p>9</text:p>
          </table:table-cell>
          <table:table-cell table:style-name="ce94"/>
          <table:table-cell ns41:value-type="float" table:style-name="ce94" office:value="10" office:value-type="float">
            <text:p>10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2253" office:value-type="float">
            <text:p>2253</text:p>
          </table:table-cell>
          <table:table-cell ns41:value-type="float" table:style-name="ce94" office:value="2074" office:value-type="float">
            <text:p>2074</text:p>
          </table:table-cell>
          <table:table-cell ns41:value-type="float" table:style-name="ce94" office:value="95" office:value-type="float">
            <text:p>95</text:p>
          </table:table-cell>
          <table:table-cell ns41:value-type="float" table:style-name="ce94" office:value="48" office:value-type="float">
            <text:p>48</text:p>
          </table:table-cell>
          <table:table-cell ns41:value-type="float" table:style-name="ce94" office:value="2348" office:value-type="float">
            <text:p>2348</text:p>
          </table:table-cell>
          <table:table-cell ns41:value-type="float" table:style-name="ce94" office:value="2122" office:value-type="float">
            <text:p>2122</text:p>
          </table:table-cell>
          <table:table-cell ns41:value-type="float" table:style-name="ce94" office:value="156" office:value-type="float">
            <text:p>156</text:p>
          </table:table-cell>
          <table:table-cell ns41:value-type="float" table:style-name="ce95" office:value="110" office:value-type="float">
            <text:p>110</text:p>
          </table:table-cell>
          <table:table-cell ns41:value-type="float" table:style-name="ce56" office:value="159" office:value-type="float">
            <text:p>159</text:p>
          </table:table-cell>
          <table:table-cell ns41:value-type="float" table:style-name="ce63" office:value="10395" office:value-type="float">
            <text:p>1039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Pers</text:p>
          </table:table-cell>
          <table:table-cell table:style-name="ce93" table:number-columns-repeated="3"/>
          <table:table-cell table:style-name="ce36"/>
          <table:table-cell table:style-name="ce23"/>
          <table:table-cell table:style-name="ce42"/>
          <table:table-cell table:style-name="ce94" table:number-columns-repeated="6"/>
          <table:table-cell ns41:value-type="float" table:style-name="ce94" office:value="2" office:value-type="float">
            <text:p>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3" office:value-type="float">
            <text:p>3</text:p>
          </table:table-cell>
          <table:table-cell table:style-name="ce94"/>
          <table:table-cell table:style-name="ce95"/>
          <table:table-cell ns41:value-type="float" table:style-name="ce56" office:value="159" office:value-type="float">
            <text:p>159</text:p>
          </table:table-cell>
          <table:table-cell ns41:value-type="float" table:style-name="ce63" office:value="10395" office:value-type="float">
            <text:p>1039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A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858" office:value-type="float">
            <text:p>858</text:p>
          </table:table-cell>
          <table:table-cell ns41:value-type="float" table:style-name="ce94" office:value="9" office:value-type="float">
            <text:p>9</text:p>
          </table:table-cell>
          <table:table-cell table:style-name="ce94"/>
          <table:table-cell ns41:value-type="float" table:style-name="ce94" office:value="10" office:value-type="float">
            <text:p>10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2253" office:value-type="float">
            <text:p>2253</text:p>
          </table:table-cell>
          <table:table-cell ns41:value-type="float" table:style-name="ce94" office:value="2074" office:value-type="float">
            <text:p>2074</text:p>
          </table:table-cell>
          <table:table-cell ns41:value-type="float" table:style-name="ce94" office:value="97" office:value-type="float">
            <text:p>97</text:p>
          </table:table-cell>
          <table:table-cell ns41:value-type="float" table:style-name="ce94" office:value="51" office:value-type="float">
            <text:p>51</text:p>
          </table:table-cell>
          <table:table-cell ns41:value-type="float" table:style-name="ce94" office:value="2350" office:value-type="float">
            <text:p>2350</text:p>
          </table:table-cell>
          <table:table-cell ns41:value-type="float" table:style-name="ce94" office:value="2125" office:value-type="float">
            <text:p>2125</text:p>
          </table:table-cell>
          <table:table-cell ns41:value-type="float" table:style-name="ce94" office:value="156" office:value-type="float">
            <text:p>156</text:p>
          </table:table-cell>
          <table:table-cell ns41:value-type="float" table:style-name="ce95" office:value="110" office:value-type="float">
            <text:p>110</text:p>
          </table:table-cell>
          <table:table-cell ns41:value-type="float" table:style-name="ce56" office:value="159" office:value-type="float">
            <text:p>159</text:p>
          </table:table-cell>
          <table:table-cell ns41:value-type="float" table:style-name="ce63" office:value="10395" office:value-type="float">
            <text:p>1039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table-cell ns41:value-type="string" table:number-rows-spanned="7" table:style-name="ce8" table:number-columns-spanned="1" office:value-type="string">
            <text:p>Stad-Hardenberg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A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69" office:value-type="float">
            <text:p>169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391" office:value-type="float">
            <text:p>391</text:p>
          </table:table-cell>
          <table:table-cell ns41:value-type="float" table:style-name="ce94" office:value="349" office:value-type="float">
            <text:p>349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400" office:value-type="float">
            <text:p>400</text:p>
          </table:table-cell>
          <table:table-cell ns41:value-type="float" table:style-name="ce94" office:value="360" office:value-type="float">
            <text:p>360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95" office:value="11" office:value-type="float">
            <text:p>11</text:p>
          </table:table-cell>
          <table:table-cell ns41:value-type="float" table:style-name="ce56" office:value="1191" office:value-type="float">
            <text:p>1191</text:p>
          </table:table-cell>
          <table:table-cell ns41:value-type="float" table:style-name="ce63" office:value="11169" office:value-type="float">
            <text:p>1116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B</text:p>
          </table:table-cell>
          <table:table-cell table:style-name="ce93" table:number-columns-repeated="2"/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67" office:value-type="float">
            <text:p>67</text:p>
          </table:table-cell>
          <table:table-cell table:style-name="ce94" table:number-columns-repeated="4"/>
          <table:table-cell ns41:value-type="float" table:style-name="ce94" office:value="152" office:value-type="float">
            <text:p>152</text:p>
          </table:table-cell>
          <table:table-cell ns41:value-type="float" table:style-name="ce94" office:value="142" office:value-type="float">
            <text:p>142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56" office:value-type="float">
            <text:p>156</text:p>
          </table:table-cell>
          <table:table-cell ns41:value-type="float" table:style-name="ce94" office:value="143" office:value-type="float">
            <text:p>143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5" office:value="12" office:value-type="float">
            <text:p>12</text:p>
          </table:table-cell>
          <table:table-cell ns41:value-type="float" table:style-name="ce56" office:value="1191" office:value-type="float">
            <text:p>1191</text:p>
          </table:table-cell>
          <table:table-cell ns41:value-type="float" table:style-name="ce63" office:value="11169" office:value-type="float">
            <text:p>1116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11" office:value-type="float">
            <text:p>11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6" office:value-type="float">
            <text:p>6</text:p>
          </table:table-cell>
          <table:table-cell table:style-name="ce94"/>
          <table:table-cell table:style-name="ce95"/>
          <table:table-cell ns41:value-type="float" table:style-name="ce56" office:value="1191" office:value-type="float">
            <text:p>1191</text:p>
          </table:table-cell>
          <table:table-cell ns41:value-type="float" table:style-name="ce63" office:value="11169" office:value-type="float">
            <text:p>1116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C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66" office:value-type="float">
            <text:p>66</text:p>
          </table:table-cell>
          <table:table-cell table:style-name="ce94" table:number-columns-repeated="4"/>
          <table:table-cell ns41:value-type="float" table:style-name="ce94" office:value="163" office:value-type="float">
            <text:p>163</text:p>
          </table:table-cell>
          <table:table-cell ns41:value-type="float" table:style-name="ce94" office:value="142" office:value-type="float">
            <text:p>14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66" office:value-type="float">
            <text:p>166</text:p>
          </table:table-cell>
          <table:table-cell ns41:value-type="float" table:style-name="ce94" office:value="144" office:value-type="float">
            <text:p>144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5" office:value="14" office:value-type="float">
            <text:p>14</text:p>
          </table:table-cell>
          <table:table-cell ns41:value-type="float" table:style-name="ce56" office:value="1191" office:value-type="float">
            <text:p>1191</text:p>
          </table:table-cell>
          <table:table-cell ns41:value-type="float" table:style-name="ce63" office:value="11169" office:value-type="float">
            <text:p>1116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69" office:value-type="float">
            <text:p>169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391" office:value-type="float">
            <text:p>391</text:p>
          </table:table-cell>
          <table:table-cell ns41:value-type="float" table:style-name="ce94" office:value="349" office:value-type="float">
            <text:p>349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400" office:value-type="float">
            <text:p>400</text:p>
          </table:table-cell>
          <table:table-cell ns41:value-type="float" table:style-name="ce94" office:value="360" office:value-type="float">
            <text:p>360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95" office:value="11" office:value-type="float">
            <text:p>11</text:p>
          </table:table-cell>
          <table:table-cell ns41:value-type="float" table:style-name="ce56" office:value="1191" office:value-type="float">
            <text:p>1191</text:p>
          </table:table-cell>
          <table:table-cell ns41:value-type="float" table:style-name="ce63" office:value="11169" office:value-type="float">
            <text:p>1116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33" office:value-type="float">
            <text:p>133</text:p>
          </table:table-cell>
          <table:table-cell table:style-name="ce94" table:number-columns-repeated="2"/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94" office:value="315" office:value-type="float">
            <text:p>315</text:p>
          </table:table-cell>
          <table:table-cell ns41:value-type="float" table:style-name="ce94" office:value="284" office:value-type="float">
            <text:p>284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333" office:value-type="float">
            <text:p>333</text:p>
          </table:table-cell>
          <table:table-cell ns41:value-type="float" table:style-name="ce94" office:value="293" office:value-type="float">
            <text:p>293</text:p>
          </table:table-cell>
          <table:table-cell ns41:value-type="float" table:style-name="ce94" office:value="21" office:value-type="float">
            <text:p>21</text:p>
          </table:table-cell>
          <table:table-cell ns41:value-type="float" table:style-name="ce95" office:value="26" office:value-type="float">
            <text:p>26</text:p>
          </table:table-cell>
          <table:table-cell ns41:value-type="float" table:style-name="ce56" office:value="1191" office:value-type="float">
            <text:p>1191</text:p>
          </table:table-cell>
          <table:table-cell ns41:value-type="float" table:style-name="ce63" office:value="11169" office:value-type="float">
            <text:p>1116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302" office:value-type="float">
            <text:p>302</text:p>
          </table:table-cell>
          <table:table-cell ns41:value-type="float" table:style-name="ce94" office:value="6" office:value-type="float">
            <text:p>6</text:p>
          </table:table-cell>
          <table:table-cell table:style-name="ce94"/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94" office:value="706" office:value-type="float">
            <text:p>706</text:p>
          </table:table-cell>
          <table:table-cell ns41:value-type="float" table:style-name="ce94" office:value="633" office:value-type="float">
            <text:p>633</text:p>
          </table:table-cell>
          <table:table-cell ns41:value-type="float" table:style-name="ce94" office:value="27" office:value-type="float">
            <text:p>27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733" office:value-type="float">
            <text:p>733</text:p>
          </table:table-cell>
          <table:table-cell ns41:value-type="float" table:style-name="ce94" office:value="653" office:value-type="float">
            <text:p>653</text:p>
          </table:table-cell>
          <table:table-cell ns41:value-type="float" table:style-name="ce94" office:value="43" office:value-type="float">
            <text:p>43</text:p>
          </table:table-cell>
          <table:table-cell ns41:value-type="float" table:style-name="ce95" office:value="37" office:value-type="float">
            <text:p>37</text:p>
          </table:table-cell>
          <table:table-cell ns41:value-type="float" table:style-name="ce56" office:value="1191" office:value-type="float">
            <text:p>1191</text:p>
          </table:table-cell>
          <table:table-cell ns41:value-type="float" table:style-name="ce63" office:value="11169" office:value-type="float">
            <text:p>1116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table-cell ns41:value-type="string" table:number-rows-spanned="22" table:style-name="ce9" table:number-columns-spanned="1" office:value-type="string">
            <text:p><text:span text:style-name="T1">Ambt-Hardenberg</text:span><text:span text:style-name="T2"> (Geene kom)</text:span></text:p>
          </table:table-cell>
          <table:table-cell table:style-name="ce93"/>
          <table:table-cell ns41:value-type="string" table:style-name="ce93" office:value-type="string">
            <text:p>A</text:p>
          </table:table-cell>
          <table:table-cell ns41:value-type="string" table:style-name="ce93" office:value-type="string">
            <text:p>Buurtschap</text:p>
          </table:table-cell>
          <table:table-cell ns41:value-type="string" table:style-name="ce93" office:value-type="string">
            <text:p>Heemse</text:p>
          </table:table-cell>
          <table:table-cell table:style-name="ce36"/>
          <table:table-cell table:style-name="ce23"/>
          <table:table-cell ns41:value-type="float" table:style-name="ce42" office:value="114" office:value-type="float">
            <text:p>114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284" office:value-type="float">
            <text:p>284</text:p>
          </table:table-cell>
          <table:table-cell ns41:value-type="float" table:style-name="ce94" office:value="264" office:value-type="float">
            <text:p>264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295" office:value-type="float">
            <text:p>295</text:p>
          </table:table-cell>
          <table:table-cell ns41:value-type="float" table:style-name="ce94" office:value="278" office:value-type="float">
            <text:p>278</text:p>
          </table:table-cell>
          <table:table-cell ns41:value-type="float" table:style-name="ce94" office:value="21" office:value-type="float">
            <text:p>21</text:p>
          </table:table-cell>
          <table:table-cell ns41:value-type="float" table:style-name="ce95" office:value="7" office:value-type="float">
            <text:p>7</text:p>
          </table:table-cell>
          <table:table-cell ns41:value-type="float" table:style-name="ce56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B</text:p>
          </table:table-cell>
          <table:table-cell table:style-name="ce93"/>
          <table:table-cell ns41:value-type="string" table:style-name="ce93" office:value-type="string">
            <text:p>Brucht</text:p>
          </table:table-cell>
          <table:table-cell table:style-name="ce36"/>
          <table:table-cell table:style-name="ce23"/>
          <table:table-cell ns41:value-type="float" table:style-name="ce42" office:value="120" office:value-type="float">
            <text:p>120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311" office:value-type="float">
            <text:p>311</text:p>
          </table:table-cell>
          <table:table-cell ns41:value-type="float" table:style-name="ce94" office:value="271" office:value-type="float">
            <text:p>271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331" office:value-type="float">
            <text:p>331</text:p>
          </table:table-cell>
          <table:table-cell ns41:value-type="float" table:style-name="ce94" office:value="283" office:value-type="float">
            <text:p>283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95" office:value="20" office:value-type="float">
            <text:p>20</text:p>
          </table:table-cell>
          <table:table-cell ns41:value-type="float" table:style-name="ce56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C</text:p>
          </table:table-cell>
          <table:table-cell table:style-name="ce93"/>
          <table:table-cell ns41:value-type="string" table:style-name="ce93" office:value-type="string">
            <text:p>Bergentheim</text:p>
          </table:table-cell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133" office:value-type="float">
            <text:p>133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370" office:value-type="float">
            <text:p>370</text:p>
          </table:table-cell>
          <table:table-cell ns41:value-type="float" table:style-name="ce94" office:value="302" office:value-type="float">
            <text:p>302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27" office:value-type="float">
            <text:p>27</text:p>
          </table:table-cell>
          <table:table-cell ns41:value-type="float" table:style-name="ce94" office:value="387" office:value-type="float">
            <text:p>387</text:p>
          </table:table-cell>
          <table:table-cell ns41:value-type="float" table:style-name="ce94" office:value="329" office:value-type="float">
            <text:p>329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95" office:value="18" office:value-type="float">
            <text:p>18</text:p>
          </table:table-cell>
          <table:table-cell ns41:value-type="float" table:style-name="ce56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5" office:value-type="float">
            <text:p>5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9" office:value-type="float">
            <text:p>9</text:p>
          </table:table-cell>
          <table:table-cell table:style-name="ce94"/>
          <table:table-cell table:style-name="ce95"/>
          <table:table-cell ns41:value-type="float" table:style-name="ce56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12" office:value-type="float">
            <text:p>12</text:p>
          </table:table-cell>
          <table:table-cell table:style-name="ce94" table:number-columns-repeated="6"/>
          <table:table-cell ns41:value-type="float" table:style-name="ce94" office:value="35" office:value-type="float">
            <text:p>35</text:p>
          </table:table-cell>
          <table:table-cell ns41:value-type="float" table:style-name="ce95" office:value="30" office:value-type="float">
            <text:p>30</text:p>
          </table:table-cell>
          <table:table-cell ns41:value-type="float" table:style-name="ce56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D</text:p>
          </table:table-cell>
          <table:table-cell table:style-name="ce93"/>
          <table:table-cell ns41:value-type="string" table:style-name="ce93" office:value-type="string">
            <text:p>Sibculo</text:p>
          </table:table-cell>
          <table:table-cell table:style-name="ce36"/>
          <table:table-cell table:style-name="ce23"/>
          <table:table-cell ns41:value-type="float" table:style-name="ce42" office:value="79" office:value-type="float">
            <text:p>79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96" office:value-type="float">
            <text:p>196</text:p>
          </table:table-cell>
          <table:table-cell ns41:value-type="float" table:style-name="ce94" office:value="177" office:value-type="float">
            <text:p>177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208" office:value-type="float">
            <text:p>208</text:p>
          </table:table-cell>
          <table:table-cell ns41:value-type="float" table:style-name="ce94" office:value="184" office:value-type="float">
            <text:p>184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5" office:value="15" office:value-type="float">
            <text:p>15</text:p>
          </table:table-cell>
          <table:table-cell ns41:value-type="float" table:style-name="ce56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E</text:p>
          </table:table-cell>
          <table:table-cell table:style-name="ce93"/>
          <table:table-cell ns41:value-type="string" table:style-name="ce93" office:value-type="string">
            <text:p>Kloosterhaar</text:p>
          </table:table-cell>
          <table:table-cell table:style-name="ce36"/>
          <table:table-cell table:style-name="ce23"/>
          <table:table-cell ns41:value-type="float" table:style-name="ce42" office:value="67" office:value-type="float">
            <text:p>67</text:p>
          </table:table-cell>
          <table:table-cell table:style-name="ce94" table:number-columns-repeated="4"/>
          <table:table-cell ns41:value-type="float" table:style-name="ce94" office:value="182" office:value-type="float">
            <text:p>182</text:p>
          </table:table-cell>
          <table:table-cell ns41:value-type="float" table:style-name="ce94" office:value="154" office:value-type="float">
            <text:p>154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92" office:value-type="float">
            <text:p>192</text:p>
          </table:table-cell>
          <table:table-cell ns41:value-type="float" table:style-name="ce94" office:value="158" office:value-type="float">
            <text:p>158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5" office:value="13" office:value-type="float">
            <text:p>13</text:p>
          </table:table-cell>
          <table:table-cell ns41:value-type="float" table:style-name="ce56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F</text:p>
          </table:table-cell>
          <table:table-cell table:style-name="ce93"/>
          <table:table-cell ns41:value-type="string" table:style-name="ce93" office:value-type="string">
            <text:p>Diffelen</text:p>
          </table:table-cell>
          <table:table-cell table:style-name="ce36"/>
          <table:table-cell table:style-name="ce23"/>
          <table:table-cell ns41:value-type="float" table:style-name="ce42" office:value="26" office:value-type="float">
            <text:p>26</text:p>
          </table:table-cell>
          <table:table-cell table:style-name="ce94" table:number-columns-repeated="4"/>
          <table:table-cell ns41:value-type="float" table:style-name="ce94" office:value="65" office:value-type="float">
            <text:p>65</text:p>
          </table:table-cell>
          <table:table-cell ns41:value-type="float" table:style-name="ce94" office:value="60" office:value-type="float">
            <text:p>60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74" office:value-type="float">
            <text:p>74</text:p>
          </table:table-cell>
          <table:table-cell ns41:value-type="float" table:style-name="ce94" office:value="68" office:value-type="float">
            <text:p>68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5" office:value="7" office:value-type="float">
            <text:p>7</text:p>
          </table:table-cell>
          <table:table-cell ns41:value-type="float" table:style-name="ce56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G</text:p>
          </table:table-cell>
          <table:table-cell table:style-name="ce93"/>
          <table:table-cell ns41:value-type="string" table:style-name="ce93" office:value-type="string">
            <text:p>Rheeze</text:p>
          </table:table-cell>
          <table:table-cell table:style-name="ce36"/>
          <table:table-cell table:style-name="ce23"/>
          <table:table-cell ns41:value-type="float" table:style-name="ce42" office:value="31" office:value-type="float">
            <text:p>31</text:p>
          </table:table-cell>
          <table:table-cell table:style-name="ce94" table:number-columns-repeated="4"/>
          <table:table-cell ns41:value-type="float" table:style-name="ce94" office:value="87" office:value-type="float">
            <text:p>87</text:p>
          </table:table-cell>
          <table:table-cell ns41:value-type="float" table:style-name="ce94" office:value="65" office:value-type="float">
            <text:p>65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99" office:value-type="float">
            <text:p>99</text:p>
          </table:table-cell>
          <table:table-cell ns41:value-type="float" table:style-name="ce94" office:value="76" office:value-type="float">
            <text:p>76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H</text:p>
          </table:table-cell>
          <table:table-cell table:style-name="ce93"/>
          <table:table-cell ns41:value-type="string" table:style-name="ce93" office:value-type="string">
            <text:p>Baalder</text:p>
          </table:table-cell>
          <table:table-cell table:style-name="ce36"/>
          <table:table-cell table:style-name="ce23"/>
          <table:table-cell ns41:value-type="float" table:style-name="ce42" office:value="50" office:value-type="float">
            <text:p>50</text:p>
          </table:table-cell>
          <table:table-cell table:style-name="ce94" table:number-columns-repeated="4"/>
          <table:table-cell ns41:value-type="float" office:value="111" table:style-name="ce94" table:number-columns-repeated="2" office:value-type="float">
            <text:p>111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17" office:value-type="float">
            <text:p>117</text:p>
          </table:table-cell>
          <table:table-cell ns41:value-type="float" table:style-name="ce94" office:value="114" office:value-type="float">
            <text:p>114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5" office:value="8" office:value-type="float">
            <text:p>8</text:p>
          </table:table-cell>
          <table:table-cell ns41:value-type="float" table:style-name="ce56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I</text:p>
          </table:table-cell>
          <table:table-cell table:style-name="ce93"/>
          <table:table-cell ns41:value-type="string" table:style-name="ce93" office:value-type="string">
            <text:p>Radewijk</text:p>
          </table:table-cell>
          <table:table-cell table:style-name="ce36"/>
          <table:table-cell table:style-name="ce23"/>
          <table:table-cell ns41:value-type="float" table:style-name="ce42" office:value="75" office:value-type="float">
            <text:p>75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215" office:value-type="float">
            <text:p>215</text:p>
          </table:table-cell>
          <table:table-cell ns41:value-type="float" table:style-name="ce94" office:value="168" office:value-type="float">
            <text:p>168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232" office:value-type="float">
            <text:p>232</text:p>
          </table:table-cell>
          <table:table-cell ns41:value-type="float" table:style-name="ce94" office:value="177" office:value-type="float">
            <text:p>177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5" office:value="23" office:value-type="float">
            <text:p>23</text:p>
          </table:table-cell>
          <table:table-cell ns41:value-type="float" table:style-name="ce56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K</text:p>
          </table:table-cell>
          <table:table-cell table:style-name="ce93"/>
          <table:table-cell ns41:value-type="string" table:style-name="ce93" office:value-type="string">
            <text:p>Venebrugge</text:p>
          </table:table-cell>
          <table:table-cell table:style-name="ce36"/>
          <table:table-cell table:style-name="ce23"/>
          <table:table-cell ns41:value-type="float" table:style-name="ce42" office:value="28" office:value-type="float">
            <text:p>28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74" office:value-type="float">
            <text:p>74</text:p>
          </table:table-cell>
          <table:table-cell ns41:value-type="float" table:style-name="ce94" office:value="64" office:value-type="float">
            <text:p>64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78" office:value-type="float">
            <text:p>78</text:p>
          </table:table-cell>
          <table:table-cell ns41:value-type="float" table:style-name="ce94" office:value="65" office:value-type="float">
            <text:p>65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5" office:value="4" office:value-type="float">
            <text:p>4</text:p>
          </table:table-cell>
          <table:table-cell ns41:value-type="float" table:style-name="ce56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L </text:p>
          </table:table-cell>
          <table:table-cell table:style-name="ce93"/>
          <table:table-cell ns41:value-type="string" table:style-name="ce93" office:value-type="string">
            <text:p>Collendoorn</text:p>
          </table:table-cell>
          <table:table-cell table:style-name="ce36"/>
          <table:table-cell table:style-name="ce23"/>
          <table:table-cell ns41:value-type="float" table:style-name="ce42" office:value="35" office:value-type="float">
            <text:p>35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01" office:value-type="float">
            <text:p>101</text:p>
          </table:table-cell>
          <table:table-cell ns41:value-type="float" table:style-name="ce94" office:value="87" office:value-type="float">
            <text:p>87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06" office:value-type="float">
            <text:p>106</text:p>
          </table:table-cell>
          <table:table-cell ns41:value-type="float" table:style-name="ce94" office:value="91" office:value-type="float">
            <text:p>91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5" office:value="7" office:value-type="float">
            <text:p>7</text:p>
          </table:table-cell>
          <table:table-cell ns41:value-type="float" table:style-name="ce56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M</text:p>
          </table:table-cell>
          <table:table-cell table:style-name="ce93"/>
          <table:table-cell ns41:value-type="string" table:style-name="ce93" office:value-type="string">
            <text:p>Collendoornnerveen</text:p>
          </table:table-cell>
          <table:table-cell table:style-name="ce36"/>
          <table:table-cell table:style-name="ce23"/>
          <table:table-cell ns41:value-type="float" table:style-name="ce42" office:value="18" office:value-type="float">
            <text:p>18</text:p>
          </table:table-cell>
          <table:table-cell table:style-name="ce94" table:number-columns-repeated="4"/>
          <table:table-cell ns41:value-type="float" table:style-name="ce94" office:value="44" office:value-type="float">
            <text:p>44</text:p>
          </table:table-cell>
          <table:table-cell ns41:value-type="float" table:style-name="ce94" office:value="47" office:value-type="float">
            <text:p>47</text:p>
          </table:table-cell>
          <table:table-cell ns41:value-type="float" office:value="2" table:style-name="ce94" table:number-columns-repeated="2" office:value-type="float">
            <text:p>2</text:p>
          </table:table-cell>
          <table:table-cell ns41:value-type="float" table:style-name="ce94" office:value="46" office:value-type="float">
            <text:p>46</text:p>
          </table:table-cell>
          <table:table-cell ns41:value-type="float" table:style-name="ce94" office:value="49" office:value-type="float">
            <text:p>49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4" office:value-type="float">
            <text:p>4</text:p>
          </table:table-cell>
          <table:table-cell ns41:value-type="float" table:style-name="ce56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N</text:p>
          </table:table-cell>
          <table:table-cell table:style-name="ce93"/>
          <table:table-cell ns41:value-type="string" table:style-name="ce93" office:value-type="string">
            <text:p>Heemserveen</text:p>
          </table:table-cell>
          <table:table-cell table:style-name="ce36"/>
          <table:table-cell table:style-name="ce23"/>
          <table:table-cell ns41:value-type="float" table:style-name="ce42" office:value="25" office:value-type="float">
            <text:p>25</text:p>
          </table:table-cell>
          <table:table-cell table:style-name="ce94" table:number-columns-repeated="4"/>
          <table:table-cell ns41:value-type="float" table:style-name="ce94" office:value="66" office:value-type="float">
            <text:p>66</text:p>
          </table:table-cell>
          <table:table-cell ns41:value-type="float" table:style-name="ce94" office:value="56" office:value-type="float">
            <text:p>56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69" office:value-type="float">
            <text:p>69</text:p>
          </table:table-cell>
          <table:table-cell ns41:value-type="float" table:style-name="ce94" office:value="57" office:value-type="float">
            <text:p>57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7" office:value-type="float">
            <text:p>7</text:p>
          </table:table-cell>
          <table:table-cell ns41:value-type="float" table:style-name="ce56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O</text:p>
          </table:table-cell>
          <table:table-cell table:style-name="ce93"/>
          <table:table-cell ns41:value-type="string" table:style-name="ce93" office:value-type="string">
            <text:p>Rheezerveen</text:p>
          </table:table-cell>
          <table:table-cell table:style-name="ce36"/>
          <table:table-cell table:style-name="ce23"/>
          <table:table-cell ns41:value-type="float" table:style-name="ce42" office:value="46" office:value-type="float">
            <text:p>46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06" office:value-type="float">
            <text:p>106</text:p>
          </table:table-cell>
          <table:table-cell ns41:value-type="float" table:style-name="ce94" office:value="104" office:value-type="float">
            <text:p>10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08" office:value-type="float">
            <text:p>108</text:p>
          </table:table-cell>
          <table:table-cell ns41:value-type="float" table:style-name="ce94" office:value="105" office:value-type="float">
            <text:p>105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5" office:value="10" office:value-type="float">
            <text:p>10</text:p>
          </table:table-cell>
          <table:table-cell ns41:value-type="float" table:style-name="ce56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P</text:p>
          </table:table-cell>
          <table:table-cell table:style-name="ce93"/>
          <table:table-cell ns41:value-type="string" table:style-name="ce93" office:value-type="string">
            <text:p>Dedemsvaart </text:p>
          </table:table-cell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254" office:value-type="float">
            <text:p>254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615" office:value-type="float">
            <text:p>615</text:p>
          </table:table-cell>
          <table:table-cell ns41:value-type="float" table:style-name="ce94" office:value="556" office:value-type="float">
            <text:p>556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639" office:value-type="float">
            <text:p>639</text:p>
          </table:table-cell>
          <table:table-cell ns41:value-type="float" table:style-name="ce94" office:value="572" office:value-type="float">
            <text:p>572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5" office:value="15" office:value-type="float">
            <text:p>15</text:p>
          </table:table-cell>
          <table:table-cell ns41:value-type="float" table:style-name="ce56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12" office:value-type="float">
            <text:p>12</text:p>
          </table:table-cell>
          <table:table-cell table:style-name="ce94" table:number-columns-repeated="3"/>
          <table:table-cell ns41:value-type="float" table:style-name="ce94" office:value="27" office:value-type="float">
            <text:p>27</text:p>
          </table:table-cell>
          <table:table-cell ns41:value-type="float" table:style-name="ce94" office:value="25" office:value-type="float">
            <text:p>25</text:p>
          </table:table-cell>
          <table:table-cell ns41:value-type="float" table:style-name="ce94" office:value="27" office:value-type="float">
            <text:p>27</text:p>
          </table:table-cell>
          <table:table-cell ns41:value-type="float" table:style-name="ce94" office:value="25" office:value-type="float">
            <text:p>25</text:p>
          </table:table-cell>
          <table:table-cell table:style-name="ce94"/>
          <table:table-cell table:style-name="ce95"/>
          <table:table-cell ns41:value-type="float" table:style-name="ce56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3" office:value-type="float">
            <text:p>3</text:p>
          </table:table-cell>
          <table:table-cell table:style-name="ce94" table:number-columns-repeated="6"/>
          <table:table-cell ns41:value-type="float" table:style-name="ce94" office:value="9" office:value-type="float">
            <text:p>9</text:p>
          </table:table-cell>
          <table:table-cell ns41:value-type="float" table:style-name="ce95" office:value="8" office:value-type="float">
            <text:p>8</text:p>
          </table:table-cell>
          <table:table-cell ns41:value-type="float" table:style-name="ce56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Q</text:p>
          </table:table-cell>
          <table:table-cell table:style-name="ce93"/>
          <table:table-cell ns41:value-type="string" table:style-name="ce93" office:value-type="string">
            <text:p>Lutten</text:p>
          </table:table-cell>
          <table:table-cell table:style-name="ce36"/>
          <table:table-cell table:style-name="ce23"/>
          <table:table-cell ns41:value-type="float" table:style-name="ce42" office:value="117" office:value-type="float">
            <text:p>117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306" office:value-type="float">
            <text:p>306</text:p>
          </table:table-cell>
          <table:table-cell ns41:value-type="float" table:style-name="ce94" office:value="273" office:value-type="float">
            <text:p>273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320" office:value-type="float">
            <text:p>320</text:p>
          </table:table-cell>
          <table:table-cell ns41:value-type="float" table:style-name="ce94" office:value="283" office:value-type="float">
            <text:p>283</text:p>
          </table:table-cell>
          <table:table-cell ns41:value-type="float" table:style-name="ce94" office:value="36" office:value-type="float">
            <text:p>36</text:p>
          </table:table-cell>
          <table:table-cell ns41:value-type="float" table:style-name="ce95" office:value="14" office:value-type="float">
            <text:p>14</text:p>
          </table:table-cell>
          <table:table-cell ns41:value-type="float" table:style-name="ce56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R</text:p>
          </table:table-cell>
          <table:table-cell table:style-name="ce93"/>
          <table:table-cell ns41:value-type="string" table:style-name="ce93" office:value-type="string">
            <text:p>Slagharen</text:p>
          </table:table-cell>
          <table:table-cell table:style-name="ce36"/>
          <table:table-cell table:style-name="ce23"/>
          <table:table-cell ns41:value-type="float" table:style-name="ce42" office:value="387" office:value-type="float">
            <text:p>387</text:p>
          </table:table-cell>
          <table:table-cell ns41:value-type="float" table:style-name="ce94" office:value="9" office:value-type="float">
            <text:p>9</text:p>
          </table:table-cell>
          <table:table-cell table:style-name="ce94" table:number-columns-repeated="3"/>
          <table:table-cell ns41:value-type="float" table:style-name="ce94" office:value="979" office:value-type="float">
            <text:p>979</text:p>
          </table:table-cell>
          <table:table-cell ns41:value-type="float" table:style-name="ce94" office:value="910" office:value-type="float">
            <text:p>910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007" office:value-type="float">
            <text:p>1007</text:p>
          </table:table-cell>
          <table:table-cell ns41:value-type="float" table:style-name="ce94" office:value="914" office:value-type="float">
            <text:p>914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5" office:value="10" office:value-type="float">
            <text:p>10</text:p>
          </table:table-cell>
          <table:table-cell ns41:value-type="float" table:style-name="ce56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605" office:value-type="float">
            <text:p>1605</text:p>
          </table:table-cell>
          <table:table-cell ns41:value-type="float" table:style-name="ce94" office:value="29" office:value-type="float">
            <text:p>29</text:p>
          </table:table-cell>
          <table:table-cell table:style-name="ce94"/>
          <table:table-cell ns41:value-type="float" table:style-name="ce94" office:value="16" office:value-type="float">
            <text:p>16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4112" office:value-type="float">
            <text:p>4112</text:p>
          </table:table-cell>
          <table:table-cell ns41:value-type="float" table:style-name="ce94" office:value="3669" office:value-type="float">
            <text:p>3669</text:p>
          </table:table-cell>
          <table:table-cell ns41:value-type="float" table:style-name="ce94" office:value="228" office:value-type="float">
            <text:p>228</text:p>
          </table:table-cell>
          <table:table-cell ns41:value-type="float" table:style-name="ce94" office:value="168" office:value-type="float">
            <text:p>168</text:p>
          </table:table-cell>
          <table:table-cell ns41:value-type="float" table:style-name="ce94" office:value="4340" office:value-type="float">
            <text:p>4340</text:p>
          </table:table-cell>
          <table:table-cell ns41:value-type="float" table:style-name="ce94" office:value="3837" office:value-type="float">
            <text:p>3837</text:p>
          </table:table-cell>
          <table:table-cell ns41:value-type="float" table:style-name="ce94" office:value="305" office:value-type="float">
            <text:p>305</text:p>
          </table:table-cell>
          <table:table-cell ns41:value-type="float" table:style-name="ce95" office:value="223" office:value-type="float">
            <text:p>223</text:p>
          </table:table-cell>
          <table:table-cell ns41:value-type="float" table:style-name="ce56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table-cell ns41:value-type="string" table:number-rows-spanned="15" table:style-name="ce8" table:number-columns-spanned="1" office:value-type="string">
            <text:p>Hasselt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A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67" office:value-type="float">
            <text:p>67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147" office:value-type="float">
            <text:p>147</text:p>
          </table:table-cell>
          <table:table-cell ns41:value-type="float" table:style-name="ce94" office:value="145" office:value-type="float">
            <text:p>145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52" office:value-type="float">
            <text:p>152</text:p>
          </table:table-cell>
          <table:table-cell ns41:value-type="float" table:style-name="ce94" office:value="151" office:value-type="float">
            <text:p>151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61" office:value-type="float">
            <text:p>161</text:p>
          </table:table-cell>
          <table:table-cell ns41:value-type="float" table:style-name="ce63" office:value="10115" office:value-type="float">
            <text:p>1011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B</text:p>
          </table:table-cell>
          <table:table-cell table:style-name="ce93" table:number-columns-repeated="2"/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148" office:value-type="float">
            <text:p>148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333" office:value-type="float">
            <text:p>333</text:p>
          </table:table-cell>
          <table:table-cell ns41:value-type="float" table:style-name="ce94" office:value="317" office:value-type="float">
            <text:p>317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345" office:value-type="float">
            <text:p>345</text:p>
          </table:table-cell>
          <table:table-cell ns41:value-type="float" table:style-name="ce94" office:value="321" office:value-type="float">
            <text:p>321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6" office:value-type="float">
            <text:p>6</text:p>
          </table:table-cell>
          <table:table-cell ns41:value-type="float" table:style-name="ce56" office:value="161" office:value-type="float">
            <text:p>161</text:p>
          </table:table-cell>
          <table:table-cell ns41:value-type="float" table:style-name="ce63" office:value="10115" office:value-type="float">
            <text:p>1011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7" office:value-type="float">
            <text:p>7</text:p>
          </table:table-cell>
          <table:table-cell table:style-name="ce94"/>
          <table:table-cell ns41:value-type="float" table:style-name="ce94" office:value="17" office:value-type="float">
            <text:p>17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2"/>
          <table:table-cell ns41:value-type="float" table:style-name="ce94" office:value="17" office:value-type="float">
            <text:p>17</text:p>
          </table:table-cell>
          <table:table-cell ns41:value-type="float" table:style-name="ce94" office:value="10" office:value-type="float">
            <text:p>10</text:p>
          </table:table-cell>
          <table:table-cell table:style-name="ce94"/>
          <table:table-cell table:style-name="ce95"/>
          <table:table-cell ns41:value-type="float" table:style-name="ce56" office:value="161" office:value-type="float">
            <text:p>161</text:p>
          </table:table-cell>
          <table:table-cell ns41:value-type="float" table:style-name="ce63" office:value="10115" office:value-type="float">
            <text:p>1011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C</text:p>
          </table:table-cell>
          <table:table-cell table:style-name="ce93" table:number-columns-repeated="2"/>
          <table:table-cell ns41:value-type="string" table:style-name="ce36" office:value-type="string">
            <text:p>Armen- en Wees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1" office:value-type="float">
            <text:p>11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2"/>
          <table:table-cell ns41:value-type="float" table:style-name="ce94" office:value="11" office:value-type="float">
            <text:p>11</text:p>
          </table:table-cell>
          <table:table-cell ns41:value-type="float" table:style-name="ce94" office:value="10" office:value-type="float">
            <text:p>10</text:p>
          </table:table-cell>
          <table:table-cell table:style-name="ce94"/>
          <table:table-cell table:style-name="ce95"/>
          <table:table-cell ns41:value-type="float" table:style-name="ce56" office:value="161" office:value-type="float">
            <text:p>161</text:p>
          </table:table-cell>
          <table:table-cell ns41:value-type="float" table:style-name="ce63" office:value="10115" office:value-type="float">
            <text:p>1011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72" office:value-type="float">
            <text:p>72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161" office:value-type="float">
            <text:p>161</text:p>
          </table:table-cell>
          <table:table-cell ns41:value-type="float" table:style-name="ce94" office:value="166" office:value-type="float">
            <text:p>166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68" office:value-type="float">
            <text:p>168</text:p>
          </table:table-cell>
          <table:table-cell ns41:value-type="float" table:style-name="ce94" office:value="167" office:value-type="float">
            <text:p>167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61" office:value-type="float">
            <text:p>161</text:p>
          </table:table-cell>
          <table:table-cell ns41:value-type="float" table:style-name="ce63" office:value="10115" office:value-type="float">
            <text:p>1011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D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45" office:value-type="float">
            <text:p>145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3"/>
          <table:table-cell ns41:value-type="float" table:style-name="ce94" office:value="304" office:value-type="float">
            <text:p>304</text:p>
          </table:table-cell>
          <table:table-cell ns41:value-type="float" table:style-name="ce94" office:value="309" office:value-type="float">
            <text:p>309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321" office:value-type="float">
            <text:p>321</text:p>
          </table:table-cell>
          <table:table-cell ns41:value-type="float" table:style-name="ce94" office:value="314" office:value-type="float">
            <text:p>314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5" office:value="6" office:value-type="float">
            <text:p>6</text:p>
          </table:table-cell>
          <table:table-cell ns41:value-type="float" table:style-name="ce56" office:value="161" office:value-type="float">
            <text:p>161</text:p>
          </table:table-cell>
          <table:table-cell ns41:value-type="float" table:style-name="ce63" office:value="10115" office:value-type="float">
            <text:p>1011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E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6" office:value-type="float">
            <text:p>6</text:p>
          </table:table-cell>
          <table:table-cell table:style-name="ce94" table:number-columns-repeated="4"/>
          <table:table-cell ns41:value-type="float" table:style-name="ce94" office:value="8" office:value-type="float">
            <text:p>8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2"/>
          <table:table-cell ns41:value-type="float" table:style-name="ce94" office:value="8" office:value-type="float">
            <text:p>8</text:p>
          </table:table-cell>
          <table:table-cell ns41:value-type="float" table:style-name="ce94" office:value="10" office:value-type="float">
            <text:p>10</text:p>
          </table:table-cell>
          <table:table-cell table:style-name="ce94"/>
          <table:table-cell table:style-name="ce95"/>
          <table:table-cell ns41:value-type="float" table:style-name="ce56" office:value="161" office:value-type="float">
            <text:p>161</text:p>
          </table:table-cell>
          <table:table-cell ns41:value-type="float" table:style-name="ce63" office:value="10115" office:value-type="float">
            <text:p>1011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E</text:p>
          </table:table-cell>
          <table:table-cell table:style-name="ce93" table:number-columns-repeated="2"/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18" office:value-type="float">
            <text:p>18</text:p>
          </table:table-cell>
          <table:table-cell table:style-name="ce94" table:number-columns-repeated="4"/>
          <table:table-cell ns41:value-type="float" table:style-name="ce94" office:value="55" office:value-type="float">
            <text:p>55</text:p>
          </table:table-cell>
          <table:table-cell ns41:value-type="float" table:style-name="ce94" office:value="53" office:value-type="float">
            <text:p>53</text:p>
          </table:table-cell>
          <table:table-cell ns41:value-type="float" table:style-name="ce94" office:value="4" office:value-type="float">
            <text:p>4</text:p>
          </table:table-cell>
          <table:table-cell table:style-name="ce94"/>
          <table:table-cell ns41:value-type="float" table:style-name="ce94" office:value="59" office:value-type="float">
            <text:p>59</text:p>
          </table:table-cell>
          <table:table-cell ns41:value-type="float" table:style-name="ce94" office:value="53" office:value-type="float">
            <text:p>53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61" office:value-type="float">
            <text:p>161</text:p>
          </table:table-cell>
          <table:table-cell ns41:value-type="float" table:style-name="ce63" office:value="10115" office:value-type="float">
            <text:p>1011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72" office:value-type="float">
            <text:p>72</text:p>
          </table:table-cell>
          <table:table-cell table:style-name="ce94"/>
          <table:table-cell ns41:value-type="float" table:style-name="ce94" office:value="54" office:value-type="float">
            <text:p>54</text:p>
          </table:table-cell>
          <table:table-cell ns41:value-type="float" table:style-name="ce94" office:value="56" office:value-type="float">
            <text:p>56</text:p>
          </table:table-cell>
          <table:table-cell ns41:value-type="float" table:style-name="ce94" office:value="120" office:value-type="float">
            <text:p>120</text:p>
          </table:table-cell>
          <table:table-cell ns41:value-type="float" table:style-name="ce94" office:value="103" office:value-type="float">
            <text:p>103</text:p>
          </table:table-cell>
          <table:table-cell ns41:value-type="float" table:style-name="ce94" office:value="174" office:value-type="float">
            <text:p>174</text:p>
          </table:table-cell>
          <table:table-cell ns41:value-type="float" table:style-name="ce94" office:value="159" office:value-type="float">
            <text:p>159</text:p>
          </table:table-cell>
          <table:table-cell table:style-name="ce94"/>
          <table:table-cell table:style-name="ce95"/>
          <table:table-cell ns41:value-type="float" table:style-name="ce56" office:value="161" office:value-type="float">
            <text:p>161</text:p>
          </table:table-cell>
          <table:table-cell ns41:value-type="float" table:style-name="ce63" office:value="10115" office:value-type="float">
            <text:p>1011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17" office:value-type="float">
            <text:p>17</text:p>
          </table:table-cell>
          <table:table-cell table:style-name="ce94" table:number-columns-repeated="6"/>
          <table:table-cell ns41:value-type="float" table:style-name="ce94" office:value="52" office:value-type="float">
            <text:p>52</text:p>
          </table:table-cell>
          <table:table-cell ns41:value-type="float" table:style-name="ce95" office:value="33" office:value-type="float">
            <text:p>33</text:p>
          </table:table-cell>
          <table:table-cell ns41:value-type="float" table:style-name="ce56" office:value="161" office:value-type="float">
            <text:p>161</text:p>
          </table:table-cell>
          <table:table-cell ns41:value-type="float" table:style-name="ce63" office:value="10115" office:value-type="float">
            <text:p>1011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439" office:value-type="float">
            <text:p>439</text:p>
          </table:table-cell>
          <table:table-cell ns41:value-type="float" table:style-name="ce94" office:value="25" office:value-type="float">
            <text:p>25</text:p>
          </table:table-cell>
          <table:table-cell table:style-name="ce94"/>
          <table:table-cell ns41:value-type="float" table:style-name="ce94" office:value="7" office:value-type="float">
            <text:p>7</text:p>
          </table:table-cell>
          <table:table-cell table:style-name="ce94"/>
          <table:table-cell ns41:value-type="float" table:style-name="ce94" office:value="981" office:value-type="float">
            <text:p>981</text:p>
          </table:table-cell>
          <table:table-cell ns41:value-type="float" table:style-name="ce94" office:value="967" office:value-type="float">
            <text:p>967</text:p>
          </table:table-cell>
          <table:table-cell ns41:value-type="float" table:style-name="ce94" office:value="41" office:value-type="float">
            <text:p>41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1022" office:value-type="float">
            <text:p>1022</text:p>
          </table:table-cell>
          <table:table-cell ns41:value-type="float" table:style-name="ce94" office:value="983" office:value-type="float">
            <text:p>983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5" office:value="17" office:value-type="float">
            <text:p>17</text:p>
          </table:table-cell>
          <table:table-cell ns41:value-type="float" table:style-name="ce56" office:value="161" office:value-type="float">
            <text:p>161</text:p>
          </table:table-cell>
          <table:table-cell ns41:value-type="float" table:style-name="ce63" office:value="10115" office:value-type="float">
            <text:p>1011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8" office:value-type="float">
            <text:p>18</text:p>
          </table:table-cell>
          <table:table-cell table:style-name="ce94" table:number-columns-repeated="2"/>
          <table:table-cell ns41:value-type="float" table:style-name="ce94" office:value="72" office:value-type="float">
            <text:p>72</text:p>
          </table:table-cell>
          <table:table-cell ns41:value-type="float" table:style-name="ce94" office:value="17" office:value-type="float">
            <text:p>17</text:p>
          </table:table-cell>
          <table:table-cell ns41:value-type="float" office:value="109" table:style-name="ce94" table:number-columns-repeated="2" office:value-type="float">
            <text:p>109</text:p>
          </table:table-cell>
          <table:table-cell ns41:value-type="float" table:style-name="ce94" office:value="124" office:value-type="float">
            <text:p>124</text:p>
          </table:table-cell>
          <table:table-cell ns41:value-type="float" table:style-name="ce94" office:value="103" office:value-type="float">
            <text:p>103</text:p>
          </table:table-cell>
          <table:table-cell ns41:value-type="float" table:style-name="ce94" office:value="233" office:value-type="float">
            <text:p>233</text:p>
          </table:table-cell>
          <table:table-cell ns41:value-type="float" table:style-name="ce94" office:value="212" office:value-type="float">
            <text:p>212</text:p>
          </table:table-cell>
          <table:table-cell ns41:value-type="float" table:style-name="ce94" office:value="55" office:value-type="float">
            <text:p>55</text:p>
          </table:table-cell>
          <table:table-cell ns41:value-type="float" table:style-name="ce95" office:value="35" office:value-type="float">
            <text:p>35</text:p>
          </table:table-cell>
          <table:table-cell ns41:value-type="float" table:style-name="ce56" office:value="161" office:value-type="float">
            <text:p>161</text:p>
          </table:table-cell>
          <table:table-cell ns41:value-type="float" table:style-name="ce63" office:value="10115" office:value-type="float">
            <text:p>1011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457" office:value-type="float">
            <text:p>457</text:p>
          </table:table-cell>
          <table:table-cell ns41:value-type="float" table:style-name="ce94" office:value="25" office:value-type="float">
            <text:p>25</text:p>
          </table:table-cell>
          <table:table-cell table:style-name="ce94"/>
          <table:table-cell ns41:value-type="float" table:style-name="ce94" office:value="79" office:value-type="float">
            <text:p>79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1090" office:value-type="float">
            <text:p>1090</text:p>
          </table:table-cell>
          <table:table-cell ns41:value-type="float" table:style-name="ce94" office:value="1076" office:value-type="float">
            <text:p>1076</text:p>
          </table:table-cell>
          <table:table-cell ns41:value-type="float" table:style-name="ce94" office:value="165" office:value-type="float">
            <text:p>165</text:p>
          </table:table-cell>
          <table:table-cell ns41:value-type="float" table:style-name="ce94" office:value="119" office:value-type="float">
            <text:p>119</text:p>
          </table:table-cell>
          <table:table-cell ns41:value-type="float" table:style-name="ce94" office:value="1255" office:value-type="float">
            <text:p>1255</text:p>
          </table:table-cell>
          <table:table-cell ns41:value-type="float" table:style-name="ce94" office:value="1195" office:value-type="float">
            <text:p>1195</text:p>
          </table:table-cell>
          <table:table-cell ns41:value-type="float" table:style-name="ce94" office:value="75" office:value-type="float">
            <text:p>75</text:p>
          </table:table-cell>
          <table:table-cell ns41:value-type="float" table:style-name="ce95" office:value="52" office:value-type="float">
            <text:p>52</text:p>
          </table:table-cell>
          <table:table-cell ns41:value-type="float" table:style-name="ce56" office:value="161" office:value-type="float">
            <text:p>161</text:p>
          </table:table-cell>
          <table:table-cell ns41:value-type="float" table:style-name="ce63" office:value="10115" office:value-type="float">
            <text:p>1011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Pers</text:p>
          </table:table-cell>
          <table:table-cell table:style-name="ce93" table:number-columns-repeated="3"/>
          <table:table-cell table:style-name="ce36"/>
          <table:table-cell table:style-name="ce23"/>
          <table:table-cell table:style-name="ce42"/>
          <table:table-cell table:style-name="ce94" table:number-columns-repeated="6"/>
          <table:table-cell ns41:value-type="float" office:value="1" table:style-name="ce94" table:number-columns-repeated="4" office:value-type="float">
            <text:p>1</text:p>
          </table:table-cell>
          <table:table-cell table:style-name="ce94"/>
          <table:table-cell table:style-name="ce95"/>
          <table:table-cell ns41:value-type="float" table:style-name="ce56" office:value="161" office:value-type="float">
            <text:p>161</text:p>
          </table:table-cell>
          <table:table-cell ns41:value-type="float" table:style-name="ce63" office:value="10115" office:value-type="float">
            <text:p>1011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A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457" office:value-type="float">
            <text:p>457</text:p>
          </table:table-cell>
          <table:table-cell ns41:value-type="float" table:style-name="ce94" office:value="25" office:value-type="float">
            <text:p>25</text:p>
          </table:table-cell>
          <table:table-cell table:style-name="ce94"/>
          <table:table-cell ns41:value-type="float" table:style-name="ce94" office:value="79" office:value-type="float">
            <text:p>79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1090" office:value-type="float">
            <text:p>1090</text:p>
          </table:table-cell>
          <table:table-cell ns41:value-type="float" table:style-name="ce94" office:value="1076" office:value-type="float">
            <text:p>1076</text:p>
          </table:table-cell>
          <table:table-cell ns41:value-type="float" table:style-name="ce94" office:value="166" office:value-type="float">
            <text:p>166</text:p>
          </table:table-cell>
          <table:table-cell ns41:value-type="float" table:style-name="ce94" office:value="120" office:value-type="float">
            <text:p>120</text:p>
          </table:table-cell>
          <table:table-cell ns41:value-type="float" table:style-name="ce94" office:value="1256" office:value-type="float">
            <text:p>1256</text:p>
          </table:table-cell>
          <table:table-cell ns41:value-type="float" table:style-name="ce94" office:value="1196" office:value-type="float">
            <text:p>1196</text:p>
          </table:table-cell>
          <table:table-cell ns41:value-type="float" table:style-name="ce94" office:value="75" office:value-type="float">
            <text:p>75</text:p>
          </table:table-cell>
          <table:table-cell ns41:value-type="float" table:style-name="ce95" office:value="52" office:value-type="float">
            <text:p>52</text:p>
          </table:table-cell>
          <table:table-cell ns41:value-type="float" table:style-name="ce56" office:value="161" office:value-type="float">
            <text:p>161</text:p>
          </table:table-cell>
          <table:table-cell ns41:value-type="float" table:style-name="ce63" office:value="10115" office:value-type="float">
            <text:p>1011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table-cell ns41:value-type="string" table:number-rows-spanned="16" table:style-name="ce8" table:number-columns-spanned="1" office:value-type="string">
            <text:p>Heino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A</text:p>
          </table:table-cell>
          <table:table-cell table:style-name="ce93"/>
          <table:table-cell ns41:value-type="string" table:style-name="ce93" office:value-type="string">
            <text:p>Dorp</text:p>
          </table:table-cell>
          <table:table-cell table:style-name="ce36"/>
          <table:table-cell table:style-name="ce23"/>
          <table:table-cell ns41:value-type="float" table:style-name="ce42" office:value="93" office:value-type="float">
            <text:p>93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235" office:value-type="float">
            <text:p>235</text:p>
          </table:table-cell>
          <table:table-cell ns41:value-type="float" table:style-name="ce94" office:value="205" office:value-type="float">
            <text:p>205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43" office:value-type="float">
            <text:p>243</text:p>
          </table:table-cell>
          <table:table-cell ns41:value-type="float" table:style-name="ce94" office:value="206" office:value-type="float">
            <text:p>206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5" office:value="8" office:value-type="float">
            <text:p>8</text:p>
          </table:table-cell>
          <table:table-cell ns41:value-type="float" table:style-name="ce56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B</text:p>
          </table:table-cell>
          <table:table-cell table:style-name="ce93"/>
          <table:table-cell ns41:value-type="string" table:style-name="ce93" office:value-type="string">
            <text:p>Dollenhoek</text:p>
          </table:table-cell>
          <table:table-cell table:style-name="ce36"/>
          <table:table-cell table:style-name="ce23"/>
          <table:table-cell ns41:value-type="float" table:style-name="ce42" office:value="38" office:value-type="float">
            <text:p>38</text:p>
          </table:table-cell>
          <table:table-cell table:style-name="ce94" table:number-columns-repeated="4"/>
          <table:table-cell ns41:value-type="float" table:style-name="ce94" office:value="76" office:value-type="float">
            <text:p>76</text:p>
          </table:table-cell>
          <table:table-cell ns41:value-type="float" table:style-name="ce94" office:value="69" office:value-type="float">
            <text:p>69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77" office:value-type="float">
            <text:p>77</text:p>
          </table:table-cell>
          <table:table-cell ns41:value-type="float" table:style-name="ce94" office:value="69" office:value-type="float">
            <text:p>69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C</text:p>
          </table:table-cell>
          <table:table-cell table:style-name="ce93"/>
          <table:table-cell ns41:value-type="string" table:style-name="ce93" office:value-type="string">
            <text:p>Veldhoek</text:p>
          </table:table-cell>
          <table:table-cell table:style-name="ce36"/>
          <table:table-cell table:style-name="ce23"/>
          <table:table-cell ns41:value-type="float" table:style-name="ce42" office:value="30" office:value-type="float">
            <text:p>30</text:p>
          </table:table-cell>
          <table:table-cell table:style-name="ce94" table:number-columns-repeated="4"/>
          <table:table-cell ns41:value-type="float" table:style-name="ce94" office:value="83" office:value-type="float">
            <text:p>83</text:p>
          </table:table-cell>
          <table:table-cell ns41:value-type="float" table:style-name="ce94" office:value="69" office:value-type="float">
            <text:p>69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85" office:value-type="float">
            <text:p>85</text:p>
          </table:table-cell>
          <table:table-cell ns41:value-type="float" table:style-name="ce94" office:value="70" office:value-type="float">
            <text:p>70</text:p>
          </table:table-cell>
          <table:table-cell table:style-name="ce94"/>
          <table:table-cell ns41:value-type="float" table:style-name="ce95" office:value="3" office:value-type="float">
            <text:p>3</text:p>
          </table:table-cell>
          <table:table-cell ns41:value-type="float" table:style-name="ce56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D</text:p>
          </table:table-cell>
          <table:table-cell table:style-name="ce93"/>
          <table:table-cell ns41:value-type="string" table:style-name="ce93" office:value-type="string">
            <text:p>Zandsteeg</text:p>
          </table:table-cell>
          <table:table-cell table:style-name="ce36"/>
          <table:table-cell table:style-name="ce23"/>
          <table:table-cell ns41:value-type="float" table:style-name="ce42" office:value="25" office:value-type="float">
            <text:p>25</text:p>
          </table:table-cell>
          <table:table-cell table:style-name="ce94" table:number-columns-repeated="4"/>
          <table:table-cell ns41:value-type="float" table:style-name="ce94" office:value="75" office:value-type="float">
            <text:p>75</text:p>
          </table:table-cell>
          <table:table-cell ns41:value-type="float" table:style-name="ce94" office:value="53" office:value-type="float">
            <text:p>53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80" office:value-type="float">
            <text:p>80</text:p>
          </table:table-cell>
          <table:table-cell ns41:value-type="float" table:style-name="ce94" office:value="56" office:value-type="float">
            <text:p>56</text:p>
          </table:table-cell>
          <table:table-cell table:style-name="ce94"/>
          <table:table-cell ns41:value-type="float" table:style-name="ce95" office:value="1" office:value-type="float">
            <text:p>1</text:p>
          </table:table-cell>
          <table:table-cell ns41:value-type="float" table:style-name="ce56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E</text:p>
          </table:table-cell>
          <table:table-cell table:style-name="ce93"/>
          <table:table-cell ns41:value-type="string" table:style-name="ce93" office:value-type="string">
            <text:p>Den Brink</text:p>
          </table:table-cell>
          <table:table-cell table:style-name="ce36"/>
          <table:table-cell table:style-name="ce23"/>
          <table:table-cell ns41:value-type="float" table:style-name="ce42" office:value="46" office:value-type="float">
            <text:p>46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office:value="93" table:style-name="ce94" table:number-columns-repeated="2" office:value-type="float">
            <text:p>93</text:p>
          </table:table-cell>
          <table:table-cell table:style-name="ce94" table:number-columns-repeated="2"/>
          <table:table-cell ns41:value-type="float" office:value="93" table:style-name="ce94" table:number-columns-repeated="2" office:value-type="float">
            <text:p>93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11" office:value-type="float">
            <text:p>11</text:p>
          </table:table-cell>
          <table:table-cell ns41:value-type="float" table:style-name="ce56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F</text:p>
          </table:table-cell>
          <table:table-cell table:style-name="ce93"/>
          <table:table-cell ns41:value-type="string" table:style-name="ce93" office:value-type="string">
            <text:p>Liederholthuis</text:p>
          </table:table-cell>
          <table:table-cell table:style-name="ce36"/>
          <table:table-cell table:style-name="ce23"/>
          <table:table-cell ns41:value-type="float" table:style-name="ce42" office:value="46" office:value-type="float">
            <text:p>46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98" office:value-type="float">
            <text:p>98</text:p>
          </table:table-cell>
          <table:table-cell ns41:value-type="float" table:style-name="ce94" office:value="105" office:value-type="float">
            <text:p>105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99" office:value-type="float">
            <text:p>99</text:p>
          </table:table-cell>
          <table:table-cell ns41:value-type="float" table:style-name="ce94" office:value="107" office:value-type="float">
            <text:p>107</text:p>
          </table:table-cell>
          <table:table-cell ns41:value-type="float" table:style-name="ce94" office:value="1" office:value-type="float">
            <text:p>1</text:p>
          </table:table-cell>
          <table:table-cell table:style-name="ce95"/>
          <table:table-cell ns41:value-type="float" table:style-name="ce56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G</text:p>
          </table:table-cell>
          <table:table-cell table:style-name="ce93"/>
          <table:table-cell ns41:value-type="string" table:style-name="ce93" office:value-type="string">
            <text:p>Den Alerdinck</text:p>
          </table:table-cell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38" office:value-type="float">
            <text:p>38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00" office:value-type="float">
            <text:p>100</text:p>
          </table:table-cell>
          <table:table-cell ns41:value-type="float" table:style-name="ce94" office:value="98" office:value-type="float">
            <text:p>9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04" office:value-type="float">
            <text:p>104</text:p>
          </table:table-cell>
          <table:table-cell ns41:value-type="float" table:style-name="ce94" office:value="100" office:value-type="float">
            <text:p>100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2" office:value-type="float">
            <text:p>2</text:p>
          </table:table-cell>
          <table:table-cell table:style-name="ce94" table:number-columns-repeated="6"/>
          <table:table-cell ns41:value-type="float" table:style-name="ce94" office:value="5" office:value-type="float">
            <text:p>5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H</text:p>
          </table:table-cell>
          <table:table-cell table:style-name="ce93"/>
          <table:table-cell ns41:value-type="string" table:style-name="ce93" office:value-type="string">
            <text:p>Zandsteeg</text:p>
          </table:table-cell>
          <table:table-cell table:style-name="ce36"/>
          <table:table-cell table:style-name="ce23"/>
          <table:table-cell ns41:value-type="float" table:style-name="ce42" office:value="22" office:value-type="float">
            <text:p>22</text:p>
          </table:table-cell>
          <table:table-cell table:style-name="ce94" table:number-columns-repeated="4"/>
          <table:table-cell ns41:value-type="float" table:style-name="ce94" office:value="64" office:value-type="float">
            <text:p>64</text:p>
          </table:table-cell>
          <table:table-cell ns41:value-type="float" table:style-name="ce94" office:value="56" office:value-type="float">
            <text:p>56</text:p>
          </table:table-cell>
          <table:table-cell table:style-name="ce94"/>
          <table:table-cell ns41:value-type="float" table:style-name="ce94" office:value="3" office:value-type="float">
            <text:p>3</text:p>
          </table:table-cell>
          <table:table-cell ns41:value-type="float" table:style-name="ce94" office:value="64" office:value-type="float">
            <text:p>64</text:p>
          </table:table-cell>
          <table:table-cell ns41:value-type="float" table:style-name="ce94" office:value="59" office:value-type="float">
            <text:p>59</text:p>
          </table:table-cell>
          <table:table-cell ns41:value-type="float" table:style-name="ce94" office:value="3" office:value-type="float">
            <text:p>3</text:p>
          </table:table-cell>
          <table:table-cell table:style-name="ce95"/>
          <table:table-cell ns41:value-type="float" table:style-name="ce56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</text:p>
          </table:table-cell>
          <table:table-cell table:style-name="ce93"/>
          <table:table-cell ns41:value-type="string" table:style-name="ce93" office:value-type="string">
            <text:p>t Moer</text:p>
          </table:table-cell>
          <table:table-cell table:style-name="ce36"/>
          <table:table-cell table:style-name="ce23"/>
          <table:table-cell ns41:value-type="float" table:style-name="ce42" office:value="53" office:value-type="float">
            <text:p>53</text:p>
          </table:table-cell>
          <table:table-cell table:style-name="ce94" table:number-columns-repeated="4"/>
          <table:table-cell ns41:value-type="float" table:style-name="ce94" office:value="149" office:value-type="float">
            <text:p>149</text:p>
          </table:table-cell>
          <table:table-cell ns41:value-type="float" table:style-name="ce94" office:value="130" office:value-type="float">
            <text:p>130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51" office:value-type="float">
            <text:p>151</text:p>
          </table:table-cell>
          <table:table-cell ns41:value-type="float" table:style-name="ce94" office:value="135" office:value-type="float">
            <text:p>135</text:p>
          </table:table-cell>
          <table:table-cell table:style-name="ce94"/>
          <table:table-cell ns41:value-type="float" table:style-name="ce95" office:value="1" office:value-type="float">
            <text:p>1</text:p>
          </table:table-cell>
          <table:table-cell ns41:value-type="float" table:style-name="ce56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K</text:p>
          </table:table-cell>
          <table:table-cell table:style-name="ce93"/>
          <table:table-cell ns41:value-type="string" table:style-name="ce93" office:value-type="string">
            <text:p>Veldhoek</text:p>
          </table:table-cell>
          <table:table-cell table:style-name="ce36"/>
          <table:table-cell table:style-name="ce23"/>
          <table:table-cell ns41:value-type="float" table:style-name="ce42" office:value="27" office:value-type="float">
            <text:p>27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88" office:value-type="float">
            <text:p>88</text:p>
          </table:table-cell>
          <table:table-cell ns41:value-type="float" table:style-name="ce94" office:value="71" office:value-type="float">
            <text:p>71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88" office:value-type="float">
            <text:p>88</text:p>
          </table:table-cell>
          <table:table-cell ns41:value-type="float" table:style-name="ce94" office:value="72" office:value-type="float">
            <text:p>7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93" office:value-type="float">
            <text:p>93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235" office:value-type="float">
            <text:p>235</text:p>
          </table:table-cell>
          <table:table-cell ns41:value-type="float" table:style-name="ce94" office:value="205" office:value-type="float">
            <text:p>205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43" office:value-type="float">
            <text:p>243</text:p>
          </table:table-cell>
          <table:table-cell ns41:value-type="float" table:style-name="ce94" office:value="206" office:value-type="float">
            <text:p>206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5" office:value="8" office:value-type="float">
            <text:p>8</text:p>
          </table:table-cell>
          <table:table-cell ns41:value-type="float" table:style-name="ce56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320" office:value-type="float">
            <text:p>320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2"/>
          <table:table-cell ns41:value-type="float" table:style-name="ce94" office:value="2" office:value-type="float">
            <text:p>2</text:p>
          </table:table-cell>
          <table:table-cell ns41:value-type="float" table:style-name="ce94" office:value="826" office:value-type="float">
            <text:p>826</text:p>
          </table:table-cell>
          <table:table-cell ns41:value-type="float" table:style-name="ce94" office:value="744" office:value-type="float">
            <text:p>744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841" office:value-type="float">
            <text:p>841</text:p>
          </table:table-cell>
          <table:table-cell ns41:value-type="float" table:style-name="ce94" office:value="761" office:value-type="float">
            <text:p>761</text:p>
          </table:table-cell>
          <table:table-cell ns41:value-type="float" table:style-name="ce94" office:value="21" office:value-type="float">
            <text:p>21</text:p>
          </table:table-cell>
          <table:table-cell ns41:value-type="float" table:style-name="ce95" office:value="24" office:value-type="float">
            <text:p>24</text:p>
          </table:table-cell>
          <table:table-cell ns41:value-type="float" table:style-name="ce56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413" office:value-type="float">
            <text:p>413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2"/>
          <table:table-cell ns41:value-type="float" table:style-name="ce94" office:value="2" office:value-type="float">
            <text:p>2</text:p>
          </table:table-cell>
          <table:table-cell ns41:value-type="float" table:style-name="ce94" office:value="1061" office:value-type="float">
            <text:p>1061</text:p>
          </table:table-cell>
          <table:table-cell ns41:value-type="float" table:style-name="ce94" office:value="949" office:value-type="float">
            <text:p>949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4" office:value="1084" office:value-type="float">
            <text:p>1084</text:p>
          </table:table-cell>
          <table:table-cell ns41:value-type="float" table:style-name="ce94" office:value="967" office:value-type="float">
            <text:p>967</text:p>
          </table:table-cell>
          <table:table-cell ns41:value-type="float" table:style-name="ce94" office:value="29" office:value-type="float">
            <text:p>29</text:p>
          </table:table-cell>
          <table:table-cell ns41:value-type="float" table:style-name="ce95" office:value="32" office:value-type="float">
            <text:p>32</text:p>
          </table:table-cell>
          <table:table-cell ns41:value-type="float" table:style-name="ce56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Pers</text:p>
          </table:table-cell>
          <table:table-cell table:style-name="ce93" table:number-columns-repeated="3"/>
          <table:table-cell table:style-name="ce36"/>
          <table:table-cell table:style-name="ce23"/>
          <table:table-cell table:style-name="ce42"/>
          <table:table-cell table:style-name="ce94" table:number-columns-repeated="6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table:style-name="ce95"/>
          <table:table-cell ns41:value-type="float" table:style-name="ce56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A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413" office:value-type="float">
            <text:p>413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2"/>
          <table:table-cell ns41:value-type="float" table:style-name="ce94" office:value="2" office:value-type="float">
            <text:p>2</text:p>
          </table:table-cell>
          <table:table-cell ns41:value-type="float" table:style-name="ce94" office:value="1061" office:value-type="float">
            <text:p>1061</text:p>
          </table:table-cell>
          <table:table-cell ns41:value-type="float" table:style-name="ce94" office:value="949" office:value-type="float">
            <text:p>949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4" office:value="1085" office:value-type="float">
            <text:p>1085</text:p>
          </table:table-cell>
          <table:table-cell ns41:value-type="float" table:style-name="ce94" office:value="967" office:value-type="float">
            <text:p>967</text:p>
          </table:table-cell>
          <table:table-cell ns41:value-type="float" table:style-name="ce94" office:value="29" office:value-type="float">
            <text:p>29</text:p>
          </table:table-cell>
          <table:table-cell ns41:value-type="float" table:style-name="ce95" office:value="32" office:value-type="float">
            <text:p>32</text:p>
          </table:table-cell>
          <table:table-cell ns41:value-type="float" table:style-name="ce56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table-cell ns41:value-type="string" table:number-rows-spanned="15" table:style-name="ce8" table:number-columns-spanned="1" office:value-type="string">
            <text:p>Hellendoorn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A</text:p>
          </table:table-cell>
          <table:table-cell ns41:value-type="string" table:style-name="ce93" office:value-type="string">
            <text:p>Dorp</text:p>
          </table:table-cell>
          <table:table-cell table:style-name="ce93"/>
          <table:table-cell table:style-name="ce36"/>
          <table:table-cell table:style-name="ce23"/>
          <table:table-cell ns41:value-type="float" table:style-name="ce42" office:value="105" office:value-type="float">
            <text:p>105</text:p>
          </table:table-cell>
          <table:table-cell ns41:value-type="float" table:style-name="ce94" office:value="12" office:value-type="float">
            <text:p>12</text:p>
          </table:table-cell>
          <table:table-cell table:style-name="ce94" table:number-columns-repeated="3"/>
          <table:table-cell ns41:value-type="float" table:style-name="ce94" office:value="238" office:value-type="float">
            <text:p>238</text:p>
          </table:table-cell>
          <table:table-cell ns41:value-type="float" table:style-name="ce94" office:value="256" office:value-type="float">
            <text:p>256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247" office:value-type="float">
            <text:p>247</text:p>
          </table:table-cell>
          <table:table-cell ns41:value-type="float" table:style-name="ce94" office:value="266" office:value-type="float">
            <text:p>266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5" office:value="10" office:value-type="float">
            <text:p>10</text:p>
          </table:table-cell>
          <table:table-cell ns41:value-type="float" table:style-name="ce56" office:value="163" office:value-type="float">
            <text:p>163</text:p>
          </table:table-cell>
          <table:table-cell ns41:value-type="float" table:style-name="ce63" office:value="10806" office:value-type="float">
            <text:p>10806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A</text:p>
          </table:table-cell>
          <table:table-cell ns41:value-type="string" table:style-name="ce93" office:value-type="string">
            <text:p>Dorp</text:p>
          </table:table-cell>
          <table:table-cell table:style-name="ce93"/>
          <table:table-cell table:style-name="ce36"/>
          <table:table-cell table:style-name="ce23"/>
          <table:table-cell ns41:value-type="float" table:style-name="ce42" office:value="70" office:value-type="float">
            <text:p>70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77" office:value-type="float">
            <text:p>177</text:p>
          </table:table-cell>
          <table:table-cell ns41:value-type="float" table:style-name="ce94" office:value="163" office:value-type="float">
            <text:p>163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80" office:value-type="float">
            <text:p>180</text:p>
          </table:table-cell>
          <table:table-cell ns41:value-type="float" table:style-name="ce94" office:value="165" office:value-type="float">
            <text:p>165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63" office:value-type="float">
            <text:p>163</text:p>
          </table:table-cell>
          <table:table-cell ns41:value-type="float" table:style-name="ce63" office:value="10806" office:value-type="float">
            <text:p>10806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B</text:p>
          </table:table-cell>
          <table:table-cell table:style-name="ce93"/>
          <table:table-cell ns41:value-type="string" table:style-name="ce93" office:value-type="string">
            <text:p>Noetsele en Nijverdal</text:p>
          </table:table-cell>
          <table:table-cell table:style-name="ce36"/>
          <table:table-cell table:style-name="ce23"/>
          <table:table-cell ns41:value-type="float" table:style-name="ce42" office:value="441" office:value-type="float">
            <text:p>441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1081" office:value-type="float">
            <text:p>1081</text:p>
          </table:table-cell>
          <table:table-cell ns41:value-type="float" table:style-name="ce94" office:value="1080" office:value-type="float">
            <text:p>1080</text:p>
          </table:table-cell>
          <table:table-cell ns41:value-type="float" table:style-name="ce94" office:value="32" office:value-type="float">
            <text:p>32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1113" office:value-type="float">
            <text:p>1113</text:p>
          </table:table-cell>
          <table:table-cell ns41:value-type="float" table:style-name="ce94" office:value="1097" office:value-type="float">
            <text:p>1097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5" office:value="30" office:value-type="float">
            <text:p>30</text:p>
          </table:table-cell>
          <table:table-cell ns41:value-type="float" table:style-name="ce56" office:value="163" office:value-type="float">
            <text:p>163</text:p>
          </table:table-cell>
          <table:table-cell ns41:value-type="float" table:style-name="ce63" office:value="10806" office:value-type="float">
            <text:p>10806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C</text:p>
          </table:table-cell>
          <table:table-cell table:style-name="ce93"/>
          <table:table-cell ns41:value-type="string" table:style-name="ce93" office:value-type="string">
            <text:p>Haarle</text:p>
          </table:table-cell>
          <table:table-cell table:style-name="ce36"/>
          <table:table-cell table:style-name="ce23"/>
          <table:table-cell ns41:value-type="float" table:style-name="ce42" office:value="154" office:value-type="float">
            <text:p>154</text:p>
          </table:table-cell>
          <table:table-cell table:style-name="ce94" table:number-columns-repeated="4"/>
          <table:table-cell ns41:value-type="float" table:style-name="ce94" office:value="419" office:value-type="float">
            <text:p>419</text:p>
          </table:table-cell>
          <table:table-cell ns41:value-type="float" table:style-name="ce94" office:value="324" office:value-type="float">
            <text:p>324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428" office:value-type="float">
            <text:p>428</text:p>
          </table:table-cell>
          <table:table-cell ns41:value-type="float" table:style-name="ce94" office:value="330" office:value-type="float">
            <text:p>330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63" office:value-type="float">
            <text:p>163</text:p>
          </table:table-cell>
          <table:table-cell ns41:value-type="float" table:style-name="ce63" office:value="10806" office:value-type="float">
            <text:p>10806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D</text:p>
          </table:table-cell>
          <table:table-cell table:style-name="ce93"/>
          <table:table-cell ns41:value-type="string" table:style-name="ce93" office:value-type="string">
            <text:p>Eelen, Rhaan en Schuilenburg</text:p>
          </table:table-cell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89" office:value-type="float">
            <text:p>89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219" office:value-type="float">
            <text:p>219</text:p>
          </table:table-cell>
          <table:table-cell ns41:value-type="float" table:style-name="ce94" office:value="216" office:value-type="float">
            <text:p>216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30" office:value-type="float">
            <text:p>230</text:p>
          </table:table-cell>
          <table:table-cell ns41:value-type="float" table:style-name="ce94" office:value="220" office:value-type="float">
            <text:p>220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7" office:value-type="float">
            <text:p>7</text:p>
          </table:table-cell>
          <table:table-cell ns41:value-type="float" table:style-name="ce56" office:value="163" office:value-type="float">
            <text:p>163</text:p>
          </table:table-cell>
          <table:table-cell ns41:value-type="float" table:style-name="ce63" office:value="10806" office:value-type="float">
            <text:p>10806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4" office:value-type="float">
            <text:p>4</text:p>
          </table:table-cell>
          <table:table-cell table:style-name="ce94" table:number-columns-repeated="6"/>
          <table:table-cell ns41:value-type="float" table:style-name="ce94" office:value="8" office:value-type="float">
            <text:p>8</text:p>
          </table:table-cell>
          <table:table-cell ns41:value-type="float" table:style-name="ce95" office:value="10" office:value-type="float">
            <text:p>10</text:p>
          </table:table-cell>
          <table:table-cell ns41:value-type="float" table:style-name="ce56" office:value="163" office:value-type="float">
            <text:p>163</text:p>
          </table:table-cell>
          <table:table-cell ns41:value-type="float" table:style-name="ce63" office:value="10806" office:value-type="float">
            <text:p>10806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E</text:p>
          </table:table-cell>
          <table:table-cell table:style-name="ce93"/>
          <table:table-cell ns41:value-type="string" table:style-name="ce93" office:value-type="string">
            <text:p>Egedé</text:p>
          </table:table-cell>
          <table:table-cell table:style-name="ce36"/>
          <table:table-cell table:style-name="ce23"/>
          <table:table-cell ns41:value-type="float" table:style-name="ce42" office:value="31" office:value-type="float">
            <text:p>31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83" office:value-type="float">
            <text:p>83</text:p>
          </table:table-cell>
          <table:table-cell ns41:value-type="float" table:style-name="ce94" office:value="81" office:value-type="float">
            <text:p>81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90" office:value-type="float">
            <text:p>90</text:p>
          </table:table-cell>
          <table:table-cell ns41:value-type="float" table:style-name="ce94" office:value="85" office:value-type="float">
            <text:p>85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63" office:value-type="float">
            <text:p>163</text:p>
          </table:table-cell>
          <table:table-cell ns41:value-type="float" table:style-name="ce63" office:value="10806" office:value-type="float">
            <text:p>10806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F</text:p>
          </table:table-cell>
          <table:table-cell table:style-name="ce93"/>
          <table:table-cell ns41:value-type="string" table:style-name="ce93" office:value-type="string">
            <text:p>Marle</text:p>
          </table:table-cell>
          <table:table-cell table:style-name="ce36"/>
          <table:table-cell table:style-name="ce23"/>
          <table:table-cell ns41:value-type="float" table:style-name="ce42" office:value="89" office:value-type="float">
            <text:p>89</text:p>
          </table:table-cell>
          <table:table-cell table:style-name="ce94" table:number-columns-repeated="4"/>
          <table:table-cell ns41:value-type="float" table:style-name="ce94" office:value="243" office:value-type="float">
            <text:p>243</text:p>
          </table:table-cell>
          <table:table-cell ns41:value-type="float" table:style-name="ce94" office:value="205" office:value-type="float">
            <text:p>205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50" office:value-type="float">
            <text:p>250</text:p>
          </table:table-cell>
          <table:table-cell ns41:value-type="float" table:style-name="ce94" office:value="210" office:value-type="float">
            <text:p>210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5" office:value="6" office:value-type="float">
            <text:p>6</text:p>
          </table:table-cell>
          <table:table-cell ns41:value-type="float" table:style-name="ce56" office:value="163" office:value-type="float">
            <text:p>163</text:p>
          </table:table-cell>
          <table:table-cell ns41:value-type="float" table:style-name="ce63" office:value="10806" office:value-type="float">
            <text:p>10806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G</text:p>
          </table:table-cell>
          <table:table-cell table:style-name="ce93"/>
          <table:table-cell ns41:value-type="string" table:style-name="ce93" office:value-type="string">
            <text:p>Daarle en Daarlerveen</text:p>
          </table:table-cell>
          <table:table-cell table:style-name="ce36"/>
          <table:table-cell table:style-name="ce23"/>
          <table:table-cell ns41:value-type="float" table:style-name="ce42" office:value="204" office:value-type="float">
            <text:p>204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525" office:value-type="float">
            <text:p>525</text:p>
          </table:table-cell>
          <table:table-cell ns41:value-type="float" table:style-name="ce94" office:value="491" office:value-type="float">
            <text:p>491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543" office:value-type="float">
            <text:p>543</text:p>
          </table:table-cell>
          <table:table-cell ns41:value-type="float" table:style-name="ce94" office:value="500" office:value-type="float">
            <text:p>500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5" office:value="16" office:value-type="float">
            <text:p>16</text:p>
          </table:table-cell>
          <table:table-cell ns41:value-type="float" table:style-name="ce56" office:value="163" office:value-type="float">
            <text:p>163</text:p>
          </table:table-cell>
          <table:table-cell ns41:value-type="float" table:style-name="ce63" office:value="10806" office:value-type="float">
            <text:p>10806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H</text:p>
          </table:table-cell>
          <table:table-cell table:style-name="ce93"/>
          <table:table-cell ns41:value-type="string" table:style-name="ce93" office:value-type="string">
            <text:p>Hulsen</text:p>
          </table:table-cell>
          <table:table-cell table:style-name="ce36"/>
          <table:table-cell table:style-name="ce23"/>
          <table:table-cell ns41:value-type="float" table:style-name="ce42" office:value="60" office:value-type="float">
            <text:p>60</text:p>
          </table:table-cell>
          <table:table-cell table:style-name="ce94" table:number-columns-repeated="4"/>
          <table:table-cell ns41:value-type="float" table:style-name="ce94" office:value="166" office:value-type="float">
            <text:p>166</text:p>
          </table:table-cell>
          <table:table-cell ns41:value-type="float" table:style-name="ce94" office:value="135" office:value-type="float">
            <text:p>135</text:p>
          </table:table-cell>
          <table:table-cell ns41:value-type="float" office:value="4" table:style-name="ce94" table:number-columns-repeated="2" office:value-type="float">
            <text:p>4</text:p>
          </table:table-cell>
          <table:table-cell ns41:value-type="float" table:style-name="ce94" office:value="170" office:value-type="float">
            <text:p>170</text:p>
          </table:table-cell>
          <table:table-cell ns41:value-type="float" table:style-name="ce94" office:value="139" office:value-type="float">
            <text:p>139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63" office:value-type="float">
            <text:p>163</text:p>
          </table:table-cell>
          <table:table-cell ns41:value-type="float" table:style-name="ce63" office:value="10806" office:value-type="float">
            <text:p>10806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05" office:value-type="float">
            <text:p>105</text:p>
          </table:table-cell>
          <table:table-cell ns41:value-type="float" table:style-name="ce94" office:value="12" office:value-type="float">
            <text:p>12</text:p>
          </table:table-cell>
          <table:table-cell table:style-name="ce94" table:number-columns-repeated="3"/>
          <table:table-cell ns41:value-type="float" table:style-name="ce94" office:value="238" office:value-type="float">
            <text:p>238</text:p>
          </table:table-cell>
          <table:table-cell ns41:value-type="float" table:style-name="ce94" office:value="256" office:value-type="float">
            <text:p>256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247" office:value-type="float">
            <text:p>247</text:p>
          </table:table-cell>
          <table:table-cell ns41:value-type="float" table:style-name="ce94" office:value="266" office:value-type="float">
            <text:p>266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5" office:value="10" office:value-type="float">
            <text:p>10</text:p>
          </table:table-cell>
          <table:table-cell ns41:value-type="float" table:style-name="ce56" office:value="163" office:value-type="float">
            <text:p>163</text:p>
          </table:table-cell>
          <table:table-cell ns41:value-type="float" table:style-name="ce63" office:value="10806" office:value-type="float">
            <text:p>10806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138" office:value-type="float">
            <text:p>1138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4" office:value-type="float">
            <text:p>4</text:p>
          </table:table-cell>
          <table:table-cell ns41:value-type="float" table:style-name="ce94" office:value="2913" office:value-type="float">
            <text:p>2913</text:p>
          </table:table-cell>
          <table:table-cell ns41:value-type="float" table:style-name="ce94" office:value="2695" office:value-type="float">
            <text:p>2695</text:p>
          </table:table-cell>
          <table:table-cell ns41:value-type="float" table:style-name="ce94" office:value="91" office:value-type="float">
            <text:p>91</text:p>
          </table:table-cell>
          <table:table-cell ns41:value-type="float" table:style-name="ce94" office:value="51" office:value-type="float">
            <text:p>51</text:p>
          </table:table-cell>
          <table:table-cell ns41:value-type="float" table:style-name="ce94" office:value="3004" office:value-type="float">
            <text:p>3004</text:p>
          </table:table-cell>
          <table:table-cell ns41:value-type="float" table:style-name="ce94" office:value="2746" office:value-type="float">
            <text:p>2746</text:p>
          </table:table-cell>
          <table:table-cell ns41:value-type="float" table:style-name="ce94" office:value="72" office:value-type="float">
            <text:p>72</text:p>
          </table:table-cell>
          <table:table-cell ns41:value-type="float" table:style-name="ce95" office:value="80" office:value-type="float">
            <text:p>80</text:p>
          </table:table-cell>
          <table:table-cell ns41:value-type="float" table:style-name="ce56" office:value="163" office:value-type="float">
            <text:p>163</text:p>
          </table:table-cell>
          <table:table-cell ns41:value-type="float" table:style-name="ce63" office:value="10806" office:value-type="float">
            <text:p>10806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243" office:value-type="float">
            <text:p>1243</text:p>
          </table:table-cell>
          <table:table-cell ns41:value-type="float" table:style-name="ce94" office:value="38" office:value-type="float">
            <text:p>38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4" office:value-type="float">
            <text:p>4</text:p>
          </table:table-cell>
          <table:table-cell ns41:value-type="float" table:style-name="ce94" office:value="3151" office:value-type="float">
            <text:p>3151</text:p>
          </table:table-cell>
          <table:table-cell ns41:value-type="float" table:style-name="ce94" office:value="2951" office:value-type="float">
            <text:p>2951</text:p>
          </table:table-cell>
          <table:table-cell ns41:value-type="float" table:style-name="ce94" office:value="100" office:value-type="float">
            <text:p>100</text:p>
          </table:table-cell>
          <table:table-cell ns41:value-type="float" table:style-name="ce94" office:value="61" office:value-type="float">
            <text:p>61</text:p>
          </table:table-cell>
          <table:table-cell ns41:value-type="float" table:style-name="ce94" office:value="3251" office:value-type="float">
            <text:p>3251</text:p>
          </table:table-cell>
          <table:table-cell ns41:value-type="float" table:style-name="ce94" office:value="3012" office:value-type="float">
            <text:p>3012</text:p>
          </table:table-cell>
          <table:table-cell ns41:value-type="float" table:style-name="ce94" office:value="88" office:value-type="float">
            <text:p>88</text:p>
          </table:table-cell>
          <table:table-cell ns41:value-type="float" table:style-name="ce95" office:value="90" office:value-type="float">
            <text:p>90</text:p>
          </table:table-cell>
          <table:table-cell ns41:value-type="float" table:style-name="ce56" office:value="163" office:value-type="float">
            <text:p>163</text:p>
          </table:table-cell>
          <table:table-cell ns41:value-type="float" table:style-name="ce63" office:value="10806" office:value-type="float">
            <text:p>10806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Pers</text:p>
          </table:table-cell>
          <table:table-cell table:style-name="ce93" table:number-columns-repeated="3"/>
          <table:table-cell table:style-name="ce36"/>
          <table:table-cell table:style-name="ce23"/>
          <table:table-cell table:style-name="ce42"/>
          <table:table-cell table:style-name="ce94" table:number-columns-repeated="6"/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table:style-name="ce95"/>
          <table:table-cell ns41:value-type="float" table:style-name="ce56" office:value="163" office:value-type="float">
            <text:p>163</text:p>
          </table:table-cell>
          <table:table-cell ns41:value-type="float" table:style-name="ce63" office:value="10806" office:value-type="float">
            <text:p>10806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A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243" office:value-type="float">
            <text:p>1243</text:p>
          </table:table-cell>
          <table:table-cell ns41:value-type="float" table:style-name="ce94" office:value="38" office:value-type="float">
            <text:p>38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4" office:value-type="float">
            <text:p>4</text:p>
          </table:table-cell>
          <table:table-cell ns41:value-type="float" table:style-name="ce94" office:value="3151" office:value-type="float">
            <text:p>3151</text:p>
          </table:table-cell>
          <table:table-cell ns41:value-type="float" table:style-name="ce94" office:value="2951" office:value-type="float">
            <text:p>2951</text:p>
          </table:table-cell>
          <table:table-cell ns41:value-type="float" table:style-name="ce94" office:value="102" office:value-type="float">
            <text:p>102</text:p>
          </table:table-cell>
          <table:table-cell ns41:value-type="float" table:style-name="ce94" office:value="61" office:value-type="float">
            <text:p>61</text:p>
          </table:table-cell>
          <table:table-cell ns41:value-type="float" table:style-name="ce94" office:value="3253" office:value-type="float">
            <text:p>3253</text:p>
          </table:table-cell>
          <table:table-cell ns41:value-type="float" table:style-name="ce94" office:value="3012" office:value-type="float">
            <text:p>3012</text:p>
          </table:table-cell>
          <table:table-cell ns41:value-type="float" table:style-name="ce94" office:value="88" office:value-type="float">
            <text:p>88</text:p>
          </table:table-cell>
          <table:table-cell ns41:value-type="float" table:style-name="ce95" office:value="90" office:value-type="float">
            <text:p>90</text:p>
          </table:table-cell>
          <table:table-cell ns41:value-type="float" table:style-name="ce56" office:value="163" office:value-type="float">
            <text:p>163</text:p>
          </table:table-cell>
          <table:table-cell ns41:value-type="float" table:style-name="ce63" office:value="10806" office:value-type="float">
            <text:p>10806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table-cell ns41:value-type="string" table:number-rows-spanned="14" table:style-name="ce8" table:number-columns-spanned="1" office:value-type="string">
            <text:p>Hengelo</text:p>
          </table:table-cell>
          <table:table-cell ns41:value-type="string" table:style-name="ce93" office:value-type="string">
            <text:p>Kom</text:p>
          </table:table-cell>
          <table:table-cell table:style-name="ce93"/>
          <table:table-cell ns41:value-type="string" table:style-name="ce93" office:value-type="string">
            <text:p>Dorp</text:p>
          </table:table-cell>
          <table:table-cell ns41:value-type="string" table:style-name="ce93" office:value-type="string">
            <text:p>Hengelo</text:p>
          </table:table-cell>
          <table:table-cell table:style-name="ce36"/>
          <table:table-cell table:style-name="ce23"/>
          <table:table-cell ns41:value-type="float" table:style-name="ce42" office:value="566" office:value-type="float">
            <text:p>566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1254" office:value-type="float">
            <text:p>1254</text:p>
          </table:table-cell>
          <table:table-cell ns41:value-type="float" table:style-name="ce94" office:value="1317" office:value-type="float">
            <text:p>1317</text:p>
          </table:table-cell>
          <table:table-cell ns41:value-type="float" table:style-name="ce94" office:value="44" office:value-type="float">
            <text:p>44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94" office:value="1298" office:value-type="float">
            <text:p>1298</text:p>
          </table:table-cell>
          <table:table-cell ns41:value-type="float" table:style-name="ce94" office:value="1345" office:value-type="float">
            <text:p>1345</text:p>
          </table:table-cell>
          <table:table-cell ns41:value-type="float" table:style-name="ce94" office:value="33" office:value-type="float">
            <text:p>33</text:p>
          </table:table-cell>
          <table:table-cell ns41:value-type="float" table:style-name="ce95" office:value="36" office:value-type="float">
            <text:p>36</text:p>
          </table:table-cell>
          <table:table-cell ns41:value-type="float" table:style-name="ce56" office:value="164" office:value-type="float">
            <text:p>164</text:p>
          </table:table-cell>
          <table:table-cell ns41:value-type="float" table:style-name="ce63" office:value="10907" office:value-type="float">
            <text:p>109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2"/>
          <table:table-cell ns41:value-type="string" table:style-name="ce93" office:value-type="string">
            <text:p>Buurtschap</text:p>
          </table:table-cell>
          <table:table-cell ns41:value-type="string" table:style-name="ce93" office:value-type="string">
            <text:p>Ring</text:p>
          </table:table-cell>
          <table:table-cell table:style-name="ce36"/>
          <table:table-cell table:style-name="ce23"/>
          <table:table-cell ns41:value-type="float" table:style-name="ce42" office:value="301" office:value-type="float">
            <text:p>301</text:p>
          </table:table-cell>
          <table:table-cell ns41:value-type="float" office:value="3" table:style-name="ce94" table:number-columns-repeated="2" office:value-type="float">
            <text:p>3</text:p>
          </table:table-cell>
          <table:table-cell table:style-name="ce94" table:number-columns-repeated="2"/>
          <table:table-cell ns41:value-type="float" table:style-name="ce94" office:value="682" office:value-type="float">
            <text:p>682</text:p>
          </table:table-cell>
          <table:table-cell ns41:value-type="float" table:style-name="ce94" office:value="704" office:value-type="float">
            <text:p>704</text:p>
          </table:table-cell>
          <table:table-cell ns41:value-type="float" table:style-name="ce94" office:value="33" office:value-type="float">
            <text:p>33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715" office:value-type="float">
            <text:p>715</text:p>
          </table:table-cell>
          <table:table-cell ns41:value-type="float" table:style-name="ce94" office:value="719" office:value-type="float">
            <text:p>719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5" office:value="6" office:value-type="float">
            <text:p>6</text:p>
          </table:table-cell>
          <table:table-cell ns41:value-type="float" table:style-name="ce56" office:value="164" office:value-type="float">
            <text:p>164</text:p>
          </table:table-cell>
          <table:table-cell ns41:value-type="float" table:style-name="ce63" office:value="10907" office:value-type="float">
            <text:p>109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Groot-Driene</text:p>
          </table:table-cell>
          <table:table-cell table:style-name="ce36"/>
          <table:table-cell table:style-name="ce23"/>
          <table:table-cell ns41:value-type="float" table:style-name="ce42" office:value="95" office:value-type="float">
            <text:p>95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226" office:value-type="float">
            <text:p>226</text:p>
          </table:table-cell>
          <table:table-cell ns41:value-type="float" table:style-name="ce94" office:value="228" office:value-type="float">
            <text:p>228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3" office:value-type="float">
            <text:p>3</text:p>
          </table:table-cell>
          <table:table-cell ns41:value-type="float" office:value="231" table:style-name="ce94" table:number-columns-repeated="2" office:value-type="float">
            <text:p>231</text:p>
          </table:table-cell>
          <table:table-cell table:style-name="ce94"/>
          <table:table-cell ns41:value-type="float" table:style-name="ce95" office:value="4" office:value-type="float">
            <text:p>4</text:p>
          </table:table-cell>
          <table:table-cell ns41:value-type="float" table:style-name="ce56" office:value="164" office:value-type="float">
            <text:p>164</text:p>
          </table:table-cell>
          <table:table-cell ns41:value-type="float" table:style-name="ce63" office:value="10907" office:value-type="float">
            <text:p>109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table:style-name="ce93"/>
          <table:table-cell ns41:value-type="string" table:style-name="ce93" office:value-type="string">
            <text:p>Buurtschap</text:p>
          </table:table-cell>
          <table:table-cell ns41:value-type="string" table:style-name="ce93" office:value-type="string">
            <text:p>Ring</text:p>
          </table:table-cell>
          <table:table-cell table:style-name="ce36"/>
          <table:table-cell table:style-name="ce23"/>
          <table:table-cell ns41:value-type="float" table:style-name="ce42" office:value="329" office:value-type="float">
            <text:p>329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1131" office:value-type="float">
            <text:p>1131</text:p>
          </table:table-cell>
          <table:table-cell ns41:value-type="float" table:style-name="ce94" office:value="1101" office:value-type="float">
            <text:p>1101</text:p>
          </table:table-cell>
          <table:table-cell ns41:value-type="float" table:style-name="ce94" office:value="33" office:value-type="float">
            <text:p>33</text:p>
          </table:table-cell>
          <table:table-cell ns41:value-type="float" table:style-name="ce94" office:value="21" office:value-type="float">
            <text:p>21</text:p>
          </table:table-cell>
          <table:table-cell ns41:value-type="float" table:style-name="ce94" office:value="1164" office:value-type="float">
            <text:p>1164</text:p>
          </table:table-cell>
          <table:table-cell ns41:value-type="float" table:style-name="ce94" office:value="1122" office:value-type="float">
            <text:p>1122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5" office:value="24" office:value-type="float">
            <text:p>24</text:p>
          </table:table-cell>
          <table:table-cell ns41:value-type="float" table:style-name="ce56" office:value="164" office:value-type="float">
            <text:p>164</text:p>
          </table:table-cell>
          <table:table-cell ns41:value-type="float" table:style-name="ce63" office:value="10907" office:value-type="float">
            <text:p>109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Woolde</text:p>
          </table:table-cell>
          <table:table-cell table:style-name="ce36"/>
          <table:table-cell table:style-name="ce23"/>
          <table:table-cell ns41:value-type="float" table:style-name="ce42" office:value="484" office:value-type="float">
            <text:p>48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817" office:value-type="float">
            <text:p>817</text:p>
          </table:table-cell>
          <table:table-cell ns41:value-type="float" table:style-name="ce94" office:value="747" office:value-type="float">
            <text:p>747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4" office:value="834" office:value-type="float">
            <text:p>834</text:p>
          </table:table-cell>
          <table:table-cell ns41:value-type="float" table:style-name="ce94" office:value="770" office:value-type="float">
            <text:p>770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5" office:value="21" office:value-type="float">
            <text:p>21</text:p>
          </table:table-cell>
          <table:table-cell ns41:value-type="float" table:style-name="ce56" office:value="164" office:value-type="float">
            <text:p>164</text:p>
          </table:table-cell>
          <table:table-cell ns41:value-type="float" table:style-name="ce63" office:value="10907" office:value-type="float">
            <text:p>109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Beckum</text:p>
          </table:table-cell>
          <table:table-cell table:style-name="ce36"/>
          <table:table-cell table:style-name="ce23"/>
          <table:table-cell ns41:value-type="float" table:style-name="ce42" office:value="51" office:value-type="float">
            <text:p>51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24" office:value-type="float">
            <text:p>124</text:p>
          </table:table-cell>
          <table:table-cell ns41:value-type="float" table:style-name="ce94" office:value="144" office:value-type="float">
            <text:p>144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133" office:value-type="float">
            <text:p>133</text:p>
          </table:table-cell>
          <table:table-cell ns41:value-type="float" table:style-name="ce94" office:value="158" office:value-type="float">
            <text:p>158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64" office:value-type="float">
            <text:p>164</text:p>
          </table:table-cell>
          <table:table-cell ns41:value-type="float" table:style-name="ce63" office:value="10907" office:value-type="float">
            <text:p>109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Oele</text:p>
          </table:table-cell>
          <table:table-cell table:style-name="ce36"/>
          <table:table-cell table:style-name="ce23"/>
          <table:table-cell ns41:value-type="float" table:style-name="ce42" office:value="73" office:value-type="float">
            <text:p>73</text:p>
          </table:table-cell>
          <table:table-cell table:style-name="ce94" table:number-columns-repeated="4"/>
          <table:table-cell ns41:value-type="float" table:style-name="ce94" office:value="211" office:value-type="float">
            <text:p>211</text:p>
          </table:table-cell>
          <table:table-cell ns41:value-type="float" table:style-name="ce94" office:value="178" office:value-type="float">
            <text:p>178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224" office:value-type="float">
            <text:p>224</text:p>
          </table:table-cell>
          <table:table-cell ns41:value-type="float" table:style-name="ce94" office:value="187" office:value-type="float">
            <text:p>187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64" office:value-type="float">
            <text:p>164</text:p>
          </table:table-cell>
          <table:table-cell ns41:value-type="float" table:style-name="ce63" office:value="10907" office:value-type="float">
            <text:p>109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Groot-Driene</text:p>
          </table:table-cell>
          <table:table-cell table:style-name="ce36"/>
          <table:table-cell table:style-name="ce23"/>
          <table:table-cell ns41:value-type="float" table:style-name="ce42" office:value="141" office:value-type="float">
            <text:p>141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office:value="328" table:style-name="ce94" table:number-columns-repeated="2" office:value-type="float">
            <text:p>328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338" office:value-type="float">
            <text:p>338</text:p>
          </table:table-cell>
          <table:table-cell ns41:value-type="float" table:style-name="ce94" office:value="348" office:value-type="float">
            <text:p>34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7" office:value-type="float">
            <text:p>7</text:p>
          </table:table-cell>
          <table:table-cell ns41:value-type="float" table:style-name="ce56" office:value="164" office:value-type="float">
            <text:p>164</text:p>
          </table:table-cell>
          <table:table-cell ns41:value-type="float" table:style-name="ce63" office:value="10907" office:value-type="float">
            <text:p>109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Klein-Driene</text:p>
          </table:table-cell>
          <table:table-cell table:style-name="ce36"/>
          <table:table-cell table:style-name="ce23"/>
          <table:table-cell ns41:value-type="float" table:style-name="ce42" office:value="84" office:value-type="float">
            <text:p>84</text:p>
          </table:table-cell>
          <table:table-cell table:style-name="ce94" table:number-columns-repeated="4"/>
          <table:table-cell ns41:value-type="float" office:value="221" table:style-name="ce94" table:number-columns-repeated="2" office:value-type="float">
            <text:p>221</text:p>
          </table:table-cell>
          <table:table-cell ns41:value-type="float" table:style-name="ce94" office:value="4" office:value-type="float">
            <text:p>4</text:p>
          </table:table-cell>
          <table:table-cell table:style-name="ce94"/>
          <table:table-cell ns41:value-type="float" table:style-name="ce94" office:value="225" office:value-type="float">
            <text:p>225</text:p>
          </table:table-cell>
          <table:table-cell ns41:value-type="float" table:style-name="ce94" office:value="221" office:value-type="float">
            <text:p>22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64" office:value-type="float">
            <text:p>164</text:p>
          </table:table-cell>
          <table:table-cell ns41:value-type="float" table:style-name="ce63" office:value="10907" office:value-type="float">
            <text:p>109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962" office:value-type="float">
            <text:p>962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2"/>
          <table:table-cell ns41:value-type="float" table:style-name="ce94" office:value="2162" office:value-type="float">
            <text:p>2162</text:p>
          </table:table-cell>
          <table:table-cell ns41:value-type="float" table:style-name="ce94" office:value="2249" office:value-type="float">
            <text:p>2249</text:p>
          </table:table-cell>
          <table:table-cell ns41:value-type="float" table:style-name="ce94" office:value="82" office:value-type="float">
            <text:p>82</text:p>
          </table:table-cell>
          <table:table-cell ns41:value-type="float" table:style-name="ce94" office:value="46" office:value-type="float">
            <text:p>46</text:p>
          </table:table-cell>
          <table:table-cell ns41:value-type="float" table:style-name="ce94" office:value="2244" office:value-type="float">
            <text:p>2244</text:p>
          </table:table-cell>
          <table:table-cell ns41:value-type="float" table:style-name="ce94" office:value="2295" office:value-type="float">
            <text:p>2295</text:p>
          </table:table-cell>
          <table:table-cell ns41:value-type="float" table:style-name="ce94" office:value="41" office:value-type="float">
            <text:p>41</text:p>
          </table:table-cell>
          <table:table-cell ns41:value-type="float" table:style-name="ce95" office:value="46" office:value-type="float">
            <text:p>46</text:p>
          </table:table-cell>
          <table:table-cell ns41:value-type="float" table:style-name="ce56" office:value="164" office:value-type="float">
            <text:p>164</text:p>
          </table:table-cell>
          <table:table-cell ns41:value-type="float" table:style-name="ce63" office:value="10907" office:value-type="float">
            <text:p>109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162" office:value-type="float">
            <text:p>1162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2"/>
          <table:table-cell ns41:value-type="float" table:style-name="ce94" office:value="2832" office:value-type="float">
            <text:p>2832</text:p>
          </table:table-cell>
          <table:table-cell ns41:value-type="float" table:style-name="ce94" office:value="2719" office:value-type="float">
            <text:p>2719</text:p>
          </table:table-cell>
          <table:table-cell ns41:value-type="float" table:style-name="ce94" office:value="86" office:value-type="float">
            <text:p>86</text:p>
          </table:table-cell>
          <table:table-cell ns41:value-type="float" table:style-name="ce94" office:value="87" office:value-type="float">
            <text:p>87</text:p>
          </table:table-cell>
          <table:table-cell ns41:value-type="float" table:style-name="ce94" office:value="2918" office:value-type="float">
            <text:p>2918</text:p>
          </table:table-cell>
          <table:table-cell ns41:value-type="float" table:style-name="ce94" office:value="2806" office:value-type="float">
            <text:p>2806</text:p>
          </table:table-cell>
          <table:table-cell ns41:value-type="float" table:style-name="ce94" office:value="41" office:value-type="float">
            <text:p>41</text:p>
          </table:table-cell>
          <table:table-cell ns41:value-type="float" table:style-name="ce95" office:value="63" office:value-type="float">
            <text:p>63</text:p>
          </table:table-cell>
          <table:table-cell ns41:value-type="float" table:style-name="ce56" office:value="164" office:value-type="float">
            <text:p>164</text:p>
          </table:table-cell>
          <table:table-cell ns41:value-type="float" table:style-name="ce63" office:value="10907" office:value-type="float">
            <text:p>109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2124" office:value-type="float">
            <text:p>2124</text:p>
          </table:table-cell>
          <table:table-cell ns41:value-type="float" table:style-name="ce94" office:value="41" office:value-type="float">
            <text:p>41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2"/>
          <table:table-cell ns41:value-type="float" table:style-name="ce94" office:value="4994" office:value-type="float">
            <text:p>4994</text:p>
          </table:table-cell>
          <table:table-cell ns41:value-type="float" table:style-name="ce94" office:value="4968" office:value-type="float">
            <text:p>4968</text:p>
          </table:table-cell>
          <table:table-cell ns41:value-type="float" table:style-name="ce94" office:value="168" office:value-type="float">
            <text:p>168</text:p>
          </table:table-cell>
          <table:table-cell ns41:value-type="float" table:style-name="ce94" office:value="133" office:value-type="float">
            <text:p>133</text:p>
          </table:table-cell>
          <table:table-cell ns41:value-type="float" table:style-name="ce94" office:value="5162" office:value-type="float">
            <text:p>5162</text:p>
          </table:table-cell>
          <table:table-cell ns41:value-type="float" table:style-name="ce94" office:value="5101" office:value-type="float">
            <text:p>5101</text:p>
          </table:table-cell>
          <table:table-cell ns41:value-type="float" table:style-name="ce94" office:value="82" office:value-type="float">
            <text:p>82</text:p>
          </table:table-cell>
          <table:table-cell ns41:value-type="float" table:style-name="ce95" office:value="109" office:value-type="float">
            <text:p>109</text:p>
          </table:table-cell>
          <table:table-cell ns41:value-type="float" table:style-name="ce56" office:value="164" office:value-type="float">
            <text:p>164</text:p>
          </table:table-cell>
          <table:table-cell ns41:value-type="float" table:style-name="ce63" office:value="10907" office:value-type="float">
            <text:p>109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Pers</text:p>
          </table:table-cell>
          <table:table-cell table:style-name="ce93" table:number-columns-repeated="3"/>
          <table:table-cell table:style-name="ce36"/>
          <table:table-cell table:style-name="ce23"/>
          <table:table-cell table:style-name="ce42"/>
          <table:table-cell table:style-name="ce94" table:number-columns-repeated="6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table:style-name="ce95"/>
          <table:table-cell ns41:value-type="float" table:style-name="ce56" office:value="164" office:value-type="float">
            <text:p>164</text:p>
          </table:table-cell>
          <table:table-cell ns41:value-type="float" table:style-name="ce63" office:value="10907" office:value-type="float">
            <text:p>109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A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2124" office:value-type="float">
            <text:p>2124</text:p>
          </table:table-cell>
          <table:table-cell ns41:value-type="float" table:style-name="ce94" office:value="41" office:value-type="float">
            <text:p>41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2"/>
          <table:table-cell ns41:value-type="float" table:style-name="ce94" office:value="4994" office:value-type="float">
            <text:p>4994</text:p>
          </table:table-cell>
          <table:table-cell ns41:value-type="float" table:style-name="ce94" office:value="4968" office:value-type="float">
            <text:p>4968</text:p>
          </table:table-cell>
          <table:table-cell ns41:value-type="float" table:style-name="ce94" office:value="169" office:value-type="float">
            <text:p>169</text:p>
          </table:table-cell>
          <table:table-cell ns41:value-type="float" table:style-name="ce94" office:value="133" office:value-type="float">
            <text:p>133</text:p>
          </table:table-cell>
          <table:table-cell ns41:value-type="float" table:style-name="ce94" office:value="5163" office:value-type="float">
            <text:p>5163</text:p>
          </table:table-cell>
          <table:table-cell ns41:value-type="float" table:style-name="ce94" office:value="5101" office:value-type="float">
            <text:p>5101</text:p>
          </table:table-cell>
          <table:table-cell ns41:value-type="float" table:style-name="ce94" office:value="82" office:value-type="float">
            <text:p>82</text:p>
          </table:table-cell>
          <table:table-cell ns41:value-type="float" table:style-name="ce95" office:value="109" office:value-type="float">
            <text:p>109</text:p>
          </table:table-cell>
          <table:table-cell ns41:value-type="float" table:style-name="ce56" office:value="164" office:value-type="float">
            <text:p>164</text:p>
          </table:table-cell>
          <table:table-cell ns41:value-type="float" table:style-name="ce63" office:value="10907" office:value-type="float">
            <text:p>109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table-cell ns41:value-type="string" table:number-rows-spanned="10" table:style-name="ce8" table:number-columns-spanned="1" office:value-type="string">
            <text:p>Holten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A</text:p>
          </table:table-cell>
          <table:table-cell ns41:value-type="string" table:style-name="ce93" office:value-type="string">
            <text:p>Dorp</text:p>
          </table:table-cell>
          <table:table-cell table:style-name="ce93"/>
          <table:table-cell table:style-name="ce36"/>
          <table:table-cell table:style-name="ce23"/>
          <table:table-cell ns41:value-type="float" table:style-name="ce42" office:value="141" office:value-type="float">
            <text:p>141</text:p>
          </table:table-cell>
          <table:table-cell ns41:value-type="float" table:style-name="ce94" office:value="12" office:value-type="float">
            <text:p>12</text:p>
          </table:table-cell>
          <table:table-cell table:style-name="ce94" table:number-columns-repeated="3"/>
          <table:table-cell ns41:value-type="float" table:style-name="ce94" office:value="321" office:value-type="float">
            <text:p>321</text:p>
          </table:table-cell>
          <table:table-cell ns41:value-type="float" table:style-name="ce94" office:value="302" office:value-type="float">
            <text:p>302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332" office:value-type="float">
            <text:p>332</text:p>
          </table:table-cell>
          <table:table-cell ns41:value-type="float" table:style-name="ce94" office:value="308" office:value-type="float">
            <text:p>308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5" office:value="18" office:value-type="float">
            <text:p>18</text:p>
          </table:table-cell>
          <table:table-cell ns41:value-type="float" table:style-name="ce56" office:value="165" office:value-type="float">
            <text:p>165</text:p>
          </table:table-cell>
          <table:table-cell ns41:value-type="float" table:style-name="ce63" office:value="11246" office:value-type="float">
            <text:p>112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B</text:p>
          </table:table-cell>
          <table:table-cell ns41:value-type="string" table:style-name="ce93" office:value-type="string">
            <text:p>Buurtschap</text:p>
          </table:table-cell>
          <table:table-cell ns41:value-type="string" table:style-name="ce93" office:value-type="string">
            <text:p>Veerdorp</text:p>
          </table:table-cell>
          <table:table-cell table:style-name="ce36"/>
          <table:table-cell table:style-name="ce23"/>
          <table:table-cell ns41:value-type="float" table:style-name="ce42" office:value="101" office:value-type="float">
            <text:p>101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292" office:value-type="float">
            <text:p>292</text:p>
          </table:table-cell>
          <table:table-cell ns41:value-type="float" table:style-name="ce94" office:value="247" office:value-type="float">
            <text:p>247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297" office:value-type="float">
            <text:p>297</text:p>
          </table:table-cell>
          <table:table-cell ns41:value-type="float" table:style-name="ce94" office:value="253" office:value-type="float">
            <text:p>25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7" office:value-type="float">
            <text:p>7</text:p>
          </table:table-cell>
          <table:table-cell ns41:value-type="float" table:style-name="ce56" office:value="165" office:value-type="float">
            <text:p>165</text:p>
          </table:table-cell>
          <table:table-cell ns41:value-type="float" table:style-name="ce63" office:value="11246" office:value-type="float">
            <text:p>112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C</text:p>
          </table:table-cell>
          <table:table-cell table:style-name="ce93"/>
          <table:table-cell ns41:value-type="string" table:style-name="ce93" office:value-type="string">
            <text:p>Dijkerhoek</text:p>
          </table:table-cell>
          <table:table-cell table:style-name="ce36"/>
          <table:table-cell table:style-name="ce23"/>
          <table:table-cell ns41:value-type="float" table:style-name="ce42" office:value="52" office:value-type="float">
            <text:p>52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54" office:value-type="float">
            <text:p>154</text:p>
          </table:table-cell>
          <table:table-cell ns41:value-type="float" table:style-name="ce94" office:value="158" office:value-type="float">
            <text:p>158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2" office:value-type="float">
            <text:p>2</text:p>
          </table:table-cell>
          <table:table-cell ns41:value-type="float" office:value="160" table:style-name="ce94" table:number-columns-repeated="2" office:value-type="float">
            <text:p>160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65" office:value-type="float">
            <text:p>165</text:p>
          </table:table-cell>
          <table:table-cell ns41:value-type="float" table:style-name="ce63" office:value="11246" office:value-type="float">
            <text:p>112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D</text:p>
          </table:table-cell>
          <table:table-cell table:style-name="ce93"/>
          <table:table-cell ns41:value-type="string" table:style-name="ce93" office:value-type="string">
            <text:p>Espelo</text:p>
          </table:table-cell>
          <table:table-cell table:style-name="ce36"/>
          <table:table-cell table:style-name="ce23"/>
          <table:table-cell ns41:value-type="float" table:style-name="ce42" office:value="40" office:value-type="float">
            <text:p>40</text:p>
          </table:table-cell>
          <table:table-cell table:style-name="ce94" table:number-columns-repeated="4"/>
          <table:table-cell ns41:value-type="float" table:style-name="ce94" office:value="133" office:value-type="float">
            <text:p>133</text:p>
          </table:table-cell>
          <table:table-cell ns41:value-type="float" table:style-name="ce94" office:value="109" office:value-type="float">
            <text:p>109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133" office:value-type="float">
            <text:p>133</text:p>
          </table:table-cell>
          <table:table-cell ns41:value-type="float" table:style-name="ce94" office:value="110" office:value-type="float">
            <text:p>110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65" office:value-type="float">
            <text:p>165</text:p>
          </table:table-cell>
          <table:table-cell ns41:value-type="float" table:style-name="ce63" office:value="11246" office:value-type="float">
            <text:p>112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E</text:p>
          </table:table-cell>
          <table:table-cell table:style-name="ce93"/>
          <table:table-cell ns41:value-type="string" table:style-name="ce93" office:value-type="string">
            <text:p>Reuseberg</text:p>
          </table:table-cell>
          <table:table-cell table:style-name="ce36"/>
          <table:table-cell table:style-name="ce23"/>
          <table:table-cell ns41:value-type="float" table:style-name="ce42" office:value="90" office:value-type="float">
            <text:p>90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253" office:value-type="float">
            <text:p>253</text:p>
          </table:table-cell>
          <table:table-cell ns41:value-type="float" table:style-name="ce94" office:value="213" office:value-type="float">
            <text:p>213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258" office:value-type="float">
            <text:p>258</text:p>
          </table:table-cell>
          <table:table-cell ns41:value-type="float" table:style-name="ce94" office:value="222" office:value-type="float">
            <text:p>222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5" office:value="9" office:value-type="float">
            <text:p>9</text:p>
          </table:table-cell>
          <table:table-cell ns41:value-type="float" table:style-name="ce56" office:value="165" office:value-type="float">
            <text:p>165</text:p>
          </table:table-cell>
          <table:table-cell ns41:value-type="float" table:style-name="ce63" office:value="11246" office:value-type="float">
            <text:p>112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F</text:p>
          </table:table-cell>
          <table:table-cell table:style-name="ce93"/>
          <table:table-cell ns41:value-type="string" table:style-name="ce93" office:value-type="string">
            <text:p>Look</text:p>
          </table:table-cell>
          <table:table-cell table:style-name="ce36"/>
          <table:table-cell table:style-name="ce23"/>
          <table:table-cell ns41:value-type="float" table:style-name="ce42" office:value="74" office:value-type="float">
            <text:p>74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78" office:value-type="float">
            <text:p>178</text:p>
          </table:table-cell>
          <table:table-cell ns41:value-type="float" table:style-name="ce94" office:value="167" office:value-type="float">
            <text:p>167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80" office:value-type="float">
            <text:p>180</text:p>
          </table:table-cell>
          <table:table-cell ns41:value-type="float" table:style-name="ce94" office:value="176" office:value-type="float">
            <text:p>176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5" office:value="11" office:value-type="float">
            <text:p>11</text:p>
          </table:table-cell>
          <table:table-cell ns41:value-type="float" table:style-name="ce56" office:value="165" office:value-type="float">
            <text:p>165</text:p>
          </table:table-cell>
          <table:table-cell ns41:value-type="float" table:style-name="ce63" office:value="11246" office:value-type="float">
            <text:p>112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G</text:p>
          </table:table-cell>
          <table:table-cell table:style-name="ce93"/>
          <table:table-cell ns41:value-type="string" table:style-name="ce93" office:value-type="string">
            <text:p>Borkels</text:p>
          </table:table-cell>
          <table:table-cell table:style-name="ce36"/>
          <table:table-cell table:style-name="ce23"/>
          <table:table-cell ns41:value-type="float" table:style-name="ce42" office:value="44" office:value-type="float">
            <text:p>44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95" office:value-type="float">
            <text:p>95</text:p>
          </table:table-cell>
          <table:table-cell ns41:value-type="float" table:style-name="ce94" office:value="91" office:value-type="float">
            <text:p>9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97" office:value-type="float">
            <text:p>97</text:p>
          </table:table-cell>
          <table:table-cell ns41:value-type="float" table:style-name="ce94" office:value="96" office:value-type="float">
            <text:p>96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5" office:value="18" office:value-type="float">
            <text:p>18</text:p>
          </table:table-cell>
          <table:table-cell ns41:value-type="float" table:style-name="ce56" office:value="165" office:value-type="float">
            <text:p>165</text:p>
          </table:table-cell>
          <table:table-cell ns41:value-type="float" table:style-name="ce63" office:value="11246" office:value-type="float">
            <text:p>112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41" office:value-type="float">
            <text:p>141</text:p>
          </table:table-cell>
          <table:table-cell ns41:value-type="float" table:style-name="ce94" office:value="12" office:value-type="float">
            <text:p>12</text:p>
          </table:table-cell>
          <table:table-cell table:style-name="ce94" table:number-columns-repeated="3"/>
          <table:table-cell ns41:value-type="float" table:style-name="ce94" office:value="321" office:value-type="float">
            <text:p>321</text:p>
          </table:table-cell>
          <table:table-cell ns41:value-type="float" table:style-name="ce94" office:value="302" office:value-type="float">
            <text:p>302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332" office:value-type="float">
            <text:p>332</text:p>
          </table:table-cell>
          <table:table-cell ns41:value-type="float" table:style-name="ce94" office:value="308" office:value-type="float">
            <text:p>308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5" office:value="18" office:value-type="float">
            <text:p>18</text:p>
          </table:table-cell>
          <table:table-cell ns41:value-type="float" table:style-name="ce56" office:value="165" office:value-type="float">
            <text:p>165</text:p>
          </table:table-cell>
          <table:table-cell ns41:value-type="float" table:style-name="ce63" office:value="11246" office:value-type="float">
            <text:p>112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401" office:value-type="float">
            <text:p>401</text:p>
          </table:table-cell>
          <table:table-cell ns41:value-type="float" table:style-name="ce94" office:value="9" office:value-type="float">
            <text:p>9</text:p>
          </table:table-cell>
          <table:table-cell table:style-name="ce94" table:number-columns-repeated="3"/>
          <table:table-cell ns41:value-type="float" table:style-name="ce94" office:value="1105" office:value-type="float">
            <text:p>1105</text:p>
          </table:table-cell>
          <table:table-cell ns41:value-type="float" table:style-name="ce94" office:value="985" office:value-type="float">
            <text:p>985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32" office:value-type="float">
            <text:p>32</text:p>
          </table:table-cell>
          <table:table-cell ns41:value-type="float" table:style-name="ce94" office:value="1125" office:value-type="float">
            <text:p>1125</text:p>
          </table:table-cell>
          <table:table-cell ns41:value-type="float" table:style-name="ce94" office:value="1017" office:value-type="float">
            <text:p>1017</text:p>
          </table:table-cell>
          <table:table-cell ns41:value-type="float" table:style-name="ce94" office:value="36" office:value-type="float">
            <text:p>36</text:p>
          </table:table-cell>
          <table:table-cell ns41:value-type="float" table:style-name="ce95" office:value="51" office:value-type="float">
            <text:p>51</text:p>
          </table:table-cell>
          <table:table-cell ns41:value-type="float" table:style-name="ce56" office:value="165" office:value-type="float">
            <text:p>165</text:p>
          </table:table-cell>
          <table:table-cell ns41:value-type="float" table:style-name="ce63" office:value="11246" office:value-type="float">
            <text:p>112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542" office:value-type="float">
            <text:p>542</text:p>
          </table:table-cell>
          <table:table-cell ns41:value-type="float" table:style-name="ce94" office:value="21" office:value-type="float">
            <text:p>21</text:p>
          </table:table-cell>
          <table:table-cell table:style-name="ce94" table:number-columns-repeated="3"/>
          <table:table-cell ns41:value-type="float" table:style-name="ce94" office:value="1426" office:value-type="float">
            <text:p>1426</text:p>
          </table:table-cell>
          <table:table-cell ns41:value-type="float" table:style-name="ce94" office:value="1287" office:value-type="float">
            <text:p>1287</text:p>
          </table:table-cell>
          <table:table-cell ns41:value-type="float" table:style-name="ce94" office:value="31" office:value-type="float">
            <text:p>31</text:p>
          </table:table-cell>
          <table:table-cell ns41:value-type="float" table:style-name="ce94" office:value="38" office:value-type="float">
            <text:p>38</text:p>
          </table:table-cell>
          <table:table-cell ns41:value-type="float" table:style-name="ce94" office:value="1457" office:value-type="float">
            <text:p>1457</text:p>
          </table:table-cell>
          <table:table-cell ns41:value-type="float" table:style-name="ce94" office:value="1325" office:value-type="float">
            <text:p>1325</text:p>
          </table:table-cell>
          <table:table-cell ns41:value-type="float" table:style-name="ce94" office:value="51" office:value-type="float">
            <text:p>51</text:p>
          </table:table-cell>
          <table:table-cell ns41:value-type="float" table:style-name="ce95" office:value="69" office:value-type="float">
            <text:p>69</text:p>
          </table:table-cell>
          <table:table-cell ns41:value-type="float" table:style-name="ce56" office:value="165" office:value-type="float">
            <text:p>165</text:p>
          </table:table-cell>
          <table:table-cell ns41:value-type="float" table:style-name="ce63" office:value="11246" office:value-type="float">
            <text:p>112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table-cell ns41:value-type="string" table:number-rows-spanned="9" table:style-name="ce8" table:number-columns-spanned="1" office:value-type="string">
            <text:p>IJsselmuiden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I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26" office:value-type="float">
            <text:p>126</text:p>
          </table:table-cell>
          <table:table-cell ns41:value-type="float" table:style-name="ce94" office:value="11" office:value-type="float">
            <text:p>11</text:p>
          </table:table-cell>
          <table:table-cell table:style-name="ce94" table:number-columns-repeated="3"/>
          <table:table-cell ns41:value-type="float" table:style-name="ce94" office:value="380" office:value-type="float">
            <text:p>380</text:p>
          </table:table-cell>
          <table:table-cell ns41:value-type="float" table:style-name="ce94" office:value="401" office:value-type="float">
            <text:p>401</text:p>
          </table:table-cell>
          <table:table-cell ns41:value-type="float" table:style-name="ce94" office:value="6" office:value-type="float">
            <text:p>6</text:p>
          </table:table-cell>
          <table:table-cell table:style-name="ce94"/>
          <table:table-cell ns41:value-type="float" table:style-name="ce94" office:value="386" office:value-type="float">
            <text:p>386</text:p>
          </table:table-cell>
          <table:table-cell ns41:value-type="float" table:style-name="ce94" office:value="401" office:value-type="float">
            <text:p>40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91" office:value-type="float">
            <text:p>191</text:p>
          </table:table-cell>
          <table:table-cell ns41:value-type="float" table:style-name="ce63" office:value="10641" office:value-type="float">
            <text:p>10641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I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2" office:value-type="float">
            <text:p>12</text:p>
          </table:table-cell>
          <table:table-cell table:style-name="ce94" table:number-columns-repeated="4"/>
          <table:table-cell ns41:value-type="float" table:style-name="ce94" office:value="23" office:value-type="float">
            <text:p>23</text:p>
          </table:table-cell>
          <table:table-cell ns41:value-type="float" table:style-name="ce94" office:value="35" office:value-type="float">
            <text:p>35</text:p>
          </table:table-cell>
          <table:table-cell table:style-name="ce94" table:number-columns-repeated="2"/>
          <table:table-cell ns41:value-type="float" table:style-name="ce94" office:value="23" office:value-type="float">
            <text:p>23</text:p>
          </table:table-cell>
          <table:table-cell ns41:value-type="float" table:style-name="ce94" office:value="35" office:value-type="float">
            <text:p>35</text:p>
          </table:table-cell>
          <table:table-cell table:style-name="ce94"/>
          <table:table-cell table:style-name="ce95"/>
          <table:table-cell ns41:value-type="float" table:style-name="ce56" office:value="191" office:value-type="float">
            <text:p>191</text:p>
          </table:table-cell>
          <table:table-cell ns41:value-type="float" table:style-name="ce63" office:value="10641" office:value-type="float">
            <text:p>10641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I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90" office:value-type="float">
            <text:p>190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3"/>
          <table:table-cell ns41:value-type="float" table:style-name="ce94" office:value="386" office:value-type="float">
            <text:p>386</text:p>
          </table:table-cell>
          <table:table-cell ns41:value-type="float" table:style-name="ce94" office:value="369" office:value-type="float">
            <text:p>369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388" office:value-type="float">
            <text:p>388</text:p>
          </table:table-cell>
          <table:table-cell ns41:value-type="float" table:style-name="ce94" office:value="369" office:value-type="float">
            <text:p>369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91" office:value-type="float">
            <text:p>191</text:p>
          </table:table-cell>
          <table:table-cell ns41:value-type="float" table:style-name="ce63" office:value="10641" office:value-type="float">
            <text:p>10641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II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69" office:value-type="float">
            <text:p>69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174" office:value-type="float">
            <text:p>174</text:p>
          </table:table-cell>
          <table:table-cell ns41:value-type="float" table:style-name="ce94" office:value="176" office:value-type="float">
            <text:p>176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174" office:value-type="float">
            <text:p>174</text:p>
          </table:table-cell>
          <table:table-cell ns41:value-type="float" table:style-name="ce94" office:value="178" office:value-type="float">
            <text:p>178</text:p>
          </table:table-cell>
          <table:table-cell table:style-name="ce94"/>
          <table:table-cell ns41:value-type="float" table:style-name="ce95" office:value="5" office:value-type="float">
            <text:p>5</text:p>
          </table:table-cell>
          <table:table-cell ns41:value-type="float" table:style-name="ce56" office:value="191" office:value-type="float">
            <text:p>191</text:p>
          </table:table-cell>
          <table:table-cell ns41:value-type="float" table:style-name="ce63" office:value="10641" office:value-type="float">
            <text:p>10641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V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8" office:value-type="float">
            <text:p>18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59" office:value-type="float">
            <text:p>59</text:p>
          </table:table-cell>
          <table:table-cell ns41:value-type="float" table:style-name="ce94" office:value="58" office:value-type="float">
            <text:p>58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office:value="59" table:style-name="ce94" table:number-columns-repeated="2" office:value-type="float">
            <text:p>59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91" office:value-type="float">
            <text:p>191</text:p>
          </table:table-cell>
          <table:table-cell ns41:value-type="float" table:style-name="ce63" office:value="10641" office:value-type="float">
            <text:p>10641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V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1" office:value-type="float">
            <text:p>11</text:p>
          </table:table-cell>
          <table:table-cell table:style-name="ce94" table:number-columns-repeated="4"/>
          <table:table-cell ns41:value-type="float" table:style-name="ce94" office:value="44" office:value-type="float">
            <text:p>44</text:p>
          </table:table-cell>
          <table:table-cell ns41:value-type="float" table:style-name="ce94" office:value="38" office:value-type="float">
            <text:p>38</text:p>
          </table:table-cell>
          <table:table-cell table:style-name="ce94" table:number-columns-repeated="2"/>
          <table:table-cell ns41:value-type="float" table:style-name="ce94" office:value="44" office:value-type="float">
            <text:p>44</text:p>
          </table:table-cell>
          <table:table-cell ns41:value-type="float" table:style-name="ce94" office:value="38" office:value-type="float">
            <text:p>38</text:p>
          </table:table-cell>
          <table:table-cell table:style-name="ce94"/>
          <table:table-cell ns41:value-type="float" table:style-name="ce95" office:value="2" office:value-type="float">
            <text:p>2</text:p>
          </table:table-cell>
          <table:table-cell ns41:value-type="float" table:style-name="ce56" office:value="191" office:value-type="float">
            <text:p>191</text:p>
          </table:table-cell>
          <table:table-cell ns41:value-type="float" table:style-name="ce63" office:value="10641" office:value-type="float">
            <text:p>10641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26" office:value-type="float">
            <text:p>126</text:p>
          </table:table-cell>
          <table:table-cell ns41:value-type="float" table:style-name="ce94" office:value="11" office:value-type="float">
            <text:p>11</text:p>
          </table:table-cell>
          <table:table-cell table:style-name="ce94" table:number-columns-repeated="3"/>
          <table:table-cell ns41:value-type="float" table:style-name="ce94" office:value="380" office:value-type="float">
            <text:p>380</text:p>
          </table:table-cell>
          <table:table-cell ns41:value-type="float" table:style-name="ce94" office:value="401" office:value-type="float">
            <text:p>401</text:p>
          </table:table-cell>
          <table:table-cell ns41:value-type="float" table:style-name="ce94" office:value="6" office:value-type="float">
            <text:p>6</text:p>
          </table:table-cell>
          <table:table-cell table:style-name="ce94"/>
          <table:table-cell ns41:value-type="float" table:style-name="ce94" office:value="386" office:value-type="float">
            <text:p>386</text:p>
          </table:table-cell>
          <table:table-cell ns41:value-type="float" table:style-name="ce94" office:value="401" office:value-type="float">
            <text:p>40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91" office:value-type="float">
            <text:p>191</text:p>
          </table:table-cell>
          <table:table-cell ns41:value-type="float" table:style-name="ce63" office:value="10641" office:value-type="float">
            <text:p>10641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300" office:value-type="float">
            <text:p>300</text:p>
          </table:table-cell>
          <table:table-cell ns41:value-type="float" table:style-name="ce94" office:value="16" office:value-type="float">
            <text:p>16</text:p>
          </table:table-cell>
          <table:table-cell table:style-name="ce94" table:number-columns-repeated="3"/>
          <table:table-cell ns41:value-type="float" table:style-name="ce94" office:value="686" office:value-type="float">
            <text:p>686</text:p>
          </table:table-cell>
          <table:table-cell ns41:value-type="float" table:style-name="ce94" office:value="676" office:value-type="float">
            <text:p>676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688" office:value-type="float">
            <text:p>688</text:p>
          </table:table-cell>
          <table:table-cell ns41:value-type="float" table:style-name="ce94" office:value="679" office:value-type="float">
            <text:p>679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11" office:value-type="float">
            <text:p>11</text:p>
          </table:table-cell>
          <table:table-cell ns41:value-type="float" table:style-name="ce56" office:value="191" office:value-type="float">
            <text:p>191</text:p>
          </table:table-cell>
          <table:table-cell ns41:value-type="float" table:style-name="ce63" office:value="10641" office:value-type="float">
            <text:p>10641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426" office:value-type="float">
            <text:p>426</text:p>
          </table:table-cell>
          <table:table-cell ns41:value-type="float" table:style-name="ce94" office:value="27" office:value-type="float">
            <text:p>27</text:p>
          </table:table-cell>
          <table:table-cell table:style-name="ce94" table:number-columns-repeated="3"/>
          <table:table-cell ns41:value-type="float" table:style-name="ce94" office:value="1066" office:value-type="float">
            <text:p>1066</text:p>
          </table:table-cell>
          <table:table-cell ns41:value-type="float" table:style-name="ce94" office:value="1077" office:value-type="float">
            <text:p>1077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074" office:value-type="float">
            <text:p>1074</text:p>
          </table:table-cell>
          <table:table-cell ns41:value-type="float" table:style-name="ce94" office:value="1080" office:value-type="float">
            <text:p>1080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5" office:value="14" office:value-type="float">
            <text:p>14</text:p>
          </table:table-cell>
          <table:table-cell ns41:value-type="float" table:style-name="ce56" office:value="191" office:value-type="float">
            <text:p>191</text:p>
          </table:table-cell>
          <table:table-cell ns41:value-type="float" table:style-name="ce63" office:value="10641" office:value-type="float">
            <text:p>10641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table-cell ns41:value-type="string" table:number-rows-spanned="18" table:style-name="ce8" table:number-columns-spanned="1" office:value-type="string">
            <text:p>Kampen</text:p>
          </table:table-cell>
          <table:table-cell ns41:value-type="string" table:style-name="ce93" office:value-type="string">
            <text:p>Kom</text:p>
          </table:table-cell>
          <table:table-cell table:style-name="ce93" table:number-columns-repeated="3"/>
          <table:table-cell ns41:value-type="string" table:style-name="ce36" office:value-type="string">
            <text:p>Geertruiden- en Catherinen- of Boven-Proveniers en Gast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41" office:value-type="float">
            <text:p>41</text:p>
          </table:table-cell>
          <table:table-cell ns41:value-type="float" table:style-name="ce94" office:value="53" office:value-type="float">
            <text:p>53</text:p>
          </table:table-cell>
          <table:table-cell table:style-name="ce94" table:number-columns-repeated="2"/>
          <table:table-cell ns41:value-type="float" table:style-name="ce94" office:value="41" office:value-type="float">
            <text:p>41</text:p>
          </table:table-cell>
          <table:table-cell ns41:value-type="float" table:style-name="ce94" office:value="53" office:value-type="float">
            <text:p>53</text:p>
          </table:table-cell>
          <table:table-cell table:style-name="ce94"/>
          <table:table-cell ns41:value-type="float" table:style-name="ce95" office:value="1" office:value-type="float">
            <text:p>1</text:p>
          </table:table-cell>
          <table:table-cell ns41:value-type="float" table:style-name="ce56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Roomsch Katholiek Wees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9" office:value-type="float">
            <text:p>9</text:p>
          </table:table-cell>
          <table:table-cell ns41:value-type="float" table:style-name="ce94" office:value="13" office:value-type="float">
            <text:p>13</text:p>
          </table:table-cell>
          <table:table-cell table:style-name="ce94" table:number-columns-repeated="2"/>
          <table:table-cell ns41:value-type="float" table:style-name="ce94" office:value="9" office:value-type="float">
            <text:p>9</text:p>
          </table:table-cell>
          <table:table-cell ns41:value-type="float" table:style-name="ce94" office:value="13" office:value-type="float">
            <text:p>13</text:p>
          </table:table-cell>
          <table:table-cell table:style-name="ce94"/>
          <table:table-cell table:style-name="ce95"/>
          <table:table-cell ns41:value-type="float" table:style-name="ce56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Gereformeerd Diaconie-bestedelingen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30" office:value-type="float">
            <text:p>30</text:p>
          </table:table-cell>
          <table:table-cell ns41:value-type="float" table:style-name="ce94" office:value="25" office:value-type="float">
            <text:p>25</text:p>
          </table:table-cell>
          <table:table-cell table:style-name="ce94" table:number-columns-repeated="2"/>
          <table:table-cell ns41:value-type="float" table:style-name="ce94" office:value="30" office:value-type="float">
            <text:p>30</text:p>
          </table:table-cell>
          <table:table-cell ns41:value-type="float" table:style-name="ce94" office:value="25" office:value-type="float">
            <text:p>25</text:p>
          </table:table-cell>
          <table:table-cell table:style-name="ce94"/>
          <table:table-cell table:style-name="ce95"/>
          <table:table-cell ns41:value-type="float" table:style-name="ce56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Heiligen-Geesten of Boven-Proviniers- en Gast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35" office:value-type="float">
            <text:p>35</text:p>
          </table:table-cell>
          <table:table-cell ns41:value-type="float" table:style-name="ce94" office:value="48" office:value-type="float">
            <text:p>48</text:p>
          </table:table-cell>
          <table:table-cell table:style-name="ce94" table:number-columns-repeated="2"/>
          <table:table-cell ns41:value-type="float" table:style-name="ce94" office:value="35" office:value-type="float">
            <text:p>35</text:p>
          </table:table-cell>
          <table:table-cell ns41:value-type="float" table:style-name="ce94" office:value="48" office:value-type="float">
            <text:p>48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Instructie-Betaljon</text:p>
          </table:table-cell>
          <table:table-cell table:style-name="ce23"/>
          <table:table-cell ns41:value-type="float" table:style-name="ce42" office:value="3" office:value-type="float">
            <text:p>3</text:p>
          </table:table-cell>
          <table:table-cell table:style-name="ce94" table:number-columns-repeated="4"/>
          <table:table-cell ns41:value-type="float" table:style-name="ce94" office:value="284" office:value-type="float">
            <text:p>284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415" office:value-type="float">
            <text:p>415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699" office:value-type="float">
            <text:p>699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19" office:value-type="float">
            <text:p>19</text:p>
          </table:table-cell>
          <table:table-cell table:style-name="ce95"/>
          <table:table-cell ns41:value-type="float" table:style-name="ce56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Roomsch Katholiek Liefdesgesticht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14" office:value-type="float">
            <text:p>14</text:p>
          </table:table-cell>
          <table:table-cell table:style-name="ce94" table:number-columns-repeated="3"/>
          <table:table-cell ns41:value-type="float" table:style-name="ce94" office:value="14" office:value-type="float">
            <text:p>14</text:p>
          </table:table-cell>
          <table:table-cell table:style-name="ce94"/>
          <table:table-cell table:style-name="ce95"/>
          <table:table-cell ns41:value-type="float" table:style-name="ce56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tadszieken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5" office:value-type="float">
            <text:p>5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2"/>
          <table:table-cell ns41:value-type="float" table:style-name="ce94" office:value="5" office:value-type="float">
            <text:p>5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5" office:value="19" office:value-type="float">
            <text:p>19</text:p>
          </table:table-cell>
          <table:table-cell ns41:value-type="float" table:style-name="ce56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Burgerwees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21" office:value-type="float">
            <text:p>21</text:p>
          </table:table-cell>
          <table:table-cell ns41:value-type="float" table:style-name="ce94" office:value="40" office:value-type="float">
            <text:p>40</text:p>
          </table:table-cell>
          <table:table-cell table:style-name="ce94" table:number-columns-repeated="2"/>
          <table:table-cell ns41:value-type="float" table:style-name="ce94" office:value="21" office:value-type="float">
            <text:p>21</text:p>
          </table:table-cell>
          <table:table-cell ns41:value-type="float" table:style-name="ce94" office:value="40" office:value-type="float">
            <text:p>40</text:p>
          </table:table-cell>
          <table:table-cell table:style-name="ce94"/>
          <table:table-cell table:style-name="ce95"/>
          <table:table-cell ns41:value-type="float" table:style-name="ce56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Grootburgerwees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7" office:value-type="float">
            <text:p>7</text:p>
          </table:table-cell>
          <table:table-cell ns41:value-type="float" table:style-name="ce94" office:value="11" office:value-type="float">
            <text:p>11</text:p>
          </table:table-cell>
          <table:table-cell table:style-name="ce94" table:number-columns-repeated="2"/>
          <table:table-cell ns41:value-type="float" table:style-name="ce94" office:value="7" office:value-type="float">
            <text:p>7</text:p>
          </table:table-cell>
          <table:table-cell ns41:value-type="float" table:style-name="ce94" office:value="11" office:value-type="float">
            <text:p>11</text:p>
          </table:table-cell>
          <table:table-cell table:style-name="ce94"/>
          <table:table-cell table:style-name="ce95"/>
          <table:table-cell ns41:value-type="float" table:style-name="ce56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2700" office:value-type="float">
            <text:p>2700</text:p>
          </table:table-cell>
          <table:table-cell ns41:value-type="float" table:style-name="ce94" office:value="59" office:value-type="float">
            <text:p>59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6071" office:value-type="float">
            <text:p>6071</text:p>
          </table:table-cell>
          <table:table-cell ns41:value-type="float" table:style-name="ce94" office:value="6850" office:value-type="float">
            <text:p>6850</text:p>
          </table:table-cell>
          <table:table-cell ns41:value-type="float" table:style-name="ce94" office:value="360" office:value-type="float">
            <text:p>360</text:p>
          </table:table-cell>
          <table:table-cell ns41:value-type="float" table:style-name="ce94" office:value="200" office:value-type="float">
            <text:p>200</text:p>
          </table:table-cell>
          <table:table-cell ns41:value-type="float" table:style-name="ce94" office:value="6431" office:value-type="float">
            <text:p>6431</text:p>
          </table:table-cell>
          <table:table-cell ns41:value-type="float" table:style-name="ce94" office:value="7050" office:value-type="float">
            <text:p>7050</text:p>
          </table:table-cell>
          <table:table-cell ns41:value-type="float" table:style-name="ce94" office:value="201" office:value-type="float">
            <text:p>201</text:p>
          </table:table-cell>
          <table:table-cell ns41:value-type="float" table:style-name="ce95" office:value="159" office:value-type="float">
            <text:p>159</text:p>
          </table:table-cell>
          <table:table-cell ns41:value-type="float" table:style-name="ce56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table:style-name="ce93" table:number-columns-repeated="3"/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726" office:value-type="float">
            <text:p>726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1832" office:value-type="float">
            <text:p>1832</text:p>
          </table:table-cell>
          <table:table-cell ns41:value-type="float" table:style-name="ce94" office:value="1780" office:value-type="float">
            <text:p>1780</text:p>
          </table:table-cell>
          <table:table-cell ns41:value-type="float" table:style-name="ce94" office:value="34" office:value-type="float">
            <text:p>34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4" office:value="1866" office:value-type="float">
            <text:p>1866</text:p>
          </table:table-cell>
          <table:table-cell ns41:value-type="float" table:style-name="ce94" office:value="1803" office:value-type="float">
            <text:p>1803</text:p>
          </table:table-cell>
          <table:table-cell ns41:value-type="float" table:style-name="ce94" office:value="21" office:value-type="float">
            <text:p>21</text:p>
          </table:table-cell>
          <table:table-cell ns41:value-type="float" table:style-name="ce95" office:value="18" office:value-type="float">
            <text:p>18</text:p>
          </table:table-cell>
          <table:table-cell ns41:value-type="float" table:style-name="ce56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103" office:value-type="float">
            <text:p>103</text:p>
          </table:table-cell>
          <table:table-cell table:style-name="ce94"/>
          <table:table-cell ns41:value-type="float" table:style-name="ce94" office:value="110" office:value-type="float">
            <text:p>110</text:p>
          </table:table-cell>
          <table:table-cell ns41:value-type="float" table:style-name="ce94" office:value="102" office:value-type="float">
            <text:p>102</text:p>
          </table:table-cell>
          <table:table-cell ns41:value-type="float" table:style-name="ce94" office:value="144" office:value-type="float">
            <text:p>144</text:p>
          </table:table-cell>
          <table:table-cell ns41:value-type="float" table:style-name="ce94" office:value="106" office:value-type="float">
            <text:p>106</text:p>
          </table:table-cell>
          <table:table-cell ns41:value-type="float" table:style-name="ce94" office:value="254" office:value-type="float">
            <text:p>254</text:p>
          </table:table-cell>
          <table:table-cell ns41:value-type="float" table:style-name="ce94" office:value="208" office:value-type="float">
            <text:p>208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34" office:value-type="float">
            <text:p>34</text:p>
          </table:table-cell>
          <table:table-cell table:style-name="ce94" table:number-columns-repeated="6"/>
          <table:table-cell ns41:value-type="float" table:style-name="ce94" office:value="81" office:value-type="float">
            <text:p>81</text:p>
          </table:table-cell>
          <table:table-cell ns41:value-type="float" table:style-name="ce95" office:value="67" office:value-type="float">
            <text:p>67</text:p>
          </table:table-cell>
          <table:table-cell ns41:value-type="float" table:style-name="ce56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2711" office:value-type="float">
            <text:p>2711</text:p>
          </table:table-cell>
          <table:table-cell ns41:value-type="float" table:style-name="ce94" office:value="59" office:value-type="float">
            <text:p>59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6503" office:value-type="float">
            <text:p>6503</text:p>
          </table:table-cell>
          <table:table-cell ns41:value-type="float" table:style-name="ce94" office:value="7075" office:value-type="float">
            <text:p>7075</text:p>
          </table:table-cell>
          <table:table-cell ns41:value-type="float" table:style-name="ce94" office:value="775" office:value-type="float">
            <text:p>775</text:p>
          </table:table-cell>
          <table:table-cell ns41:value-type="float" table:style-name="ce94" office:value="202" office:value-type="float">
            <text:p>202</text:p>
          </table:table-cell>
          <table:table-cell ns41:value-type="float" table:style-name="ce94" office:value="7278" office:value-type="float">
            <text:p>7278</text:p>
          </table:table-cell>
          <table:table-cell ns41:value-type="float" table:style-name="ce94" office:value="7277" office:value-type="float">
            <text:p>7277</text:p>
          </table:table-cell>
          <table:table-cell ns41:value-type="float" table:style-name="ce94" office:value="234" office:value-type="float">
            <text:p>234</text:p>
          </table:table-cell>
          <table:table-cell ns41:value-type="float" table:style-name="ce95" office:value="180" office:value-type="float">
            <text:p>180</text:p>
          </table:table-cell>
          <table:table-cell ns41:value-type="float" table:style-name="ce56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726" office:value-type="float">
            <text:p>726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03" office:value-type="float">
            <text:p>103</text:p>
          </table:table-cell>
          <table:table-cell ns41:value-type="float" table:style-name="ce94" office:value="34" office:value-type="float">
            <text:p>34</text:p>
          </table:table-cell>
          <table:table-cell ns41:value-type="float" table:style-name="ce94" office:value="1942" office:value-type="float">
            <text:p>1942</text:p>
          </table:table-cell>
          <table:table-cell ns41:value-type="float" table:style-name="ce94" office:value="1882" office:value-type="float">
            <text:p>1882</text:p>
          </table:table-cell>
          <table:table-cell ns41:value-type="float" table:style-name="ce94" office:value="178" office:value-type="float">
            <text:p>178</text:p>
          </table:table-cell>
          <table:table-cell ns41:value-type="float" table:style-name="ce94" office:value="129" office:value-type="float">
            <text:p>129</text:p>
          </table:table-cell>
          <table:table-cell ns41:value-type="float" table:style-name="ce94" office:value="2120" office:value-type="float">
            <text:p>2120</text:p>
          </table:table-cell>
          <table:table-cell ns41:value-type="float" table:style-name="ce94" office:value="2011" office:value-type="float">
            <text:p>2011</text:p>
          </table:table-cell>
          <table:table-cell ns41:value-type="float" table:style-name="ce94" office:value="103" office:value-type="float">
            <text:p>103</text:p>
          </table:table-cell>
          <table:table-cell ns41:value-type="float" table:style-name="ce95" office:value="86" office:value-type="float">
            <text:p>86</text:p>
          </table:table-cell>
          <table:table-cell ns41:value-type="float" table:style-name="ce56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3437" office:value-type="float">
            <text:p>3437</text:p>
          </table:table-cell>
          <table:table-cell ns41:value-type="float" table:style-name="ce94" office:value="73" office:value-type="float">
            <text:p>7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03" office:value-type="float">
            <text:p>103</text:p>
          </table:table-cell>
          <table:table-cell ns41:value-type="float" table:style-name="ce94" office:value="34" office:value-type="float">
            <text:p>34</text:p>
          </table:table-cell>
          <table:table-cell ns41:value-type="float" table:style-name="ce94" office:value="8445" office:value-type="float">
            <text:p>8445</text:p>
          </table:table-cell>
          <table:table-cell ns41:value-type="float" table:style-name="ce94" office:value="8957" office:value-type="float">
            <text:p>8957</text:p>
          </table:table-cell>
          <table:table-cell ns41:value-type="float" table:style-name="ce94" office:value="953" office:value-type="float">
            <text:p>953</text:p>
          </table:table-cell>
          <table:table-cell ns41:value-type="float" table:style-name="ce94" office:value="331" office:value-type="float">
            <text:p>331</text:p>
          </table:table-cell>
          <table:table-cell ns41:value-type="float" table:style-name="ce94" office:value="9398" office:value-type="float">
            <text:p>9398</text:p>
          </table:table-cell>
          <table:table-cell ns41:value-type="float" table:style-name="ce94" office:value="9288" office:value-type="float">
            <text:p>9288</text:p>
          </table:table-cell>
          <table:table-cell ns41:value-type="float" table:style-name="ce94" office:value="337" office:value-type="float">
            <text:p>337</text:p>
          </table:table-cell>
          <table:table-cell ns41:value-type="float" table:style-name="ce95" office:value="266" office:value-type="float">
            <text:p>266</text:p>
          </table:table-cell>
          <table:table-cell ns41:value-type="float" table:style-name="ce56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Pers</text:p>
          </table:table-cell>
          <table:table-cell table:style-name="ce93" table:number-columns-repeated="3"/>
          <table:table-cell table:style-name="ce36"/>
          <table:table-cell table:style-name="ce23"/>
          <table:table-cell table:style-name="ce42"/>
          <table:table-cell table:style-name="ce94" table:number-columns-repeated="6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table:style-name="ce95"/>
          <table:table-cell ns41:value-type="float" table:style-name="ce56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A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3437" office:value-type="float">
            <text:p>3437</text:p>
          </table:table-cell>
          <table:table-cell ns41:value-type="float" table:style-name="ce94" office:value="73" office:value-type="float">
            <text:p>7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03" office:value-type="float">
            <text:p>103</text:p>
          </table:table-cell>
          <table:table-cell ns41:value-type="float" table:style-name="ce94" office:value="34" office:value-type="float">
            <text:p>34</text:p>
          </table:table-cell>
          <table:table-cell ns41:value-type="float" table:style-name="ce94" office:value="8445" office:value-type="float">
            <text:p>8445</text:p>
          </table:table-cell>
          <table:table-cell ns41:value-type="float" table:style-name="ce94" office:value="8957" office:value-type="float">
            <text:p>8957</text:p>
          </table:table-cell>
          <table:table-cell ns41:value-type="float" table:style-name="ce94" office:value="954" office:value-type="float">
            <text:p>954</text:p>
          </table:table-cell>
          <table:table-cell ns41:value-type="float" table:style-name="ce94" office:value="331" office:value-type="float">
            <text:p>331</text:p>
          </table:table-cell>
          <table:table-cell ns41:value-type="float" table:style-name="ce94" office:value="9399" office:value-type="float">
            <text:p>9399</text:p>
          </table:table-cell>
          <table:table-cell ns41:value-type="float" table:style-name="ce94" office:value="9288" office:value-type="float">
            <text:p>9288</text:p>
          </table:table-cell>
          <table:table-cell ns41:value-type="float" table:style-name="ce94" office:value="337" office:value-type="float">
            <text:p>337</text:p>
          </table:table-cell>
          <table:table-cell ns41:value-type="float" table:style-name="ce95" office:value="266" office:value-type="float">
            <text:p>266</text:p>
          </table:table-cell>
          <table:table-cell ns41:value-type="float" table:style-name="ce56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10">
          <table:table-cell ns41:value-type="string" table:number-rows-spanned="5" table:style-name="ce9" table:number-columns-spanned="1" office:value-type="string">
            <text:p><text:span text:style-name="T1">Kamperveen</text:span><text:span text:style-name="T2"> (Geene kom)</text:span></text:p>
          </table:table-cell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A</text:p>
          </table:table-cell>
          <table:table-cell table:style-name="ce93"/>
          <table:table-cell ns41:value-type="string" table:style-name="ce93" office:value-type="string">
            <text:p>De Hoogeweg</text:p>
          </table:table-cell>
          <table:table-cell table:style-name="ce36"/>
          <table:table-cell table:style-name="ce23"/>
          <table:table-cell ns41:value-type="float" table:style-name="ce42" office:value="36" office:value-type="float">
            <text:p>36</text:p>
          </table:table-cell>
          <table:table-cell table:style-name="ce94" table:number-columns-repeated="4"/>
          <table:table-cell ns41:value-type="float" table:style-name="ce94" office:value="111" office:value-type="float">
            <text:p>111</text:p>
          </table:table-cell>
          <table:table-cell ns41:value-type="float" table:style-name="ce94" office:value="97" office:value-type="float">
            <text:p>97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12" office:value-type="float">
            <text:p>112</text:p>
          </table:table-cell>
          <table:table-cell ns41:value-type="float" table:style-name="ce94" office:value="97" office:value-type="float">
            <text:p>97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5" office:value="4" office:value-type="float">
            <text:p>4</text:p>
          </table:table-cell>
          <table:table-cell ns41:value-type="float" table:style-name="ce56" office:value="1092" office:value-type="float">
            <text:p>1092</text:p>
          </table:table-cell>
          <table:table-cell ns41:value-type="float" table:style-name="ce63" office:value="10443" office:value-type="float">
            <text:p>104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4" office:value-type="float">
            <text:p>14</text:p>
          </table:table-cell>
          <table:table-cell ns41:value-type="float" table:style-name="ce87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B</text:p>
          </table:table-cell>
          <table:table-cell table:style-name="ce93"/>
          <table:table-cell ns41:value-type="string" table:style-name="ce93" office:value-type="string">
            <text:p>Zuid-Einde</text:p>
          </table:table-cell>
          <table:table-cell table:style-name="ce36"/>
          <table:table-cell table:style-name="ce23"/>
          <table:table-cell ns41:value-type="float" table:style-name="ce42" office:value="43" office:value-type="float">
            <text:p>43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office:value="109" table:style-name="ce94" table:number-columns-repeated="2" office:value-type="float">
            <text:p>109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office:value="110" table:style-name="ce94" table:number-columns-repeated="2" office:value-type="float">
            <text:p>110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092" office:value-type="float">
            <text:p>1092</text:p>
          </table:table-cell>
          <table:table-cell ns41:value-type="float" table:style-name="ce63" office:value="10443" office:value-type="float">
            <text:p>1044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C</text:p>
          </table:table-cell>
          <table:table-cell table:style-name="ce93"/>
          <table:table-cell ns41:value-type="string" table:style-name="ce93" office:value-type="string">
            <text:p>De Zande</text:p>
          </table:table-cell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45" office:value-type="float">
            <text:p>45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130" office:value-type="float">
            <text:p>130</text:p>
          </table:table-cell>
          <table:table-cell ns41:value-type="float" table:style-name="ce94" office:value="114" office:value-type="float">
            <text:p>114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130" office:value-type="float">
            <text:p>130</text:p>
          </table:table-cell>
          <table:table-cell ns41:value-type="float" table:style-name="ce94" office:value="115" office:value-type="float">
            <text:p>115</text:p>
          </table:table-cell>
          <table:table-cell table:style-name="ce94"/>
          <table:table-cell ns41:value-type="float" table:style-name="ce95" office:value="3" office:value-type="float">
            <text:p>3</text:p>
          </table:table-cell>
          <table:table-cell ns41:value-type="float" table:style-name="ce56" office:value="1092" office:value-type="float">
            <text:p>1092</text:p>
          </table:table-cell>
          <table:table-cell ns41:value-type="float" table:style-name="ce63" office:value="10443" office:value-type="float">
            <text:p>1044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1" office:value-type="float">
            <text:p>1</text:p>
          </table:table-cell>
          <table:table-cell table:style-name="ce94" table:number-columns-repeated="6"/>
          <table:table-cell ns41:value-type="float" table:style-name="ce94" office:value="3" office:value-type="float">
            <text:p>3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092" office:value-type="float">
            <text:p>1092</text:p>
          </table:table-cell>
          <table:table-cell ns41:value-type="float" table:style-name="ce63" office:value="10443" office:value-type="float">
            <text:p>1044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24" office:value-type="float">
            <text:p>124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ns41:value-type="float" table:style-name="ce94" office:value="350" office:value-type="float">
            <text:p>350</text:p>
          </table:table-cell>
          <table:table-cell ns41:value-type="float" table:style-name="ce94" office:value="320" office:value-type="float">
            <text:p>320</text:p>
          </table:table-cell>
          <table:table-cell ns41:value-type="float" office:value="2" table:style-name="ce94" table:number-columns-repeated="2" office:value-type="float">
            <text:p>2</text:p>
          </table:table-cell>
          <table:table-cell ns41:value-type="float" table:style-name="ce94" office:value="352" office:value-type="float">
            <text:p>352</text:p>
          </table:table-cell>
          <table:table-cell ns41:value-type="float" table:style-name="ce94" office:value="322" office:value-type="float">
            <text:p>322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5" office:value="11" office:value-type="float">
            <text:p>11</text:p>
          </table:table-cell>
          <table:table-cell ns41:value-type="float" table:style-name="ce56" office:value="1092" office:value-type="float">
            <text:p>1092</text:p>
          </table:table-cell>
          <table:table-cell ns41:value-type="float" table:style-name="ce63" office:value="10443" office:value-type="float">
            <text:p>1044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table-cell ns41:value-type="string" table:number-rows-spanned="9" table:style-name="ce8" table:number-columns-spanned="1" office:value-type="string">
            <text:p>Kuinre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I</text:p>
          </table:table-cell>
          <table:table-cell table:style-name="ce93" table:number-columns-repeated="2"/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199" office:value-type="float">
            <text:p>199</text:p>
          </table:table-cell>
          <table:table-cell ns41:value-type="float" table:style-name="ce94" office:value="8" office:value-type="float">
            <text:p>8</text:p>
          </table:table-cell>
          <table:table-cell table:style-name="ce94" table:number-columns-repeated="3"/>
          <table:table-cell ns41:value-type="float" table:style-name="ce94" office:value="366" office:value-type="float">
            <text:p>366</text:p>
          </table:table-cell>
          <table:table-cell ns41:value-type="float" table:style-name="ce94" office:value="387" office:value-type="float">
            <text:p>387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378" office:value-type="float">
            <text:p>378</text:p>
          </table:table-cell>
          <table:table-cell ns41:value-type="float" table:style-name="ce94" office:value="394" office:value-type="float">
            <text:p>394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67" office:value-type="float">
            <text:p>167</text:p>
          </table:table-cell>
          <table:table-cell ns41:value-type="float" table:style-name="ce63" office:value="11148" office:value-type="float">
            <text:p>1114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office:value="2" table:style-name="ce94" table:number-columns-repeated="2" office:value-type="float">
            <text:p>2</text:p>
          </table:table-cell>
          <table:table-cell ns41:value-type="float" office:value="4" table:style-name="ce94" table:number-columns-repeated="2" office:value-type="float">
            <text:p>4</text:p>
          </table:table-cell>
          <table:table-cell ns41:value-type="float" office:value="6" table:style-name="ce94" table:number-columns-repeated="2" office:value-type="float">
            <text:p>6</text:p>
          </table:table-cell>
          <table:table-cell table:style-name="ce94"/>
          <table:table-cell table:style-name="ce95"/>
          <table:table-cell ns41:value-type="float" table:style-name="ce56" office:value="167" office:value-type="float">
            <text:p>167</text:p>
          </table:table-cell>
          <table:table-cell ns41:value-type="float" table:style-name="ce63" office:value="11148" office:value-type="float">
            <text:p>1114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3" office:value-type="float">
            <text:p>3</text:p>
          </table:table-cell>
          <table:table-cell table:style-name="ce94" table:number-columns-repeated="6"/>
          <table:table-cell ns41:value-type="float" table:style-name="ce94" office:value="5" office:value-type="float">
            <text:p>5</text:p>
          </table:table-cell>
          <table:table-cell ns41:value-type="float" table:style-name="ce95" office:value="4" office:value-type="float">
            <text:p>4</text:p>
          </table:table-cell>
          <table:table-cell ns41:value-type="float" table:style-name="ce56" office:value="167" office:value-type="float">
            <text:p>167</text:p>
          </table:table-cell>
          <table:table-cell ns41:value-type="float" table:style-name="ce63" office:value="11148" office:value-type="float">
            <text:p>1114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I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5" office:value-type="float">
            <text:p>5</text:p>
          </table:table-cell>
          <table:table-cell table:style-name="ce94" table:number-columns-repeated="4"/>
          <table:table-cell ns41:value-type="float" table:style-name="ce94" office:value="16" office:value-type="float">
            <text:p>16</text:p>
          </table:table-cell>
          <table:table-cell ns41:value-type="float" table:style-name="ce94" office:value="19" office:value-type="float">
            <text:p>19</text:p>
          </table:table-cell>
          <table:table-cell table:style-name="ce94" table:number-columns-repeated="2"/>
          <table:table-cell ns41:value-type="float" table:style-name="ce94" office:value="16" office:value-type="float">
            <text:p>16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1" office:value-type="float">
            <text:p>1</text:p>
          </table:table-cell>
          <table:table-cell table:style-name="ce95"/>
          <table:table-cell ns41:value-type="float" table:style-name="ce56" office:value="167" office:value-type="float">
            <text:p>167</text:p>
          </table:table-cell>
          <table:table-cell ns41:value-type="float" table:style-name="ce63" office:value="11148" office:value-type="float">
            <text:p>1114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III</text:p>
          </table:table-cell>
          <table:table-cell table:style-name="ce93" table:number-columns-repeated="2"/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8" office:value-type="float">
            <text:p>8</text:p>
          </table:table-cell>
          <table:table-cell table:style-name="ce94" table:number-columns-repeated="4"/>
          <table:table-cell ns41:value-type="float" table:style-name="ce94" office:value="27" office:value-type="float">
            <text:p>27</text:p>
          </table:table-cell>
          <table:table-cell ns41:value-type="float" table:style-name="ce94" office:value="22" office:value-type="float">
            <text:p>22</text:p>
          </table:table-cell>
          <table:table-cell table:style-name="ce94" table:number-columns-repeated="2"/>
          <table:table-cell ns41:value-type="float" table:style-name="ce94" office:value="27" office:value-type="float">
            <text:p>27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94" office:value="1" office:value-type="float">
            <text:p>1</text:p>
          </table:table-cell>
          <table:table-cell table:style-name="ce95"/>
          <table:table-cell ns41:value-type="float" table:style-name="ce56" office:value="167" office:value-type="float">
            <text:p>167</text:p>
          </table:table-cell>
          <table:table-cell ns41:value-type="float" table:style-name="ce63" office:value="11148" office:value-type="float">
            <text:p>1114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2" office:value-type="float">
            <text:p>2</text:p>
          </table:table-cell>
          <table:table-cell table:style-name="ce94" table:number-columns-repeated="6"/>
          <table:table-cell ns41:value-type="float" table:style-name="ce94" office:value="6" office:value-type="float">
            <text:p>6</text:p>
          </table:table-cell>
          <table:table-cell ns41:value-type="float" table:style-name="ce95" office:value="7" office:value-type="float">
            <text:p>7</text:p>
          </table:table-cell>
          <table:table-cell ns41:value-type="float" table:style-name="ce56" office:value="167" office:value-type="float">
            <text:p>167</text:p>
          </table:table-cell>
          <table:table-cell ns41:value-type="float" table:style-name="ce63" office:value="11148" office:value-type="float">
            <text:p>1114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204" office:value-type="float">
            <text:p>204</text:p>
          </table:table-cell>
          <table:table-cell ns41:value-type="float" table:style-name="ce94" office:value="8" office:value-type="float">
            <text:p>8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384" office:value-type="float">
            <text:p>384</text:p>
          </table:table-cell>
          <table:table-cell ns41:value-type="float" table:style-name="ce94" office:value="408" office:value-type="float">
            <text:p>408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400" office:value-type="float">
            <text:p>400</text:p>
          </table:table-cell>
          <table:table-cell ns41:value-type="float" table:style-name="ce94" office:value="419" office:value-type="float">
            <text:p>419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5" office:value="9" office:value-type="float">
            <text:p>9</text:p>
          </table:table-cell>
          <table:table-cell ns41:value-type="float" table:style-name="ce56" office:value="167" office:value-type="float">
            <text:p>167</text:p>
          </table:table-cell>
          <table:table-cell ns41:value-type="float" table:style-name="ce63" office:value="11148" office:value-type="float">
            <text:p>1114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8" office:value-type="float">
            <text:p>8</text:p>
          </table:table-cell>
          <table:table-cell table:style-name="ce94" table:number-columns-repeated="3"/>
          <table:table-cell ns41:value-type="float" table:style-name="ce94" office:value="2" office:value-type="float">
            <text:p>2</text:p>
          </table:table-cell>
          <table:table-cell ns41:value-type="float" table:style-name="ce94" office:value="27" office:value-type="float">
            <text:p>27</text:p>
          </table:table-cell>
          <table:table-cell ns41:value-type="float" table:style-name="ce94" office:value="22" office:value-type="float">
            <text:p>22</text:p>
          </table:table-cell>
          <table:table-cell table:style-name="ce94" table:number-columns-repeated="2"/>
          <table:table-cell ns41:value-type="float" table:style-name="ce94" office:value="27" office:value-type="float">
            <text:p>27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5" office:value="7" office:value-type="float">
            <text:p>7</text:p>
          </table:table-cell>
          <table:table-cell ns41:value-type="float" table:style-name="ce56" office:value="167" office:value-type="float">
            <text:p>167</text:p>
          </table:table-cell>
          <table:table-cell ns41:value-type="float" table:style-name="ce63" office:value="11148" office:value-type="float">
            <text:p>1114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212" office:value-type="float">
            <text:p>212</text:p>
          </table:table-cell>
          <table:table-cell ns41:value-type="float" table:style-name="ce94" office:value="8" office:value-type="float">
            <text:p>8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411" office:value-type="float">
            <text:p>411</text:p>
          </table:table-cell>
          <table:table-cell ns41:value-type="float" table:style-name="ce94" office:value="430" office:value-type="float">
            <text:p>430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427" office:value-type="float">
            <text:p>427</text:p>
          </table:table-cell>
          <table:table-cell ns41:value-type="float" table:style-name="ce94" office:value="441" office:value-type="float">
            <text:p>441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95" office:value="16" office:value-type="float">
            <text:p>16</text:p>
          </table:table-cell>
          <table:table-cell ns41:value-type="float" table:style-name="ce56" office:value="167" office:value-type="float">
            <text:p>167</text:p>
          </table:table-cell>
          <table:table-cell ns41:value-type="float" table:style-name="ce63" office:value="11148" office:value-type="float">
            <text:p>1114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table-cell ns41:value-type="string" table:number-rows-spanned="11" table:style-name="ce9" table:number-columns-spanned="1" office:value-type="string">
            <text:p><text:span text:style-name="T1">Lonneker</text:span><text:span text:style-name="T2"> (Geene kom)</text:span></text:p>
          </table:table-cell>
          <table:table-cell table:style-name="ce93" table:number-columns-repeated="3"/>
          <table:table-cell ns41:value-type="string" table:style-name="ce93" office:value-type="string">
            <text:p>Lonneker (dorp)</text:p>
          </table:table-cell>
          <table:table-cell table:style-name="ce36"/>
          <table:table-cell table:style-name="ce23"/>
          <table:table-cell ns41:value-type="float" table:style-name="ce42" office:value="308" office:value-type="float">
            <text:p>308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876" office:value-type="float">
            <text:p>876</text:p>
          </table:table-cell>
          <table:table-cell ns41:value-type="float" table:style-name="ce94" office:value="822" office:value-type="float">
            <text:p>822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876" office:value-type="float">
            <text:p>876</text:p>
          </table:table-cell>
          <table:table-cell ns41:value-type="float" table:style-name="ce94" office:value="823" office:value-type="float">
            <text:p>823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5" office:value="20" office:value-type="float">
            <text:p>20</text:p>
          </table:table-cell>
          <table:table-cell ns41:value-type="float" table:style-name="ce56" office:value="1106" office:value-type="float">
            <text:p>1106</text:p>
          </table:table-cell>
          <table:table-cell ns41:value-type="float" table:style-name="ce63" office:value="11045" office:value-type="float">
            <text:p>1104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3"/>
          <table:table-cell ns41:value-type="string" table:style-name="ce93" office:value-type="string">
            <text:p>Noord Eschmarke</text:p>
          </table:table-cell>
          <table:table-cell ns41:value-type="string" table:style-name="ce36" office:value-type="string">
            <text:p>Klooster der Paters Redemptoristen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0" office:value-type="float">
            <text:p>10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12" office:value-type="float">
            <text:p>12</text:p>
          </table:table-cell>
          <table:table-cell table:style-name="ce94" table:number-columns-repeated="2"/>
          <table:table-cell table:style-name="ce95"/>
          <table:table-cell ns41:value-type="float" table:style-name="ce56" office:value="1106" office:value-type="float">
            <text:p>1106</text:p>
          </table:table-cell>
          <table:table-cell ns41:value-type="float" table:style-name="ce63" office:value="11045" office:value-type="float">
            <text:p>1104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229" office:value-type="float">
            <text:p>229</text:p>
          </table:table-cell>
          <table:table-cell ns41:value-type="float" table:style-name="ce94" office:value="12" office:value-type="float">
            <text:p>12</text:p>
          </table:table-cell>
          <table:table-cell table:style-name="ce94" table:number-columns-repeated="3"/>
          <table:table-cell ns41:value-type="float" table:style-name="ce94" office:value="646" office:value-type="float">
            <text:p>646</text:p>
          </table:table-cell>
          <table:table-cell ns41:value-type="float" table:style-name="ce94" office:value="593" office:value-type="float">
            <text:p>593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652" office:value-type="float">
            <text:p>652</text:p>
          </table:table-cell>
          <table:table-cell ns41:value-type="float" table:style-name="ce94" office:value="596" office:value-type="float">
            <text:p>596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4" office:value-type="float">
            <text:p>4</text:p>
          </table:table-cell>
          <table:table-cell ns41:value-type="float" table:style-name="ce56" office:value="1106" office:value-type="float">
            <text:p>1106</text:p>
          </table:table-cell>
          <table:table-cell ns41:value-type="float" table:style-name="ce63" office:value="11045" office:value-type="float">
            <text:p>1104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3"/>
          <table:table-cell ns41:value-type="string" table:style-name="ce93" office:value-type="string">
            <text:p>Zuid-Eschmarke</text:p>
          </table:table-cell>
          <table:table-cell table:style-name="ce36"/>
          <table:table-cell table:style-name="ce23"/>
          <table:table-cell ns41:value-type="float" table:style-name="ce42" office:value="263" office:value-type="float">
            <text:p>263</text:p>
          </table:table-cell>
          <table:table-cell ns41:value-type="float" table:style-name="ce94" office:value="19" office:value-type="float">
            <text:p>19</text:p>
          </table:table-cell>
          <table:table-cell table:style-name="ce94" table:number-columns-repeated="3"/>
          <table:table-cell ns41:value-type="float" table:style-name="ce94" office:value="776" office:value-type="float">
            <text:p>776</text:p>
          </table:table-cell>
          <table:table-cell ns41:value-type="float" table:style-name="ce94" office:value="696" office:value-type="float">
            <text:p>696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788" office:value-type="float">
            <text:p>788</text:p>
          </table:table-cell>
          <table:table-cell ns41:value-type="float" table:style-name="ce94" office:value="715" office:value-type="float">
            <text:p>715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5" office:value="14" office:value-type="float">
            <text:p>14</text:p>
          </table:table-cell>
          <table:table-cell ns41:value-type="float" table:style-name="ce56" office:value="1106" office:value-type="float">
            <text:p>1106</text:p>
          </table:table-cell>
          <table:table-cell ns41:value-type="float" table:style-name="ce63" office:value="11045" office:value-type="float">
            <text:p>1104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3"/>
          <table:table-cell ns41:value-type="string" table:style-name="ce93" office:value-type="string">
            <text:p>Broekheurne</text:p>
          </table:table-cell>
          <table:table-cell table:style-name="ce36"/>
          <table:table-cell table:style-name="ce23"/>
          <table:table-cell ns41:value-type="float" table:style-name="ce42" office:value="44" office:value-type="float">
            <text:p>44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29" office:value-type="float">
            <text:p>129</text:p>
          </table:table-cell>
          <table:table-cell ns41:value-type="float" table:style-name="ce94" office:value="112" office:value-type="float">
            <text:p>112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34" office:value-type="float">
            <text:p>134</text:p>
          </table:table-cell>
          <table:table-cell ns41:value-type="float" table:style-name="ce94" office:value="113" office:value-type="float">
            <text:p>11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4" office:value-type="float">
            <text:p>4</text:p>
          </table:table-cell>
          <table:table-cell ns41:value-type="float" table:style-name="ce56" office:value="1106" office:value-type="float">
            <text:p>1106</text:p>
          </table:table-cell>
          <table:table-cell ns41:value-type="float" table:style-name="ce63" office:value="11045" office:value-type="float">
            <text:p>1104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3"/>
          <table:table-cell ns41:value-type="string" table:style-name="ce93" office:value-type="string">
            <text:p>Rutbeek</text:p>
          </table:table-cell>
          <table:table-cell table:style-name="ce36"/>
          <table:table-cell table:style-name="ce23"/>
          <table:table-cell ns41:value-type="float" table:style-name="ce42" office:value="18" office:value-type="float">
            <text:p>18</text:p>
          </table:table-cell>
          <table:table-cell table:style-name="ce94" table:number-columns-repeated="4"/>
          <table:table-cell ns41:value-type="float" table:style-name="ce94" office:value="58" office:value-type="float">
            <text:p>58</text:p>
          </table:table-cell>
          <table:table-cell ns41:value-type="float" table:style-name="ce94" office:value="46" office:value-type="float">
            <text:p>46</text:p>
          </table:table-cell>
          <table:table-cell ns41:value-type="float" office:value="2" table:style-name="ce94" table:number-columns-repeated="2" office:value-type="float">
            <text:p>2</text:p>
          </table:table-cell>
          <table:table-cell ns41:value-type="float" table:style-name="ce94" office:value="60" office:value-type="float">
            <text:p>60</text:p>
          </table:table-cell>
          <table:table-cell ns41:value-type="float" table:style-name="ce94" office:value="48" office:value-type="float">
            <text:p>48</text:p>
          </table:table-cell>
          <table:table-cell ns41:value-type="float" table:style-name="ce94" office:value="2" office:value-type="float">
            <text:p>2</text:p>
          </table:table-cell>
          <table:table-cell table:style-name="ce95"/>
          <table:table-cell ns41:value-type="float" table:style-name="ce56" office:value="1106" office:value-type="float">
            <text:p>1106</text:p>
          </table:table-cell>
          <table:table-cell ns41:value-type="float" table:style-name="ce63" office:value="11045" office:value-type="float">
            <text:p>1104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3"/>
          <table:table-cell ns41:value-type="string" table:style-name="ce93" office:value-type="string">
            <text:p>Usselo</text:p>
          </table:table-cell>
          <table:table-cell table:style-name="ce36"/>
          <table:table-cell table:style-name="ce23"/>
          <table:table-cell ns41:value-type="float" table:style-name="ce42" office:value="142" office:value-type="float">
            <text:p>142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3"/>
          <table:table-cell ns41:value-type="float" table:style-name="ce94" office:value="398" office:value-type="float">
            <text:p>398</text:p>
          </table:table-cell>
          <table:table-cell ns41:value-type="float" table:style-name="ce94" office:value="382" office:value-type="float">
            <text:p>382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415" office:value-type="float">
            <text:p>415</text:p>
          </table:table-cell>
          <table:table-cell ns41:value-type="float" table:style-name="ce94" office:value="406" office:value-type="float">
            <text:p>406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5" office:value="26" office:value-type="float">
            <text:p>26</text:p>
          </table:table-cell>
          <table:table-cell ns41:value-type="float" table:style-name="ce56" office:value="1106" office:value-type="float">
            <text:p>1106</text:p>
          </table:table-cell>
          <table:table-cell ns41:value-type="float" table:style-name="ce63" office:value="11045" office:value-type="float">
            <text:p>1104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3"/>
          <table:table-cell ns41:value-type="string" table:style-name="ce93" office:value-type="string">
            <text:p>Boekelo</text:p>
          </table:table-cell>
          <table:table-cell table:style-name="ce36"/>
          <table:table-cell table:style-name="ce23"/>
          <table:table-cell ns41:value-type="float" table:style-name="ce42" office:value="94" office:value-type="float">
            <text:p>94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280" office:value-type="float">
            <text:p>280</text:p>
          </table:table-cell>
          <table:table-cell ns41:value-type="float" table:style-name="ce94" office:value="222" office:value-type="float">
            <text:p>222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293" office:value-type="float">
            <text:p>293</text:p>
          </table:table-cell>
          <table:table-cell ns41:value-type="float" table:style-name="ce94" office:value="231" office:value-type="float">
            <text:p>231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5" office:value="11" office:value-type="float">
            <text:p>11</text:p>
          </table:table-cell>
          <table:table-cell ns41:value-type="float" table:style-name="ce56" office:value="1106" office:value-type="float">
            <text:p>1106</text:p>
          </table:table-cell>
          <table:table-cell ns41:value-type="float" table:style-name="ce63" office:value="11045" office:value-type="float">
            <text:p>1104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3"/>
          <table:table-cell ns41:value-type="string" table:style-name="ce93" office:value-type="string">
            <text:p>Twekkelo</text:p>
          </table:table-cell>
          <table:table-cell table:style-name="ce36"/>
          <table:table-cell table:style-name="ce23"/>
          <table:table-cell ns41:value-type="float" table:style-name="ce42" office:value="129" office:value-type="float">
            <text:p>129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404" office:value-type="float">
            <text:p>404</text:p>
          </table:table-cell>
          <table:table-cell ns41:value-type="float" table:style-name="ce94" office:value="361" office:value-type="float">
            <text:p>361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421" office:value-type="float">
            <text:p>421</text:p>
          </table:table-cell>
          <table:table-cell ns41:value-type="float" table:style-name="ce94" office:value="380" office:value-type="float">
            <text:p>380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5" office:value="25" office:value-type="float">
            <text:p>25</text:p>
          </table:table-cell>
          <table:table-cell ns41:value-type="float" table:style-name="ce56" office:value="1106" office:value-type="float">
            <text:p>1106</text:p>
          </table:table-cell>
          <table:table-cell ns41:value-type="float" table:style-name="ce63" office:value="11045" office:value-type="float">
            <text:p>1104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3"/>
          <table:table-cell ns41:value-type="string" table:style-name="ce93" office:value-type="string">
            <text:p>Driene</text:p>
          </table:table-cell>
          <table:table-cell table:style-name="ce36"/>
          <table:table-cell table:style-name="ce23"/>
          <table:table-cell ns41:value-type="float" table:style-name="ce42" office:value="89" office:value-type="float">
            <text:p>89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258" office:value-type="float">
            <text:p>258</text:p>
          </table:table-cell>
          <table:table-cell ns41:value-type="float" table:style-name="ce94" office:value="259" office:value-type="float">
            <text:p>259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65" office:value-type="float">
            <text:p>265</text:p>
          </table:table-cell>
          <table:table-cell ns41:value-type="float" table:style-name="ce94" office:value="263" office:value-type="float">
            <text:p>26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10" office:value-type="float">
            <text:p>10</text:p>
          </table:table-cell>
          <table:table-cell ns41:value-type="float" table:style-name="ce56" office:value="1106" office:value-type="float">
            <text:p>1106</text:p>
          </table:table-cell>
          <table:table-cell ns41:value-type="float" table:style-name="ce63" office:value="11045" office:value-type="float">
            <text:p>1104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317" office:value-type="float">
            <text:p>1317</text:p>
          </table:table-cell>
          <table:table-cell ns41:value-type="float" table:style-name="ce94" office:value="70" office:value-type="float">
            <text:p>70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3835" office:value-type="float">
            <text:p>3835</text:p>
          </table:table-cell>
          <table:table-cell ns41:value-type="float" table:style-name="ce94" office:value="3493" office:value-type="float">
            <text:p>3493</text:p>
          </table:table-cell>
          <table:table-cell ns41:value-type="float" table:style-name="ce94" office:value="81" office:value-type="float">
            <text:p>81</text:p>
          </table:table-cell>
          <table:table-cell ns41:value-type="float" table:style-name="ce94" office:value="82" office:value-type="float">
            <text:p>82</text:p>
          </table:table-cell>
          <table:table-cell ns41:value-type="float" table:style-name="ce94" office:value="3916" office:value-type="float">
            <text:p>3916</text:p>
          </table:table-cell>
          <table:table-cell ns41:value-type="float" table:style-name="ce94" office:value="3575" office:value-type="float">
            <text:p>3575</text:p>
          </table:table-cell>
          <table:table-cell ns41:value-type="float" table:style-name="ce94" office:value="86" office:value-type="float">
            <text:p>86</text:p>
          </table:table-cell>
          <table:table-cell ns41:value-type="float" table:style-name="ce95" office:value="114" office:value-type="float">
            <text:p>114</text:p>
          </table:table-cell>
          <table:table-cell ns41:value-type="float" table:style-name="ce56" office:value="1106" office:value-type="float">
            <text:p>1106</text:p>
          </table:table-cell>
          <table:table-cell ns41:value-type="float" table:style-name="ce63" office:value="11045" office:value-type="float">
            <text:p>1104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table-cell ns41:value-type="string" table:number-rows-spanned="8" table:style-name="ce8" table:number-columns-spanned="1" office:value-type="string">
            <text:p>Losser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A</text:p>
          </table:table-cell>
          <table:table-cell table:style-name="ce93"/>
          <table:table-cell ns41:value-type="string" table:style-name="ce93" office:value-type="string">
            <text:p>Dorp </text:p>
          </table:table-cell>
          <table:table-cell table:style-name="ce36"/>
          <table:table-cell table:style-name="ce23"/>
          <table:table-cell ns41:value-type="float" table:style-name="ce42" office:value="157" office:value-type="float">
            <text:p>157</text:p>
          </table:table-cell>
          <table:table-cell ns41:value-type="float" office:value="2" table:style-name="ce94" table:number-columns-repeated="2" office:value-type="float">
            <text:p>2</text:p>
          </table:table-cell>
          <table:table-cell table:style-name="ce94" table:number-columns-repeated="2"/>
          <table:table-cell ns41:value-type="float" table:style-name="ce94" office:value="300" office:value-type="float">
            <text:p>300</text:p>
          </table:table-cell>
          <table:table-cell ns41:value-type="float" table:style-name="ce94" office:value="329" office:value-type="float">
            <text:p>329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308" office:value-type="float">
            <text:p>308</text:p>
          </table:table-cell>
          <table:table-cell ns41:value-type="float" table:style-name="ce94" office:value="330" office:value-type="float">
            <text:p>330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68" office:value-type="float">
            <text:p>168</text:p>
          </table:table-cell>
          <table:table-cell ns41:value-type="float" table:style-name="ce63" office:value="11166" office:value-type="float">
            <text:p>1116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B</text:p>
          </table:table-cell>
          <table:table-cell table:style-name="ce93"/>
          <table:table-cell ns41:value-type="string" table:style-name="ce93" office:value-type="string">
            <text:p>De Marke</text:p>
          </table:table-cell>
          <table:table-cell table:style-name="ce36"/>
          <table:table-cell table:style-name="ce23"/>
          <table:table-cell ns41:value-type="float" table:style-name="ce42" office:value="174" office:value-type="float">
            <text:p>174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489" office:value-type="float">
            <text:p>489</text:p>
          </table:table-cell>
          <table:table-cell ns41:value-type="float" table:style-name="ce94" office:value="472" office:value-type="float">
            <text:p>472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491" office:value-type="float">
            <text:p>491</text:p>
          </table:table-cell>
          <table:table-cell ns41:value-type="float" table:style-name="ce94" office:value="476" office:value-type="float">
            <text:p>476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68" office:value-type="float">
            <text:p>168</text:p>
          </table:table-cell>
          <table:table-cell ns41:value-type="float" table:style-name="ce63" office:value="11166" office:value-type="float">
            <text:p>1116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C</text:p>
          </table:table-cell>
          <table:table-cell table:style-name="ce93"/>
          <table:table-cell ns41:value-type="string" table:style-name="ce93" office:value-type="string">
            <text:p>De Lutte</text:p>
          </table:table-cell>
          <table:table-cell table:style-name="ce36"/>
          <table:table-cell table:style-name="ce23"/>
          <table:table-cell ns41:value-type="float" table:style-name="ce42" office:value="308" office:value-type="float">
            <text:p>308</text:p>
          </table:table-cell>
          <table:table-cell ns41:value-type="float" table:style-name="ce94" office:value="11" office:value-type="float">
            <text:p>11</text:p>
          </table:table-cell>
          <table:table-cell table:style-name="ce94" table:number-columns-repeated="3"/>
          <table:table-cell ns41:value-type="float" table:style-name="ce94" office:value="819" office:value-type="float">
            <text:p>819</text:p>
          </table:table-cell>
          <table:table-cell ns41:value-type="float" table:style-name="ce94" office:value="801" office:value-type="float">
            <text:p>801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832" office:value-type="float">
            <text:p>832</text:p>
          </table:table-cell>
          <table:table-cell ns41:value-type="float" table:style-name="ce94" office:value="807" office:value-type="float">
            <text:p>807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68" office:value-type="float">
            <text:p>168</text:p>
          </table:table-cell>
          <table:table-cell ns41:value-type="float" table:style-name="ce63" office:value="11166" office:value-type="float">
            <text:p>1116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D</text:p>
          </table:table-cell>
          <table:table-cell table:style-name="ce93"/>
          <table:table-cell ns41:value-type="string" table:style-name="ce93" office:value-type="string">
            <text:p>Beuningen</text:p>
          </table:table-cell>
          <table:table-cell table:style-name="ce36"/>
          <table:table-cell table:style-name="ce23"/>
          <table:table-cell ns41:value-type="float" table:style-name="ce42" office:value="127" office:value-type="float">
            <text:p>127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3"/>
          <table:table-cell ns41:value-type="float" table:style-name="ce94" office:value="326" office:value-type="float">
            <text:p>326</text:p>
          </table:table-cell>
          <table:table-cell ns41:value-type="float" table:style-name="ce94" office:value="263" office:value-type="float">
            <text:p>263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332" office:value-type="float">
            <text:p>332</text:p>
          </table:table-cell>
          <table:table-cell ns41:value-type="float" table:style-name="ce94" office:value="270" office:value-type="float">
            <text:p>270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68" office:value-type="float">
            <text:p>168</text:p>
          </table:table-cell>
          <table:table-cell ns41:value-type="float" table:style-name="ce63" office:value="11166" office:value-type="float">
            <text:p>1116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E</text:p>
          </table:table-cell>
          <table:table-cell table:style-name="ce93"/>
          <table:table-cell ns41:value-type="string" table:style-name="ce93" office:value-type="string">
            <text:p>Berghuizen</text:p>
          </table:table-cell>
          <table:table-cell table:style-name="ce36"/>
          <table:table-cell table:style-name="ce23"/>
          <table:table-cell ns41:value-type="float" table:style-name="ce42" office:value="143" office:value-type="float">
            <text:p>14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2"/>
          <table:table-cell ns41:value-type="float" table:style-name="ce94" office:value="455" office:value-type="float">
            <text:p>455</text:p>
          </table:table-cell>
          <table:table-cell ns41:value-type="float" table:style-name="ce94" office:value="404" office:value-type="float">
            <text:p>40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460" office:value-type="float">
            <text:p>460</text:p>
          </table:table-cell>
          <table:table-cell ns41:value-type="float" table:style-name="ce94" office:value="405" office:value-type="float">
            <text:p>405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95" office:value="8" office:value-type="float">
            <text:p>8</text:p>
          </table:table-cell>
          <table:table-cell ns41:value-type="float" table:style-name="ce56" office:value="168" office:value-type="float">
            <text:p>168</text:p>
          </table:table-cell>
          <table:table-cell ns41:value-type="float" table:style-name="ce63" office:value="11166" office:value-type="float">
            <text:p>1116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57" office:value-type="float">
            <text:p>157</text:p>
          </table:table-cell>
          <table:table-cell ns41:value-type="float" office:value="2" table:style-name="ce94" table:number-columns-repeated="2" office:value-type="float">
            <text:p>2</text:p>
          </table:table-cell>
          <table:table-cell table:style-name="ce94" table:number-columns-repeated="2"/>
          <table:table-cell ns41:value-type="float" table:style-name="ce94" office:value="300" office:value-type="float">
            <text:p>300</text:p>
          </table:table-cell>
          <table:table-cell ns41:value-type="float" table:style-name="ce94" office:value="329" office:value-type="float">
            <text:p>329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308" office:value-type="float">
            <text:p>308</text:p>
          </table:table-cell>
          <table:table-cell ns41:value-type="float" table:style-name="ce94" office:value="330" office:value-type="float">
            <text:p>330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68" office:value-type="float">
            <text:p>168</text:p>
          </table:table-cell>
          <table:table-cell ns41:value-type="float" table:style-name="ce63" office:value="11166" office:value-type="float">
            <text:p>1116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752" office:value-type="float">
            <text:p>752</text:p>
          </table:table-cell>
          <table:table-cell ns41:value-type="float" table:style-name="ce94" office:value="25" office:value-type="float">
            <text:p>25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2"/>
          <table:table-cell ns41:value-type="float" table:style-name="ce94" office:value="2089" office:value-type="float">
            <text:p>2089</text:p>
          </table:table-cell>
          <table:table-cell ns41:value-type="float" table:style-name="ce94" office:value="1940" office:value-type="float">
            <text:p>1940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4" office:value="2115" office:value-type="float">
            <text:p>2115</text:p>
          </table:table-cell>
          <table:table-cell ns41:value-type="float" table:style-name="ce94" office:value="1958" office:value-type="float">
            <text:p>1958</text:p>
          </table:table-cell>
          <table:table-cell ns41:value-type="float" table:style-name="ce94" office:value="30" office:value-type="float">
            <text:p>30</text:p>
          </table:table-cell>
          <table:table-cell ns41:value-type="float" table:style-name="ce95" office:value="14" office:value-type="float">
            <text:p>14</text:p>
          </table:table-cell>
          <table:table-cell ns41:value-type="float" table:style-name="ce56" office:value="168" office:value-type="float">
            <text:p>168</text:p>
          </table:table-cell>
          <table:table-cell ns41:value-type="float" table:style-name="ce63" office:value="11166" office:value-type="float">
            <text:p>1116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909" office:value-type="float">
            <text:p>909</text:p>
          </table:table-cell>
          <table:table-cell ns41:value-type="float" table:style-name="ce94" office:value="27" office:value-type="float">
            <text:p>27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2"/>
          <table:table-cell ns41:value-type="float" table:style-name="ce94" office:value="2389" office:value-type="float">
            <text:p>2389</text:p>
          </table:table-cell>
          <table:table-cell ns41:value-type="float" table:style-name="ce94" office:value="2269" office:value-type="float">
            <text:p>2269</text:p>
          </table:table-cell>
          <table:table-cell ns41:value-type="float" table:style-name="ce94" office:value="34" office:value-type="float">
            <text:p>34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2423" office:value-type="float">
            <text:p>2423</text:p>
          </table:table-cell>
          <table:table-cell ns41:value-type="float" table:style-name="ce94" office:value="2288" office:value-type="float">
            <text:p>2288</text:p>
          </table:table-cell>
          <table:table-cell ns41:value-type="float" table:style-name="ce94" office:value="34" office:value-type="float">
            <text:p>34</text:p>
          </table:table-cell>
          <table:table-cell ns41:value-type="float" table:style-name="ce95" office:value="15" office:value-type="float">
            <text:p>15</text:p>
          </table:table-cell>
          <table:table-cell ns41:value-type="float" table:style-name="ce56" office:value="168" office:value-type="float">
            <text:p>168</text:p>
          </table:table-cell>
          <table:table-cell ns41:value-type="float" table:style-name="ce63" office:value="11166" office:value-type="float">
            <text:p>1116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table-cell ns41:value-type="string" table:number-rows-spanned="9" table:style-name="ce8" table:number-columns-spanned="1" office:value-type="string">
            <text:p>Markelo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M</text:p>
          </table:table-cell>
          <table:table-cell table:style-name="ce93"/>
          <table:table-cell ns41:value-type="string" table:style-name="ce93" office:value-type="string">
            <text:p>Dorp </text:p>
          </table:table-cell>
          <table:table-cell table:style-name="ce36"/>
          <table:table-cell table:style-name="ce23"/>
          <table:table-cell ns41:value-type="float" table:style-name="ce42" office:value="70" office:value-type="float">
            <text:p>70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183" office:value-type="float">
            <text:p>183</text:p>
          </table:table-cell>
          <table:table-cell ns41:value-type="float" table:style-name="ce94" office:value="155" office:value-type="float">
            <text:p>155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96" office:value-type="float">
            <text:p>196</text:p>
          </table:table-cell>
          <table:table-cell ns41:value-type="float" table:style-name="ce94" office:value="159" office:value-type="float">
            <text:p>159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69" office:value-type="float">
            <text:p>169</text:p>
          </table:table-cell>
          <table:table-cell ns41:value-type="float" table:style-name="ce63" office:value="11382" office:value-type="float">
            <text:p>11382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M</text:p>
          </table:table-cell>
          <table:table-cell table:style-name="ce93"/>
          <table:table-cell ns41:value-type="string" table:style-name="ce93" office:value-type="string">
            <text:p>Dorp </text:p>
          </table:table-cell>
          <table:table-cell table:style-name="ce36"/>
          <table:table-cell table:style-name="ce23"/>
          <table:table-cell ns41:value-type="float" table:style-name="ce42" office:value="191" office:value-type="float">
            <text:p>191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561" office:value-type="float">
            <text:p>561</text:p>
          </table:table-cell>
          <table:table-cell ns41:value-type="float" table:style-name="ce94" office:value="453" office:value-type="float">
            <text:p>453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564" office:value-type="float">
            <text:p>564</text:p>
          </table:table-cell>
          <table:table-cell ns41:value-type="float" table:style-name="ce94" office:value="455" office:value-type="float">
            <text:p>455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5" office:value="6" office:value-type="float">
            <text:p>6</text:p>
          </table:table-cell>
          <table:table-cell ns41:value-type="float" table:style-name="ce56" office:value="169" office:value-type="float">
            <text:p>169</text:p>
          </table:table-cell>
          <table:table-cell ns41:value-type="float" table:style-name="ce63" office:value="11382" office:value-type="float">
            <text:p>11382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S</text:p>
          </table:table-cell>
          <table:table-cell table:style-name="ce93"/>
          <table:table-cell ns41:value-type="string" table:style-name="ce93" office:value-type="string">
            <text:p>Stokkum</text:p>
          </table:table-cell>
          <table:table-cell table:style-name="ce36"/>
          <table:table-cell table:style-name="ce23"/>
          <table:table-cell ns41:value-type="float" table:style-name="ce42" office:value="181" office:value-type="float">
            <text:p>181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536" office:value-type="float">
            <text:p>536</text:p>
          </table:table-cell>
          <table:table-cell ns41:value-type="float" table:style-name="ce94" office:value="437" office:value-type="float">
            <text:p>437</text:p>
          </table:table-cell>
          <table:table-cell ns41:value-type="float" office:value="4" table:style-name="ce94" table:number-columns-repeated="2" office:value-type="float">
            <text:p>4</text:p>
          </table:table-cell>
          <table:table-cell ns41:value-type="float" table:style-name="ce94" office:value="540" office:value-type="float">
            <text:p>540</text:p>
          </table:table-cell>
          <table:table-cell ns41:value-type="float" table:style-name="ce94" office:value="441" office:value-type="float">
            <text:p>441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11" office:value-type="float">
            <text:p>11</text:p>
          </table:table-cell>
          <table:table-cell ns41:value-type="float" table:style-name="ce56" office:value="169" office:value-type="float">
            <text:p>169</text:p>
          </table:table-cell>
          <table:table-cell ns41:value-type="float" table:style-name="ce63" office:value="11382" office:value-type="float">
            <text:p>11382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E</text:p>
          </table:table-cell>
          <table:table-cell table:style-name="ce93"/>
          <table:table-cell ns41:value-type="string" table:style-name="ce93" office:value-type="string">
            <text:p>Elsen</text:p>
          </table:table-cell>
          <table:table-cell table:style-name="ce36"/>
          <table:table-cell table:style-name="ce23"/>
          <table:table-cell ns41:value-type="float" table:style-name="ce42" office:value="133" office:value-type="float">
            <text:p>133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421" office:value-type="float">
            <text:p>421</text:p>
          </table:table-cell>
          <table:table-cell ns41:value-type="float" table:style-name="ce94" office:value="346" office:value-type="float">
            <text:p>346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425" office:value-type="float">
            <text:p>425</text:p>
          </table:table-cell>
          <table:table-cell ns41:value-type="float" table:style-name="ce94" office:value="358" office:value-type="float">
            <text:p>358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5" office:value="7" office:value-type="float">
            <text:p>7</text:p>
          </table:table-cell>
          <table:table-cell ns41:value-type="float" table:style-name="ce56" office:value="169" office:value-type="float">
            <text:p>169</text:p>
          </table:table-cell>
          <table:table-cell ns41:value-type="float" table:style-name="ce63" office:value="11382" office:value-type="float">
            <text:p>11382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H</text:p>
          </table:table-cell>
          <table:table-cell table:style-name="ce93"/>
          <table:table-cell ns41:value-type="string" table:style-name="ce93" office:value-type="string">
            <text:p>Herike</text:p>
          </table:table-cell>
          <table:table-cell table:style-name="ce36"/>
          <table:table-cell table:style-name="ce23"/>
          <table:table-cell ns41:value-type="float" table:style-name="ce42" office:value="110" office:value-type="float">
            <text:p>110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322" office:value-type="float">
            <text:p>322</text:p>
          </table:table-cell>
          <table:table-cell ns41:value-type="float" table:style-name="ce94" office:value="274" office:value-type="float">
            <text:p>274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330" office:value-type="float">
            <text:p>330</text:p>
          </table:table-cell>
          <table:table-cell ns41:value-type="float" table:style-name="ce94" office:value="276" office:value-type="float">
            <text:p>276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5" office:value="10" office:value-type="float">
            <text:p>10</text:p>
          </table:table-cell>
          <table:table-cell ns41:value-type="float" table:style-name="ce56" office:value="169" office:value-type="float">
            <text:p>169</text:p>
          </table:table-cell>
          <table:table-cell ns41:value-type="float" table:style-name="ce63" office:value="11382" office:value-type="float">
            <text:p>11382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K</text:p>
          </table:table-cell>
          <table:table-cell table:style-name="ce93"/>
          <table:table-cell ns41:value-type="string" table:style-name="ce93" office:value-type="string">
            <text:p>Kerspel-Goor</text:p>
          </table:table-cell>
          <table:table-cell table:style-name="ce36"/>
          <table:table-cell table:style-name="ce23"/>
          <table:table-cell ns41:value-type="float" table:style-name="ce42" office:value="89" office:value-type="float">
            <text:p>89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247" office:value-type="float">
            <text:p>247</text:p>
          </table:table-cell>
          <table:table-cell ns41:value-type="float" table:style-name="ce94" office:value="218" office:value-type="float">
            <text:p>218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260" office:value-type="float">
            <text:p>260</text:p>
          </table:table-cell>
          <table:table-cell ns41:value-type="float" table:style-name="ce94" office:value="232" office:value-type="float">
            <text:p>232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95" office:value="34" office:value-type="float">
            <text:p>34</text:p>
          </table:table-cell>
          <table:table-cell ns41:value-type="float" table:style-name="ce56" office:value="169" office:value-type="float">
            <text:p>169</text:p>
          </table:table-cell>
          <table:table-cell ns41:value-type="float" table:style-name="ce63" office:value="11382" office:value-type="float">
            <text:p>11382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70" office:value-type="float">
            <text:p>70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183" office:value-type="float">
            <text:p>183</text:p>
          </table:table-cell>
          <table:table-cell ns41:value-type="float" table:style-name="ce94" office:value="155" office:value-type="float">
            <text:p>155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96" office:value-type="float">
            <text:p>196</text:p>
          </table:table-cell>
          <table:table-cell ns41:value-type="float" table:style-name="ce94" office:value="159" office:value-type="float">
            <text:p>159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69" office:value-type="float">
            <text:p>169</text:p>
          </table:table-cell>
          <table:table-cell ns41:value-type="float" table:style-name="ce63" office:value="11382" office:value-type="float">
            <text:p>11382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704" office:value-type="float">
            <text:p>704</text:p>
          </table:table-cell>
          <table:table-cell ns41:value-type="float" table:style-name="ce94" office:value="19" office:value-type="float">
            <text:p>19</text:p>
          </table:table-cell>
          <table:table-cell table:style-name="ce94" table:number-columns-repeated="3"/>
          <table:table-cell ns41:value-type="float" table:style-name="ce94" office:value="2087" office:value-type="float">
            <text:p>2087</text:p>
          </table:table-cell>
          <table:table-cell ns41:value-type="float" table:style-name="ce94" office:value="1728" office:value-type="float">
            <text:p>1728</text:p>
          </table:table-cell>
          <table:table-cell ns41:value-type="float" table:style-name="ce94" office:value="32" office:value-type="float">
            <text:p>32</text:p>
          </table:table-cell>
          <table:table-cell ns41:value-type="float" table:style-name="ce94" office:value="34" office:value-type="float">
            <text:p>34</text:p>
          </table:table-cell>
          <table:table-cell ns41:value-type="float" table:style-name="ce94" office:value="2119" office:value-type="float">
            <text:p>2119</text:p>
          </table:table-cell>
          <table:table-cell ns41:value-type="float" table:style-name="ce94" office:value="1762" office:value-type="float">
            <text:p>1762</text:p>
          </table:table-cell>
          <table:table-cell ns41:value-type="float" table:style-name="ce94" office:value="57" office:value-type="float">
            <text:p>57</text:p>
          </table:table-cell>
          <table:table-cell ns41:value-type="float" table:style-name="ce95" office:value="68" office:value-type="float">
            <text:p>68</text:p>
          </table:table-cell>
          <table:table-cell ns41:value-type="float" table:style-name="ce56" office:value="169" office:value-type="float">
            <text:p>169</text:p>
          </table:table-cell>
          <table:table-cell ns41:value-type="float" table:style-name="ce63" office:value="11382" office:value-type="float">
            <text:p>11382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774" office:value-type="float">
            <text:p>774</text:p>
          </table:table-cell>
          <table:table-cell ns41:value-type="float" table:style-name="ce94" office:value="23" office:value-type="float">
            <text:p>23</text:p>
          </table:table-cell>
          <table:table-cell table:style-name="ce94" table:number-columns-repeated="3"/>
          <table:table-cell ns41:value-type="float" table:style-name="ce94" office:value="2270" office:value-type="float">
            <text:p>2270</text:p>
          </table:table-cell>
          <table:table-cell ns41:value-type="float" table:style-name="ce94" office:value="1883" office:value-type="float">
            <text:p>1883</text:p>
          </table:table-cell>
          <table:table-cell ns41:value-type="float" table:style-name="ce94" office:value="45" office:value-type="float">
            <text:p>45</text:p>
          </table:table-cell>
          <table:table-cell ns41:value-type="float" table:style-name="ce94" office:value="38" office:value-type="float">
            <text:p>38</text:p>
          </table:table-cell>
          <table:table-cell ns41:value-type="float" table:style-name="ce94" office:value="2315" office:value-type="float">
            <text:p>2315</text:p>
          </table:table-cell>
          <table:table-cell ns41:value-type="float" table:style-name="ce94" office:value="1921" office:value-type="float">
            <text:p>1921</text:p>
          </table:table-cell>
          <table:table-cell ns41:value-type="float" table:style-name="ce94" office:value="67" office:value-type="float">
            <text:p>67</text:p>
          </table:table-cell>
          <table:table-cell ns41:value-type="float" table:style-name="ce95" office:value="70" office:value-type="float">
            <text:p>70</text:p>
          </table:table-cell>
          <table:table-cell ns41:value-type="float" table:style-name="ce56" office:value="169" office:value-type="float">
            <text:p>169</text:p>
          </table:table-cell>
          <table:table-cell ns41:value-type="float" table:style-name="ce63" office:value="11382" office:value-type="float">
            <text:p>11382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11">
          <table:table-cell ns41:value-type="string" table:number-rows-spanned="5" table:style-name="ce9" table:number-columns-spanned="1" office:value-type="string">
            <text:p><text:span text:style-name="T1">Nieuwleusen</text:span><text:span text:style-name="T2"> (Geene kom)</text:span></text:p>
          </table:table-cell>
          <table:table-cell table:style-name="ce93"/>
          <table:table-cell ns41:value-type="string" table:style-name="ce93" office:value-type="string">
            <text:p>A</text:p>
          </table:table-cell>
          <table:table-cell ns41:value-type="string" table:style-name="ce93" office:value-type="string">
            <text:p>Dorp</text:p>
          </table:table-cell>
          <table:table-cell ns41:value-type="string" table:style-name="ce93" office:value-type="string">
            <text:p>Nieuwleusen</text:p>
          </table:table-cell>
          <table:table-cell table:style-name="ce36"/>
          <table:table-cell table:style-name="ce23"/>
          <table:table-cell ns41:value-type="float" table:style-name="ce42" office:value="178" office:value-type="float">
            <text:p>178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497" office:value-type="float">
            <text:p>497</text:p>
          </table:table-cell>
          <table:table-cell ns41:value-type="float" table:style-name="ce94" office:value="458" office:value-type="float">
            <text:p>458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505" office:value-type="float">
            <text:p>505</text:p>
          </table:table-cell>
          <table:table-cell ns41:value-type="float" table:style-name="ce94" office:value="464" office:value-type="float">
            <text:p>464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5" office:value="7" office:value-type="float">
            <text:p>7</text:p>
          </table:table-cell>
          <table:table-cell ns41:value-type="float" table:style-name="ce56" office:value="170" office:value-type="float">
            <text:p>170</text:p>
          </table:table-cell>
          <table:table-cell ns41:value-type="float" table:style-name="ce63" office:value="10384" office:value-type="float">
            <text:p>1038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B</text:p>
          </table:table-cell>
          <table:table-cell table:style-name="ce93"/>
          <table:table-cell ns41:value-type="string" table:style-name="ce93" office:value-type="string">
            <text:p>Ruitenveen</text:p>
          </table:table-cell>
          <table:table-cell table:style-name="ce36"/>
          <table:table-cell table:style-name="ce23"/>
          <table:table-cell ns41:value-type="float" table:style-name="ce42" office:value="98" office:value-type="float">
            <text:p>98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276" office:value-type="float">
            <text:p>276</text:p>
          </table:table-cell>
          <table:table-cell ns41:value-type="float" table:style-name="ce94" office:value="241" office:value-type="float">
            <text:p>241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282" office:value-type="float">
            <text:p>282</text:p>
          </table:table-cell>
          <table:table-cell ns41:value-type="float" table:style-name="ce94" office:value="243" office:value-type="float">
            <text:p>243</text:p>
          </table:table-cell>
          <table:table-cell table:style-name="ce94"/>
          <table:table-cell ns41:value-type="float" table:style-name="ce95" office:value="1" office:value-type="float">
            <text:p>1</text:p>
          </table:table-cell>
          <table:table-cell ns41:value-type="float" table:style-name="ce56" office:value="170" office:value-type="float">
            <text:p>170</text:p>
          </table:table-cell>
          <table:table-cell ns41:value-type="float" table:style-name="ce63" office:value="10384" office:value-type="float">
            <text:p>1038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/>
          <table:table-cell ns41:value-type="string" table:style-name="ce93" office:value-type="string">
            <text:p>C</text:p>
          </table:table-cell>
          <table:table-cell table:style-name="ce93"/>
          <table:table-cell ns41:value-type="string" table:style-name="ce93" office:value-type="string">
            <text:p>Den Hulst</text:p>
          </table:table-cell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200" office:value-type="float">
            <text:p>200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453" office:value-type="float">
            <text:p>453</text:p>
          </table:table-cell>
          <table:table-cell ns41:value-type="float" table:style-name="ce94" office:value="413" office:value-type="float">
            <text:p>413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463" office:value-type="float">
            <text:p>463</text:p>
          </table:table-cell>
          <table:table-cell ns41:value-type="float" table:style-name="ce94" office:value="420" office:value-type="float">
            <text:p>420</text:p>
          </table:table-cell>
          <table:table-cell table:style-name="ce94"/>
          <table:table-cell table:style-name="ce95"/>
          <table:table-cell ns41:value-type="float" table:style-name="ce56" office:value="170" office:value-type="float">
            <text:p>170</text:p>
          </table:table-cell>
          <table:table-cell ns41:value-type="float" table:style-name="ce63" office:value="10384" office:value-type="float">
            <text:p>1038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7" office:value-type="float">
            <text:p>7</text:p>
          </table:table-cell>
          <table:table-cell table:style-name="ce94" table:number-columns-repeated="6"/>
          <table:table-cell ns41:value-type="float" table:style-name="ce94" office:value="18" office:value-type="float">
            <text:p>18</text:p>
          </table:table-cell>
          <table:table-cell ns41:value-type="float" table:style-name="ce95" office:value="6" office:value-type="float">
            <text:p>6</text:p>
          </table:table-cell>
          <table:table-cell ns41:value-type="float" table:style-name="ce56" office:value="170" office:value-type="float">
            <text:p>170</text:p>
          </table:table-cell>
          <table:table-cell ns41:value-type="float" table:style-name="ce63" office:value="10384" office:value-type="float">
            <text:p>1038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476" office:value-type="float">
            <text:p>476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2"/>
          <table:table-cell ns41:value-type="float" table:style-name="ce94" office:value="7" office:value-type="float">
            <text:p>7</text:p>
          </table:table-cell>
          <table:table-cell ns41:value-type="float" table:style-name="ce94" office:value="1226" office:value-type="float">
            <text:p>1226</text:p>
          </table:table-cell>
          <table:table-cell ns41:value-type="float" table:style-name="ce94" office:value="1112" office:value-type="float">
            <text:p>1112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1250" office:value-type="float">
            <text:p>1250</text:p>
          </table:table-cell>
          <table:table-cell ns41:value-type="float" table:style-name="ce94" office:value="1127" office:value-type="float">
            <text:p>1127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5" office:value="14" office:value-type="float">
            <text:p>14</text:p>
          </table:table-cell>
          <table:table-cell ns41:value-type="float" table:style-name="ce56" office:value="170" office:value-type="float">
            <text:p>170</text:p>
          </table:table-cell>
          <table:table-cell ns41:value-type="float" table:style-name="ce63" office:value="10384" office:value-type="float">
            <text:p>1038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table-cell ns41:value-type="string" table:number-rows-spanned="18" table:style-name="ce8" table:number-columns-spanned="1" office:value-type="string">
            <text:p>Oldemarkt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I</text:p>
          </table:table-cell>
          <table:table-cell table:style-name="ce93"/>
          <table:table-cell ns41:value-type="string" table:style-name="ce93" office:value-type="string">
            <text:p>Dorp </text:p>
          </table:table-cell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269" office:value-type="float">
            <text:p>269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512" office:value-type="float">
            <text:p>512</text:p>
          </table:table-cell>
          <table:table-cell ns41:value-type="float" table:style-name="ce94" office:value="535" office:value-type="float">
            <text:p>535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524" office:value-type="float">
            <text:p>524</text:p>
          </table:table-cell>
          <table:table-cell ns41:value-type="float" table:style-name="ce94" office:value="546" office:value-type="float">
            <text:p>546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5" office:value="9" office:value-type="float">
            <text:p>9</text:p>
          </table:table-cell>
          <table:table-cell ns41:value-type="float" table:style-name="ce56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9" office:value-type="float">
            <text:p>9</text:p>
          </table:table-cell>
          <table:table-cell table:style-name="ce94"/>
          <table:table-cell ns41:value-type="float" table:style-name="ce94" office:value="10" office:value-type="float">
            <text:p>10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21" office:value-type="float">
            <text:p>21</text:p>
          </table:table-cell>
          <table:table-cell ns41:value-type="float" table:style-name="ce94" office:value="15" office:value-type="float">
            <text:p>15</text:p>
          </table:table-cell>
          <table:table-cell table:style-name="ce94"/>
          <table:table-cell table:style-name="ce95"/>
          <table:table-cell ns41:value-type="float" table:style-name="ce56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1" office:value-type="float">
            <text:p>1</text:p>
          </table:table-cell>
          <table:table-cell table:style-name="ce94" table:number-columns-repeated="6"/>
          <table:table-cell ns41:value-type="float" table:style-name="ce94" office:value="4" office:value-type="float">
            <text:p>4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I</text:p>
          </table:table-cell>
          <table:table-cell table:style-name="ce93"/>
          <table:table-cell ns41:value-type="string" table:style-name="ce93" office:value-type="string">
            <text:p>Ossenzijl</text:p>
          </table:table-cell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59" office:value-type="float">
            <text:p>59</text:p>
          </table:table-cell>
          <table:table-cell table:style-name="ce94" table:number-columns-repeated="4"/>
          <table:table-cell ns41:value-type="float" table:style-name="ce94" office:value="132" office:value-type="float">
            <text:p>132</text:p>
          </table:table-cell>
          <table:table-cell ns41:value-type="float" table:style-name="ce94" office:value="106" office:value-type="float">
            <text:p>106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38" office:value-type="float">
            <text:p>138</text:p>
          </table:table-cell>
          <table:table-cell ns41:value-type="float" table:style-name="ce94" office:value="109" office:value-type="float">
            <text:p>109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5" office:value-type="float">
            <text:p>5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5" office:value-type="float">
            <text:p>5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table:style-name="ce95"/>
          <table:table-cell ns41:value-type="float" table:style-name="ce56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6" office:value-type="float">
            <text:p>6</text:p>
          </table:table-cell>
          <table:table-cell table:style-name="ce94" table:number-columns-repeated="6"/>
          <table:table-cell ns41:value-type="float" table:style-name="ce94" office:value="17" office:value-type="float">
            <text:p>17</text:p>
          </table:table-cell>
          <table:table-cell ns41:value-type="float" table:style-name="ce95" office:value="14" office:value-type="float">
            <text:p>14</text:p>
          </table:table-cell>
          <table:table-cell ns41:value-type="float" table:style-name="ce56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I</text:p>
          </table:table-cell>
          <table:table-cell table:style-name="ce93"/>
          <table:table-cell ns41:value-type="string" table:style-name="ce93" office:value-type="string">
            <text:p>Dorp </text:p>
          </table:table-cell>
          <table:table-cell table:style-name="ce36"/>
          <table:table-cell table:style-name="ce23"/>
          <table:table-cell ns41:value-type="float" table:style-name="ce42" office:value="12" office:value-type="float">
            <text:p>12</text:p>
          </table:table-cell>
          <table:table-cell table:style-name="ce94" table:number-columns-repeated="4"/>
          <table:table-cell ns41:value-type="float" table:style-name="ce94" office:value="30" office:value-type="float">
            <text:p>30</text:p>
          </table:table-cell>
          <table:table-cell ns41:value-type="float" table:style-name="ce94" office:value="29" office:value-type="float">
            <text:p>29</text:p>
          </table:table-cell>
          <table:table-cell table:style-name="ce94" table:number-columns-repeated="2"/>
          <table:table-cell ns41:value-type="float" table:style-name="ce94" office:value="30" office:value-type="float">
            <text:p>30</text:p>
          </table:table-cell>
          <table:table-cell ns41:value-type="float" table:style-name="ce94" office:value="29" office:value-type="float">
            <text:p>29</text:p>
          </table:table-cell>
          <table:table-cell table:style-name="ce94"/>
          <table:table-cell ns41:value-type="float" table:style-name="ce95" office:value="1" office:value-type="float">
            <text:p>1</text:p>
          </table:table-cell>
          <table:table-cell ns41:value-type="float" table:style-name="ce56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I</text:p>
          </table:table-cell>
          <table:table-cell table:style-name="ce93"/>
          <table:table-cell ns41:value-type="string" table:style-name="ce93" office:value-type="string">
            <text:p>Hare</text:p>
          </table:table-cell>
          <table:table-cell table:style-name="ce36"/>
          <table:table-cell table:style-name="ce23"/>
          <table:table-cell ns41:value-type="float" table:style-name="ce42" office:value="6" office:value-type="float">
            <text:p>6</text:p>
          </table:table-cell>
          <table:table-cell table:style-name="ce94" table:number-columns-repeated="4"/>
          <table:table-cell ns41:value-type="float" office:value="13" table:style-name="ce94" table:number-columns-repeated="2" office:value-type="float">
            <text:p>13</text:p>
          </table:table-cell>
          <table:table-cell table:style-name="ce94" table:number-columns-repeated="2"/>
          <table:table-cell ns41:value-type="float" office:value="13" table:style-name="ce94" table:number-columns-repeated="2" office:value-type="float">
            <text:p>13</text:p>
          </table:table-cell>
          <table:table-cell table:style-name="ce94"/>
          <table:table-cell table:style-name="ce95"/>
          <table:table-cell ns41:value-type="float" table:style-name="ce56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II</text:p>
          </table:table-cell>
          <table:table-cell table:style-name="ce93"/>
          <table:table-cell ns41:value-type="string" table:style-name="ce93" office:value-type="string">
            <text:p>Paaslo</text:p>
          </table:table-cell>
          <table:table-cell table:style-name="ce36"/>
          <table:table-cell table:style-name="ce23"/>
          <table:table-cell ns41:value-type="float" table:style-name="ce42" office:value="132" office:value-type="float">
            <text:p>132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355" office:value-type="float">
            <text:p>355</text:p>
          </table:table-cell>
          <table:table-cell ns41:value-type="float" table:style-name="ce94" office:value="311" office:value-type="float">
            <text:p>31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357" office:value-type="float">
            <text:p>357</text:p>
          </table:table-cell>
          <table:table-cell ns41:value-type="float" table:style-name="ce94" office:value="314" office:value-type="float">
            <text:p>31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V</text:p>
          </table:table-cell>
          <table:table-cell table:style-name="ce93"/>
          <table:table-cell ns41:value-type="string" table:style-name="ce93" office:value-type="string">
            <text:p>Ossenzijl</text:p>
          </table:table-cell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50" office:value-type="float">
            <text:p>50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26" office:value-type="float">
            <text:p>126</text:p>
          </table:table-cell>
          <table:table-cell ns41:value-type="float" table:style-name="ce94" office:value="89" office:value-type="float">
            <text:p>89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27" office:value-type="float">
            <text:p>127</text:p>
          </table:table-cell>
          <table:table-cell ns41:value-type="float" table:style-name="ce94" office:value="89" office:value-type="float">
            <text:p>89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office:value="1" table:style-name="ce94" table:number-columns-repeated="2" office:value-type="float">
            <text:p>1</text:p>
          </table:table-cell>
          <table:table-cell table:style-name="ce94" table:number-columns-repeated="2"/>
          <table:table-cell ns41:value-type="float" office:value="1" table:style-name="ce94" table:number-columns-repeated="2" office:value-type="float">
            <text:p>1</text:p>
          </table:table-cell>
          <table:table-cell table:style-name="ce94"/>
          <table:table-cell table:style-name="ce95"/>
          <table:table-cell ns41:value-type="float" table:style-name="ce56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2" office:value-type="float">
            <text:p>2</text:p>
          </table:table-cell>
          <table:table-cell table:style-name="ce94" table:number-columns-repeated="6"/>
          <table:table-cell ns41:value-type="float" table:style-name="ce94" office:value="5" office:value-type="float">
            <text:p>5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V</text:p>
          </table:table-cell>
          <table:table-cell table:style-name="ce93"/>
          <table:table-cell ns41:value-type="string" table:style-name="ce93" office:value-type="string">
            <text:p>Kalenberg</text:p>
          </table:table-cell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87" office:value-type="float">
            <text:p>87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195" office:value-type="float">
            <text:p>195</text:p>
          </table:table-cell>
          <table:table-cell ns41:value-type="float" table:style-name="ce94" office:value="174" office:value-type="float">
            <text:p>17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00" office:value-type="float">
            <text:p>200</text:p>
          </table:table-cell>
          <table:table-cell ns41:value-type="float" table:style-name="ce94" office:value="178" office:value-type="float">
            <text:p>178</text:p>
          </table:table-cell>
          <table:table-cell table:style-name="ce94"/>
          <table:table-cell table:style-name="ce95"/>
          <table:table-cell ns41:value-type="float" table:style-name="ce56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1" office:value-type="float">
            <text:p>1</text:p>
          </table:table-cell>
          <table:table-cell table:style-name="ce94" table:number-columns-repeated="6"/>
          <table:table-cell ns41:value-type="float" table:style-name="ce94" office:value="4" office:value-type="float">
            <text:p>4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V</text:p>
          </table:table-cell>
          <table:table-cell table:style-name="ce93"/>
          <table:table-cell ns41:value-type="string" table:style-name="ce93" office:value-type="string">
            <text:p>IJsselham</text:p>
          </table:table-cell>
          <table:table-cell table:style-name="ce36"/>
          <table:table-cell table:style-name="ce23"/>
          <table:table-cell ns41:value-type="float" table:style-name="ce42" office:value="38" office:value-type="float">
            <text:p>38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02" office:value-type="float">
            <text:p>102</text:p>
          </table:table-cell>
          <table:table-cell ns41:value-type="float" table:style-name="ce94" office:value="100" office:value-type="float">
            <text:p>100</text:p>
          </table:table-cell>
          <table:table-cell ns41:value-type="float" office:value="2" table:style-name="ce94" table:number-columns-repeated="2" office:value-type="float">
            <text:p>2</text:p>
          </table:table-cell>
          <table:table-cell ns41:value-type="float" table:style-name="ce94" office:value="104" office:value-type="float">
            <text:p>104</text:p>
          </table:table-cell>
          <table:table-cell ns41:value-type="float" table:style-name="ce94" office:value="102" office:value-type="float">
            <text:p>10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328" office:value-type="float">
            <text:p>328</text:p>
          </table:table-cell>
          <table:table-cell ns41:value-type="float" table:style-name="ce94" office:value="5" office:value-type="float">
            <text:p>5</text:p>
          </table:table-cell>
          <table:table-cell table:style-name="ce94"/>
          <table:table-cell ns41:value-type="float" table:style-name="ce94" office:value="10" office:value-type="float">
            <text:p>10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659" office:value-type="float">
            <text:p>659</text:p>
          </table:table-cell>
          <table:table-cell ns41:value-type="float" table:style-name="ce94" office:value="652" office:value-type="float">
            <text:p>652</text:p>
          </table:table-cell>
          <table:table-cell ns41:value-type="float" table:style-name="ce94" office:value="29" office:value-type="float">
            <text:p>29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688" office:value-type="float">
            <text:p>688</text:p>
          </table:table-cell>
          <table:table-cell ns41:value-type="float" table:style-name="ce94" office:value="672" office:value-type="float">
            <text:p>672</text:p>
          </table:table-cell>
          <table:table-cell ns41:value-type="float" table:style-name="ce94" office:value="32" office:value-type="float">
            <text:p>32</text:p>
          </table:table-cell>
          <table:table-cell ns41:value-type="float" table:style-name="ce95" office:value="27" office:value-type="float">
            <text:p>27</text:p>
          </table:table-cell>
          <table:table-cell ns41:value-type="float" table:style-name="ce56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325" office:value-type="float">
            <text:p>325</text:p>
          </table:table-cell>
          <table:table-cell ns41:value-type="float" table:style-name="ce94" office:value="10" office:value-type="float">
            <text:p>10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822" office:value-type="float">
            <text:p>822</text:p>
          </table:table-cell>
          <table:table-cell ns41:value-type="float" table:style-name="ce94" office:value="717" office:value-type="float">
            <text:p>717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832" office:value-type="float">
            <text:p>832</text:p>
          </table:table-cell>
          <table:table-cell ns41:value-type="float" table:style-name="ce94" office:value="726" office:value-type="float">
            <text:p>726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5" office:value="12" office:value-type="float">
            <text:p>12</text:p>
          </table:table-cell>
          <table:table-cell ns41:value-type="float" table:style-name="ce56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653" office:value-type="float">
            <text:p>653</text:p>
          </table:table-cell>
          <table:table-cell ns41:value-type="float" table:style-name="ce94" office:value="15" office:value-type="float">
            <text:p>15</text:p>
          </table:table-cell>
          <table:table-cell table:style-name="ce94"/>
          <table:table-cell ns41:value-type="float" table:style-name="ce94" office:value="11" office:value-type="float">
            <text:p>11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1481" office:value-type="float">
            <text:p>1481</text:p>
          </table:table-cell>
          <table:table-cell ns41:value-type="float" table:style-name="ce94" office:value="1369" office:value-type="float">
            <text:p>1369</text:p>
          </table:table-cell>
          <table:table-cell ns41:value-type="float" table:style-name="ce94" office:value="39" office:value-type="float">
            <text:p>39</text:p>
          </table:table-cell>
          <table:table-cell ns41:value-type="float" table:style-name="ce94" office:value="29" office:value-type="float">
            <text:p>29</text:p>
          </table:table-cell>
          <table:table-cell ns41:value-type="float" table:style-name="ce94" office:value="1520" office:value-type="float">
            <text:p>1520</text:p>
          </table:table-cell>
          <table:table-cell ns41:value-type="float" table:style-name="ce94" office:value="1398" office:value-type="float">
            <text:p>1398</text:p>
          </table:table-cell>
          <table:table-cell ns41:value-type="float" table:style-name="ce94" office:value="48" office:value-type="float">
            <text:p>48</text:p>
          </table:table-cell>
          <table:table-cell ns41:value-type="float" table:style-name="ce95" office:value="39" office:value-type="float">
            <text:p>39</text:p>
          </table:table-cell>
          <table:table-cell ns41:value-type="float" table:style-name="ce56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table-cell ns41:value-type="string" table:number-rows-spanned="9" table:style-name="ce8" table:number-columns-spanned="1" office:value-type="string">
            <text:p>Oldenzaal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A</text:p>
          </table:table-cell>
          <table:table-cell table:style-name="ce93" table:number-columns-repeated="2"/>
          <table:table-cell ns41:value-type="string" table:style-name="ce36" office:value-type="string">
            <text:p>Het Klooster van de orde der Benedictijnen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59" office:value-type="float">
            <text:p>59</text:p>
          </table:table-cell>
          <table:table-cell table:style-name="ce94" table:number-columns-repeated="3"/>
          <table:table-cell ns41:value-type="float" table:style-name="ce94" office:value="59" office:value-type="float">
            <text:p>59</text:p>
          </table:table-cell>
          <table:table-cell table:style-name="ce94"/>
          <table:table-cell table:style-name="ce95"/>
          <table:table-cell ns41:value-type="float" table:style-name="ce56" office:value="173" office:value-type="float">
            <text:p>173</text:p>
          </table:table-cell>
          <table:table-cell ns41:value-type="float" table:style-name="ce63" office:value="11100" office:value-type="float">
            <text:p>11100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Het klooster van de orde der Franciscanessen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73" office:value-type="float">
            <text:p>73</text:p>
          </table:table-cell>
          <table:table-cell table:style-name="ce94" table:number-columns-repeated="3"/>
          <table:table-cell ns41:value-type="float" table:style-name="ce94" office:value="73" office:value-type="float">
            <text:p>73</text:p>
          </table:table-cell>
          <table:table-cell table:style-name="ce94"/>
          <table:table-cell ns41:value-type="float" table:style-name="ce95" office:value="4" office:value-type="float">
            <text:p>4</text:p>
          </table:table-cell>
          <table:table-cell ns41:value-type="float" table:style-name="ce56" office:value="173" office:value-type="float">
            <text:p>173</text:p>
          </table:table-cell>
          <table:table-cell ns41:value-type="float" table:style-name="ce63" office:value="11100" office:value-type="float">
            <text:p>11100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783" office:value-type="float">
            <text:p>783</text:p>
          </table:table-cell>
          <table:table-cell ns41:value-type="float" table:style-name="ce94" office:value="12" office:value-type="float">
            <text:p>12</text:p>
          </table:table-cell>
          <table:table-cell table:style-name="ce94" table:number-columns-repeated="3"/>
          <table:table-cell ns41:value-type="float" table:style-name="ce94" office:value="1712" office:value-type="float">
            <text:p>1712</text:p>
          </table:table-cell>
          <table:table-cell ns41:value-type="float" table:style-name="ce94" office:value="1874" office:value-type="float">
            <text:p>1874</text:p>
          </table:table-cell>
          <table:table-cell ns41:value-type="float" table:style-name="ce94" office:value="48" office:value-type="float">
            <text:p>48</text:p>
          </table:table-cell>
          <table:table-cell ns41:value-type="float" table:style-name="ce94" office:value="31" office:value-type="float">
            <text:p>31</text:p>
          </table:table-cell>
          <table:table-cell ns41:value-type="float" table:style-name="ce94" office:value="1760" office:value-type="float">
            <text:p>1760</text:p>
          </table:table-cell>
          <table:table-cell ns41:value-type="float" table:style-name="ce94" office:value="1905" office:value-type="float">
            <text:p>1905</text:p>
          </table:table-cell>
          <table:table-cell ns41:value-type="float" table:style-name="ce94" office:value="43" office:value-type="float">
            <text:p>43</text:p>
          </table:table-cell>
          <table:table-cell ns41:value-type="float" table:style-name="ce95" office:value="21" office:value-type="float">
            <text:p>21</text:p>
          </table:table-cell>
          <table:table-cell ns41:value-type="float" table:style-name="ce56" office:value="173" office:value-type="float">
            <text:p>173</text:p>
          </table:table-cell>
          <table:table-cell ns41:value-type="float" table:style-name="ce63" office:value="11100" office:value-type="float">
            <text:p>11100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B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16" office:value-type="float">
            <text:p>116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248" office:value-type="float">
            <text:p>248</text:p>
          </table:table-cell>
          <table:table-cell ns41:value-type="float" table:style-name="ce94" office:value="287" office:value-type="float">
            <text:p>287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55" office:value-type="float">
            <text:p>255</text:p>
          </table:table-cell>
          <table:table-cell ns41:value-type="float" table:style-name="ce94" office:value="292" office:value-type="float">
            <text:p>292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95" office:value="14" office:value-type="float">
            <text:p>14</text:p>
          </table:table-cell>
          <table:table-cell ns41:value-type="float" table:style-name="ce56" office:value="173" office:value-type="float">
            <text:p>173</text:p>
          </table:table-cell>
          <table:table-cell ns41:value-type="float" table:style-name="ce63" office:value="11100" office:value-type="float">
            <text:p>11100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785" office:value-type="float">
            <text:p>785</text:p>
          </table:table-cell>
          <table:table-cell ns41:value-type="float" table:style-name="ce94" office:value="12" office:value-type="float">
            <text:p>12</text:p>
          </table:table-cell>
          <table:table-cell table:style-name="ce94" table:number-columns-repeated="3"/>
          <table:table-cell ns41:value-type="float" table:style-name="ce94" office:value="1712" office:value-type="float">
            <text:p>1712</text:p>
          </table:table-cell>
          <table:table-cell ns41:value-type="float" table:style-name="ce94" office:value="2006" office:value-type="float">
            <text:p>2006</text:p>
          </table:table-cell>
          <table:table-cell ns41:value-type="float" table:style-name="ce94" office:value="48" office:value-type="float">
            <text:p>48</text:p>
          </table:table-cell>
          <table:table-cell ns41:value-type="float" table:style-name="ce94" office:value="31" office:value-type="float">
            <text:p>31</text:p>
          </table:table-cell>
          <table:table-cell ns41:value-type="float" table:style-name="ce94" office:value="1760" office:value-type="float">
            <text:p>1760</text:p>
          </table:table-cell>
          <table:table-cell ns41:value-type="float" table:style-name="ce94" office:value="2037" office:value-type="float">
            <text:p>2037</text:p>
          </table:table-cell>
          <table:table-cell ns41:value-type="float" table:style-name="ce94" office:value="43" office:value-type="float">
            <text:p>43</text:p>
          </table:table-cell>
          <table:table-cell ns41:value-type="float" table:style-name="ce95" office:value="25" office:value-type="float">
            <text:p>25</text:p>
          </table:table-cell>
          <table:table-cell ns41:value-type="float" table:style-name="ce56" office:value="173" office:value-type="float">
            <text:p>173</text:p>
          </table:table-cell>
          <table:table-cell ns41:value-type="float" table:style-name="ce63" office:value="11100" office:value-type="float">
            <text:p>11100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16" office:value-type="float">
            <text:p>116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248" office:value-type="float">
            <text:p>248</text:p>
          </table:table-cell>
          <table:table-cell ns41:value-type="float" table:style-name="ce94" office:value="287" office:value-type="float">
            <text:p>287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55" office:value-type="float">
            <text:p>255</text:p>
          </table:table-cell>
          <table:table-cell ns41:value-type="float" table:style-name="ce94" office:value="292" office:value-type="float">
            <text:p>292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95" office:value="14" office:value-type="float">
            <text:p>14</text:p>
          </table:table-cell>
          <table:table-cell ns41:value-type="float" table:style-name="ce56" office:value="173" office:value-type="float">
            <text:p>173</text:p>
          </table:table-cell>
          <table:table-cell ns41:value-type="float" table:style-name="ce63" office:value="11100" office:value-type="float">
            <text:p>11100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901" office:value-type="float">
            <text:p>901</text:p>
          </table:table-cell>
          <table:table-cell ns41:value-type="float" table:style-name="ce94" office:value="14" office:value-type="float">
            <text:p>14</text:p>
          </table:table-cell>
          <table:table-cell table:style-name="ce94" table:number-columns-repeated="3"/>
          <table:table-cell ns41:value-type="float" table:style-name="ce94" office:value="1960" office:value-type="float">
            <text:p>1960</text:p>
          </table:table-cell>
          <table:table-cell ns41:value-type="float" table:style-name="ce94" office:value="2293" office:value-type="float">
            <text:p>2293</text:p>
          </table:table-cell>
          <table:table-cell ns41:value-type="float" table:style-name="ce94" office:value="55" office:value-type="float">
            <text:p>55</text:p>
          </table:table-cell>
          <table:table-cell ns41:value-type="float" table:style-name="ce94" office:value="36" office:value-type="float">
            <text:p>36</text:p>
          </table:table-cell>
          <table:table-cell ns41:value-type="float" table:style-name="ce94" office:value="2015" office:value-type="float">
            <text:p>2015</text:p>
          </table:table-cell>
          <table:table-cell ns41:value-type="float" table:style-name="ce94" office:value="2329" office:value-type="float">
            <text:p>2329</text:p>
          </table:table-cell>
          <table:table-cell ns41:value-type="float" table:style-name="ce94" office:value="71" office:value-type="float">
            <text:p>71</text:p>
          </table:table-cell>
          <table:table-cell ns41:value-type="float" table:style-name="ce95" office:value="39" office:value-type="float">
            <text:p>39</text:p>
          </table:table-cell>
          <table:table-cell ns41:value-type="float" table:style-name="ce56" office:value="173" office:value-type="float">
            <text:p>173</text:p>
          </table:table-cell>
          <table:table-cell ns41:value-type="float" table:style-name="ce63" office:value="11100" office:value-type="float">
            <text:p>11100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Pers</text:p>
          </table:table-cell>
          <table:table-cell table:style-name="ce93" table:number-columns-repeated="3"/>
          <table:table-cell table:style-name="ce36"/>
          <table:table-cell table:style-name="ce23"/>
          <table:table-cell table:style-name="ce42"/>
          <table:table-cell table:style-name="ce94" table:number-columns-repeated="6"/>
          <table:table-cell ns41:value-type="float" office:value="1" table:style-name="ce94" table:number-columns-repeated="4" office:value-type="float">
            <text:p>1</text:p>
          </table:table-cell>
          <table:table-cell table:style-name="ce94"/>
          <table:table-cell table:style-name="ce95"/>
          <table:table-cell ns41:value-type="float" table:style-name="ce56" office:value="173" office:value-type="float">
            <text:p>173</text:p>
          </table:table-cell>
          <table:table-cell ns41:value-type="float" table:style-name="ce63" office:value="11100" office:value-type="float">
            <text:p>11100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A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901" office:value-type="float">
            <text:p>901</text:p>
          </table:table-cell>
          <table:table-cell ns41:value-type="float" table:style-name="ce94" office:value="14" office:value-type="float">
            <text:p>14</text:p>
          </table:table-cell>
          <table:table-cell table:style-name="ce94" table:number-columns-repeated="3"/>
          <table:table-cell ns41:value-type="float" table:style-name="ce94" office:value="1960" office:value-type="float">
            <text:p>1960</text:p>
          </table:table-cell>
          <table:table-cell ns41:value-type="float" table:style-name="ce94" office:value="2293" office:value-type="float">
            <text:p>2293</text:p>
          </table:table-cell>
          <table:table-cell ns41:value-type="float" table:style-name="ce94" office:value="56" office:value-type="float">
            <text:p>56</text:p>
          </table:table-cell>
          <table:table-cell ns41:value-type="float" table:style-name="ce94" office:value="37" office:value-type="float">
            <text:p>37</text:p>
          </table:table-cell>
          <table:table-cell ns41:value-type="float" table:style-name="ce94" office:value="2016" office:value-type="float">
            <text:p>2016</text:p>
          </table:table-cell>
          <table:table-cell ns41:value-type="float" table:style-name="ce94" office:value="2330" office:value-type="float">
            <text:p>2330</text:p>
          </table:table-cell>
          <table:table-cell ns41:value-type="float" table:style-name="ce94" office:value="71" office:value-type="float">
            <text:p>71</text:p>
          </table:table-cell>
          <table:table-cell ns41:value-type="float" table:style-name="ce95" office:value="39" office:value-type="float">
            <text:p>39</text:p>
          </table:table-cell>
          <table:table-cell ns41:value-type="float" table:style-name="ce56" office:value="173" office:value-type="float">
            <text:p>173</text:p>
          </table:table-cell>
          <table:table-cell ns41:value-type="float" table:style-name="ce63" office:value="11100" office:value-type="float">
            <text:p>11100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table-cell ns41:value-type="string" table:number-rows-spanned="15" table:style-name="ce8" table:number-columns-spanned="1" office:value-type="string">
            <text:p>Olst</text:p>
          </table:table-cell>
          <table:table-cell ns41:value-type="string" table:style-name="ce93" office:value-type="string">
            <text:p>Kom</text:p>
          </table:table-cell>
          <table:table-cell table:style-name="ce93"/>
          <table:table-cell ns41:value-type="string" table:style-name="ce93" office:value-type="string">
            <text:p>Buurtschap</text:p>
          </table:table-cell>
          <table:table-cell ns41:value-type="string" table:style-name="ce93" office:value-type="string">
            <text:p>Olst</text:p>
          </table:table-cell>
          <table:table-cell ns41:value-type="string" table:style-name="ce36" office:value-type="string">
            <text:p>Nederd. Herv. Gast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" office:value-type="float">
            <text:p>1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ns41:value-type="float" table:style-name="ce94" office:value="4" office:value-type="float">
            <text:p>4</text:p>
          </table:table-cell>
          <table:table-cell table:style-name="ce94"/>
          <table:table-cell table:style-name="ce95"/>
          <table:table-cell ns41:value-type="float" table:style-name="ce56" office:value="174" office:value-type="float">
            <text:p>174</text:p>
          </table:table-cell>
          <table:table-cell ns41:value-type="float" table:style-name="ce63" office:value="10409" office:value-type="float">
            <text:p>1040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242" office:value-type="float">
            <text:p>242</text:p>
          </table:table-cell>
          <table:table-cell ns41:value-type="float" table:style-name="ce94" office:value="12" office:value-type="float">
            <text:p>12</text:p>
          </table:table-cell>
          <table:table-cell table:style-name="ce94" table:number-columns-repeated="3"/>
          <table:table-cell ns41:value-type="float" table:style-name="ce94" office:value="499" office:value-type="float">
            <text:p>499</text:p>
          </table:table-cell>
          <table:table-cell ns41:value-type="float" table:style-name="ce94" office:value="511" office:value-type="float">
            <text:p>511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513" office:value-type="float">
            <text:p>513</text:p>
          </table:table-cell>
          <table:table-cell ns41:value-type="float" table:style-name="ce94" office:value="522" office:value-type="float">
            <text:p>522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5" office:value="24" office:value-type="float">
            <text:p>24</text:p>
          </table:table-cell>
          <table:table-cell ns41:value-type="float" table:style-name="ce56" office:value="174" office:value-type="float">
            <text:p>174</text:p>
          </table:table-cell>
          <table:table-cell ns41:value-type="float" table:style-name="ce63" office:value="10409" office:value-type="float">
            <text:p>1040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1" office:value-type="float">
            <text:p>1</text:p>
          </table:table-cell>
          <table:table-cell table:style-name="ce94" table:number-columns-repeated="6"/>
          <table:table-cell ns41:value-type="float" table:style-name="ce94" office:value="2" office:value-type="float">
            <text:p>2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74" office:value-type="float">
            <text:p>174</text:p>
          </table:table-cell>
          <table:table-cell ns41:value-type="float" table:style-name="ce63" office:value="10409" office:value-type="float">
            <text:p>1040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table:style-name="ce93" table:number-columns-repeated="2"/>
          <table:table-cell ns41:value-type="string" table:style-name="ce93" office:value-type="string">
            <text:p>Olst</text:p>
          </table:table-cell>
          <table:table-cell table:style-name="ce36"/>
          <table:table-cell table:style-name="ce23"/>
          <table:table-cell ns41:value-type="float" table:style-name="ce42" office:value="31" office:value-type="float">
            <text:p>31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88" office:value-type="float">
            <text:p>88</text:p>
          </table:table-cell>
          <table:table-cell ns41:value-type="float" table:style-name="ce94" office:value="72" office:value-type="float">
            <text:p>72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89" office:value-type="float">
            <text:p>89</text:p>
          </table:table-cell>
          <table:table-cell ns41:value-type="float" table:style-name="ce94" office:value="72" office:value-type="float">
            <text:p>72</text:p>
          </table:table-cell>
          <table:table-cell ns41:value-type="float" table:style-name="ce94" office:value="1" office:value-type="float">
            <text:p>1</text:p>
          </table:table-cell>
          <table:table-cell table:style-name="ce95"/>
          <table:table-cell ns41:value-type="float" table:style-name="ce56" office:value="174" office:value-type="float">
            <text:p>174</text:p>
          </table:table-cell>
          <table:table-cell ns41:value-type="float" table:style-name="ce63" office:value="10409" office:value-type="float">
            <text:p>1040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Overwetering</text:p>
          </table:table-cell>
          <table:table-cell table:style-name="ce36"/>
          <table:table-cell table:style-name="ce23"/>
          <table:table-cell ns41:value-type="float" table:style-name="ce42" office:value="80" office:value-type="float">
            <text:p>80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201" office:value-type="float">
            <text:p>201</text:p>
          </table:table-cell>
          <table:table-cell ns41:value-type="float" table:style-name="ce94" office:value="181" office:value-type="float">
            <text:p>181</text:p>
          </table:table-cell>
          <table:table-cell ns41:value-type="float" office:value="2" table:style-name="ce94" table:number-columns-repeated="2" office:value-type="float">
            <text:p>2</text:p>
          </table:table-cell>
          <table:table-cell ns41:value-type="float" table:style-name="ce94" office:value="203" office:value-type="float">
            <text:p>203</text:p>
          </table:table-cell>
          <table:table-cell ns41:value-type="float" table:style-name="ce94" office:value="183" office:value-type="float">
            <text:p>18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74" office:value-type="float">
            <text:p>174</text:p>
          </table:table-cell>
          <table:table-cell ns41:value-type="float" table:style-name="ce63" office:value="10409" office:value-type="float">
            <text:p>1040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Middel</text:p>
          </table:table-cell>
          <table:table-cell table:style-name="ce36"/>
          <table:table-cell table:style-name="ce23"/>
          <table:table-cell ns41:value-type="float" table:style-name="ce42" office:value="80" office:value-type="float">
            <text:p>80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90" office:value-type="float">
            <text:p>190</text:p>
          </table:table-cell>
          <table:table-cell ns41:value-type="float" table:style-name="ce94" office:value="174" office:value-type="float">
            <text:p>17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92" office:value-type="float">
            <text:p>192</text:p>
          </table:table-cell>
          <table:table-cell ns41:value-type="float" table:style-name="ce94" office:value="178" office:value-type="float">
            <text:p>178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10" office:value-type="float">
            <text:p>10</text:p>
          </table:table-cell>
          <table:table-cell ns41:value-type="float" table:style-name="ce56" office:value="174" office:value-type="float">
            <text:p>174</text:p>
          </table:table-cell>
          <table:table-cell ns41:value-type="float" table:style-name="ce63" office:value="10409" office:value-type="float">
            <text:p>1040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Duur</text:p>
          </table:table-cell>
          <table:table-cell table:style-name="ce36"/>
          <table:table-cell table:style-name="ce23"/>
          <table:table-cell ns41:value-type="float" table:style-name="ce42" office:value="117" office:value-type="float">
            <text:p>117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3"/>
          <table:table-cell ns41:value-type="float" table:style-name="ce94" office:value="318" office:value-type="float">
            <text:p>318</text:p>
          </table:table-cell>
          <table:table-cell ns41:value-type="float" table:style-name="ce94" office:value="264" office:value-type="float">
            <text:p>26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319" office:value-type="float">
            <text:p>319</text:p>
          </table:table-cell>
          <table:table-cell ns41:value-type="float" table:style-name="ce94" office:value="267" office:value-type="float">
            <text:p>267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5" office:value="7" office:value-type="float">
            <text:p>7</text:p>
          </table:table-cell>
          <table:table-cell ns41:value-type="float" table:style-name="ce56" office:value="174" office:value-type="float">
            <text:p>174</text:p>
          </table:table-cell>
          <table:table-cell ns41:value-type="float" table:style-name="ce63" office:value="10409" office:value-type="float">
            <text:p>1040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Hengforden</text:p>
          </table:table-cell>
          <table:table-cell table:style-name="ce36"/>
          <table:table-cell table:style-name="ce23"/>
          <table:table-cell ns41:value-type="float" table:style-name="ce42" office:value="129" office:value-type="float">
            <text:p>129</text:p>
          </table:table-cell>
          <table:table-cell ns41:value-type="float" table:style-name="ce94" office:value="11" office:value-type="float">
            <text:p>11</text:p>
          </table:table-cell>
          <table:table-cell table:style-name="ce94" table:number-columns-repeated="3"/>
          <table:table-cell ns41:value-type="float" table:style-name="ce94" office:value="349" office:value-type="float">
            <text:p>349</text:p>
          </table:table-cell>
          <table:table-cell ns41:value-type="float" table:style-name="ce94" office:value="301" office:value-type="float">
            <text:p>301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354" office:value-type="float">
            <text:p>354</text:p>
          </table:table-cell>
          <table:table-cell ns41:value-type="float" table:style-name="ce94" office:value="309" office:value-type="float">
            <text:p>309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74" office:value-type="float">
            <text:p>174</text:p>
          </table:table-cell>
          <table:table-cell ns41:value-type="float" table:style-name="ce63" office:value="10409" office:value-type="float">
            <text:p>1040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Wesepe</text:p>
          </table:table-cell>
          <table:table-cell table:style-name="ce36"/>
          <table:table-cell table:style-name="ce23"/>
          <table:table-cell ns41:value-type="float" table:style-name="ce42" office:value="105" office:value-type="float">
            <text:p>105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274" office:value-type="float">
            <text:p>274</text:p>
          </table:table-cell>
          <table:table-cell ns41:value-type="float" table:style-name="ce94" office:value="250" office:value-type="float">
            <text:p>250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80" office:value-type="float">
            <text:p>280</text:p>
          </table:table-cell>
          <table:table-cell ns41:value-type="float" table:style-name="ce94" office:value="254" office:value-type="float">
            <text:p>254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5" office:value="8" office:value-type="float">
            <text:p>8</text:p>
          </table:table-cell>
          <table:table-cell ns41:value-type="float" table:style-name="ce56" office:value="174" office:value-type="float">
            <text:p>174</text:p>
          </table:table-cell>
          <table:table-cell ns41:value-type="float" table:style-name="ce63" office:value="10409" office:value-type="float">
            <text:p>1040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Welsum</text:p>
          </table:table-cell>
          <table:table-cell table:style-name="ce36"/>
          <table:table-cell table:style-name="ce23"/>
          <table:table-cell ns41:value-type="float" table:style-name="ce42" office:value="184" office:value-type="float">
            <text:p>184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473" office:value-type="float">
            <text:p>473</text:p>
          </table:table-cell>
          <table:table-cell ns41:value-type="float" table:style-name="ce94" office:value="430" office:value-type="float">
            <text:p>430</text:p>
          </table:table-cell>
          <table:table-cell ns41:value-type="float" office:value="10" table:style-name="ce94" table:number-columns-repeated="2" office:value-type="float">
            <text:p>10</text:p>
          </table:table-cell>
          <table:table-cell ns41:value-type="float" table:style-name="ce94" office:value="483" office:value-type="float">
            <text:p>483</text:p>
          </table:table-cell>
          <table:table-cell ns41:value-type="float" table:style-name="ce94" office:value="440" office:value-type="float">
            <text:p>440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74" office:value-type="float">
            <text:p>174</text:p>
          </table:table-cell>
          <table:table-cell ns41:value-type="float" table:style-name="ce63" office:value="10409" office:value-type="float">
            <text:p>1040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243" office:value-type="float">
            <text:p>243</text:p>
          </table:table-cell>
          <table:table-cell ns41:value-type="float" table:style-name="ce94" office:value="12" office:value-type="float">
            <text:p>12</text:p>
          </table:table-cell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ns41:value-type="float" table:style-name="ce94" office:value="500" office:value-type="float">
            <text:p>500</text:p>
          </table:table-cell>
          <table:table-cell ns41:value-type="float" table:style-name="ce94" office:value="515" office:value-type="float">
            <text:p>515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514" office:value-type="float">
            <text:p>514</text:p>
          </table:table-cell>
          <table:table-cell ns41:value-type="float" table:style-name="ce94" office:value="526" office:value-type="float">
            <text:p>526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5" office:value="26" office:value-type="float">
            <text:p>26</text:p>
          </table:table-cell>
          <table:table-cell ns41:value-type="float" table:style-name="ce56" office:value="174" office:value-type="float">
            <text:p>174</text:p>
          </table:table-cell>
          <table:table-cell ns41:value-type="float" table:style-name="ce63" office:value="10409" office:value-type="float">
            <text:p>1040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726" office:value-type="float">
            <text:p>726</text:p>
          </table:table-cell>
          <table:table-cell ns41:value-type="float" table:style-name="ce94" office:value="37" office:value-type="float">
            <text:p>37</text:p>
          </table:table-cell>
          <table:table-cell table:style-name="ce94" table:number-columns-repeated="3"/>
          <table:table-cell ns41:value-type="float" table:style-name="ce94" office:value="1893" office:value-type="float">
            <text:p>1893</text:p>
          </table:table-cell>
          <table:table-cell ns41:value-type="float" table:style-name="ce94" office:value="1672" office:value-type="float">
            <text:p>1672</text:p>
          </table:table-cell>
          <table:table-cell ns41:value-type="float" table:style-name="ce94" office:value="27" office:value-type="float">
            <text:p>27</text:p>
          </table:table-cell>
          <table:table-cell ns41:value-type="float" table:style-name="ce94" office:value="31" office:value-type="float">
            <text:p>31</text:p>
          </table:table-cell>
          <table:table-cell ns41:value-type="float" table:style-name="ce94" office:value="1920" office:value-type="float">
            <text:p>1920</text:p>
          </table:table-cell>
          <table:table-cell ns41:value-type="float" table:style-name="ce94" office:value="1703" office:value-type="float">
            <text:p>1703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5" office:value="38" office:value-type="float">
            <text:p>38</text:p>
          </table:table-cell>
          <table:table-cell ns41:value-type="float" table:style-name="ce56" office:value="174" office:value-type="float">
            <text:p>174</text:p>
          </table:table-cell>
          <table:table-cell ns41:value-type="float" table:style-name="ce63" office:value="10409" office:value-type="float">
            <text:p>1040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969" office:value-type="float">
            <text:p>969</text:p>
          </table:table-cell>
          <table:table-cell ns41:value-type="float" table:style-name="ce94" office:value="49" office:value-type="float">
            <text:p>49</text:p>
          </table:table-cell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ns41:value-type="float" table:style-name="ce94" office:value="2393" office:value-type="float">
            <text:p>2393</text:p>
          </table:table-cell>
          <table:table-cell ns41:value-type="float" table:style-name="ce94" office:value="2187" office:value-type="float">
            <text:p>2187</text:p>
          </table:table-cell>
          <table:table-cell ns41:value-type="float" table:style-name="ce94" office:value="41" office:value-type="float">
            <text:p>41</text:p>
          </table:table-cell>
          <table:table-cell ns41:value-type="float" table:style-name="ce94" office:value="42" office:value-type="float">
            <text:p>42</text:p>
          </table:table-cell>
          <table:table-cell ns41:value-type="float" table:style-name="ce94" office:value="2434" office:value-type="float">
            <text:p>2434</text:p>
          </table:table-cell>
          <table:table-cell ns41:value-type="float" table:style-name="ce94" office:value="2229" office:value-type="float">
            <text:p>2229</text:p>
          </table:table-cell>
          <table:table-cell ns41:value-type="float" table:style-name="ce94" office:value="42" office:value-type="float">
            <text:p>42</text:p>
          </table:table-cell>
          <table:table-cell ns41:value-type="float" table:style-name="ce95" office:value="64" office:value-type="float">
            <text:p>64</text:p>
          </table:table-cell>
          <table:table-cell ns41:value-type="float" table:style-name="ce56" office:value="174" office:value-type="float">
            <text:p>174</text:p>
          </table:table-cell>
          <table:table-cell ns41:value-type="float" table:style-name="ce63" office:value="10409" office:value-type="float">
            <text:p>1040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Pers</text:p>
          </table:table-cell>
          <table:table-cell table:style-name="ce93" table:number-columns-repeated="3"/>
          <table:table-cell table:style-name="ce36"/>
          <table:table-cell table:style-name="ce23"/>
          <table:table-cell table:style-name="ce42"/>
          <table:table-cell table:style-name="ce94" table:number-columns-repeated="6"/>
          <table:table-cell ns41:value-type="float" office:value="1" table:style-name="ce94" table:number-columns-repeated="4" office:value-type="float">
            <text:p>1</text:p>
          </table:table-cell>
          <table:table-cell table:style-name="ce94"/>
          <table:table-cell table:style-name="ce95"/>
          <table:table-cell ns41:value-type="float" table:style-name="ce56" office:value="174" office:value-type="float">
            <text:p>174</text:p>
          </table:table-cell>
          <table:table-cell ns41:value-type="float" table:style-name="ce63" office:value="10409" office:value-type="float">
            <text:p>1040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AT</text:p>
          </table:table-cell>
          <table:table-cell table:style-name="ce93" table:number-columns-repeated="3"/>
          <table:table-cell table:style-name="ce36"/>
          <table:table-cell table:style-name="ce23"/>
          <table:table-cell table:formula="of:=[.H491]+[.H490]" ns41:value-type="float" table:style-name="ce42" office:value-type="float" office:value="969">
            <text:p>969</text:p>
          </table:table-cell>
          <table:table-cell table:formula="of:=[.I491]+[.I490]" ns41:value-type="float" table:style-name="ce94" office:value-type="float" office:value="49">
            <text:p>49</text:p>
          </table:table-cell>
          <table:table-cell table:formula="of:=[.J491]+[.J490]" ns41:value-type="float" table:style-name="ce94" office:value-type="float" office:value="0">
            <text:p>0</text:p>
          </table:table-cell>
          <table:table-cell table:formula="of:=[.K491]+[.K490]" ns41:value-type="float" table:style-name="ce94" office:value-type="float" office:value="0">
            <text:p>0</text:p>
          </table:table-cell>
          <table:table-cell table:formula="of:=[.L491]+[.L490]" ns41:value-type="float" table:style-name="ce94" office:value-type="float" office:value="1">
            <text:p>1</text:p>
          </table:table-cell>
          <table:table-cell table:formula="of:=[.M491]+[.M490]" ns41:value-type="float" table:style-name="ce94" office:value-type="float" office:value="2393">
            <text:p>2393</text:p>
          </table:table-cell>
          <table:table-cell table:formula="of:=[.N491]+[.N490]" ns41:value-type="float" table:style-name="ce94" office:value-type="float" office:value="2187">
            <text:p>2187</text:p>
          </table:table-cell>
          <table:table-cell table:formula="of:=[.O491]+[.O490]" ns41:value-type="float" table:style-name="ce94" office:value-type="float" office:value="42">
            <text:p>42</text:p>
          </table:table-cell>
          <table:table-cell table:formula="of:=[.P491]+[.P490]" ns41:value-type="float" table:style-name="ce94" office:value-type="float" office:value="43">
            <text:p>43</text:p>
          </table:table-cell>
          <table:table-cell ns41:value-type="float" table:style-name="ce94" office:value="2435" office:value-type="float">
            <text:p>2435</text:p>
          </table:table-cell>
          <table:table-cell ns41:value-type="float" table:style-name="ce94" office:value="2230" office:value-type="float">
            <text:p>2230</text:p>
          </table:table-cell>
          <table:table-cell table:formula="of:=[.S491]+[.S490]" ns41:value-type="float" table:style-name="ce94" office:value-type="float" office:value="42">
            <text:p>42</text:p>
          </table:table-cell>
          <table:table-cell table:formula="of:=[.T491]+[.T490]" ns41:value-type="float" table:style-name="ce95" office:value-type="float" office:value="64">
            <text:p>64</text:p>
          </table:table-cell>
          <table:table-cell ns41:value-type="float" table:style-name="ce56" office:value="174" office:value-type="float">
            <text:p>174</text:p>
          </table:table-cell>
          <table:table-cell ns41:value-type="float" table:style-name="ce63" office:value="10409" office:value-type="float">
            <text:p>1040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table-cell ns41:value-type="string" table:number-rows-spanned="8" table:style-name="ce8" table:number-columns-spanned="1" office:value-type="string">
            <text:p>Stad-Ommen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A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274" office:value-type="float">
            <text:p>274</text:p>
          </table:table-cell>
          <table:table-cell ns41:value-type="float" table:style-name="ce94" office:value="22" office:value-type="float">
            <text:p>22</text:p>
          </table:table-cell>
          <table:table-cell table:style-name="ce94" table:number-columns-repeated="3"/>
          <table:table-cell ns41:value-type="float" office:value="556" table:style-name="ce94" table:number-columns-repeated="2" office:value-type="float">
            <text:p>556</text:p>
          </table:table-cell>
          <table:table-cell ns41:value-type="float" table:style-name="ce94" office:value="29" office:value-type="float">
            <text:p>29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585" office:value-type="float">
            <text:p>585</text:p>
          </table:table-cell>
          <table:table-cell ns41:value-type="float" table:style-name="ce94" office:value="573" office:value-type="float">
            <text:p>573</text:p>
          </table:table-cell>
          <table:table-cell ns41:value-type="float" table:style-name="ce94" office:value="27" office:value-type="float">
            <text:p>27</text:p>
          </table:table-cell>
          <table:table-cell ns41:value-type="float" table:style-name="ce95" office:value="12" office:value-type="float">
            <text:p>12</text:p>
          </table:table-cell>
          <table:table-cell ns41:value-type="float" table:style-name="ce56" office:value="1192" office:value-type="float">
            <text:p>1192</text:p>
          </table:table-cell>
          <table:table-cell ns41:value-type="float" table:style-name="ce63" office:value="10381" office:value-type="float">
            <text:p>1038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A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53" office:value-type="float">
            <text:p>53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128" office:value-type="float">
            <text:p>128</text:p>
          </table:table-cell>
          <table:table-cell ns41:value-type="float" table:style-name="ce94" office:value="116" office:value-type="float">
            <text:p>116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32" office:value-type="float">
            <text:p>132</text:p>
          </table:table-cell>
          <table:table-cell ns41:value-type="float" table:style-name="ce94" office:value="121" office:value-type="float">
            <text:p>121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192" office:value-type="float">
            <text:p>1192</text:p>
          </table:table-cell>
          <table:table-cell ns41:value-type="float" table:style-name="ce63" office:value="10381" office:value-type="float">
            <text:p>1038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B</text:p>
          </table:table-cell>
          <table:table-cell table:style-name="ce93" table:number-columns-repeated="2"/>
          <table:table-cell ns41:value-type="string" table:style-name="ce36" office:value-type="string">
            <text:p>Gesticht Ommerschans</text:p>
          </table:table-cell>
          <table:table-cell table:style-name="ce23"/>
          <table:table-cell ns41:value-type="float" table:style-name="ce42" office:value="2" office:value-type="float">
            <text:p>2</text:p>
          </table:table-cell>
          <table:table-cell table:style-name="ce94" table:number-columns-repeated="4"/>
          <table:table-cell ns41:value-type="float" table:style-name="ce94" office:value="290" office:value-type="float">
            <text:p>290</text:p>
          </table:table-cell>
          <table:table-cell ns41:value-type="float" table:style-name="ce94" office:value="63" office:value-type="float">
            <text:p>63</text:p>
          </table:table-cell>
          <table:table-cell ns41:value-type="float" office:value="3" table:style-name="ce94" table:number-columns-repeated="2" office:value-type="float">
            <text:p>3</text:p>
          </table:table-cell>
          <table:table-cell ns41:value-type="float" table:style-name="ce94" office:value="293" office:value-type="float">
            <text:p>293</text:p>
          </table:table-cell>
          <table:table-cell ns41:value-type="float" table:style-name="ce94" office:value="66" office:value-type="float">
            <text:p>66</text:p>
          </table:table-cell>
          <table:table-cell ns41:value-type="float" table:style-name="ce94" office:value="5" office:value-type="float">
            <text:p>5</text:p>
          </table:table-cell>
          <table:table-cell table:style-name="ce95"/>
          <table:table-cell ns41:value-type="float" table:style-name="ce56" office:value="1192" office:value-type="float">
            <text:p>1192</text:p>
          </table:table-cell>
          <table:table-cell ns41:value-type="float" table:style-name="ce63" office:value="10381" office:value-type="float">
            <text:p>1038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12" office:value-type="float">
            <text:p>12</text:p>
          </table:table-cell>
          <table:table-cell ns41:value-type="float" table:style-name="ce94" office:value="32" office:value-type="float">
            <text:p>32</text:p>
          </table:table-cell>
          <table:table-cell table:style-name="ce94" table:number-columns-repeated="3"/>
          <table:table-cell ns41:value-type="float" table:style-name="ce94" office:value="13" office:value-type="float">
            <text:p>13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2"/>
          <table:table-cell ns41:value-type="float" table:style-name="ce94" office:value="13" office:value-type="float">
            <text:p>13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1" office:value-type="float">
            <text:p>1</text:p>
          </table:table-cell>
          <table:table-cell table:style-name="ce95"/>
          <table:table-cell ns41:value-type="float" table:style-name="ce56" office:value="1192" office:value-type="float">
            <text:p>1192</text:p>
          </table:table-cell>
          <table:table-cell ns41:value-type="float" table:style-name="ce63" office:value="10381" office:value-type="float">
            <text:p>1038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office:value="2" table:style-name="ce94" table:number-columns-repeated="4" office:value-type="float">
            <text:p>2</text:p>
          </table:table-cell>
          <table:table-cell table:style-name="ce94"/>
          <table:table-cell table:style-name="ce95"/>
          <table:table-cell ns41:value-type="float" table:style-name="ce56" office:value="1192" office:value-type="float">
            <text:p>1192</text:p>
          </table:table-cell>
          <table:table-cell ns41:value-type="float" table:style-name="ce63" office:value="10381" office:value-type="float">
            <text:p>1038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274" office:value-type="float">
            <text:p>274</text:p>
          </table:table-cell>
          <table:table-cell ns41:value-type="float" table:style-name="ce94" office:value="22" office:value-type="float">
            <text:p>22</text:p>
          </table:table-cell>
          <table:table-cell table:style-name="ce94" table:number-columns-repeated="3"/>
          <table:table-cell ns41:value-type="float" office:value="556" table:style-name="ce94" table:number-columns-repeated="2" office:value-type="float">
            <text:p>556</text:p>
          </table:table-cell>
          <table:table-cell ns41:value-type="float" table:style-name="ce94" office:value="29" office:value-type="float">
            <text:p>29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585" office:value-type="float">
            <text:p>585</text:p>
          </table:table-cell>
          <table:table-cell ns41:value-type="float" table:style-name="ce94" office:value="573" office:value-type="float">
            <text:p>573</text:p>
          </table:table-cell>
          <table:table-cell ns41:value-type="float" table:style-name="ce94" office:value="27" office:value-type="float">
            <text:p>27</text:p>
          </table:table-cell>
          <table:table-cell ns41:value-type="float" table:style-name="ce95" office:value="12" office:value-type="float">
            <text:p>12</text:p>
          </table:table-cell>
          <table:table-cell ns41:value-type="float" table:style-name="ce56" office:value="1192" office:value-type="float">
            <text:p>1192</text:p>
          </table:table-cell>
          <table:table-cell ns41:value-type="float" table:style-name="ce63" office:value="10381" office:value-type="float">
            <text:p>1038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67" office:value-type="float">
            <text:p>67</text:p>
          </table:table-cell>
          <table:table-cell ns41:value-type="float" table:style-name="ce94" office:value="35" office:value-type="float">
            <text:p>35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431" office:value-type="float">
            <text:p>431</text:p>
          </table:table-cell>
          <table:table-cell ns41:value-type="float" table:style-name="ce94" office:value="189" office:value-type="float">
            <text:p>189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440" office:value-type="float">
            <text:p>440</text:p>
          </table:table-cell>
          <table:table-cell ns41:value-type="float" table:style-name="ce94" office:value="199" office:value-type="float">
            <text:p>199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192" office:value-type="float">
            <text:p>1192</text:p>
          </table:table-cell>
          <table:table-cell ns41:value-type="float" table:style-name="ce63" office:value="10381" office:value-type="float">
            <text:p>1038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341" office:value-type="float">
            <text:p>341</text:p>
          </table:table-cell>
          <table:table-cell ns41:value-type="float" table:style-name="ce94" office:value="57" office:value-type="float">
            <text:p>57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987" office:value-type="float">
            <text:p>987</text:p>
          </table:table-cell>
          <table:table-cell ns41:value-type="float" table:style-name="ce94" office:value="745" office:value-type="float">
            <text:p>745</text:p>
          </table:table-cell>
          <table:table-cell ns41:value-type="float" table:style-name="ce94" office:value="38" office:value-type="float">
            <text:p>38</text:p>
          </table:table-cell>
          <table:table-cell ns41:value-type="float" table:style-name="ce94" office:value="27" office:value-type="float">
            <text:p>27</text:p>
          </table:table-cell>
          <table:table-cell ns41:value-type="float" table:style-name="ce94" office:value="1025" office:value-type="float">
            <text:p>1025</text:p>
          </table:table-cell>
          <table:table-cell ns41:value-type="float" table:style-name="ce94" office:value="772" office:value-type="float">
            <text:p>772</text:p>
          </table:table-cell>
          <table:table-cell ns41:value-type="float" table:style-name="ce94" office:value="41" office:value-type="float">
            <text:p>41</text:p>
          </table:table-cell>
          <table:table-cell ns41:value-type="float" table:style-name="ce95" office:value="17" office:value-type="float">
            <text:p>17</text:p>
          </table:table-cell>
          <table:table-cell ns41:value-type="float" table:style-name="ce56" office:value="1192" office:value-type="float">
            <text:p>1192</text:p>
          </table:table-cell>
          <table:table-cell ns41:value-type="float" table:style-name="ce63" office:value="10381" office:value-type="float">
            <text:p>1038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table-cell ns41:value-type="string" table:number-rows-spanned="24" table:style-name="ce8" table:number-columns-spanned="1" office:value-type="string">
            <text:p>Ambt-Ommen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A</text:p>
          </table:table-cell>
          <table:table-cell ns41:value-type="string" table:style-name="ce93" office:value-type="string">
            <text:p>Buurtschap</text:p>
          </table:table-cell>
          <table:table-cell ns41:value-type="string" table:style-name="ce93" office:value-type="string">
            <text:p>Zeesse</text:p>
          </table:table-cell>
          <table:table-cell table:style-name="ce36"/>
          <table:table-cell table:style-name="ce23"/>
          <table:table-cell ns41:value-type="float" table:style-name="ce42" office:value="21" office:value-type="float">
            <text:p>21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49" office:value-type="float">
            <text:p>49</text:p>
          </table:table-cell>
          <table:table-cell ns41:value-type="float" table:style-name="ce94" office:value="40" office:value-type="float">
            <text:p>40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49" office:value-type="float">
            <text:p>49</text:p>
          </table:table-cell>
          <table:table-cell ns41:value-type="float" table:style-name="ce94" office:value="41" office:value-type="float">
            <text:p>41</text:p>
          </table:table-cell>
          <table:table-cell ns41:value-type="float" table:style-name="ce94" office:value="1" office:value-type="float">
            <text:p>1</text:p>
          </table:table-cell>
          <table:table-cell table:style-name="ce95"/>
          <table:table-cell ns41:value-type="float" table:style-name="ce56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A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0" office:value-type="float">
            <text:p>10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25" office:value-type="float">
            <text:p>25</text:p>
          </table:table-cell>
          <table:table-cell ns41:value-type="float" table:style-name="ce94" office:value="29" office:value-type="float">
            <text:p>29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7" office:value-type="float">
            <text:p>27</text:p>
          </table:table-cell>
          <table:table-cell ns41:value-type="float" table:style-name="ce94" office:value="30" office:value-type="float">
            <text:p>30</text:p>
          </table:table-cell>
          <table:table-cell table:style-name="ce94"/>
          <table:table-cell ns41:value-type="float" table:style-name="ce95" office:value="3" office:value-type="float">
            <text:p>3</text:p>
          </table:table-cell>
          <table:table-cell ns41:value-type="float" table:style-name="ce56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B</text:p>
          </table:table-cell>
          <table:table-cell table:style-name="ce93"/>
          <table:table-cell ns41:value-type="string" table:style-name="ce93" office:value-type="string">
            <text:p>Vlisteren</text:p>
          </table:table-cell>
          <table:table-cell table:style-name="ce36"/>
          <table:table-cell table:style-name="ce23"/>
          <table:table-cell ns41:value-type="float" table:style-name="ce42" office:value="23" office:value-type="float">
            <text:p>23</text:p>
          </table:table-cell>
          <table:table-cell table:style-name="ce94" table:number-columns-repeated="4"/>
          <table:table-cell ns41:value-type="float" table:style-name="ce94" office:value="80" office:value-type="float">
            <text:p>80</text:p>
          </table:table-cell>
          <table:table-cell ns41:value-type="float" table:style-name="ce94" office:value="66" office:value-type="float">
            <text:p>66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83" office:value-type="float">
            <text:p>83</text:p>
          </table:table-cell>
          <table:table-cell ns41:value-type="float" table:style-name="ce94" office:value="68" office:value-type="float">
            <text:p>68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C</text:p>
          </table:table-cell>
          <table:table-cell table:style-name="ce93"/>
          <table:table-cell ns41:value-type="string" table:style-name="ce93" office:value-type="string">
            <text:p>Giethmen</text:p>
          </table:table-cell>
          <table:table-cell table:style-name="ce36"/>
          <table:table-cell table:style-name="ce23"/>
          <table:table-cell ns41:value-type="float" table:style-name="ce42" office:value="32" office:value-type="float">
            <text:p>32</text:p>
          </table:table-cell>
          <table:table-cell table:style-name="ce94" table:number-columns-repeated="4"/>
          <table:table-cell ns41:value-type="float" table:style-name="ce94" office:value="100" office:value-type="float">
            <text:p>100</text:p>
          </table:table-cell>
          <table:table-cell ns41:value-type="float" table:style-name="ce94" office:value="79" office:value-type="float">
            <text:p>79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06" office:value-type="float">
            <text:p>106</text:p>
          </table:table-cell>
          <table:table-cell ns41:value-type="float" table:style-name="ce94" office:value="84" office:value-type="float">
            <text:p>84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D</text:p>
          </table:table-cell>
          <table:table-cell table:style-name="ce93"/>
          <table:table-cell ns41:value-type="string" table:style-name="ce93" office:value-type="string">
            <text:p>Lemele</text:p>
          </table:table-cell>
          <table:table-cell table:style-name="ce36"/>
          <table:table-cell table:style-name="ce23"/>
          <table:table-cell ns41:value-type="float" table:style-name="ce42" office:value="75" office:value-type="float">
            <text:p>75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219" office:value-type="float">
            <text:p>219</text:p>
          </table:table-cell>
          <table:table-cell ns41:value-type="float" table:style-name="ce94" office:value="181" office:value-type="float">
            <text:p>181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226" office:value-type="float">
            <text:p>226</text:p>
          </table:table-cell>
          <table:table-cell ns41:value-type="float" table:style-name="ce94" office:value="190" office:value-type="float">
            <text:p>190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5" office:value="12" office:value-type="float">
            <text:p>12</text:p>
          </table:table-cell>
          <table:table-cell ns41:value-type="float" table:style-name="ce56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E</text:p>
          </table:table-cell>
          <table:table-cell table:style-name="ce93"/>
          <table:table-cell ns41:value-type="string" table:style-name="ce93" office:value-type="string">
            <text:p>Lemelerveld</text:p>
          </table:table-cell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121" office:value-type="float">
            <text:p>121</text:p>
          </table:table-cell>
          <table:table-cell ns41:value-type="float" table:style-name="ce94" office:value="23" office:value-type="float">
            <text:p>23</text:p>
          </table:table-cell>
          <table:table-cell table:style-name="ce94" table:number-columns-repeated="3"/>
          <table:table-cell ns41:value-type="float" table:style-name="ce94" office:value="297" office:value-type="float">
            <text:p>297</text:p>
          </table:table-cell>
          <table:table-cell ns41:value-type="float" table:style-name="ce94" office:value="270" office:value-type="float">
            <text:p>270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302" office:value-type="float">
            <text:p>302</text:p>
          </table:table-cell>
          <table:table-cell ns41:value-type="float" table:style-name="ce94" office:value="280" office:value-type="float">
            <text:p>280</text:p>
          </table:table-cell>
          <table:table-cell ns41:value-type="float" table:style-name="ce94" office:value="27" office:value-type="float">
            <text:p>27</text:p>
          </table:table-cell>
          <table:table-cell ns41:value-type="float" table:style-name="ce48" office:value="18" office:value-type="float">
            <text:p>18</text:p>
          </table:table-cell>
          <table:table-cell ns41:value-type="float" table:style-name="ce56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2" office:value-type="float">
            <text:p>2</text:p>
          </table:table-cell>
          <table:table-cell table:style-name="ce94" table:number-columns-repeated="6"/>
          <table:table-cell ns41:value-type="float" table:style-name="ce94" office:value="3" office:value-type="float">
            <text:p>3</text:p>
          </table:table-cell>
          <table:table-cell ns41:value-type="float" table:style-name="ce95" office:value="4" office:value-type="float">
            <text:p>4</text:p>
          </table:table-cell>
          <table:table-cell ns41:value-type="float" table:style-name="ce56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F</text:p>
          </table:table-cell>
          <table:table-cell table:style-name="ce93"/>
          <table:table-cell ns41:value-type="string" table:style-name="ce93" office:value-type="string">
            <text:p>Archem</text:p>
          </table:table-cell>
          <table:table-cell table:style-name="ce36"/>
          <table:table-cell table:style-name="ce23"/>
          <table:table-cell ns41:value-type="float" table:style-name="ce42" office:value="56" office:value-type="float">
            <text:p>56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155" office:value-type="float">
            <text:p>155</text:p>
          </table:table-cell>
          <table:table-cell ns41:value-type="float" table:style-name="ce94" office:value="129" office:value-type="float">
            <text:p>129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59" office:value-type="float">
            <text:p>159</text:p>
          </table:table-cell>
          <table:table-cell ns41:value-type="float" table:style-name="ce94" office:value="135" office:value-type="float">
            <text:p>135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5" office:value="4" office:value-type="float">
            <text:p>4</text:p>
          </table:table-cell>
          <table:table-cell ns41:value-type="float" table:style-name="ce56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G</text:p>
          </table:table-cell>
          <table:table-cell table:style-name="ce93"/>
          <table:table-cell ns41:value-type="string" table:style-name="ce93" office:value-type="string">
            <text:p>Besthmen</text:p>
          </table:table-cell>
          <table:table-cell table:style-name="ce36"/>
          <table:table-cell table:style-name="ce23"/>
          <table:table-cell ns41:value-type="float" table:style-name="ce42" office:value="27" office:value-type="float">
            <text:p>27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67" office:value-type="float">
            <text:p>67</text:p>
          </table:table-cell>
          <table:table-cell ns41:value-type="float" table:style-name="ce94" office:value="56" office:value-type="float">
            <text:p>56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74" office:value-type="float">
            <text:p>74</text:p>
          </table:table-cell>
          <table:table-cell ns41:value-type="float" table:style-name="ce94" office:value="65" office:value-type="float">
            <text:p>65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H</text:p>
          </table:table-cell>
          <table:table-cell table:style-name="ce93"/>
          <table:table-cell ns41:value-type="string" table:style-name="ce93" office:value-type="string">
            <text:p>Eerde</text:p>
          </table:table-cell>
          <table:table-cell table:style-name="ce36"/>
          <table:table-cell table:style-name="ce23"/>
          <table:table-cell ns41:value-type="float" table:style-name="ce42" office:value="13" office:value-type="float">
            <text:p>13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42" office:value-type="float">
            <text:p>42</text:p>
          </table:table-cell>
          <table:table-cell ns41:value-type="float" table:style-name="ce94" office:value="37" office:value-type="float">
            <text:p>3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46" office:value-type="float">
            <text:p>46</text:p>
          </table:table-cell>
          <table:table-cell ns41:value-type="float" table:style-name="ce94" office:value="40" office:value-type="float">
            <text:p>40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I</text:p>
          </table:table-cell>
          <table:table-cell table:style-name="ce93"/>
          <table:table-cell ns41:value-type="string" table:style-name="ce93" office:value-type="string">
            <text:p>Junne</text:p>
          </table:table-cell>
          <table:table-cell table:style-name="ce36"/>
          <table:table-cell table:style-name="ce23"/>
          <table:table-cell ns41:value-type="float" table:style-name="ce42" office:value="32" office:value-type="float">
            <text:p>32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78" office:value-type="float">
            <text:p>78</text:p>
          </table:table-cell>
          <table:table-cell ns41:value-type="float" table:style-name="ce94" office:value="80" office:value-type="float">
            <text:p>80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80" office:value-type="float">
            <text:p>80</text:p>
          </table:table-cell>
          <table:table-cell ns41:value-type="float" table:style-name="ce94" office:value="83" office:value-type="float">
            <text:p>83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K</text:p>
          </table:table-cell>
          <table:table-cell table:style-name="ce93"/>
          <table:table-cell ns41:value-type="string" table:style-name="ce93" office:value-type="string">
            <text:p>Beerze</text:p>
          </table:table-cell>
          <table:table-cell table:style-name="ce36"/>
          <table:table-cell table:style-name="ce23"/>
          <table:table-cell ns41:value-type="float" table:style-name="ce42" office:value="46" office:value-type="float">
            <text:p>46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121" office:value-type="float">
            <text:p>121</text:p>
          </table:table-cell>
          <table:table-cell ns41:value-type="float" table:style-name="ce94" office:value="110" office:value-type="float">
            <text:p>110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26" office:value-type="float">
            <text:p>126</text:p>
          </table:table-cell>
          <table:table-cell ns41:value-type="float" table:style-name="ce94" office:value="112" office:value-type="float">
            <text:p>112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L</text:p>
          </table:table-cell>
          <table:table-cell table:style-name="ce93"/>
          <table:table-cell ns41:value-type="string" table:style-name="ce93" office:value-type="string">
            <text:p>Beezerveld</text:p>
          </table:table-cell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93" office:value-type="float">
            <text:p>93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226" office:value-type="float">
            <text:p>226</text:p>
          </table:table-cell>
          <table:table-cell ns41:value-type="float" table:style-name="ce94" office:value="214" office:value-type="float">
            <text:p>21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31" office:value-type="float">
            <text:p>231</text:p>
          </table:table-cell>
          <table:table-cell ns41:value-type="float" table:style-name="ce94" office:value="215" office:value-type="float">
            <text:p>215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4" office:value-type="float">
            <text:p>4</text:p>
          </table:table-cell>
          <table:table-cell table:style-name="ce94"/>
          <table:table-cell table:style-name="ce95"/>
          <table:table-cell ns41:value-type="float" table:style-name="ce56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M</text:p>
          </table:table-cell>
          <table:table-cell table:style-name="ce93"/>
          <table:table-cell ns41:value-type="string" table:style-name="ce93" office:value-type="string">
            <text:p>Stegeren</text:p>
          </table:table-cell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50" office:value-type="float">
            <text:p>50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33" office:value-type="float">
            <text:p>133</text:p>
          </table:table-cell>
          <table:table-cell ns41:value-type="float" table:style-name="ce94" office:value="131" office:value-type="float">
            <text:p>131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48" office:value-type="float">
            <text:p>148</text:p>
          </table:table-cell>
          <table:table-cell ns41:value-type="float" table:style-name="ce94" office:value="134" office:value-type="float">
            <text:p>134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office:value="4" table:style-name="ce94" table:number-columns-repeated="4" office:value-type="float">
            <text:p>4</text:p>
          </table:table-cell>
          <table:table-cell table:style-name="ce94"/>
          <table:table-cell table:style-name="ce95"/>
          <table:table-cell ns41:value-type="float" table:style-name="ce56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N</text:p>
          </table:table-cell>
          <table:table-cell table:style-name="ce93"/>
          <table:table-cell ns41:value-type="string" table:style-name="ce93" office:value-type="string">
            <text:p>Arrien</text:p>
          </table:table-cell>
          <table:table-cell table:style-name="ce36"/>
          <table:table-cell table:style-name="ce23"/>
          <table:table-cell ns41:value-type="float" table:style-name="ce42" office:value="60" office:value-type="float">
            <text:p>60</text:p>
          </table:table-cell>
          <table:table-cell table:style-name="ce94" table:number-columns-repeated="4"/>
          <table:table-cell ns41:value-type="float" table:style-name="ce94" office:value="158" office:value-type="float">
            <text:p>158</text:p>
          </table:table-cell>
          <table:table-cell ns41:value-type="float" table:style-name="ce94" office:value="154" office:value-type="float">
            <text:p>154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67" office:value-type="float">
            <text:p>167</text:p>
          </table:table-cell>
          <table:table-cell ns41:value-type="float" table:style-name="ce94" office:value="161" office:value-type="float">
            <text:p>161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O</text:p>
          </table:table-cell>
          <table:table-cell table:style-name="ce93"/>
          <table:table-cell ns41:value-type="string" table:style-name="ce93" office:value-type="string">
            <text:p>Varsen</text:p>
          </table:table-cell>
          <table:table-cell table:style-name="ce36"/>
          <table:table-cell table:style-name="ce23"/>
          <table:table-cell ns41:value-type="float" table:style-name="ce42" office:value="41" office:value-type="float">
            <text:p>41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115" office:value-type="float">
            <text:p>115</text:p>
          </table:table-cell>
          <table:table-cell ns41:value-type="float" table:style-name="ce94" office:value="103" office:value-type="float">
            <text:p>103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25" office:value-type="float">
            <text:p>125</text:p>
          </table:table-cell>
          <table:table-cell ns41:value-type="float" table:style-name="ce94" office:value="112" office:value-type="float">
            <text:p>112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5" office:value="9" office:value-type="float">
            <text:p>9</text:p>
          </table:table-cell>
          <table:table-cell ns41:value-type="float" table:style-name="ce56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P</text:p>
          </table:table-cell>
          <table:table-cell table:style-name="ce93"/>
          <table:table-cell ns41:value-type="string" table:style-name="ce93" office:value-type="string">
            <text:p>Varsenveld</text:p>
          </table:table-cell>
          <table:table-cell table:style-name="ce36"/>
          <table:table-cell table:style-name="ce23"/>
          <table:table-cell ns41:value-type="float" table:style-name="ce42" office:value="52" office:value-type="float">
            <text:p>52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163" office:value-type="float">
            <text:p>163</text:p>
          </table:table-cell>
          <table:table-cell ns41:value-type="float" table:style-name="ce94" office:value="118" office:value-type="float">
            <text:p>118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165" office:value-type="float">
            <text:p>165</text:p>
          </table:table-cell>
          <table:table-cell ns41:value-type="float" table:style-name="ce94" office:value="118" office:value-type="float">
            <text:p>11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21" office:value-type="float">
            <text:p>21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49" office:value-type="float">
            <text:p>49</text:p>
          </table:table-cell>
          <table:table-cell ns41:value-type="float" table:style-name="ce94" office:value="40" office:value-type="float">
            <text:p>40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49" office:value-type="float">
            <text:p>49</text:p>
          </table:table-cell>
          <table:table-cell ns41:value-type="float" table:style-name="ce94" office:value="41" office:value-type="float">
            <text:p>41</text:p>
          </table:table-cell>
          <table:table-cell ns41:value-type="float" table:style-name="ce94" office:value="1" office:value-type="float">
            <text:p>1</text:p>
          </table:table-cell>
          <table:table-cell table:style-name="ce95"/>
          <table:table-cell ns41:value-type="float" table:style-name="ce56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731" office:value-type="float">
            <text:p>731</text:p>
          </table:table-cell>
          <table:table-cell ns41:value-type="float" table:style-name="ce94" office:value="60" office:value-type="float">
            <text:p>60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982" office:value-type="float">
            <text:p>1982</text:p>
          </table:table-cell>
          <table:table-cell ns41:value-type="float" table:style-name="ce94" office:value="1758" office:value-type="float">
            <text:p>1758</text:p>
          </table:table-cell>
          <table:table-cell ns41:value-type="float" table:style-name="ce94" office:value="97" office:value-type="float">
            <text:p>97</text:p>
          </table:table-cell>
          <table:table-cell ns41:value-type="float" table:style-name="ce94" office:value="77" office:value-type="float">
            <text:p>77</text:p>
          </table:table-cell>
          <table:table-cell ns41:value-type="float" table:style-name="ce94" office:value="2079" office:value-type="float">
            <text:p>2079</text:p>
          </table:table-cell>
          <table:table-cell ns41:value-type="float" table:style-name="ce94" office:value="1835" office:value-type="float">
            <text:p>1835</text:p>
          </table:table-cell>
          <table:table-cell ns41:value-type="float" table:style-name="ce94" office:value="115" office:value-type="float">
            <text:p>115</text:p>
          </table:table-cell>
          <table:table-cell ns41:value-type="float" table:style-name="ce95" office:value="78" office:value-type="float">
            <text:p>78</text:p>
          </table:table-cell>
          <table:table-cell ns41:value-type="float" table:style-name="ce56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752" office:value-type="float">
            <text:p>752</text:p>
          </table:table-cell>
          <table:table-cell ns41:value-type="float" table:style-name="ce94" office:value="63" office:value-type="float">
            <text:p>6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2031" office:value-type="float">
            <text:p>2031</text:p>
          </table:table-cell>
          <table:table-cell ns41:value-type="float" table:style-name="ce94" office:value="1798" office:value-type="float">
            <text:p>1798</text:p>
          </table:table-cell>
          <table:table-cell ns41:value-type="float" table:style-name="ce94" office:value="97" office:value-type="float">
            <text:p>97</text:p>
          </table:table-cell>
          <table:table-cell ns41:value-type="float" table:style-name="ce94" office:value="78" office:value-type="float">
            <text:p>78</text:p>
          </table:table-cell>
          <table:table-cell ns41:value-type="float" table:style-name="ce94" office:value="2128" office:value-type="float">
            <text:p>2128</text:p>
          </table:table-cell>
          <table:table-cell ns41:value-type="float" table:style-name="ce94" office:value="1876" office:value-type="float">
            <text:p>1876</text:p>
          </table:table-cell>
          <table:table-cell ns41:value-type="float" table:style-name="ce94" office:value="116" office:value-type="float">
            <text:p>116</text:p>
          </table:table-cell>
          <table:table-cell ns41:value-type="float" table:style-name="ce95" office:value="78" office:value-type="float">
            <text:p>78</text:p>
          </table:table-cell>
          <table:table-cell ns41:value-type="float" table:style-name="ce56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ce93" office:value-type="string">
            <text:p>Pers</text:p>
          </table:table-cell>
          <table:table-cell table:style-name="ce93" table:number-columns-repeated="3"/>
          <table:table-cell table:style-name="ce36"/>
          <table:table-cell table:style-name="ce23"/>
          <table:table-cell table:style-name="ce42"/>
          <table:table-cell table:style-name="ce94" table:number-columns-repeated="6"/>
          <table:table-cell ns41:value-type="float" office:value="1" table:style-name="ce94" table:number-columns-repeated="4" office:value-type="float">
            <text:p>1</text:p>
          </table:table-cell>
          <table:table-cell table:style-name="ce94"/>
          <table:table-cell table:style-name="ce95"/>
          <table:table-cell ns41:value-type="float" table:style-name="ce56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ce93" office:value-type="string">
            <text:p>A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752" office:value-type="float">
            <text:p>752</text:p>
          </table:table-cell>
          <table:table-cell ns41:value-type="float" table:style-name="ce94" office:value="63" office:value-type="float">
            <text:p>6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2031" office:value-type="float">
            <text:p>2031</text:p>
          </table:table-cell>
          <table:table-cell ns41:value-type="float" table:style-name="ce94" office:value="1798" office:value-type="float">
            <text:p>1798</text:p>
          </table:table-cell>
          <table:table-cell ns41:value-type="float" table:style-name="ce94" office:value="98" office:value-type="float">
            <text:p>98</text:p>
          </table:table-cell>
          <table:table-cell ns41:value-type="float" table:style-name="ce94" office:value="79" office:value-type="float">
            <text:p>79</text:p>
          </table:table-cell>
          <table:table-cell ns41:value-type="float" table:style-name="ce94" office:value="2129" office:value-type="float">
            <text:p>2129</text:p>
          </table:table-cell>
          <table:table-cell ns41:value-type="float" table:style-name="ce94" office:value="1877" office:value-type="float">
            <text:p>1877</text:p>
          </table:table-cell>
          <table:table-cell ns41:value-type="float" table:style-name="ce94" office:value="116" office:value-type="float">
            <text:p>116</text:p>
          </table:table-cell>
          <table:table-cell ns41:value-type="float" table:style-name="ce95" office:value="78" office:value-type="float">
            <text:p>78</text:p>
          </table:table-cell>
          <table:table-cell ns41:value-type="float" table:style-name="ce56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table-cell ns41:value-type="string" table:number-rows-spanned="6" table:style-name="ce8" table:number-columns-spanned="1" office:value-type="string">
            <text:p>Ootmarsum</text:p>
          </table:table-cell>
          <table:table-cell ns41:value-type="string" table:style-name="ce93" office:value-type="string">
            <text:p>Kom</text:p>
          </table:table-cell>
          <table:table-cell table:style-name="ce93" table:number-columns-repeated="3"/>
          <table:table-cell ns41:value-type="string" table:style-name="ce36" office:value-type="string">
            <text:p>Klooster Onze Lieve Vrouw</text:p>
          </table:table-cell>
          <table:table-cell table:style-name="ce23"/>
          <table:table-cell ns41:value-type="float" table:style-name="ce42" office:value="2" office:value-type="float">
            <text:p>2</text:p>
          </table:table-cell>
          <table:table-cell table:style-name="ce94" table:number-columns-repeated="4"/>
          <table:table-cell ns41:value-type="float" table:style-name="ce94" office:value="1" office:value-type="float">
            <text:p>1</text:p>
          </table:table-cell>
          <table:table-cell ns41:value-type="float" table:style-name="ce94" office:value="73" office:value-type="float">
            <text:p>73</text:p>
          </table:table-cell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ns41:value-type="float" table:style-name="ce94" office:value="73" office:value-type="float">
            <text:p>73</text:p>
          </table:table-cell>
          <table:table-cell table:style-name="ce94"/>
          <table:table-cell table:style-name="ce95"/>
          <table:table-cell ns41:value-type="float" table:style-name="ce56" office:value="176" office:value-type="float">
            <text:p>176</text:p>
          </table:table-cell>
          <table:table-cell ns41:value-type="float" table:style-name="ce63" office:value="11079" office:value-type="float">
            <text:p>1107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208" office:value-type="float">
            <text:p>208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3"/>
          <table:table-cell ns41:value-type="float" table:style-name="ce94" office:value="432" office:value-type="float">
            <text:p>432</text:p>
          </table:table-cell>
          <table:table-cell ns41:value-type="float" table:style-name="ce94" office:value="430" office:value-type="float">
            <text:p>430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447" office:value-type="float">
            <text:p>447</text:p>
          </table:table-cell>
          <table:table-cell ns41:value-type="float" table:style-name="ce94" office:value="440" office:value-type="float">
            <text:p>440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5" office:value="15" office:value-type="float">
            <text:p>15</text:p>
          </table:table-cell>
          <table:table-cell ns41:value-type="float" table:style-name="ce56" office:value="176" office:value-type="float">
            <text:p>176</text:p>
          </table:table-cell>
          <table:table-cell ns41:value-type="float" table:style-name="ce63" office:value="11079" office:value-type="float">
            <text:p>1107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18" office:value-type="float">
            <text:p>118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280" office:value-type="float">
            <text:p>280</text:p>
          </table:table-cell>
          <table:table-cell ns41:value-type="float" table:style-name="ce94" office:value="262" office:value-type="float">
            <text:p>262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289" office:value-type="float">
            <text:p>289</text:p>
          </table:table-cell>
          <table:table-cell ns41:value-type="float" table:style-name="ce94" office:value="268" office:value-type="float">
            <text:p>268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76" office:value-type="float">
            <text:p>176</text:p>
          </table:table-cell>
          <table:table-cell ns41:value-type="float" table:style-name="ce63" office:value="11079" office:value-type="float">
            <text:p>1107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210" office:value-type="float">
            <text:p>210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3"/>
          <table:table-cell ns41:value-type="float" table:style-name="ce94" office:value="433" office:value-type="float">
            <text:p>433</text:p>
          </table:table-cell>
          <table:table-cell ns41:value-type="float" table:style-name="ce94" office:value="503" office:value-type="float">
            <text:p>503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448" office:value-type="float">
            <text:p>448</text:p>
          </table:table-cell>
          <table:table-cell ns41:value-type="float" table:style-name="ce94" office:value="513" office:value-type="float">
            <text:p>513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5" office:value="15" office:value-type="float">
            <text:p>15</text:p>
          </table:table-cell>
          <table:table-cell ns41:value-type="float" table:style-name="ce56" office:value="176" office:value-type="float">
            <text:p>176</text:p>
          </table:table-cell>
          <table:table-cell ns41:value-type="float" table:style-name="ce63" office:value="11079" office:value-type="float">
            <text:p>1107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18" office:value-type="float">
            <text:p>118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280" office:value-type="float">
            <text:p>280</text:p>
          </table:table-cell>
          <table:table-cell ns41:value-type="float" table:style-name="ce94" office:value="262" office:value-type="float">
            <text:p>262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289" office:value-type="float">
            <text:p>289</text:p>
          </table:table-cell>
          <table:table-cell ns41:value-type="float" table:style-name="ce94" office:value="268" office:value-type="float">
            <text:p>268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76" office:value-type="float">
            <text:p>176</text:p>
          </table:table-cell>
          <table:table-cell ns41:value-type="float" table:style-name="ce63" office:value="11079" office:value-type="float">
            <text:p>1107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328" office:value-type="float">
            <text:p>328</text:p>
          </table:table-cell>
          <table:table-cell ns41:value-type="float" table:style-name="ce94" office:value="17" office:value-type="float">
            <text:p>17</text:p>
          </table:table-cell>
          <table:table-cell table:style-name="ce94" table:number-columns-repeated="3"/>
          <table:table-cell ns41:value-type="float" table:style-name="ce94" office:value="713" office:value-type="float">
            <text:p>713</text:p>
          </table:table-cell>
          <table:table-cell ns41:value-type="float" table:style-name="ce94" office:value="765" office:value-type="float">
            <text:p>765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737" office:value-type="float">
            <text:p>737</text:p>
          </table:table-cell>
          <table:table-cell ns41:value-type="float" table:style-name="ce94" office:value="781" office:value-type="float">
            <text:p>781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95" office:value="16" office:value-type="float">
            <text:p>16</text:p>
          </table:table-cell>
          <table:table-cell ns41:value-type="float" table:style-name="ce56" office:value="176" office:value-type="float">
            <text:p>176</text:p>
          </table:table-cell>
          <table:table-cell ns41:value-type="float" table:style-name="ce63" office:value="11079" office:value-type="float">
            <text:p>1107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table-cell ns41:value-type="string" table:number-rows-spanned="20" table:style-name="ce8" table:number-columns-spanned="1" office:value-type="string">
            <text:p>Raalte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A</text:p>
          </table:table-cell>
          <table:table-cell table:style-name="ce93"/>
          <table:table-cell ns41:value-type="string" table:style-name="ce93" office:value-type="string">
            <text:p>Dorp</text:p>
          </table:table-cell>
          <table:table-cell ns41:value-type="string" table:style-name="ce36" office:value-type="string">
            <text:p>Liefdesgesticht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14" office:value-type="float">
            <text:p>14</text:p>
          </table:table-cell>
          <table:table-cell table:style-name="ce94" table:number-columns-repeated="3"/>
          <table:table-cell ns41:value-type="float" table:style-name="ce94" office:value="14" office:value-type="float">
            <text:p>14</text:p>
          </table:table-cell>
          <table:table-cell table:style-name="ce94"/>
          <table:table-cell table:style-name="ce95"/>
          <table:table-cell ns41:value-type="float" table:style-name="ce56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120" office:value-type="float">
            <text:p>120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242" office:value-type="float">
            <text:p>242</text:p>
          </table:table-cell>
          <table:table-cell ns41:value-type="float" table:style-name="ce94" office:value="268" office:value-type="float">
            <text:p>268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249" office:value-type="float">
            <text:p>249</text:p>
          </table:table-cell>
          <table:table-cell ns41:value-type="float" table:style-name="ce94" office:value="270" office:value-type="float">
            <text:p>270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5" office:value="6" office:value-type="float">
            <text:p>6</text:p>
          </table:table-cell>
          <table:table-cell ns41:value-type="float" table:style-name="ce56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B</text:p>
          </table:table-cell>
          <table:table-cell table:style-name="ce93"/>
          <table:table-cell ns41:value-type="string" table:style-name="ce93" office:value-type="string">
            <text:p>Tijeraan</text:p>
          </table:table-cell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161" office:value-type="float">
            <text:p>161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3"/>
          <table:table-cell ns41:value-type="float" table:style-name="ce94" office:value="317" office:value-type="float">
            <text:p>317</text:p>
          </table:table-cell>
          <table:table-cell ns41:value-type="float" table:style-name="ce94" office:value="306" office:value-type="float">
            <text:p>306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320" office:value-type="float">
            <text:p>320</text:p>
          </table:table-cell>
          <table:table-cell ns41:value-type="float" table:style-name="ce94" office:value="310" office:value-type="float">
            <text:p>310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7" office:value-type="float">
            <text:p>7</text:p>
          </table:table-cell>
          <table:table-cell ns41:value-type="float" table:style-name="ce56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1" office:value-type="float">
            <text:p>1</text:p>
          </table:table-cell>
          <table:table-cell table:style-name="ce94" table:number-columns-repeated="6"/>
          <table:table-cell ns41:value-type="float" table:style-name="ce94" office:value="3" office:value-type="float">
            <text:p>3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ce93" office:value-type="string">
            <text:p>BK</text:p>
          </table:table-cell>
          <table:table-cell table:style-name="ce93" table:number-columns-repeated="2"/>
          <table:table-cell ns41:value-type="string" table:style-name="ce93" office:value-type="string">
            <text:p>Tijeraan</text:p>
          </table:table-cell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268" office:value-type="float">
            <text:p>268</text:p>
          </table:table-cell>
          <table:table-cell ns41:value-type="float" table:style-name="ce94" office:value="11" office:value-type="float">
            <text:p>11</text:p>
          </table:table-cell>
          <table:table-cell table:style-name="ce94" table:number-columns-repeated="3"/>
          <table:table-cell ns41:value-type="float" table:style-name="ce94" office:value="656" office:value-type="float">
            <text:p>656</text:p>
          </table:table-cell>
          <table:table-cell ns41:value-type="float" table:style-name="ce94" office:value="614" office:value-type="float">
            <text:p>614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665" office:value-type="float">
            <text:p>665</text:p>
          </table:table-cell>
          <table:table-cell ns41:value-type="float" table:style-name="ce94" office:value="619" office:value-type="float">
            <text:p>619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5" office:value="8" office:value-type="float">
            <text:p>8</text:p>
          </table:table-cell>
          <table:table-cell ns41:value-type="float" table:style-name="ce56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8" office:value-type="float">
            <text:p>8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2"/>
          <table:table-cell ns41:value-type="float" table:style-name="ce94" office:value="8" office:value-type="float">
            <text:p>8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2" office:value-type="float">
            <text:p>12</text:p>
          </table:table-cell>
          <table:table-cell table:style-name="ce95"/>
          <table:table-cell ns41:value-type="float" table:style-name="ce56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8" office:value-type="float">
            <text:p>8</text:p>
          </table:table-cell>
          <table:table-cell table:style-name="ce94" table:number-columns-repeated="6"/>
          <table:table-cell ns41:value-type="float" table:style-name="ce94" office:value="3" office:value-type="float">
            <text:p>3</text:p>
          </table:table-cell>
          <table:table-cell ns41:value-type="float" table:style-name="ce95" office:value="9" office:value-type="float">
            <text:p>9</text:p>
          </table:table-cell>
          <table:table-cell ns41:value-type="float" table:style-name="ce56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C</text:p>
          </table:table-cell>
          <table:table-cell table:style-name="ce93"/>
          <table:table-cell ns41:value-type="string" table:style-name="ce93" office:value-type="string">
            <text:p>Linderte</text:p>
          </table:table-cell>
          <table:table-cell table:style-name="ce36"/>
          <table:table-cell table:style-name="ce23"/>
          <table:table-cell ns41:value-type="float" table:style-name="ce42" office:value="122" office:value-type="float">
            <text:p>122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318" office:value-type="float">
            <text:p>318</text:p>
          </table:table-cell>
          <table:table-cell ns41:value-type="float" table:style-name="ce94" office:value="291" office:value-type="float">
            <text:p>29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321" office:value-type="float">
            <text:p>321</text:p>
          </table:table-cell>
          <table:table-cell ns41:value-type="float" table:style-name="ce94" office:value="293" office:value-type="float">
            <text:p>293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D</text:p>
          </table:table-cell>
          <table:table-cell table:style-name="ce93"/>
          <table:table-cell ns41:value-type="string" table:style-name="ce93" office:value-type="string">
            <text:p>Luttenberg</text:p>
          </table:table-cell>
          <table:table-cell table:style-name="ce36"/>
          <table:table-cell table:style-name="ce23"/>
          <table:table-cell ns41:value-type="float" table:style-name="ce42" office:value="79" office:value-type="float">
            <text:p>79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211" office:value-type="float">
            <text:p>211</text:p>
          </table:table-cell>
          <table:table-cell ns41:value-type="float" table:style-name="ce94" office:value="209" office:value-type="float">
            <text:p>209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212" office:value-type="float">
            <text:p>212</text:p>
          </table:table-cell>
          <table:table-cell ns41:value-type="float" table:style-name="ce94" office:value="216" office:value-type="float">
            <text:p>216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E</text:p>
          </table:table-cell>
          <table:table-cell table:style-name="ce93"/>
          <table:table-cell ns41:value-type="string" table:style-name="ce93" office:value-type="string">
            <text:p>Boetele</text:p>
          </table:table-cell>
          <table:table-cell table:style-name="ce36"/>
          <table:table-cell table:style-name="ce23"/>
          <table:table-cell ns41:value-type="float" table:style-name="ce42" office:value="44" office:value-type="float">
            <text:p>44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16" office:value-type="float">
            <text:p>116</text:p>
          </table:table-cell>
          <table:table-cell ns41:value-type="float" table:style-name="ce94" office:value="107" office:value-type="float">
            <text:p>107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17" office:value-type="float">
            <text:p>117</text:p>
          </table:table-cell>
          <table:table-cell ns41:value-type="float" table:style-name="ce94" office:value="107" office:value-type="float">
            <text:p>10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F</text:p>
          </table:table-cell>
          <table:table-cell table:style-name="ce93"/>
          <table:table-cell ns41:value-type="string" table:style-name="ce93" office:value-type="string">
            <text:p>Heeten</text:p>
          </table:table-cell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231" office:value-type="float">
            <text:p>231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590" office:value-type="float">
            <text:p>590</text:p>
          </table:table-cell>
          <table:table-cell ns41:value-type="float" table:style-name="ce94" office:value="526" office:value-type="float">
            <text:p>526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596" office:value-type="float">
            <text:p>596</text:p>
          </table:table-cell>
          <table:table-cell ns41:value-type="float" table:style-name="ce94" office:value="536" office:value-type="float">
            <text:p>536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9" office:value-type="float">
            <text:p>9</text:p>
          </table:table-cell>
          <table:table-cell ns41:value-type="float" table:style-name="ce56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2" office:value-type="float">
            <text:p>2</text:p>
          </table:table-cell>
          <table:table-cell table:style-name="ce94" table:number-columns-repeated="6"/>
          <table:table-cell ns41:value-type="float" table:style-name="ce94" office:value="1" office:value-type="float">
            <text:p>1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G</text:p>
          </table:table-cell>
          <table:table-cell table:style-name="ce93"/>
          <table:table-cell ns41:value-type="string" table:style-name="ce93" office:value-type="string">
            <text:p>Ramele</text:p>
          </table:table-cell>
          <table:table-cell table:style-name="ce36"/>
          <table:table-cell table:style-name="ce23"/>
          <table:table-cell ns41:value-type="float" table:style-name="ce42" office:value="68" office:value-type="float">
            <text:p>68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62" office:value-type="float">
            <text:p>162</text:p>
          </table:table-cell>
          <table:table-cell ns41:value-type="float" table:style-name="ce94" office:value="148" office:value-type="float">
            <text:p>148</text:p>
          </table:table-cell>
          <table:table-cell table:style-name="ce94"/>
          <table:table-cell ns41:value-type="float" table:style-name="ce94" office:value="3" office:value-type="float">
            <text:p>3</text:p>
          </table:table-cell>
          <table:table-cell ns41:value-type="float" table:style-name="ce94" office:value="162" office:value-type="float">
            <text:p>162</text:p>
          </table:table-cell>
          <table:table-cell ns41:value-type="float" table:style-name="ce94" office:value="151" office:value-type="float">
            <text:p>151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H</text:p>
          </table:table-cell>
          <table:table-cell table:style-name="ce93"/>
          <table:table-cell ns41:value-type="string" table:style-name="ce93" office:value-type="string">
            <text:p>Pleegste</text:p>
          </table:table-cell>
          <table:table-cell table:style-name="ce36"/>
          <table:table-cell table:style-name="ce23"/>
          <table:table-cell ns41:value-type="float" table:style-name="ce42" office:value="61" office:value-type="float">
            <text:p>61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76" office:value-type="float">
            <text:p>176</text:p>
          </table:table-cell>
          <table:table-cell ns41:value-type="float" table:style-name="ce94" office:value="136" office:value-type="float">
            <text:p>136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176" office:value-type="float">
            <text:p>176</text:p>
          </table:table-cell>
          <table:table-cell ns41:value-type="float" table:style-name="ce94" office:value="138" office:value-type="float">
            <text:p>138</text:p>
          </table:table-cell>
          <table:table-cell table:style-name="ce94"/>
          <table:table-cell ns41:value-type="float" table:style-name="ce95" office:value="3" office:value-type="float">
            <text:p>3</text:p>
          </table:table-cell>
          <table:table-cell ns41:value-type="float" table:style-name="ce56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I</text:p>
          </table:table-cell>
          <table:table-cell table:style-name="ce93"/>
          <table:table-cell ns41:value-type="string" table:style-name="ce93" office:value-type="string">
            <text:p>Broekland</text:p>
          </table:table-cell>
          <table:table-cell table:style-name="ce36"/>
          <table:table-cell table:style-name="ce23"/>
          <table:table-cell ns41:value-type="float" table:style-name="ce42" office:value="34" office:value-type="float">
            <text:p>34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09" office:value-type="float">
            <text:p>109</text:p>
          </table:table-cell>
          <table:table-cell ns41:value-type="float" table:style-name="ce94" office:value="94" office:value-type="float">
            <text:p>9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11" office:value-type="float">
            <text:p>111</text:p>
          </table:table-cell>
          <table:table-cell ns41:value-type="float" table:style-name="ce94" office:value="98" office:value-type="float">
            <text:p>98</text:p>
          </table:table-cell>
          <table:table-cell table:style-name="ce94"/>
          <table:table-cell ns41:value-type="float" table:style-name="ce95" office:value="1" office:value-type="float">
            <text:p>1</text:p>
          </table:table-cell>
          <table:table-cell ns41:value-type="float" table:style-name="ce56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282" office:value-type="float">
            <text:p>282</text:p>
          </table:table-cell>
          <table:table-cell ns41:value-type="float" table:style-name="ce94" office:value="13" office:value-type="float">
            <text:p>13</text:p>
          </table:table-cell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ns41:value-type="float" table:style-name="ce94" office:value="559" office:value-type="float">
            <text:p>559</text:p>
          </table:table-cell>
          <table:table-cell ns41:value-type="float" table:style-name="ce94" office:value="588" office:value-type="float">
            <text:p>588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569" office:value-type="float">
            <text:p>569</text:p>
          </table:table-cell>
          <table:table-cell ns41:value-type="float" table:style-name="ce94" office:value="594" office:value-type="float">
            <text:p>594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5" office:value="15" office:value-type="float">
            <text:p>15</text:p>
          </table:table-cell>
          <table:table-cell ns41:value-type="float" table:style-name="ce56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907" office:value-type="float">
            <text:p>907</text:p>
          </table:table-cell>
          <table:table-cell ns41:value-type="float" table:style-name="ce94" office:value="27" office:value-type="float">
            <text:p>27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2346" office:value-type="float">
            <text:p>2346</text:p>
          </table:table-cell>
          <table:table-cell ns41:value-type="float" table:style-name="ce94" office:value="2130" office:value-type="float">
            <text:p>2130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94" office:value="33" office:value-type="float">
            <text:p>33</text:p>
          </table:table-cell>
          <table:table-cell ns41:value-type="float" table:style-name="ce94" office:value="2368" office:value-type="float">
            <text:p>2368</text:p>
          </table:table-cell>
          <table:table-cell ns41:value-type="float" table:style-name="ce94" office:value="2163" office:value-type="float">
            <text:p>2163</text:p>
          </table:table-cell>
          <table:table-cell ns41:value-type="float" table:style-name="ce94" office:value="39" office:value-type="float">
            <text:p>39</text:p>
          </table:table-cell>
          <table:table-cell ns41:value-type="float" table:style-name="ce95" office:value="39" office:value-type="float">
            <text:p>39</text:p>
          </table:table-cell>
          <table:table-cell ns41:value-type="float" table:style-name="ce56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189" office:value-type="float">
            <text:p>1189</text:p>
          </table:table-cell>
          <table:table-cell ns41:value-type="float" table:style-name="ce94" office:value="40" office:value-type="float">
            <text:p>40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2905" office:value-type="float">
            <text:p>2905</text:p>
          </table:table-cell>
          <table:table-cell ns41:value-type="float" table:style-name="ce94" office:value="2718" office:value-type="float">
            <text:p>2718</text:p>
          </table:table-cell>
          <table:table-cell ns41:value-type="float" table:style-name="ce94" office:value="32" office:value-type="float">
            <text:p>32</text:p>
          </table:table-cell>
          <table:table-cell ns41:value-type="float" table:style-name="ce94" office:value="39" office:value-type="float">
            <text:p>39</text:p>
          </table:table-cell>
          <table:table-cell ns41:value-type="float" table:style-name="ce94" office:value="2937" office:value-type="float">
            <text:p>2937</text:p>
          </table:table-cell>
          <table:table-cell ns41:value-type="float" table:style-name="ce94" office:value="2757" office:value-type="float">
            <text:p>2757</text:p>
          </table:table-cell>
          <table:table-cell ns41:value-type="float" table:style-name="ce94" office:value="59" office:value-type="float">
            <text:p>59</text:p>
          </table:table-cell>
          <table:table-cell ns41:value-type="float" table:style-name="ce95" office:value="54" office:value-type="float">
            <text:p>54</text:p>
          </table:table-cell>
          <table:table-cell ns41:value-type="float" table:style-name="ce56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ce93" office:value-type="string">
            <text:p>Pers</text:p>
          </table:table-cell>
          <table:table-cell table:style-name="ce93" table:number-columns-repeated="3"/>
          <table:table-cell table:style-name="ce36"/>
          <table:table-cell table:style-name="ce23"/>
          <table:table-cell table:style-name="ce42"/>
          <table:table-cell table:style-name="ce94" table:number-columns-repeated="6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table:style-name="ce95"/>
          <table:table-cell ns41:value-type="float" table:style-name="ce56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9">
          <table:covered-table-cell table:style-name="ce10"/>
          <table:table-cell ns41:value-type="string" table:style-name="ce93" office:value-type="string">
            <text:p>A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189" office:value-type="float">
            <text:p>1189</text:p>
          </table:table-cell>
          <table:table-cell ns41:value-type="float" table:style-name="ce94" office:value="40" office:value-type="float">
            <text:p>40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2905" office:value-type="float">
            <text:p>2905</text:p>
          </table:table-cell>
          <table:table-cell ns41:value-type="float" table:style-name="ce94" office:value="2718" office:value-type="float">
            <text:p>2718</text:p>
          </table:table-cell>
          <table:table-cell ns41:value-type="float" table:style-name="ce94" office:value="33" office:value-type="float">
            <text:p>33</text:p>
          </table:table-cell>
          <table:table-cell ns41:value-type="float" table:style-name="ce94" office:value="39" office:value-type="float">
            <text:p>39</text:p>
          </table:table-cell>
          <table:table-cell ns41:value-type="float" table:style-name="ce94" office:value="2938" office:value-type="float">
            <text:p>2938</text:p>
          </table:table-cell>
          <table:table-cell ns41:value-type="float" table:style-name="ce94" office:value="2757" office:value-type="float">
            <text:p>2757</text:p>
          </table:table-cell>
          <table:table-cell ns41:value-type="float" table:style-name="ce94" office:value="59" office:value-type="float">
            <text:p>59</text:p>
          </table:table-cell>
          <table:table-cell ns41:value-type="float" table:style-name="ce95" office:value="54" office:value-type="float">
            <text:p>54</text:p>
          </table:table-cell>
          <table:table-cell ns41:value-type="float" table:style-name="ce56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table-cell ns41:value-type="string" table:number-rows-spanned="8" table:style-name="ce8" table:number-columns-spanned="1" office:value-type="string">
            <text:p>Rijssen</text:p>
          </table:table-cell>
          <table:table-cell ns41:value-type="string" table:style-name="ce93" office:value-type="string">
            <text:p>Kom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695" office:value-type="float">
            <text:p>695</text:p>
          </table:table-cell>
          <table:table-cell ns41:value-type="float" table:style-name="ce94" office:value="12" office:value-type="float">
            <text:p>12</text:p>
          </table:table-cell>
          <table:table-cell table:style-name="ce94" table:number-columns-repeated="3"/>
          <table:table-cell ns41:value-type="float" table:style-name="ce94" office:value="2009" office:value-type="float">
            <text:p>2009</text:p>
          </table:table-cell>
          <table:table-cell ns41:value-type="float" table:style-name="ce94" office:value="1952" office:value-type="float">
            <text:p>1952</text:p>
          </table:table-cell>
          <table:table-cell ns41:value-type="float" table:style-name="ce94" office:value="41" office:value-type="float">
            <text:p>41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2050" office:value-type="float">
            <text:p>2050</text:p>
          </table:table-cell>
          <table:table-cell ns41:value-type="float" table:style-name="ce94" office:value="1976" office:value-type="float">
            <text:p>1976</text:p>
          </table:table-cell>
          <table:table-cell ns41:value-type="float" table:style-name="ce94" office:value="38" office:value-type="float">
            <text:p>38</text:p>
          </table:table-cell>
          <table:table-cell ns41:value-type="float" table:style-name="ce95" office:value="16" office:value-type="float">
            <text:p>16</text:p>
          </table:table-cell>
          <table:table-cell ns41:value-type="float" table:style-name="ce56" office:value="178" office:value-type="float">
            <text:p>178</text:p>
          </table:table-cell>
          <table:table-cell ns41:value-type="float" table:style-name="ce63" office:value="10358" office:value-type="float">
            <text:p>103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table:style-name="ce93" table:number-columns-repeated="2"/>
          <table:table-cell ns41:value-type="string" table:style-name="ce93" office:value-type="string">
            <text:p>Buitenwijk</text:p>
          </table:table-cell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143" office:value-type="float">
            <text:p>143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398" office:value-type="float">
            <text:p>398</text:p>
          </table:table-cell>
          <table:table-cell ns41:value-type="float" table:style-name="ce94" office:value="334" office:value-type="float">
            <text:p>334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406" office:value-type="float">
            <text:p>406</text:p>
          </table:table-cell>
          <table:table-cell ns41:value-type="float" table:style-name="ce94" office:value="341" office:value-type="float">
            <text:p>341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78" office:value-type="float">
            <text:p>178</text:p>
          </table:table-cell>
          <table:table-cell ns41:value-type="float" table:style-name="ce63" office:value="10358" office:value-type="float">
            <text:p>103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2"/>
          <table:table-cell ns41:value-type="float" table:style-name="ce94" office:value="2" office:value-type="float">
            <text:p>2</text:p>
          </table:table-cell>
          <table:table-cell ns41:value-type="float" table:style-name="ce94" office:value="3" office:value-type="float">
            <text:p>3</text:p>
          </table:table-cell>
          <table:table-cell table:style-name="ce94"/>
          <table:table-cell table:style-name="ce95"/>
          <table:table-cell ns41:value-type="float" table:style-name="ce56" office:value="178" office:value-type="float">
            <text:p>178</text:p>
          </table:table-cell>
          <table:table-cell ns41:value-type="float" table:style-name="ce63" office:value="10358" office:value-type="float">
            <text:p>103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695" office:value-type="float">
            <text:p>695</text:p>
          </table:table-cell>
          <table:table-cell ns41:value-type="float" table:style-name="ce94" office:value="12" office:value-type="float">
            <text:p>12</text:p>
          </table:table-cell>
          <table:table-cell table:style-name="ce94" table:number-columns-repeated="3"/>
          <table:table-cell ns41:value-type="float" table:style-name="ce94" office:value="2009" office:value-type="float">
            <text:p>2009</text:p>
          </table:table-cell>
          <table:table-cell ns41:value-type="float" table:style-name="ce94" office:value="1952" office:value-type="float">
            <text:p>1952</text:p>
          </table:table-cell>
          <table:table-cell ns41:value-type="float" table:style-name="ce94" office:value="41" office:value-type="float">
            <text:p>41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2050" office:value-type="float">
            <text:p>2050</text:p>
          </table:table-cell>
          <table:table-cell ns41:value-type="float" table:style-name="ce94" office:value="1976" office:value-type="float">
            <text:p>1976</text:p>
          </table:table-cell>
          <table:table-cell ns41:value-type="float" table:style-name="ce94" office:value="38" office:value-type="float">
            <text:p>38</text:p>
          </table:table-cell>
          <table:table-cell ns41:value-type="float" table:style-name="ce95" office:value="16" office:value-type="float">
            <text:p>16</text:p>
          </table:table-cell>
          <table:table-cell ns41:value-type="float" table:style-name="ce56" office:value="178" office:value-type="float">
            <text:p>178</text:p>
          </table:table-cell>
          <table:table-cell ns41:value-type="float" table:style-name="ce63" office:value="10358" office:value-type="float">
            <text:p>103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43" office:value-type="float">
            <text:p>143</text:p>
          </table:table-cell>
          <table:table-cell ns41:value-type="float" table:style-name="ce94" office:value="6" office:value-type="float">
            <text:p>6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400" office:value-type="float">
            <text:p>400</text:p>
          </table:table-cell>
          <table:table-cell ns41:value-type="float" table:style-name="ce94" office:value="337" office:value-type="float">
            <text:p>337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408" office:value-type="float">
            <text:p>408</text:p>
          </table:table-cell>
          <table:table-cell ns41:value-type="float" table:style-name="ce94" office:value="344" office:value-type="float">
            <text:p>344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78" office:value-type="float">
            <text:p>178</text:p>
          </table:table-cell>
          <table:table-cell ns41:value-type="float" table:style-name="ce63" office:value="10358" office:value-type="float">
            <text:p>103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838" office:value-type="float">
            <text:p>838</text:p>
          </table:table-cell>
          <table:table-cell ns41:value-type="float" table:style-name="ce94" office:value="18" office:value-type="float">
            <text:p>18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2409" office:value-type="float">
            <text:p>2409</text:p>
          </table:table-cell>
          <table:table-cell ns41:value-type="float" table:style-name="ce94" office:value="2289" office:value-type="float">
            <text:p>2289</text:p>
          </table:table-cell>
          <table:table-cell ns41:value-type="float" table:style-name="ce94" office:value="49" office:value-type="float">
            <text:p>49</text:p>
          </table:table-cell>
          <table:table-cell ns41:value-type="float" table:style-name="ce94" office:value="31" office:value-type="float">
            <text:p>31</text:p>
          </table:table-cell>
          <table:table-cell ns41:value-type="float" table:style-name="ce94" office:value="2458" office:value-type="float">
            <text:p>2458</text:p>
          </table:table-cell>
          <table:table-cell ns41:value-type="float" table:style-name="ce94" office:value="2320" office:value-type="float">
            <text:p>2320</text:p>
          </table:table-cell>
          <table:table-cell ns41:value-type="float" table:style-name="ce94" office:value="46" office:value-type="float">
            <text:p>46</text:p>
          </table:table-cell>
          <table:table-cell ns41:value-type="float" table:style-name="ce95" office:value="21" office:value-type="float">
            <text:p>21</text:p>
          </table:table-cell>
          <table:table-cell ns41:value-type="float" table:style-name="ce56" office:value="178" office:value-type="float">
            <text:p>178</text:p>
          </table:table-cell>
          <table:table-cell ns41:value-type="float" table:style-name="ce63" office:value="10358" office:value-type="float">
            <text:p>103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Pers</text:p>
          </table:table-cell>
          <table:table-cell table:style-name="ce93" table:number-columns-repeated="3"/>
          <table:table-cell table:style-name="ce36"/>
          <table:table-cell table:style-name="ce23"/>
          <table:table-cell table:style-name="ce42"/>
          <table:table-cell table:style-name="ce94" table:number-columns-repeated="6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table:style-name="ce95"/>
          <table:table-cell ns41:value-type="float" table:style-name="ce56" office:value="178" office:value-type="float">
            <text:p>178</text:p>
          </table:table-cell>
          <table:table-cell ns41:value-type="float" table:style-name="ce63" office:value="10358" office:value-type="float">
            <text:p>103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A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838" office:value-type="float">
            <text:p>838</text:p>
          </table:table-cell>
          <table:table-cell ns41:value-type="float" table:style-name="ce94" office:value="18" office:value-type="float">
            <text:p>18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2409" office:value-type="float">
            <text:p>2409</text:p>
          </table:table-cell>
          <table:table-cell ns41:value-type="float" table:style-name="ce94" office:value="2289" office:value-type="float">
            <text:p>2289</text:p>
          </table:table-cell>
          <table:table-cell ns41:value-type="float" table:style-name="ce94" office:value="50" office:value-type="float">
            <text:p>50</text:p>
          </table:table-cell>
          <table:table-cell ns41:value-type="float" table:style-name="ce94" office:value="31" office:value-type="float">
            <text:p>31</text:p>
          </table:table-cell>
          <table:table-cell ns41:value-type="float" table:style-name="ce94" office:value="2459" office:value-type="float">
            <text:p>2459</text:p>
          </table:table-cell>
          <table:table-cell ns41:value-type="float" table:style-name="ce94" office:value="2320" office:value-type="float">
            <text:p>2320</text:p>
          </table:table-cell>
          <table:table-cell ns41:value-type="float" table:style-name="ce94" office:value="46" office:value-type="float">
            <text:p>46</text:p>
          </table:table-cell>
          <table:table-cell ns41:value-type="float" table:style-name="ce95" office:value="21" office:value-type="float">
            <text:p>21</text:p>
          </table:table-cell>
          <table:table-cell ns41:value-type="float" table:style-name="ce56" office:value="178" office:value-type="float">
            <text:p>178</text:p>
          </table:table-cell>
          <table:table-cell ns41:value-type="float" table:style-name="ce63" office:value="10358" office:value-type="float">
            <text:p>103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table-cell ns41:value-type="string" table:number-rows-spanned="15" table:style-name="ce9" table:number-columns-spanned="1" office:value-type="string">
            <text:p><text:span text:style-name="T1">Staphorst</text:span><text:span text:style-name="T2"> (Geene kom)</text:span></text:p>
          </table:table-cell>
          <table:table-cell ns41:value-type="string" table:number-rows-spanned="4" table:style-name="ce24" table:number-columns-spanned="1" office:value-type="string">
            <text:p>Rouveen</text:p>
          </table:table-cell>
          <table:table-cell ns41:value-type="string" table:style-name="ce93" office:value-type="string">
            <text:p>A</text:p>
          </table:table-cell>
          <table:table-cell table:style-name="ce93"/>
          <table:table-cell ns41:value-type="string" table:style-name="ce93" office:value-type="string">
            <text:p>Zuid - Eindigerslag</text:p>
          </table:table-cell>
          <table:table-cell table:style-name="ce36"/>
          <table:table-cell table:style-name="ce23"/>
          <table:table-cell ns41:value-type="float" table:style-name="ce42" office:value="120" office:value-type="float">
            <text:p>120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327" office:value-type="float">
            <text:p>327</text:p>
          </table:table-cell>
          <table:table-cell ns41:value-type="float" table:style-name="ce94" office:value="298" office:value-type="float">
            <text:p>298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327" office:value-type="float">
            <text:p>327</text:p>
          </table:table-cell>
          <table:table-cell ns41:value-type="float" table:style-name="ce94" office:value="299" office:value-type="float">
            <text:p>299</text:p>
          </table:table-cell>
          <table:table-cell table:style-name="ce94"/>
          <table:table-cell table:style-name="ce95"/>
          <table:table-cell ns41:value-type="float" table:style-name="ce56" office:value="180" office:value-type="float">
            <text:p>180</text:p>
          </table:table-cell>
          <table:table-cell ns41:value-type="float" table:style-name="ce63" office:value="11362" office:value-type="float">
            <text:p>1136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5"/>
          <table:table-cell ns41:value-type="string" table:style-name="ce93" office:value-type="string">
            <text:p>B</text:p>
          </table:table-cell>
          <table:table-cell table:style-name="ce93"/>
          <table:table-cell ns41:value-type="string" table:style-name="ce93" office:value-type="string">
            <text:p>Munnikenslag</text:p>
          </table:table-cell>
          <table:table-cell table:style-name="ce36"/>
          <table:table-cell table:style-name="ce23"/>
          <table:table-cell ns41:value-type="float" table:style-name="ce42" office:value="78" office:value-type="float">
            <text:p>78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99" office:value-type="float">
            <text:p>199</text:p>
          </table:table-cell>
          <table:table-cell ns41:value-type="float" table:style-name="ce94" office:value="200" office:value-type="float">
            <text:p>200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201" office:value-type="float">
            <text:p>201</text:p>
          </table:table-cell>
          <table:table-cell ns41:value-type="float" table:style-name="ce94" office:value="200" office:value-type="float">
            <text:p>200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80" office:value-type="float">
            <text:p>180</text:p>
          </table:table-cell>
          <table:table-cell ns41:value-type="float" table:style-name="ce63" office:value="11362" office:value-type="float">
            <text:p>1136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5"/>
          <table:table-cell ns41:value-type="string" table:style-name="ce93" office:value-type="string">
            <text:p>C</text:p>
          </table:table-cell>
          <table:table-cell table:style-name="ce93"/>
          <table:table-cell ns41:value-type="string" table:style-name="ce93" office:value-type="string">
            <text:p>Bisschopsslag</text:p>
          </table:table-cell>
          <table:table-cell table:style-name="ce36"/>
          <table:table-cell table:style-name="ce23"/>
          <table:table-cell ns41:value-type="float" table:style-name="ce42" office:value="87" office:value-type="float">
            <text:p>87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223" office:value-type="float">
            <text:p>223</text:p>
          </table:table-cell>
          <table:table-cell ns41:value-type="float" table:style-name="ce94" office:value="218" office:value-type="float">
            <text:p>218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224" office:value-type="float">
            <text:p>224</text:p>
          </table:table-cell>
          <table:table-cell ns41:value-type="float" table:style-name="ce94" office:value="218" office:value-type="float">
            <text:p>218</text:p>
          </table:table-cell>
          <table:table-cell table:style-name="ce94"/>
          <table:table-cell table:style-name="ce95"/>
          <table:table-cell ns41:value-type="float" table:style-name="ce56" office:value="180" office:value-type="float">
            <text:p>180</text:p>
          </table:table-cell>
          <table:table-cell ns41:value-type="float" table:style-name="ce63" office:value="11362" office:value-type="float">
            <text:p>1136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5"/>
          <table:table-cell ns41:value-type="string" table:style-name="ce93" office:value-type="string">
            <text:p>D</text:p>
          </table:table-cell>
          <table:table-cell table:style-name="ce93"/>
          <table:table-cell ns41:value-type="string" table:style-name="ce93" office:value-type="string">
            <text:p>Oosterslag</text:p>
          </table:table-cell>
          <table:table-cell table:style-name="ce36"/>
          <table:table-cell table:style-name="ce23"/>
          <table:table-cell ns41:value-type="float" table:style-name="ce42" office:value="87" office:value-type="float">
            <text:p>87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207" office:value-type="float">
            <text:p>207</text:p>
          </table:table-cell>
          <table:table-cell ns41:value-type="float" table:style-name="ce94" office:value="203" office:value-type="float">
            <text:p>203</text:p>
          </table:table-cell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94" office:value="210" office:value-type="float">
            <text:p>210</text:p>
          </table:table-cell>
          <table:table-cell ns41:value-type="float" table:style-name="ce94" office:value="203" office:value-type="float">
            <text:p>203</text:p>
          </table:table-cell>
          <table:table-cell table:style-name="ce94"/>
          <table:table-cell table:style-name="ce95"/>
          <table:table-cell ns41:value-type="float" table:style-name="ce56" office:value="180" office:value-type="float">
            <text:p>180</text:p>
          </table:table-cell>
          <table:table-cell ns41:value-type="float" table:style-name="ce63" office:value="11362" office:value-type="float">
            <text:p>1136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1"/>
          <table:table-cell ns41:value-type="string" table:number-rows-spanned="5" table:style-name="ce24" table:number-columns-spanned="1" office:value-type="string">
            <text:p>Staphorst</text:p>
          </table:table-cell>
          <table:table-cell ns41:value-type="string" table:style-name="ce93" office:value-type="string">
            <text:p>E</text:p>
          </table:table-cell>
          <table:table-cell table:style-name="ce93"/>
          <table:table-cell ns41:value-type="string" table:style-name="ce93" office:value-type="string">
            <text:p>Middenwoldigerslag</text:p>
          </table:table-cell>
          <table:table-cell table:style-name="ce36"/>
          <table:table-cell table:style-name="ce23"/>
          <table:table-cell ns41:value-type="float" table:style-name="ce42" office:value="119" office:value-type="float">
            <text:p>119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265" office:value-type="float">
            <text:p>265</text:p>
          </table:table-cell>
          <table:table-cell ns41:value-type="float" table:style-name="ce94" office:value="257" office:value-type="float">
            <text:p>257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67" office:value-type="float">
            <text:p>267</text:p>
          </table:table-cell>
          <table:table-cell ns41:value-type="float" table:style-name="ce94" office:value="258" office:value-type="float">
            <text:p>258</text:p>
          </table:table-cell>
          <table:table-cell table:style-name="ce94"/>
          <table:table-cell ns41:value-type="float" table:style-name="ce95" office:value="1" office:value-type="float">
            <text:p>1</text:p>
          </table:table-cell>
          <table:table-cell ns41:value-type="float" table:style-name="ce56" office:value="180" office:value-type="float">
            <text:p>180</text:p>
          </table:table-cell>
          <table:table-cell ns41:value-type="float" table:style-name="ce63" office:value="11362" office:value-type="float">
            <text:p>1136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5"/>
          <table:table-cell ns41:value-type="string" table:style-name="ce93" office:value-type="string">
            <text:p>F</text:p>
          </table:table-cell>
          <table:table-cell table:style-name="ce93"/>
          <table:table-cell ns41:value-type="string" table:style-name="ce93" office:value-type="string">
            <text:p>Achterhoevenslag</text:p>
          </table:table-cell>
          <table:table-cell table:style-name="ce36"/>
          <table:table-cell table:style-name="ce23"/>
          <table:table-cell ns41:value-type="float" table:style-name="ce42" office:value="93" office:value-type="float">
            <text:p>93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215" office:value-type="float">
            <text:p>215</text:p>
          </table:table-cell>
          <table:table-cell ns41:value-type="float" table:style-name="ce94" office:value="214" office:value-type="float">
            <text:p>21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17" office:value-type="float">
            <text:p>217</text:p>
          </table:table-cell>
          <table:table-cell ns41:value-type="float" table:style-name="ce94" office:value="215" office:value-type="float">
            <text:p>215</text:p>
          </table:table-cell>
          <table:table-cell table:style-name="ce94"/>
          <table:table-cell table:style-name="ce95"/>
          <table:table-cell ns41:value-type="float" table:style-name="ce56" office:value="180" office:value-type="float">
            <text:p>180</text:p>
          </table:table-cell>
          <table:table-cell ns41:value-type="float" table:style-name="ce63" office:value="11362" office:value-type="float">
            <text:p>1136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5"/>
          <table:table-cell ns41:value-type="string" table:style-name="ce93" office:value-type="string">
            <text:p>G</text:p>
          </table:table-cell>
          <table:table-cell table:style-name="ce93"/>
          <table:table-cell ns41:value-type="string" table:style-name="ce93" office:value-type="string">
            <text:p>Bergerslag</text:p>
          </table:table-cell>
          <table:table-cell ns41:value-type="string" table:style-name="ce36" office:value-type="string">
            <text:p>Het Armen-werk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8" office:value-type="float">
            <text:p>8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2"/>
          <table:table-cell ns41:value-type="float" table:style-name="ce94" office:value="8" office:value-type="float">
            <text:p>8</text:p>
          </table:table-cell>
          <table:table-cell ns41:value-type="float" table:style-name="ce94" office:value="5" office:value-type="float">
            <text:p>5</text:p>
          </table:table-cell>
          <table:table-cell table:style-name="ce94"/>
          <table:table-cell table:style-name="ce95"/>
          <table:table-cell ns41:value-type="float" table:style-name="ce56" office:value="180" office:value-type="float">
            <text:p>180</text:p>
          </table:table-cell>
          <table:table-cell ns41:value-type="float" table:style-name="ce63" office:value="11362" office:value-type="float">
            <text:p>1136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5"/>
          <table:table-cell table:style-name="ce93" table:number-columns-repeated="3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137" office:value-type="float">
            <text:p>137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321" office:value-type="float">
            <text:p>321</text:p>
          </table:table-cell>
          <table:table-cell ns41:value-type="float" table:style-name="ce94" office:value="324" office:value-type="float">
            <text:p>324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3" office:value-type="float">
            <text:p>3</text:p>
          </table:table-cell>
          <table:table-cell ns41:value-type="float" office:value="327" table:style-name="ce94" table:number-columns-repeated="2" office:value-type="float">
            <text:p>327</text:p>
          </table:table-cell>
          <table:table-cell table:style-name="ce94"/>
          <table:table-cell ns41:value-type="float" table:style-name="ce95" office:value="2" office:value-type="float">
            <text:p>2</text:p>
          </table:table-cell>
          <table:table-cell ns41:value-type="float" table:style-name="ce56" office:value="180" office:value-type="float">
            <text:p>180</text:p>
          </table:table-cell>
          <table:table-cell ns41:value-type="float" table:style-name="ce63" office:value="11362" office:value-type="float">
            <text:p>1136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5"/>
          <table:table-cell ns41:value-type="string" table:style-name="ce93" office:value-type="string">
            <text:p>H</text:p>
          </table:table-cell>
          <table:table-cell table:style-name="ce93"/>
          <table:table-cell ns41:value-type="string" table:style-name="ce93" office:value-type="string">
            <text:p>Bullingerslag</text:p>
          </table:table-cell>
          <table:table-cell table:style-name="ce36"/>
          <table:table-cell table:style-name="ce23"/>
          <table:table-cell ns41:value-type="float" table:style-name="ce42" office:value="128" office:value-type="float">
            <text:p>128</text:p>
          </table:table-cell>
          <table:table-cell table:style-name="ce94" table:number-columns-repeated="4"/>
          <table:table-cell ns41:value-type="float" table:style-name="ce94" office:value="345" office:value-type="float">
            <text:p>345</text:p>
          </table:table-cell>
          <table:table-cell ns41:value-type="float" table:style-name="ce94" office:value="303" office:value-type="float">
            <text:p>303</text:p>
          </table:table-cell>
          <table:table-cell table:style-name="ce94" table:number-columns-repeated="2"/>
          <table:table-cell ns41:value-type="float" table:style-name="ce94" office:value="345" office:value-type="float">
            <text:p>345</text:p>
          </table:table-cell>
          <table:table-cell ns41:value-type="float" table:style-name="ce94" office:value="303" office:value-type="float">
            <text:p>303</text:p>
          </table:table-cell>
          <table:table-cell ns41:value-type="float" table:style-name="ce94" office:value="2" office:value-type="float">
            <text:p>2</text:p>
          </table:table-cell>
          <table:table-cell table:style-name="ce95"/>
          <table:table-cell ns41:value-type="float" table:style-name="ce56" office:value="180" office:value-type="float">
            <text:p>180</text:p>
          </table:table-cell>
          <table:table-cell ns41:value-type="float" table:style-name="ce63" office:value="11362" office:value-type="float">
            <text:p>1136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1"/>
          <table:table-cell ns41:value-type="string" table:number-rows-spanned="5" table:style-name="ce24" table:number-columns-spanned="1" office:value-type="string">
            <text:p>IJhorst</text:p>
          </table:table-cell>
          <table:table-cell ns41:value-type="string" table:style-name="ce93" office:value-type="string">
            <text:p>I</text:p>
          </table:table-cell>
          <table:table-cell table:style-name="ce93"/>
          <table:table-cell ns41:value-type="string" table:style-name="ce93" office:value-type="string">
            <text:p>Lijen en Overlankhorst</text:p>
          </table:table-cell>
          <table:table-cell table:style-name="ce36"/>
          <table:table-cell table:style-name="ce23"/>
          <table:table-cell ns41:value-type="float" table:style-name="ce42" office:value="59" office:value-type="float">
            <text:p>59</text:p>
          </table:table-cell>
          <table:table-cell table:style-name="ce94" table:number-columns-repeated="4"/>
          <table:table-cell ns41:value-type="float" table:style-name="ce94" office:value="158" office:value-type="float">
            <text:p>158</text:p>
          </table:table-cell>
          <table:table-cell ns41:value-type="float" table:style-name="ce94" office:value="147" office:value-type="float">
            <text:p>147</text:p>
          </table:table-cell>
          <table:table-cell table:style-name="ce94" table:number-columns-repeated="2"/>
          <table:table-cell ns41:value-type="float" table:style-name="ce94" office:value="158" office:value-type="float">
            <text:p>158</text:p>
          </table:table-cell>
          <table:table-cell ns41:value-type="float" table:style-name="ce94" office:value="147" office:value-type="float">
            <text:p>147</text:p>
          </table:table-cell>
          <table:table-cell table:style-name="ce94"/>
          <table:table-cell table:style-name="ce95"/>
          <table:table-cell ns41:value-type="float" table:style-name="ce56" office:value="180" office:value-type="float">
            <text:p>180</text:p>
          </table:table-cell>
          <table:table-cell ns41:value-type="float" table:style-name="ce63" office:value="11362" office:value-type="float">
            <text:p>1136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4"/>
          <table:table-cell ns41:value-type="string" table:style-name="ce93" office:value-type="string">
            <text:p>K</text:p>
          </table:table-cell>
          <table:table-cell table:style-name="ce93"/>
          <table:table-cell ns41:value-type="string" table:style-name="ce93" office:value-type="string">
            <text:p>Lankhorst</text:p>
          </table:table-cell>
          <table:table-cell table:style-name="ce36"/>
          <table:table-cell table:style-name="ce23"/>
          <table:table-cell ns41:value-type="float" table:style-name="ce42" office:value="22" office:value-type="float">
            <text:p>22</text:p>
          </table:table-cell>
          <table:table-cell table:style-name="ce94" table:number-columns-repeated="4"/>
          <table:table-cell ns41:value-type="float" table:style-name="ce94" office:value="68" office:value-type="float">
            <text:p>68</text:p>
          </table:table-cell>
          <table:table-cell ns41:value-type="float" table:style-name="ce94" office:value="60" office:value-type="float">
            <text:p>60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70" office:value-type="float">
            <text:p>70</text:p>
          </table:table-cell>
          <table:table-cell ns41:value-type="float" table:style-name="ce94" office:value="60" office:value-type="float">
            <text:p>60</text:p>
          </table:table-cell>
          <table:table-cell table:style-name="ce94"/>
          <table:table-cell table:style-name="ce95"/>
          <table:table-cell ns41:value-type="float" table:style-name="ce56" office:value="180" office:value-type="float">
            <text:p>180</text:p>
          </table:table-cell>
          <table:table-cell ns41:value-type="float" table:style-name="ce63" office:value="11362" office:value-type="float">
            <text:p>1136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4"/>
          <table:table-cell ns41:value-type="string" table:style-name="ce93" office:value-type="string">
            <text:p>L</text:p>
          </table:table-cell>
          <table:table-cell table:style-name="ce93"/>
          <table:table-cell ns41:value-type="string" table:style-name="ce93" office:value-type="string">
            <text:p>Ijhorst</text:p>
          </table:table-cell>
          <table:table-cell table:style-name="ce36"/>
          <table:table-cell table:style-name="ce23"/>
          <table:table-cell ns41:value-type="float" table:style-name="ce42" office:value="66" office:value-type="float">
            <text:p>66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173" office:value-type="float">
            <text:p>173</text:p>
          </table:table-cell>
          <table:table-cell ns41:value-type="float" table:style-name="ce94" office:value="167" office:value-type="float">
            <text:p>167</text:p>
          </table:table-cell>
          <table:table-cell ns41:value-type="float" office:value="3" table:style-name="ce94" table:number-columns-repeated="2" office:value-type="float">
            <text:p>3</text:p>
          </table:table-cell>
          <table:table-cell ns41:value-type="float" table:style-name="ce94" office:value="176" office:value-type="float">
            <text:p>176</text:p>
          </table:table-cell>
          <table:table-cell ns41:value-type="float" table:style-name="ce94" office:value="170" office:value-type="float">
            <text:p>170</text:p>
          </table:table-cell>
          <table:table-cell ns41:value-type="float" table:style-name="ce94" office:value="1" office:value-type="float">
            <text:p>1</text:p>
          </table:table-cell>
          <table:table-cell table:style-name="ce95"/>
          <table:table-cell ns41:value-type="float" table:style-name="ce56" office:value="180" office:value-type="float">
            <text:p>180</text:p>
          </table:table-cell>
          <table:table-cell ns41:value-type="float" table:style-name="ce63" office:value="11362" office:value-type="float">
            <text:p>1136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4"/>
          <table:table-cell ns41:value-type="string" table:style-name="ce93" office:value-type="string">
            <text:p>M</text:p>
          </table:table-cell>
          <table:table-cell table:style-name="ce93"/>
          <table:table-cell ns41:value-type="string" table:style-name="ce93" office:value-type="string">
            <text:p>Den Huis</text:p>
          </table:table-cell>
          <table:table-cell table:style-name="ce36"/>
          <table:table-cell table:style-name="ce23"/>
          <table:table-cell ns41:value-type="float" table:style-name="ce42" office:value="37" office:value-type="float">
            <text:p>37</text:p>
          </table:table-cell>
          <table:table-cell table:style-name="ce94" table:number-columns-repeated="4"/>
          <table:table-cell ns41:value-type="float" table:style-name="ce94" office:value="96" office:value-type="float">
            <text:p>96</text:p>
          </table:table-cell>
          <table:table-cell ns41:value-type="float" table:style-name="ce94" office:value="89" office:value-type="float">
            <text:p>89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98" office:value-type="float">
            <text:p>98</text:p>
          </table:table-cell>
          <table:table-cell ns41:value-type="float" table:style-name="ce94" office:value="89" office:value-type="float">
            <text:p>89</text:p>
          </table:table-cell>
          <table:table-cell table:style-name="ce94"/>
          <table:table-cell ns41:value-type="float" table:style-name="ce95" office:value="2" office:value-type="float">
            <text:p>2</text:p>
          </table:table-cell>
          <table:table-cell ns41:value-type="float" table:style-name="ce56" office:value="180" office:value-type="float">
            <text:p>180</text:p>
          </table:table-cell>
          <table:table-cell ns41:value-type="float" table:style-name="ce63" office:value="11362" office:value-type="float">
            <text:p>1136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4"/>
          <table:table-cell ns41:value-type="string" table:style-name="ce93" office:value-type="string">
            <text:p>N</text:p>
          </table:table-cell>
          <table:table-cell table:style-name="ce93"/>
          <table:table-cell ns41:value-type="string" table:style-name="ce93" office:value-type="string">
            <text:p>Hesselingen en Hamingen</text:p>
          </table:table-cell>
          <table:table-cell table:style-name="ce36"/>
          <table:table-cell table:style-name="ce23"/>
          <table:table-cell ns41:value-type="float" table:style-name="ce42" office:value="42" office:value-type="float">
            <text:p>42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93" office:value-type="float">
            <text:p>93</text:p>
          </table:table-cell>
          <table:table-cell ns41:value-type="float" table:style-name="ce94" office:value="108" office:value-type="float">
            <text:p>108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00" office:value-type="float">
            <text:p>100</text:p>
          </table:table-cell>
          <table:table-cell ns41:value-type="float" table:style-name="ce94" office:value="110" office:value-type="float">
            <text:p>110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80" office:value-type="float">
            <text:p>180</text:p>
          </table:table-cell>
          <table:table-cell ns41:value-type="float" table:style-name="ce63" office:value="11362" office:value-type="float">
            <text:p>1136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11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076" office:value-type="float">
            <text:p>1076</text:p>
          </table:table-cell>
          <table:table-cell ns41:value-type="float" table:style-name="ce94" office:value="21" office:value-type="float">
            <text:p>21</text:p>
          </table:table-cell>
          <table:table-cell table:style-name="ce94" table:number-columns-repeated="3"/>
          <table:table-cell ns41:value-type="float" table:style-name="ce94" office:value="2698" office:value-type="float">
            <text:p>2698</text:p>
          </table:table-cell>
          <table:table-cell ns41:value-type="float" table:style-name="ce94" office:value="2593" office:value-type="float">
            <text:p>2593</text:p>
          </table:table-cell>
          <table:table-cell ns41:value-type="float" table:style-name="ce94" office:value="30" office:value-type="float">
            <text:p>30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2728" office:value-type="float">
            <text:p>2728</text:p>
          </table:table-cell>
          <table:table-cell ns41:value-type="float" table:style-name="ce94" office:value="2604" office:value-type="float">
            <text:p>2604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5" office:value="7" office:value-type="float">
            <text:p>7</text:p>
          </table:table-cell>
          <table:table-cell ns41:value-type="float" table:style-name="ce56" office:value="180" office:value-type="float">
            <text:p>180</text:p>
          </table:table-cell>
          <table:table-cell ns41:value-type="float" table:style-name="ce63" office:value="11362" office:value-type="float">
            <text:p>1136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table-cell ns41:value-type="string" table:number-rows-spanned="22" table:style-name="ce8" table:number-columns-spanned="1" office:value-type="string">
            <text:p>Steenwijk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I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89" office:value-type="float">
            <text:p>189</text:p>
          </table:table-cell>
          <table:table-cell ns41:value-type="float" table:style-name="ce94" office:value="8" office:value-type="float">
            <text:p>8</text:p>
          </table:table-cell>
          <table:table-cell table:style-name="ce94" table:number-columns-repeated="3"/>
          <table:table-cell ns41:value-type="float" table:style-name="ce94" office:value="469" office:value-type="float">
            <text:p>469</text:p>
          </table:table-cell>
          <table:table-cell ns41:value-type="float" table:style-name="ce94" office:value="490" office:value-type="float">
            <text:p>490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475" office:value-type="float">
            <text:p>475</text:p>
          </table:table-cell>
          <table:table-cell ns41:value-type="float" table:style-name="ce94" office:value="492" office:value-type="float">
            <text:p>492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I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68" office:value-type="float">
            <text:p>68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52" office:value-type="float">
            <text:p>152</text:p>
          </table:table-cell>
          <table:table-cell ns41:value-type="float" table:style-name="ce94" office:value="149" office:value-type="float">
            <text:p>149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153" office:value-type="float">
            <text:p>153</text:p>
          </table:table-cell>
          <table:table-cell ns41:value-type="float" table:style-name="ce94" office:value="150" office:value-type="float">
            <text:p>150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II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53" office:value-type="float">
            <text:p>53</text:p>
          </table:table-cell>
          <table:table-cell table:style-name="ce94" table:number-columns-repeated="4"/>
          <table:table-cell ns41:value-type="float" table:style-name="ce94" office:value="106" office:value-type="float">
            <text:p>106</text:p>
          </table:table-cell>
          <table:table-cell ns41:value-type="float" table:style-name="ce94" office:value="111" office:value-type="float">
            <text:p>111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07" office:value-type="float">
            <text:p>107</text:p>
          </table:table-cell>
          <table:table-cell ns41:value-type="float" table:style-name="ce94" office:value="111" office:value-type="float">
            <text:p>111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V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29" office:value-type="float">
            <text:p>129</text:p>
          </table:table-cell>
          <table:table-cell table:style-name="ce94" table:number-columns-repeated="4"/>
          <table:table-cell ns41:value-type="float" table:style-name="ce94" office:value="289" office:value-type="float">
            <text:p>289</text:p>
          </table:table-cell>
          <table:table-cell ns41:value-type="float" table:style-name="ce94" office:value="286" office:value-type="float">
            <text:p>286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92" office:value-type="float">
            <text:p>292</text:p>
          </table:table-cell>
          <table:table-cell ns41:value-type="float" table:style-name="ce94" office:value="290" office:value-type="float">
            <text:p>290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9" office:value-type="float">
            <text:p>9</text:p>
          </table:table-cell>
          <table:table-cell ns41:value-type="float" table:style-name="ce56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V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47" office:value-type="float">
            <text:p>147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309" office:value-type="float">
            <text:p>309</text:p>
          </table:table-cell>
          <table:table-cell ns41:value-type="float" table:style-name="ce94" office:value="302" office:value-type="float">
            <text:p>302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320" office:value-type="float">
            <text:p>320</text:p>
          </table:table-cell>
          <table:table-cell ns41:value-type="float" table:style-name="ce94" office:value="307" office:value-type="float">
            <text:p>307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VI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54" office:value-type="float">
            <text:p>54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office:value="98" table:style-name="ce94" table:number-columns-repeated="2" office:value-type="float">
            <text:p>98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99" office:value-type="float">
            <text:p>99</text:p>
          </table:table-cell>
          <table:table-cell ns41:value-type="float" table:style-name="ce94" office:value="100" office:value-type="float">
            <text:p>100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4" office:value-type="float">
            <text:p>4</text:p>
          </table:table-cell>
          <table:table-cell ns41:value-type="float" table:style-name="ce56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VII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35" office:value-type="float">
            <text:p>35</text:p>
          </table:table-cell>
          <table:table-cell table:style-name="ce94" table:number-columns-repeated="4"/>
          <table:table-cell ns41:value-type="float" table:style-name="ce94" office:value="75" office:value-type="float">
            <text:p>75</text:p>
          </table:table-cell>
          <table:table-cell ns41:value-type="float" table:style-name="ce94" office:value="100" office:value-type="float">
            <text:p>100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78" office:value-type="float">
            <text:p>78</text:p>
          </table:table-cell>
          <table:table-cell ns41:value-type="float" table:style-name="ce94" office:value="107" office:value-type="float">
            <text:p>10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VIII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56" office:value-type="float">
            <text:p>56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27" office:value-type="float">
            <text:p>127</text:p>
          </table:table-cell>
          <table:table-cell ns41:value-type="float" table:style-name="ce94" office:value="123" office:value-type="float">
            <text:p>12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29" office:value-type="float">
            <text:p>129</text:p>
          </table:table-cell>
          <table:table-cell ns41:value-type="float" table:style-name="ce94" office:value="126" office:value-type="float">
            <text:p>126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5" office:value="4" office:value-type="float">
            <text:p>4</text:p>
          </table:table-cell>
          <table:table-cell ns41:value-type="float" table:style-name="ce56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X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94" office:value-type="float">
            <text:p>94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205" office:value-type="float">
            <text:p>205</text:p>
          </table:table-cell>
          <table:table-cell ns41:value-type="float" table:style-name="ce94" office:value="208" office:value-type="float">
            <text:p>208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206" office:value-type="float">
            <text:p>206</text:p>
          </table:table-cell>
          <table:table-cell ns41:value-type="float" table:style-name="ce94" office:value="209" office:value-type="float">
            <text:p>209</text:p>
          </table:table-cell>
          <table:table-cell ns41:value-type="float" table:style-name="ce94" office:value="1" office:value-type="float">
            <text:p>1</text:p>
          </table:table-cell>
          <table:table-cell table:style-name="ce95"/>
          <table:table-cell ns41:value-type="float" table:style-name="ce56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X</text:p>
          </table:table-cell>
          <table:table-cell table:style-name="ce93" table:number-columns-repeated="2"/>
          <table:table-cell ns41:value-type="string" table:style-name="ce36" office:value-type="string">
            <text:p>Armhuis der Ned. Herv. Gemeente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22" office:value-type="float">
            <text:p>22</text:p>
          </table:table-cell>
          <table:table-cell ns41:value-type="float" table:style-name="ce94" office:value="23" office:value-type="float">
            <text:p>23</text:p>
          </table:table-cell>
          <table:table-cell table:style-name="ce94" table:number-columns-repeated="2"/>
          <table:table-cell ns41:value-type="float" table:style-name="ce94" office:value="22" office:value-type="float">
            <text:p>22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4" office:value="1" office:value-type="float">
            <text:p>1</text:p>
          </table:table-cell>
          <table:table-cell table:style-name="ce95"/>
          <table:table-cell ns41:value-type="float" table:style-name="ce56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157" office:value-type="float">
            <text:p>157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348" office:value-type="float">
            <text:p>348</text:p>
          </table:table-cell>
          <table:table-cell ns41:value-type="float" table:style-name="ce94" office:value="422" office:value-type="float">
            <text:p>422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360" office:value-type="float">
            <text:p>360</text:p>
          </table:table-cell>
          <table:table-cell ns41:value-type="float" table:style-name="ce94" office:value="431" office:value-type="float">
            <text:p>431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5" office:value="14" office:value-type="float">
            <text:p>14</text:p>
          </table:table-cell>
          <table:table-cell ns41:value-type="float" table:style-name="ce56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XI</text:p>
          </table:table-cell>
          <table:table-cell table:style-name="ce93" table:number-columns-repeated="2"/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82" office:value-type="float">
            <text:p>82</text:p>
          </table:table-cell>
          <table:table-cell table:style-name="ce94" table:number-columns-repeated="4"/>
          <table:table-cell ns41:value-type="float" table:style-name="ce94" office:value="181" office:value-type="float">
            <text:p>181</text:p>
          </table:table-cell>
          <table:table-cell ns41:value-type="float" table:style-name="ce94" office:value="204" office:value-type="float">
            <text:p>204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91" office:value-type="float">
            <text:p>191</text:p>
          </table:table-cell>
          <table:table-cell ns41:value-type="float" table:style-name="ce94" office:value="206" office:value-type="float">
            <text:p>206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7" office:value-type="float">
            <text:p>7</text:p>
          </table:table-cell>
          <table:table-cell table:style-name="ce94"/>
          <table:table-cell ns41:value-type="float" table:style-name="ce94" office:value="12" office:value-type="float">
            <text:p>12</text:p>
          </table:table-cell>
          <table:table-cell ns41:value-type="float" table:style-name="ce94" office:value="9" office:value-type="float">
            <text:p>9</text:p>
          </table:table-cell>
          <table:table-cell table:style-name="ce94" table:number-columns-repeated="2"/>
          <table:table-cell ns41:value-type="float" table:style-name="ce94" office:value="12" office:value-type="float">
            <text:p>12</text:p>
          </table:table-cell>
          <table:table-cell ns41:value-type="float" table:style-name="ce94" office:value="9" office:value-type="float">
            <text:p>9</text:p>
          </table:table-cell>
          <table:table-cell table:style-name="ce94"/>
          <table:table-cell table:style-name="ce95"/>
          <table:table-cell ns41:value-type="float" table:style-name="ce56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11" office:value-type="float">
            <text:p>11</text:p>
          </table:table-cell>
          <table:table-cell table:style-name="ce94" table:number-columns-repeated="6"/>
          <table:table-cell ns41:value-type="float" table:style-name="ce94" office:value="27" office:value-type="float">
            <text:p>27</text:p>
          </table:table-cell>
          <table:table-cell ns41:value-type="float" table:style-name="ce95" office:value="26" office:value-type="float">
            <text:p>26</text:p>
          </table:table-cell>
          <table:table-cell ns41:value-type="float" table:style-name="ce56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XI</text:p>
          </table:table-cell>
          <table:table-cell table:style-name="ce93" table:number-columns-repeated="2"/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27" office:value-type="float">
            <text:p>27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66" office:value-type="float">
            <text:p>66</text:p>
          </table:table-cell>
          <table:table-cell ns41:value-type="float" table:style-name="ce94" office:value="61" office:value-type="float">
            <text:p>61</text:p>
          </table:table-cell>
          <table:table-cell table:style-name="ce94" table:number-columns-repeated="2"/>
          <table:table-cell ns41:value-type="float" table:style-name="ce94" office:value="66" office:value-type="float">
            <text:p>66</text:p>
          </table:table-cell>
          <table:table-cell ns41:value-type="float" table:style-name="ce94" office:value="61" office:value-type="float">
            <text:p>61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14" office:value-type="float">
            <text:p>14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26" office:value-type="float">
            <text:p>26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94" office:value="23" office:value-type="float">
            <text:p>23</text:p>
          </table:table-cell>
          <table:table-cell table:style-name="ce94"/>
          <table:table-cell table:style-name="ce95"/>
          <table:table-cell ns41:value-type="float" table:style-name="ce56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XII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38" office:value-type="float">
            <text:p>38</text:p>
          </table:table-cell>
          <table:table-cell table:style-name="ce94" table:number-columns-repeated="4"/>
          <table:table-cell ns41:value-type="float" table:style-name="ce94" office:value="87" office:value-type="float">
            <text:p>87</text:p>
          </table:table-cell>
          <table:table-cell ns41:value-type="float" table:style-name="ce94" office:value="70" office:value-type="float">
            <text:p>70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89" office:value-type="float">
            <text:p>89</text:p>
          </table:table-cell>
          <table:table-cell ns41:value-type="float" table:style-name="ce94" office:value="70" office:value-type="float">
            <text:p>70</text:p>
          </table:table-cell>
          <table:table-cell table:style-name="ce94"/>
          <table:table-cell table:style-name="ce95"/>
          <table:table-cell ns41:value-type="float" table:style-name="ce56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065" office:value-type="float">
            <text:p>1065</text:p>
          </table:table-cell>
          <table:table-cell ns41:value-type="float" table:style-name="ce94" office:value="23" office:value-type="float">
            <text:p>23</text:p>
          </table:table-cell>
          <table:table-cell table:style-name="ce94"/>
          <table:table-cell ns41:value-type="float" table:style-name="ce94" office:value="7" office:value-type="float">
            <text:p>7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2393" office:value-type="float">
            <text:p>2393</text:p>
          </table:table-cell>
          <table:table-cell ns41:value-type="float" table:style-name="ce94" office:value="2525" office:value-type="float">
            <text:p>2525</text:p>
          </table:table-cell>
          <table:table-cell ns41:value-type="float" table:style-name="ce94" office:value="51" office:value-type="float">
            <text:p>51</text:p>
          </table:table-cell>
          <table:table-cell ns41:value-type="float" table:style-name="ce94" office:value="36" office:value-type="float">
            <text:p>36</text:p>
          </table:table-cell>
          <table:table-cell ns41:value-type="float" table:style-name="ce94" office:value="2444" office:value-type="float">
            <text:p>2444</text:p>
          </table:table-cell>
          <table:table-cell ns41:value-type="float" table:style-name="ce94" office:value="2561" office:value-type="float">
            <text:p>2561</text:p>
          </table:table-cell>
          <table:table-cell ns41:value-type="float" table:style-name="ce94" office:value="93" office:value-type="float">
            <text:p>93</text:p>
          </table:table-cell>
          <table:table-cell ns41:value-type="float" table:style-name="ce95" office:value="74" office:value-type="float">
            <text:p>74</text:p>
          </table:table-cell>
          <table:table-cell ns41:value-type="float" table:style-name="ce56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65" office:value-type="float">
            <text:p>65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14" office:value-type="float">
            <text:p>14</text:p>
          </table:table-cell>
          <table:table-cell table:style-name="ce94"/>
          <table:table-cell ns41:value-type="float" table:style-name="ce94" office:value="155" office:value-type="float">
            <text:p>155</text:p>
          </table:table-cell>
          <table:table-cell ns41:value-type="float" table:style-name="ce94" office:value="131" office:value-type="float">
            <text:p>131</text:p>
          </table:table-cell>
          <table:table-cell ns41:value-type="float" table:style-name="ce94" office:value="28" office:value-type="float">
            <text:p>28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4" office:value="183" office:value-type="float">
            <text:p>183</text:p>
          </table:table-cell>
          <table:table-cell ns41:value-type="float" table:style-name="ce94" office:value="154" office:value-type="float">
            <text:p>15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130" office:value-type="float">
            <text:p>1130</text:p>
          </table:table-cell>
          <table:table-cell ns41:value-type="float" table:style-name="ce94" office:value="25" office:value-type="float">
            <text:p>25</text:p>
          </table:table-cell>
          <table:table-cell table:style-name="ce94"/>
          <table:table-cell ns41:value-type="float" table:style-name="ce94" office:value="21" office:value-type="float">
            <text:p>21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2548" office:value-type="float">
            <text:p>2548</text:p>
          </table:table-cell>
          <table:table-cell ns41:value-type="float" table:style-name="ce94" office:value="2656" office:value-type="float">
            <text:p>2656</text:p>
          </table:table-cell>
          <table:table-cell ns41:value-type="float" table:style-name="ce94" office:value="79" office:value-type="float">
            <text:p>79</text:p>
          </table:table-cell>
          <table:table-cell ns41:value-type="float" table:style-name="ce94" office:value="59" office:value-type="float">
            <text:p>59</text:p>
          </table:table-cell>
          <table:table-cell ns41:value-type="float" table:style-name="ce94" office:value="2627" office:value-type="float">
            <text:p>2627</text:p>
          </table:table-cell>
          <table:table-cell ns41:value-type="float" table:style-name="ce94" office:value="2715" office:value-type="float">
            <text:p>2715</text:p>
          </table:table-cell>
          <table:table-cell ns41:value-type="float" table:style-name="ce94" office:value="94" office:value-type="float">
            <text:p>94</text:p>
          </table:table-cell>
          <table:table-cell ns41:value-type="float" table:style-name="ce95" office:value="75" office:value-type="float">
            <text:p>75</text:p>
          </table:table-cell>
          <table:table-cell ns41:value-type="float" table:style-name="ce56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Pers</text:p>
          </table:table-cell>
          <table:table-cell table:style-name="ce93" table:number-columns-repeated="3"/>
          <table:table-cell table:style-name="ce36"/>
          <table:table-cell table:style-name="ce23"/>
          <table:table-cell table:style-name="ce42"/>
          <table:table-cell table:style-name="ce94" table:number-columns-repeated="6"/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table:style-name="ce95"/>
          <table:table-cell ns41:value-type="float" table:style-name="ce56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A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130" office:value-type="float">
            <text:p>1130</text:p>
          </table:table-cell>
          <table:table-cell ns41:value-type="float" table:style-name="ce94" office:value="25" office:value-type="float">
            <text:p>25</text:p>
          </table:table-cell>
          <table:table-cell table:style-name="ce94"/>
          <table:table-cell ns41:value-type="float" table:style-name="ce94" office:value="21" office:value-type="float">
            <text:p>21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2548" office:value-type="float">
            <text:p>2548</text:p>
          </table:table-cell>
          <table:table-cell ns41:value-type="float" table:style-name="ce94" office:value="2656" office:value-type="float">
            <text:p>2656</text:p>
          </table:table-cell>
          <table:table-cell ns41:value-type="float" table:style-name="ce94" office:value="81" office:value-type="float">
            <text:p>81</text:p>
          </table:table-cell>
          <table:table-cell ns41:value-type="float" table:style-name="ce94" office:value="60" office:value-type="float">
            <text:p>60</text:p>
          </table:table-cell>
          <table:table-cell ns41:value-type="float" table:style-name="ce94" office:value="2629" office:value-type="float">
            <text:p>2629</text:p>
          </table:table-cell>
          <table:table-cell ns41:value-type="float" table:style-name="ce94" office:value="2716" office:value-type="float">
            <text:p>2716</text:p>
          </table:table-cell>
          <table:table-cell ns41:value-type="float" table:style-name="ce94" office:value="94" office:value-type="float">
            <text:p>94</text:p>
          </table:table-cell>
          <table:table-cell ns41:value-type="float" table:style-name="ce95" office:value="75" office:value-type="float">
            <text:p>75</text:p>
          </table:table-cell>
          <table:table-cell ns41:value-type="float" table:style-name="ce56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table-cell ns41:value-type="string" table:number-rows-spanned="40" table:style-name="ce8" table:number-columns-spanned="1" office:value-type="string">
            <text:p>Steenwijkerwold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I</text:p>
          </table:table-cell>
          <table:table-cell ns41:value-type="string" table:style-name="ce93" office:value-type="string">
            <text:p>Buurtschap</text:p>
          </table:table-cell>
          <table:table-cell ns41:value-type="string" table:style-name="ce93" office:value-type="string">
            <text:p>Tuk</text:p>
          </table:table-cell>
          <table:table-cell table:style-name="ce36"/>
          <table:table-cell table:style-name="ce23"/>
          <table:table-cell ns41:value-type="float" table:style-name="ce42" office:value="30" office:value-type="float">
            <text:p>30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65" office:value-type="float">
            <text:p>65</text:p>
          </table:table-cell>
          <table:table-cell ns41:value-type="float" table:style-name="ce94" office:value="46" office:value-type="float">
            <text:p>46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65" office:value-type="float">
            <text:p>65</text:p>
          </table:table-cell>
          <table:table-cell ns41:value-type="float" table:style-name="ce94" office:value="47" office:value-type="float">
            <text:p>47</text:p>
          </table:table-cell>
          <table:table-cell ns41:value-type="float" table:style-name="ce94" office:value="1" office:value-type="float">
            <text:p>1</text:p>
          </table:table-cell>
          <table:table-cell table:style-name="ce95"/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Thij</text:p>
          </table:table-cell>
          <table:table-cell table:style-name="ce36"/>
          <table:table-cell table:style-name="ce23"/>
          <table:table-cell ns41:value-type="float" table:style-name="ce42" office:value="26" office:value-type="float">
            <text:p>26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69" office:value-type="float">
            <text:p>69</text:p>
          </table:table-cell>
          <table:table-cell ns41:value-type="float" table:style-name="ce94" office:value="52" office:value-type="float">
            <text:p>52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70" office:value-type="float">
            <text:p>70</text:p>
          </table:table-cell>
          <table:table-cell ns41:value-type="float" table:style-name="ce94" office:value="53" office:value-type="float">
            <text:p>53</text:p>
          </table:table-cell>
          <table:table-cell table:style-name="ce94"/>
          <table:table-cell table:style-name="ce95"/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I</text:p>
          </table:table-cell>
          <table:table-cell table:style-name="ce93"/>
          <table:table-cell ns41:value-type="string" table:style-name="ce93" office:value-type="string">
            <text:p>Zuidveen</text:p>
          </table:table-cell>
          <table:table-cell table:style-name="ce36"/>
          <table:table-cell table:style-name="ce23"/>
          <table:table-cell ns41:value-type="float" table:style-name="ce42" office:value="127" office:value-type="float">
            <text:p>127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308" office:value-type="float">
            <text:p>308</text:p>
          </table:table-cell>
          <table:table-cell ns41:value-type="float" table:style-name="ce94" office:value="279" office:value-type="float">
            <text:p>279</text:p>
          </table:table-cell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94" office:value="311" office:value-type="float">
            <text:p>311</text:p>
          </table:table-cell>
          <table:table-cell ns41:value-type="float" table:style-name="ce94" office:value="279" office:value-type="float">
            <text:p>279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I </text:p>
          </table:table-cell>
          <table:table-cell ns41:value-type="string" table:style-name="ce93" office:value-type="string">
            <text:p>Buurtschap</text:p>
          </table:table-cell>
          <table:table-cell ns41:value-type="string" table:style-name="ce93" office:value-type="string">
            <text:p>Tuk</text:p>
          </table:table-cell>
          <table:table-cell table:style-name="ce36"/>
          <table:table-cell table:style-name="ce23"/>
          <table:table-cell ns41:value-type="float" table:style-name="ce42" office:value="2" office:value-type="float">
            <text:p>2</text:p>
          </table:table-cell>
          <table:table-cell table:style-name="ce94" table:number-columns-repeated="4"/>
          <table:table-cell ns41:value-type="float" table:style-name="ce94" office:value="3" office:value-type="float">
            <text:p>3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2"/>
          <table:table-cell ns41:value-type="float" table:style-name="ce94" office:value="3" office:value-type="float">
            <text:p>3</text:p>
          </table:table-cell>
          <table:table-cell ns41:value-type="float" table:style-name="ce94" office:value="4" office:value-type="float">
            <text:p>4</text:p>
          </table:table-cell>
          <table:table-cell table:style-name="ce94"/>
          <table:table-cell table:style-name="ce95"/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Oosterhoek</text:p>
          </table:table-cell>
          <table:table-cell table:style-name="ce36"/>
          <table:table-cell table:style-name="ce23"/>
          <table:table-cell ns41:value-type="float" table:style-name="ce42" office:value="18" office:value-type="float">
            <text:p>18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39" office:value-type="float">
            <text:p>39</text:p>
          </table:table-cell>
          <table:table-cell ns41:value-type="float" table:style-name="ce94" office:value="53" office:value-type="float">
            <text:p>53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39" office:value-type="float">
            <text:p>39</text:p>
          </table:table-cell>
          <table:table-cell ns41:value-type="float" table:style-name="ce94" office:value="54" office:value-type="float">
            <text:p>5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De Berg</text:p>
          </table:table-cell>
          <table:table-cell table:style-name="ce36"/>
          <table:table-cell table:style-name="ce23"/>
          <table:table-cell ns41:value-type="float" table:style-name="ce42" office:value="18" office:value-type="float">
            <text:p>18</text:p>
          </table:table-cell>
          <table:table-cell table:style-name="ce94" table:number-columns-repeated="4"/>
          <table:table-cell ns41:value-type="float" table:style-name="ce94" office:value="48" office:value-type="float">
            <text:p>48</text:p>
          </table:table-cell>
          <table:table-cell ns41:value-type="float" table:style-name="ce94" office:value="34" office:value-type="float">
            <text:p>34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48" office:value-type="float">
            <text:p>48</text:p>
          </table:table-cell>
          <table:table-cell ns41:value-type="float" table:style-name="ce94" office:value="35" office:value-type="float">
            <text:p>35</text:p>
          </table:table-cell>
          <table:table-cell table:style-name="ce94"/>
          <table:table-cell table:style-name="ce95"/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Goor en Brauweringen</text:p>
          </table:table-cell>
          <table:table-cell table:style-name="ce36"/>
          <table:table-cell table:style-name="ce23"/>
          <table:table-cell ns41:value-type="float" table:style-name="ce42" office:value="8" office:value-type="float">
            <text:p>8</text:p>
          </table:table-cell>
          <table:table-cell table:style-name="ce94" table:number-columns-repeated="4"/>
          <table:table-cell ns41:value-type="float" table:style-name="ce94" office:value="22" office:value-type="float">
            <text:p>22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23" office:value-type="float">
            <text:p>23</text:p>
          </table:table-cell>
          <table:table-cell ns41:value-type="float" table:style-name="ce94" office:value="18" office:value-type="float">
            <text:p>18</text:p>
          </table:table-cell>
          <table:table-cell table:style-name="ce94"/>
          <table:table-cell table:style-name="ce95"/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Baas</text:p>
          </table:table-cell>
          <table:table-cell table:style-name="ce36"/>
          <table:table-cell table:style-name="ce23"/>
          <table:table-cell ns41:value-type="float" table:style-name="ce42" office:value="19" office:value-type="float">
            <text:p>19</text:p>
          </table:table-cell>
          <table:table-cell table:style-name="ce94" table:number-columns-repeated="4"/>
          <table:table-cell ns41:value-type="float" table:style-name="ce94" office:value="55" office:value-type="float">
            <text:p>55</text:p>
          </table:table-cell>
          <table:table-cell ns41:value-type="float" table:style-name="ce94" office:value="38" office:value-type="float">
            <text:p>38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56" office:value-type="float">
            <text:p>56</text:p>
          </table:table-cell>
          <table:table-cell ns41:value-type="float" table:style-name="ce94" office:value="38" office:value-type="float">
            <text:p>38</text:p>
          </table:table-cell>
          <table:table-cell table:style-name="ce94"/>
          <table:table-cell table:style-name="ce95"/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Eeze</text:p>
          </table:table-cell>
          <table:table-cell table:style-name="ce36"/>
          <table:table-cell table:style-name="ce23"/>
          <table:table-cell ns41:value-type="float" table:style-name="ce42" office:value="18" office:value-type="float">
            <text:p>18</text:p>
          </table:table-cell>
          <table:table-cell table:style-name="ce94" table:number-columns-repeated="4"/>
          <table:table-cell ns41:value-type="float" table:style-name="ce94" office:value="71" office:value-type="float">
            <text:p>71</text:p>
          </table:table-cell>
          <table:table-cell ns41:value-type="float" table:style-name="ce94" office:value="56" office:value-type="float">
            <text:p>56</text:p>
          </table:table-cell>
          <table:table-cell table:style-name="ce94" table:number-columns-repeated="2"/>
          <table:table-cell ns41:value-type="float" table:style-name="ce94" office:value="71" office:value-type="float">
            <text:p>71</text:p>
          </table:table-cell>
          <table:table-cell ns41:value-type="float" table:style-name="ce94" office:value="56" office:value-type="float">
            <text:p>56</text:p>
          </table:table-cell>
          <table:table-cell table:style-name="ce94"/>
          <table:table-cell table:style-name="ce95"/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Rondeblesse</text:p>
          </table:table-cell>
          <table:table-cell table:style-name="ce36"/>
          <table:table-cell table:style-name="ce23"/>
          <table:table-cell ns41:value-type="float" table:style-name="ce42" office:value="8" office:value-type="float">
            <text:p>8</text:p>
          </table:table-cell>
          <table:table-cell table:style-name="ce94" table:number-columns-repeated="4"/>
          <table:table-cell ns41:value-type="float" table:style-name="ce94" office:value="18" office:value-type="float">
            <text:p>18</text:p>
          </table:table-cell>
          <table:table-cell ns41:value-type="float" table:style-name="ce94" office:value="23" office:value-type="float">
            <text:p>23</text:p>
          </table:table-cell>
          <table:table-cell table:style-name="ce94" table:number-columns-repeated="2"/>
          <table:table-cell ns41:value-type="float" table:style-name="ce94" office:value="18" office:value-type="float">
            <text:p>18</text:p>
          </table:table-cell>
          <table:table-cell ns41:value-type="float" table:style-name="ce94" office:value="23" office:value-type="float">
            <text:p>23</text:p>
          </table:table-cell>
          <table:table-cell table:style-name="ce94"/>
          <table:table-cell table:style-name="ce95"/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Pol</text:p>
          </table:table-cell>
          <table:table-cell table:style-name="ce36"/>
          <table:table-cell table:style-name="ce23"/>
          <table:table-cell ns41:value-type="float" table:style-name="ce42" office:value="32" office:value-type="float">
            <text:p>32</text:p>
          </table:table-cell>
          <table:table-cell table:style-name="ce94" table:number-columns-repeated="4"/>
          <table:table-cell ns41:value-type="float" table:style-name="ce94" office:value="61" office:value-type="float">
            <text:p>61</text:p>
          </table:table-cell>
          <table:table-cell ns41:value-type="float" table:style-name="ce94" office:value="76" office:value-type="float">
            <text:p>76</text:p>
          </table:table-cell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94" office:value="64" office:value-type="float">
            <text:p>64</text:p>
          </table:table-cell>
          <table:table-cell ns41:value-type="float" table:style-name="ce94" office:value="76" office:value-type="float">
            <text:p>76</text:p>
          </table:table-cell>
          <table:table-cell ns41:value-type="float" table:style-name="ce94" office:value="1" office:value-type="float">
            <text:p>1</text:p>
          </table:table-cell>
          <table:table-cell table:style-name="ce95"/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Wolterholten</text:p>
          </table:table-cell>
          <table:table-cell table:style-name="ce36"/>
          <table:table-cell table:style-name="ce23"/>
          <table:table-cell ns41:value-type="float" table:style-name="ce42" office:value="13" office:value-type="float">
            <text:p>13</text:p>
          </table:table-cell>
          <table:table-cell table:style-name="ce94" table:number-columns-repeated="4"/>
          <table:table-cell ns41:value-type="float" table:style-name="ce94" office:value="34" office:value-type="float">
            <text:p>34</text:p>
          </table:table-cell>
          <table:table-cell ns41:value-type="float" table:style-name="ce94" office:value="32" office:value-type="float">
            <text:p>32</text:p>
          </table:table-cell>
          <table:table-cell table:style-name="ce94" table:number-columns-repeated="2"/>
          <table:table-cell ns41:value-type="float" table:style-name="ce94" office:value="34" office:value-type="float">
            <text:p>34</text:p>
          </table:table-cell>
          <table:table-cell ns41:value-type="float" table:style-name="ce94" office:value="32" office:value-type="float">
            <text:p>32</text:p>
          </table:table-cell>
          <table:table-cell table:style-name="ce94"/>
          <table:table-cell table:style-name="ce95"/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Achterbuurt</text:p>
          </table:table-cell>
          <table:table-cell table:style-name="ce36"/>
          <table:table-cell table:style-name="ce23"/>
          <table:table-cell ns41:value-type="float" table:style-name="ce42" office:value="58" office:value-type="float">
            <text:p>58</text:p>
          </table:table-cell>
          <table:table-cell table:style-name="ce94" table:number-columns-repeated="4"/>
          <table:table-cell ns41:value-type="float" table:style-name="ce94" office:value="129" office:value-type="float">
            <text:p>129</text:p>
          </table:table-cell>
          <table:table-cell ns41:value-type="float" table:style-name="ce94" office:value="116" office:value-type="float">
            <text:p>116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31" office:value-type="float">
            <text:p>131</text:p>
          </table:table-cell>
          <table:table-cell ns41:value-type="float" table:style-name="ce94" office:value="117" office:value-type="float">
            <text:p>117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Kerkbuurt</text:p>
          </table:table-cell>
          <table:table-cell table:style-name="ce36"/>
          <table:table-cell table:style-name="ce23"/>
          <table:table-cell ns41:value-type="float" table:style-name="ce42" office:value="13" office:value-type="float">
            <text:p>13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27" office:value-type="float">
            <text:p>27</text:p>
          </table:table-cell>
          <table:table-cell ns41:value-type="float" table:style-name="ce94" office:value="30" office:value-type="float">
            <text:p>30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28" office:value-type="float">
            <text:p>28</text:p>
          </table:table-cell>
          <table:table-cell ns41:value-type="float" table:style-name="ce94" office:value="30" office:value-type="float">
            <text:p>30</text:p>
          </table:table-cell>
          <table:table-cell table:style-name="ce94"/>
          <table:table-cell table:style-name="ce95"/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Gelderingen</text:p>
          </table:table-cell>
          <table:table-cell table:style-name="ce36"/>
          <table:table-cell table:style-name="ce23"/>
          <table:table-cell ns41:value-type="float" table:style-name="ce42" office:value="14" office:value-type="float">
            <text:p>14</text:p>
          </table:table-cell>
          <table:table-cell table:style-name="ce94" table:number-columns-repeated="4"/>
          <table:table-cell ns41:value-type="float" table:style-name="ce94" office:value="27" office:value-type="float">
            <text:p>27</text:p>
          </table:table-cell>
          <table:table-cell ns41:value-type="float" table:style-name="ce94" office:value="26" office:value-type="float">
            <text:p>26</text:p>
          </table:table-cell>
          <table:table-cell table:style-name="ce94" table:number-columns-repeated="2"/>
          <table:table-cell ns41:value-type="float" table:style-name="ce94" office:value="27" office:value-type="float">
            <text:p>27</text:p>
          </table:table-cell>
          <table:table-cell ns41:value-type="float" table:style-name="ce94" office:value="26" office:value-type="float">
            <text:p>26</text:p>
          </table:table-cell>
          <table:table-cell table:style-name="ce94"/>
          <table:table-cell table:style-name="ce95"/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Huttenberg</text:p>
          </table:table-cell>
          <table:table-cell table:style-name="ce36"/>
          <table:table-cell table:style-name="ce23"/>
          <table:table-cell ns41:value-type="float" table:style-name="ce42" office:value="62" office:value-type="float">
            <text:p>62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156" office:value-type="float">
            <text:p>156</text:p>
          </table:table-cell>
          <table:table-cell ns41:value-type="float" table:style-name="ce94" office:value="147" office:value-type="float">
            <text:p>147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61" office:value-type="float">
            <text:p>161</text:p>
          </table:table-cell>
          <table:table-cell ns41:value-type="float" table:style-name="ce94" office:value="148" office:value-type="float">
            <text:p>148</text:p>
          </table:table-cell>
          <table:table-cell table:style-name="ce94"/>
          <table:table-cell table:style-name="ce95"/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Bosse</text:p>
          </table:table-cell>
          <table:table-cell table:style-name="ce36"/>
          <table:table-cell table:style-name="ce23"/>
          <table:table-cell ns41:value-type="float" table:style-name="ce42" office:value="51" office:value-type="float">
            <text:p>51</text:p>
          </table:table-cell>
          <table:table-cell table:style-name="ce94" table:number-columns-repeated="4"/>
          <table:table-cell ns41:value-type="float" table:style-name="ce94" office:value="129" office:value-type="float">
            <text:p>129</text:p>
          </table:table-cell>
          <table:table-cell ns41:value-type="float" table:style-name="ce94" office:value="106" office:value-type="float">
            <text:p>106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130" office:value-type="float">
            <text:p>130</text:p>
          </table:table-cell>
          <table:table-cell ns41:value-type="float" table:style-name="ce94" office:value="107" office:value-type="float">
            <text:p>107</text:p>
          </table:table-cell>
          <table:table-cell table:style-name="ce94"/>
          <table:table-cell ns41:value-type="float" table:style-name="ce95" office:value="3" office:value-type="float">
            <text:p>3</text:p>
          </table:table-cell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Westerwold</text:p>
          </table:table-cell>
          <table:table-cell table:style-name="ce36"/>
          <table:table-cell table:style-name="ce23"/>
          <table:table-cell ns41:value-type="float" table:style-name="ce42" office:value="17" office:value-type="float">
            <text:p>17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55" office:value-type="float">
            <text:p>55</text:p>
          </table:table-cell>
          <table:table-cell ns41:value-type="float" table:style-name="ce94" office:value="47" office:value-type="float">
            <text:p>47</text:p>
          </table:table-cell>
          <table:table-cell table:style-name="ce94" table:number-columns-repeated="2"/>
          <table:table-cell ns41:value-type="float" table:style-name="ce94" office:value="55" office:value-type="float">
            <text:p>55</text:p>
          </table:table-cell>
          <table:table-cell ns41:value-type="float" table:style-name="ce94" office:value="47" office:value-type="float">
            <text:p>47</text:p>
          </table:table-cell>
          <table:table-cell ns41:value-type="float" table:style-name="ce94" office:value="2" office:value-type="float">
            <text:p>2</text:p>
          </table:table-cell>
          <table:table-cell table:style-name="ce95"/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Voshoek</text:p>
          </table:table-cell>
          <table:table-cell table:style-name="ce36"/>
          <table:table-cell table:style-name="ce23"/>
          <table:table-cell ns41:value-type="float" table:style-name="ce42" office:value="9" office:value-type="float">
            <text:p>9</text:p>
          </table:table-cell>
          <table:table-cell table:style-name="ce94" table:number-columns-repeated="4"/>
          <table:table-cell ns41:value-type="float" table:style-name="ce94" office:value="19" office:value-type="float">
            <text:p>19</text:p>
          </table:table-cell>
          <table:table-cell ns41:value-type="float" table:style-name="ce94" office:value="17" office:value-type="float">
            <text:p>17</text:p>
          </table:table-cell>
          <table:table-cell table:style-name="ce94" table:number-columns-repeated="2"/>
          <table:table-cell ns41:value-type="float" table:style-name="ce94" office:value="19" office:value-type="float">
            <text:p>19</text:p>
          </table:table-cell>
          <table:table-cell ns41:value-type="float" table:style-name="ce94" office:value="17" office:value-type="float">
            <text:p>17</text:p>
          </table:table-cell>
          <table:table-cell table:style-name="ce94"/>
          <table:table-cell table:style-name="ce95"/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Vels en Uringe</text:p>
          </table:table-cell>
          <table:table-cell table:style-name="ce36"/>
          <table:table-cell table:style-name="ce23"/>
          <table:table-cell ns41:value-type="float" table:style-name="ce42" office:value="16" office:value-type="float">
            <text:p>16</text:p>
          </table:table-cell>
          <table:table-cell table:style-name="ce94" table:number-columns-repeated="4"/>
          <table:table-cell ns41:value-type="float" table:style-name="ce94" office:value="35" office:value-type="float">
            <text:p>35</text:p>
          </table:table-cell>
          <table:table-cell ns41:value-type="float" table:style-name="ce94" office:value="32" office:value-type="float">
            <text:p>32</text:p>
          </table:table-cell>
          <table:table-cell table:style-name="ce94" table:number-columns-repeated="2"/>
          <table:table-cell ns41:value-type="float" table:style-name="ce94" office:value="35" office:value-type="float">
            <text:p>35</text:p>
          </table:table-cell>
          <table:table-cell ns41:value-type="float" table:style-name="ce94" office:value="32" office:value-type="float">
            <text:p>3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Molenhoek, Gerritshoek en Lage Egge</text:p>
          </table:table-cell>
          <table:table-cell table:style-name="ce36"/>
          <table:table-cell table:style-name="ce23"/>
          <table:table-cell ns41:value-type="float" table:style-name="ce42" office:value="47" office:value-type="float">
            <text:p>47</text:p>
          </table:table-cell>
          <table:table-cell ns41:value-type="float" table:style-name="ce94" office:value="8" office:value-type="float">
            <text:p>8</text:p>
          </table:table-cell>
          <table:table-cell table:style-name="ce94" table:number-columns-repeated="3"/>
          <table:table-cell ns41:value-type="float" table:style-name="ce94" office:value="117" office:value-type="float">
            <text:p>117</text:p>
          </table:table-cell>
          <table:table-cell ns41:value-type="float" table:style-name="ce94" office:value="99" office:value-type="float">
            <text:p>99</text:p>
          </table:table-cell>
          <table:table-cell ns41:value-type="float" office:value="2" table:style-name="ce94" table:number-columns-repeated="2" office:value-type="float">
            <text:p>2</text:p>
          </table:table-cell>
          <table:table-cell ns41:value-type="float" table:style-name="ce94" office:value="119" office:value-type="float">
            <text:p>119</text:p>
          </table:table-cell>
          <table:table-cell ns41:value-type="float" table:style-name="ce94" office:value="101" office:value-type="float">
            <text:p>101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Thij</text:p>
          </table:table-cell>
          <table:table-cell table:style-name="ce36"/>
          <table:table-cell table:style-name="ce23"/>
          <table:table-cell ns41:value-type="float" table:style-name="ce42" office:value="11" office:value-type="float">
            <text:p>11</text:p>
          </table:table-cell>
          <table:table-cell table:style-name="ce94" table:number-columns-repeated="4"/>
          <table:table-cell ns41:value-type="float" table:style-name="ce94" office:value="29" office:value-type="float">
            <text:p>29</text:p>
          </table:table-cell>
          <table:table-cell ns41:value-type="float" table:style-name="ce94" office:value="21" office:value-type="float">
            <text:p>2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31" office:value-type="float">
            <text:p>31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94" office:value="1" office:value-type="float">
            <text:p>1</text:p>
          </table:table-cell>
          <table:table-cell table:style-name="ce95"/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Kwikkelo en Lage Egge</text:p>
          </table:table-cell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14" office:value-type="float">
            <text:p>14</text:p>
          </table:table-cell>
          <table:table-cell table:style-name="ce94" table:number-columns-repeated="4"/>
          <table:table-cell ns41:value-type="float" office:value="37" table:style-name="ce94" table:number-columns-repeated="2" office:value-type="float">
            <text:p>37</text:p>
          </table:table-cell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94" office:value="40" office:value-type="float">
            <text:p>40</text:p>
          </table:table-cell>
          <table:table-cell ns41:value-type="float" table:style-name="ce94" office:value="37" office:value-type="float">
            <text:p>37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table:style-name="ce95"/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I</text:p>
          </table:table-cell>
          <table:table-cell table:style-name="ce93"/>
          <table:table-cell ns41:value-type="string" table:style-name="ce93" office:value-type="string">
            <text:p>Verlaat</text:p>
          </table:table-cell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34" office:value-type="float">
            <text:p>34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85" office:value-type="float">
            <text:p>85</text:p>
          </table:table-cell>
          <table:table-cell ns41:value-type="float" table:style-name="ce94" office:value="67" office:value-type="float">
            <text:p>67</text:p>
          </table:table-cell>
          <table:table-cell table:style-name="ce94" table:number-columns-repeated="2"/>
          <table:table-cell ns41:value-type="float" table:style-name="ce94" office:value="85" office:value-type="float">
            <text:p>85</text:p>
          </table:table-cell>
          <table:table-cell ns41:value-type="float" table:style-name="ce94" office:value="67" office:value-type="float">
            <text:p>67</text:p>
          </table:table-cell>
          <table:table-cell table:style-name="ce94"/>
          <table:table-cell table:style-name="ce95"/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5" office:value-type="float">
            <text:p>5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table:style-name="ce95"/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II</text:p>
          </table:table-cell>
          <table:table-cell table:style-name="ce93"/>
          <table:table-cell ns41:value-type="string" table:style-name="ce93" office:value-type="string">
            <text:p>Onna</text:p>
          </table:table-cell>
          <table:table-cell table:style-name="ce36"/>
          <table:table-cell table:style-name="ce23"/>
          <table:table-cell ns41:value-type="float" table:style-name="ce42" office:value="79" office:value-type="float">
            <text:p>79</text:p>
          </table:table-cell>
          <table:table-cell table:style-name="ce94" table:number-columns-repeated="4"/>
          <table:table-cell ns41:value-type="float" table:style-name="ce94" office:value="224" office:value-type="float">
            <text:p>224</text:p>
          </table:table-cell>
          <table:table-cell ns41:value-type="float" table:style-name="ce94" office:value="185" office:value-type="float">
            <text:p>185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226" office:value-type="float">
            <text:p>226</text:p>
          </table:table-cell>
          <table:table-cell ns41:value-type="float" table:style-name="ce94" office:value="185" office:value-type="float">
            <text:p>185</text:p>
          </table:table-cell>
          <table:table-cell ns41:value-type="float" table:style-name="ce94" office:value="2" office:value-type="float">
            <text:p>2</text:p>
          </table:table-cell>
          <table:table-cell table:style-name="ce95"/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V</text:p>
          </table:table-cell>
          <table:table-cell table:style-name="ce93"/>
          <table:table-cell ns41:value-type="string" table:style-name="ce93" office:value-type="string">
            <text:p>Kallenkote</text:p>
          </table:table-cell>
          <table:table-cell table:style-name="ce36"/>
          <table:table-cell table:style-name="ce23"/>
          <table:table-cell ns41:value-type="float" table:style-name="ce42" office:value="88" office:value-type="float">
            <text:p>88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212" office:value-type="float">
            <text:p>212</text:p>
          </table:table-cell>
          <table:table-cell ns41:value-type="float" table:style-name="ce94" office:value="192" office:value-type="float">
            <text:p>192</text:p>
          </table:table-cell>
          <table:table-cell ns41:value-type="float" table:style-name="ce94" office:value="4" office:value-type="float">
            <text:p>4</text:p>
          </table:table-cell>
          <table:table-cell table:style-name="ce94"/>
          <table:table-cell ns41:value-type="float" table:style-name="ce94" office:value="216" office:value-type="float">
            <text:p>216</text:p>
          </table:table-cell>
          <table:table-cell ns41:value-type="float" table:style-name="ce94" office:value="192" office:value-type="float">
            <text:p>192</text:p>
          </table:table-cell>
          <table:table-cell ns41:value-type="float" table:style-name="ce94" office:value="3" office:value-type="float">
            <text:p>3</text:p>
          </table:table-cell>
          <table:table-cell table:style-name="ce95"/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V</text:p>
          </table:table-cell>
          <table:table-cell table:style-name="ce93"/>
          <table:table-cell ns41:value-type="string" table:style-name="ce93" office:value-type="string">
            <text:p>Eesveen</text:p>
          </table:table-cell>
          <table:table-cell table:style-name="ce36"/>
          <table:table-cell table:style-name="ce23"/>
          <table:table-cell ns41:value-type="float" table:style-name="ce42" office:value="98" office:value-type="float">
            <text:p>98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253" office:value-type="float">
            <text:p>253</text:p>
          </table:table-cell>
          <table:table-cell ns41:value-type="float" table:style-name="ce94" office:value="222" office:value-type="float">
            <text:p>222</text:p>
          </table:table-cell>
          <table:table-cell ns41:value-type="float" table:style-name="ce94" office:value="4" office:value-type="float">
            <text:p>4</text:p>
          </table:table-cell>
          <table:table-cell table:style-name="ce94"/>
          <table:table-cell ns41:value-type="float" table:style-name="ce94" office:value="257" office:value-type="float">
            <text:p>257</text:p>
          </table:table-cell>
          <table:table-cell ns41:value-type="float" table:style-name="ce94" office:value="222" office:value-type="float">
            <text:p>222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VI</text:p>
          </table:table-cell>
          <table:table-cell table:style-name="ce93"/>
          <table:table-cell ns41:value-type="string" table:style-name="ce93" office:value-type="string">
            <text:p>Wetering en Scheerwolde </text:p>
          </table:table-cell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167" office:value-type="float">
            <text:p>167</text:p>
          </table:table-cell>
          <table:table-cell ns41:value-type="float" table:style-name="ce94" office:value="22" office:value-type="float">
            <text:p>22</text:p>
          </table:table-cell>
          <table:table-cell table:style-name="ce94" table:number-columns-repeated="3"/>
          <table:table-cell ns41:value-type="float" table:style-name="ce94" office:value="411" office:value-type="float">
            <text:p>411</text:p>
          </table:table-cell>
          <table:table-cell ns41:value-type="float" table:style-name="ce94" office:value="396" office:value-type="float">
            <text:p>396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412" office:value-type="float">
            <text:p>412</text:p>
          </table:table-cell>
          <table:table-cell ns41:value-type="float" table:style-name="ce94" office:value="399" office:value-type="float">
            <text:p>399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4" office:value-type="float">
            <text:p>4</text:p>
          </table:table-cell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3" office:value-type="float">
            <text:p>3</text:p>
          </table:table-cell>
          <table:table-cell table:style-name="ce94" table:number-columns-repeated="6"/>
          <table:table-cell ns41:value-type="float" table:style-name="ce94" office:value="8" office:value-type="float">
            <text:p>8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VI</text:p>
          </table:table-cell>
          <table:table-cell table:style-name="ce93"/>
          <table:table-cell ns41:value-type="string" table:style-name="ce93" office:value-type="string">
            <text:p>Nederland</text:p>
          </table:table-cell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26" office:value-type="float">
            <text:p>26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62" office:value-type="float">
            <text:p>62</text:p>
          </table:table-cell>
          <table:table-cell ns41:value-type="float" table:style-name="ce94" office:value="58" office:value-type="float">
            <text:p>58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64" office:value-type="float">
            <text:p>64</text:p>
          </table:table-cell>
          <table:table-cell ns41:value-type="float" table:style-name="ce94" office:value="58" office:value-type="float">
            <text:p>58</text:p>
          </table:table-cell>
          <table:table-cell table:style-name="ce94"/>
          <table:table-cell table:style-name="ce95"/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1" office:value-type="float">
            <text:p>1</text:p>
          </table:table-cell>
          <table:table-cell table:style-name="ce94" table:number-columns-repeated="6"/>
          <table:table-cell ns41:value-type="float" table:style-name="ce94" office:value="1" office:value-type="float">
            <text:p>1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VII</text:p>
          </table:table-cell>
          <table:table-cell table:style-name="ce93"/>
          <table:table-cell ns41:value-type="string" table:style-name="ce93" office:value-type="string">
            <text:p>Muggebeet</text:p>
          </table:table-cell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21" office:value-type="float">
            <text:p>21</text:p>
          </table:table-cell>
          <table:table-cell table:style-name="ce94" table:number-columns-repeated="4"/>
          <table:table-cell ns41:value-type="float" table:style-name="ce94" office:value="50" office:value-type="float">
            <text:p>50</text:p>
          </table:table-cell>
          <table:table-cell ns41:value-type="float" table:style-name="ce94" office:value="39" office:value-type="float">
            <text:p>39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50" office:value-type="float">
            <text:p>50</text:p>
          </table:table-cell>
          <table:table-cell ns41:value-type="float" table:style-name="ce94" office:value="40" office:value-type="float">
            <text:p>40</text:p>
          </table:table-cell>
          <table:table-cell table:style-name="ce94"/>
          <table:table-cell ns41:value-type="float" table:style-name="ce95" office:value="1" office:value-type="float">
            <text:p>1</text:p>
          </table:table-cell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6" office:value-type="float">
            <text:p>6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8" office:value-type="float">
            <text:p>8</text:p>
          </table:table-cell>
          <table:table-cell table:style-name="ce94"/>
          <table:table-cell table:style-name="ce95"/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VIII</text:p>
          </table:table-cell>
          <table:table-cell table:style-name="ce93"/>
          <table:table-cell ns41:value-type="string" table:style-name="ce93" office:value-type="string">
            <text:p>Willemsoord</text:p>
          </table:table-cell>
          <table:table-cell ns41:value-type="string" table:style-name="ce36" office:value-type="string">
            <text:p>Maatschappij van Weldadigheid</text:p>
          </table:table-cell>
          <table:table-cell table:style-name="ce23"/>
          <table:table-cell ns41:value-type="float" table:style-name="ce42" office:value="84" office:value-type="float">
            <text:p>84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246" office:value-type="float">
            <text:p>246</text:p>
          </table:table-cell>
          <table:table-cell ns41:value-type="float" table:style-name="ce94" office:value="201" office:value-type="float">
            <text:p>201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248" office:value-type="float">
            <text:p>248</text:p>
          </table:table-cell>
          <table:table-cell ns41:value-type="float" table:style-name="ce94" office:value="201" office:value-type="float">
            <text:p>201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4" office:value-type="float">
            <text:p>4</text:p>
          </table:table-cell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43" office:value-type="float">
            <text:p>43</text:p>
          </table:table-cell>
          <table:table-cell table:style-name="ce94" table:number-columns-repeated="4"/>
          <table:table-cell ns41:value-type="float" table:style-name="ce94" office:value="94" office:value-type="float">
            <text:p>94</text:p>
          </table:table-cell>
          <table:table-cell ns41:value-type="float" table:style-name="ce94" office:value="106" office:value-type="float">
            <text:p>106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97" office:value-type="float">
            <text:p>97</text:p>
          </table:table-cell>
          <table:table-cell ns41:value-type="float" table:style-name="ce94" office:value="107" office:value-type="float">
            <text:p>107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4" office:value-type="float">
            <text:p>4</text:p>
          </table:table-cell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83" office:value-type="float">
            <text:p>183</text:p>
          </table:table-cell>
          <table:table-cell ns41:value-type="float" table:style-name="ce94" office:value="9" office:value-type="float">
            <text:p>9</text:p>
          </table:table-cell>
          <table:table-cell table:style-name="ce94" table:number-columns-repeated="3"/>
          <table:table-cell ns41:value-type="float" table:style-name="ce94" office:value="442" office:value-type="float">
            <text:p>442</text:p>
          </table:table-cell>
          <table:table-cell ns41:value-type="float" table:style-name="ce94" office:value="377" office:value-type="float">
            <text:p>37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446" office:value-type="float">
            <text:p>446</text:p>
          </table:table-cell>
          <table:table-cell ns41:value-type="float" table:style-name="ce94" office:value="379" office:value-type="float">
            <text:p>379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088" office:value-type="float">
            <text:p>1088</text:p>
          </table:table-cell>
          <table:table-cell ns41:value-type="float" table:style-name="ce94" office:value="54" office:value-type="float">
            <text:p>54</text:p>
          </table:table-cell>
          <table:table-cell table:style-name="ce94"/>
          <table:table-cell ns41:value-type="float" table:style-name="ce94" office:value="5" office:value-type="float">
            <text:p>5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748" office:value-type="float">
            <text:p>2748</text:p>
          </table:table-cell>
          <table:table-cell ns41:value-type="float" table:style-name="ce94" office:value="2478" office:value-type="float">
            <text:p>2478</text:p>
          </table:table-cell>
          <table:table-cell ns41:value-type="float" table:style-name="ce94" office:value="51" office:value-type="float">
            <text:p>51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2799" office:value-type="float">
            <text:p>2799</text:p>
          </table:table-cell>
          <table:table-cell ns41:value-type="float" table:style-name="ce94" office:value="2502" office:value-type="float">
            <text:p>2502</text:p>
          </table:table-cell>
          <table:table-cell ns41:value-type="float" table:style-name="ce94" office:value="42" office:value-type="float">
            <text:p>42</text:p>
          </table:table-cell>
          <table:table-cell ns41:value-type="float" table:style-name="ce95" office:value="28" office:value-type="float">
            <text:p>28</text:p>
          </table:table-cell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271" office:value-type="float">
            <text:p>1271</text:p>
          </table:table-cell>
          <table:table-cell ns41:value-type="float" table:style-name="ce94" office:value="63" office:value-type="float">
            <text:p>63</text:p>
          </table:table-cell>
          <table:table-cell table:style-name="ce94"/>
          <table:table-cell ns41:value-type="float" table:style-name="ce94" office:value="5" office:value-type="float">
            <text:p>5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3190" office:value-type="float">
            <text:p>3190</text:p>
          </table:table-cell>
          <table:table-cell ns41:value-type="float" table:style-name="ce94" office:value="2855" office:value-type="float">
            <text:p>2855</text:p>
          </table:table-cell>
          <table:table-cell ns41:value-type="float" table:style-name="ce94" office:value="55" office:value-type="float">
            <text:p>55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4" office:value="3245" office:value-type="float">
            <text:p>3245</text:p>
          </table:table-cell>
          <table:table-cell ns41:value-type="float" table:style-name="ce94" office:value="2881" office:value-type="float">
            <text:p>2881</text:p>
          </table:table-cell>
          <table:table-cell ns41:value-type="float" table:style-name="ce94" office:value="46" office:value-type="float">
            <text:p>46</text:p>
          </table:table-cell>
          <table:table-cell ns41:value-type="float" table:style-name="ce95" office:value="29" office:value-type="float">
            <text:p>29</text:p>
          </table:table-cell>
          <table:table-cell ns41:value-type="float" table:style-name="ce56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table-cell ns41:value-type="string" table:number-rows-spanned="16" table:style-name="ce8" table:number-columns-spanned="1" office:value-type="string">
            <text:p>Tubbergen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A</text:p>
          </table:table-cell>
          <table:table-cell ns41:value-type="string" table:style-name="ce93" office:value-type="string">
            <text:p>Dorp</text:p>
          </table:table-cell>
          <table:table-cell table:style-name="ce93"/>
          <table:table-cell table:style-name="ce36"/>
          <table:table-cell table:style-name="ce23"/>
          <table:table-cell ns41:value-type="float" table:style-name="ce42" office:value="79" office:value-type="float">
            <text:p>79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192" office:value-type="float">
            <text:p>192</text:p>
          </table:table-cell>
          <table:table-cell ns41:value-type="float" table:style-name="ce94" office:value="216" office:value-type="float">
            <text:p>216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95" office:value-type="float">
            <text:p>195</text:p>
          </table:table-cell>
          <table:table-cell ns41:value-type="float" table:style-name="ce94" office:value="220" office:value-type="float">
            <text:p>220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B</text:p>
          </table:table-cell>
          <table:table-cell ns41:value-type="string" table:style-name="ce93" office:value-type="string">
            <text:p>Buurtschap</text:p>
          </table:table-cell>
          <table:table-cell ns41:value-type="string" table:style-name="ce93" office:value-type="string">
            <text:p>Tubbergen</text:p>
          </table:table-cell>
          <table:table-cell table:style-name="ce36"/>
          <table:table-cell table:style-name="ce23"/>
          <table:table-cell ns41:value-type="float" table:style-name="ce42" office:value="104" office:value-type="float">
            <text:p>104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262" office:value-type="float">
            <text:p>262</text:p>
          </table:table-cell>
          <table:table-cell ns41:value-type="float" table:style-name="ce94" office:value="250" office:value-type="float">
            <text:p>250</text:p>
          </table:table-cell>
          <table:table-cell ns41:value-type="float" office:value="7" table:style-name="ce94" table:number-columns-repeated="2" office:value-type="float">
            <text:p>7</text:p>
          </table:table-cell>
          <table:table-cell ns41:value-type="float" table:style-name="ce94" office:value="269" office:value-type="float">
            <text:p>269</text:p>
          </table:table-cell>
          <table:table-cell ns41:value-type="float" table:style-name="ce94" office:value="257" office:value-type="float">
            <text:p>257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C</text:p>
          </table:table-cell>
          <table:table-cell table:style-name="ce93"/>
          <table:table-cell ns41:value-type="string" table:style-name="ce93" office:value-type="string">
            <text:p>Fleringen</text:p>
          </table:table-cell>
          <table:table-cell table:style-name="ce36"/>
          <table:table-cell table:style-name="ce23"/>
          <table:table-cell ns41:value-type="float" table:style-name="ce42" office:value="54" office:value-type="float">
            <text:p>54</text:p>
          </table:table-cell>
          <table:table-cell table:style-name="ce94" table:number-columns-repeated="4"/>
          <table:table-cell ns41:value-type="float" table:style-name="ce94" office:value="163" office:value-type="float">
            <text:p>163</text:p>
          </table:table-cell>
          <table:table-cell ns41:value-type="float" table:style-name="ce94" office:value="131" office:value-type="float">
            <text:p>131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67" office:value-type="float">
            <text:p>167</text:p>
          </table:table-cell>
          <table:table-cell ns41:value-type="float" table:style-name="ce94" office:value="136" office:value-type="float">
            <text:p>136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D</text:p>
          </table:table-cell>
          <table:table-cell table:style-name="ce93"/>
          <table:table-cell ns41:value-type="string" table:style-name="ce93" office:value-type="string">
            <text:p>Albergen</text:p>
          </table:table-cell>
          <table:table-cell table:style-name="ce36"/>
          <table:table-cell table:style-name="ce23"/>
          <table:table-cell ns41:value-type="float" table:style-name="ce42" office:value="198" office:value-type="float">
            <text:p>198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535" office:value-type="float">
            <text:p>535</text:p>
          </table:table-cell>
          <table:table-cell ns41:value-type="float" table:style-name="ce94" office:value="465" office:value-type="float">
            <text:p>465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549" office:value-type="float">
            <text:p>549</text:p>
          </table:table-cell>
          <table:table-cell ns41:value-type="float" table:style-name="ce94" office:value="470" office:value-type="float">
            <text:p>470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E</text:p>
          </table:table-cell>
          <table:table-cell table:style-name="ce93"/>
          <table:table-cell ns41:value-type="string" table:style-name="ce93" office:value-type="string">
            <text:p>Geesteren</text:p>
          </table:table-cell>
          <table:table-cell table:style-name="ce36"/>
          <table:table-cell table:style-name="ce23"/>
          <table:table-cell ns41:value-type="float" table:style-name="ce42" office:value="269" office:value-type="float">
            <text:p>269</text:p>
          </table:table-cell>
          <table:table-cell ns41:value-type="float" table:style-name="ce94" office:value="8" office:value-type="float">
            <text:p>8</text:p>
          </table:table-cell>
          <table:table-cell table:style-name="ce94" table:number-columns-repeated="3"/>
          <table:table-cell ns41:value-type="float" table:style-name="ce94" office:value="769" office:value-type="float">
            <text:p>769</text:p>
          </table:table-cell>
          <table:table-cell ns41:value-type="float" table:style-name="ce94" office:value="691" office:value-type="float">
            <text:p>691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777" office:value-type="float">
            <text:p>777</text:p>
          </table:table-cell>
          <table:table-cell ns41:value-type="float" table:style-name="ce94" office:value="698" office:value-type="float">
            <text:p>698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5" office:value="15" office:value-type="float">
            <text:p>15</text:p>
          </table:table-cell>
          <table:table-cell ns41:value-type="float" table:style-name="ce56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F</text:p>
          </table:table-cell>
          <table:table-cell table:style-name="ce93"/>
          <table:table-cell ns41:value-type="string" table:style-name="ce93" office:value-type="string">
            <text:p>Langeveen</text:p>
          </table:table-cell>
          <table:table-cell table:style-name="ce36"/>
          <table:table-cell table:style-name="ce23"/>
          <table:table-cell ns41:value-type="float" table:style-name="ce42" office:value="139" office:value-type="float">
            <text:p>139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335" office:value-type="float">
            <text:p>335</text:p>
          </table:table-cell>
          <table:table-cell ns41:value-type="float" table:style-name="ce94" office:value="314" office:value-type="float">
            <text:p>314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342" office:value-type="float">
            <text:p>342</text:p>
          </table:table-cell>
          <table:table-cell ns41:value-type="float" table:style-name="ce94" office:value="317" office:value-type="float">
            <text:p>317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5" office:value="15" office:value-type="float">
            <text:p>15</text:p>
          </table:table-cell>
          <table:table-cell ns41:value-type="float" table:style-name="ce56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G</text:p>
          </table:table-cell>
          <table:table-cell table:style-name="ce93"/>
          <table:table-cell ns41:value-type="string" table:style-name="ce93" office:value-type="string">
            <text:p>Hezingen</text:p>
          </table:table-cell>
          <table:table-cell table:style-name="ce36"/>
          <table:table-cell table:style-name="ce23"/>
          <table:table-cell ns41:value-type="float" table:style-name="ce42" office:value="41" office:value-type="float">
            <text:p>41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19" office:value-type="float">
            <text:p>119</text:p>
          </table:table-cell>
          <table:table-cell ns41:value-type="float" table:style-name="ce94" office:value="87" office:value-type="float">
            <text:p>87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24" office:value-type="float">
            <text:p>124</text:p>
          </table:table-cell>
          <table:table-cell ns41:value-type="float" table:style-name="ce94" office:value="91" office:value-type="float">
            <text:p>91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H</text:p>
          </table:table-cell>
          <table:table-cell table:style-name="ce93"/>
          <table:table-cell ns41:value-type="string" table:style-name="ce93" office:value-type="string">
            <text:p>Mander</text:p>
          </table:table-cell>
          <table:table-cell table:style-name="ce36"/>
          <table:table-cell table:style-name="ce23"/>
          <table:table-cell ns41:value-type="float" table:style-name="ce42" office:value="71" office:value-type="float">
            <text:p>71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203" office:value-type="float">
            <text:p>203</text:p>
          </table:table-cell>
          <table:table-cell ns41:value-type="float" table:style-name="ce94" office:value="170" office:value-type="float">
            <text:p>170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09" office:value-type="float">
            <text:p>209</text:p>
          </table:table-cell>
          <table:table-cell ns41:value-type="float" table:style-name="ce94" office:value="171" office:value-type="float">
            <text:p>17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</text:p>
          </table:table-cell>
          <table:table-cell table:style-name="ce93"/>
          <table:table-cell ns41:value-type="string" table:style-name="ce93" office:value-type="string">
            <text:p>Vasse</text:p>
          </table:table-cell>
          <table:table-cell table:style-name="ce36"/>
          <table:table-cell table:style-name="ce23"/>
          <table:table-cell ns41:value-type="float" table:style-name="ce42" office:value="60" office:value-type="float">
            <text:p>60</text:p>
          </table:table-cell>
          <table:table-cell table:style-name="ce94" table:number-columns-repeated="4"/>
          <table:table-cell ns41:value-type="float" table:style-name="ce94" office:value="159" office:value-type="float">
            <text:p>159</text:p>
          </table:table-cell>
          <table:table-cell ns41:value-type="float" table:style-name="ce94" office:value="145" office:value-type="float">
            <text:p>145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65" office:value-type="float">
            <text:p>165</text:p>
          </table:table-cell>
          <table:table-cell ns41:value-type="float" table:style-name="ce94" office:value="147" office:value-type="float">
            <text:p>14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4" office:value-type="float">
            <text:p>4</text:p>
          </table:table-cell>
          <table:table-cell ns41:value-type="float" table:style-name="ce56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J</text:p>
          </table:table-cell>
          <table:table-cell table:style-name="ce93"/>
          <table:table-cell ns41:value-type="string" table:style-name="ce93" office:value-type="string">
            <text:p>Haarle</text:p>
          </table:table-cell>
          <table:table-cell table:style-name="ce36"/>
          <table:table-cell table:style-name="ce23"/>
          <table:table-cell ns41:value-type="float" table:style-name="ce42" office:value="22" office:value-type="float">
            <text:p>22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61" office:value-type="float">
            <text:p>61</text:p>
          </table:table-cell>
          <table:table-cell ns41:value-type="float" table:style-name="ce94" office:value="48" office:value-type="float">
            <text:p>48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61" office:value-type="float">
            <text:p>61</text:p>
          </table:table-cell>
          <table:table-cell ns41:value-type="float" table:style-name="ce94" office:value="49" office:value-type="float">
            <text:p>49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K</text:p>
          </table:table-cell>
          <table:table-cell table:style-name="ce93"/>
          <table:table-cell ns41:value-type="string" table:style-name="ce93" office:value-type="string">
            <text:p>Reutum</text:p>
          </table:table-cell>
          <table:table-cell table:style-name="ce36"/>
          <table:table-cell table:style-name="ce23"/>
          <table:table-cell ns41:value-type="float" table:style-name="ce42" office:value="114" office:value-type="float">
            <text:p>114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255" office:value-type="float">
            <text:p>255</text:p>
          </table:table-cell>
          <table:table-cell ns41:value-type="float" table:style-name="ce94" office:value="264" office:value-type="float">
            <text:p>26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256" office:value-type="float">
            <text:p>256</text:p>
          </table:table-cell>
          <table:table-cell ns41:value-type="float" table:style-name="ce94" office:value="271" office:value-type="float">
            <text:p>271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5" office:value="8" office:value-type="float">
            <text:p>8</text:p>
          </table:table-cell>
          <table:table-cell ns41:value-type="float" table:style-name="ce56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M</text:p>
          </table:table-cell>
          <table:table-cell table:style-name="ce93"/>
          <table:table-cell ns41:value-type="string" table:style-name="ce93" office:value-type="string">
            <text:p>Manderveen</text:p>
          </table:table-cell>
          <table:table-cell table:style-name="ce36"/>
          <table:table-cell table:style-name="ce23"/>
          <table:table-cell ns41:value-type="float" table:style-name="ce42" office:value="73" office:value-type="float">
            <text:p>73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78" office:value-type="float">
            <text:p>178</text:p>
          </table:table-cell>
          <table:table-cell ns41:value-type="float" table:style-name="ce94" office:value="172" office:value-type="float">
            <text:p>172</text:p>
          </table:table-cell>
          <table:table-cell ns41:value-type="float" office:value="2" table:style-name="ce94" table:number-columns-repeated="2" office:value-type="float">
            <text:p>2</text:p>
          </table:table-cell>
          <table:table-cell ns41:value-type="float" table:style-name="ce94" office:value="180" office:value-type="float">
            <text:p>180</text:p>
          </table:table-cell>
          <table:table-cell ns41:value-type="float" table:style-name="ce94" office:value="174" office:value-type="float">
            <text:p>174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5" office:value="22" office:value-type="float">
            <text:p>22</text:p>
          </table:table-cell>
          <table:table-cell ns41:value-type="float" table:style-name="ce56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1" office:value-type="float">
            <text:p>1</text:p>
          </table:table-cell>
          <table:table-cell table:style-name="ce94" table:number-columns-repeated="6"/>
          <table:table-cell ns41:value-type="float" table:style-name="ce94" office:value="4" office:value-type="float">
            <text:p>4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79" office:value-type="float">
            <text:p>79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192" office:value-type="float">
            <text:p>192</text:p>
          </table:table-cell>
          <table:table-cell ns41:value-type="float" table:style-name="ce94" office:value="216" office:value-type="float">
            <text:p>216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95" office:value-type="float">
            <text:p>195</text:p>
          </table:table-cell>
          <table:table-cell ns41:value-type="float" table:style-name="ce94" office:value="220" office:value-type="float">
            <text:p>220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145" office:value-type="float">
            <text:p>1145</text:p>
          </table:table-cell>
          <table:table-cell ns41:value-type="float" table:style-name="ce94" office:value="25" office:value-type="float">
            <text:p>25</text:p>
          </table:table-cell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ns41:value-type="float" table:style-name="ce94" office:value="3039" office:value-type="float">
            <text:p>3039</text:p>
          </table:table-cell>
          <table:table-cell ns41:value-type="float" table:style-name="ce94" office:value="2737" office:value-type="float">
            <text:p>2737</text:p>
          </table:table-cell>
          <table:table-cell ns41:value-type="float" table:style-name="ce94" office:value="60" office:value-type="float">
            <text:p>60</text:p>
          </table:table-cell>
          <table:table-cell ns41:value-type="float" table:style-name="ce94" office:value="44" office:value-type="float">
            <text:p>44</text:p>
          </table:table-cell>
          <table:table-cell ns41:value-type="float" table:style-name="ce94" office:value="3099" office:value-type="float">
            <text:p>3099</text:p>
          </table:table-cell>
          <table:table-cell ns41:value-type="float" table:style-name="ce94" office:value="2781" office:value-type="float">
            <text:p>2781</text:p>
          </table:table-cell>
          <table:table-cell ns41:value-type="float" table:style-name="ce94" office:value="110" office:value-type="float">
            <text:p>110</text:p>
          </table:table-cell>
          <table:table-cell ns41:value-type="float" table:style-name="ce95" office:value="80" office:value-type="float">
            <text:p>80</text:p>
          </table:table-cell>
          <table:table-cell ns41:value-type="float" table:style-name="ce56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224" office:value-type="float">
            <text:p>1224</text:p>
          </table:table-cell>
          <table:table-cell ns41:value-type="float" table:style-name="ce94" office:value="28" office:value-type="float">
            <text:p>28</text:p>
          </table:table-cell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ns41:value-type="float" table:style-name="ce94" office:value="3231" office:value-type="float">
            <text:p>3231</text:p>
          </table:table-cell>
          <table:table-cell ns41:value-type="float" table:style-name="ce94" office:value="2953" office:value-type="float">
            <text:p>2953</text:p>
          </table:table-cell>
          <table:table-cell ns41:value-type="float" table:style-name="ce94" office:value="63" office:value-type="float">
            <text:p>63</text:p>
          </table:table-cell>
          <table:table-cell ns41:value-type="float" table:style-name="ce94" office:value="48" office:value-type="float">
            <text:p>48</text:p>
          </table:table-cell>
          <table:table-cell ns41:value-type="float" table:style-name="ce94" office:value="3294" office:value-type="float">
            <text:p>3294</text:p>
          </table:table-cell>
          <table:table-cell ns41:value-type="float" table:style-name="ce94" office:value="3001" office:value-type="float">
            <text:p>3001</text:p>
          </table:table-cell>
          <table:table-cell ns41:value-type="float" table:style-name="ce94" office:value="112" office:value-type="float">
            <text:p>112</text:p>
          </table:table-cell>
          <table:table-cell ns41:value-type="float" table:style-name="ce95" office:value="83" office:value-type="float">
            <text:p>83</text:p>
          </table:table-cell>
          <table:table-cell ns41:value-type="float" table:style-name="ce56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11">
          <table:table-cell ns41:value-type="string" table:number-rows-spanned="5" table:style-name="ce8" table:number-columns-spanned="1" office:value-type="string">
            <text:p>Stad-Vollenhove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A</text:p>
          </table:table-cell>
          <table:table-cell table:style-name="ce93" table:number-columns-repeated="2"/>
          <table:table-cell ns41:value-type="string" table:style-name="ce36" office:value-type="string">
            <text:p>Het Arm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7" office:value-type="float">
            <text:p>17</text:p>
          </table:table-cell>
          <table:table-cell ns41:value-type="float" table:style-name="ce94" office:value="13" office:value-type="float">
            <text:p>13</text:p>
          </table:table-cell>
          <table:table-cell table:style-name="ce94" table:number-columns-repeated="2"/>
          <table:table-cell ns41:value-type="float" table:style-name="ce94" office:value="17" office:value-type="float">
            <text:p>17</text:p>
          </table:table-cell>
          <table:table-cell ns41:value-type="float" table:style-name="ce94" office:value="13" office:value-type="float">
            <text:p>13</text:p>
          </table:table-cell>
          <table:table-cell table:style-name="ce94"/>
          <table:table-cell table:style-name="ce95"/>
          <table:table-cell ns41:value-type="float" table:style-name="ce56" office:value="1193" office:value-type="float">
            <text:p>1193</text:p>
          </table:table-cell>
          <table:table-cell ns41:value-type="float" table:style-name="ce63" office:value="11183" office:value-type="float">
            <text:p>1118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Het Groot - Burgerwees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4" office:value-type="float">
            <text:p>4</text:p>
          </table:table-cell>
          <table:table-cell ns41:value-type="float" table:style-name="ce94" office:value="1" office:value-type="float">
            <text:p>1</text:p>
          </table:table-cell>
          <table:table-cell table:style-name="ce95"/>
          <table:table-cell ns41:value-type="float" table:style-name="ce56" office:value="1193" office:value-type="float">
            <text:p>1193</text:p>
          </table:table-cell>
          <table:table-cell ns41:value-type="float" table:style-name="ce63" office:value="11183" office:value-type="float">
            <text:p>1118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344" office:value-type="float">
            <text:p>344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3"/>
          <table:table-cell ns41:value-type="float" table:style-name="ce94" office:value="866" office:value-type="float">
            <text:p>866</text:p>
          </table:table-cell>
          <table:table-cell ns41:value-type="float" table:style-name="ce94" office:value="774" office:value-type="float">
            <text:p>774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881" office:value-type="float">
            <text:p>881</text:p>
          </table:table-cell>
          <table:table-cell ns41:value-type="float" table:style-name="ce94" office:value="785" office:value-type="float">
            <text:p>785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7" office:value-type="float">
            <text:p>7</text:p>
          </table:table-cell>
          <table:table-cell ns41:value-type="float" table:style-name="ce56" office:value="1193" office:value-type="float">
            <text:p>1193</text:p>
          </table:table-cell>
          <table:table-cell ns41:value-type="float" table:style-name="ce63" office:value="11183" office:value-type="float">
            <text:p>1118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4"/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3" office:value-type="float">
            <text:p>3</text:p>
          </table:table-cell>
          <table:table-cell table:style-name="ce94" table:number-columns-repeated="2"/>
          <table:table-cell table:style-name="ce95"/>
          <table:table-cell ns41:value-type="float" table:style-name="ce56" office:value="1193" office:value-type="float">
            <text:p>1193</text:p>
          </table:table-cell>
          <table:table-cell ns41:value-type="float" table:style-name="ce63" office:value="11183" office:value-type="float">
            <text:p>1118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346" office:value-type="float">
            <text:p>346</text:p>
          </table:table-cell>
          <table:table-cell ns41:value-type="float" table:style-name="ce94" office:value="10" office:value-type="float">
            <text:p>10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886" office:value-type="float">
            <text:p>886</text:p>
          </table:table-cell>
          <table:table-cell ns41:value-type="float" table:style-name="ce94" office:value="791" office:value-type="float">
            <text:p>791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901" office:value-type="float">
            <text:p>901</text:p>
          </table:table-cell>
          <table:table-cell ns41:value-type="float" table:style-name="ce94" office:value="802" office:value-type="float">
            <text:p>802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5" office:value="7" office:value-type="float">
            <text:p>7</text:p>
          </table:table-cell>
          <table:table-cell ns41:value-type="float" table:style-name="ce56" office:value="1193" office:value-type="float">
            <text:p>1193</text:p>
          </table:table-cell>
          <table:table-cell ns41:value-type="float" table:style-name="ce63" office:value="11183" office:value-type="float">
            <text:p>1118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table-cell ns41:value-type="string" table:number-rows-spanned="8" table:style-name="ce8" table:number-columns-spanned="1" office:value-type="string">
            <text:p>Ambt-Vollenhove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B</text:p>
          </table:table-cell>
          <table:table-cell ns41:value-type="string" table:style-name="ce93" office:value-type="string">
            <text:p>Buurtschap</text:p>
          </table:table-cell>
          <table:table-cell ns41:value-type="string" table:style-name="ce93" office:value-type="string">
            <text:p>Barsbeek</text:p>
          </table:table-cell>
          <table:table-cell table:style-name="ce36"/>
          <table:table-cell table:style-name="ce23"/>
          <table:table-cell ns41:value-type="float" table:style-name="ce42" office:value="60" office:value-type="float">
            <text:p>60</text:p>
          </table:table-cell>
          <table:table-cell table:style-name="ce94" table:number-columns-repeated="4"/>
          <table:table-cell ns41:value-type="float" table:style-name="ce94" office:value="147" office:value-type="float">
            <text:p>147</text:p>
          </table:table-cell>
          <table:table-cell ns41:value-type="float" table:style-name="ce94" office:value="150" office:value-type="float">
            <text:p>150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147" office:value-type="float">
            <text:p>147</text:p>
          </table:table-cell>
          <table:table-cell ns41:value-type="float" table:style-name="ce94" office:value="151" office:value-type="float">
            <text:p>151</text:p>
          </table:table-cell>
          <table:table-cell table:style-name="ce94"/>
          <table:table-cell table:style-name="ce95"/>
          <table:table-cell ns41:value-type="float" table:style-name="ce56" office:value="1013" office:value-type="float">
            <text:p>1013</text:p>
          </table:table-cell>
          <table:table-cell ns41:value-type="float" table:style-name="ce63" office:value="11088" office:value-type="float">
            <text:p>110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B</text:p>
          </table:table-cell>
          <table:table-cell table:style-name="ce93" table:number-columns-repeated="2"/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186" office:value-type="float">
            <text:p>186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490" office:value-type="float">
            <text:p>490</text:p>
          </table:table-cell>
          <table:table-cell ns41:value-type="float" table:style-name="ce94" office:value="427" office:value-type="float">
            <text:p>427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495" office:value-type="float">
            <text:p>495</text:p>
          </table:table-cell>
          <table:table-cell ns41:value-type="float" table:style-name="ce94" office:value="428" office:value-type="float">
            <text:p>428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013" office:value-type="float">
            <text:p>1013</text:p>
          </table:table-cell>
          <table:table-cell ns41:value-type="float" table:style-name="ce63" office:value="11088" office:value-type="float">
            <text:p>110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4" office:value-type="float">
            <text:p>4</text:p>
          </table:table-cell>
          <table:table-cell table:style-name="ce94"/>
          <table:table-cell ns41:value-type="float" table:style-name="ce94" office:value="6" office:value-type="float">
            <text:p>6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4" office:value-type="float">
            <text:p>4</text:p>
          </table:table-cell>
          <table:table-cell table:style-name="ce94"/>
          <table:table-cell table:style-name="ce95"/>
          <table:table-cell ns41:value-type="float" table:style-name="ce56" office:value="1013" office:value-type="float">
            <text:p>1013</text:p>
          </table:table-cell>
          <table:table-cell ns41:value-type="float" table:style-name="ce63" office:value="11088" office:value-type="float">
            <text:p>110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A</text:p>
          </table:table-cell>
          <table:table-cell table:style-name="ce93"/>
          <table:table-cell ns41:value-type="string" table:style-name="ce93" office:value-type="string">
            <text:p>De Leeuwte</text:p>
          </table:table-cell>
          <table:table-cell table:style-name="ce36"/>
          <table:table-cell table:style-name="ce23"/>
          <table:table-cell ns41:value-type="float" table:style-name="ce42" office:value="171" office:value-type="float">
            <text:p>171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470" office:value-type="float">
            <text:p>470</text:p>
          </table:table-cell>
          <table:table-cell ns41:value-type="float" table:style-name="ce94" office:value="436" office:value-type="float">
            <text:p>436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479" office:value-type="float">
            <text:p>479</text:p>
          </table:table-cell>
          <table:table-cell ns41:value-type="float" table:style-name="ce94" office:value="439" office:value-type="float">
            <text:p>439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013" office:value-type="float">
            <text:p>1013</text:p>
          </table:table-cell>
          <table:table-cell ns41:value-type="float" table:style-name="ce63" office:value="11088" office:value-type="float">
            <text:p>110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C</text:p>
          </table:table-cell>
          <table:table-cell table:style-name="ce93"/>
          <table:table-cell ns41:value-type="string" table:style-name="ce93" office:value-type="string">
            <text:p>Baarlo</text:p>
          </table:table-cell>
          <table:table-cell table:style-name="ce36"/>
          <table:table-cell table:style-name="ce23"/>
          <table:table-cell ns41:value-type="float" table:style-name="ce42" office:value="27" office:value-type="float">
            <text:p>27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82" office:value-type="float">
            <text:p>82</text:p>
          </table:table-cell>
          <table:table-cell ns41:value-type="float" table:style-name="ce94" office:value="75" office:value-type="float">
            <text:p>75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83" office:value-type="float">
            <text:p>83</text:p>
          </table:table-cell>
          <table:table-cell ns41:value-type="float" table:style-name="ce94" office:value="76" office:value-type="float">
            <text:p>76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013" office:value-type="float">
            <text:p>1013</text:p>
          </table:table-cell>
          <table:table-cell ns41:value-type="float" table:style-name="ce63" office:value="11088" office:value-type="float">
            <text:p>110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60" office:value-type="float">
            <text:p>60</text:p>
          </table:table-cell>
          <table:table-cell table:style-name="ce94" table:number-columns-repeated="4"/>
          <table:table-cell ns41:value-type="float" table:style-name="ce94" office:value="147" office:value-type="float">
            <text:p>147</text:p>
          </table:table-cell>
          <table:table-cell ns41:value-type="float" table:style-name="ce94" office:value="150" office:value-type="float">
            <text:p>150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147" office:value-type="float">
            <text:p>147</text:p>
          </table:table-cell>
          <table:table-cell ns41:value-type="float" table:style-name="ce94" office:value="151" office:value-type="float">
            <text:p>151</text:p>
          </table:table-cell>
          <table:table-cell table:style-name="ce94"/>
          <table:table-cell table:style-name="ce95"/>
          <table:table-cell ns41:value-type="float" table:style-name="ce56" office:value="1013" office:value-type="float">
            <text:p>1013</text:p>
          </table:table-cell>
          <table:table-cell ns41:value-type="float" table:style-name="ce63" office:value="11088" office:value-type="float">
            <text:p>110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384" office:value-type="float">
            <text:p>384</text:p>
          </table:table-cell>
          <table:table-cell ns41:value-type="float" table:style-name="ce94" office:value="11" office:value-type="float">
            <text:p>11</text:p>
          </table:table-cell>
          <table:table-cell table:style-name="ce94"/>
          <table:table-cell ns41:value-type="float" table:style-name="ce94" office:value="4" office:value-type="float">
            <text:p>4</text:p>
          </table:table-cell>
          <table:table-cell table:style-name="ce94"/>
          <table:table-cell ns41:value-type="float" table:style-name="ce94" office:value="1048" office:value-type="float">
            <text:p>1048</text:p>
          </table:table-cell>
          <table:table-cell ns41:value-type="float" table:style-name="ce94" office:value="941" office:value-type="float">
            <text:p>941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065" office:value-type="float">
            <text:p>1065</text:p>
          </table:table-cell>
          <table:table-cell ns41:value-type="float" table:style-name="ce94" office:value="947" office:value-type="float">
            <text:p>947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5" office:value="6" office:value-type="float">
            <text:p>6</text:p>
          </table:table-cell>
          <table:table-cell ns41:value-type="float" table:style-name="ce56" office:value="1013" office:value-type="float">
            <text:p>1013</text:p>
          </table:table-cell>
          <table:table-cell ns41:value-type="float" table:style-name="ce63" office:value="11088" office:value-type="float">
            <text:p>110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444" office:value-type="float">
            <text:p>444</text:p>
          </table:table-cell>
          <table:table-cell ns41:value-type="float" table:style-name="ce94" office:value="11" office:value-type="float">
            <text:p>11</text:p>
          </table:table-cell>
          <table:table-cell table:style-name="ce94"/>
          <table:table-cell ns41:value-type="float" table:style-name="ce94" office:value="4" office:value-type="float">
            <text:p>4</text:p>
          </table:table-cell>
          <table:table-cell table:style-name="ce94"/>
          <table:table-cell ns41:value-type="float" table:style-name="ce94" office:value="1195" office:value-type="float">
            <text:p>1195</text:p>
          </table:table-cell>
          <table:table-cell ns41:value-type="float" table:style-name="ce94" office:value="1091" office:value-type="float">
            <text:p>1091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212" office:value-type="float">
            <text:p>1212</text:p>
          </table:table-cell>
          <table:table-cell ns41:value-type="float" table:style-name="ce94" office:value="1098" office:value-type="float">
            <text:p>1098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5" office:value="6" office:value-type="float">
            <text:p>6</text:p>
          </table:table-cell>
          <table:table-cell ns41:value-type="float" table:style-name="ce56" office:value="1013" office:value-type="float">
            <text:p>1013</text:p>
          </table:table-cell>
          <table:table-cell ns41:value-type="float" table:style-name="ce63" office:value="11088" office:value-type="float">
            <text:p>110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table-cell ns41:value-type="string" table:number-rows-spanned="17" table:style-name="ce8" table:number-columns-spanned="1" office:value-type="string">
            <text:p>Vriezenveen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I</text:p>
          </table:table-cell>
          <table:table-cell ns41:value-type="string" table:style-name="ce93" office:value-type="string">
            <text:p>Dorp</text:p>
          </table:table-cell>
          <table:table-cell ns41:value-type="string" table:style-name="ce93" office:value-type="string">
            <text:p>Vriezenveen</text:p>
          </table:table-cell>
          <table:table-cell table:style-name="ce36"/>
          <table:table-cell table:style-name="ce23"/>
          <table:table-cell ns41:value-type="float" table:style-name="ce42" office:value="121" office:value-type="float">
            <text:p>121</text:p>
          </table:table-cell>
          <table:table-cell ns41:value-type="float" table:style-name="ce94" office:value="21" office:value-type="float">
            <text:p>21</text:p>
          </table:table-cell>
          <table:table-cell table:style-name="ce94" table:number-columns-repeated="3"/>
          <table:table-cell ns41:value-type="float" table:style-name="ce94" office:value="315" office:value-type="float">
            <text:p>315</text:p>
          </table:table-cell>
          <table:table-cell ns41:value-type="float" table:style-name="ce94" office:value="275" office:value-type="float">
            <text:p>275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320" office:value-type="float">
            <text:p>320</text:p>
          </table:table-cell>
          <table:table-cell ns41:value-type="float" table:style-name="ce94" office:value="277" office:value-type="float">
            <text:p>277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5" office:value="6" office:value-type="float">
            <text:p>6</text:p>
          </table:table-cell>
          <table:table-cell ns41:value-type="float" table:style-name="ce56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I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94" office:value-type="float">
            <text:p>94</text:p>
          </table:table-cell>
          <table:table-cell ns41:value-type="float" table:style-name="ce94" office:value="13" office:value-type="float">
            <text:p>13</text:p>
          </table:table-cell>
          <table:table-cell table:style-name="ce94" table:number-columns-repeated="3"/>
          <table:table-cell ns41:value-type="float" table:style-name="ce94" office:value="240" office:value-type="float">
            <text:p>240</text:p>
          </table:table-cell>
          <table:table-cell ns41:value-type="float" table:style-name="ce94" office:value="203" office:value-type="float">
            <text:p>203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241" office:value-type="float">
            <text:p>241</text:p>
          </table:table-cell>
          <table:table-cell ns41:value-type="float" table:style-name="ce94" office:value="204" office:value-type="float">
            <text:p>204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II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80" office:value-type="float">
            <text:p>80</text:p>
          </table:table-cell>
          <table:table-cell ns41:value-type="float" table:style-name="ce94" office:value="11" office:value-type="float">
            <text:p>11</text:p>
          </table:table-cell>
          <table:table-cell table:style-name="ce94" table:number-columns-repeated="3"/>
          <table:table-cell ns41:value-type="float" table:style-name="ce94" office:value="170" office:value-type="float">
            <text:p>170</text:p>
          </table:table-cell>
          <table:table-cell ns41:value-type="float" table:style-name="ce94" office:value="193" office:value-type="float">
            <text:p>193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76" office:value-type="float">
            <text:p>176</text:p>
          </table:table-cell>
          <table:table-cell ns41:value-type="float" table:style-name="ce94" office:value="198" office:value-type="float">
            <text:p>198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V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23" office:value-type="float">
            <text:p>123</text:p>
          </table:table-cell>
          <table:table-cell ns41:value-type="float" table:style-name="ce94" office:value="9" office:value-type="float">
            <text:p>9</text:p>
          </table:table-cell>
          <table:table-cell table:style-name="ce94" table:number-columns-repeated="3"/>
          <table:table-cell ns41:value-type="float" table:style-name="ce94" office:value="316" office:value-type="float">
            <text:p>316</text:p>
          </table:table-cell>
          <table:table-cell ns41:value-type="float" table:style-name="ce94" office:value="254" office:value-type="float">
            <text:p>25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318" office:value-type="float">
            <text:p>318</text:p>
          </table:table-cell>
          <table:table-cell ns41:value-type="float" table:style-name="ce94" office:value="257" office:value-type="float">
            <text:p>257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5" office:value="4" office:value-type="float">
            <text:p>4</text:p>
          </table:table-cell>
          <table:table-cell ns41:value-type="float" table:style-name="ce56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V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82" office:value-type="float">
            <text:p>82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176" office:value-type="float">
            <text:p>176</text:p>
          </table:table-cell>
          <table:table-cell ns41:value-type="float" table:style-name="ce94" office:value="171" office:value-type="float">
            <text:p>171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81" office:value-type="float">
            <text:p>181</text:p>
          </table:table-cell>
          <table:table-cell ns41:value-type="float" table:style-name="ce94" office:value="173" office:value-type="float">
            <text:p>173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VI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42" office:value-type="float">
            <text:p>142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331" office:value-type="float">
            <text:p>331</text:p>
          </table:table-cell>
          <table:table-cell ns41:value-type="float" table:style-name="ce94" office:value="334" office:value-type="float">
            <text:p>334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343" office:value-type="float">
            <text:p>343</text:p>
          </table:table-cell>
          <table:table-cell ns41:value-type="float" table:style-name="ce94" office:value="345" office:value-type="float">
            <text:p>345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table:style-name="ce93"/>
          <table:table-cell ns41:value-type="string" table:style-name="ce93" office:value-type="string">
            <text:p>Buurtschap</text:p>
          </table:table-cell>
          <table:table-cell ns41:value-type="string" table:style-name="ce93" office:value-type="string">
            <text:p>'t Slot</text:p>
          </table:table-cell>
          <table:table-cell table:style-name="ce36"/>
          <table:table-cell table:style-name="ce23"/>
          <table:table-cell ns41:value-type="float" table:style-name="ce42" office:value="8" office:value-type="float">
            <text:p>8</text:p>
          </table:table-cell>
          <table:table-cell table:style-name="ce94" table:number-columns-repeated="4"/>
          <table:table-cell ns41:value-type="float" table:style-name="ce94" office:value="19" office:value-type="float">
            <text:p>19</text:p>
          </table:table-cell>
          <table:table-cell ns41:value-type="float" table:style-name="ce94" office:value="23" office:value-type="float">
            <text:p>23</text:p>
          </table:table-cell>
          <table:table-cell table:style-name="ce94" table:number-columns-repeated="2"/>
          <table:table-cell ns41:value-type="float" table:style-name="ce94" office:value="19" office:value-type="float">
            <text:p>19</text:p>
          </table:table-cell>
          <table:table-cell ns41:value-type="float" table:style-name="ce94" office:value="23" office:value-type="float">
            <text:p>23</text:p>
          </table:table-cell>
          <table:table-cell table:style-name="ce94"/>
          <table:table-cell ns41:value-type="float" table:style-name="ce95" office:value="2" office:value-type="float">
            <text:p>2</text:p>
          </table:table-cell>
          <table:table-cell ns41:value-type="float" table:style-name="ce56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Sibculo</text:p>
          </table:table-cell>
          <table:table-cell table:style-name="ce36"/>
          <table:table-cell table:style-name="ce23"/>
          <table:table-cell ns41:value-type="float" table:style-name="ce42" office:value="63" office:value-type="float">
            <text:p>63</text:p>
          </table:table-cell>
          <table:table-cell table:style-name="ce94" table:number-columns-repeated="4"/>
          <table:table-cell ns41:value-type="float" table:style-name="ce94" office:value="159" office:value-type="float">
            <text:p>159</text:p>
          </table:table-cell>
          <table:table-cell ns41:value-type="float" table:style-name="ce94" office:value="133" office:value-type="float">
            <text:p>133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64" office:value-type="float">
            <text:p>164</text:p>
          </table:table-cell>
          <table:table-cell ns41:value-type="float" table:style-name="ce94" office:value="134" office:value-type="float">
            <text:p>134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5" office:value="6" office:value-type="float">
            <text:p>6</text:p>
          </table:table-cell>
          <table:table-cell ns41:value-type="float" table:style-name="ce56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Bruinehaar</text:p>
          </table:table-cell>
          <table:table-cell table:style-name="ce36"/>
          <table:table-cell table:style-name="ce23"/>
          <table:table-cell ns41:value-type="float" table:style-name="ce42" office:value="19" office:value-type="float">
            <text:p>19</text:p>
          </table:table-cell>
          <table:table-cell table:style-name="ce94" table:number-columns-repeated="4"/>
          <table:table-cell ns41:value-type="float" table:style-name="ce94" office:value="60" office:value-type="float">
            <text:p>60</text:p>
          </table:table-cell>
          <table:table-cell ns41:value-type="float" table:style-name="ce94" office:value="54" office:value-type="float">
            <text:p>5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63" office:value-type="float">
            <text:p>63</text:p>
          </table:table-cell>
          <table:table-cell ns41:value-type="float" table:style-name="ce94" office:value="56" office:value-type="float">
            <text:p>56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De Pollen</text:p>
          </table:table-cell>
          <table:table-cell table:style-name="ce36"/>
          <table:table-cell table:style-name="ce23"/>
          <table:table-cell ns41:value-type="float" table:style-name="ce42" office:value="52" office:value-type="float">
            <text:p>52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145" office:value-type="float">
            <text:p>145</text:p>
          </table:table-cell>
          <table:table-cell ns41:value-type="float" table:style-name="ce94" office:value="135" office:value-type="float">
            <text:p>135</text:p>
          </table:table-cell>
          <table:table-cell table:style-name="ce94" table:number-columns-repeated="2"/>
          <table:table-cell ns41:value-type="float" table:style-name="ce94" office:value="145" office:value-type="float">
            <text:p>145</text:p>
          </table:table-cell>
          <table:table-cell ns41:value-type="float" table:style-name="ce94" office:value="135" office:value-type="float">
            <text:p>135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De Aa</text:p>
          </table:table-cell>
          <table:table-cell table:style-name="ce36"/>
          <table:table-cell table:style-name="ce23"/>
          <table:table-cell ns41:value-type="float" table:style-name="ce42" office:value="4" office:value-type="float">
            <text:p>4</text:p>
          </table:table-cell>
          <table:table-cell table:style-name="ce94" table:number-columns-repeated="4"/>
          <table:table-cell ns41:value-type="float" table:style-name="ce94" office:value="12" office:value-type="float">
            <text:p>12</text:p>
          </table:table-cell>
          <table:table-cell ns41:value-type="float" table:style-name="ce94" office:value="9" office:value-type="float">
            <text:p>9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10" office:value-type="float">
            <text:p>10</text:p>
          </table:table-cell>
          <table:table-cell table:style-name="ce94"/>
          <table:table-cell ns41:value-type="float" table:style-name="ce95" office:value="2" office:value-type="float">
            <text:p>2</text:p>
          </table:table-cell>
          <table:table-cell ns41:value-type="float" table:style-name="ce56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De Westerhoeve</text:p>
          </table:table-cell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9" office:value-type="float">
            <text:p>9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23" office:value-type="float">
            <text:p>23</text:p>
          </table:table-cell>
          <table:table-cell ns41:value-type="float" table:style-name="ce94" office:value="25" office:value-type="float">
            <text:p>25</text:p>
          </table:table-cell>
          <table:table-cell ns41:value-type="float" office:value="2" table:style-name="ce94" table:number-columns-repeated="2" office:value-type="float">
            <text:p>2</text:p>
          </table:table-cell>
          <table:table-cell ns41:value-type="float" table:style-name="ce94" office:value="25" office:value-type="float">
            <text:p>25</text:p>
          </table:table-cell>
          <table:table-cell ns41:value-type="float" table:style-name="ce94" office:value="27" office:value-type="float">
            <text:p>27</text:p>
          </table:table-cell>
          <table:table-cell ns41:value-type="float" table:style-name="ce94" office:value="1" office:value-type="float">
            <text:p>1</text:p>
          </table:table-cell>
          <table:table-cell table:style-name="ce95"/>
          <table:table-cell ns41:value-type="float" table:style-name="ce56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2"/>
          <table:table-cell ns41:value-type="float" table:style-name="ce94" office:value="2" office:value-type="float">
            <text:p>2</text:p>
          </table:table-cell>
          <table:table-cell ns41:value-type="float" table:style-name="ce94" office:value="5" office:value-type="float">
            <text:p>5</text:p>
          </table:table-cell>
          <table:table-cell table:style-name="ce94"/>
          <table:table-cell table:style-name="ce95"/>
          <table:table-cell ns41:value-type="float" table:style-name="ce56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8" office:value-type="float">
            <text:p>8</text:p>
          </table:table-cell>
          <table:table-cell table:style-name="ce94" table:number-columns-repeated="6"/>
          <table:table-cell ns41:value-type="float" table:style-name="ce94" office:value="19" office:value-type="float">
            <text:p>19</text:p>
          </table:table-cell>
          <table:table-cell ns41:value-type="float" table:style-name="ce95" office:value="17" office:value-type="float">
            <text:p>17</text:p>
          </table:table-cell>
          <table:table-cell ns41:value-type="float" table:style-name="ce56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642" office:value-type="float">
            <text:p>642</text:p>
          </table:table-cell>
          <table:table-cell ns41:value-type="float" table:style-name="ce94" office:value="66" office:value-type="float">
            <text:p>66</text:p>
          </table:table-cell>
          <table:table-cell table:style-name="ce94" table:number-columns-repeated="3"/>
          <table:table-cell ns41:value-type="float" table:style-name="ce94" office:value="1548" office:value-type="float">
            <text:p>1548</text:p>
          </table:table-cell>
          <table:table-cell ns41:value-type="float" table:style-name="ce94" office:value="1430" office:value-type="float">
            <text:p>1430</text:p>
          </table:table-cell>
          <table:table-cell ns41:value-type="float" table:style-name="ce94" office:value="31" office:value-type="float">
            <text:p>31</text:p>
          </table:table-cell>
          <table:table-cell ns41:value-type="float" table:style-name="ce94" office:value="24" office:value-type="float">
            <text:p>24</text:p>
          </table:table-cell>
          <table:table-cell ns41:value-type="float" table:style-name="ce94" office:value="1579" office:value-type="float">
            <text:p>1579</text:p>
          </table:table-cell>
          <table:table-cell ns41:value-type="float" table:style-name="ce94" office:value="1454" office:value-type="float">
            <text:p>1454</text:p>
          </table:table-cell>
          <table:table-cell ns41:value-type="float" table:style-name="ce94" office:value="45" office:value-type="float">
            <text:p>45</text:p>
          </table:table-cell>
          <table:table-cell ns41:value-type="float" table:style-name="ce95" office:value="21" office:value-type="float">
            <text:p>21</text:p>
          </table:table-cell>
          <table:table-cell ns41:value-type="float" table:style-name="ce56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55" office:value-type="float">
            <text:p>155</text:p>
          </table:table-cell>
          <table:table-cell ns41:value-type="float" table:style-name="ce94" office:value="6" office:value-type="float">
            <text:p>6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420" office:value-type="float">
            <text:p>420</text:p>
          </table:table-cell>
          <table:table-cell ns41:value-type="float" table:style-name="ce94" office:value="384" office:value-type="float">
            <text:p>384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430" office:value-type="float">
            <text:p>430</text:p>
          </table:table-cell>
          <table:table-cell ns41:value-type="float" table:style-name="ce94" office:value="390" office:value-type="float">
            <text:p>390</text:p>
          </table:table-cell>
          <table:table-cell ns41:value-type="float" table:style-name="ce94" office:value="40" office:value-type="float">
            <text:p>40</text:p>
          </table:table-cell>
          <table:table-cell ns41:value-type="float" table:style-name="ce95" office:value="34" office:value-type="float">
            <text:p>34</text:p>
          </table:table-cell>
          <table:table-cell ns41:value-type="float" table:style-name="ce56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797" office:value-type="float">
            <text:p>797</text:p>
          </table:table-cell>
          <table:table-cell ns41:value-type="float" table:style-name="ce94" office:value="72" office:value-type="float">
            <text:p>72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1968" office:value-type="float">
            <text:p>1968</text:p>
          </table:table-cell>
          <table:table-cell ns41:value-type="float" table:style-name="ce94" office:value="1814" office:value-type="float">
            <text:p>1814</text:p>
          </table:table-cell>
          <table:table-cell ns41:value-type="float" table:style-name="ce94" office:value="41" office:value-type="float">
            <text:p>41</text:p>
          </table:table-cell>
          <table:table-cell ns41:value-type="float" table:style-name="ce94" office:value="30" office:value-type="float">
            <text:p>30</text:p>
          </table:table-cell>
          <table:table-cell ns41:value-type="float" table:style-name="ce94" office:value="2009" office:value-type="float">
            <text:p>2009</text:p>
          </table:table-cell>
          <table:table-cell ns41:value-type="float" table:style-name="ce94" office:value="1844" office:value-type="float">
            <text:p>1844</text:p>
          </table:table-cell>
          <table:table-cell ns41:value-type="float" table:style-name="ce94" office:value="85" office:value-type="float">
            <text:p>85</text:p>
          </table:table-cell>
          <table:table-cell ns41:value-type="float" table:style-name="ce95" office:value="55" office:value-type="float">
            <text:p>55</text:p>
          </table:table-cell>
          <table:table-cell ns41:value-type="float" table:style-name="ce56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table-cell ns41:value-type="string" table:number-rows-spanned="11" table:style-name="ce8" table:number-columns-spanned="1" office:value-type="string">
            <text:p>Wanneperveen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A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64" office:value-type="float">
            <text:p>64</text:p>
          </table:table-cell>
          <table:table-cell ns41:value-type="float" table:style-name="ce94" office:value="11" office:value-type="float">
            <text:p>11</text:p>
          </table:table-cell>
          <table:table-cell table:style-name="ce94" table:number-columns-repeated="3"/>
          <table:table-cell ns41:value-type="float" table:style-name="ce94" office:value="134" office:value-type="float">
            <text:p>134</text:p>
          </table:table-cell>
          <table:table-cell ns41:value-type="float" table:style-name="ce94" office:value="142" office:value-type="float">
            <text:p>142</text:p>
          </table:table-cell>
          <table:table-cell table:style-name="ce94" table:number-columns-repeated="2"/>
          <table:table-cell ns41:value-type="float" table:style-name="ce94" office:value="134" office:value-type="float">
            <text:p>134</text:p>
          </table:table-cell>
          <table:table-cell ns41:value-type="float" table:style-name="ce94" office:value="142" office:value-type="float">
            <text:p>142</text:p>
          </table:table-cell>
          <table:table-cell table:style-name="ce94"/>
          <table:table-cell table:style-name="ce95"/>
          <table:table-cell ns41:value-type="float" table:style-name="ce56" office:value="187" office:value-type="float">
            <text:p>187</text:p>
          </table:table-cell>
          <table:table-cell ns41:value-type="float" table:style-name="ce63" office:value="10105" office:value-type="float">
            <text:p>10105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B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61" office:value-type="float">
            <text:p>61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135" office:value-type="float">
            <text:p>135</text:p>
          </table:table-cell>
          <table:table-cell ns41:value-type="float" table:style-name="ce94" office:value="141" office:value-type="float">
            <text:p>141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36" office:value-type="float">
            <text:p>136</text:p>
          </table:table-cell>
          <table:table-cell ns41:value-type="float" table:style-name="ce94" office:value="143" office:value-type="float">
            <text:p>143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87" office:value-type="float">
            <text:p>187</text:p>
          </table:table-cell>
          <table:table-cell ns41:value-type="float" table:style-name="ce63" office:value="10105" office:value-type="float">
            <text:p>10105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A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21" office:value-type="float">
            <text:p>21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66" office:value-type="float">
            <text:p>66</text:p>
          </table:table-cell>
          <table:table-cell ns41:value-type="float" table:style-name="ce94" office:value="60" office:value-type="float">
            <text:p>60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68" office:value-type="float">
            <text:p>68</text:p>
          </table:table-cell>
          <table:table-cell ns41:value-type="float" table:style-name="ce94" office:value="60" office:value-type="float">
            <text:p>60</text:p>
          </table:table-cell>
          <table:table-cell table:style-name="ce94"/>
          <table:table-cell table:style-name="ce95"/>
          <table:table-cell ns41:value-type="float" table:style-name="ce56" office:value="187" office:value-type="float">
            <text:p>187</text:p>
          </table:table-cell>
          <table:table-cell ns41:value-type="float" table:style-name="ce63" office:value="10105" office:value-type="float">
            <text:p>10105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B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72" office:value-type="float">
            <text:p>72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184" office:value-type="float">
            <text:p>184</text:p>
          </table:table-cell>
          <table:table-cell ns41:value-type="float" table:style-name="ce94" office:value="167" office:value-type="float">
            <text:p>167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184" office:value-type="float">
            <text:p>184</text:p>
          </table:table-cell>
          <table:table-cell ns41:value-type="float" table:style-name="ce94" office:value="168" office:value-type="float">
            <text:p>168</text:p>
          </table:table-cell>
          <table:table-cell ns41:value-type="float" table:style-name="ce94" office:value="1" office:value-type="float">
            <text:p>1</text:p>
          </table:table-cell>
          <table:table-cell table:style-name="ce95"/>
          <table:table-cell ns41:value-type="float" table:style-name="ce56" office:value="187" office:value-type="float">
            <text:p>187</text:p>
          </table:table-cell>
          <table:table-cell ns41:value-type="float" table:style-name="ce63" office:value="10105" office:value-type="float">
            <text:p>10105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C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99" office:value-type="float">
            <text:p>99</text:p>
          </table:table-cell>
          <table:table-cell ns41:value-type="float" table:style-name="ce94" office:value="10" office:value-type="float">
            <text:p>10</text:p>
          </table:table-cell>
          <table:table-cell table:style-name="ce94" table:number-columns-repeated="3"/>
          <table:table-cell ns41:value-type="float" table:style-name="ce94" office:value="234" office:value-type="float">
            <text:p>234</text:p>
          </table:table-cell>
          <table:table-cell ns41:value-type="float" table:style-name="ce94" office:value="174" office:value-type="float">
            <text:p>174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235" office:value-type="float">
            <text:p>235</text:p>
          </table:table-cell>
          <table:table-cell ns41:value-type="float" table:style-name="ce94" office:value="175" office:value-type="float">
            <text:p>175</text:p>
          </table:table-cell>
          <table:table-cell table:style-name="ce94"/>
          <table:table-cell ns41:value-type="float" table:style-name="ce95" office:value="3" office:value-type="float">
            <text:p>3</text:p>
          </table:table-cell>
          <table:table-cell ns41:value-type="float" table:style-name="ce56" office:value="187" office:value-type="float">
            <text:p>187</text:p>
          </table:table-cell>
          <table:table-cell ns41:value-type="float" table:style-name="ce63" office:value="10105" office:value-type="float">
            <text:p>10105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D</text:p>
          </table:table-cell>
          <table:table-cell table:style-name="ce93" table:number-columns-repeated="2"/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12" office:value-type="float">
            <text:p>12</text:p>
          </table:table-cell>
          <table:table-cell table:style-name="ce94" table:number-columns-repeated="4"/>
          <table:table-cell ns41:value-type="float" table:style-name="ce94" office:value="34" office:value-type="float">
            <text:p>34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35" office:value-type="float">
            <text:p>35</text:p>
          </table:table-cell>
          <table:table-cell ns41:value-type="float" table:style-name="ce94" office:value="29" office:value-type="float">
            <text:p>29</text:p>
          </table:table-cell>
          <table:table-cell table:style-name="ce94"/>
          <table:table-cell table:style-name="ce95"/>
          <table:table-cell ns41:value-type="float" table:style-name="ce56" office:value="187" office:value-type="float">
            <text:p>187</text:p>
          </table:table-cell>
          <table:table-cell ns41:value-type="float" table:style-name="ce63" office:value="10105" office:value-type="float">
            <text:p>10105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15" office:value-type="float">
            <text:p>15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10" office:value-type="float">
            <text:p>10</text:p>
          </table:table-cell>
          <table:table-cell table:style-name="ce94"/>
          <table:table-cell table:style-name="ce95"/>
          <table:table-cell ns41:value-type="float" table:style-name="ce56" office:value="187" office:value-type="float">
            <text:p>187</text:p>
          </table:table-cell>
          <table:table-cell ns41:value-type="float" table:style-name="ce63" office:value="10105" office:value-type="float">
            <text:p>10105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4" office:value-type="float">
            <text:p>4</text:p>
          </table:table-cell>
          <table:table-cell table:style-name="ce94" table:number-columns-repeated="6"/>
          <table:table-cell ns41:value-type="float" table:style-name="ce94" office:value="14" office:value-type="float">
            <text:p>14</text:p>
          </table:table-cell>
          <table:table-cell ns41:value-type="float" table:style-name="ce95" office:value="9" office:value-type="float">
            <text:p>9</text:p>
          </table:table-cell>
          <table:table-cell ns41:value-type="float" table:style-name="ce56" office:value="187" office:value-type="float">
            <text:p>187</text:p>
          </table:table-cell>
          <table:table-cell ns41:value-type="float" table:style-name="ce63" office:value="10105" office:value-type="float">
            <text:p>10105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25" office:value-type="float">
            <text:p>125</text:p>
          </table:table-cell>
          <table:table-cell ns41:value-type="float" table:style-name="ce94" office:value="18" office:value-type="float">
            <text:p>18</text:p>
          </table:table-cell>
          <table:table-cell table:style-name="ce94" table:number-columns-repeated="3"/>
          <table:table-cell ns41:value-type="float" table:style-name="ce94" office:value="269" office:value-type="float">
            <text:p>269</text:p>
          </table:table-cell>
          <table:table-cell ns41:value-type="float" table:style-name="ce94" office:value="283" office:value-type="float">
            <text:p>28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270" office:value-type="float">
            <text:p>270</text:p>
          </table:table-cell>
          <table:table-cell ns41:value-type="float" table:style-name="ce94" office:value="285" office:value-type="float">
            <text:p>285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87" office:value-type="float">
            <text:p>187</text:p>
          </table:table-cell>
          <table:table-cell ns41:value-type="float" table:style-name="ce63" office:value="10105" office:value-type="float">
            <text:p>10105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204" office:value-type="float">
            <text:p>204</text:p>
          </table:table-cell>
          <table:table-cell ns41:value-type="float" table:style-name="ce94" office:value="19" office:value-type="float">
            <text:p>19</text:p>
          </table:table-cell>
          <table:table-cell table:style-name="ce94"/>
          <table:table-cell ns41:value-type="float" table:style-name="ce94" office:value="6" office:value-type="float">
            <text:p>6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518" office:value-type="float">
            <text:p>518</text:p>
          </table:table-cell>
          <table:table-cell ns41:value-type="float" table:style-name="ce94" office:value="427" office:value-type="float">
            <text:p>427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537" office:value-type="float">
            <text:p>537</text:p>
          </table:table-cell>
          <table:table-cell ns41:value-type="float" table:style-name="ce94" office:value="442" office:value-type="float">
            <text:p>442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5" office:value="12" office:value-type="float">
            <text:p>12</text:p>
          </table:table-cell>
          <table:table-cell ns41:value-type="float" table:style-name="ce56" office:value="187" office:value-type="float">
            <text:p>187</text:p>
          </table:table-cell>
          <table:table-cell ns41:value-type="float" table:style-name="ce63" office:value="10105" office:value-type="float">
            <text:p>10105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329" office:value-type="float">
            <text:p>329</text:p>
          </table:table-cell>
          <table:table-cell ns41:value-type="float" table:style-name="ce94" office:value="37" office:value-type="float">
            <text:p>37</text:p>
          </table:table-cell>
          <table:table-cell table:style-name="ce94"/>
          <table:table-cell ns41:value-type="float" table:style-name="ce94" office:value="6" office:value-type="float">
            <text:p>6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787" office:value-type="float">
            <text:p>787</text:p>
          </table:table-cell>
          <table:table-cell ns41:value-type="float" table:style-name="ce94" office:value="710" office:value-type="float">
            <text:p>710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807" office:value-type="float">
            <text:p>807</text:p>
          </table:table-cell>
          <table:table-cell ns41:value-type="float" table:style-name="ce94" office:value="727" office:value-type="float">
            <text:p>727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5" office:value="13" office:value-type="float">
            <text:p>13</text:p>
          </table:table-cell>
          <table:table-cell ns41:value-type="float" table:style-name="ce56" office:value="187" office:value-type="float">
            <text:p>187</text:p>
          </table:table-cell>
          <table:table-cell ns41:value-type="float" table:style-name="ce63" office:value="10105" office:value-type="float">
            <text:p>10105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table-cell ns41:value-type="string" table:number-rows-spanned="11" table:style-name="ce9" table:number-columns-spanned="1" office:value-type="string">
            <text:p><text:span text:style-name="T1">Weerselo</text:span><text:span text:style-name="T2"> (Geene kom)</text:span></text:p>
          </table:table-cell>
          <table:table-cell table:style-name="ce93" table:number-columns-repeated="2"/>
          <table:table-cell ns41:value-type="string" table:style-name="ce93" office:value-type="string">
            <text:p>Buurtschap</text:p>
          </table:table-cell>
          <table:table-cell ns41:value-type="string" table:style-name="ce93" office:value-type="string">
            <text:p>Weerslo</text:p>
          </table:table-cell>
          <table:table-cell table:style-name="ce36"/>
          <table:table-cell table:style-name="ce23"/>
          <table:table-cell ns41:value-type="float" table:style-name="ce42" office:value="105" office:value-type="float">
            <text:p>105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217" office:value-type="float">
            <text:p>217</text:p>
          </table:table-cell>
          <table:table-cell ns41:value-type="float" table:style-name="ce94" office:value="242" office:value-type="float">
            <text:p>242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224" office:value-type="float">
            <text:p>224</text:p>
          </table:table-cell>
          <table:table-cell ns41:value-type="float" table:style-name="ce94" office:value="251" office:value-type="float">
            <text:p>251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88" office:value-type="float">
            <text:p>188</text:p>
          </table:table-cell>
          <table:table-cell ns41:value-type="float" table:style-name="ce63" office:value="10893" office:value-type="float">
            <text:p>1089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3"/>
          <table:table-cell ns41:value-type="string" table:style-name="ce93" office:value-type="string">
            <text:p>Lemselo</text:p>
          </table:table-cell>
          <table:table-cell table:style-name="ce36"/>
          <table:table-cell table:style-name="ce23"/>
          <table:table-cell ns41:value-type="float" table:style-name="ce42" office:value="71" office:value-type="float">
            <text:p>71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78" office:value-type="float">
            <text:p>178</text:p>
          </table:table-cell>
          <table:table-cell ns41:value-type="float" table:style-name="ce94" office:value="175" office:value-type="float">
            <text:p>175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83" office:value-type="float">
            <text:p>183</text:p>
          </table:table-cell>
          <table:table-cell ns41:value-type="float" table:style-name="ce94" office:value="178" office:value-type="float">
            <text:p>178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88" office:value-type="float">
            <text:p>188</text:p>
          </table:table-cell>
          <table:table-cell ns41:value-type="float" table:style-name="ce63" office:value="10893" office:value-type="float">
            <text:p>1089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3"/>
          <table:table-cell ns41:value-type="string" table:style-name="ce93" office:value-type="string">
            <text:p>Nijstad</text:p>
          </table:table-cell>
          <table:table-cell table:style-name="ce36"/>
          <table:table-cell table:style-name="ce23"/>
          <table:table-cell ns41:value-type="float" table:style-name="ce42" office:value="28" office:value-type="float">
            <text:p>28</text:p>
          </table:table-cell>
          <table:table-cell table:style-name="ce94" table:number-columns-repeated="4"/>
          <table:table-cell ns41:value-type="float" table:style-name="ce94" office:value="71" office:value-type="float">
            <text:p>71</text:p>
          </table:table-cell>
          <table:table-cell ns41:value-type="float" table:style-name="ce94" office:value="67" office:value-type="float">
            <text:p>67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73" office:value-type="float">
            <text:p>73</text:p>
          </table:table-cell>
          <table:table-cell ns41:value-type="float" table:style-name="ce94" office:value="67" office:value-type="float">
            <text:p>67</text:p>
          </table:table-cell>
          <table:table-cell table:style-name="ce94"/>
          <table:table-cell table:style-name="ce95"/>
          <table:table-cell ns41:value-type="float" table:style-name="ce56" office:value="188" office:value-type="float">
            <text:p>188</text:p>
          </table:table-cell>
          <table:table-cell ns41:value-type="float" table:style-name="ce63" office:value="10893" office:value-type="float">
            <text:p>1089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3"/>
          <table:table-cell ns41:value-type="string" table:style-name="ce93" office:value-type="string">
            <text:p>Dulder</text:p>
          </table:table-cell>
          <table:table-cell table:style-name="ce36"/>
          <table:table-cell table:style-name="ce23"/>
          <table:table-cell ns41:value-type="float" table:style-name="ce42" office:value="175" office:value-type="float">
            <text:p>175</text:p>
          </table:table-cell>
          <table:table-cell ns41:value-type="float" table:style-name="ce94" office:value="8" office:value-type="float">
            <text:p>8</text:p>
          </table:table-cell>
          <table:table-cell table:style-name="ce94" table:number-columns-repeated="3"/>
          <table:table-cell ns41:value-type="float" table:style-name="ce94" office:value="443" office:value-type="float">
            <text:p>443</text:p>
          </table:table-cell>
          <table:table-cell ns41:value-type="float" table:style-name="ce94" office:value="441" office:value-type="float">
            <text:p>441</text:p>
          </table:table-cell>
          <table:table-cell ns41:value-type="float" table:style-name="ce94" office:value="15" office:value-type="float">
            <text:p>15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458" office:value-type="float">
            <text:p>458</text:p>
          </table:table-cell>
          <table:table-cell ns41:value-type="float" table:style-name="ce94" office:value="451" office:value-type="float">
            <text:p>451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88" office:value-type="float">
            <text:p>188</text:p>
          </table:table-cell>
          <table:table-cell ns41:value-type="float" table:style-name="ce63" office:value="10893" office:value-type="float">
            <text:p>1089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3"/>
          <table:table-cell ns41:value-type="string" table:style-name="ce93" office:value-type="string">
            <text:p>Volthe</text:p>
          </table:table-cell>
          <table:table-cell table:style-name="ce36"/>
          <table:table-cell table:style-name="ce23"/>
          <table:table-cell ns41:value-type="float" table:style-name="ce42" office:value="87" office:value-type="float">
            <text:p>87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207" office:value-type="float">
            <text:p>207</text:p>
          </table:table-cell>
          <table:table-cell ns41:value-type="float" table:style-name="ce94" office:value="219" office:value-type="float">
            <text:p>219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218" office:value-type="float">
            <text:p>218</text:p>
          </table:table-cell>
          <table:table-cell ns41:value-type="float" table:style-name="ce94" office:value="225" office:value-type="float">
            <text:p>225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4" office:value-type="float">
            <text:p>4</text:p>
          </table:table-cell>
          <table:table-cell ns41:value-type="float" table:style-name="ce56" office:value="188" office:value-type="float">
            <text:p>188</text:p>
          </table:table-cell>
          <table:table-cell ns41:value-type="float" table:style-name="ce63" office:value="10893" office:value-type="float">
            <text:p>1089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3"/>
          <table:table-cell ns41:value-type="string" table:style-name="ce93" office:value-type="string">
            <text:p>Rossum</text:p>
          </table:table-cell>
          <table:table-cell table:style-name="ce36"/>
          <table:table-cell table:style-name="ce23"/>
          <table:table-cell ns41:value-type="float" table:style-name="ce42" office:value="98" office:value-type="float">
            <text:p>98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215" office:value-type="float">
            <text:p>215</text:p>
          </table:table-cell>
          <table:table-cell ns41:value-type="float" table:style-name="ce94" office:value="213" office:value-type="float">
            <text:p>21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217" office:value-type="float">
            <text:p>217</text:p>
          </table:table-cell>
          <table:table-cell ns41:value-type="float" table:style-name="ce94" office:value="216" office:value-type="float">
            <text:p>216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88" office:value-type="float">
            <text:p>188</text:p>
          </table:table-cell>
          <table:table-cell ns41:value-type="float" table:style-name="ce63" office:value="10893" office:value-type="float">
            <text:p>1089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3"/>
          <table:table-cell ns41:value-type="string" table:style-name="ce93" office:value-type="string">
            <text:p>Deurningen</text:p>
          </table:table-cell>
          <table:table-cell table:style-name="ce36"/>
          <table:table-cell table:style-name="ce23"/>
          <table:table-cell ns41:value-type="float" table:style-name="ce42" office:value="142" office:value-type="float">
            <text:p>142</text:p>
          </table:table-cell>
          <table:table-cell ns41:value-type="float" table:style-name="ce94" office:value="13" office:value-type="float">
            <text:p>13</text:p>
          </table:table-cell>
          <table:table-cell table:style-name="ce94" table:number-columns-repeated="3"/>
          <table:table-cell ns41:value-type="float" table:style-name="ce94" office:value="328" office:value-type="float">
            <text:p>328</text:p>
          </table:table-cell>
          <table:table-cell ns41:value-type="float" table:style-name="ce94" office:value="346" office:value-type="float">
            <text:p>346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330" office:value-type="float">
            <text:p>330</text:p>
          </table:table-cell>
          <table:table-cell ns41:value-type="float" table:style-name="ce94" office:value="347" office:value-type="float">
            <text:p>347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88" office:value-type="float">
            <text:p>188</text:p>
          </table:table-cell>
          <table:table-cell ns41:value-type="float" table:style-name="ce63" office:value="10893" office:value-type="float">
            <text:p>1089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3"/>
          <table:table-cell ns41:value-type="string" table:style-name="ce93" office:value-type="string">
            <text:p>Gammelke</text:p>
          </table:table-cell>
          <table:table-cell table:style-name="ce36"/>
          <table:table-cell table:style-name="ce23"/>
          <table:table-cell ns41:value-type="float" table:style-name="ce42" office:value="49" office:value-type="float">
            <text:p>49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19" office:value-type="float">
            <text:p>119</text:p>
          </table:table-cell>
          <table:table-cell ns41:value-type="float" table:style-name="ce94" office:value="125" office:value-type="float">
            <text:p>125</text:p>
          </table:table-cell>
          <table:table-cell ns41:value-type="float" office:value="3" table:style-name="ce94" table:number-columns-repeated="2" office:value-type="float">
            <text:p>3</text:p>
          </table:table-cell>
          <table:table-cell ns41:value-type="float" table:style-name="ce94" office:value="122" office:value-type="float">
            <text:p>122</text:p>
          </table:table-cell>
          <table:table-cell ns41:value-type="float" table:style-name="ce94" office:value="128" office:value-type="float">
            <text:p>128</text:p>
          </table:table-cell>
          <table:table-cell table:style-name="ce94"/>
          <table:table-cell ns41:value-type="float" table:style-name="ce95" office:value="1" office:value-type="float">
            <text:p>1</text:p>
          </table:table-cell>
          <table:table-cell ns41:value-type="float" table:style-name="ce56" office:value="188" office:value-type="float">
            <text:p>188</text:p>
          </table:table-cell>
          <table:table-cell ns41:value-type="float" table:style-name="ce63" office:value="10893" office:value-type="float">
            <text:p>1089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3"/>
          <table:table-cell ns41:value-type="string" table:style-name="ce93" office:value-type="string">
            <text:p>Klein - Driene</text:p>
          </table:table-cell>
          <table:table-cell table:style-name="ce36"/>
          <table:table-cell table:style-name="ce23"/>
          <table:table-cell ns41:value-type="float" table:style-name="ce42" office:value="20" office:value-type="float">
            <text:p>20</text:p>
          </table:table-cell>
          <table:table-cell table:style-name="ce94" table:number-columns-repeated="4"/>
          <table:table-cell ns41:value-type="float" table:style-name="ce94" office:value="49" office:value-type="float">
            <text:p>49</text:p>
          </table:table-cell>
          <table:table-cell ns41:value-type="float" table:style-name="ce94" office:value="52" office:value-type="float">
            <text:p>52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50" office:value-type="float">
            <text:p>50</text:p>
          </table:table-cell>
          <table:table-cell ns41:value-type="float" table:style-name="ce94" office:value="53" office:value-type="float">
            <text:p>53</text:p>
          </table:table-cell>
          <table:table-cell table:style-name="ce94"/>
          <table:table-cell table:style-name="ce95"/>
          <table:table-cell ns41:value-type="float" table:style-name="ce56" office:value="188" office:value-type="float">
            <text:p>188</text:p>
          </table:table-cell>
          <table:table-cell ns41:value-type="float" table:style-name="ce63" office:value="10893" office:value-type="float">
            <text:p>1089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93" table:number-columns-repeated="3"/>
          <table:table-cell ns41:value-type="string" table:style-name="ce93" office:value-type="string">
            <text:p>Hasselo</text:p>
          </table:table-cell>
          <table:table-cell table:style-name="ce36"/>
          <table:table-cell table:style-name="ce23"/>
          <table:table-cell ns41:value-type="float" table:style-name="ce42" office:value="145" office:value-type="float">
            <text:p>145</text:p>
          </table:table-cell>
          <table:table-cell ns41:value-type="float" table:style-name="ce94" office:value="11" office:value-type="float">
            <text:p>11</text:p>
          </table:table-cell>
          <table:table-cell table:style-name="ce94" table:number-columns-repeated="3"/>
          <table:table-cell ns41:value-type="float" table:style-name="ce94" office:value="401" office:value-type="float">
            <text:p>401</text:p>
          </table:table-cell>
          <table:table-cell ns41:value-type="float" table:style-name="ce94" office:value="371" office:value-type="float">
            <text:p>371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406" office:value-type="float">
            <text:p>406</text:p>
          </table:table-cell>
          <table:table-cell ns41:value-type="float" table:style-name="ce94" office:value="380" office:value-type="float">
            <text:p>380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88" office:value-type="float">
            <text:p>188</text:p>
          </table:table-cell>
          <table:table-cell ns41:value-type="float" table:style-name="ce63" office:value="10893" office:value-type="float">
            <text:p>1089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920" office:value-type="float">
            <text:p>920</text:p>
          </table:table-cell>
          <table:table-cell ns41:value-type="float" table:style-name="ce94" office:value="51" office:value-type="float">
            <text:p>51</text:p>
          </table:table-cell>
          <table:table-cell table:style-name="ce94" table:number-columns-repeated="3"/>
          <table:table-cell ns41:value-type="float" table:style-name="ce94" office:value="2228" office:value-type="float">
            <text:p>2228</text:p>
          </table:table-cell>
          <table:table-cell ns41:value-type="float" table:style-name="ce94" office:value="2251" office:value-type="float">
            <text:p>2251</text:p>
          </table:table-cell>
          <table:table-cell ns41:value-type="float" table:style-name="ce94" office:value="53" office:value-type="float">
            <text:p>53</text:p>
          </table:table-cell>
          <table:table-cell ns41:value-type="float" table:style-name="ce94" office:value="45" office:value-type="float">
            <text:p>45</text:p>
          </table:table-cell>
          <table:table-cell ns41:value-type="float" table:style-name="ce94" office:value="2281" office:value-type="float">
            <text:p>2281</text:p>
          </table:table-cell>
          <table:table-cell ns41:value-type="float" table:style-name="ce94" office:value="2296" office:value-type="float">
            <text:p>2296</text:p>
          </table:table-cell>
          <table:table-cell ns41:value-type="float" table:style-name="ce94" office:value="30" office:value-type="float">
            <text:p>30</text:p>
          </table:table-cell>
          <table:table-cell ns41:value-type="float" table:style-name="ce95" office:value="15" office:value-type="float">
            <text:p>15</text:p>
          </table:table-cell>
          <table:table-cell ns41:value-type="float" table:style-name="ce56" office:value="188" office:value-type="float">
            <text:p>188</text:p>
          </table:table-cell>
          <table:table-cell ns41:value-type="float" table:style-name="ce63" office:value="10893" office:value-type="float">
            <text:p>1089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table-cell ns41:value-type="string" table:number-rows-spanned="13" table:style-name="ce8" table:number-columns-spanned="1" office:value-type="string">
            <text:p>Wierden</text:p>
          </table:table-cell>
          <table:table-cell ns41:value-type="string" table:style-name="ce93" office:value-type="string">
            <text:p>Kom</text:p>
          </table:table-cell>
          <table:table-cell table:style-name="ce93"/>
          <table:table-cell ns41:value-type="string" table:style-name="ce93" office:value-type="string">
            <text:p>Dorp</text:p>
          </table:table-cell>
          <table:table-cell ns41:value-type="string" table:style-name="ce93" office:value-type="string">
            <text:p>Wierden</text:p>
          </table:table-cell>
          <table:table-cell table:style-name="ce36"/>
          <table:table-cell table:style-name="ce23"/>
          <table:table-cell ns41:value-type="float" table:style-name="ce42" office:value="166" office:value-type="float">
            <text:p>166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360" office:value-type="float">
            <text:p>360</text:p>
          </table:table-cell>
          <table:table-cell ns41:value-type="float" table:style-name="ce94" office:value="375" office:value-type="float">
            <text:p>375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371" office:value-type="float">
            <text:p>371</text:p>
          </table:table-cell>
          <table:table-cell ns41:value-type="float" table:style-name="ce94" office:value="388" office:value-type="float">
            <text:p>388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5" office:value="13" office:value-type="float">
            <text:p>13</text:p>
          </table:table-cell>
          <table:table-cell ns41:value-type="float" table:style-name="ce56" office:value="189" office:value-type="float">
            <text:p>189</text:p>
          </table:table-cell>
          <table:table-cell ns41:value-type="float" table:style-name="ce63" office:value="10676" office:value-type="float">
            <text:p>1067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2"/>
          <table:table-cell ns41:value-type="string" table:style-name="ce93" office:value-type="string">
            <text:p>Buurtschap</text:p>
          </table:table-cell>
          <table:table-cell ns41:value-type="string" table:style-name="ce93" office:value-type="string">
            <text:p>Enter</text:p>
          </table:table-cell>
          <table:table-cell table:style-name="ce36"/>
          <table:table-cell table:style-name="ce23"/>
          <table:table-cell ns41:value-type="float" table:style-name="ce42" office:value="159" office:value-type="float">
            <text:p>159</text:p>
          </table:table-cell>
          <table:table-cell ns41:value-type="float" table:style-name="ce94" office:value="13" office:value-type="float">
            <text:p>13</text:p>
          </table:table-cell>
          <table:table-cell table:style-name="ce94" table:number-columns-repeated="3"/>
          <table:table-cell ns41:value-type="float" table:style-name="ce94" office:value="375" office:value-type="float">
            <text:p>375</text:p>
          </table:table-cell>
          <table:table-cell ns41:value-type="float" table:style-name="ce94" office:value="342" office:value-type="float">
            <text:p>342</text:p>
          </table:table-cell>
          <table:table-cell ns41:value-type="float" table:style-name="ce94" office:value="9" office:value-type="float">
            <text:p>9</text:p>
          </table:table-cell>
          <table:table-cell table:style-name="ce94"/>
          <table:table-cell ns41:value-type="float" table:style-name="ce94" office:value="384" office:value-type="float">
            <text:p>384</text:p>
          </table:table-cell>
          <table:table-cell ns41:value-type="float" table:style-name="ce94" office:value="342" office:value-type="float">
            <text:p>342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5" office:value="19" office:value-type="float">
            <text:p>19</text:p>
          </table:table-cell>
          <table:table-cell ns41:value-type="float" table:style-name="ce56" office:value="189" office:value-type="float">
            <text:p>189</text:p>
          </table:table-cell>
          <table:table-cell ns41:value-type="float" table:style-name="ce63" office:value="10676" office:value-type="float">
            <text:p>1067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W.B.K.</text:p>
          </table:table-cell>
          <table:table-cell ns41:value-type="string" table:style-name="ce93" office:value-type="string">
            <text:p>Dorp</text:p>
          </table:table-cell>
          <table:table-cell ns41:value-type="string" table:style-name="ce93" office:value-type="string">
            <text:p>Wierden</text:p>
          </table:table-cell>
          <table:table-cell table:style-name="ce36"/>
          <table:table-cell table:style-name="ce23"/>
          <table:table-cell ns41:value-type="float" table:style-name="ce42" office:value="256" office:value-type="float">
            <text:p>256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ns41:value-type="float" table:style-name="ce94" office:value="674" office:value-type="float">
            <text:p>674</text:p>
          </table:table-cell>
          <table:table-cell ns41:value-type="float" table:style-name="ce94" office:value="613" office:value-type="float">
            <text:p>613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694" office:value-type="float">
            <text:p>694</text:p>
          </table:table-cell>
          <table:table-cell ns41:value-type="float" table:style-name="ce94" office:value="622" office:value-type="float">
            <text:p>622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5" office:value="21" office:value-type="float">
            <text:p>21</text:p>
          </table:table-cell>
          <table:table-cell ns41:value-type="float" table:style-name="ce56" office:value="189" office:value-type="float">
            <text:p>189</text:p>
          </table:table-cell>
          <table:table-cell ns41:value-type="float" table:style-name="ce63" office:value="10676" office:value-type="float">
            <text:p>1067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2"/>
          <table:table-cell ns41:value-type="string" table:style-name="ce93" office:value-type="string">
            <text:p>Buurtschap</text:p>
          </table:table-cell>
          <table:table-cell ns41:value-type="string" table:style-name="ce93" office:value-type="string">
            <text:p>Hooge Hexel</text:p>
          </table:table-cell>
          <table:table-cell table:style-name="ce36"/>
          <table:table-cell table:style-name="ce23"/>
          <table:table-cell ns41:value-type="float" table:style-name="ce42" office:value="60" office:value-type="float">
            <text:p>60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table:style-name="ce94" table:number-columns-repeated="2"/>
          <table:table-cell ns41:value-type="float" table:style-name="ce94" office:value="158" office:value-type="float">
            <text:p>158</text:p>
          </table:table-cell>
          <table:table-cell ns41:value-type="float" table:style-name="ce94" office:value="126" office:value-type="float">
            <text:p>126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66" office:value-type="float">
            <text:p>166</text:p>
          </table:table-cell>
          <table:table-cell ns41:value-type="float" table:style-name="ce94" office:value="133" office:value-type="float">
            <text:p>133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5" office:value="6" office:value-type="float">
            <text:p>6</text:p>
          </table:table-cell>
          <table:table-cell ns41:value-type="float" table:style-name="ce56" office:value="189" office:value-type="float">
            <text:p>189</text:p>
          </table:table-cell>
          <table:table-cell ns41:value-type="float" table:style-name="ce63" office:value="10676" office:value-type="float">
            <text:p>1067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Notter</text:p>
          </table:table-cell>
          <table:table-cell table:style-name="ce36"/>
          <table:table-cell table:style-name="ce23"/>
          <table:table-cell ns41:value-type="float" table:style-name="ce42" office:value="119" office:value-type="float">
            <text:p>119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365" office:value-type="float">
            <text:p>365</text:p>
          </table:table-cell>
          <table:table-cell ns41:value-type="float" table:style-name="ce94" office:value="317" office:value-type="float">
            <text:p>317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375" office:value-type="float">
            <text:p>375</text:p>
          </table:table-cell>
          <table:table-cell ns41:value-type="float" table:style-name="ce94" office:value="329" office:value-type="float">
            <text:p>329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89" office:value-type="float">
            <text:p>189</text:p>
          </table:table-cell>
          <table:table-cell ns41:value-type="float" table:style-name="ce63" office:value="10676" office:value-type="float">
            <text:p>1067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Zuna</text:p>
          </table:table-cell>
          <table:table-cell table:style-name="ce36"/>
          <table:table-cell table:style-name="ce23"/>
          <table:table-cell ns41:value-type="float" table:style-name="ce42" office:value="81" office:value-type="float">
            <text:p>81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97" office:value-type="float">
            <text:p>197</text:p>
          </table:table-cell>
          <table:table-cell ns41:value-type="float" table:style-name="ce94" office:value="207" office:value-type="float">
            <text:p>207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204" office:value-type="float">
            <text:p>204</text:p>
          </table:table-cell>
          <table:table-cell ns41:value-type="float" table:style-name="ce94" office:value="216" office:value-type="float">
            <text:p>216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89" office:value-type="float">
            <text:p>189</text:p>
          </table:table-cell>
          <table:table-cell ns41:value-type="float" table:style-name="ce63" office:value="10676" office:value-type="float">
            <text:p>1067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Rectum</text:p>
          </table:table-cell>
          <table:table-cell table:style-name="ce36"/>
          <table:table-cell table:style-name="ce23"/>
          <table:table-cell ns41:value-type="float" table:style-name="ce42" office:value="67" office:value-type="float">
            <text:p>67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199" office:value-type="float">
            <text:p>199</text:p>
          </table:table-cell>
          <table:table-cell ns41:value-type="float" table:style-name="ce94" office:value="158" office:value-type="float">
            <text:p>15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203" office:value-type="float">
            <text:p>203</text:p>
          </table:table-cell>
          <table:table-cell ns41:value-type="float" table:style-name="ce94" office:value="160" office:value-type="float">
            <text:p>160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8" office:value-type="float">
            <text:p>8</text:p>
          </table:table-cell>
          <table:table-cell ns41:value-type="float" table:style-name="ce56" office:value="189" office:value-type="float">
            <text:p>189</text:p>
          </table:table-cell>
          <table:table-cell ns41:value-type="float" table:style-name="ce63" office:value="10676" office:value-type="float">
            <text:p>1067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Ypelo</text:p>
          </table:table-cell>
          <table:table-cell table:style-name="ce36"/>
          <table:table-cell table:style-name="ce23"/>
          <table:table-cell ns41:value-type="float" table:style-name="ce42" office:value="37" office:value-type="float">
            <text:p>37</text:p>
          </table:table-cell>
          <table:table-cell table:style-name="ce94" table:number-columns-repeated="4"/>
          <table:table-cell ns41:value-type="float" table:style-name="ce94" office:value="101" office:value-type="float">
            <text:p>101</text:p>
          </table:table-cell>
          <table:table-cell ns41:value-type="float" table:style-name="ce94" office:value="94" office:value-type="float">
            <text:p>94</text:p>
          </table:table-cell>
          <table:table-cell ns41:value-type="float" office:value="5" table:style-name="ce94" table:number-columns-repeated="2" office:value-type="float">
            <text:p>5</text:p>
          </table:table-cell>
          <table:table-cell ns41:value-type="float" table:style-name="ce94" office:value="106" office:value-type="float">
            <text:p>106</text:p>
          </table:table-cell>
          <table:table-cell ns41:value-type="float" table:style-name="ce94" office:value="99" office:value-type="float">
            <text:p>99</text:p>
          </table:table-cell>
          <table:table-cell ns41:value-type="float" table:style-name="ce94" office:value="2" office:value-type="float">
            <text:p>2</text:p>
          </table:table-cell>
          <table:table-cell table:style-name="ce95"/>
          <table:table-cell ns41:value-type="float" table:style-name="ce56" office:value="189" office:value-type="float">
            <text:p>189</text:p>
          </table:table-cell>
          <table:table-cell ns41:value-type="float" table:style-name="ce63" office:value="10676" office:value-type="float">
            <text:p>1067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Enterbroek</text:p>
          </table:table-cell>
          <table:table-cell table:style-name="ce36"/>
          <table:table-cell table:style-name="ce23"/>
          <table:table-cell ns41:value-type="float" table:style-name="ce42" office:value="168" office:value-type="float">
            <text:p>168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444" office:value-type="float">
            <text:p>444</text:p>
          </table:table-cell>
          <table:table-cell ns41:value-type="float" table:style-name="ce94" office:value="389" office:value-type="float">
            <text:p>389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449" office:value-type="float">
            <text:p>449</text:p>
          </table:table-cell>
          <table:table-cell ns41:value-type="float" table:style-name="ce94" office:value="391" office:value-type="float">
            <text:p>391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5" office:value="20" office:value-type="float">
            <text:p>20</text:p>
          </table:table-cell>
          <table:table-cell ns41:value-type="float" table:style-name="ce56" office:value="189" office:value-type="float">
            <text:p>189</text:p>
          </table:table-cell>
          <table:table-cell ns41:value-type="float" table:style-name="ce63" office:value="10676" office:value-type="float">
            <text:p>1067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Enter</text:p>
          </table:table-cell>
          <table:table-cell table:style-name="ce36"/>
          <table:table-cell table:style-name="ce23"/>
          <table:table-cell ns41:value-type="float" table:style-name="ce42" office:value="93" office:value-type="float">
            <text:p>93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230" office:value-type="float">
            <text:p>230</text:p>
          </table:table-cell>
          <table:table-cell ns41:value-type="float" table:style-name="ce94" office:value="195" office:value-type="float">
            <text:p>195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33" office:value-type="float">
            <text:p>233</text:p>
          </table:table-cell>
          <table:table-cell ns41:value-type="float" table:style-name="ce94" office:value="199" office:value-type="float">
            <text:p>199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16" office:value-type="float">
            <text:p>16</text:p>
          </table:table-cell>
          <table:table-cell ns41:value-type="float" table:style-name="ce56" office:value="189" office:value-type="float">
            <text:p>189</text:p>
          </table:table-cell>
          <table:table-cell ns41:value-type="float" table:style-name="ce63" office:value="10676" office:value-type="float">
            <text:p>1067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325" office:value-type="float">
            <text:p>325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735" office:value-type="float">
            <text:p>735</text:p>
          </table:table-cell>
          <table:table-cell ns41:value-type="float" table:style-name="ce94" office:value="717" office:value-type="float">
            <text:p>717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755" office:value-type="float">
            <text:p>755</text:p>
          </table:table-cell>
          <table:table-cell ns41:value-type="float" table:style-name="ce94" office:value="730" office:value-type="float">
            <text:p>730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5" office:value="32" office:value-type="float">
            <text:p>32</text:p>
          </table:table-cell>
          <table:table-cell ns41:value-type="float" table:style-name="ce56" office:value="189" office:value-type="float">
            <text:p>189</text:p>
          </table:table-cell>
          <table:table-cell ns41:value-type="float" table:style-name="ce63" office:value="10676" office:value-type="float">
            <text:p>1067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881" office:value-type="float">
            <text:p>881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2368" office:value-type="float">
            <text:p>2368</text:p>
          </table:table-cell>
          <table:table-cell ns41:value-type="float" table:style-name="ce94" office:value="2099" office:value-type="float">
            <text:p>2099</text:p>
          </table:table-cell>
          <table:table-cell ns41:value-type="float" table:style-name="ce94" office:value="62" office:value-type="float">
            <text:p>62</text:p>
          </table:table-cell>
          <table:table-cell ns41:value-type="float" table:style-name="ce94" office:value="50" office:value-type="float">
            <text:p>50</text:p>
          </table:table-cell>
          <table:table-cell ns41:value-type="float" table:style-name="ce94" office:value="2430" office:value-type="float">
            <text:p>2430</text:p>
          </table:table-cell>
          <table:table-cell ns41:value-type="float" table:style-name="ce94" office:value="2149" office:value-type="float">
            <text:p>2149</text:p>
          </table:table-cell>
          <table:table-cell ns41:value-type="float" table:style-name="ce94" office:value="56" office:value-type="float">
            <text:p>56</text:p>
          </table:table-cell>
          <table:table-cell ns41:value-type="float" table:style-name="ce95" office:value="79" office:value-type="float">
            <text:p>79</text:p>
          </table:table-cell>
          <table:table-cell ns41:value-type="float" table:style-name="ce56" office:value="189" office:value-type="float">
            <text:p>189</text:p>
          </table:table-cell>
          <table:table-cell ns41:value-type="float" table:style-name="ce63" office:value="10676" office:value-type="float">
            <text:p>1067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206" office:value-type="float">
            <text:p>1206</text:p>
          </table:table-cell>
          <table:table-cell ns41:value-type="float" table:style-name="ce94" office:value="40" office:value-type="float">
            <text:p>40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2"/>
          <table:table-cell ns41:value-type="float" table:style-name="ce94" office:value="3103" office:value-type="float">
            <text:p>3103</text:p>
          </table:table-cell>
          <table:table-cell ns41:value-type="float" table:style-name="ce94" office:value="2816" office:value-type="float">
            <text:p>2816</text:p>
          </table:table-cell>
          <table:table-cell ns41:value-type="float" table:style-name="ce94" office:value="82" office:value-type="float">
            <text:p>82</text:p>
          </table:table-cell>
          <table:table-cell ns41:value-type="float" table:style-name="ce94" office:value="63" office:value-type="float">
            <text:p>63</text:p>
          </table:table-cell>
          <table:table-cell ns41:value-type="float" table:style-name="ce94" office:value="3185" office:value-type="float">
            <text:p>3185</text:p>
          </table:table-cell>
          <table:table-cell ns41:value-type="float" table:style-name="ce94" office:value="2879" office:value-type="float">
            <text:p>2879</text:p>
          </table:table-cell>
          <table:table-cell ns41:value-type="float" table:style-name="ce94" office:value="82" office:value-type="float">
            <text:p>82</text:p>
          </table:table-cell>
          <table:table-cell ns41:value-type="float" table:style-name="ce95" office:value="111" office:value-type="float">
            <text:p>111</text:p>
          </table:table-cell>
          <table:table-cell ns41:value-type="float" table:style-name="ce56" office:value="189" office:value-type="float">
            <text:p>189</text:p>
          </table:table-cell>
          <table:table-cell ns41:value-type="float" table:style-name="ce63" office:value="10676" office:value-type="float">
            <text:p>1067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table-cell ns41:value-type="string" table:number-rows-spanned="15" table:style-name="ce8" table:number-columns-spanned="1" office:value-type="string">
            <text:p>Wijhe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A</text:p>
          </table:table-cell>
          <table:table-cell table:style-name="ce93" table:number-columns-repeated="2"/>
          <table:table-cell ns41:value-type="string" table:style-name="ce36" office:value-type="string">
            <text:p>Instituut - Bolkensteijn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4" office:value-type="float">
            <text:p>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4" office:value-type="float">
            <text:p>4</text:p>
          </table:table-cell>
          <table:table-cell table:style-name="ce94"/>
          <table:table-cell ns41:value-type="float" table:style-name="ce94" office:value="8" office:value-type="float">
            <text:p>8</text:p>
          </table:table-cell>
          <table:table-cell ns41:value-type="float" table:style-name="ce94" office:value="5" office:value-type="float">
            <text:p>5</text:p>
          </table:table-cell>
          <table:table-cell table:style-name="ce94"/>
          <table:table-cell table:style-name="ce95"/>
          <table:table-cell ns41:value-type="float" table:style-name="ce56" office:value="190" office:value-type="float">
            <text:p>190</text:p>
          </table:table-cell>
          <table:table-cell ns41:value-type="float" table:style-name="ce63" office:value="10888" office:value-type="float">
            <text:p>108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314" office:value-type="float">
            <text:p>314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680" office:value-type="float">
            <text:p>680</text:p>
          </table:table-cell>
          <table:table-cell ns41:value-type="float" table:style-name="ce94" office:value="647" office:value-type="float">
            <text:p>647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25" office:value-type="float">
            <text:p>25</text:p>
          </table:table-cell>
          <table:table-cell ns41:value-type="float" table:style-name="ce94" office:value="694" office:value-type="float">
            <text:p>694</text:p>
          </table:table-cell>
          <table:table-cell ns41:value-type="float" table:style-name="ce94" office:value="672" office:value-type="float">
            <text:p>672</text:p>
          </table:table-cell>
          <table:table-cell ns41:value-type="float" table:style-name="ce94" office:value="37" office:value-type="float">
            <text:p>37</text:p>
          </table:table-cell>
          <table:table-cell ns41:value-type="float" table:style-name="ce95" office:value="24" office:value-type="float">
            <text:p>24</text:p>
          </table:table-cell>
          <table:table-cell ns41:value-type="float" table:style-name="ce56" office:value="190" office:value-type="float">
            <text:p>190</text:p>
          </table:table-cell>
          <table:table-cell ns41:value-type="float" table:style-name="ce63" office:value="10888" office:value-type="float">
            <text:p>108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10" office:value-type="float">
            <text:p>10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1" office:value-type="float">
            <text:p>11</text:p>
          </table:table-cell>
          <table:table-cell ns41:value-type="float" table:style-name="ce94" office:value="9" office:value-type="float">
            <text:p>9</text:p>
          </table:table-cell>
          <table:table-cell table:style-name="ce94"/>
          <table:table-cell table:style-name="ce95"/>
          <table:table-cell ns41:value-type="float" table:style-name="ce56" office:value="190" office:value-type="float">
            <text:p>190</text:p>
          </table:table-cell>
          <table:table-cell ns41:value-type="float" table:style-name="ce63" office:value="10888" office:value-type="float">
            <text:p>108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B</text:p>
          </table:table-cell>
          <table:table-cell ns41:value-type="string" table:style-name="ce93" office:value-type="string">
            <text:p>Buurtschap</text:p>
          </table:table-cell>
          <table:table-cell ns41:value-type="string" table:style-name="ce93" office:value-type="string">
            <text:p>Wengelo</text:p>
          </table:table-cell>
          <table:table-cell table:style-name="ce36"/>
          <table:table-cell table:style-name="ce23"/>
          <table:table-cell ns41:value-type="float" table:style-name="ce42" office:value="115" office:value-type="float">
            <text:p>115</text:p>
          </table:table-cell>
          <table:table-cell ns41:value-type="float" table:style-name="ce94" office:value="7" office:value-type="float">
            <text:p>7</text:p>
          </table:table-cell>
          <table:table-cell table:style-name="ce94" table:number-columns-repeated="3"/>
          <table:table-cell ns41:value-type="float" table:style-name="ce94" office:value="234" office:value-type="float">
            <text:p>234</text:p>
          </table:table-cell>
          <table:table-cell ns41:value-type="float" table:style-name="ce94" office:value="235" office:value-type="float">
            <text:p>235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239" office:value-type="float">
            <text:p>239</text:p>
          </table:table-cell>
          <table:table-cell ns41:value-type="float" table:style-name="ce94" office:value="237" office:value-type="float">
            <text:p>237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6" office:value-type="float">
            <text:p>6</text:p>
          </table:table-cell>
          <table:table-cell ns41:value-type="float" table:style-name="ce56" office:value="190" office:value-type="float">
            <text:p>190</text:p>
          </table:table-cell>
          <table:table-cell ns41:value-type="float" table:style-name="ce63" office:value="10888" office:value-type="float">
            <text:p>108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C</text:p>
          </table:table-cell>
          <table:table-cell table:style-name="ce93"/>
          <table:table-cell ns41:value-type="string" table:style-name="ce93" office:value-type="string">
            <text:p>Hengeveld</text:p>
          </table:table-cell>
          <table:table-cell table:style-name="ce36"/>
          <table:table-cell table:style-name="ce23"/>
          <table:table-cell ns41:value-type="float" table:style-name="ce42" office:value="56" office:value-type="float">
            <text:p>56</text:p>
          </table:table-cell>
          <table:table-cell table:style-name="ce94" table:number-columns-repeated="4"/>
          <table:table-cell ns41:value-type="float" table:style-name="ce94" office:value="155" office:value-type="float">
            <text:p>155</text:p>
          </table:table-cell>
          <table:table-cell ns41:value-type="float" table:style-name="ce94" office:value="130" office:value-type="float">
            <text:p>130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56" office:value-type="float">
            <text:p>156</text:p>
          </table:table-cell>
          <table:table-cell ns41:value-type="float" table:style-name="ce94" office:value="132" office:value-type="float">
            <text:p>13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90" office:value-type="float">
            <text:p>190</text:p>
          </table:table-cell>
          <table:table-cell ns41:value-type="float" table:style-name="ce63" office:value="10888" office:value-type="float">
            <text:p>108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D</text:p>
          </table:table-cell>
          <table:table-cell table:style-name="ce93"/>
          <table:table-cell ns41:value-type="string" table:style-name="ce93" office:value-type="string">
            <text:p>Tongeren</text:p>
          </table:table-cell>
          <table:table-cell table:style-name="ce36"/>
          <table:table-cell table:style-name="ce23"/>
          <table:table-cell ns41:value-type="float" table:style-name="ce42" office:value="44" office:value-type="float">
            <text:p>44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35" office:value-type="float">
            <text:p>135</text:p>
          </table:table-cell>
          <table:table-cell ns41:value-type="float" table:style-name="ce94" office:value="101" office:value-type="float">
            <text:p>101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36" office:value-type="float">
            <text:p>136</text:p>
          </table:table-cell>
          <table:table-cell ns41:value-type="float" table:style-name="ce94" office:value="101" office:value-type="float">
            <text:p>10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90" office:value-type="float">
            <text:p>190</text:p>
          </table:table-cell>
          <table:table-cell ns41:value-type="float" table:style-name="ce63" office:value="10888" office:value-type="float">
            <text:p>108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E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77" office:value-type="float">
            <text:p>77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197" office:value-type="float">
            <text:p>197</text:p>
          </table:table-cell>
          <table:table-cell ns41:value-type="float" table:style-name="ce94" office:value="172" office:value-type="float">
            <text:p>17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200" office:value-type="float">
            <text:p>200</text:p>
          </table:table-cell>
          <table:table-cell ns41:value-type="float" table:style-name="ce94" office:value="177" office:value-type="float">
            <text:p>177</text:p>
          </table:table-cell>
          <table:table-cell table:style-name="ce94"/>
          <table:table-cell ns41:value-type="float" table:style-name="ce95" office:value="2" office:value-type="float">
            <text:p>2</text:p>
          </table:table-cell>
          <table:table-cell ns41:value-type="float" table:style-name="ce56" office:value="190" office:value-type="float">
            <text:p>190</text:p>
          </table:table-cell>
          <table:table-cell ns41:value-type="float" table:style-name="ce63" office:value="10888" office:value-type="float">
            <text:p>108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F</text:p>
          </table:table-cell>
          <table:table-cell table:style-name="ce93"/>
          <table:table-cell ns41:value-type="string" table:style-name="ce93" office:value-type="string">
            <text:p>Wechterholt</text:p>
          </table:table-cell>
          <table:table-cell table:style-name="ce36"/>
          <table:table-cell table:style-name="ce23"/>
          <table:table-cell ns41:value-type="float" table:style-name="ce42" office:value="98" office:value-type="float">
            <text:p>98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230" office:value-type="float">
            <text:p>230</text:p>
          </table:table-cell>
          <table:table-cell ns41:value-type="float" table:style-name="ce94" office:value="208" office:value-type="float">
            <text:p>208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240" office:value-type="float">
            <text:p>240</text:p>
          </table:table-cell>
          <table:table-cell ns41:value-type="float" table:style-name="ce94" office:value="220" office:value-type="float">
            <text:p>220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5" office:value="7" office:value-type="float">
            <text:p>7</text:p>
          </table:table-cell>
          <table:table-cell ns41:value-type="float" table:style-name="ce56" office:value="190" office:value-type="float">
            <text:p>190</text:p>
          </table:table-cell>
          <table:table-cell ns41:value-type="float" table:style-name="ce63" office:value="10888" office:value-type="float">
            <text:p>108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G</text:p>
          </table:table-cell>
          <table:table-cell table:style-name="ce93"/>
          <table:table-cell ns41:value-type="string" table:style-name="ce93" office:value-type="string">
            <text:p>Herken</text:p>
          </table:table-cell>
          <table:table-cell table:style-name="ce36"/>
          <table:table-cell table:style-name="ce23"/>
          <table:table-cell ns41:value-type="float" table:style-name="ce42" office:value="74" office:value-type="float">
            <text:p>74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82" office:value-type="float">
            <text:p>182</text:p>
          </table:table-cell>
          <table:table-cell ns41:value-type="float" table:style-name="ce94" office:value="173" office:value-type="float">
            <text:p>17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84" office:value-type="float">
            <text:p>184</text:p>
          </table:table-cell>
          <table:table-cell ns41:value-type="float" table:style-name="ce94" office:value="178" office:value-type="float">
            <text:p>178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90" office:value-type="float">
            <text:p>190</text:p>
          </table:table-cell>
          <table:table-cell ns41:value-type="float" table:style-name="ce63" office:value="10888" office:value-type="float">
            <text:p>108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H</text:p>
          </table:table-cell>
          <table:table-cell table:style-name="ce93"/>
          <table:table-cell ns41:value-type="string" table:style-name="ce93" office:value-type="string">
            <text:p>Wijnvoorden</text:p>
          </table:table-cell>
          <table:table-cell table:style-name="ce36"/>
          <table:table-cell table:style-name="ce23"/>
          <table:table-cell ns41:value-type="float" table:style-name="ce42" office:value="67" office:value-type="float">
            <text:p>67</text:p>
          </table:table-cell>
          <table:table-cell table:style-name="ce94" table:number-columns-repeated="4"/>
          <table:table-cell ns41:value-type="float" table:style-name="ce94" office:value="181" office:value-type="float">
            <text:p>181</text:p>
          </table:table-cell>
          <table:table-cell ns41:value-type="float" table:style-name="ce94" office:value="154" office:value-type="float">
            <text:p>15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84" office:value-type="float">
            <text:p>184</text:p>
          </table:table-cell>
          <table:table-cell ns41:value-type="float" table:style-name="ce94" office:value="158" office:value-type="float">
            <text:p>15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90" office:value-type="float">
            <text:p>190</text:p>
          </table:table-cell>
          <table:table-cell ns41:value-type="float" table:style-name="ce63" office:value="10888" office:value-type="float">
            <text:p>108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</text:p>
          </table:table-cell>
          <table:table-cell table:style-name="ce93"/>
          <table:table-cell ns41:value-type="string" table:style-name="ce93" office:value-type="string">
            <text:p>Marle</text:p>
          </table:table-cell>
          <table:table-cell table:style-name="ce36"/>
          <table:table-cell table:style-name="ce23"/>
          <table:table-cell ns41:value-type="float" table:style-name="ce42" office:value="23" office:value-type="float">
            <text:p>23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74" office:value-type="float">
            <text:p>74</text:p>
          </table:table-cell>
          <table:table-cell ns41:value-type="float" table:style-name="ce94" office:value="62" office:value-type="float">
            <text:p>62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75" office:value-type="float">
            <text:p>75</text:p>
          </table:table-cell>
          <table:table-cell ns41:value-type="float" table:style-name="ce94" office:value="62" office:value-type="float">
            <text:p>6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90" office:value-type="float">
            <text:p>190</text:p>
          </table:table-cell>
          <table:table-cell ns41:value-type="float" table:style-name="ce63" office:value="10888" office:value-type="float">
            <text:p>108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3"/>
          <table:table-cell ns41:value-type="string" table:style-name="ce93" office:value-type="string">
            <text:p>Schepen</text:p>
          </table:table-cell>
          <table:table-cell table:style-name="ce36"/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3" office:value-type="float">
            <text:p>3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5" office:value-type="float">
            <text:p>5</text:p>
          </table:table-cell>
          <table:table-cell table:style-name="ce94"/>
          <table:table-cell table:style-name="ce95"/>
          <table:table-cell ns41:value-type="float" table:style-name="ce56" office:value="190" office:value-type="float">
            <text:p>190</text:p>
          </table:table-cell>
          <table:table-cell ns41:value-type="float" table:style-name="ce63" office:value="10888" office:value-type="float">
            <text:p>108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315" office:value-type="float">
            <text:p>315</text:p>
          </table:table-cell>
          <table:table-cell ns41:value-type="float" table:style-name="ce94" office:value="10" office:value-type="float">
            <text:p>10</text:p>
          </table:table-cell>
          <table:table-cell ns41:value-type="float" office:value="2" table:style-name="ce94" table:number-columns-repeated="2" office:value-type="float">
            <text:p>2</text:p>
          </table:table-cell>
          <table:table-cell table:style-name="ce94"/>
          <table:table-cell ns41:value-type="float" table:style-name="ce94" office:value="694" office:value-type="float">
            <text:p>694</text:p>
          </table:table-cell>
          <table:table-cell ns41:value-type="float" table:style-name="ce94" office:value="661" office:value-type="float">
            <text:p>661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25" office:value-type="float">
            <text:p>25</text:p>
          </table:table-cell>
          <table:table-cell ns41:value-type="float" table:style-name="ce94" office:value="713" office:value-type="float">
            <text:p>713</text:p>
          </table:table-cell>
          <table:table-cell ns41:value-type="float" table:style-name="ce94" office:value="686" office:value-type="float">
            <text:p>686</text:p>
          </table:table-cell>
          <table:table-cell ns41:value-type="float" table:style-name="ce94" office:value="37" office:value-type="float">
            <text:p>37</text:p>
          </table:table-cell>
          <table:table-cell ns41:value-type="float" table:style-name="ce95" office:value="24" office:value-type="float">
            <text:p>24</text:p>
          </table:table-cell>
          <table:table-cell ns41:value-type="float" table:style-name="ce56" office:value="190" office:value-type="float">
            <text:p>190</text:p>
          </table:table-cell>
          <table:table-cell ns41:value-type="float" table:style-name="ce63" office:value="10888" office:value-type="float">
            <text:p>108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554" office:value-type="float">
            <text:p>554</text:p>
          </table:table-cell>
          <table:table-cell ns41:value-type="float" table:style-name="ce94" office:value="23" office:value-type="float">
            <text:p>23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388" office:value-type="float">
            <text:p>1388</text:p>
          </table:table-cell>
          <table:table-cell ns41:value-type="float" table:style-name="ce94" office:value="1235" office:value-type="float">
            <text:p>1235</text:p>
          </table:table-cell>
          <table:table-cell ns41:value-type="float" table:style-name="ce94" office:value="29" office:value-type="float">
            <text:p>29</text:p>
          </table:table-cell>
          <table:table-cell ns41:value-type="float" table:style-name="ce94" office:value="35" office:value-type="float">
            <text:p>35</text:p>
          </table:table-cell>
          <table:table-cell ns41:value-type="float" table:style-name="ce94" office:value="1417" office:value-type="float">
            <text:p>1417</text:p>
          </table:table-cell>
          <table:table-cell ns41:value-type="float" table:style-name="ce94" office:value="1270" office:value-type="float">
            <text:p>1270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95" office:value="28" office:value-type="float">
            <text:p>28</text:p>
          </table:table-cell>
          <table:table-cell ns41:value-type="float" table:style-name="ce56" office:value="190" office:value-type="float">
            <text:p>190</text:p>
          </table:table-cell>
          <table:table-cell ns41:value-type="float" table:style-name="ce63" office:value="10888" office:value-type="float">
            <text:p>108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869" office:value-type="float">
            <text:p>869</text:p>
          </table:table-cell>
          <table:table-cell ns41:value-type="float" table:style-name="ce94" office:value="33" office:value-type="float">
            <text:p>3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94" office:value="2082" office:value-type="float">
            <text:p>2082</text:p>
          </table:table-cell>
          <table:table-cell ns41:value-type="float" table:style-name="ce94" office:value="1896" office:value-type="float">
            <text:p>1896</text:p>
          </table:table-cell>
          <table:table-cell ns41:value-type="float" table:style-name="ce94" office:value="48" office:value-type="float">
            <text:p>48</text:p>
          </table:table-cell>
          <table:table-cell ns41:value-type="float" table:style-name="ce94" office:value="60" office:value-type="float">
            <text:p>60</text:p>
          </table:table-cell>
          <table:table-cell ns41:value-type="float" table:style-name="ce94" office:value="2130" office:value-type="float">
            <text:p>2130</text:p>
          </table:table-cell>
          <table:table-cell ns41:value-type="float" table:style-name="ce94" office:value="1956" office:value-type="float">
            <text:p>1956</text:p>
          </table:table-cell>
          <table:table-cell ns41:value-type="float" table:style-name="ce94" office:value="59" office:value-type="float">
            <text:p>59</text:p>
          </table:table-cell>
          <table:table-cell ns41:value-type="float" table:style-name="ce95" office:value="52" office:value-type="float">
            <text:p>52</text:p>
          </table:table-cell>
          <table:table-cell ns41:value-type="float" table:style-name="ce56" office:value="190" office:value-type="float">
            <text:p>190</text:p>
          </table:table-cell>
          <table:table-cell ns41:value-type="float" table:style-name="ce63" office:value="10888" office:value-type="float">
            <text:p>108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table-cell ns41:value-type="string" table:number-rows-spanned="8" table:style-name="ce8" table:number-columns-spanned="1" office:value-type="string">
            <text:p>Wilsum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A</text:p>
          </table:table-cell>
          <table:table-cell ns41:value-type="string" table:style-name="ce93" office:value-type="string">
            <text:p>Dorp</text:p>
          </table:table-cell>
          <table:table-cell ns41:value-type="string" table:style-name="ce93" office:value-type="string">
            <text:p>Wilsum</text:p>
          </table:table-cell>
          <table:table-cell table:style-name="ce36"/>
          <table:table-cell table:style-name="ce23"/>
          <table:table-cell ns41:value-type="float" table:style-name="ce42" office:value="102" office:value-type="float">
            <text:p>102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242" office:value-type="float">
            <text:p>242</text:p>
          </table:table-cell>
          <table:table-cell ns41:value-type="float" table:style-name="ce94" office:value="219" office:value-type="float">
            <text:p>219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43" office:value-type="float">
            <text:p>243</text:p>
          </table:table-cell>
          <table:table-cell ns41:value-type="float" table:style-name="ce94" office:value="223" office:value-type="float">
            <text:p>223</text:p>
          </table:table-cell>
          <table:table-cell table:style-name="ce94"/>
          <table:table-cell ns41:value-type="float" table:style-name="ce95" office:value="2" office:value-type="float">
            <text:p>2</text:p>
          </table:table-cell>
          <table:table-cell ns41:value-type="float" table:style-name="ce56" office:value="1227" office:value-type="float">
            <text:p>1227</text:p>
          </table:table-cell>
          <table:table-cell ns41:value-type="float" table:style-name="ce63" office:value="10194" office:value-type="float">
            <text:p>1019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A</text:p>
          </table:table-cell>
          <table:table-cell table:style-name="ce93"/>
          <table:table-cell ns41:value-type="string" table:style-name="ce93" office:value-type="string">
            <text:p>Wilsummerwaard </text:p>
          </table:table-cell>
          <table:table-cell table:style-name="ce36"/>
          <table:table-cell table:style-name="ce23"/>
          <table:table-cell ns41:value-type="float" table:style-name="ce42" office:value="2" office:value-type="float">
            <text:p>2</text:p>
          </table:table-cell>
          <table:table-cell table:style-name="ce94" table:number-columns-repeated="4"/>
          <table:table-cell ns41:value-type="float" table:style-name="ce94" office:value="5" office:value-type="float">
            <text:p>5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2"/>
          <table:table-cell ns41:value-type="float" table:style-name="ce94" office:value="5" office:value-type="float">
            <text:p>5</text:p>
          </table:table-cell>
          <table:table-cell ns41:value-type="float" table:style-name="ce94" office:value="3" office:value-type="float">
            <text:p>3</text:p>
          </table:table-cell>
          <table:table-cell table:style-name="ce94"/>
          <table:table-cell table:style-name="ce95"/>
          <table:table-cell ns41:value-type="float" table:style-name="ce56" office:value="1227" office:value-type="float">
            <text:p>1227</text:p>
          </table:table-cell>
          <table:table-cell ns41:value-type="float" table:style-name="ce63" office:value="10194" office:value-type="float">
            <text:p>1019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B</text:p>
          </table:table-cell>
          <table:table-cell table:style-name="ce93"/>
          <table:table-cell ns41:value-type="string" table:style-name="ce93" office:value-type="string">
            <text:p>Onderdijks</text:p>
          </table:table-cell>
          <table:table-cell table:style-name="ce36"/>
          <table:table-cell table:style-name="ce23"/>
          <table:table-cell ns41:value-type="float" table:style-name="ce42" office:value="8" office:value-type="float">
            <text:p>8</text:p>
          </table:table-cell>
          <table:table-cell table:style-name="ce94" table:number-columns-repeated="4"/>
          <table:table-cell ns41:value-type="float" table:style-name="ce94" office:value="37" office:value-type="float">
            <text:p>37</text:p>
          </table:table-cell>
          <table:table-cell ns41:value-type="float" table:style-name="ce94" office:value="23" office:value-type="float">
            <text:p>23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37" office:value-type="float">
            <text:p>37</text:p>
          </table:table-cell>
          <table:table-cell ns41:value-type="float" table:style-name="ce94" office:value="25" office:value-type="float">
            <text:p>25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227" office:value-type="float">
            <text:p>1227</text:p>
          </table:table-cell>
          <table:table-cell ns41:value-type="float" table:style-name="ce63" office:value="10194" office:value-type="float">
            <text:p>1019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C</text:p>
          </table:table-cell>
          <table:table-cell table:style-name="ce93"/>
          <table:table-cell ns41:value-type="string" table:style-name="ce93" office:value-type="string">
            <text:p>Uiterwijk</text:p>
          </table:table-cell>
          <table:table-cell table:style-name="ce36"/>
          <table:table-cell table:style-name="ce23"/>
          <table:table-cell ns41:value-type="float" table:style-name="ce42" office:value="10" office:value-type="float">
            <text:p>10</text:p>
          </table:table-cell>
          <table:table-cell table:style-name="ce94" table:number-columns-repeated="4"/>
          <table:table-cell ns41:value-type="float" table:style-name="ce94" office:value="27" office:value-type="float">
            <text:p>27</text:p>
          </table:table-cell>
          <table:table-cell ns41:value-type="float" table:style-name="ce94" office:value="29" office:value-type="float">
            <text:p>29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27" office:value-type="float">
            <text:p>27</text:p>
          </table:table-cell>
          <table:table-cell ns41:value-type="float" table:style-name="ce94" office:value="30" office:value-type="float">
            <text:p>30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227" office:value-type="float">
            <text:p>1227</text:p>
          </table:table-cell>
          <table:table-cell ns41:value-type="float" table:style-name="ce63" office:value="10194" office:value-type="float">
            <text:p>1019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D</text:p>
          </table:table-cell>
          <table:table-cell table:style-name="ce93"/>
          <table:table-cell ns41:value-type="string" table:style-name="ce93" office:value-type="string">
            <text:p>Nieuwstad</text:p>
          </table:table-cell>
          <table:table-cell table:style-name="ce36"/>
          <table:table-cell table:style-name="ce23"/>
          <table:table-cell ns41:value-type="float" table:style-name="ce42" office:value="24" office:value-type="float">
            <text:p>24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office:value="56" table:style-name="ce94" table:number-columns-repeated="2" office:value-type="float">
            <text:p>56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58" office:value-type="float">
            <text:p>58</text:p>
          </table:table-cell>
          <table:table-cell ns41:value-type="float" table:style-name="ce94" office:value="57" office:value-type="float">
            <text:p>57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227" office:value-type="float">
            <text:p>1227</text:p>
          </table:table-cell>
          <table:table-cell ns41:value-type="float" table:style-name="ce63" office:value="10194" office:value-type="float">
            <text:p>1019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02" office:value-type="float">
            <text:p>102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242" office:value-type="float">
            <text:p>242</text:p>
          </table:table-cell>
          <table:table-cell ns41:value-type="float" table:style-name="ce94" office:value="219" office:value-type="float">
            <text:p>219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43" office:value-type="float">
            <text:p>243</text:p>
          </table:table-cell>
          <table:table-cell ns41:value-type="float" table:style-name="ce94" office:value="223" office:value-type="float">
            <text:p>223</text:p>
          </table:table-cell>
          <table:table-cell table:style-name="ce94"/>
          <table:table-cell ns41:value-type="float" table:style-name="ce95" office:value="2" office:value-type="float">
            <text:p>2</text:p>
          </table:table-cell>
          <table:table-cell ns41:value-type="float" table:style-name="ce56" office:value="1227" office:value-type="float">
            <text:p>1227</text:p>
          </table:table-cell>
          <table:table-cell ns41:value-type="float" table:style-name="ce63" office:value="10194" office:value-type="float">
            <text:p>1019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44" office:value-type="float">
            <text:p>44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25" office:value-type="float">
            <text:p>125</text:p>
          </table:table-cell>
          <table:table-cell ns41:value-type="float" table:style-name="ce94" office:value="111" office:value-type="float">
            <text:p>11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27" office:value-type="float">
            <text:p>127</text:p>
          </table:table-cell>
          <table:table-cell ns41:value-type="float" table:style-name="ce94" office:value="115" office:value-type="float">
            <text:p>115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8" office:value-type="float">
            <text:p>8</text:p>
          </table:table-cell>
          <table:table-cell ns41:value-type="float" table:style-name="ce56" office:value="1227" office:value-type="float">
            <text:p>1227</text:p>
          </table:table-cell>
          <table:table-cell ns41:value-type="float" table:style-name="ce63" office:value="10194" office:value-type="float">
            <text:p>1019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46" office:value-type="float">
            <text:p>146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367" office:value-type="float">
            <text:p>367</text:p>
          </table:table-cell>
          <table:table-cell ns41:value-type="float" table:style-name="ce94" office:value="330" office:value-type="float">
            <text:p>330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370" office:value-type="float">
            <text:p>370</text:p>
          </table:table-cell>
          <table:table-cell ns41:value-type="float" table:style-name="ce94" office:value="338" office:value-type="float">
            <text:p>338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10" office:value-type="float">
            <text:p>10</text:p>
          </table:table-cell>
          <table:table-cell ns41:value-type="float" table:style-name="ce56" office:value="1227" office:value-type="float">
            <text:p>1227</text:p>
          </table:table-cell>
          <table:table-cell ns41:value-type="float" table:style-name="ce63" office:value="10194" office:value-type="float">
            <text:p>1019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12">
          <table:table-cell ns41:value-type="string" table:number-rows-spanned="6" table:style-name="ce8" table:number-columns-spanned="1" office:value-type="string">
            <text:p>Zalk en Veecaten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A</text:p>
          </table:table-cell>
          <table:table-cell ns41:value-type="string" table:style-name="ce93" office:value-type="string">
            <text:p>Dorp</text:p>
          </table:table-cell>
          <table:table-cell ns41:value-type="string" table:style-name="ce93" office:value-type="string">
            <text:p>Zalk</text:p>
          </table:table-cell>
          <table:table-cell table:style-name="ce36"/>
          <table:table-cell table:style-name="ce23"/>
          <table:table-cell ns41:value-type="float" table:style-name="ce42" office:value="88" office:value-type="float">
            <text:p>88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91" office:value-type="float">
            <text:p>191</text:p>
          </table:table-cell>
          <table:table-cell ns41:value-type="float" table:style-name="ce94" office:value="189" office:value-type="float">
            <text:p>189</text:p>
          </table:table-cell>
          <table:table-cell table:style-name="ce94"/>
          <table:table-cell ns41:value-type="float" table:style-name="ce94" office:value="4" office:value-type="float">
            <text:p>4</text:p>
          </table:table-cell>
          <table:table-cell ns41:value-type="float" table:style-name="ce94" office:value="191" office:value-type="float">
            <text:p>191</text:p>
          </table:table-cell>
          <table:table-cell ns41:value-type="float" table:style-name="ce94" office:value="193" office:value-type="float">
            <text:p>19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232" office:value-type="float">
            <text:p>1232</text:p>
          </table:table-cell>
          <table:table-cell ns41:value-type="float" table:style-name="ce63" office:value="10633" office:value-type="float">
            <text:p>1063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A</text:p>
          </table:table-cell>
          <table:table-cell ns41:value-type="string" table:style-name="ce93" office:value-type="string">
            <text:p>Dorp</text:p>
          </table:table-cell>
          <table:table-cell ns41:value-type="string" table:style-name="ce93" office:value-type="string">
            <text:p>Zalk</text:p>
          </table:table-cell>
          <table:table-cell table:style-name="ce36"/>
          <table:table-cell table:style-name="ce23"/>
          <table:table-cell ns41:value-type="float" table:style-name="ce42" office:value="38" office:value-type="float">
            <text:p>38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33" office:value-type="float">
            <text:p>133</text:p>
          </table:table-cell>
          <table:table-cell ns41:value-type="float" table:style-name="ce94" office:value="111" office:value-type="float">
            <text:p>111</text:p>
          </table:table-cell>
          <table:table-cell table:style-name="ce94"/>
          <table:table-cell ns41:value-type="float" table:style-name="ce94" office:value="3" office:value-type="float">
            <text:p>3</text:p>
          </table:table-cell>
          <table:table-cell ns41:value-type="float" table:style-name="ce94" office:value="133" office:value-type="float">
            <text:p>133</text:p>
          </table:table-cell>
          <table:table-cell ns41:value-type="float" table:style-name="ce94" office:value="114" office:value-type="float">
            <text:p>11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4" office:value-type="float">
            <text:p>4</text:p>
          </table:table-cell>
          <table:table-cell ns41:value-type="float" table:style-name="ce56" office:value="1232" office:value-type="float">
            <text:p>1232</text:p>
          </table:table-cell>
          <table:table-cell ns41:value-type="float" table:style-name="ce63" office:value="10633" office:value-type="float">
            <text:p>1063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B</text:p>
          </table:table-cell>
          <table:table-cell table:style-name="ce93"/>
          <table:table-cell ns41:value-type="string" table:style-name="ce93" office:value-type="string">
            <text:p>Veecaten</text:p>
          </table:table-cell>
          <table:table-cell table:style-name="ce36"/>
          <table:table-cell table:style-name="ce23"/>
          <table:table-cell ns41:value-type="float" table:style-name="ce42" office:value="70" office:value-type="float">
            <text:p>70</text:p>
          </table:table-cell>
          <table:table-cell table:style-name="ce94" table:number-columns-repeated="4"/>
          <table:table-cell ns41:value-type="float" table:style-name="ce94" office:value="164" office:value-type="float">
            <text:p>164</text:p>
          </table:table-cell>
          <table:table-cell ns41:value-type="float" table:style-name="ce94" office:value="166" office:value-type="float">
            <text:p>166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3" office:value-type="float">
            <text:p>3</text:p>
          </table:table-cell>
          <table:table-cell ns41:value-type="float" office:value="169" table:style-name="ce94" table:number-columns-repeated="2" office:value-type="float">
            <text:p>169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6" office:value-type="float">
            <text:p>6</text:p>
          </table:table-cell>
          <table:table-cell ns41:value-type="float" table:style-name="ce56" office:value="1232" office:value-type="float">
            <text:p>1232</text:p>
          </table:table-cell>
          <table:table-cell ns41:value-type="float" table:style-name="ce63" office:value="10633" office:value-type="float">
            <text:p>1063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88" office:value-type="float">
            <text:p>88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191" office:value-type="float">
            <text:p>191</text:p>
          </table:table-cell>
          <table:table-cell ns41:value-type="float" table:style-name="ce94" office:value="189" office:value-type="float">
            <text:p>189</text:p>
          </table:table-cell>
          <table:table-cell table:style-name="ce94"/>
          <table:table-cell ns41:value-type="float" table:style-name="ce94" office:value="4" office:value-type="float">
            <text:p>4</text:p>
          </table:table-cell>
          <table:table-cell ns41:value-type="float" table:style-name="ce94" office:value="191" office:value-type="float">
            <text:p>191</text:p>
          </table:table-cell>
          <table:table-cell ns41:value-type="float" table:style-name="ce94" office:value="193" office:value-type="float">
            <text:p>193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232" office:value-type="float">
            <text:p>1232</text:p>
          </table:table-cell>
          <table:table-cell ns41:value-type="float" table:style-name="ce63" office:value="10633" office:value-type="float">
            <text:p>1063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08" office:value-type="float">
            <text:p>108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297" office:value-type="float">
            <text:p>297</text:p>
          </table:table-cell>
          <table:table-cell ns41:value-type="float" table:style-name="ce94" office:value="277" office:value-type="float">
            <text:p>277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302" office:value-type="float">
            <text:p>302</text:p>
          </table:table-cell>
          <table:table-cell ns41:value-type="float" table:style-name="ce94" office:value="283" office:value-type="float">
            <text:p>283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10" office:value-type="float">
            <text:p>10</text:p>
          </table:table-cell>
          <table:table-cell ns41:value-type="float" table:style-name="ce56" office:value="1232" office:value-type="float">
            <text:p>1232</text:p>
          </table:table-cell>
          <table:table-cell ns41:value-type="float" table:style-name="ce63" office:value="10633" office:value-type="float">
            <text:p>1063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96" office:value-type="float">
            <text:p>196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488" office:value-type="float">
            <text:p>488</text:p>
          </table:table-cell>
          <table:table-cell ns41:value-type="float" table:style-name="ce94" office:value="466" office:value-type="float">
            <text:p>466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493" office:value-type="float">
            <text:p>493</text:p>
          </table:table-cell>
          <table:table-cell ns41:value-type="float" table:style-name="ce94" office:value="476" office:value-type="float">
            <text:p>476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12" office:value-type="float">
            <text:p>12</text:p>
          </table:table-cell>
          <table:table-cell ns41:value-type="float" table:style-name="ce56" office:value="1232" office:value-type="float">
            <text:p>1232</text:p>
          </table:table-cell>
          <table:table-cell ns41:value-type="float" table:style-name="ce63" office:value="10633" office:value-type="float">
            <text:p>1063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table-cell ns41:value-type="string" table:number-rows-spanned="19" table:style-name="ce8" table:number-columns-spanned="1" office:value-type="string">
            <text:p>Zwartsluis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I</text:p>
          </table:table-cell>
          <table:table-cell table:style-name="ce93" table:number-columns-repeated="2"/>
          <table:table-cell ns41:value-type="string" table:style-name="ce36" office:value-type="string">
            <text:p>'t Armenhuis der Ned. Herv. Gemeente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7" office:value-type="float">
            <text:p>7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2"/>
          <table:table-cell ns41:value-type="float" table:style-name="ce94" office:value="7" office:value-type="float">
            <text:p>7</text:p>
          </table:table-cell>
          <table:table-cell ns41:value-type="float" table:style-name="ce94" office:value="6" office:value-type="float">
            <text:p>6</text:p>
          </table:table-cell>
          <table:table-cell table:style-name="ce94"/>
          <table:table-cell table:style-name="ce95"/>
          <table:table-cell ns41:value-type="float" table:style-name="ce56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163" office:value-type="float">
            <text:p>163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3"/>
          <table:table-cell ns41:value-type="float" table:style-name="ce94" office:value="293" office:value-type="float">
            <text:p>293</text:p>
          </table:table-cell>
          <table:table-cell ns41:value-type="float" table:style-name="ce94" office:value="341" office:value-type="float">
            <text:p>341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303" office:value-type="float">
            <text:p>303</text:p>
          </table:table-cell>
          <table:table-cell ns41:value-type="float" table:style-name="ce94" office:value="347" office:value-type="float">
            <text:p>347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5" office:value="10" office:value-type="float">
            <text:p>10</text:p>
          </table:table-cell>
          <table:table-cell ns41:value-type="float" table:style-name="ce56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23" office:value-type="float">
            <text:p>23</text:p>
          </table:table-cell>
          <table:table-cell table:style-name="ce94"/>
          <table:table-cell ns41:value-type="float" table:style-name="ce94" office:value="45" office:value-type="float">
            <text:p>45</text:p>
          </table:table-cell>
          <table:table-cell ns41:value-type="float" table:style-name="ce94" office:value="49" office:value-type="float">
            <text:p>49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46" office:value-type="float">
            <text:p>46</text:p>
          </table:table-cell>
          <table:table-cell ns41:value-type="float" table:style-name="ce94" office:value="49" office:value-type="float">
            <text:p>49</text:p>
          </table:table-cell>
          <table:table-cell table:style-name="ce94"/>
          <table:table-cell table:style-name="ce95"/>
          <table:table-cell ns41:value-type="float" table:style-name="ce56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16" office:value-type="float">
            <text:p>16</text:p>
          </table:table-cell>
          <table:table-cell table:style-name="ce94" table:number-columns-repeated="6"/>
          <table:table-cell ns41:value-type="float" table:style-name="ce94" office:value="36" office:value-type="float">
            <text:p>36</text:p>
          </table:table-cell>
          <table:table-cell ns41:value-type="float" table:style-name="ce95" office:value="29" office:value-type="float">
            <text:p>29</text:p>
          </table:table-cell>
          <table:table-cell ns41:value-type="float" table:style-name="ce56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I</text:p>
          </table:table-cell>
          <table:table-cell table:style-name="ce93" table:number-columns-repeated="2"/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231" office:value-type="float">
            <text:p>231</text:p>
          </table:table-cell>
          <table:table-cell ns41:value-type="float" table:style-name="ce94" office:value="27" office:value-type="float">
            <text:p>27</text:p>
          </table:table-cell>
          <table:table-cell table:style-name="ce94" table:number-columns-repeated="3"/>
          <table:table-cell ns41:value-type="float" table:style-name="ce94" office:value="430" office:value-type="float">
            <text:p>430</text:p>
          </table:table-cell>
          <table:table-cell ns41:value-type="float" table:style-name="ce94" office:value="485" office:value-type="float">
            <text:p>485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453" office:value-type="float">
            <text:p>453</text:p>
          </table:table-cell>
          <table:table-cell ns41:value-type="float" table:style-name="ce94" office:value="491" office:value-type="float">
            <text:p>491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5" office:value="4" office:value-type="float">
            <text:p>4</text:p>
          </table:table-cell>
          <table:table-cell ns41:value-type="float" table:style-name="ce56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6" office:value-type="float">
            <text:p>6</text:p>
          </table:table-cell>
          <table:table-cell table:style-name="ce94"/>
          <table:table-cell ns41:value-type="float" table:style-name="ce94" office:value="9" office:value-type="float">
            <text:p>9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0" office:value-type="float">
            <text:p>10</text:p>
          </table:table-cell>
          <table:table-cell ns41:value-type="float" table:style-name="ce94" office:value="13" office:value-type="float">
            <text:p>13</text:p>
          </table:table-cell>
          <table:table-cell table:style-name="ce94"/>
          <table:table-cell table:style-name="ce95"/>
          <table:table-cell ns41:value-type="float" table:style-name="ce56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5" office:value-type="float">
            <text:p>5</text:p>
          </table:table-cell>
          <table:table-cell table:style-name="ce94" table:number-columns-repeated="6"/>
          <table:table-cell ns41:value-type="float" table:style-name="ce94" office:value="11" office:value-type="float">
            <text:p>11</text:p>
          </table:table-cell>
          <table:table-cell ns41:value-type="float" table:style-name="ce95" office:value="12" office:value-type="float">
            <text:p>12</text:p>
          </table:table-cell>
          <table:table-cell ns41:value-type="float" table:style-name="ce56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II</text:p>
          </table:table-cell>
          <table:table-cell table:style-name="ce93" table:number-columns-repeated="2"/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237" office:value-type="float">
            <text:p>237</text:p>
          </table:table-cell>
          <table:table-cell ns41:value-type="float" table:style-name="ce94" office:value="28" office:value-type="float">
            <text:p>28</text:p>
          </table:table-cell>
          <table:table-cell table:style-name="ce94" table:number-columns-repeated="3"/>
          <table:table-cell ns41:value-type="float" table:style-name="ce94" office:value="426" office:value-type="float">
            <text:p>426</text:p>
          </table:table-cell>
          <table:table-cell ns41:value-type="float" table:style-name="ce94" office:value="449" office:value-type="float">
            <text:p>449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449" office:value-type="float">
            <text:p>449</text:p>
          </table:table-cell>
          <table:table-cell ns41:value-type="float" table:style-name="ce94" office:value="456" office:value-type="float">
            <text:p>456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28" office:value-type="float">
            <text:p>28</text:p>
          </table:table-cell>
          <table:table-cell table:style-name="ce94"/>
          <table:table-cell ns41:value-type="float" table:style-name="ce94" office:value="55" office:value-type="float">
            <text:p>55</text:p>
          </table:table-cell>
          <table:table-cell ns41:value-type="float" table:style-name="ce94" office:value="50" office:value-type="float">
            <text:p>50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55" office:value-type="float">
            <text:p>55</text:p>
          </table:table-cell>
          <table:table-cell ns41:value-type="float" table:style-name="ce94" office:value="51" office:value-type="float">
            <text:p>51</text:p>
          </table:table-cell>
          <table:table-cell table:style-name="ce94"/>
          <table:table-cell table:style-name="ce95"/>
          <table:table-cell ns41:value-type="float" table:style-name="ce56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19" office:value-type="float">
            <text:p>19</text:p>
          </table:table-cell>
          <table:table-cell table:style-name="ce94" table:number-columns-repeated="6"/>
          <table:table-cell ns41:value-type="float" table:style-name="ce94" office:value="49" office:value-type="float">
            <text:p>49</text:p>
          </table:table-cell>
          <table:table-cell ns41:value-type="float" table:style-name="ce95" office:value="38" office:value-type="float">
            <text:p>38</text:p>
          </table:table-cell>
          <table:table-cell ns41:value-type="float" table:style-name="ce56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IV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9" office:value-type="float">
            <text:p>19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54" office:value-type="float">
            <text:p>54</text:p>
          </table:table-cell>
          <table:table-cell ns41:value-type="float" table:style-name="ce94" office:value="40" office:value-type="float">
            <text:p>40</text:p>
          </table:table-cell>
          <table:table-cell table:style-name="ce94" table:number-columns-repeated="2"/>
          <table:table-cell ns41:value-type="float" table:style-name="ce94" office:value="54" office:value-type="float">
            <text:p>54</text:p>
          </table:table-cell>
          <table:table-cell ns41:value-type="float" table:style-name="ce94" office:value="40" office:value-type="float">
            <text:p>40</text:p>
          </table:table-cell>
          <table:table-cell table:style-name="ce94"/>
          <table:table-cell table:style-name="ce95"/>
          <table:table-cell ns41:value-type="float" table:style-name="ce56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IV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90" office:value-type="float">
            <text:p>90</text:p>
          </table:table-cell>
          <table:table-cell ns41:value-type="float" table:style-name="ce94" office:value="8" office:value-type="float">
            <text:p>8</text:p>
          </table:table-cell>
          <table:table-cell table:style-name="ce94" table:number-columns-repeated="3"/>
          <table:table-cell ns41:value-type="float" table:style-name="ce94" office:value="191" office:value-type="float">
            <text:p>191</text:p>
          </table:table-cell>
          <table:table-cell ns41:value-type="float" table:style-name="ce94" office:value="162" office:value-type="float">
            <text:p>162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198" office:value-type="float">
            <text:p>198</text:p>
          </table:table-cell>
          <table:table-cell ns41:value-type="float" table:style-name="ce94" office:value="167" office:value-type="float">
            <text:p>167</text:p>
          </table:table-cell>
          <table:table-cell table:style-name="ce94"/>
          <table:table-cell ns41:value-type="float" table:style-name="ce95" office:value="6" office:value-type="float">
            <text:p>6</text:p>
          </table:table-cell>
          <table:table-cell ns41:value-type="float" table:style-name="ce56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/>
          <table:table-cell ns41:value-type="string" table:style-name="ce93" office:value-type="string">
            <text:p>V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9" office:value-type="float">
            <text:p>19</text:p>
          </table:table-cell>
          <table:table-cell table:style-name="ce94" table:number-columns-repeated="4"/>
          <table:table-cell ns41:value-type="float" table:style-name="ce94" office:value="62" office:value-type="float">
            <text:p>62</text:p>
          </table:table-cell>
          <table:table-cell ns41:value-type="float" table:style-name="ce94" office:value="47" office:value-type="float">
            <text:p>47</text:p>
          </table:table-cell>
          <table:table-cell table:style-name="ce94" table:number-columns-repeated="2"/>
          <table:table-cell ns41:value-type="float" table:style-name="ce94" office:value="62" office:value-type="float">
            <text:p>62</text:p>
          </table:table-cell>
          <table:table-cell ns41:value-type="float" table:style-name="ce94" office:value="47" office:value-type="float">
            <text:p>47</text:p>
          </table:table-cell>
          <table:table-cell table:style-name="ce94"/>
          <table:table-cell ns41:value-type="float" table:style-name="ce95" office:value="3" office:value-type="float">
            <text:p>3</text:p>
          </table:table-cell>
          <table:table-cell ns41:value-type="float" table:style-name="ce56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150" office:value-type="float">
            <text:p>150</text:p>
          </table:table-cell>
          <table:table-cell table:style-name="ce94" table:number-columns-repeated="3"/>
          <table:table-cell ns41:value-type="float" table:style-name="ce94" office:value="366" office:value-type="float">
            <text:p>366</text:p>
          </table:table-cell>
          <table:table-cell ns41:value-type="float" table:style-name="ce94" office:value="331" office:value-type="float">
            <text:p>331</text:p>
          </table:table-cell>
          <table:table-cell ns41:value-type="float" table:style-name="ce94" office:value="366" office:value-type="float">
            <text:p>366</text:p>
          </table:table-cell>
          <table:table-cell ns41:value-type="float" table:style-name="ce94" office:value="331" office:value-type="float">
            <text:p>331</text:p>
          </table:table-cell>
          <table:table-cell table:style-name="ce94"/>
          <table:table-cell table:style-name="ce95"/>
          <table:table-cell ns41:value-type="float" table:style-name="ce56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651" office:value-type="float">
            <text:p>651</text:p>
          </table:table-cell>
          <table:table-cell ns41:value-type="float" table:style-name="ce94" office:value="60" office:value-type="float">
            <text:p>60</text:p>
          </table:table-cell>
          <table:table-cell table:style-name="ce94"/>
          <table:table-cell ns41:value-type="float" table:style-name="ce94" office:value="57" office:value-type="float">
            <text:p>57</text:p>
          </table:table-cell>
          <table:table-cell ns41:value-type="float" table:style-name="ce94" office:value="40" office:value-type="float">
            <text:p>40</text:p>
          </table:table-cell>
          <table:table-cell ns41:value-type="float" table:style-name="ce94" office:value="1319" office:value-type="float">
            <text:p>1319</text:p>
          </table:table-cell>
          <table:table-cell ns41:value-type="float" table:style-name="ce94" office:value="1433" office:value-type="float">
            <text:p>1433</text:p>
          </table:table-cell>
          <table:table-cell ns41:value-type="float" table:style-name="ce94" office:value="58" office:value-type="float">
            <text:p>58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1377" office:value-type="float">
            <text:p>1377</text:p>
          </table:table-cell>
          <table:table-cell ns41:value-type="float" table:style-name="ce94" office:value="1453" office:value-type="float">
            <text:p>1453</text:p>
          </table:table-cell>
          <table:table-cell ns41:value-type="float" table:style-name="ce94" office:value="140" office:value-type="float">
            <text:p>140</text:p>
          </table:table-cell>
          <table:table-cell ns41:value-type="float" table:style-name="ce95" office:value="98" office:value-type="float">
            <text:p>98</text:p>
          </table:table-cell>
          <table:table-cell ns41:value-type="float" table:style-name="ce56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109" office:value-type="float">
            <text:p>109</text:p>
          </table:table-cell>
          <table:table-cell ns41:value-type="float" table:style-name="ce94" office:value="8" office:value-type="float">
            <text:p>8</text:p>
          </table:table-cell>
          <table:table-cell table:style-name="ce94"/>
          <table:table-cell ns41:value-type="float" table:style-name="ce94" office:value="150" office:value-type="float">
            <text:p>150</text:p>
          </table:table-cell>
          <table:table-cell table:style-name="ce94"/>
          <table:table-cell ns41:value-type="float" table:style-name="ce94" office:value="253" office:value-type="float">
            <text:p>253</text:p>
          </table:table-cell>
          <table:table-cell ns41:value-type="float" table:style-name="ce94" office:value="209" office:value-type="float">
            <text:p>209</text:p>
          </table:table-cell>
          <table:table-cell ns41:value-type="float" table:style-name="ce94" office:value="373" office:value-type="float">
            <text:p>373</text:p>
          </table:table-cell>
          <table:table-cell ns41:value-type="float" table:style-name="ce94" office:value="336" office:value-type="float">
            <text:p>336</text:p>
          </table:table-cell>
          <table:table-cell ns41:value-type="float" table:style-name="ce94" office:value="626" office:value-type="float">
            <text:p>626</text:p>
          </table:table-cell>
          <table:table-cell ns41:value-type="float" table:style-name="ce94" office:value="545" office:value-type="float">
            <text:p>545</text:p>
          </table:table-cell>
          <table:table-cell table:style-name="ce94"/>
          <table:table-cell ns41:value-type="float" table:style-name="ce95" office:value="9" office:value-type="float">
            <text:p>9</text:p>
          </table:table-cell>
          <table:table-cell ns41:value-type="float" table:style-name="ce56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760" office:value-type="float">
            <text:p>760</text:p>
          </table:table-cell>
          <table:table-cell ns41:value-type="float" table:style-name="ce94" office:value="68" office:value-type="float">
            <text:p>68</text:p>
          </table:table-cell>
          <table:table-cell table:style-name="ce94"/>
          <table:table-cell ns41:value-type="float" table:style-name="ce94" office:value="207" office:value-type="float">
            <text:p>207</text:p>
          </table:table-cell>
          <table:table-cell ns41:value-type="float" table:style-name="ce94" office:value="40" office:value-type="float">
            <text:p>40</text:p>
          </table:table-cell>
          <table:table-cell ns41:value-type="float" table:style-name="ce94" office:value="1572" office:value-type="float">
            <text:p>1572</text:p>
          </table:table-cell>
          <table:table-cell ns41:value-type="float" table:style-name="ce94" office:value="1642" office:value-type="float">
            <text:p>1642</text:p>
          </table:table-cell>
          <table:table-cell ns41:value-type="float" table:style-name="ce94" office:value="431" office:value-type="float">
            <text:p>431</text:p>
          </table:table-cell>
          <table:table-cell ns41:value-type="float" table:style-name="ce94" office:value="356" office:value-type="float">
            <text:p>356</text:p>
          </table:table-cell>
          <table:table-cell ns41:value-type="float" table:style-name="ce94" office:value="2003" office:value-type="float">
            <text:p>2003</text:p>
          </table:table-cell>
          <table:table-cell ns41:value-type="float" table:style-name="ce94" office:value="1998" office:value-type="float">
            <text:p>1998</text:p>
          </table:table-cell>
          <table:table-cell ns41:value-type="float" table:style-name="ce94" office:value="140" office:value-type="float">
            <text:p>140</text:p>
          </table:table-cell>
          <table:table-cell ns41:value-type="float" table:style-name="ce95" office:value="107" office:value-type="float">
            <text:p>107</text:p>
          </table:table-cell>
          <table:table-cell ns41:value-type="float" table:style-name="ce56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Pers</text:p>
          </table:table-cell>
          <table:table-cell table:style-name="ce93" table:number-columns-repeated="3"/>
          <table:table-cell table:style-name="ce36"/>
          <table:table-cell table:style-name="ce23"/>
          <table:table-cell table:style-name="ce42"/>
          <table:table-cell table:style-name="ce94" table:number-columns-repeated="6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 table:number-columns-repeated="2"/>
          <table:table-cell table:style-name="ce95"/>
          <table:table-cell ns41:value-type="float" table:style-name="ce56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ce93" office:value-type="string">
            <text:p>A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760" office:value-type="float">
            <text:p>760</text:p>
          </table:table-cell>
          <table:table-cell ns41:value-type="float" table:style-name="ce94" office:value="68" office:value-type="float">
            <text:p>68</text:p>
          </table:table-cell>
          <table:table-cell table:style-name="ce94"/>
          <table:table-cell ns41:value-type="float" table:style-name="ce94" office:value="207" office:value-type="float">
            <text:p>207</text:p>
          </table:table-cell>
          <table:table-cell ns41:value-type="float" table:style-name="ce94" office:value="40" office:value-type="float">
            <text:p>40</text:p>
          </table:table-cell>
          <table:table-cell ns41:value-type="float" table:style-name="ce94" office:value="1572" office:value-type="float">
            <text:p>1572</text:p>
          </table:table-cell>
          <table:table-cell ns41:value-type="float" table:style-name="ce94" office:value="1642" office:value-type="float">
            <text:p>1642</text:p>
          </table:table-cell>
          <table:table-cell ns41:value-type="float" table:style-name="ce94" office:value="432" office:value-type="float">
            <text:p>432</text:p>
          </table:table-cell>
          <table:table-cell ns41:value-type="float" table:style-name="ce94" office:value="356" office:value-type="float">
            <text:p>356</text:p>
          </table:table-cell>
          <table:table-cell ns41:value-type="float" table:style-name="ce94" office:value="2004" office:value-type="float">
            <text:p>2004</text:p>
          </table:table-cell>
          <table:table-cell ns41:value-type="float" table:style-name="ce94" office:value="1998" office:value-type="float">
            <text:p>1998</text:p>
          </table:table-cell>
          <table:table-cell ns41:value-type="float" table:style-name="ce94" office:value="140" office:value-type="float">
            <text:p>140</text:p>
          </table:table-cell>
          <table:table-cell ns41:value-type="float" table:style-name="ce95" office:value="107" office:value-type="float">
            <text:p>107</text:p>
          </table:table-cell>
          <table:table-cell ns41:value-type="float" table:style-name="ce56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table-cell ns41:value-type="string" table:number-rows-spanned="55" table:style-name="ce8" table:number-columns-spanned="1" office:value-type="string">
            <text:p>Zwolle</text:p>
          </table:table-cell>
          <table:table-cell ns41:value-type="string" table:style-name="ce93" office:value-type="string">
            <text:p>Kom</text:p>
          </table:table-cell>
          <table:table-cell ns41:value-type="string" table:style-name="ce93" office:value-type="string">
            <text:p>A</text:p>
          </table:table-cell>
          <table:table-cell table:style-name="ce93" table:number-columns-repeated="2"/>
          <table:table-cell ns41:value-type="string" table:style-name="ce36" office:value-type="string">
            <text:p>Het Vrouwen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16" office:value-type="float">
            <text:p>16</text:p>
          </table:table-cell>
          <table:table-cell table:style-name="ce94" table:number-columns-repeated="3"/>
          <table:table-cell ns41:value-type="float" table:style-name="ce94" office:value="16" office:value-type="float">
            <text:p>16</text:p>
          </table:table-cell>
          <table:table-cell table:style-name="ce94"/>
          <table:table-cell ns41:value-type="float" table:style-name="ce95" office:value="1" office:value-type="float">
            <text:p>1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184" office:value-type="float">
            <text:p>184</text:p>
          </table:table-cell>
          <table:table-cell ns41:value-type="float" table:style-name="ce94" office:value="8" office:value-type="float">
            <text:p>8</text:p>
          </table:table-cell>
          <table:table-cell table:style-name="ce94" table:number-columns-repeated="3"/>
          <table:table-cell ns41:value-type="float" table:style-name="ce94" office:value="396" office:value-type="float">
            <text:p>396</text:p>
          </table:table-cell>
          <table:table-cell ns41:value-type="float" table:style-name="ce94" office:value="473" office:value-type="float">
            <text:p>473</text:p>
          </table:table-cell>
          <table:table-cell ns41:value-type="float" table:style-name="ce94" office:value="27" office:value-type="float">
            <text:p>27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423" office:value-type="float">
            <text:p>423</text:p>
          </table:table-cell>
          <table:table-cell ns41:value-type="float" table:style-name="ce94" office:value="484" office:value-type="float">
            <text:p>484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5" office:value="13" office:value-type="float">
            <text:p>13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3" office:value-type="float">
            <text:p>3</text:p>
          </table:table-cell>
          <table:table-cell table:style-name="ce94" table:number-columns-repeated="6"/>
          <table:table-cell ns41:value-type="float" table:style-name="ce94" office:value="8" office:value-type="float">
            <text:p>8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B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203" office:value-type="float">
            <text:p>203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432" office:value-type="float">
            <text:p>432</text:p>
          </table:table-cell>
          <table:table-cell ns41:value-type="float" table:style-name="ce94" office:value="571" office:value-type="float">
            <text:p>571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4" office:value="25" office:value-type="float">
            <text:p>25</text:p>
          </table:table-cell>
          <table:table-cell ns41:value-type="float" table:style-name="ce94" office:value="451" office:value-type="float">
            <text:p>451</text:p>
          </table:table-cell>
          <table:table-cell ns41:value-type="float" table:style-name="ce94" office:value="596" office:value-type="float">
            <text:p>596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5" office:value="24" office:value-type="float">
            <text:p>24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C</text:p>
          </table:table-cell>
          <table:table-cell table:style-name="ce93" table:number-columns-repeated="2"/>
          <table:table-cell ns41:value-type="string" table:style-name="ce36" office:value-type="string">
            <text:p>Het R.C. Wees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0" office:value-type="float">
            <text:p>10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10" office:value-type="float">
            <text:p>10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table:style-name="ce95"/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233" office:value-type="float">
            <text:p>233</text:p>
          </table:table-cell>
          <table:table-cell ns41:value-type="float" table:style-name="ce94" office:value="9" office:value-type="float">
            <text:p>9</text:p>
          </table:table-cell>
          <table:table-cell table:style-name="ce94" table:number-columns-repeated="3"/>
          <table:table-cell ns41:value-type="float" table:style-name="ce94" office:value="622" office:value-type="float">
            <text:p>622</text:p>
          </table:table-cell>
          <table:table-cell ns41:value-type="float" table:style-name="ce94" office:value="663" office:value-type="float">
            <text:p>663</text:p>
          </table:table-cell>
          <table:table-cell ns41:value-type="float" table:style-name="ce94" office:value="22" office:value-type="float">
            <text:p>22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4" office:value="644" office:value-type="float">
            <text:p>644</text:p>
          </table:table-cell>
          <table:table-cell ns41:value-type="float" table:style-name="ce94" office:value="681" office:value-type="float">
            <text:p>681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5" office:value="11" office:value-type="float">
            <text:p>11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6" office:value-type="float">
            <text:p>6</text:p>
          </table:table-cell>
          <table:table-cell table:style-name="ce94"/>
          <table:table-cell ns41:value-type="float" table:style-name="ce94" office:value="12" office:value-type="float">
            <text:p>12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8" office:value-type="float">
            <text:p>8</text:p>
          </table:table-cell>
          <table:table-cell table:style-name="ce94"/>
          <table:table-cell table:style-name="ce95"/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13" office:value-type="float">
            <text:p>13</text:p>
          </table:table-cell>
          <table:table-cell table:style-name="ce94" table:number-columns-repeated="6"/>
          <table:table-cell ns41:value-type="float" table:style-name="ce94" office:value="27" office:value-type="float">
            <text:p>27</text:p>
          </table:table-cell>
          <table:table-cell ns41:value-type="float" table:style-name="ce95" office:value="20" office:value-type="float">
            <text:p>20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D</text:p>
          </table:table-cell>
          <table:table-cell table:style-name="ce93" table:number-columns-repeated="2"/>
          <table:table-cell ns41:value-type="string" table:style-name="ce36" office:value-type="string">
            <text:p>De Zwierenhuizen</text:p>
          </table:table-cell>
          <table:table-cell table:style-name="ce23"/>
          <table:table-cell ns41:value-type="float" table:style-name="ce42" office:value="2" office:value-type="float">
            <text:p>2</text:p>
          </table:table-cell>
          <table:table-cell table:style-name="ce94" table:number-columns-repeated="5"/>
          <table:table-cell ns41:value-type="float" table:style-name="ce94" office:value="5" office:value-type="float">
            <text:p>5</text:p>
          </table:table-cell>
          <table:table-cell table:style-name="ce94" table:number-columns-repeated="3"/>
          <table:table-cell ns41:value-type="float" table:style-name="ce94" office:value="5" office:value-type="float">
            <text:p>5</text:p>
          </table:table-cell>
          <table:table-cell table:style-name="ce94"/>
          <table:table-cell table:style-name="ce95"/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Boerenkazerne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44" office:value-type="float">
            <text:p>44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6" office:value-type="float">
            <text:p>16</text:p>
          </table:table-cell>
          <table:table-cell table:style-name="ce94"/>
          <table:table-cell ns41:value-type="float" table:style-name="ce94" office:value="60" office:value-type="float">
            <text:p>60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74" office:value-type="float">
            <text:p>74</text:p>
          </table:table-cell>
          <table:table-cell table:style-name="ce95"/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294" office:value-type="float">
            <text:p>294</text:p>
          </table:table-cell>
          <table:table-cell ns41:value-type="float" table:style-name="ce94" office:value="9" office:value-type="float">
            <text:p>9</text:p>
          </table:table-cell>
          <table:table-cell table:style-name="ce94" table:number-columns-repeated="3"/>
          <table:table-cell ns41:value-type="float" table:style-name="ce94" office:value="733" office:value-type="float">
            <text:p>733</text:p>
          </table:table-cell>
          <table:table-cell ns41:value-type="float" table:style-name="ce94" office:value="779" office:value-type="float">
            <text:p>779</text:p>
          </table:table-cell>
          <table:table-cell ns41:value-type="float" table:style-name="ce94" office:value="21" office:value-type="float">
            <text:p>21</text:p>
          </table:table-cell>
          <table:table-cell ns41:value-type="float" table:style-name="ce94" office:value="10" office:value-type="float">
            <text:p>10</text:p>
          </table:table-cell>
          <table:table-cell ns41:value-type="float" table:style-name="ce94" office:value="754" office:value-type="float">
            <text:p>754</text:p>
          </table:table-cell>
          <table:table-cell ns41:value-type="float" table:style-name="ce94" office:value="789" office:value-type="float">
            <text:p>789</text:p>
          </table:table-cell>
          <table:table-cell ns41:value-type="float" table:style-name="ce94" office:value="19" office:value-type="float">
            <text:p>19</text:p>
          </table:table-cell>
          <table:table-cell ns41:value-type="float" table:style-name="ce95" office:value="10" office:value-type="float">
            <text:p>10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E</text:p>
          </table:table-cell>
          <table:table-cell table:style-name="ce93" table:number-columns-repeated="2"/>
          <table:table-cell ns41:value-type="string" table:style-name="ce36" office:value-type="string">
            <text:p>Het Binnengast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8" office:value-type="float">
            <text:p>18</text:p>
          </table:table-cell>
          <table:table-cell ns41:value-type="float" table:style-name="ce94" office:value="39" office:value-type="float">
            <text:p>39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4" office:value="40" office:value-type="float">
            <text:p>40</text:p>
          </table:table-cell>
          <table:table-cell table:style-name="ce94"/>
          <table:table-cell table:style-name="ce95"/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167" office:value-type="float">
            <text:p>167</text:p>
          </table:table-cell>
          <table:table-cell ns41:value-type="float" table:style-name="ce94" office:value="8" office:value-type="float">
            <text:p>8</text:p>
          </table:table-cell>
          <table:table-cell table:style-name="ce94" table:number-columns-repeated="3"/>
          <table:table-cell ns41:value-type="float" table:style-name="ce94" office:value="402" office:value-type="float">
            <text:p>402</text:p>
          </table:table-cell>
          <table:table-cell ns41:value-type="float" table:style-name="ce94" office:value="522" office:value-type="float">
            <text:p>522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416" office:value-type="float">
            <text:p>416</text:p>
          </table:table-cell>
          <table:table-cell ns41:value-type="float" table:style-name="ce94" office:value="527" office:value-type="float">
            <text:p>527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5" office:value="10" office:value-type="float">
            <text:p>10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F</text:p>
          </table:table-cell>
          <table:table-cell table:style-name="ce93" table:number-columns-repeated="2"/>
          <table:table-cell ns41:value-type="string" table:style-name="ce36" office:value-type="string">
            <text:p>Het weeshuis de Ned. Herv. Gemeente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29" office:value-type="float">
            <text:p>29</text:p>
          </table:table-cell>
          <table:table-cell ns41:value-type="float" table:style-name="ce94" office:value="44" office:value-type="float">
            <text:p>44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30" office:value-type="float">
            <text:p>30</text:p>
          </table:table-cell>
          <table:table-cell ns41:value-type="float" table:style-name="ce94" office:value="44" office:value-type="float">
            <text:p>44</text:p>
          </table:table-cell>
          <table:table-cell table:style-name="ce94"/>
          <table:table-cell table:style-name="ce95"/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141" office:value-type="float">
            <text:p>141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316" office:value-type="float">
            <text:p>316</text:p>
          </table:table-cell>
          <table:table-cell ns41:value-type="float" table:style-name="ce94" office:value="397" office:value-type="float">
            <text:p>397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342" office:value-type="float">
            <text:p>342</text:p>
          </table:table-cell>
          <table:table-cell ns41:value-type="float" table:style-name="ce94" office:value="417" office:value-type="float">
            <text:p>417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5" office:value="24" office:value-type="float">
            <text:p>24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G</text:p>
          </table:table-cell>
          <table:table-cell table:style-name="ce93" table:number-columns-repeated="2"/>
          <table:table-cell ns41:value-type="string" table:style-name="ce36" office:value-type="string">
            <text:p>Het R.C. Liefdegesticht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6" office:value-type="float">
            <text:p>16</text:p>
          </table:table-cell>
          <table:table-cell ns41:value-type="float" table:style-name="ce94" office:value="72" office:value-type="float">
            <text:p>72</text:p>
          </table:table-cell>
          <table:table-cell table:style-name="ce94" table:number-columns-repeated="2"/>
          <table:table-cell ns41:value-type="float" table:style-name="ce94" office:value="16" office:value-type="float">
            <text:p>16</text:p>
          </table:table-cell>
          <table:table-cell ns41:value-type="float" table:style-name="ce94" office:value="72" office:value-type="float">
            <text:p>72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5" office:value="7" office:value-type="float">
            <text:p>7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205" office:value-type="float">
            <text:p>205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413" office:value-type="float">
            <text:p>413</text:p>
          </table:table-cell>
          <table:table-cell ns41:value-type="float" table:style-name="ce94" office:value="652" office:value-type="float">
            <text:p>652</text:p>
          </table:table-cell>
          <table:table-cell ns41:value-type="float" table:style-name="ce94" office:value="30" office:value-type="float">
            <text:p>30</text:p>
          </table:table-cell>
          <table:table-cell ns41:value-type="float" table:style-name="ce94" office:value="35" office:value-type="float">
            <text:p>35</text:p>
          </table:table-cell>
          <table:table-cell ns41:value-type="float" table:style-name="ce94" office:value="443" office:value-type="float">
            <text:p>443</text:p>
          </table:table-cell>
          <table:table-cell ns41:value-type="float" table:style-name="ce94" office:value="687" office:value-type="float">
            <text:p>687</text:p>
          </table:table-cell>
          <table:table-cell ns41:value-type="float" table:style-name="ce94" office:value="38" office:value-type="float">
            <text:p>38</text:p>
          </table:table-cell>
          <table:table-cell ns41:value-type="float" table:style-name="ce95" office:value="31" office:value-type="float">
            <text:p>31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H</text:p>
          </table:table-cell>
          <table:table-cell table:style-name="ce93" table:number-columns-repeated="2"/>
          <table:table-cell ns41:value-type="string" table:style-name="ce36" office:value-type="string">
            <text:p>De Vilsterenshuizen</text:p>
          </table:table-cell>
          <table:table-cell table:style-name="ce23"/>
          <table:table-cell ns41:value-type="float" table:style-name="ce42" office:value="3" office:value-type="float">
            <text:p>3</text:p>
          </table:table-cell>
          <table:table-cell table:style-name="ce94" table:number-columns-repeated="5"/>
          <table:table-cell ns41:value-type="float" table:style-name="ce94" office:value="36" office:value-type="float">
            <text:p>36</text:p>
          </table:table-cell>
          <table:table-cell table:style-name="ce94" table:number-columns-repeated="3"/>
          <table:table-cell ns41:value-type="float" table:style-name="ce94" office:value="36" office:value-type="float">
            <text:p>36</text:p>
          </table:table-cell>
          <table:table-cell table:style-name="ce94"/>
          <table:table-cell ns41:value-type="float" table:style-name="ce95" office:value="1" office:value-type="float">
            <text:p>1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Emanuelshuizen</text:p>
          </table:table-cell>
          <table:table-cell table:style-name="ce23"/>
          <table:table-cell ns41:value-type="float" table:style-name="ce42" office:value="2" office:value-type="float">
            <text:p>2</text:p>
          </table:table-cell>
          <table:table-cell table:style-name="ce94" table:number-columns-repeated="5"/>
          <table:table-cell ns41:value-type="float" table:style-name="ce94" office:value="23" office:value-type="float">
            <text:p>23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table:style-name="ce94"/>
          <table:table-cell ns41:value-type="float" table:style-name="ce94" office:value="25" office:value-type="float">
            <text:p>25</text:p>
          </table:table-cell>
          <table:table-cell table:style-name="ce94"/>
          <table:table-cell table:style-name="ce95"/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176" office:value-type="float">
            <text:p>176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356" office:value-type="float">
            <text:p>356</text:p>
          </table:table-cell>
          <table:table-cell ns41:value-type="float" table:style-name="ce94" office:value="468" office:value-type="float">
            <text:p>468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379" office:value-type="float">
            <text:p>379</text:p>
          </table:table-cell>
          <table:table-cell ns41:value-type="float" table:style-name="ce94" office:value="484" office:value-type="float">
            <text:p>484</text:p>
          </table:table-cell>
          <table:table-cell ns41:value-type="float" table:style-name="ce94" office:value="29" office:value-type="float">
            <text:p>29</text:p>
          </table:table-cell>
          <table:table-cell ns41:value-type="float" table:style-name="ce95" office:value="20" office:value-type="float">
            <text:p>20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I</text:p>
          </table:table-cell>
          <table:table-cell table:style-name="ce93" table:number-columns-repeated="2"/>
          <table:table-cell ns41:value-type="string" table:style-name="ce36" office:value-type="string">
            <text:p>Huis van bewaring, tevens Hulpstrafgevangen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22" office:value-type="float">
            <text:p>22</text:p>
          </table:table-cell>
          <table:table-cell table:style-name="ce95"/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286" office:value-type="float">
            <text:p>286</text:p>
          </table:table-cell>
          <table:table-cell ns41:value-type="float" table:style-name="ce94" office:value="14" office:value-type="float">
            <text:p>14</text:p>
          </table:table-cell>
          <table:table-cell table:style-name="ce94" table:number-columns-repeated="3"/>
          <table:table-cell ns41:value-type="float" table:style-name="ce94" office:value="683" office:value-type="float">
            <text:p>683</text:p>
          </table:table-cell>
          <table:table-cell ns41:value-type="float" table:style-name="ce94" office:value="769" office:value-type="float">
            <text:p>769</text:p>
          </table:table-cell>
          <table:table-cell ns41:value-type="float" table:style-name="ce94" office:value="30" office:value-type="float">
            <text:p>30</text:p>
          </table:table-cell>
          <table:table-cell ns41:value-type="float" table:style-name="ce94" office:value="29" office:value-type="float">
            <text:p>29</text:p>
          </table:table-cell>
          <table:table-cell ns41:value-type="float" table:style-name="ce94" office:value="713" office:value-type="float">
            <text:p>713</text:p>
          </table:table-cell>
          <table:table-cell ns41:value-type="float" table:style-name="ce94" office:value="798" office:value-type="float">
            <text:p>798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5" office:value="18" office:value-type="float">
            <text:p>18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20" office:value-type="float">
            <text:p>20</text:p>
          </table:table-cell>
          <table:table-cell table:style-name="ce94"/>
          <table:table-cell ns41:value-type="float" table:style-name="ce94" office:value="44" office:value-type="float">
            <text:p>44</text:p>
          </table:table-cell>
          <table:table-cell ns41:value-type="float" table:style-name="ce94" office:value="38" office:value-type="float">
            <text:p>3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48" office:value-type="float">
            <text:p>48</text:p>
          </table:table-cell>
          <table:table-cell ns41:value-type="float" table:style-name="ce94" office:value="40" office:value-type="float">
            <text:p>40</text:p>
          </table:table-cell>
          <table:table-cell table:style-name="ce94"/>
          <table:table-cell table:style-name="ce95"/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47" office:value-type="float">
            <text:p>47</text:p>
          </table:table-cell>
          <table:table-cell table:style-name="ce94" table:number-columns-repeated="6"/>
          <table:table-cell ns41:value-type="float" table:style-name="ce94" office:value="94" office:value-type="float">
            <text:p>94</text:p>
          </table:table-cell>
          <table:table-cell ns41:value-type="float" table:style-name="ce95" office:value="91" office:value-type="float">
            <text:p>91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K</text:p>
          </table:table-cell>
          <table:table-cell table:style-name="ce93" table:number-columns-repeated="2"/>
          <table:table-cell ns41:value-type="string" table:style-name="ce36" office:value-type="string">
            <text:p>Het Buitengast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30" office:value-type="float">
            <text:p>30</text:p>
          </table:table-cell>
          <table:table-cell ns41:value-type="float" table:style-name="ce94" office:value="45" office:value-type="float">
            <text:p>45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30" office:value-type="float">
            <text:p>30</text:p>
          </table:table-cell>
          <table:table-cell ns41:value-type="float" table:style-name="ce94" office:value="47" office:value-type="float">
            <text:p>47</text:p>
          </table:table-cell>
          <table:table-cell table:style-name="ce94"/>
          <table:table-cell table:style-name="ce95"/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675" office:value-type="float">
            <text:p>675</text:p>
          </table:table-cell>
          <table:table-cell ns41:value-type="float" table:style-name="ce94" office:value="12" office:value-type="float">
            <text:p>12</text:p>
          </table:table-cell>
          <table:table-cell table:style-name="ce94" table:number-columns-repeated="3"/>
          <table:table-cell ns41:value-type="float" table:style-name="ce94" office:value="1559" office:value-type="float">
            <text:p>1559</text:p>
          </table:table-cell>
          <table:table-cell ns41:value-type="float" table:style-name="ce94" office:value="1514" office:value-type="float">
            <text:p>1514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4" office:value="1577" office:value-type="float">
            <text:p>1577</text:p>
          </table:table-cell>
          <table:table-cell ns41:value-type="float" table:style-name="ce94" office:value="1534" office:value-type="float">
            <text:p>1534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5" office:value="23" office:value-type="float">
            <text:p>23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7" office:value-type="float">
            <text:p>7</text:p>
          </table:table-cell>
          <table:table-cell table:style-name="ce94"/>
          <table:table-cell ns41:value-type="float" table:style-name="ce94" office:value="14" office:value-type="float">
            <text:p>14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15" office:value-type="float">
            <text:p>15</text:p>
          </table:table-cell>
          <table:table-cell ns41:value-type="float" table:style-name="ce94" office:value="11" office:value-type="float">
            <text:p>11</text:p>
          </table:table-cell>
          <table:table-cell table:style-name="ce94"/>
          <table:table-cell table:style-name="ce95"/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26" office:value-type="float">
            <text:p>26</text:p>
          </table:table-cell>
          <table:table-cell table:style-name="ce94" table:number-columns-repeated="6"/>
          <table:table-cell ns41:value-type="float" table:style-name="ce94" office:value="69" office:value-type="float">
            <text:p>69</text:p>
          </table:table-cell>
          <table:table-cell ns41:value-type="float" table:style-name="ce95" office:value="58" office:value-type="float">
            <text:p>58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L</text:p>
          </table:table-cell>
          <table:table-cell table:style-name="ce93" table:number-columns-repeated="2"/>
          <table:table-cell ns41:value-type="string" table:style-name="ce36" office:value-type="string">
            <text:p>Oudemannen- en Vrouwen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4"/>
          <table:table-cell ns41:value-type="float" table:style-name="ce94" office:value="27" office:value-type="float">
            <text:p>27</text:p>
          </table:table-cell>
          <table:table-cell ns41:value-type="float" table:style-name="ce94" office:value="31" office:value-type="float">
            <text:p>31</text:p>
          </table:table-cell>
          <table:table-cell table:style-name="ce94" table:number-columns-repeated="2"/>
          <table:table-cell ns41:value-type="float" table:style-name="ce94" office:value="27" office:value-type="float">
            <text:p>27</text:p>
          </table:table-cell>
          <table:table-cell ns41:value-type="float" table:style-name="ce94" office:value="31" office:value-type="float">
            <text:p>31</text:p>
          </table:table-cell>
          <table:table-cell table:style-name="ce94"/>
          <table:table-cell table:style-name="ce95"/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446" office:value-type="float">
            <text:p>446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2"/>
          <table:table-cell ns41:value-type="float" table:style-name="ce94" office:value="975" office:value-type="float">
            <text:p>975</text:p>
          </table:table-cell>
          <table:table-cell ns41:value-type="float" table:style-name="ce94" office:value="1091" office:value-type="float">
            <text:p>1091</text:p>
          </table:table-cell>
          <table:table-cell ns41:value-type="float" table:style-name="ce94" office:value="40" office:value-type="float">
            <text:p>40</text:p>
          </table:table-cell>
          <table:table-cell ns41:value-type="float" table:style-name="ce94" office:value="31" office:value-type="float">
            <text:p>31</text:p>
          </table:table-cell>
          <table:table-cell ns41:value-type="float" table:style-name="ce94" office:value="1015" office:value-type="float">
            <text:p>1015</text:p>
          </table:table-cell>
          <table:table-cell ns41:value-type="float" table:style-name="ce94" office:value="1122" office:value-type="float">
            <text:p>1122</text:p>
          </table:table-cell>
          <table:table-cell ns41:value-type="float" table:style-name="ce94" office:value="20" office:value-type="float">
            <text:p>20</text:p>
          </table:table-cell>
          <table:table-cell ns41:value-type="float" table:style-name="ce95" office:value="25" office:value-type="float">
            <text:p>25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4" office:value-type="float">
            <text:p>4</text:p>
          </table:table-cell>
          <table:table-cell table:style-name="ce94"/>
          <table:table-cell ns41:value-type="float" table:style-name="ce94" office:value="15" office:value-type="float">
            <text:p>15</text:p>
          </table:table-cell>
          <table:table-cell ns41:value-type="float" table:style-name="ce94" office:value="5" office:value-type="float">
            <text:p>5</text:p>
          </table:table-cell>
          <table:table-cell table:style-name="ce94" table:number-columns-repeated="2"/>
          <table:table-cell ns41:value-type="float" table:style-name="ce94" office:value="15" office:value-type="float">
            <text:p>15</text:p>
          </table:table-cell>
          <table:table-cell ns41:value-type="float" table:style-name="ce94" office:value="5" office:value-type="float">
            <text:p>5</text:p>
          </table:table-cell>
          <table:table-cell table:style-name="ce94"/>
          <table:table-cell table:style-name="ce95"/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10" office:value-type="float">
            <text:p>10</text:p>
          </table:table-cell>
          <table:table-cell table:style-name="ce94" table:number-columns-repeated="6"/>
          <table:table-cell ns41:value-type="float" table:style-name="ce94" office:value="15" office:value-type="float">
            <text:p>15</text:p>
          </table:table-cell>
          <table:table-cell ns41:value-type="float" table:style-name="ce95" office:value="12" office:value-type="float">
            <text:p>12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M</text:p>
          </table:table-cell>
          <table:table-cell table:style-name="ce93" table:number-columns-repeated="2"/>
          <table:table-cell ns41:value-type="string" table:style-name="ce36" office:value-type="string">
            <text:p>Het Gesticht v.d. H. Vincentius de Paulo</text:p>
          </table:table-cell>
          <table:table-cell table:style-name="ce23"/>
          <table:table-cell ns41:value-type="float" table:style-name="ce42" office:value="2" office:value-type="float">
            <text:p>2</text:p>
          </table:table-cell>
          <table:table-cell table:style-name="ce94" table:number-columns-repeated="4"/>
          <table:table-cell ns41:value-type="float" table:style-name="ce94" office:value="1" office:value-type="float">
            <text:p>1</text:p>
          </table:table-cell>
          <table:table-cell ns41:value-type="float" table:style-name="ce94" office:value="11" office:value-type="float">
            <text:p>11</text:p>
          </table:table-cell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ns41:value-type="float" table:style-name="ce94" office:value="11" office:value-type="float">
            <text:p>11</text:p>
          </table:table-cell>
          <table:table-cell table:style-name="ce94"/>
          <table:table-cell table:style-name="ce95"/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Het Sophia- Ziekenhuis</text:p>
          </table:table-cell>
          <table:table-cell table:style-name="ce23"/>
          <table:table-cell ns41:value-type="float" table:style-name="ce42" office:value="2" office:value-type="float">
            <text:p>2</text:p>
          </table:table-cell>
          <table:table-cell table:style-name="ce94" table:number-columns-repeated="4"/>
          <table:table-cell ns41:value-type="float" office:value="5" table:style-name="ce94" table:number-columns-repeated="2" office:value-type="float">
            <text:p>5</text:p>
          </table:table-cell>
          <table:table-cell table:style-name="ce94" table:number-columns-repeated="2"/>
          <table:table-cell ns41:value-type="float" office:value="5" table:style-name="ce94" table:number-columns-repeated="2" office:value-type="float">
            <text:p>5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5" office:value="9" office:value-type="float">
            <text:p>9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Instituut - Loman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6"/>
          <table:table-cell ns41:value-type="float" table:style-name="ce94" office:value="6" office:value-type="float">
            <text:p>6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2" office:value-type="float">
            <text:p>2</text:p>
          </table:table-cell>
          <table:table-cell table:style-name="ce94"/>
          <table:table-cell table:style-name="ce95"/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1176" office:value-type="float">
            <text:p>1176</text:p>
          </table:table-cell>
          <table:table-cell ns41:value-type="float" table:style-name="ce94" office:value="17" office:value-type="float">
            <text:p>17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2"/>
          <table:table-cell ns41:value-type="float" table:style-name="ce94" office:value="2691" office:value-type="float">
            <text:p>2691</text:p>
          </table:table-cell>
          <table:table-cell ns41:value-type="float" table:style-name="ce94" office:value="2619" office:value-type="float">
            <text:p>2619</text:p>
          </table:table-cell>
          <table:table-cell ns41:value-type="float" table:style-name="ce94" office:value="61" office:value-type="float">
            <text:p>61</text:p>
          </table:table-cell>
          <table:table-cell ns41:value-type="float" table:style-name="ce94" office:value="27" office:value-type="float">
            <text:p>27</text:p>
          </table:table-cell>
          <table:table-cell ns41:value-type="float" table:style-name="ce94" office:value="2752" office:value-type="float">
            <text:p>2752</text:p>
          </table:table-cell>
          <table:table-cell ns41:value-type="float" table:style-name="ce94" office:value="2646" office:value-type="float">
            <text:p>2646</text:p>
          </table:table-cell>
          <table:table-cell ns41:value-type="float" table:style-name="ce94" office:value="29" office:value-type="float">
            <text:p>29</text:p>
          </table:table-cell>
          <table:table-cell ns41:value-type="float" table:style-name="ce95" office:value="37" office:value-type="float">
            <text:p>37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7" office:value-type="float">
            <text:p>7</text:p>
          </table:table-cell>
          <table:table-cell table:style-name="ce94" table:number-columns-repeated="6"/>
          <table:table-cell ns41:value-type="float" table:style-name="ce94" office:value="16" office:value-type="float">
            <text:p>16</text:p>
          </table:table-cell>
          <table:table-cell ns41:value-type="float" table:style-name="ce95" office:value="11" office:value-type="float">
            <text:p>11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O</text:p>
          </table:table-cell>
          <table:table-cell table:style-name="ce93" table:number-columns-repeated="2"/>
          <table:table-cell ns41:value-type="string" table:style-name="ce36" office:value-type="string">
            <text:p>Het Haersolten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ce94" table:number-columns-repeated="5"/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4" office:value-type="float">
            <text:p>4</text:p>
          </table:table-cell>
          <table:table-cell table:style-name="ce94"/>
          <table:table-cell table:style-name="ce95"/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Overige huizen</text:p>
          </table:table-cell>
          <table:table-cell table:style-name="ce23"/>
          <table:table-cell ns41:value-type="float" table:style-name="ce42" office:value="429" office:value-type="float">
            <text:p>429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office:value="1000" table:style-name="ce94" table:number-columns-repeated="2" office:value-type="float">
            <text:p>1000</text:p>
          </table:table-cell>
          <table:table-cell ns41:value-type="float" table:style-name="ce94" office:value="26" office:value-type="float">
            <text:p>26</text:p>
          </table:table-cell>
          <table:table-cell ns41:value-type="float" table:style-name="ce94" office:value="23" office:value-type="float">
            <text:p>23</text:p>
          </table:table-cell>
          <table:table-cell ns41:value-type="float" table:style-name="ce94" office:value="1026" office:value-type="float">
            <text:p>1026</text:p>
          </table:table-cell>
          <table:table-cell ns41:value-type="float" table:style-name="ce94" office:value="1023" office:value-type="float">
            <text:p>1023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5" office:value="21" office:value-type="float">
            <text:p>21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3" office:value-type="float">
            <text:p>3</text:p>
          </table:table-cell>
          <table:table-cell table:style-name="ce94"/>
          <table:table-cell ns41:value-type="float" table:style-name="ce94" office:value="8" office:value-type="float">
            <text:p>8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9" office:value-type="float">
            <text:p>9</text:p>
          </table:table-cell>
          <table:table-cell ns41:value-type="float" table:style-name="ce94" office:value="6" office:value-type="float">
            <text:p>6</text:p>
          </table:table-cell>
          <table:table-cell table:style-name="ce94"/>
          <table:table-cell table:style-name="ce95"/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6" office:value-type="float">
            <text:p>6</text:p>
          </table:table-cell>
          <table:table-cell table:style-name="ce94" table:number-columns-repeated="6"/>
          <table:table-cell ns41:value-type="float" table:style-name="ce94" office:value="11" office:value-type="float">
            <text:p>11</text:p>
          </table:table-cell>
          <table:table-cell ns41:value-type="float" table:style-name="ce95" office:value="9" office:value-type="float">
            <text:p>9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ce93" office:value-type="string">
            <text:p>BK</text:p>
          </table:table-cell>
          <table:table-cell ns41:value-type="string" table:style-name="ce93" office:value-type="string">
            <text:p>K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13" office:value-type="float">
            <text:p>13</text:p>
          </table:table-cell>
          <table:table-cell ns41:value-type="float" table:style-name="ce94" office:value="6" office:value-type="float">
            <text:p>6</text:p>
          </table:table-cell>
          <table:table-cell table:style-name="ce94" table:number-columns-repeated="3"/>
          <table:table-cell ns41:value-type="float" table:style-name="ce94" office:value="25" office:value-type="float">
            <text:p>25</text:p>
          </table:table-cell>
          <table:table-cell ns41:value-type="float" table:style-name="ce94" office:value="21" office:value-type="float">
            <text:p>21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25" office:value-type="float">
            <text:p>25</text:p>
          </table:table-cell>
          <table:table-cell ns41:value-type="float" table:style-name="ce94" office:value="22" office:value-type="float">
            <text:p>22</text:p>
          </table:table-cell>
          <table:table-cell table:style-name="ce94"/>
          <table:table-cell table:style-name="ce95"/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L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92" office:value-type="float">
            <text:p>92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3" office:value-type="float">
            <text:p>3</text:p>
          </table:table-cell>
          <table:table-cell table:style-name="ce94" table:number-columns-repeated="2"/>
          <table:table-cell ns41:value-type="float" table:style-name="ce94" office:value="274" office:value-type="float">
            <text:p>274</text:p>
          </table:table-cell>
          <table:table-cell ns41:value-type="float" table:style-name="ce94" office:value="241" office:value-type="float">
            <text:p>241</text:p>
          </table:table-cell>
          <table:table-cell ns41:value-type="float" table:style-name="ce94" office:value="11" office:value-type="float">
            <text:p>11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285" office:value-type="float">
            <text:p>285</text:p>
          </table:table-cell>
          <table:table-cell ns41:value-type="float" table:style-name="ce94" office:value="249" office:value-type="float">
            <text:p>249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5" office:value="9" office:value-type="float">
            <text:p>9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M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3" office:value-type="float">
            <text:p>3</text:p>
          </table:table-cell>
          <table:table-cell table:style-name="ce94" table:number-columns-repeated="4"/>
          <table:table-cell ns41:value-type="float" office:value="11" table:style-name="ce94" table:number-columns-repeated="2" office:value-type="float">
            <text:p>11</text:p>
          </table:table-cell>
          <table:table-cell table:style-name="ce94" table:number-columns-repeated="2"/>
          <table:table-cell ns41:value-type="float" office:value="11" table:style-name="ce94" table:number-columns-repeated="2" office:value-type="float">
            <text:p>11</text:p>
          </table:table-cell>
          <table:table-cell table:style-name="ce94"/>
          <table:table-cell table:style-name="ce95"/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N</text:p>
          </table:table-cell>
          <table:table-cell table:style-name="ce93" table:number-columns-repeated="2"/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65" office:value-type="float">
            <text:p>65</text:p>
          </table:table-cell>
          <table:table-cell table:style-name="ce94" table:number-columns-repeated="4"/>
          <table:table-cell ns41:value-type="float" table:style-name="ce94" office:value="163" office:value-type="float">
            <text:p>163</text:p>
          </table:table-cell>
          <table:table-cell ns41:value-type="float" table:style-name="ce94" office:value="150" office:value-type="float">
            <text:p>150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66" office:value-type="float">
            <text:p>166</text:p>
          </table:table-cell>
          <table:table-cell ns41:value-type="float" table:style-name="ce94" office:value="154" office:value-type="float">
            <text:p>154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3" office:value-type="float">
            <text:p>3</text:p>
          </table:table-cell>
          <table:table-cell table:style-name="ce94" table:number-columns-repeated="6"/>
          <table:table-cell ns41:value-type="float" table:style-name="ce94" office:value="6" office:value-type="float">
            <text:p>6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O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89" office:value-type="float">
            <text:p>89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250" office:value-type="float">
            <text:p>250</text:p>
          </table:table-cell>
          <table:table-cell ns41:value-type="float" table:style-name="ce94" office:value="208" office:value-type="float">
            <text:p>208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253" office:value-type="float">
            <text:p>253</text:p>
          </table:table-cell>
          <table:table-cell ns41:value-type="float" table:style-name="ce94" office:value="215" office:value-type="float">
            <text:p>215</text:p>
          </table:table-cell>
          <table:table-cell table:style-name="ce94"/>
          <table:table-cell ns41:value-type="float" table:style-name="ce95" office:value="1" office:value-type="float">
            <text:p>1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/>
          <table:table-cell ns41:value-type="string" table:style-name="ce93" office:value-type="string">
            <text:p>P</text:p>
          </table:table-cell>
          <table:table-cell table:style-name="ce93" table:number-columns-repeated="2"/>
          <table:table-cell table:style-name="ce36"/>
          <table:table-cell table:style-name="ce23"/>
          <table:table-cell ns41:value-type="float" table:style-name="ce42" office:value="236" office:value-type="float">
            <text:p>236</text:p>
          </table:table-cell>
          <table:table-cell ns41:value-type="float" table:style-name="ce94" office:value="4" office:value-type="float">
            <text:p>4</text:p>
          </table:table-cell>
          <table:table-cell table:style-name="ce94" table:number-columns-repeated="3"/>
          <table:table-cell ns41:value-type="float" table:style-name="ce94" office:value="640" office:value-type="float">
            <text:p>640</text:p>
          </table:table-cell>
          <table:table-cell ns41:value-type="float" table:style-name="ce94" office:value="629" office:value-type="float">
            <text:p>629</text:p>
          </table:table-cell>
          <table:table-cell ns41:value-type="float" table:style-name="ce94" office:value="13" office:value-type="float">
            <text:p>13</text:p>
          </table:table-cell>
          <table:table-cell ns41:value-type="float" table:style-name="ce94" office:value="14" office:value-type="float">
            <text:p>14</text:p>
          </table:table-cell>
          <table:table-cell ns41:value-type="float" table:style-name="ce94" office:value="653" office:value-type="float">
            <text:p>653</text:p>
          </table:table-cell>
          <table:table-cell ns41:value-type="float" table:style-name="ce94" office:value="643" office:value-type="float">
            <text:p>643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5" office:value="8" office:value-type="float">
            <text:p>8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56" office:value-type="float">
            <text:p>56</text:p>
          </table:table-cell>
          <table:table-cell table:style-name="ce94"/>
          <table:table-cell ns41:value-type="float" office:value="7" table:style-name="ce94" table:number-columns-repeated="2" office:value-type="float">
            <text:p>7</text:p>
          </table:table-cell>
          <table:table-cell ns41:value-type="float" table:style-name="ce94" office:value="129" office:value-type="float">
            <text:p>129</text:p>
          </table:table-cell>
          <table:table-cell ns41:value-type="float" table:style-name="ce94" office:value="98" office:value-type="float">
            <text:p>98</text:p>
          </table:table-cell>
          <table:table-cell ns41:value-type="float" table:style-name="ce94" office:value="136" office:value-type="float">
            <text:p>136</text:p>
          </table:table-cell>
          <table:table-cell ns41:value-type="float" table:style-name="ce94" office:value="105" office:value-type="float">
            <text:p>105</text:p>
          </table:table-cell>
          <table:table-cell table:style-name="ce94"/>
          <table:table-cell table:style-name="ce95"/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93" table:number-columns-repeated="4"/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4" office:value-type="float">
            <text:p>4</text:p>
          </table:table-cell>
          <table:table-cell table:style-name="ce94" table:number-columns-repeated="6"/>
          <table:table-cell ns41:value-type="float" table:style-name="ce94" office:value="9" office:value-type="float">
            <text:p>9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ce93" office:value-type="string">
            <text:p>TK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4637" office:value-type="float">
            <text:p>4637</text:p>
          </table:table-cell>
          <table:table-cell ns41:value-type="float" table:style-name="ce94" office:value="100" office:value-type="float">
            <text:p>100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40" office:value-type="float">
            <text:p>40</text:p>
          </table:table-cell>
          <table:table-cell ns41:value-type="float" table:style-name="ce94" office:value="112" office:value-type="float">
            <text:p>112</text:p>
          </table:table-cell>
          <table:table-cell ns41:value-type="float" table:style-name="ce94" office:value="10852" office:value-type="float">
            <text:p>10852</text:p>
          </table:table-cell>
          <table:table-cell ns41:value-type="float" table:style-name="ce94" office:value="11923" office:value-type="float">
            <text:p>11923</text:p>
          </table:table-cell>
          <table:table-cell ns41:value-type="float" table:style-name="ce94" office:value="388" office:value-type="float">
            <text:p>388</text:p>
          </table:table-cell>
          <table:table-cell ns41:value-type="float" table:style-name="ce94" office:value="281" office:value-type="float">
            <text:p>281</text:p>
          </table:table-cell>
          <table:table-cell ns41:value-type="float" table:style-name="ce94" office:value="11240" office:value-type="float">
            <text:p>11240</text:p>
          </table:table-cell>
          <table:table-cell ns41:value-type="float" table:style-name="ce94" office:value="12204" office:value-type="float">
            <text:p>12204</text:p>
          </table:table-cell>
          <table:table-cell ns41:value-type="float" table:style-name="ce94" office:value="636" office:value-type="float">
            <text:p>636</text:p>
          </table:table-cell>
          <table:table-cell ns41:value-type="float" table:style-name="ce95" office:value="489" office:value-type="float">
            <text:p>489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ce93" office:value-type="string">
            <text:p>TB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498" office:value-type="float">
            <text:p>498</text:p>
          </table:table-cell>
          <table:table-cell ns41:value-type="float" table:style-name="ce94" office:value="16" office:value-type="float">
            <text:p>16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56" office:value-type="float">
            <text:p>56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1370" office:value-type="float">
            <text:p>1370</text:p>
          </table:table-cell>
          <table:table-cell ns41:value-type="float" table:style-name="ce94" office:value="1267" office:value-type="float">
            <text:p>1267</text:p>
          </table:table-cell>
          <table:table-cell ns41:value-type="float" table:style-name="ce94" office:value="159" office:value-type="float">
            <text:p>159</text:p>
          </table:table-cell>
          <table:table-cell ns41:value-type="float" table:style-name="ce94" office:value="132" office:value-type="float">
            <text:p>132</text:p>
          </table:table-cell>
          <table:table-cell ns41:value-type="float" table:style-name="ce94" office:value="1529" office:value-type="float">
            <text:p>1529</text:p>
          </table:table-cell>
          <table:table-cell ns41:value-type="float" table:style-name="ce94" office:value="1399" office:value-type="float">
            <text:p>1399</text:p>
          </table:table-cell>
          <table:table-cell ns41:value-type="float" table:style-name="ce94" office:value="38" office:value-type="float">
            <text:p>38</text:p>
          </table:table-cell>
          <table:table-cell ns41:value-type="float" table:style-name="ce95" office:value="29" office:value-type="float">
            <text:p>29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ce93" office:value-type="string">
            <text:p>TO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5135" office:value-type="float">
            <text:p>5135</text:p>
          </table:table-cell>
          <table:table-cell ns41:value-type="float" table:style-name="ce94" office:value="116" office:value-type="float">
            <text:p>116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96" office:value-type="float">
            <text:p>96</text:p>
          </table:table-cell>
          <table:table-cell ns41:value-type="float" table:style-name="ce94" office:value="119" office:value-type="float">
            <text:p>119</text:p>
          </table:table-cell>
          <table:table-cell ns41:value-type="float" table:style-name="ce94" office:value="12222" office:value-type="float">
            <text:p>12222</text:p>
          </table:table-cell>
          <table:table-cell ns41:value-type="float" table:style-name="ce94" office:value="13190" office:value-type="float">
            <text:p>13190</text:p>
          </table:table-cell>
          <table:table-cell ns41:value-type="float" table:style-name="ce94" office:value="547" office:value-type="float">
            <text:p>547</text:p>
          </table:table-cell>
          <table:table-cell ns41:value-type="float" table:style-name="ce94" office:value="413" office:value-type="float">
            <text:p>413</text:p>
          </table:table-cell>
          <table:table-cell ns41:value-type="float" table:style-name="ce94" office:value="12769" office:value-type="float">
            <text:p>12769</text:p>
          </table:table-cell>
          <table:table-cell ns41:value-type="float" table:style-name="ce94" office:value="13603" office:value-type="float">
            <text:p>13603</text:p>
          </table:table-cell>
          <table:table-cell ns41:value-type="float" table:style-name="ce94" office:value="674" office:value-type="float">
            <text:p>674</text:p>
          </table:table-cell>
          <table:table-cell ns41:value-type="float" table:style-name="ce95" office:value="518" office:value-type="float">
            <text:p>518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ce93" office:value-type="string">
            <text:p>Pers</text:p>
          </table:table-cell>
          <table:table-cell table:style-name="ce93" table:number-columns-repeated="3"/>
          <table:table-cell table:style-name="ce36"/>
          <table:table-cell table:style-name="ce23"/>
          <table:table-cell table:style-name="ce42"/>
          <table:table-cell table:style-name="ce94" table:number-columns-repeated="6"/>
          <table:table-cell ns41:value-type="float" table:style-name="ce94" office:value="7" office:value-type="float">
            <text:p>7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5" office:value-type="float">
            <text:p>5</text:p>
          </table:table-cell>
          <table:table-cell table:style-name="ce94"/>
          <table:table-cell table:style-name="ce95"/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ce93" office:value-type="string">
            <text:p>AT</text:p>
          </table:table-cell>
          <table:table-cell table:style-name="ce93" table:number-columns-repeated="3"/>
          <table:table-cell table:style-name="ce36"/>
          <table:table-cell table:style-name="ce23"/>
          <table:table-cell ns41:value-type="float" table:style-name="ce42" office:value="5135" office:value-type="float">
            <text:p>5135</text:p>
          </table:table-cell>
          <table:table-cell ns41:value-type="float" table:style-name="ce94" office:value="116" office:value-type="float">
            <text:p>116</text:p>
          </table:table-cell>
          <table:table-cell ns41:value-type="float" table:style-name="ce94" office:value="12" office:value-type="float">
            <text:p>12</text:p>
          </table:table-cell>
          <table:table-cell ns41:value-type="float" table:style-name="ce94" office:value="96" office:value-type="float">
            <text:p>96</text:p>
          </table:table-cell>
          <table:table-cell ns41:value-type="float" table:style-name="ce94" office:value="119" office:value-type="float">
            <text:p>119</text:p>
          </table:table-cell>
          <table:table-cell ns41:value-type="float" table:style-name="ce94" office:value="12222" office:value-type="float">
            <text:p>12222</text:p>
          </table:table-cell>
          <table:table-cell ns41:value-type="float" table:style-name="ce94" office:value="13190" office:value-type="float">
            <text:p>13190</text:p>
          </table:table-cell>
          <table:table-cell ns41:value-type="float" table:style-name="ce94" office:value="554" office:value-type="float">
            <text:p>554</text:p>
          </table:table-cell>
          <table:table-cell ns41:value-type="float" table:style-name="ce94" office:value="418" office:value-type="float">
            <text:p>418</text:p>
          </table:table-cell>
          <table:table-cell ns41:value-type="float" table:style-name="ce94" office:value="12776" office:value-type="float">
            <text:p>12776</text:p>
          </table:table-cell>
          <table:table-cell ns41:value-type="float" table:style-name="ce94" office:value="13608" office:value-type="float">
            <text:p>13608</text:p>
          </table:table-cell>
          <table:table-cell ns41:value-type="float" table:style-name="ce94" office:value="674" office:value-type="float">
            <text:p>674</text:p>
          </table:table-cell>
          <table:table-cell ns41:value-type="float" table:style-name="ce95" office:value="518" office:value-type="float">
            <text:p>518</text:p>
          </table:table-cell>
          <table:table-cell ns41:value-type="float" table:style-name="ce56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table-cell ns41:value-type="string" table:number-rows-spanned="34" table:style-name="ce12" table:number-columns-spanned="1" office:value-type="string">
            <text:p><text:span text:style-name="T1">Zwollerkerspel</text:span><text:span text:style-name="T2"> (Geene kom)</text:span></text:p>
          </table:table-cell>
          <table:table-cell table:style-name="ce93" table:number-columns-repeated="2"/>
          <table:table-cell ns41:value-type="string" table:style-name="ce93" office:value-type="string">
            <text:p>Buurtschap</text:p>
          </table:table-cell>
          <table:table-cell ns41:value-type="string" table:style-name="ce93" office:value-type="string">
            <text:p>Cellemuiden</text:p>
          </table:table-cell>
          <table:table-cell table:style-name="ce36"/>
          <table:table-cell table:style-name="ce23"/>
          <table:table-cell ns41:value-type="float" table:style-name="ce42" office:value="7" office:value-type="float">
            <text:p>7</text:p>
          </table:table-cell>
          <table:table-cell table:style-name="ce94" table:number-columns-repeated="4"/>
          <table:table-cell ns41:value-type="float" table:style-name="ce94" office:value="24" office:value-type="float">
            <text:p>24</text:p>
          </table:table-cell>
          <table:table-cell ns41:value-type="float" table:style-name="ce94" office:value="21" office:value-type="float">
            <text:p>21</text:p>
          </table:table-cell>
          <table:table-cell table:style-name="ce94" table:number-columns-repeated="2"/>
          <table:table-cell ns41:value-type="float" table:style-name="ce94" office:value="24" office:value-type="float">
            <text:p>24</text:p>
          </table:table-cell>
          <table:table-cell ns41:value-type="float" table:style-name="ce94" office:value="21" office:value-type="float">
            <text:p>21</text:p>
          </table:table-cell>
          <table:table-cell ns41:value-type="float" table:style-name="ce94" office:value="1" office:value-type="float">
            <text:p>1</text:p>
          </table:table-cell>
          <table:table-cell table:style-name="ce95"/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93" table:number-columns-repeated="3"/>
          <table:table-cell ns41:value-type="string" table:style-name="ce93" office:value-type="string">
            <text:p>Roebollige hoek</text:p>
          </table:table-cell>
          <table:table-cell table:style-name="ce36"/>
          <table:table-cell table:style-name="ce23"/>
          <table:table-cell ns41:value-type="float" table:style-name="ce42" office:value="14" office:value-type="float">
            <text:p>14</text:p>
          </table:table-cell>
          <table:table-cell table:style-name="ce94" table:number-columns-repeated="4"/>
          <table:table-cell ns41:value-type="float" table:style-name="ce94" office:value="45" office:value-type="float">
            <text:p>45</text:p>
          </table:table-cell>
          <table:table-cell ns41:value-type="float" table:style-name="ce94" office:value="38" office:value-type="float">
            <text:p>38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45" office:value-type="float">
            <text:p>45</text:p>
          </table:table-cell>
          <table:table-cell ns41:value-type="float" table:style-name="ce94" office:value="39" office:value-type="float">
            <text:p>39</text:p>
          </table:table-cell>
          <table:table-cell ns41:value-type="float" table:style-name="ce94" office:value="3" office:value-type="float">
            <text:p>3</text:p>
          </table:table-cell>
          <table:table-cell table:style-name="ce95"/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93" table:number-columns-repeated="3"/>
          <table:table-cell ns41:value-type="string" table:style-name="ce93" office:value-type="string">
            <text:p>Hasselerdijk</text:p>
          </table:table-cell>
          <table:table-cell table:style-name="ce36"/>
          <table:table-cell table:style-name="ce23"/>
          <table:table-cell ns41:value-type="float" table:style-name="ce42" office:value="12" office:value-type="float">
            <text:p>12</text:p>
          </table:table-cell>
          <table:table-cell table:style-name="ce94" table:number-columns-repeated="4"/>
          <table:table-cell ns41:value-type="float" table:style-name="ce94" office:value="41" office:value-type="float">
            <text:p>41</text:p>
          </table:table-cell>
          <table:table-cell ns41:value-type="float" table:style-name="ce94" office:value="33" office:value-type="float">
            <text:p>33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42" office:value-type="float">
            <text:p>42</text:p>
          </table:table-cell>
          <table:table-cell ns41:value-type="float" table:style-name="ce94" office:value="34" office:value-type="float">
            <text:p>34</text:p>
          </table:table-cell>
          <table:table-cell table:style-name="ce94"/>
          <table:table-cell ns41:value-type="float" table:style-name="ce95" office:value="2" office:value-type="float">
            <text:p>2</text:p>
          </table:table-cell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93" table:number-columns-repeated="3"/>
          <table:table-cell ns41:value-type="string" table:style-name="ce93" office:value-type="string">
            <text:p>Genne Overwater</text:p>
          </table:table-cell>
          <table:table-cell table:style-name="ce36"/>
          <table:table-cell table:style-name="ce23"/>
          <table:table-cell ns41:value-type="float" table:style-name="ce42" office:value="17" office:value-type="float">
            <text:p>17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50" office:value-type="float">
            <text:p>50</text:p>
          </table:table-cell>
          <table:table-cell ns41:value-type="float" table:style-name="ce94" office:value="41" office:value-type="float">
            <text:p>41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50" office:value-type="float">
            <text:p>50</text:p>
          </table:table-cell>
          <table:table-cell ns41:value-type="float" table:style-name="ce94" office:value="43" office:value-type="float">
            <text:p>43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93" table:number-columns-repeated="3"/>
          <table:table-cell ns41:value-type="string" table:style-name="ce93" office:value-type="string">
            <text:p>Nieuwe - Wetering</text:p>
          </table:table-cell>
          <table:table-cell table:style-name="ce36"/>
          <table:table-cell table:style-name="ce23"/>
          <table:table-cell ns41:value-type="float" table:style-name="ce42" office:value="29" office:value-type="float">
            <text:p>29</text:p>
          </table:table-cell>
          <table:table-cell table:style-name="ce94" table:number-columns-repeated="4"/>
          <table:table-cell ns41:value-type="float" table:style-name="ce94" office:value="105" office:value-type="float">
            <text:p>105</text:p>
          </table:table-cell>
          <table:table-cell ns41:value-type="float" table:style-name="ce94" office:value="84" office:value-type="float">
            <text:p>84</text:p>
          </table:table-cell>
          <table:table-cell table:style-name="ce94"/>
          <table:table-cell ns41:value-type="float" table:style-name="ce94" office:value="5" office:value-type="float">
            <text:p>5</text:p>
          </table:table-cell>
          <table:table-cell ns41:value-type="float" table:style-name="ce94" office:value="105" office:value-type="float">
            <text:p>105</text:p>
          </table:table-cell>
          <table:table-cell ns41:value-type="float" table:style-name="ce94" office:value="89" office:value-type="float">
            <text:p>89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93" table:number-columns-repeated="3"/>
          <table:table-cell ns41:value-type="string" table:style-name="ce93" office:value-type="string">
            <text:p>Oude-Wetering</text:p>
          </table:table-cell>
          <table:table-cell table:style-name="ce36"/>
          <table:table-cell table:style-name="ce23"/>
          <table:table-cell ns41:value-type="float" table:style-name="ce42" office:value="28" office:value-type="float">
            <text:p>28</text:p>
          </table:table-cell>
          <table:table-cell table:style-name="ce94" table:number-columns-repeated="4"/>
          <table:table-cell ns41:value-type="float" table:style-name="ce94" office:value="91" office:value-type="float">
            <text:p>91</text:p>
          </table:table-cell>
          <table:table-cell ns41:value-type="float" table:style-name="ce94" office:value="76" office:value-type="float">
            <text:p>76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93" office:value-type="float">
            <text:p>93</text:p>
          </table:table-cell>
          <table:table-cell ns41:value-type="float" table:style-name="ce94" office:value="81" office:value-type="float">
            <text:p>81</text:p>
          </table:table-cell>
          <table:table-cell ns41:value-type="float" table:style-name="ce94" office:value="1" office:value-type="float">
            <text:p>1</text:p>
          </table:table-cell>
          <table:table-cell table:style-name="ce95"/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93" table:number-columns-repeated="3"/>
          <table:table-cell ns41:value-type="string" table:style-name="ce93" office:value-type="string">
            <text:p>Zeedijk</text:p>
          </table:table-cell>
          <table:table-cell table:style-name="ce36"/>
          <table:table-cell table:style-name="ce23"/>
          <table:table-cell ns41:value-type="float" table:style-name="ce42" office:value="11" office:value-type="float">
            <text:p>11</text:p>
          </table:table-cell>
          <table:table-cell table:style-name="ce94" table:number-columns-repeated="4"/>
          <table:table-cell ns41:value-type="float" table:style-name="ce94" office:value="38" office:value-type="float">
            <text:p>38</text:p>
          </table:table-cell>
          <table:table-cell ns41:value-type="float" table:style-name="ce94" office:value="28" office:value-type="float">
            <text:p>28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39" office:value-type="float">
            <text:p>39</text:p>
          </table:table-cell>
          <table:table-cell ns41:value-type="float" table:style-name="ce94" office:value="29" office:value-type="float">
            <text:p>29</text:p>
          </table:table-cell>
          <table:table-cell table:style-name="ce94"/>
          <table:table-cell table:style-name="ce95"/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93" table:number-columns-repeated="3"/>
          <table:table-cell ns41:value-type="string" table:style-name="ce93" office:value-type="string">
            <text:p>Biswetering</text:p>
          </table:table-cell>
          <table:table-cell table:style-name="ce36"/>
          <table:table-cell table:style-name="ce23"/>
          <table:table-cell ns41:value-type="float" table:style-name="ce42" office:value="6" office:value-type="float">
            <text:p>6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8" office:value-type="float">
            <text:p>18</text:p>
          </table:table-cell>
          <table:table-cell ns41:value-type="float" table:style-name="ce94" office:value="20" office:value-type="float">
            <text:p>20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18" office:value-type="float">
            <text:p>18</text:p>
          </table:table-cell>
          <table:table-cell ns41:value-type="float" table:style-name="ce94" office:value="21" office:value-type="float">
            <text:p>21</text:p>
          </table:table-cell>
          <table:table-cell table:style-name="ce94"/>
          <table:table-cell table:style-name="ce95"/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93" table:number-columns-repeated="3"/>
          <table:table-cell ns41:value-type="string" table:style-name="ce93" office:value-type="string">
            <text:p>s Heerenbroek</text:p>
          </table:table-cell>
          <table:table-cell table:style-name="ce36"/>
          <table:table-cell table:style-name="ce23"/>
          <table:table-cell ns41:value-type="float" table:style-name="ce42" office:value="55" office:value-type="float">
            <text:p>55</text:p>
          </table:table-cell>
          <table:table-cell table:style-name="ce94" table:number-columns-repeated="4"/>
          <table:table-cell ns41:value-type="float" table:style-name="ce94" office:value="140" office:value-type="float">
            <text:p>140</text:p>
          </table:table-cell>
          <table:table-cell ns41:value-type="float" table:style-name="ce94" office:value="134" office:value-type="float">
            <text:p>134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145" office:value-type="float">
            <text:p>145</text:p>
          </table:table-cell>
          <table:table-cell ns41:value-type="float" table:style-name="ce94" office:value="140" office:value-type="float">
            <text:p>140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93" table:number-columns-repeated="3"/>
          <table:table-cell ns41:value-type="string" table:style-name="ce93" office:value-type="string">
            <text:p>Westenholte</text:p>
          </table:table-cell>
          <table:table-cell table:style-name="ce36"/>
          <table:table-cell table:style-name="ce23"/>
          <table:table-cell ns41:value-type="float" table:style-name="ce42" office:value="97" office:value-type="float">
            <text:p>97</text:p>
          </table:table-cell>
          <table:table-cell table:style-name="ce94" table:number-columns-repeated="4"/>
          <table:table-cell ns41:value-type="float" office:value="233" table:style-name="ce94" table:number-columns-repeated="2" office:value-type="float">
            <text:p>233</text:p>
          </table:table-cell>
          <table:table-cell ns41:value-type="float" office:value="3" table:style-name="ce94" table:number-columns-repeated="2" office:value-type="float">
            <text:p>3</text:p>
          </table:table-cell>
          <table:table-cell ns41:value-type="float" office:value="236" table:style-name="ce94" table:number-columns-repeated="2" office:value-type="float">
            <text:p>236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93" table:number-columns-repeated="3"/>
          <table:table-cell ns41:value-type="string" table:style-name="ce93" office:value-type="string">
            <text:p>Voorst</text:p>
          </table:table-cell>
          <table:table-cell table:style-name="ce36"/>
          <table:table-cell table:style-name="ce23"/>
          <table:table-cell ns41:value-type="float" table:style-name="ce42" office:value="60" office:value-type="float">
            <text:p>60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46" office:value-type="float">
            <text:p>146</text:p>
          </table:table-cell>
          <table:table-cell ns41:value-type="float" table:style-name="ce94" office:value="145" office:value-type="float">
            <text:p>145</text:p>
          </table:table-cell>
          <table:table-cell ns41:value-type="float" table:style-name="ce94" office:value="6" office:value-type="float">
            <text:p>6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152" office:value-type="float">
            <text:p>152</text:p>
          </table:table-cell>
          <table:table-cell ns41:value-type="float" table:style-name="ce94" office:value="148" office:value-type="float">
            <text:p>148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93" table:number-columns-repeated="3"/>
          <table:table-cell ns41:value-type="string" table:style-name="ce93" office:value-type="string">
            <text:p>Spoolde</text:p>
          </table:table-cell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98" office:value-type="float">
            <text:p>98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228" office:value-type="float">
            <text:p>228</text:p>
          </table:table-cell>
          <table:table-cell ns41:value-type="float" table:style-name="ce94" office:value="234" office:value-type="float">
            <text:p>234</text:p>
          </table:table-cell>
          <table:table-cell ns41:value-type="float" table:style-name="ce94" office:value="7" office:value-type="float">
            <text:p>7</text:p>
          </table:table-cell>
          <table:table-cell ns41:value-type="float" table:style-name="ce94" office:value="8" office:value-type="float">
            <text:p>8</text:p>
          </table:table-cell>
          <table:table-cell ns41:value-type="float" table:style-name="ce94" office:value="235" office:value-type="float">
            <text:p>235</text:p>
          </table:table-cell>
          <table:table-cell ns41:value-type="float" table:style-name="ce94" office:value="242" office:value-type="float">
            <text:p>24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5" office:value-type="float">
            <text:p>5</text:p>
          </table:table-cell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93" table:number-columns-repeated="3"/>
          <table:table-cell ns41:value-type="string" table:style-name="ce93" office:value-type="string">
            <text:p>Spoolde</text:p>
          </table:table-cell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3"/>
          <table:table-cell ns41:value-type="float" table:style-name="ce94" office:value="3" office:value-type="float">
            <text:p>3</text:p>
          </table:table-cell>
          <table:table-cell table:style-name="ce94" table:number-columns-repeated="6"/>
          <table:table-cell ns41:value-type="float" table:style-name="ce94" office:value="3" office:value-type="float">
            <text:p>3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93" table:number-columns-repeated="3"/>
          <table:table-cell ns41:value-type="string" table:style-name="ce93" office:value-type="string">
            <text:p>Schelle</text:p>
          </table:table-cell>
          <table:table-cell table:style-name="ce36"/>
          <table:table-cell table:style-name="ce23"/>
          <table:table-cell ns41:value-type="float" table:style-name="ce42" office:value="25" office:value-type="float">
            <text:p>25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63" office:value-type="float">
            <text:p>63</text:p>
          </table:table-cell>
          <table:table-cell ns41:value-type="float" table:style-name="ce94" office:value="67" office:value-type="float">
            <text:p>6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67" office:value-type="float">
            <text:p>67</text:p>
          </table:table-cell>
          <table:table-cell ns41:value-type="float" table:style-name="ce94" office:value="70" office:value-type="float">
            <text:p>70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93" table:number-columns-repeated="3"/>
          <table:table-cell ns41:value-type="string" table:style-name="ce93" office:value-type="string">
            <text:p>Oldeneel</text:p>
          </table:table-cell>
          <table:table-cell table:style-name="ce36"/>
          <table:table-cell table:style-name="ce23"/>
          <table:table-cell ns41:value-type="float" table:style-name="ce42" office:value="40" office:value-type="float">
            <text:p>40</text:p>
          </table:table-cell>
          <table:table-cell table:style-name="ce94" table:number-columns-repeated="4"/>
          <table:table-cell ns41:value-type="float" table:style-name="ce94" office:value="107" office:value-type="float">
            <text:p>107</text:p>
          </table:table-cell>
          <table:table-cell ns41:value-type="float" table:style-name="ce94" office:value="76" office:value-type="float">
            <text:p>76</text:p>
          </table:table-cell>
          <table:table-cell table:style-name="ce94" table:number-columns-repeated="2"/>
          <table:table-cell ns41:value-type="float" table:style-name="ce94" office:value="107" office:value-type="float">
            <text:p>107</text:p>
          </table:table-cell>
          <table:table-cell ns41:value-type="float" table:style-name="ce94" office:value="76" office:value-type="float">
            <text:p>76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93" table:number-columns-repeated="3"/>
          <table:table-cell ns41:value-type="string" table:style-name="ce93" office:value-type="string">
            <text:p>Harculo</text:p>
          </table:table-cell>
          <table:table-cell table:style-name="ce36"/>
          <table:table-cell table:style-name="ce23"/>
          <table:table-cell ns41:value-type="float" table:style-name="ce42" office:value="29" office:value-type="float">
            <text:p>29</text:p>
          </table:table-cell>
          <table:table-cell table:style-name="ce94" table:number-columns-repeated="4"/>
          <table:table-cell ns41:value-type="float" table:style-name="ce94" office:value="78" office:value-type="float">
            <text:p>78</text:p>
          </table:table-cell>
          <table:table-cell ns41:value-type="float" table:style-name="ce94" office:value="66" office:value-type="float">
            <text:p>66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79" office:value-type="float">
            <text:p>79</text:p>
          </table:table-cell>
          <table:table-cell ns41:value-type="float" table:style-name="ce94" office:value="68" office:value-type="float">
            <text:p>68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93" table:number-columns-repeated="3"/>
          <table:table-cell ns41:value-type="string" table:style-name="ce93" office:value-type="string">
            <text:p>Windesheim</text:p>
          </table:table-cell>
          <table:table-cell table:style-name="ce36"/>
          <table:table-cell table:style-name="ce23"/>
          <table:table-cell ns41:value-type="float" table:style-name="ce42" office:value="73" office:value-type="float">
            <text:p>73</text:p>
          </table:table-cell>
          <table:table-cell table:style-name="ce94" table:number-columns-repeated="4"/>
          <table:table-cell ns41:value-type="float" table:style-name="ce94" office:value="178" office:value-type="float">
            <text:p>178</text:p>
          </table:table-cell>
          <table:table-cell ns41:value-type="float" table:style-name="ce94" office:value="187" office:value-type="float">
            <text:p>187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80" office:value-type="float">
            <text:p>180</text:p>
          </table:table-cell>
          <table:table-cell ns41:value-type="float" table:style-name="ce94" office:value="188" office:value-type="float">
            <text:p>188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93" table:number-columns-repeated="3"/>
          <table:table-cell ns41:value-type="string" table:style-name="ce93" office:value-type="string">
            <text:p>Hoog-Zuthem</text:p>
          </table:table-cell>
          <table:table-cell ns41:value-type="string" table:style-name="ce36" office:value-type="string">
            <text:p>Huizen</text:p>
          </table:table-cell>
          <table:table-cell table:style-name="ce23"/>
          <table:table-cell ns41:value-type="float" table:style-name="ce42" office:value="23" office:value-type="float">
            <text:p>23</text:p>
          </table:table-cell>
          <table:table-cell table:style-name="ce94" table:number-columns-repeated="4"/>
          <table:table-cell ns41:value-type="float" table:style-name="ce94" office:value="72" office:value-type="float">
            <text:p>72</text:p>
          </table:table-cell>
          <table:table-cell ns41:value-type="float" table:style-name="ce94" office:value="67" office:value-type="float">
            <text:p>67</text:p>
          </table:table-cell>
          <table:table-cell ns41:value-type="float" table:style-name="ce94" office:value="1" office:value-type="float">
            <text:p>1</text:p>
          </table:table-cell>
          <table:table-cell table:style-name="ce94"/>
          <table:table-cell ns41:value-type="float" table:style-name="ce94" office:value="73" office:value-type="float">
            <text:p>73</text:p>
          </table:table-cell>
          <table:table-cell ns41:value-type="float" table:style-name="ce94" office:value="67" office:value-type="float">
            <text:p>67</text:p>
          </table:table-cell>
          <table:table-cell table:style-name="ce94"/>
          <table:table-cell ns41:value-type="float" table:style-name="ce95" office:value="1" office:value-type="float">
            <text:p>1</text:p>
          </table:table-cell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93" table:number-columns-repeated="3"/>
          <table:table-cell ns41:value-type="string" table:style-name="ce93" office:value-type="string">
            <text:p>Hoog-Zuthem</text:p>
          </table:table-cell>
          <table:table-cell ns41:value-type="string" table:style-name="ce36" office:value-type="string">
            <text:p>Tijd. aanw. schepen</text:p>
          </table:table-cell>
          <table:table-cell table:style-name="ce23"/>
          <table:table-cell table:style-name="ce42"/>
          <table:table-cell table:style-name="ce94" table:number-columns-repeated="2"/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3" office:value-type="float">
            <text:p>3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4" office:value-type="float">
            <text:p>4</text:p>
          </table:table-cell>
          <table:table-cell table:style-name="ce94"/>
          <table:table-cell table:style-name="ce95"/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93" table:number-columns-repeated="3"/>
          <table:table-cell ns41:value-type="string" table:style-name="ce93" office:value-type="string">
            <text:p>Laag-Zuthem</text:p>
          </table:table-cell>
          <table:table-cell table:style-name="ce36"/>
          <table:table-cell table:style-name="ce23"/>
          <table:table-cell ns41:value-type="float" table:style-name="ce42" office:value="17" office:value-type="float">
            <text:p>17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41" office:value-type="float">
            <text:p>41</text:p>
          </table:table-cell>
          <table:table-cell ns41:value-type="float" table:style-name="ce94" office:value="35" office:value-type="float">
            <text:p>35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41" office:value-type="float">
            <text:p>41</text:p>
          </table:table-cell>
          <table:table-cell ns41:value-type="float" table:style-name="ce94" office:value="36" office:value-type="float">
            <text:p>36</text:p>
          </table:table-cell>
          <table:table-cell table:style-name="ce94"/>
          <table:table-cell ns41:value-type="float" table:style-name="ce95" office:value="3" office:value-type="float">
            <text:p>3</text:p>
          </table:table-cell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93" table:number-columns-repeated="3"/>
          <table:table-cell ns41:value-type="string" table:style-name="ce93" office:value-type="string">
            <text:p>Ittersum</text:p>
          </table:table-cell>
          <table:table-cell table:style-name="ce36"/>
          <table:table-cell table:style-name="ce23"/>
          <table:table-cell ns41:value-type="float" table:style-name="ce42" office:value="76" office:value-type="float">
            <text:p>76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204" office:value-type="float">
            <text:p>204</text:p>
          </table:table-cell>
          <table:table-cell ns41:value-type="float" table:style-name="ce94" office:value="170" office:value-type="float">
            <text:p>170</text:p>
          </table:table-cell>
          <table:table-cell table:style-name="ce94" table:number-columns-repeated="2"/>
          <table:table-cell ns41:value-type="float" table:style-name="ce94" office:value="204" office:value-type="float">
            <text:p>204</text:p>
          </table:table-cell>
          <table:table-cell ns41:value-type="float" table:style-name="ce94" office:value="170" office:value-type="float">
            <text:p>170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93" table:number-columns-repeated="3"/>
          <table:table-cell ns41:value-type="string" table:style-name="ce93" office:value-type="string">
            <text:p>Zalne</text:p>
          </table:table-cell>
          <table:table-cell table:style-name="ce36"/>
          <table:table-cell table:style-name="ce23"/>
          <table:table-cell ns41:value-type="float" table:style-name="ce42" office:value="26" office:value-type="float">
            <text:p>26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73" office:value-type="float">
            <text:p>73</text:p>
          </table:table-cell>
          <table:table-cell ns41:value-type="float" table:style-name="ce94" office:value="57" office:value-type="float">
            <text:p>57</text:p>
          </table:table-cell>
          <table:table-cell table:style-name="ce94" table:number-columns-repeated="2"/>
          <table:table-cell ns41:value-type="float" table:style-name="ce94" office:value="73" office:value-type="float">
            <text:p>73</text:p>
          </table:table-cell>
          <table:table-cell ns41:value-type="float" table:style-name="ce94" office:value="57" office:value-type="float">
            <text:p>57</text:p>
          </table:table-cell>
          <table:table-cell table:style-name="ce94"/>
          <table:table-cell table:style-name="ce95"/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93" table:number-columns-repeated="3"/>
          <table:table-cell ns41:value-type="string" table:style-name="ce93" office:value-type="string">
            <text:p>Wijthmen</text:p>
          </table:table-cell>
          <table:table-cell table:style-name="ce36"/>
          <table:table-cell table:style-name="ce23"/>
          <table:table-cell ns41:value-type="float" table:style-name="ce42" office:value="51" office:value-type="float">
            <text:p>51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51" office:value-type="float">
            <text:p>151</text:p>
          </table:table-cell>
          <table:table-cell ns41:value-type="float" table:style-name="ce94" office:value="136" office:value-type="float">
            <text:p>136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53" office:value-type="float">
            <text:p>153</text:p>
          </table:table-cell>
          <table:table-cell ns41:value-type="float" table:style-name="ce94" office:value="140" office:value-type="float">
            <text:p>140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93" table:number-columns-repeated="3"/>
          <table:table-cell ns41:value-type="string" table:style-name="ce93" office:value-type="string">
            <text:p>Herfte</text:p>
          </table:table-cell>
          <table:table-cell table:style-name="ce36"/>
          <table:table-cell table:style-name="ce23"/>
          <table:table-cell ns41:value-type="float" table:style-name="ce42" office:value="21" office:value-type="float">
            <text:p>21</text:p>
          </table:table-cell>
          <table:table-cell table:style-name="ce94" table:number-columns-repeated="4"/>
          <table:table-cell ns41:value-type="float" table:style-name="ce94" office:value="75" office:value-type="float">
            <text:p>75</text:p>
          </table:table-cell>
          <table:table-cell ns41:value-type="float" table:style-name="ce94" office:value="59" office:value-type="float">
            <text:p>59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76" office:value-type="float">
            <text:p>76</text:p>
          </table:table-cell>
          <table:table-cell ns41:value-type="float" table:style-name="ce94" office:value="61" office:value-type="float">
            <text:p>61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93" table:number-columns-repeated="3"/>
          <table:table-cell ns41:value-type="string" table:style-name="ce93" office:value-type="string">
            <text:p>Berkum-Veldhoek</text:p>
          </table:table-cell>
          <table:table-cell table:style-name="ce36"/>
          <table:table-cell table:style-name="ce23"/>
          <table:table-cell ns41:value-type="float" table:style-name="ce42" office:value="43" office:value-type="float">
            <text:p>43</text:p>
          </table:table-cell>
          <table:table-cell ns41:value-type="float" table:style-name="ce94" office:value="2" office:value-type="float">
            <text:p>2</text:p>
          </table:table-cell>
          <table:table-cell table:style-name="ce94" table:number-columns-repeated="3"/>
          <table:table-cell ns41:value-type="float" table:style-name="ce94" office:value="99" office:value-type="float">
            <text:p>99</text:p>
          </table:table-cell>
          <table:table-cell ns41:value-type="float" table:style-name="ce94" office:value="96" office:value-type="float">
            <text:p>96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4" office:value="103" office:value-type="float">
            <text:p>103</text:p>
          </table:table-cell>
          <table:table-cell ns41:value-type="float" table:style-name="ce94" office:value="97" office:value-type="float">
            <text:p>97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5" office:value="1" office:value-type="float">
            <text:p>1</text:p>
          </table:table-cell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93" table:number-columns-repeated="3"/>
          <table:table-cell ns41:value-type="string" table:style-name="ce93" office:value-type="string">
            <text:p>Berkum-Poepershoek</text:p>
          </table:table-cell>
          <table:table-cell table:style-name="ce36"/>
          <table:table-cell table:style-name="ce23"/>
          <table:table-cell ns41:value-type="float" table:style-name="ce42" office:value="41" office:value-type="float">
            <text:p>41</text:p>
          </table:table-cell>
          <table:table-cell table:style-name="ce94" table:number-columns-repeated="4"/>
          <table:table-cell ns41:value-type="float" table:style-name="ce94" office:value="92" office:value-type="float">
            <text:p>92</text:p>
          </table:table-cell>
          <table:table-cell ns41:value-type="float" table:style-name="ce94" office:value="87" office:value-type="float">
            <text:p>87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96" office:value-type="float">
            <text:p>96</text:p>
          </table:table-cell>
          <table:table-cell ns41:value-type="float" table:style-name="ce94" office:value="90" office:value-type="float">
            <text:p>90</text:p>
          </table:table-cell>
          <table:table-cell table:style-name="ce94"/>
          <table:table-cell ns41:value-type="float" table:style-name="ce95" office:value="2" office:value-type="float">
            <text:p>2</text:p>
          </table:table-cell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93" table:number-columns-repeated="3"/>
          <table:table-cell ns41:value-type="string" table:style-name="ce93" office:value-type="string">
            <text:p>Berkum-Bruggenhoek</text:p>
          </table:table-cell>
          <table:table-cell table:style-name="ce36"/>
          <table:table-cell table:style-name="ce23"/>
          <table:table-cell ns41:value-type="float" table:style-name="ce42" office:value="41" office:value-type="float">
            <text:p>41</text:p>
          </table:table-cell>
          <table:table-cell table:style-name="ce94" table:number-columns-repeated="4"/>
          <table:table-cell ns41:value-type="float" table:style-name="ce94" office:value="89" office:value-type="float">
            <text:p>89</text:p>
          </table:table-cell>
          <table:table-cell ns41:value-type="float" table:style-name="ce94" office:value="83" office:value-type="float">
            <text:p>83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92" office:value-type="float">
            <text:p>92</text:p>
          </table:table-cell>
          <table:table-cell ns41:value-type="float" table:style-name="ce94" office:value="88" office:value-type="float">
            <text:p>88</text:p>
          </table:table-cell>
          <table:table-cell ns41:value-type="float" table:style-name="ce94" office:value="4" office:value-type="float">
            <text:p>4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93" table:number-columns-repeated="3"/>
          <table:table-cell ns41:value-type="string" table:style-name="ce93" office:value-type="string">
            <text:p>Berkum-Brinkhoek</text:p>
          </table:table-cell>
          <table:table-cell table:style-name="ce36"/>
          <table:table-cell table:style-name="ce23"/>
          <table:table-cell ns41:value-type="float" table:style-name="ce42" office:value="18" office:value-type="float">
            <text:p>18</text:p>
          </table:table-cell>
          <table:table-cell table:style-name="ce94" table:number-columns-repeated="4"/>
          <table:table-cell ns41:value-type="float" table:style-name="ce94" office:value="66" office:value-type="float">
            <text:p>66</text:p>
          </table:table-cell>
          <table:table-cell ns41:value-type="float" table:style-name="ce94" office:value="46" office:value-type="float">
            <text:p>46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4" office:value="3" office:value-type="float">
            <text:p>3</text:p>
          </table:table-cell>
          <table:table-cell ns41:value-type="float" table:style-name="ce94" office:value="68" office:value-type="float">
            <text:p>68</text:p>
          </table:table-cell>
          <table:table-cell ns41:value-type="float" table:style-name="ce94" office:value="49" office:value-type="float">
            <text:p>49</text:p>
          </table:table-cell>
          <table:table-cell ns41:value-type="float" table:style-name="ce94" office:value="1" office:value-type="float">
            <text:p>1</text:p>
          </table:table-cell>
          <table:table-cell ns41:value-type="float" table:style-name="ce95" office:value="2" office:value-type="float">
            <text:p>2</text:p>
          </table:table-cell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93" table:number-columns-repeated="3"/>
          <table:table-cell ns41:value-type="string" table:style-name="ce93" office:value-type="string">
            <text:p>Langenholte</text:p>
          </table:table-cell>
          <table:table-cell table:style-name="ce36"/>
          <table:table-cell table:style-name="ce23"/>
          <table:table-cell ns41:value-type="float" table:style-name="ce42" office:value="21" office:value-type="float">
            <text:p>21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65" office:value-type="float">
            <text:p>65</text:p>
          </table:table-cell>
          <table:table-cell ns41:value-type="float" table:style-name="ce94" office:value="52" office:value-type="float">
            <text:p>52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66" office:value-type="float">
            <text:p>66</text:p>
          </table:table-cell>
          <table:table-cell ns41:value-type="float" table:style-name="ce94" office:value="53" office:value-type="float">
            <text:p>53</text:p>
          </table:table-cell>
          <table:table-cell table:style-name="ce94"/>
          <table:table-cell table:style-name="ce95"/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93" table:number-columns-repeated="3"/>
          <table:table-cell ns41:value-type="string" table:style-name="ce93" office:value-type="string">
            <text:p>Haerst</text:p>
          </table:table-cell>
          <table:table-cell table:style-name="ce36"/>
          <table:table-cell table:style-name="ce23"/>
          <table:table-cell ns41:value-type="float" table:style-name="ce42" office:value="45" office:value-type="float">
            <text:p>45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125" office:value-type="float">
            <text:p>125</text:p>
          </table:table-cell>
          <table:table-cell ns41:value-type="float" table:style-name="ce94" office:value="126" office:value-type="float">
            <text:p>126</text:p>
          </table:table-cell>
          <table:table-cell ns41:value-type="float" table:style-name="ce94" office:value="5" office:value-type="float">
            <text:p>5</text:p>
          </table:table-cell>
          <table:table-cell ns41:value-type="float" table:style-name="ce94" office:value="9" office:value-type="float">
            <text:p>9</text:p>
          </table:table-cell>
          <table:table-cell ns41:value-type="float" table:style-name="ce94" office:value="130" office:value-type="float">
            <text:p>130</text:p>
          </table:table-cell>
          <table:table-cell ns41:value-type="float" table:style-name="ce94" office:value="135" office:value-type="float">
            <text:p>135</text:p>
          </table:table-cell>
          <table:table-cell ns41:value-type="float" table:style-name="ce94" office:value="2" office:value-type="float">
            <text:p>2</text:p>
          </table:table-cell>
          <table:table-cell table:style-name="ce95"/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93" table:number-columns-repeated="3"/>
          <table:table-cell ns41:value-type="string" table:style-name="ce93" office:value-type="string">
            <text:p>Genne <text:s/></text:p>
          </table:table-cell>
          <table:table-cell table:style-name="ce36"/>
          <table:table-cell table:style-name="ce23"/>
          <table:table-cell ns41:value-type="float" table:style-name="ce42" office:value="32" office:value-type="float">
            <text:p>32</text:p>
          </table:table-cell>
          <table:table-cell table:style-name="ce94" table:number-columns-repeated="4"/>
          <table:table-cell ns41:value-type="float" table:style-name="ce94" office:value="82" office:value-type="float">
            <text:p>82</text:p>
          </table:table-cell>
          <table:table-cell ns41:value-type="float" table:style-name="ce94" office:value="59" office:value-type="float">
            <text:p>59</text:p>
          </table:table-cell>
          <table:table-cell table:style-name="ce94"/>
          <table:table-cell ns41:value-type="float" table:style-name="ce94" office:value="2" office:value-type="float">
            <text:p>2</text:p>
          </table:table-cell>
          <table:table-cell ns41:value-type="float" table:style-name="ce94" office:value="82" office:value-type="float">
            <text:p>82</text:p>
          </table:table-cell>
          <table:table-cell ns41:value-type="float" table:style-name="ce94" office:value="61" office:value-type="float">
            <text:p>61</text:p>
          </table:table-cell>
          <table:table-cell ns41:value-type="float" table:style-name="ce94" office:value="2" office:value-type="float">
            <text:p>2</text:p>
          </table:table-cell>
          <table:table-cell ns41:value-type="float" table:style-name="ce95" office:value="3" office:value-type="float">
            <text:p>3</text:p>
          </table:table-cell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93" table:number-columns-repeated="3"/>
          <table:table-cell ns41:value-type="string" table:style-name="ce93" office:value-type="string">
            <text:p>Holten</text:p>
          </table:table-cell>
          <table:table-cell table:style-name="ce36"/>
          <table:table-cell table:style-name="ce23"/>
          <table:table-cell ns41:value-type="float" table:style-name="ce42" office:value="19" office:value-type="float">
            <text:p>19</text:p>
          </table:table-cell>
          <table:table-cell table:style-name="ce94" table:number-columns-repeated="4"/>
          <table:table-cell ns41:value-type="float" table:style-name="ce94" office:value="57" office:value-type="float">
            <text:p>57</text:p>
          </table:table-cell>
          <table:table-cell ns41:value-type="float" table:style-name="ce94" office:value="37" office:value-type="float">
            <text:p>37</text:p>
          </table:table-cell>
          <table:table-cell table:style-name="ce94"/>
          <table:table-cell ns41:value-type="float" table:style-name="ce94" office:value="1" office:value-type="float">
            <text:p>1</text:p>
          </table:table-cell>
          <table:table-cell ns41:value-type="float" table:style-name="ce94" office:value="57" office:value-type="float">
            <text:p>57</text:p>
          </table:table-cell>
          <table:table-cell ns41:value-type="float" table:style-name="ce94" office:value="38" office:value-type="float">
            <text:p>38</text:p>
          </table:table-cell>
          <table:table-cell table:style-name="ce94"/>
          <table:table-cell ns41:value-type="float" table:style-name="ce95" office:value="1" office:value-type="float">
            <text:p>1</text:p>
          </table:table-cell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ce93" table:number-columns-repeated="3"/>
          <table:table-cell ns41:value-type="string" table:style-name="ce93" office:value-type="string">
            <text:p>Streukel</text:p>
          </table:table-cell>
          <table:table-cell table:style-name="ce36"/>
          <table:table-cell table:style-name="ce23"/>
          <table:table-cell ns41:value-type="float" table:style-name="ce42" office:value="33" office:value-type="float">
            <text:p>33</text:p>
          </table:table-cell>
          <table:table-cell ns41:value-type="float" table:style-name="ce94" office:value="1" office:value-type="float">
            <text:p>1</text:p>
          </table:table-cell>
          <table:table-cell table:style-name="ce94" table:number-columns-repeated="3"/>
          <table:table-cell ns41:value-type="float" table:style-name="ce94" office:value="97" office:value-type="float">
            <text:p>97</text:p>
          </table:table-cell>
          <table:table-cell ns41:value-type="float" table:style-name="ce94" office:value="90" office:value-type="float">
            <text:p>90</text:p>
          </table:table-cell>
          <table:table-cell ns41:value-type="float" office:value="1" table:style-name="ce94" table:number-columns-repeated="2" office:value-type="float">
            <text:p>1</text:p>
          </table:table-cell>
          <table:table-cell ns41:value-type="float" table:style-name="ce94" office:value="98" office:value-type="float">
            <text:p>98</text:p>
          </table:table-cell>
          <table:table-cell ns41:value-type="float" table:style-name="ce94" office:value="91" office:value-type="float">
            <text:p>91</text:p>
          </table:table-cell>
          <table:table-cell table:style-name="ce94"/>
          <table:table-cell table:style-name="ce95"/>
          <table:table-cell ns41:value-type="float" table:style-name="ce56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9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4"/>
          <table:table-cell ns41:value-type="string" table:style-name="ce26" office:value-type="string">
            <text:p>TOT</text:p>
          </table:table-cell>
          <table:table-cell table:style-name="ce26"/>
          <table:table-cell ns41:value-type="string" table:number-rows-spanned="1" table:style-name="ce28" table:number-columns-spanned="3" office:value-type="string">
            <text:p>Totaal </text:p>
          </table:table-cell>
          <table:covered-table-cell table:style-name="ce32"/>
          <table:covered-table-cell table:style-name="ce28"/>
          <table:table-cell table:style-name="ce23"/>
          <table:table-cell ns41:value-type="float" table:style-name="ce43" office:value="1108" office:value-type="float">
            <text:p>1108</text:p>
          </table:table-cell>
          <table:table-cell ns41:value-type="float" table:style-name="ce97" office:value="18" office:value-type="float">
            <text:p>18</text:p>
          </table:table-cell>
          <table:table-cell table:style-name="ce97"/>
          <table:table-cell ns41:value-type="float" table:style-name="ce97" office:value="1" office:value-type="float">
            <text:p>1</text:p>
          </table:table-cell>
          <table:table-cell ns41:value-type="float" table:style-name="ce97" office:value="3" office:value-type="float">
            <text:p>3</text:p>
          </table:table-cell>
          <table:table-cell ns41:value-type="float" table:style-name="ce97" office:value="2973" office:value-type="float">
            <text:p>2973</text:p>
          </table:table-cell>
          <table:table-cell ns41:value-type="float" table:style-name="ce97" office:value="2683" office:value-type="float">
            <text:p>2683</text:p>
          </table:table-cell>
          <table:table-cell ns41:value-type="float" table:style-name="ce97" office:value="59" office:value-type="float">
            <text:p>59</text:p>
          </table:table-cell>
          <table:table-cell ns41:value-type="float" table:style-name="ce97" office:value="79" office:value-type="float">
            <text:p>79</text:p>
          </table:table-cell>
          <table:table-cell ns41:value-type="float" table:style-name="ce97" office:value="3032" office:value-type="float">
            <text:p>3032</text:p>
          </table:table-cell>
          <table:table-cell ns41:value-type="float" table:style-name="ce97" office:value="2762" office:value-type="float">
            <text:p>2762</text:p>
          </table:table-cell>
          <table:table-cell ns41:value-type="float" table:style-name="ce97" office:value="46" office:value-type="float">
            <text:p>46</text:p>
          </table:table-cell>
          <table:table-cell ns41:value-type="float" table:style-name="ce49" office:value="53" office:value-type="float">
            <text:p>53</text:p>
          </table:table-cell>
          <table:table-cell ns41:value-type="float" table:style-name="ce57" office:value="1245" office:value-type="float">
            <text:p>1245</text:p>
          </table:table-cell>
          <table:table-cell ns41:value-type="float" table:style-name="ce64" office:value="10654" office:value-type="float">
            <text:p>10654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3" office:value-type="string">
            <text:p>OV</text:p>
          </table:table-cell>
          <table:table-cell ns41:value-type="string" table:style-name="ce98" office:value-type="string">
            <text:p>VT_1889</text:p>
          </table:table-cell>
          <table:table-cell ns41:value-type="string" table:style-name="ce64" office:value-type="string">
            <text:p>06_H1</text:p>
          </table:table-cell>
          <table:table-cell ns41:value-type="float" table:style-name="ce67" office:value="27" office:value-type="float">
            <text:p>27</text:p>
          </table:table-cell>
          <table:table-cell ns41:value-type="float" table:style-name="ce88" office:value="260095" office:value-type="float">
            <text:p>260095</text:p>
          </table:table-cell>
          <table:table-cell table:number-columns-repeated="996"/>
        </table:table-row>
        <table:table-row table:style-name="ro13" table:number-rows-repeated="1047722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4:48:24</dc:date>
    <meta:document-statistic meta:object-count="0" meta:cell-count="15269" meta:table-count="1"/>
    <meta:generator>ODFPY/1.3.0dev</meta:generator>
  </office:meta>
</office:document-meta>
</file>